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8pt"/>
    </style:style>
    <style:style style:name="co2" style:family="table-column">
      <style:table-column-properties fo:break-before="auto" style:column-width="252pt"/>
    </style:style>
    <style:style style:name="co3" style:family="table-column">
      <style:table-column-properties fo:break-before="auto" style:column-width="329.36pt"/>
    </style:style>
    <style:style style:name="co4" style:family="table-column">
      <style:table-column-properties fo:break-before="auto" style:column-width="13.35pt"/>
    </style:style>
    <style:style style:name="ro1" style:family="table-row">
      <style:table-row-properties style:row-height="1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93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9pt" style:font-size-asian="9pt" style:font-size-complex="9pt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PrintM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1" table:default-cell-style-name="ce5"/>
        <table:table-column table:style-name="co2" table:number-columns-repeated="1022" table:default-cell-style-name="ce3"/>
        <table:table-row table:style-name="ro1">
          <table:table-cell table:formula="of:=IF(ISBLANK([LIST.A1]);&quot;&quot;;[LIST.A1])" office:value-type="string" office:string-value="Nmap - What is the switch for a ACK Scan?" calcext:value-type="string">
            <text:p>Nmap - What is the switch for a ACK Scan?</text:p>
          </table:table-cell>
          <table:table-cell table:formula="of:=IF(ISBLANK([LIST.A2]);&quot;&quot;;[LIST.A2])" office:value-type="string" office:string-value="Nmap - What is the switch for a FIN Scan?" calcext:value-type="string">
            <text:p>Nmap - What is the switch for a FIN Scan?</text:p>
          </table:table-cell>
          <table:table-cell table:number-columns-repeated="1022"/>
        </table:table-row>
        <table:table-row table:style-name="ro1">
          <table:table-cell table:formula="of:=IF(ISBLANK([LIST.A3]);&quot;&quot;;[LIST.A3])" office:value-type="string" office:string-value="Nmap - What is the switch for a IDLE Scan?" calcext:value-type="string">
            <text:p>Nmap - What is the switch for a IDLE Scan?</text:p>
          </table:table-cell>
          <table:table-cell table:formula="of:=IF(ISBLANK([LIST.A4]);&quot;&quot;;[LIST.A4])" office:value-type="string" office:string-value="Nmap - What is the switch for a DNS/list Scan?" calcext:value-type="string">
            <text:p>Nmap - What is the switch for a DNS/list Scan?</text:p>
          </table:table-cell>
          <table:table-cell table:number-columns-repeated="1022"/>
        </table:table-row>
        <table:table-row table:style-name="ro1">
          <table:table-cell table:formula="of:=IF(ISBLANK([LIST.A5]);&quot;&quot;;[LIST.A5])" office:value-type="string" office:string-value="Nmap - What is the switch for a NULL scan?" calcext:value-type="string">
            <text:p>Nmap - What is the switch for a NULL scan?</text:p>
          </table:table-cell>
          <table:table-cell table:formula="of:=IF(ISBLANK([LIST.A6]);&quot;&quot;;[LIST.A6])" office:value-type="string" office:string-value="Nmap - What is the switch for a Protocol Scan?" calcext:value-type="string">
            <text:p>Nmap - What is the switch for a Protocol Scan?</text:p>
          </table:table-cell>
          <table:table-cell table:number-columns-repeated="1022"/>
        </table:table-row>
        <table:table-row table:style-name="ro1">
          <table:table-cell table:formula="of:=IF(ISBLANK([LIST.A7]);&quot;&quot;;[LIST.A8])" office:value-type="string" office:string-value="Nmap - What is the switch for a RPC scan?" calcext:value-type="string">
            <text:p>Nmap - What is the switch for a RPC scan?</text:p>
          </table:table-cell>
          <table:table-cell table:formula="of:=IF(ISBLANK([LIST.A8]);&quot;&quot;;[LIST.A8])" office:value-type="string" office:string-value="Nmap - What is the switch for a RPC scan?" calcext:value-type="string">
            <text:p>Nmap - What is the switch for a RPC scan?</text:p>
          </table:table-cell>
          <table:table-cell table:number-columns-repeated="1022"/>
        </table:table-row>
        <table:table-row table:style-name="ro1">
          <table:table-cell table:formula="of:=IF(ISBLANK([LIST.A9]);&quot;&quot;;[LIST.A9])" office:value-type="string" office:string-value="Nmap - What is the switch for a SYN Scan?" calcext:value-type="string">
            <text:p>Nmap - What is the switch for a SYN Scan?</text:p>
          </table:table-cell>
          <table:table-cell table:formula="of:=IF(ISBLANK([LIST.A10]);&quot;&quot;;[LIST.A10])" office:value-type="string" office:string-value="Nmap - What is the switch for a TCP connect(Full open) Scan?" calcext:value-type="string">
            <text:p>Nmap - What is the switch for a TCP connect(Full open) Scan?</text:p>
          </table:table-cell>
          <table:table-cell table:number-columns-repeated="1022"/>
        </table:table-row>
        <table:table-row table:style-name="ro1">
          <table:table-cell table:formula="of:=IF(ISBLANK([LIST.B2]);&quot;&quot;;[LIST.B2])" office:value-type="string" office:string-value="-sF" calcext:value-type="string">
            <text:p>-sF</text:p>
          </table:table-cell>
          <table:table-cell table:formula="of:=IF(ISBLANK([LIST.B1]);&quot;&quot;;[LIST.B1])" office:value-type="string" office:string-value="-sA" calcext:value-type="string">
            <text:p>-sA</text:p>
          </table:table-cell>
          <table:table-cell table:number-columns-repeated="1022"/>
        </table:table-row>
        <table:table-row table:style-name="ro1">
          <table:table-cell table:formula="of:=IF(ISBLANK([LIST.B4]);&quot;&quot;;[LIST.B4])" office:value-type="string" office:string-value="-sL" calcext:value-type="string">
            <text:p>-sL</text:p>
          </table:table-cell>
          <table:table-cell table:formula="of:=IF(ISBLANK([LIST.B3]);&quot;&quot;;[LIST.B3])" office:value-type="string" office:string-value="-sI" calcext:value-type="string">
            <text:p>-sI</text:p>
          </table:table-cell>
          <table:table-cell table:number-columns-repeated="1022"/>
        </table:table-row>
        <table:table-row table:style-name="ro1">
          <table:table-cell table:formula="of:=IF(ISBLANK([LIST.B6]);&quot;&quot;;[LIST.B6])" office:value-type="string" office:string-value="-sO" calcext:value-type="string">
            <text:p>-sO</text:p>
          </table:table-cell>
          <table:table-cell table:formula="of:=IF(ISBLANK([LIST.B5]);&quot;&quot;;[LIST.B5])" office:value-type="string" office:string-value="-sN" calcext:value-type="string">
            <text:p>-sN</text:p>
          </table:table-cell>
          <table:table-cell table:number-columns-repeated="1022"/>
        </table:table-row>
        <table:table-row table:style-name="ro1">
          <table:table-cell table:formula="of:=IF(ISBLANK([LIST.B8]);&quot;&quot;;[LIST.B8])" office:value-type="string" office:string-value="-sR" calcext:value-type="string">
            <text:p>-sR</text:p>
          </table:table-cell>
          <table:table-cell table:formula="of:=IF(ISBLANK([LIST.B7]);&quot;&quot;;[LIST.B7])" office:value-type="string" office:string-value="-sP" calcext:value-type="string">
            <text:p>-sP</text:p>
          </table:table-cell>
          <table:table-cell table:number-columns-repeated="1022"/>
        </table:table-row>
        <table:table-row table:style-name="ro1">
          <table:table-cell table:formula="of:=IF(ISBLANK([LIST.B10]);&quot;&quot;;[LIST.B10])" office:value-type="string" office:string-value="-sT" calcext:value-type="string">
            <text:p>-sT</text:p>
          </table:table-cell>
          <table:table-cell table:formula="of:=IF(ISBLANK([LIST.B9]);&quot;&quot;;[LIST.B9])" office:value-type="string" office:string-value="-sS" calcext:value-type="string">
            <text:p>-sS</text:p>
          </table:table-cell>
          <table:table-cell table:number-columns-repeated="1022"/>
        </table:table-row>
        <table:table-row table:style-name="ro1">
          <table:table-cell table:formula="of:=IF(ISBLANK([LIST.A11]);&quot;&quot;;[LIST.A11])" office:value-type="string" office:string-value="Nmap - What is the switch for a Windows Scan?" calcext:value-type="string">
            <text:p>Nmap - What is the switch for a Windows Scan?</text:p>
          </table:table-cell>
          <table:table-cell table:formula="of:=IF(ISBLANK([LIST.A12]);&quot;&quot;;[LIST.A12])" office:value-type="string" office:string-value="Nmap - What is the switch for a XMAS scan?" calcext:value-type="string">
            <text:p>Nmap - What is the switch for a XMAS scan?</text:p>
          </table:table-cell>
          <table:table-cell table:number-columns-repeated="1022"/>
        </table:table-row>
        <table:table-row table:style-name="ro1">
          <table:table-cell table:formula="of:=IF(ISBLANK([LIST.A13]);&quot;&quot;;[LIST.A13])" office:value-type="string" office:string-value="Nmap - What is the switch for a ICMP ping?" calcext:value-type="string">
            <text:p>Nmap - What is the switch for a ICMP ping?</text:p>
          </table:table-cell>
          <table:table-cell table:formula="of:=IF(ISBLANK([LIST.A14]);&quot;&quot;;[LIST.A14])" office:value-type="string" office:string-value="Nmap - What is the switch for a NO Ping?" calcext:value-type="string">
            <text:p>Nmap - What is the switch for a NO Ping?</text:p>
          </table:table-cell>
          <table:table-cell table:number-columns-repeated="1022"/>
        </table:table-row>
        <table:table-row table:style-name="ro1">
          <table:table-cell table:formula="of:=IF(ISBLANK([LIST.A15]);&quot;&quot;;[LIST.A15])" office:value-type="string" office:string-value="Nmap - What is the switch for a SYN Ping?" calcext:value-type="string">
            <text:p>Nmap - What is the switch for a SYN Ping?</text:p>
          </table:table-cell>
          <table:table-cell table:formula="of:=IF(ISBLANK([LIST.A16]);&quot;&quot;;[LIST.A16])" office:value-type="string" office:string-value="Nmap - What is the switch for a TCP Ping?" calcext:value-type="string">
            <text:p>Nmap - What is the switch for a TCP Ping?</text:p>
          </table:table-cell>
          <table:table-cell table:number-columns-repeated="1022"/>
        </table:table-row>
        <table:table-row table:style-name="ro1">
          <table:table-cell table:formula="of:=IF(ISBLANK([LIST.A17]);&quot;&quot;;[LIST.A18])" office:value-type="string" office:string-value="Nmap - What is the switch for a XML Output?" calcext:value-type="string">
            <text:p>Nmap - What is the switch for a XML Output?</text:p>
          </table:table-cell>
          <table:table-cell table:formula="of:=IF(ISBLANK([LIST.A18]);&quot;&quot;;[LIST.A18])" office:value-type="string" office:string-value="Nmap - What is the switch for a XML Output?" calcext:value-type="string">
            <text:p>Nmap - What is the switch for a XML Output?</text:p>
          </table:table-cell>
          <table:table-cell table:number-columns-repeated="1022"/>
        </table:table-row>
        <table:table-row table:style-name="ro1">
          <table:table-cell table:formula="of:=IF(ISBLANK([LIST.A19]);&quot;&quot;;[LIST.A19])" office:value-type="string" office:string-value="Nmap - What is the switches for the speed?" calcext:value-type="string">
            <text:p>Nmap - What is the switches for the speed?</text:p>
          </table:table-cell>
          <table:table-cell table:formula="of:=IF(ISBLANK([LIST.A20]);&quot;&quot;;[LIST.A20])" office:value-type="string" office:string-value="HPing3 – What is the switch for setting ICMP Mode?" calcext:value-type="string">
            <text:p>HPing3 – What is the switch for setting ICMP Mode?</text:p>
          </table:table-cell>
          <table:table-cell table:number-columns-repeated="1022"/>
        </table:table-row>
        <table:table-row table:style-name="ro1">
          <table:table-cell table:formula="of:=IF(ISBLANK([LIST.B12]);&quot;&quot;;[LIST.B12])" office:value-type="string" office:string-value="-sX" calcext:value-type="string">
            <text:p>-sX</text:p>
          </table:table-cell>
          <table:table-cell table:formula="of:=IF(ISBLANK([LIST.B11]);&quot;&quot;;[LIST.B11])" office:value-type="string" office:string-value="-sW" calcext:value-type="string">
            <text:p>-sW</text:p>
          </table:table-cell>
          <table:table-cell table:number-columns-repeated="1022"/>
        </table:table-row>
        <table:table-row table:style-name="ro1">
          <table:table-cell table:formula="of:=IF(ISBLANK([LIST.B14]);&quot;&quot;;[LIST.B14])" office:value-type="string" office:string-value="-Po" calcext:value-type="string">
            <text:p>-Po</text:p>
          </table:table-cell>
          <table:table-cell table:formula="of:=IF(ISBLANK([LIST.B13]);&quot;&quot;;[LIST.B13])" office:value-type="string" office:string-value="-PI" calcext:value-type="string">
            <text:p>-PI</text:p>
          </table:table-cell>
          <table:table-cell table:number-columns-repeated="1022"/>
        </table:table-row>
        <table:table-row table:style-name="ro1">
          <table:table-cell table:formula="of:=IF(ISBLANK([LIST.B16]);&quot;&quot;;[LIST.B16])" office:value-type="string" office:string-value="-PT" calcext:value-type="string">
            <text:p>-PT</text:p>
          </table:table-cell>
          <table:table-cell table:formula="of:=IF(ISBLANK([LIST.B15]);&quot;&quot;;[LIST.B15])" office:value-type="string" office:string-value="-PS" calcext:value-type="string">
            <text:p>-PS</text:p>
          </table:table-cell>
          <table:table-cell table:number-columns-repeated="1022"/>
        </table:table-row>
        <table:table-row table:style-name="ro1">
          <table:table-cell table:formula="of:=IF(ISBLANK([LIST.B18]);&quot;&quot;;[LIST.B18])" office:value-type="string" office:string-value="-oX" calcext:value-type="string">
            <text:p>-oX</text:p>
          </table:table-cell>
          <table:table-cell table:formula="of:=IF(ISBLANK([LIST.B17]);&quot;&quot;;[LIST.B17])" office:value-type="string" office:string-value="-oN" calcext:value-type="string">
            <text:p>-oN</text:p>
          </table:table-cell>
          <table:table-cell table:number-columns-repeated="1022"/>
        </table:table-row>
        <table:table-row table:style-name="ro1">
          <table:table-cell table:formula="of:=IF(ISBLANK([LIST.B20]);&quot;&quot;;[LIST.B20])" office:value-type="string" office:string-value="Hping3 -1 &lt;IP&gt;" calcext:value-type="string">
            <text:p>Hping3 -1 &lt;IP&gt;</text:p>
          </table:table-cell>
          <table:table-cell table:formula="of:=IF(ISBLANK([LIST.B19]);&quot;&quot;;[LIST.B19])" office:value-type="string" office:string-value="-T0 -T1 -T2 -T3 -T4" calcext:value-type="string">
            <text:p>-T0 -T1 -T2 -T3 -T4</text:p>
          </table:table-cell>
          <table:table-cell table:number-columns-repeated="1022"/>
        </table:table-row>
        <table:table-row table:style-name="ro1">
          <table:table-cell table:formula="of:=IF(ISBLANK([LIST.A21]);&quot;&quot;;[LIST.A21])" office:value-type="string" office:string-value="HPing3 – What is the switch for setting UDP mode?" calcext:value-type="string">
            <text:p>HPing3 – What is the switch for setting UDP mode?</text:p>
          </table:table-cell>
          <table:table-cell table:formula="of:=IF(ISBLANK([LIST.A22]);&quot;&quot;;[LIST.A22])" office:value-type="string" office:string-value="HPing3 – What is the switch for setting Scan mode? " calcext:value-type="string">
            <text:p>HPing3 – What is the switch for setting Scan mode? </text:p>
          </table:table-cell>
          <table:table-cell table:number-columns-repeated="1022"/>
        </table:table-row>
        <table:table-row table:style-name="ro1">
          <table:table-cell table:formula="of:=IF(ISBLANK([LIST.A23]);&quot;&quot;;[LIST.A23])" office:value-type="string" office:string-value="HPing3 – What is the switch for setting listening Mode?" calcext:value-type="string">
            <text:p>HPing3 – What is the switch for setting listening Mode?</text:p>
          </table:table-cell>
          <table:table-cell table:formula="of:=IF(ISBLANK([LIST.A24]);&quot;&quot;;[LIST.A24])" office:value-type="string" office:string-value="HPing3 – What is the switch for flooding" calcext:value-type="string">
            <text:p>HPing3 – What is the switch for flooding</text:p>
          </table:table-cell>
          <table:table-cell table:number-columns-repeated="1022"/>
        </table:table-row>
        <table:table-row table:style-name="ro1">
          <table:table-cell table:formula="of:=IF(ISBLANK([LIST.A25]);&quot;&quot;;[LIST.A25])" office:value-type="string" office:string-value="HPing3 – What is the switch for collecting sequence numbers?" calcext:value-type="string">
            <text:p>HPing3 – What is the switch for collecting sequence numbers?</text:p>
          </table:table-cell>
          <table:table-cell table:formula="of:=IF(ISBLANK([LIST.A26]);&quot;&quot;;[LIST.A26])" office:value-type="string" office:string-value="HPing3 – What are the flags?" calcext:value-type="string">
            <text:p>HPing3 – What are the flags?</text:p>
          </table:table-cell>
          <table:table-cell table:number-columns-repeated="1022"/>
        </table:table-row>
        <table:table-row table:style-name="ro1">
          <table:table-cell table:formula="of:=IF(ISBLANK([LIST.A27]);&quot;&quot;;[LIST.A28])">
            <text:p/>
          </table:table-cell>
          <table:table-cell table:formula="of:=IF(ISBLANK([LIST.A28]);&quot;&quot;;[LIST.A28])">
            <text:p/>
          </table:table-cell>
          <table:table-cell table:number-columns-repeated="1022"/>
        </table:table-row>
        <table:table-row table:style-name="ro1">
          <table:table-cell table:formula="of:=IF(ISBLANK([LIST.A29]);&quot;&quot;;[LIST.A29])">
            <text:p/>
          </table:table-cell>
          <table:table-cell table:formula="of:=IF(ISBLANK([LIST.A30]);&quot;&quot;;[LIST.A30])">
            <text:p/>
          </table:table-cell>
          <table:table-cell table:number-columns-repeated="1022"/>
        </table:table-row>
        <table:table-row table:style-name="ro1">
          <table:table-cell table:formula="of:=IF(ISBLANK([LIST.B22]);&quot;&quot;;[LIST.B22])" office:value-type="string" office:string-value="Hping3 -8 &lt;Set ports to scan range (1-20)&gt;" calcext:value-type="string">
            <text:p>Hping3 -8 &lt;Set ports to scan range (1-20)&gt;</text:p>
          </table:table-cell>
          <table:table-cell table:formula="of:=IF(ISBLANK([LIST.B21]);&quot;&quot;;[LIST.B21])" office:value-type="string" office:string-value="Hping3 -2 &lt;IP&gt;" calcext:value-type="string">
            <text:p>Hping3 -2 &lt;IP&gt;</text:p>
          </table:table-cell>
          <table:table-cell table:number-columns-repeated="1022"/>
        </table:table-row>
        <table:table-row table:style-name="ro1">
          <table:table-cell table:formula="of:=IF(ISBLANK([LIST.B24]);&quot;&quot;;[LIST.B24])" office:value-type="string" office:string-value="Hping3 --flood " calcext:value-type="string">
            <text:p>Hping3 --flood </text:p>
          </table:table-cell>
          <table:table-cell table:formula="of:=IF(ISBLANK([LIST.B23]);&quot;&quot;;[LIST.B23])" office:value-type="string" office:string-value="Hping3 -9 HTTP &lt;-I&gt; eth0" calcext:value-type="string">
            <text:p>Hping3 -9 HTTP &lt;-I&gt; eth0</text:p>
          </table:table-cell>
          <table:table-cell table:number-columns-repeated="1022"/>
        </table:table-row>
        <table:table-row table:style-name="ro1">
          <table:table-cell table:formula="of:=IF(ISBLANK([LIST.B26]);&quot;&quot;;[LIST.B26])" office:value-type="string" office:string-value="-F Fin&#10;-S Syn&#10;-R RST&#10;-P PSH&#10;-A ACK&#10;-U URG&#10;-X XMAS" calcext:value-type="string">
            <text:p>-F Fin</text:p>
            <text:p>-S Syn</text:p>
            <text:p>-R RST</text:p>
            <text:p>-P PSH</text:p>
            <text:p>-A ACK</text:p>
            <text:p>-U URG</text:p>
            <text:p>-X XMAS</text:p>
          </table:table-cell>
          <table:table-cell table:formula="of:=IF(ISBLANK([LIST.B25]);&quot;&quot;;[LIST.B25])" office:value-type="string" office:string-value="Hping3 -Q" calcext:value-type="string">
            <text:p>Hping3 -Q</text:p>
          </table:table-cell>
          <table:table-cell table:number-columns-repeated="1022"/>
        </table:table-row>
        <table:table-row table:style-name="ro1">
          <table:table-cell table:formula="of:=IF(ISBLANK([LIST.B28]);&quot;&quot;;[LIST.B28])">
            <text:p/>
          </table:table-cell>
          <table:table-cell table:formula="of:=IF(ISBLANK([LIST.B27]);&quot;&quot;;[LIST.B27])">
            <text:p/>
          </table:table-cell>
          <table:table-cell table:number-columns-repeated="1022"/>
        </table:table-row>
        <table:table-row table:style-name="ro1">
          <table:table-cell table:formula="of:=IF(ISBLANK([LIST.B30]);&quot;&quot;;[LIST.B30])">
            <text:p/>
          </table:table-cell>
          <table:table-cell table:formula="of:=IF(ISBLANK([LIST.B29]);&quot;&quot;;[LIST.B29])">
            <text:p/>
          </table:table-cell>
          <table:table-cell table:number-columns-repeated="1022"/>
        </table:table-row>
        <table:table-row table:style-name="ro1">
          <table:table-cell table:formula="of:=IF(ISBLANK([LIST.A31]);&quot;&quot;;[LIST.A31])">
            <text:p/>
          </table:table-cell>
          <table:table-cell table:formula="of:=IF(ISBLANK([LIST.A32]);&quot;&quot;;[LIST.A32])">
            <text:p/>
          </table:table-cell>
          <table:table-cell table:number-columns-repeated="1022"/>
        </table:table-row>
        <table:table-row table:style-name="ro1">
          <table:table-cell table:formula="of:=IF(ISBLANK([LIST.A33]);&quot;&quot;;[LIST.A33])">
            <text:p/>
          </table:table-cell>
          <table:table-cell table:formula="of:=IF(ISBLANK([LIST.A34]);&quot;&quot;;[LIST.A34])">
            <text:p/>
          </table:table-cell>
          <table:table-cell table:number-columns-repeated="1022"/>
        </table:table-row>
        <table:table-row table:style-name="ro1">
          <table:table-cell table:formula="of:=IF(ISBLANK([LIST.A35]);&quot;&quot;;[LIST.A35])">
            <text:p/>
          </table:table-cell>
          <table:table-cell table:formula="of:=IF(ISBLANK([LIST.A36]);&quot;&quot;;[LIST.A36])">
            <text:p/>
          </table:table-cell>
          <table:table-cell table:number-columns-repeated="1022"/>
        </table:table-row>
        <table:table-row table:style-name="ro1">
          <table:table-cell table:formula="of:=IF(ISBLANK([LIST.A37]);&quot;&quot;;[LIST.A38])">
            <text:p/>
          </table:table-cell>
          <table:table-cell table:formula="of:=IF(ISBLANK([LIST.A38]);&quot;&quot;;[LIST.A38])">
            <text:p/>
          </table:table-cell>
          <table:table-cell table:number-columns-repeated="1022"/>
        </table:table-row>
        <table:table-row table:style-name="ro1">
          <table:table-cell table:formula="of:=IF(ISBLANK([LIST.A39]);&quot;&quot;;[LIST.A39])">
            <text:p/>
          </table:table-cell>
          <table:table-cell table:formula="of:=IF(ISBLANK([LIST.A40]);&quot;&quot;;[LIST.A40])">
            <text:p/>
          </table:table-cell>
          <table:table-cell table:number-columns-repeated="1022"/>
        </table:table-row>
        <table:table-row table:style-name="ro1">
          <table:table-cell table:formula="of:=IF(ISBLANK([LIST.B32]);&quot;&quot;;[LIST.B32])">
            <text:p/>
          </table:table-cell>
          <table:table-cell table:formula="of:=IF(ISBLANK([LIST.B31]);&quot;&quot;;[LIST.B31])">
            <text:p/>
          </table:table-cell>
          <table:table-cell table:number-columns-repeated="1022"/>
        </table:table-row>
        <table:table-row table:style-name="ro1">
          <table:table-cell table:formula="of:=IF(ISBLANK([LIST.B34]);&quot;&quot;;[LIST.B34])">
            <text:p/>
          </table:table-cell>
          <table:table-cell table:formula="of:=IF(ISBLANK([LIST.B33]);&quot;&quot;;[LIST.B33])">
            <text:p/>
          </table:table-cell>
          <table:table-cell table:number-columns-repeated="1022"/>
        </table:table-row>
        <table:table-row table:style-name="ro1">
          <table:table-cell table:formula="of:=IF(ISBLANK([LIST.B36]);&quot;&quot;;[LIST.B36])">
            <text:p/>
          </table:table-cell>
          <table:table-cell table:formula="of:=IF(ISBLANK([LIST.B35]);&quot;&quot;;[LIST.B35])">
            <text:p/>
          </table:table-cell>
          <table:table-cell table:number-columns-repeated="1022"/>
        </table:table-row>
        <table:table-row table:style-name="ro1">
          <table:table-cell table:formula="of:=IF(ISBLANK([LIST.B38]);&quot;&quot;;[LIST.B38])">
            <text:p/>
          </table:table-cell>
          <table:table-cell table:formula="of:=IF(ISBLANK([LIST.B37]);&quot;&quot;;[LIST.B37])">
            <text:p/>
          </table:table-cell>
          <table:table-cell table:number-columns-repeated="1022"/>
        </table:table-row>
        <table:table-row table:style-name="ro1">
          <table:table-cell table:formula="of:=IF(ISBLANK([LIST.B40]);&quot;&quot;;[LIST.B40])">
            <text:p/>
          </table:table-cell>
          <table:table-cell table:formula="of:=IF(ISBLANK([LIST.B39]);&quot;&quot;;[LIST.B39])">
            <text:p/>
          </table:table-cell>
          <table:table-cell table:number-columns-repeated="1022"/>
        </table:table-row>
        <table:table-row table:style-name="ro1">
          <table:table-cell table:formula="of:=IF(ISBLANK([LIST.A41]);&quot;&quot;;[LIST.A41])">
            <text:p/>
          </table:table-cell>
          <table:table-cell table:formula="of:=IF(ISBLANK([LIST.A42]);&quot;&quot;;[LIST.A42])">
            <text:p/>
          </table:table-cell>
          <table:table-cell table:number-columns-repeated="1022"/>
        </table:table-row>
        <table:table-row table:style-name="ro1">
          <table:table-cell table:formula="of:=IF(ISBLANK([LIST.A43]);&quot;&quot;;[LIST.A43])">
            <text:p/>
          </table:table-cell>
          <table:table-cell table:formula="of:=IF(ISBLANK([LIST.A44]);&quot;&quot;;[LIST.A44])">
            <text:p/>
          </table:table-cell>
          <table:table-cell table:number-columns-repeated="1022"/>
        </table:table-row>
        <table:table-row table:style-name="ro1">
          <table:table-cell table:formula="of:=IF(ISBLANK([LIST.A45]);&quot;&quot;;[LIST.A45])">
            <text:p/>
          </table:table-cell>
          <table:table-cell table:formula="of:=IF(ISBLANK([LIST.A46]);&quot;&quot;;[LIST.A46])">
            <text:p/>
          </table:table-cell>
          <table:table-cell table:number-columns-repeated="1022"/>
        </table:table-row>
        <table:table-row table:style-name="ro1">
          <table:table-cell table:formula="of:=IF(ISBLANK([LIST.A47]);&quot;&quot;;[LIST.A48])">
            <text:p/>
          </table:table-cell>
          <table:table-cell table:formula="of:=IF(ISBLANK([LIST.A48]);&quot;&quot;;[LIST.A48])">
            <text:p/>
          </table:table-cell>
          <table:table-cell table:number-columns-repeated="1022"/>
        </table:table-row>
        <table:table-row table:style-name="ro1">
          <table:table-cell table:formula="of:=IF(ISBLANK([LIST.A49]);&quot;&quot;;[LIST.A49])">
            <text:p/>
          </table:table-cell>
          <table:table-cell table:formula="of:=IF(ISBLANK([LIST.A50]);&quot;&quot;;[LIST.A50])">
            <text:p/>
          </table:table-cell>
          <table:table-cell table:number-columns-repeated="1022"/>
        </table:table-row>
        <table:table-row table:style-name="ro1">
          <table:table-cell table:formula="of:=IF(ISBLANK([LIST.B42]);&quot;&quot;;[LIST.B42])">
            <text:p/>
          </table:table-cell>
          <table:table-cell table:formula="of:=IF(ISBLANK([LIST.B41]);&quot;&quot;;[LIST.B41])">
            <text:p/>
          </table:table-cell>
          <table:table-cell table:number-columns-repeated="1022"/>
        </table:table-row>
        <table:table-row table:style-name="ro1">
          <table:table-cell table:formula="of:=IF(ISBLANK([LIST.B44]);&quot;&quot;;[LIST.B44])">
            <text:p/>
          </table:table-cell>
          <table:table-cell table:formula="of:=IF(ISBLANK([LIST.B43]);&quot;&quot;;[LIST.B43])">
            <text:p/>
          </table:table-cell>
          <table:table-cell table:number-columns-repeated="1022"/>
        </table:table-row>
        <table:table-row table:style-name="ro1">
          <table:table-cell table:formula="of:=IF(ISBLANK([LIST.B46]);&quot;&quot;;[LIST.B46])">
            <text:p/>
          </table:table-cell>
          <table:table-cell table:formula="of:=IF(ISBLANK([LIST.B45]);&quot;&quot;;[LIST.B45])">
            <text:p/>
          </table:table-cell>
          <table:table-cell table:number-columns-repeated="1022"/>
        </table:table-row>
        <table:table-row table:style-name="ro1">
          <table:table-cell table:formula="of:=IF(ISBLANK([LIST.B48]);&quot;&quot;;[LIST.B48])">
            <text:p/>
          </table:table-cell>
          <table:table-cell table:formula="of:=IF(ISBLANK([LIST.B47]);&quot;&quot;;[LIST.B47])">
            <text:p/>
          </table:table-cell>
          <table:table-cell table:number-columns-repeated="1022"/>
        </table:table-row>
        <table:table-row table:style-name="ro1">
          <table:table-cell table:formula="of:=IF(ISBLANK([LIST.B50]);&quot;&quot;;[LIST.B50])">
            <text:p/>
          </table:table-cell>
          <table:table-cell table:formula="of:=IF(ISBLANK([LIST.B49]);&quot;&quot;;[LIST.B49])">
            <text:p/>
          </table:table-cell>
          <table:table-cell table:number-columns-repeated="1022"/>
        </table:table-row>
        <table:table-row table:style-name="ro1">
          <table:table-cell table:formula="of:=IF(ISBLANK([LIST.A51]);&quot;&quot;;[LIST.A51])">
            <text:p/>
          </table:table-cell>
          <table:table-cell table:formula="of:=IF(ISBLANK([LIST.A52]);&quot;&quot;;[LIST.A52])">
            <text:p/>
          </table:table-cell>
          <table:table-cell table:number-columns-repeated="1022"/>
        </table:table-row>
        <table:table-row table:style-name="ro1">
          <table:table-cell table:formula="of:=IF(ISBLANK([LIST.A53]);&quot;&quot;;[LIST.A53])">
            <text:p/>
          </table:table-cell>
          <table:table-cell table:formula="of:=IF(ISBLANK([LIST.A54]);&quot;&quot;;[LIST.A54])">
            <text:p/>
          </table:table-cell>
          <table:table-cell table:number-columns-repeated="1022"/>
        </table:table-row>
        <table:table-row table:style-name="ro1">
          <table:table-cell table:formula="of:=IF(ISBLANK([LIST.A55]);&quot;&quot;;[LIST.A55])">
            <text:p/>
          </table:table-cell>
          <table:table-cell table:formula="of:=IF(ISBLANK([LIST.A56]);&quot;&quot;;[LIST.A56])">
            <text:p/>
          </table:table-cell>
          <table:table-cell table:number-columns-repeated="1022"/>
        </table:table-row>
        <table:table-row table:style-name="ro1">
          <table:table-cell table:formula="of:=IF(ISBLANK([LIST.A57]);&quot;&quot;;[LIST.A58])">
            <text:p/>
          </table:table-cell>
          <table:table-cell table:formula="of:=IF(ISBLANK([LIST.A58]);&quot;&quot;;[LIST.A58])">
            <text:p/>
          </table:table-cell>
          <table:table-cell table:number-columns-repeated="1022"/>
        </table:table-row>
        <table:table-row table:style-name="ro1">
          <table:table-cell table:formula="of:=IF(ISBLANK([LIST.A59]);&quot;&quot;;[LIST.A59])">
            <text:p/>
          </table:table-cell>
          <table:table-cell table:formula="of:=IF(ISBLANK([LIST.A60]);&quot;&quot;;[LIST.A60])">
            <text:p/>
          </table:table-cell>
          <table:table-cell table:number-columns-repeated="1022"/>
        </table:table-row>
        <table:table-row table:style-name="ro1">
          <table:table-cell table:formula="of:=IF(ISBLANK([LIST.B52]);&quot;&quot;;[LIST.B52])">
            <text:p/>
          </table:table-cell>
          <table:table-cell table:formula="of:=IF(ISBLANK([LIST.B51]);&quot;&quot;;[LIST.B51])">
            <text:p/>
          </table:table-cell>
          <table:table-cell table:number-columns-repeated="1022"/>
        </table:table-row>
        <table:table-row table:style-name="ro1">
          <table:table-cell table:formula="of:=IF(ISBLANK([LIST.B54]);&quot;&quot;;[LIST.B54])">
            <text:p/>
          </table:table-cell>
          <table:table-cell table:formula="of:=IF(ISBLANK([LIST.B53]);&quot;&quot;;[LIST.B53])">
            <text:p/>
          </table:table-cell>
          <table:table-cell table:number-columns-repeated="1022"/>
        </table:table-row>
        <table:table-row table:style-name="ro1">
          <table:table-cell table:formula="of:=IF(ISBLANK([LIST.B56]);&quot;&quot;;[LIST.B56])">
            <text:p/>
          </table:table-cell>
          <table:table-cell table:formula="of:=IF(ISBLANK([LIST.B55]);&quot;&quot;;[LIST.B55])">
            <text:p/>
          </table:table-cell>
          <table:table-cell table:number-columns-repeated="1022"/>
        </table:table-row>
        <table:table-row table:style-name="ro1">
          <table:table-cell table:formula="of:=IF(ISBLANK([LIST.B58]);&quot;&quot;;[LIST.B58])">
            <text:p/>
          </table:table-cell>
          <table:table-cell table:formula="of:=IF(ISBLANK([LIST.B57]);&quot;&quot;;[LIST.B57])">
            <text:p/>
          </table:table-cell>
          <table:table-cell table:number-columns-repeated="1022"/>
        </table:table-row>
        <table:table-row table:style-name="ro1">
          <table:table-cell table:formula="of:=IF(ISBLANK([LIST.B60]);&quot;&quot;;[LIST.B60])">
            <text:p/>
          </table:table-cell>
          <table:table-cell table:formula="of:=IF(ISBLANK([LIST.B59]);&quot;&quot;;[LIST.B59])">
            <text:p/>
          </table:table-cell>
          <table:table-cell table:number-columns-repeated="1022"/>
        </table:table-row>
        <table:table-row table:style-name="ro1">
          <table:table-cell table:formula="of:=IF(ISBLANK([LIST.A61]);&quot;&quot;;[LIST.A61])">
            <text:p/>
          </table:table-cell>
          <table:table-cell table:formula="of:=IF(ISBLANK([LIST.A62]);&quot;&quot;;[LIST.A62])">
            <text:p/>
          </table:table-cell>
          <table:table-cell table:number-columns-repeated="1022"/>
        </table:table-row>
        <table:table-row table:style-name="ro1">
          <table:table-cell table:formula="of:=IF(ISBLANK([LIST.A63]);&quot;&quot;;[LIST.A63])">
            <text:p/>
          </table:table-cell>
          <table:table-cell table:formula="of:=IF(ISBLANK([LIST.A64]);&quot;&quot;;[LIST.A64])">
            <text:p/>
          </table:table-cell>
          <table:table-cell table:number-columns-repeated="1022"/>
        </table:table-row>
        <table:table-row table:style-name="ro1">
          <table:table-cell table:formula="of:=IF(ISBLANK([LIST.A65]);&quot;&quot;;[LIST.A65])">
            <text:p/>
          </table:table-cell>
          <table:table-cell table:formula="of:=IF(ISBLANK([LIST.A66]);&quot;&quot;;[LIST.A66])">
            <text:p/>
          </table:table-cell>
          <table:table-cell table:number-columns-repeated="1022"/>
        </table:table-row>
        <table:table-row table:style-name="ro1">
          <table:table-cell table:style-name="ce4" table:formula="of:=IF(ISBLANK([LIST.A67]);&quot;&quot;;[LIST.A68])">
            <text:p/>
          </table:table-cell>
          <table:table-cell table:formula="of:=IF(ISBLANK([LIST.A68]);&quot;&quot;;[LIST.A68])">
            <text:p/>
          </table:table-cell>
          <table:table-cell table:number-columns-repeated="1022"/>
        </table:table-row>
        <table:table-row table:style-name="ro1">
          <table:table-cell table:formula="of:=IF(ISBLANK([LIST.A69]);&quot;&quot;;[LIST.A69])">
            <text:p/>
          </table:table-cell>
          <table:table-cell table:formula="of:=IF(ISBLANK([LIST.A70]);&quot;&quot;;[LIST.A70])">
            <text:p/>
          </table:table-cell>
          <table:table-cell table:number-columns-repeated="1022"/>
        </table:table-row>
        <table:table-row table:style-name="ro1">
          <table:table-cell table:formula="of:=IF(ISBLANK([LIST.B62]);&quot;&quot;;[LIST.B62])">
            <text:p/>
          </table:table-cell>
          <table:table-cell table:formula="of:=IF(ISBLANK([LIST.B61]);&quot;&quot;;[LIST.B61])">
            <text:p/>
          </table:table-cell>
          <table:table-cell table:number-columns-repeated="1022"/>
        </table:table-row>
        <table:table-row table:style-name="ro1">
          <table:table-cell table:formula="of:=IF(ISBLANK([LIST.B64]);&quot;&quot;;[LIST.B64])">
            <text:p/>
          </table:table-cell>
          <table:table-cell table:formula="of:=IF(ISBLANK([LIST.B63]);&quot;&quot;;[LIST.B63])">
            <text:p/>
          </table:table-cell>
          <table:table-cell table:number-columns-repeated="1022"/>
        </table:table-row>
        <table:table-row table:style-name="ro1">
          <table:table-cell table:formula="of:=IF(ISBLANK([LIST.B66]);&quot;&quot;;[LIST.B66])">
            <text:p/>
          </table:table-cell>
          <table:table-cell table:formula="of:=IF(ISBLANK([LIST.B65]);&quot;&quot;;[LIST.B65])">
            <text:p/>
          </table:table-cell>
          <table:table-cell table:number-columns-repeated="1022"/>
        </table:table-row>
        <table:table-row table:style-name="ro1">
          <table:table-cell table:formula="of:=IF(ISBLANK([LIST.B68]);&quot;&quot;;[LIST.B68])">
            <text:p/>
          </table:table-cell>
          <table:table-cell table:formula="of:=IF(ISBLANK([LIST.B67]);&quot;&quot;;[LIST.B67])">
            <text:p/>
          </table:table-cell>
          <table:table-cell table:number-columns-repeated="1022"/>
        </table:table-row>
        <table:table-row table:style-name="ro1">
          <table:table-cell table:formula="of:=IF(ISBLANK([LIST.B70]);&quot;&quot;;[LIST.B70])">
            <text:p/>
          </table:table-cell>
          <table:table-cell table:formula="of:=IF(ISBLANK([LIST.B69]);&quot;&quot;;[LIST.B69])">
            <text:p/>
          </table:table-cell>
          <table:table-cell table:number-columns-repeated="1022"/>
        </table:table-row>
        <table:table-row table:style-name="ro1">
          <table:table-cell table:formula="of:=IF(ISBLANK([LIST.A71]);&quot;&quot;;[LIST.A71])">
            <text:p/>
          </table:table-cell>
          <table:table-cell table:formula="of:=IF(ISBLANK([LIST.A72]);&quot;&quot;;[LIST.A72])">
            <text:p/>
          </table:table-cell>
          <table:table-cell table:number-columns-repeated="1022"/>
        </table:table-row>
        <table:table-row table:style-name="ro1">
          <table:table-cell table:formula="of:=IF(ISBLANK([LIST.A73]);&quot;&quot;;[LIST.A73])">
            <text:p/>
          </table:table-cell>
          <table:table-cell table:formula="of:=IF(ISBLANK([LIST.A74]);&quot;&quot;;[LIST.A74])">
            <text:p/>
          </table:table-cell>
          <table:table-cell table:number-columns-repeated="1022"/>
        </table:table-row>
        <table:table-row table:style-name="ro1">
          <table:table-cell table:formula="of:=IF(ISBLANK([LIST.A75]);&quot;&quot;;[LIST.A75])">
            <text:p/>
          </table:table-cell>
          <table:table-cell table:formula="of:=IF(ISBLANK([LIST.A76]);&quot;&quot;;[LIST.A76])">
            <text:p/>
          </table:table-cell>
          <table:table-cell table:number-columns-repeated="1022"/>
        </table:table-row>
        <table:table-row table:style-name="ro1">
          <table:table-cell table:formula="of:=IF(ISBLANK([LIST.A77]);&quot;&quot;;[LIST.A78])">
            <text:p/>
          </table:table-cell>
          <table:table-cell table:formula="of:=IF(ISBLANK([LIST.A78]);&quot;&quot;;[LIST.A78])">
            <text:p/>
          </table:table-cell>
          <table:table-cell table:number-columns-repeated="1022"/>
        </table:table-row>
        <table:table-row table:style-name="ro1">
          <table:table-cell table:formula="of:=IF(ISBLANK([LIST.A79]);&quot;&quot;;[LIST.A79])">
            <text:p/>
          </table:table-cell>
          <table:table-cell table:formula="of:=IF(ISBLANK([LIST.A80]);&quot;&quot;;[LIST.A80])">
            <text:p/>
          </table:table-cell>
          <table:table-cell table:number-columns-repeated="1022"/>
        </table:table-row>
        <table:table-row table:style-name="ro1">
          <table:table-cell table:formula="of:=IF(ISBLANK([LIST.B72]);&quot;&quot;;[LIST.B72])">
            <text:p/>
          </table:table-cell>
          <table:table-cell table:formula="of:=IF(ISBLANK([LIST.B71]);&quot;&quot;;[LIST.B71])">
            <text:p/>
          </table:table-cell>
          <table:table-cell table:number-columns-repeated="1022"/>
        </table:table-row>
        <table:table-row table:style-name="ro1">
          <table:table-cell table:formula="of:=IF(ISBLANK([LIST.B74]);&quot;&quot;;[LIST.B74])">
            <text:p/>
          </table:table-cell>
          <table:table-cell table:formula="of:=IF(ISBLANK([LIST.B73]);&quot;&quot;;[LIST.B73])">
            <text:p/>
          </table:table-cell>
          <table:table-cell table:number-columns-repeated="1022"/>
        </table:table-row>
        <table:table-row table:style-name="ro1">
          <table:table-cell table:formula="of:=IF(ISBLANK([LIST.B76]);&quot;&quot;;[LIST.B76])">
            <text:p/>
          </table:table-cell>
          <table:table-cell table:formula="of:=IF(ISBLANK([LIST.B75]);&quot;&quot;;[LIST.B75])">
            <text:p/>
          </table:table-cell>
          <table:table-cell table:number-columns-repeated="1022"/>
        </table:table-row>
        <table:table-row table:style-name="ro1">
          <table:table-cell table:formula="of:=IF(ISBLANK([LIST.B78]);&quot;&quot;;[LIST.B78])">
            <text:p/>
          </table:table-cell>
          <table:table-cell table:formula="of:=IF(ISBLANK([LIST.B77]);&quot;&quot;;[LIST.B77])">
            <text:p/>
          </table:table-cell>
          <table:table-cell table:number-columns-repeated="1022"/>
        </table:table-row>
        <table:table-row table:style-name="ro1">
          <table:table-cell table:formula="of:=IF(ISBLANK([LIST.B80]);&quot;&quot;;[LIST.B80])">
            <text:p/>
          </table:table-cell>
          <table:table-cell table:formula="of:=IF(ISBLANK([LIST.B79]);&quot;&quot;;[LIST.B79])">
            <text:p/>
          </table:table-cell>
          <table:table-cell table:number-columns-repeated="1022"/>
        </table:table-row>
        <table:table-row table:style-name="ro1">
          <table:table-cell table:formula="of:=IF(ISBLANK([LIST.A81]);&quot;&quot;;[LIST.A81])">
            <text:p/>
          </table:table-cell>
          <table:table-cell table:formula="of:=IF(ISBLANK([LIST.A82]);&quot;&quot;;[LIST.A82])">
            <text:p/>
          </table:table-cell>
          <table:table-cell table:number-columns-repeated="1022"/>
        </table:table-row>
        <table:table-row table:style-name="ro1">
          <table:table-cell table:formula="of:=IF(ISBLANK([LIST.A83]);&quot;&quot;;[LIST.A83])">
            <text:p/>
          </table:table-cell>
          <table:table-cell table:formula="of:=IF(ISBLANK([LIST.A84]);&quot;&quot;;[LIST.A84])">
            <text:p/>
          </table:table-cell>
          <table:table-cell table:number-columns-repeated="1022"/>
        </table:table-row>
        <table:table-row table:style-name="ro1">
          <table:table-cell table:formula="of:=IF(ISBLANK([LIST.A85]);&quot;&quot;;[LIST.A85])">
            <text:p/>
          </table:table-cell>
          <table:table-cell table:formula="of:=IF(ISBLANK([LIST.A86]);&quot;&quot;;[LIST.A86])">
            <text:p/>
          </table:table-cell>
          <table:table-cell table:number-columns-repeated="1022"/>
        </table:table-row>
        <table:table-row table:style-name="ro1">
          <table:table-cell table:style-name="ce4" table:formula="of:=IF(ISBLANK([LIST.A87]);&quot;&quot;;[LIST.A88])">
            <text:p/>
          </table:table-cell>
          <table:table-cell table:formula="of:=IF(ISBLANK([LIST.A88]);&quot;&quot;;[LIST.A88])">
            <text:p/>
          </table:table-cell>
          <table:table-cell table:number-columns-repeated="1022"/>
        </table:table-row>
        <table:table-row table:style-name="ro1">
          <table:table-cell table:formula="of:=IF(ISBLANK([LIST.A89]);&quot;&quot;;[LIST.A89])">
            <text:p/>
          </table:table-cell>
          <table:table-cell table:formula="of:=IF(ISBLANK([LIST.A90]);&quot;&quot;;[LIST.A90])">
            <text:p/>
          </table:table-cell>
          <table:table-cell table:number-columns-repeated="1022"/>
        </table:table-row>
        <table:table-row table:style-name="ro1">
          <table:table-cell table:formula="of:=IF(ISBLANK([LIST.B82]);&quot;&quot;;[LIST.B82])">
            <text:p/>
          </table:table-cell>
          <table:table-cell table:formula="of:=IF(ISBLANK([LIST.B81]);&quot;&quot;;[LIST.B81])">
            <text:p/>
          </table:table-cell>
          <table:table-cell table:number-columns-repeated="1022"/>
        </table:table-row>
        <table:table-row table:style-name="ro1">
          <table:table-cell table:formula="of:=IF(ISBLANK([LIST.B84]);&quot;&quot;;[LIST.B84])">
            <text:p/>
          </table:table-cell>
          <table:table-cell table:formula="of:=IF(ISBLANK([LIST.B83]);&quot;&quot;;[LIST.B83])">
            <text:p/>
          </table:table-cell>
          <table:table-cell table:number-columns-repeated="1022"/>
        </table:table-row>
        <table:table-row table:style-name="ro1">
          <table:table-cell table:formula="of:=IF(ISBLANK([LIST.B86]);&quot;&quot;;[LIST.B86])">
            <text:p/>
          </table:table-cell>
          <table:table-cell table:formula="of:=IF(ISBLANK([LIST.B85]);&quot;&quot;;[LIST.B85])">
            <text:p/>
          </table:table-cell>
          <table:table-cell table:number-columns-repeated="1022"/>
        </table:table-row>
        <table:table-row table:style-name="ro1">
          <table:table-cell table:formula="of:=IF(ISBLANK([LIST.B88]);&quot;&quot;;[LIST.B88])">
            <text:p/>
          </table:table-cell>
          <table:table-cell table:formula="of:=IF(ISBLANK([LIST.B87]);&quot;&quot;;[LIST.B87])">
            <text:p/>
          </table:table-cell>
          <table:table-cell table:number-columns-repeated="1022"/>
        </table:table-row>
        <table:table-row table:style-name="ro1">
          <table:table-cell table:formula="of:=IF(ISBLANK([LIST.B90]);&quot;&quot;;[LIST.B90])">
            <text:p/>
          </table:table-cell>
          <table:table-cell table:formula="of:=IF(ISBLANK([LIST.B89]);&quot;&quot;;[LIST.B89])">
            <text:p/>
          </table:table-cell>
          <table:table-cell table:number-columns-repeated="1022"/>
        </table:table-row>
        <table:table-row table:style-name="ro1">
          <table:table-cell table:formula="of:=IF(ISBLANK([LIST.A91]);&quot;&quot;;[LIST.A91])">
            <text:p/>
          </table:table-cell>
          <table:table-cell table:formula="of:=IF(ISBLANK([LIST.A92]);&quot;&quot;;[LIST.A92])">
            <text:p/>
          </table:table-cell>
          <table:table-cell table:number-columns-repeated="1022"/>
        </table:table-row>
        <table:table-row table:style-name="ro1">
          <table:table-cell table:formula="of:=IF(ISBLANK([LIST.A93]);&quot;&quot;;[LIST.A93])">
            <text:p/>
          </table:table-cell>
          <table:table-cell table:formula="of:=IF(ISBLANK([LIST.A94]);&quot;&quot;;[LIST.A94])">
            <text:p/>
          </table:table-cell>
          <table:table-cell table:number-columns-repeated="1022"/>
        </table:table-row>
        <table:table-row table:style-name="ro1">
          <table:table-cell table:formula="of:=IF(ISBLANK([LIST.A95]);&quot;&quot;;[LIST.A95])">
            <text:p/>
          </table:table-cell>
          <table:table-cell table:formula="of:=IF(ISBLANK([LIST.A96]);&quot;&quot;;[LIST.A96])">
            <text:p/>
          </table:table-cell>
          <table:table-cell table:number-columns-repeated="1022"/>
        </table:table-row>
        <table:table-row table:style-name="ro1">
          <table:table-cell table:style-name="ce4" table:formula="of:=IF(ISBLANK([LIST.A97]);&quot;&quot;;[LIST.A98])">
            <text:p/>
          </table:table-cell>
          <table:table-cell table:formula="of:=IF(ISBLANK([LIST.A98]);&quot;&quot;;[LIST.A98])">
            <text:p/>
          </table:table-cell>
          <table:table-cell table:number-columns-repeated="1022"/>
        </table:table-row>
        <table:table-row table:style-name="ro1">
          <table:table-cell table:formula="of:=IF(ISBLANK([LIST.A99]);&quot;&quot;;[LIST.A99])">
            <text:p/>
          </table:table-cell>
          <table:table-cell table:formula="of:=IF(ISBLANK([LIST.A100]);&quot;&quot;;[LIST.A100])">
            <text:p/>
          </table:table-cell>
          <table:table-cell table:number-columns-repeated="1022"/>
        </table:table-row>
        <table:table-row table:style-name="ro1">
          <table:table-cell table:formula="of:=IF(ISBLANK([LIST.B92]);&quot;&quot;;[LIST.B92])">
            <text:p/>
          </table:table-cell>
          <table:table-cell table:formula="of:=IF(ISBLANK([LIST.B91]);&quot;&quot;;[LIST.B91])">
            <text:p/>
          </table:table-cell>
          <table:table-cell table:number-columns-repeated="1022"/>
        </table:table-row>
        <table:table-row table:style-name="ro1">
          <table:table-cell table:formula="of:=IF(ISBLANK([LIST.B94]);&quot;&quot;;[LIST.B94])">
            <text:p/>
          </table:table-cell>
          <table:table-cell table:formula="of:=IF(ISBLANK([LIST.B93]);&quot;&quot;;[LIST.B93])">
            <text:p/>
          </table:table-cell>
          <table:table-cell table:number-columns-repeated="1022"/>
        </table:table-row>
        <table:table-row table:style-name="ro1">
          <table:table-cell table:formula="of:=IF(ISBLANK([LIST.B96]);&quot;&quot;;[LIST.B96])">
            <text:p/>
          </table:table-cell>
          <table:table-cell table:formula="of:=IF(ISBLANK([LIST.B95]);&quot;&quot;;[LIST.B95])">
            <text:p/>
          </table:table-cell>
          <table:table-cell table:number-columns-repeated="1022"/>
        </table:table-row>
        <table:table-row table:style-name="ro1">
          <table:table-cell table:formula="of:=IF(ISBLANK([LIST.B98]);&quot;&quot;;[LIST.B98])">
            <text:p/>
          </table:table-cell>
          <table:table-cell table:formula="of:=IF(ISBLANK([LIST.B97]);&quot;&quot;;[LIST.B97])">
            <text:p/>
          </table:table-cell>
          <table:table-cell table:number-columns-repeated="1022"/>
        </table:table-row>
        <table:table-row table:style-name="ro1">
          <table:table-cell table:formula="of:=IF(ISBLANK([LIST.B100]);&quot;&quot;;[LIST.B100])">
            <text:p/>
          </table:table-cell>
          <table:table-cell table:formula="of:=IF(ISBLANK([LIST.B99]);&quot;&quot;;[LIST.B99])">
            <text:p/>
          </table:table-cell>
          <table:table-cell table:number-columns-repeated="1022"/>
        </table:table-row>
        <table:table-row table:style-name="ro1">
          <table:table-cell table:formula="of:=IF(ISBLANK([LIST.A101]);&quot;&quot;;[LIST.A101])">
            <text:p/>
          </table:table-cell>
          <table:table-cell table:formula="of:=IF(ISBLANK([LIST.A102]);&quot;&quot;;[LIST.A102])">
            <text:p/>
          </table:table-cell>
          <table:table-cell table:number-columns-repeated="1022"/>
        </table:table-row>
        <table:table-row table:style-name="ro1">
          <table:table-cell table:formula="of:=IF(ISBLANK([LIST.A103]);&quot;&quot;;[LIST.A103])">
            <text:p/>
          </table:table-cell>
          <table:table-cell table:formula="of:=IF(ISBLANK([LIST.A104]);&quot;&quot;;[LIST.A104])">
            <text:p/>
          </table:table-cell>
          <table:table-cell table:number-columns-repeated="1022"/>
        </table:table-row>
        <table:table-row table:style-name="ro1">
          <table:table-cell table:formula="of:=IF(ISBLANK([LIST.A105]);&quot;&quot;;[LIST.A105])">
            <text:p/>
          </table:table-cell>
          <table:table-cell table:formula="of:=IF(ISBLANK([LIST.A106]);&quot;&quot;;[LIST.A106])">
            <text:p/>
          </table:table-cell>
          <table:table-cell table:number-columns-repeated="1022"/>
        </table:table-row>
        <table:table-row table:style-name="ro1">
          <table:table-cell table:formula="of:=IF(ISBLANK([LIST.A107]);&quot;&quot;;[LIST.A108])">
            <text:p/>
          </table:table-cell>
          <table:table-cell table:formula="of:=IF(ISBLANK([LIST.A108]);&quot;&quot;;[LIST.A108])">
            <text:p/>
          </table:table-cell>
          <table:table-cell table:number-columns-repeated="1022"/>
        </table:table-row>
        <table:table-row table:style-name="ro1">
          <table:table-cell table:formula="of:=IF(ISBLANK([LIST.A109]);&quot;&quot;;[LIST.A109])">
            <text:p/>
          </table:table-cell>
          <table:table-cell table:formula="of:=IF(ISBLANK([LIST.A110]);&quot;&quot;;[LIST.A110])">
            <text:p/>
          </table:table-cell>
          <table:table-cell table:number-columns-repeated="1022"/>
        </table:table-row>
        <table:table-row table:style-name="ro1">
          <table:table-cell table:formula="of:=IF(ISBLANK([LIST.B102]);&quot;&quot;;[LIST.B102])">
            <text:p/>
          </table:table-cell>
          <table:table-cell table:formula="of:=IF(ISBLANK([LIST.B101]);&quot;&quot;;[LIST.B101])">
            <text:p/>
          </table:table-cell>
          <table:table-cell table:number-columns-repeated="1022"/>
        </table:table-row>
        <table:table-row table:style-name="ro1">
          <table:table-cell table:formula="of:=IF(ISBLANK([LIST.B104]);&quot;&quot;;[LIST.B104])">
            <text:p/>
          </table:table-cell>
          <table:table-cell table:formula="of:=IF(ISBLANK([LIST.B103]);&quot;&quot;;[LIST.B103])">
            <text:p/>
          </table:table-cell>
          <table:table-cell table:number-columns-repeated="1022"/>
        </table:table-row>
        <table:table-row table:style-name="ro1">
          <table:table-cell table:formula="of:=IF(ISBLANK([LIST.B106]);&quot;&quot;;[LIST.B106])">
            <text:p/>
          </table:table-cell>
          <table:table-cell table:formula="of:=IF(ISBLANK([LIST.B105]);&quot;&quot;;[LIST.B105])">
            <text:p/>
          </table:table-cell>
          <table:table-cell table:number-columns-repeated="1022"/>
        </table:table-row>
        <table:table-row table:style-name="ro1">
          <table:table-cell table:formula="of:=IF(ISBLANK([LIST.B108]);&quot;&quot;;[LIST.B108])">
            <text:p/>
          </table:table-cell>
          <table:table-cell table:formula="of:=IF(ISBLANK([LIST.B107]);&quot;&quot;;[LIST.B107])">
            <text:p/>
          </table:table-cell>
          <table:table-cell table:number-columns-repeated="1022"/>
        </table:table-row>
        <table:table-row table:style-name="ro1">
          <table:table-cell table:formula="of:=IF(ISBLANK([LIST.B110]);&quot;&quot;;[LIST.B110])">
            <text:p/>
          </table:table-cell>
          <table:table-cell table:formula="of:=IF(ISBLANK([LIST.B109]);&quot;&quot;;[LIST.B109])">
            <text:p/>
          </table:table-cell>
          <table:table-cell table:number-columns-repeated="1022"/>
        </table:table-row>
        <table:table-row table:style-name="ro1">
          <table:table-cell table:formula="of:=IF(ISBLANK([LIST.A111]);&quot;&quot;;[LIST.A111])">
            <text:p/>
          </table:table-cell>
          <table:table-cell table:formula="of:=IF(ISBLANK([LIST.A112]);&quot;&quot;;[LIST.A112])">
            <text:p/>
          </table:table-cell>
          <table:table-cell table:number-columns-repeated="1022"/>
        </table:table-row>
        <table:table-row table:style-name="ro1">
          <table:table-cell table:formula="of:=IF(ISBLANK([LIST.A113]);&quot;&quot;;[LIST.A113])">
            <text:p/>
          </table:table-cell>
          <table:table-cell table:formula="of:=IF(ISBLANK([LIST.A114]);&quot;&quot;;[LIST.A114])">
            <text:p/>
          </table:table-cell>
          <table:table-cell table:number-columns-repeated="1022"/>
        </table:table-row>
        <table:table-row table:style-name="ro1">
          <table:table-cell table:formula="of:=IF(ISBLANK([LIST.A115]);&quot;&quot;;[LIST.A115])">
            <text:p/>
          </table:table-cell>
          <table:table-cell table:formula="of:=IF(ISBLANK([LIST.A116]);&quot;&quot;;[LIST.A116])">
            <text:p/>
          </table:table-cell>
          <table:table-cell table:number-columns-repeated="1022"/>
        </table:table-row>
        <table:table-row table:style-name="ro1">
          <table:table-cell table:formula="of:=IF(ISBLANK([LIST.A117]);&quot;&quot;;[LIST.A118])">
            <text:p/>
          </table:table-cell>
          <table:table-cell table:formula="of:=IF(ISBLANK([LIST.A118]);&quot;&quot;;[LIST.A118])">
            <text:p/>
          </table:table-cell>
          <table:table-cell table:number-columns-repeated="1022"/>
        </table:table-row>
        <table:table-row table:style-name="ro1">
          <table:table-cell table:formula="of:=IF(ISBLANK([LIST.A119]);&quot;&quot;;[LIST.A119])">
            <text:p/>
          </table:table-cell>
          <table:table-cell table:formula="of:=IF(ISBLANK([LIST.A120]);&quot;&quot;;[LIST.A120])">
            <text:p/>
          </table:table-cell>
          <table:table-cell table:number-columns-repeated="1022"/>
        </table:table-row>
        <table:table-row table:style-name="ro1">
          <table:table-cell table:formula="of:=IF(ISBLANK([LIST.B112]);&quot;&quot;;[LIST.B112])">
            <text:p/>
          </table:table-cell>
          <table:table-cell table:formula="of:=IF(ISBLANK([LIST.B111]);&quot;&quot;;[LIST.B111])">
            <text:p/>
          </table:table-cell>
          <table:table-cell table:number-columns-repeated="1022"/>
        </table:table-row>
        <table:table-row table:style-name="ro1">
          <table:table-cell table:formula="of:=IF(ISBLANK([LIST.B114]);&quot;&quot;;[LIST.B114])">
            <text:p/>
          </table:table-cell>
          <table:table-cell table:formula="of:=IF(ISBLANK([LIST.B113]);&quot;&quot;;[LIST.B113])">
            <text:p/>
          </table:table-cell>
          <table:table-cell table:number-columns-repeated="1022"/>
        </table:table-row>
        <table:table-row table:style-name="ro1">
          <table:table-cell table:formula="of:=IF(ISBLANK([LIST.B116]);&quot;&quot;;[LIST.B116])">
            <text:p/>
          </table:table-cell>
          <table:table-cell table:formula="of:=IF(ISBLANK([LIST.B115]);&quot;&quot;;[LIST.B115])">
            <text:p/>
          </table:table-cell>
          <table:table-cell table:number-columns-repeated="1022"/>
        </table:table-row>
        <table:table-row table:style-name="ro1">
          <table:table-cell table:formula="of:=IF(ISBLANK([LIST.B118]);&quot;&quot;;[LIST.B118])">
            <text:p/>
          </table:table-cell>
          <table:table-cell table:formula="of:=IF(ISBLANK([LIST.B117]);&quot;&quot;;[LIST.B117])">
            <text:p/>
          </table:table-cell>
          <table:table-cell table:number-columns-repeated="1022"/>
        </table:table-row>
        <table:table-row table:style-name="ro1">
          <table:table-cell table:formula="of:=IF(ISBLANK([LIST.B120]);&quot;&quot;;[LIST.B120])">
            <text:p/>
          </table:table-cell>
          <table:table-cell table:formula="of:=IF(ISBLANK([LIST.B119]);&quot;&quot;;[LIST.B119])">
            <text:p/>
          </table:table-cell>
          <table:table-cell table:number-columns-repeated="1022"/>
        </table:table-row>
        <table:table-row table:style-name="ro1">
          <table:table-cell table:formula="of:=IF(ISBLANK([LIST.A121]);&quot;&quot;;[LIST.A121])">
            <text:p/>
          </table:table-cell>
          <table:table-cell table:formula="of:=IF(ISBLANK([LIST.A122]);&quot;&quot;;[LIST.A122])">
            <text:p/>
          </table:table-cell>
          <table:table-cell table:number-columns-repeated="1022"/>
        </table:table-row>
        <table:table-row table:style-name="ro1">
          <table:table-cell table:formula="of:=IF(ISBLANK([LIST.A123]);&quot;&quot;;[LIST.A123])">
            <text:p/>
          </table:table-cell>
          <table:table-cell table:formula="of:=IF(ISBLANK([LIST.A124]);&quot;&quot;;[LIST.A124])">
            <text:p/>
          </table:table-cell>
          <table:table-cell table:number-columns-repeated="1022"/>
        </table:table-row>
        <table:table-row table:style-name="ro1">
          <table:table-cell table:formula="of:=IF(ISBLANK([LIST.A125]);&quot;&quot;;[LIST.A125])">
            <text:p/>
          </table:table-cell>
          <table:table-cell table:formula="of:=IF(ISBLANK([LIST.A126]);&quot;&quot;;[LIST.A126])">
            <text:p/>
          </table:table-cell>
          <table:table-cell table:number-columns-repeated="1022"/>
        </table:table-row>
        <table:table-row table:style-name="ro1">
          <table:table-cell table:formula="of:=IF(ISBLANK([LIST.A127]);&quot;&quot;;[LIST.A128])">
            <text:p/>
          </table:table-cell>
          <table:table-cell table:formula="of:=IF(ISBLANK([LIST.A128]);&quot;&quot;;[LIST.A128])">
            <text:p/>
          </table:table-cell>
          <table:table-cell table:number-columns-repeated="1022"/>
        </table:table-row>
        <table:table-row table:style-name="ro1">
          <table:table-cell table:formula="of:=IF(ISBLANK([LIST.A129]);&quot;&quot;;[LIST.A129])">
            <text:p/>
          </table:table-cell>
          <table:table-cell table:formula="of:=IF(ISBLANK([LIST.A130]);&quot;&quot;;[LIST.A130])">
            <text:p/>
          </table:table-cell>
          <table:table-cell table:number-columns-repeated="1022"/>
        </table:table-row>
        <table:table-row table:style-name="ro1">
          <table:table-cell table:formula="of:=IF(ISBLANK([LIST.B122]);&quot;&quot;;[LIST.B122])">
            <text:p/>
          </table:table-cell>
          <table:table-cell table:formula="of:=IF(ISBLANK([LIST.B121]);&quot;&quot;;[LIST.B121])">
            <text:p/>
          </table:table-cell>
          <table:table-cell table:number-columns-repeated="1022"/>
        </table:table-row>
        <table:table-row table:style-name="ro1">
          <table:table-cell table:formula="of:=IF(ISBLANK([LIST.B124]);&quot;&quot;;[LIST.B124])">
            <text:p/>
          </table:table-cell>
          <table:table-cell table:formula="of:=IF(ISBLANK([LIST.B123]);&quot;&quot;;[LIST.B123])">
            <text:p/>
          </table:table-cell>
          <table:table-cell table:number-columns-repeated="1022"/>
        </table:table-row>
        <table:table-row table:style-name="ro1">
          <table:table-cell table:formula="of:=IF(ISBLANK([LIST.B126]);&quot;&quot;;[LIST.B126])">
            <text:p/>
          </table:table-cell>
          <table:table-cell table:formula="of:=IF(ISBLANK([LIST.B125]);&quot;&quot;;[LIST.B125])">
            <text:p/>
          </table:table-cell>
          <table:table-cell table:number-columns-repeated="1022"/>
        </table:table-row>
        <table:table-row table:style-name="ro1">
          <table:table-cell table:formula="of:=IF(ISBLANK([LIST.B128]);&quot;&quot;;[LIST.B128])">
            <text:p/>
          </table:table-cell>
          <table:table-cell table:formula="of:=IF(ISBLANK([LIST.B127]);&quot;&quot;;[LIST.B127])">
            <text:p/>
          </table:table-cell>
          <table:table-cell table:number-columns-repeated="1022"/>
        </table:table-row>
        <table:table-row table:style-name="ro1">
          <table:table-cell table:formula="of:=IF(ISBLANK([LIST.B130]);&quot;&quot;;[LIST.B130])">
            <text:p/>
          </table:table-cell>
          <table:table-cell table:formula="of:=IF(ISBLANK([LIST.B129]);&quot;&quot;;[LIST.B129])">
            <text:p/>
          </table:table-cell>
          <table:table-cell table:number-columns-repeated="1022"/>
        </table:table-row>
        <table:table-row table:style-name="ro1">
          <table:table-cell table:formula="of:=IF(ISBLANK([LIST.A131]);&quot;&quot;;[LIST.A131])">
            <text:p/>
          </table:table-cell>
          <table:table-cell table:formula="of:=IF(ISBLANK([LIST.A132]);&quot;&quot;;[LIST.A132])">
            <text:p/>
          </table:table-cell>
          <table:table-cell table:number-columns-repeated="1022"/>
        </table:table-row>
        <table:table-row table:style-name="ro1">
          <table:table-cell table:formula="of:=IF(ISBLANK([LIST.A133]);&quot;&quot;;[LIST.A133])">
            <text:p/>
          </table:table-cell>
          <table:table-cell table:formula="of:=IF(ISBLANK([LIST.A134]);&quot;&quot;;[LIST.A134])">
            <text:p/>
          </table:table-cell>
          <table:table-cell table:number-columns-repeated="1022"/>
        </table:table-row>
        <table:table-row table:style-name="ro1">
          <table:table-cell table:formula="of:=IF(ISBLANK([LIST.A135]);&quot;&quot;;[LIST.A135])">
            <text:p/>
          </table:table-cell>
          <table:table-cell table:formula="of:=IF(ISBLANK([LIST.A136]);&quot;&quot;;[LIST.A136])">
            <text:p/>
          </table:table-cell>
          <table:table-cell table:number-columns-repeated="1022"/>
        </table:table-row>
        <table:table-row table:style-name="ro1">
          <table:table-cell table:formula="of:=IF(ISBLANK([LIST.A137]);&quot;&quot;;[LIST.A138])">
            <text:p/>
          </table:table-cell>
          <table:table-cell table:formula="of:=IF(ISBLANK([LIST.A138]);&quot;&quot;;[LIST.A138])">
            <text:p/>
          </table:table-cell>
          <table:table-cell table:number-columns-repeated="1022"/>
        </table:table-row>
        <table:table-row table:style-name="ro1">
          <table:table-cell table:formula="of:=IF(ISBLANK([LIST.A139]);&quot;&quot;;[LIST.A139])">
            <text:p/>
          </table:table-cell>
          <table:table-cell table:formula="of:=IF(ISBLANK([LIST.A140]);&quot;&quot;;[LIST.A140])">
            <text:p/>
          </table:table-cell>
          <table:table-cell table:number-columns-repeated="1022"/>
        </table:table-row>
        <table:table-row table:style-name="ro1">
          <table:table-cell table:formula="of:=IF(ISBLANK([LIST.B132]);&quot;&quot;;[LIST.B132])">
            <text:p/>
          </table:table-cell>
          <table:table-cell table:formula="of:=IF(ISBLANK([LIST.B131]);&quot;&quot;;[LIST.B131])">
            <text:p/>
          </table:table-cell>
          <table:table-cell table:number-columns-repeated="1022"/>
        </table:table-row>
        <table:table-row table:style-name="ro1">
          <table:table-cell table:formula="of:=IF(ISBLANK([LIST.B134]);&quot;&quot;;[LIST.B134])">
            <text:p/>
          </table:table-cell>
          <table:table-cell table:formula="of:=IF(ISBLANK([LIST.B133]);&quot;&quot;;[LIST.B133])">
            <text:p/>
          </table:table-cell>
          <table:table-cell table:number-columns-repeated="1022"/>
        </table:table-row>
        <table:table-row table:style-name="ro1">
          <table:table-cell table:formula="of:=IF(ISBLANK([LIST.B136]);&quot;&quot;;[LIST.B136])">
            <text:p/>
          </table:table-cell>
          <table:table-cell table:formula="of:=IF(ISBLANK([LIST.B135]);&quot;&quot;;[LIST.B135])">
            <text:p/>
          </table:table-cell>
          <table:table-cell table:number-columns-repeated="1022"/>
        </table:table-row>
        <table:table-row table:style-name="ro1">
          <table:table-cell table:formula="of:=IF(ISBLANK([LIST.B138]);&quot;&quot;;[LIST.B138])">
            <text:p/>
          </table:table-cell>
          <table:table-cell table:formula="of:=IF(ISBLANK([LIST.B137]);&quot;&quot;;[LIST.B137])">
            <text:p/>
          </table:table-cell>
          <table:table-cell table:number-columns-repeated="1022"/>
        </table:table-row>
        <table:table-row table:style-name="ro1">
          <table:table-cell table:formula="of:=IF(ISBLANK([LIST.B140]);&quot;&quot;;[LIST.B140])">
            <text:p/>
          </table:table-cell>
          <table:table-cell table:formula="of:=IF(ISBLANK([LIST.B139]);&quot;&quot;;[LIST.B139])">
            <text:p/>
          </table:table-cell>
          <table:table-cell table:number-columns-repeated="1022"/>
        </table:table-row>
        <table:table-row table:style-name="ro1">
          <table:table-cell table:formula="of:=IF(ISBLANK([LIST.A141]);&quot;&quot;;[LIST.A141])">
            <text:p/>
          </table:table-cell>
          <table:table-cell table:formula="of:=IF(ISBLANK([LIST.A142]);&quot;&quot;;[LIST.A142])">
            <text:p/>
          </table:table-cell>
          <table:table-cell table:number-columns-repeated="1022"/>
        </table:table-row>
        <table:table-row table:style-name="ro1">
          <table:table-cell table:formula="of:=IF(ISBLANK([LIST.A143]);&quot;&quot;;[LIST.A143])">
            <text:p/>
          </table:table-cell>
          <table:table-cell table:formula="of:=IF(ISBLANK([LIST.A144]);&quot;&quot;;[LIST.A144])">
            <text:p/>
          </table:table-cell>
          <table:table-cell table:number-columns-repeated="1022"/>
        </table:table-row>
        <table:table-row table:style-name="ro1">
          <table:table-cell table:formula="of:=IF(ISBLANK([LIST.A145]);&quot;&quot;;[LIST.A145])">
            <text:p/>
          </table:table-cell>
          <table:table-cell table:formula="of:=IF(ISBLANK([LIST.A146]);&quot;&quot;;[LIST.A146])">
            <text:p/>
          </table:table-cell>
          <table:table-cell table:number-columns-repeated="1022"/>
        </table:table-row>
        <table:table-row table:style-name="ro1">
          <table:table-cell table:formula="of:=IF(ISBLANK([LIST.A147]);&quot;&quot;;[LIST.A148])">
            <text:p/>
          </table:table-cell>
          <table:table-cell table:formula="of:=IF(ISBLANK([LIST.A148]);&quot;&quot;;[LIST.A148])">
            <text:p/>
          </table:table-cell>
          <table:table-cell table:number-columns-repeated="1022"/>
        </table:table-row>
        <table:table-row table:style-name="ro1">
          <table:table-cell table:formula="of:=IF(ISBLANK([LIST.A149]);&quot;&quot;;[LIST.A149])">
            <text:p/>
          </table:table-cell>
          <table:table-cell table:formula="of:=IF(ISBLANK([LIST.A150]);&quot;&quot;;[LIST.A150])">
            <text:p/>
          </table:table-cell>
          <table:table-cell table:number-columns-repeated="1022"/>
        </table:table-row>
        <table:table-row table:style-name="ro1">
          <table:table-cell table:formula="of:=IF(ISBLANK([LIST.B142]);&quot;&quot;;[LIST.B142])">
            <text:p/>
          </table:table-cell>
          <table:table-cell table:formula="of:=IF(ISBLANK([LIST.B141]);&quot;&quot;;[LIST.B141])">
            <text:p/>
          </table:table-cell>
          <table:table-cell table:number-columns-repeated="1022"/>
        </table:table-row>
        <table:table-row table:style-name="ro1">
          <table:table-cell table:formula="of:=IF(ISBLANK([LIST.B144]);&quot;&quot;;[LIST.B144])">
            <text:p/>
          </table:table-cell>
          <table:table-cell table:formula="of:=IF(ISBLANK([LIST.B143]);&quot;&quot;;[LIST.B143])">
            <text:p/>
          </table:table-cell>
          <table:table-cell table:number-columns-repeated="1022"/>
        </table:table-row>
        <table:table-row table:style-name="ro1">
          <table:table-cell table:formula="of:=IF(ISBLANK([LIST.B146]);&quot;&quot;;[LIST.B146])">
            <text:p/>
          </table:table-cell>
          <table:table-cell table:formula="of:=IF(ISBLANK([LIST.B145]);&quot;&quot;;[LIST.B145])">
            <text:p/>
          </table:table-cell>
          <table:table-cell table:number-columns-repeated="1022"/>
        </table:table-row>
        <table:table-row table:style-name="ro1">
          <table:table-cell table:formula="of:=IF(ISBLANK([LIST.B148]);&quot;&quot;;[LIST.B148])">
            <text:p/>
          </table:table-cell>
          <table:table-cell table:formula="of:=IF(ISBLANK([LIST.B147]);&quot;&quot;;[LIST.B147])">
            <text:p/>
          </table:table-cell>
          <table:table-cell table:number-columns-repeated="1022"/>
        </table:table-row>
        <table:table-row table:style-name="ro1">
          <table:table-cell table:formula="of:=IF(ISBLANK([LIST.B150]);&quot;&quot;;[LIST.B150])">
            <text:p/>
          </table:table-cell>
          <table:table-cell table:formula="of:=IF(ISBLANK([LIST.B149]);&quot;&quot;;[LIST.B149])">
            <text:p/>
          </table:table-cell>
          <table:table-cell table:number-columns-repeated="1022"/>
        </table:table-row>
        <table:table-row table:style-name="ro1">
          <table:table-cell table:formula="of:=IF(ISBLANK([LIST.A151]);&quot;&quot;;[LIST.A151])">
            <text:p/>
          </table:table-cell>
          <table:table-cell table:formula="of:=IF(ISBLANK([LIST.A152]);&quot;&quot;;[LIST.A152])">
            <text:p/>
          </table:table-cell>
          <table:table-cell table:number-columns-repeated="1022"/>
        </table:table-row>
        <table:table-row table:style-name="ro1">
          <table:table-cell table:formula="of:=IF(ISBLANK([LIST.A153]);&quot;&quot;;[LIST.A153])">
            <text:p/>
          </table:table-cell>
          <table:table-cell table:formula="of:=IF(ISBLANK([LIST.A154]);&quot;&quot;;[LIST.A154])">
            <text:p/>
          </table:table-cell>
          <table:table-cell table:number-columns-repeated="1022"/>
        </table:table-row>
        <table:table-row table:style-name="ro1">
          <table:table-cell table:formula="of:=IF(ISBLANK([LIST.A155]);&quot;&quot;;[LIST.A155])">
            <text:p/>
          </table:table-cell>
          <table:table-cell table:formula="of:=IF(ISBLANK([LIST.A156]);&quot;&quot;;[LIST.A156])">
            <text:p/>
          </table:table-cell>
          <table:table-cell table:number-columns-repeated="1022"/>
        </table:table-row>
        <table:table-row table:style-name="ro1">
          <table:table-cell table:formula="of:=IF(ISBLANK([LIST.A157]);&quot;&quot;;[LIST.A158])">
            <text:p/>
          </table:table-cell>
          <table:table-cell table:formula="of:=IF(ISBLANK([LIST.A158]);&quot;&quot;;[LIST.A158])">
            <text:p/>
          </table:table-cell>
          <table:table-cell table:number-columns-repeated="1022"/>
        </table:table-row>
        <table:table-row table:style-name="ro1">
          <table:table-cell table:formula="of:=IF(ISBLANK([LIST.A159]);&quot;&quot;;[LIST.A159])">
            <text:p/>
          </table:table-cell>
          <table:table-cell table:formula="of:=IF(ISBLANK([LIST.A160]);&quot;&quot;;[LIST.A160])">
            <text:p/>
          </table:table-cell>
          <table:table-cell table:number-columns-repeated="1022"/>
        </table:table-row>
        <table:table-row table:style-name="ro1">
          <table:table-cell table:formula="of:=IF(ISBLANK([LIST.B152]);&quot;&quot;;[LIST.B152])">
            <text:p/>
          </table:table-cell>
          <table:table-cell table:formula="of:=IF(ISBLANK([LIST.B151]);&quot;&quot;;[LIST.B151])">
            <text:p/>
          </table:table-cell>
          <table:table-cell table:number-columns-repeated="1022"/>
        </table:table-row>
        <table:table-row table:style-name="ro1">
          <table:table-cell table:formula="of:=IF(ISBLANK([LIST.B154]);&quot;&quot;;[LIST.B154])">
            <text:p/>
          </table:table-cell>
          <table:table-cell table:formula="of:=IF(ISBLANK([LIST.B153]);&quot;&quot;;[LIST.B153])">
            <text:p/>
          </table:table-cell>
          <table:table-cell table:number-columns-repeated="1022"/>
        </table:table-row>
        <table:table-row table:style-name="ro1">
          <table:table-cell table:formula="of:=IF(ISBLANK([LIST.B156]);&quot;&quot;;[LIST.B156])">
            <text:p/>
          </table:table-cell>
          <table:table-cell table:formula="of:=IF(ISBLANK([LIST.B155]);&quot;&quot;;[LIST.B155])">
            <text:p/>
          </table:table-cell>
          <table:table-cell table:number-columns-repeated="1022"/>
        </table:table-row>
        <table:table-row table:style-name="ro1">
          <table:table-cell table:formula="of:=IF(ISBLANK([LIST.B158]);&quot;&quot;;[LIST.B158])">
            <text:p/>
          </table:table-cell>
          <table:table-cell table:formula="of:=IF(ISBLANK([LIST.B157]);&quot;&quot;;[LIST.B157])">
            <text:p/>
          </table:table-cell>
          <table:table-cell table:number-columns-repeated="1022"/>
        </table:table-row>
        <table:table-row table:style-name="ro1">
          <table:table-cell table:formula="of:=IF(ISBLANK([LIST.B160]);&quot;&quot;;[LIST.B160])">
            <text:p/>
          </table:table-cell>
          <table:table-cell table:formula="of:=IF(ISBLANK([LIST.B159]);&quot;&quot;;[LIST.B159])">
            <text:p/>
          </table:table-cell>
          <table:table-cell table:number-columns-repeated="1022"/>
        </table:table-row>
        <table:table-row table:style-name="ro1">
          <table:table-cell table:formula="of:=IF(ISBLANK([LIST.A161]);&quot;&quot;;[LIST.A161])">
            <text:p/>
          </table:table-cell>
          <table:table-cell table:formula="of:=IF(ISBLANK([LIST.A162]);&quot;&quot;;[LIST.A162])">
            <text:p/>
          </table:table-cell>
          <table:table-cell table:number-columns-repeated="1022"/>
        </table:table-row>
        <table:table-row table:style-name="ro1">
          <table:table-cell table:formula="of:=IF(ISBLANK([LIST.A163]);&quot;&quot;;[LIST.A163])">
            <text:p/>
          </table:table-cell>
          <table:table-cell table:formula="of:=IF(ISBLANK([LIST.A164]);&quot;&quot;;[LIST.A164])">
            <text:p/>
          </table:table-cell>
          <table:table-cell table:number-columns-repeated="1022"/>
        </table:table-row>
        <table:table-row table:style-name="ro1">
          <table:table-cell table:formula="of:=IF(ISBLANK([LIST.A165]);&quot;&quot;;[LIST.A165])">
            <text:p/>
          </table:table-cell>
          <table:table-cell table:formula="of:=IF(ISBLANK([LIST.A166]);&quot;&quot;;[LIST.A166])">
            <text:p/>
          </table:table-cell>
          <table:table-cell table:number-columns-repeated="1022"/>
        </table:table-row>
        <table:table-row table:style-name="ro1">
          <table:table-cell table:formula="of:=IF(ISBLANK([LIST.A167]);&quot;&quot;;[LIST.A168])">
            <text:p/>
          </table:table-cell>
          <table:table-cell table:formula="of:=IF(ISBLANK([LIST.A168]);&quot;&quot;;[LIST.A168])">
            <text:p/>
          </table:table-cell>
          <table:table-cell table:number-columns-repeated="1022"/>
        </table:table-row>
        <table:table-row table:style-name="ro1">
          <table:table-cell table:formula="of:=IF(ISBLANK([LIST.A169]);&quot;&quot;;[LIST.A169])">
            <text:p/>
          </table:table-cell>
          <table:table-cell table:formula="of:=IF(ISBLANK([LIST.A170]);&quot;&quot;;[LIST.A170])">
            <text:p/>
          </table:table-cell>
          <table:table-cell table:number-columns-repeated="1022"/>
        </table:table-row>
        <table:table-row table:style-name="ro1">
          <table:table-cell table:formula="of:=IF(ISBLANK([LIST.B162]);&quot;&quot;;[LIST.B162])">
            <text:p/>
          </table:table-cell>
          <table:table-cell table:formula="of:=IF(ISBLANK([LIST.B161]);&quot;&quot;;[LIST.B161])">
            <text:p/>
          </table:table-cell>
          <table:table-cell table:number-columns-repeated="1022"/>
        </table:table-row>
        <table:table-row table:style-name="ro1">
          <table:table-cell table:formula="of:=IF(ISBLANK([LIST.B164]);&quot;&quot;;[LIST.B164])">
            <text:p/>
          </table:table-cell>
          <table:table-cell table:formula="of:=IF(ISBLANK([LIST.B163]);&quot;&quot;;[LIST.B163])">
            <text:p/>
          </table:table-cell>
          <table:table-cell table:number-columns-repeated="1022"/>
        </table:table-row>
        <table:table-row table:style-name="ro1">
          <table:table-cell table:formula="of:=IF(ISBLANK([LIST.B166]);&quot;&quot;;[LIST.B166])">
            <text:p/>
          </table:table-cell>
          <table:table-cell table:formula="of:=IF(ISBLANK([LIST.B165]);&quot;&quot;;[LIST.B165])">
            <text:p/>
          </table:table-cell>
          <table:table-cell table:number-columns-repeated="1022"/>
        </table:table-row>
        <table:table-row table:style-name="ro1">
          <table:table-cell table:formula="of:=IF(ISBLANK([LIST.B168]);&quot;&quot;;[LIST.B168])">
            <text:p/>
          </table:table-cell>
          <table:table-cell table:formula="of:=IF(ISBLANK([LIST.B167]);&quot;&quot;;[LIST.B167])">
            <text:p/>
          </table:table-cell>
          <table:table-cell table:number-columns-repeated="1022"/>
        </table:table-row>
        <table:table-row table:style-name="ro1">
          <table:table-cell table:formula="of:=IF(ISBLANK([LIST.B170]);&quot;&quot;;[LIST.B170])">
            <text:p/>
          </table:table-cell>
          <table:table-cell table:formula="of:=IF(ISBLANK([LIST.B169]);&quot;&quot;;[LIST.B169])">
            <text:p/>
          </table:table-cell>
          <table:table-cell table:number-columns-repeated="1022"/>
        </table:table-row>
        <table:table-row table:style-name="ro1">
          <table:table-cell table:formula="of:=IF(ISBLANK([LIST.A171]);&quot;&quot;;[LIST.A171])">
            <text:p/>
          </table:table-cell>
          <table:table-cell table:formula="of:=IF(ISBLANK([LIST.A172]);&quot;&quot;;[LIST.A172])">
            <text:p/>
          </table:table-cell>
          <table:table-cell table:number-columns-repeated="1022"/>
        </table:table-row>
        <table:table-row table:style-name="ro1">
          <table:table-cell table:formula="of:=IF(ISBLANK([LIST.A173]);&quot;&quot;;[LIST.A173])">
            <text:p/>
          </table:table-cell>
          <table:table-cell table:formula="of:=IF(ISBLANK([LIST.A174]);&quot;&quot;;[LIST.A174])">
            <text:p/>
          </table:table-cell>
          <table:table-cell table:number-columns-repeated="1022"/>
        </table:table-row>
        <table:table-row table:style-name="ro1">
          <table:table-cell table:formula="of:=IF(ISBLANK([LIST.A175]);&quot;&quot;;[LIST.A175])">
            <text:p/>
          </table:table-cell>
          <table:table-cell table:formula="of:=IF(ISBLANK([LIST.A176]);&quot;&quot;;[LIST.A176])">
            <text:p/>
          </table:table-cell>
          <table:table-cell table:number-columns-repeated="1022"/>
        </table:table-row>
        <table:table-row table:style-name="ro1">
          <table:table-cell table:formula="of:=IF(ISBLANK([LIST.A177]);&quot;&quot;;[LIST.A178])">
            <text:p/>
          </table:table-cell>
          <table:table-cell table:formula="of:=IF(ISBLANK([LIST.A178]);&quot;&quot;;[LIST.A178])">
            <text:p/>
          </table:table-cell>
          <table:table-cell table:number-columns-repeated="1022"/>
        </table:table-row>
        <table:table-row table:style-name="ro1">
          <table:table-cell table:formula="of:=IF(ISBLANK([LIST.A179]);&quot;&quot;;[LIST.A179])">
            <text:p/>
          </table:table-cell>
          <table:table-cell table:formula="of:=IF(ISBLANK([LIST.A180]);&quot;&quot;;[LIST.A180])">
            <text:p/>
          </table:table-cell>
          <table:table-cell table:number-columns-repeated="1022"/>
        </table:table-row>
        <table:table-row table:style-name="ro1">
          <table:table-cell table:formula="of:=IF(ISBLANK([LIST.B172]);&quot;&quot;;[LIST.B172])">
            <text:p/>
          </table:table-cell>
          <table:table-cell table:formula="of:=IF(ISBLANK([LIST.B171]);&quot;&quot;;[LIST.B171])">
            <text:p/>
          </table:table-cell>
          <table:table-cell table:number-columns-repeated="1022"/>
        </table:table-row>
        <table:table-row table:style-name="ro1">
          <table:table-cell table:formula="of:=IF(ISBLANK([LIST.B174]);&quot;&quot;;[LIST.B174])">
            <text:p/>
          </table:table-cell>
          <table:table-cell table:formula="of:=IF(ISBLANK([LIST.B173]);&quot;&quot;;[LIST.B173])">
            <text:p/>
          </table:table-cell>
          <table:table-cell table:number-columns-repeated="1022"/>
        </table:table-row>
        <table:table-row table:style-name="ro1">
          <table:table-cell table:formula="of:=IF(ISBLANK([LIST.B176]);&quot;&quot;;[LIST.B176])">
            <text:p/>
          </table:table-cell>
          <table:table-cell table:formula="of:=IF(ISBLANK([LIST.B175]);&quot;&quot;;[LIST.B175])">
            <text:p/>
          </table:table-cell>
          <table:table-cell table:number-columns-repeated="1022"/>
        </table:table-row>
        <table:table-row table:style-name="ro1">
          <table:table-cell table:formula="of:=IF(ISBLANK([LIST.B178]);&quot;&quot;;[LIST.B178])">
            <text:p/>
          </table:table-cell>
          <table:table-cell table:formula="of:=IF(ISBLANK([LIST.B177]);&quot;&quot;;[LIST.B177])">
            <text:p/>
          </table:table-cell>
          <table:table-cell table:number-columns-repeated="1022"/>
        </table:table-row>
        <table:table-row table:style-name="ro1">
          <table:table-cell table:formula="of:=IF(ISBLANK([LIST.B180]);&quot;&quot;;[LIST.B180])">
            <text:p/>
          </table:table-cell>
          <table:table-cell table:formula="of:=IF(ISBLANK([LIST.B179]);&quot;&quot;;[LIST.B179])">
            <text:p/>
          </table:table-cell>
          <table:table-cell table:number-columns-repeated="1022"/>
        </table:table-row>
        <table:table-row table:style-name="ro1">
          <table:table-cell table:formula="of:=IF(ISBLANK([LIST.A181]);&quot;&quot;;[LIST.A181])">
            <text:p/>
          </table:table-cell>
          <table:table-cell table:formula="of:=IF(ISBLANK([LIST.A182]);&quot;&quot;;[LIST.A182])">
            <text:p/>
          </table:table-cell>
          <table:table-cell table:number-columns-repeated="1022"/>
        </table:table-row>
        <table:table-row table:style-name="ro1">
          <table:table-cell table:formula="of:=IF(ISBLANK([LIST.A183]);&quot;&quot;;[LIST.A183])">
            <text:p/>
          </table:table-cell>
          <table:table-cell table:formula="of:=IF(ISBLANK([LIST.A184]);&quot;&quot;;[LIST.A184])">
            <text:p/>
          </table:table-cell>
          <table:table-cell table:number-columns-repeated="1022"/>
        </table:table-row>
        <table:table-row table:style-name="ro1">
          <table:table-cell table:formula="of:=IF(ISBLANK([LIST.A185]);&quot;&quot;;[LIST.A185])">
            <text:p/>
          </table:table-cell>
          <table:table-cell table:formula="of:=IF(ISBLANK([LIST.A186]);&quot;&quot;;[LIST.A186])">
            <text:p/>
          </table:table-cell>
          <table:table-cell table:number-columns-repeated="1022"/>
        </table:table-row>
        <table:table-row table:style-name="ro1">
          <table:table-cell table:formula="of:=IF(ISBLANK([LIST.A187]);&quot;&quot;;[LIST.A188])">
            <text:p/>
          </table:table-cell>
          <table:table-cell table:formula="of:=IF(ISBLANK([LIST.A188]);&quot;&quot;;[LIST.A188])">
            <text:p/>
          </table:table-cell>
          <table:table-cell table:number-columns-repeated="1022"/>
        </table:table-row>
        <table:table-row table:style-name="ro1">
          <table:table-cell table:formula="of:=IF(ISBLANK([LIST.A189]);&quot;&quot;;[LIST.A189])">
            <text:p/>
          </table:table-cell>
          <table:table-cell table:formula="of:=IF(ISBLANK([LIST.A190]);&quot;&quot;;[LIST.A190])">
            <text:p/>
          </table:table-cell>
          <table:table-cell table:number-columns-repeated="1022"/>
        </table:table-row>
        <table:table-row table:style-name="ro1">
          <table:table-cell table:formula="of:=IF(ISBLANK([LIST.B182]);&quot;&quot;;[LIST.B182])">
            <text:p/>
          </table:table-cell>
          <table:table-cell table:formula="of:=IF(ISBLANK([LIST.B181]);&quot;&quot;;[LIST.B181])">
            <text:p/>
          </table:table-cell>
          <table:table-cell table:number-columns-repeated="1022"/>
        </table:table-row>
        <table:table-row table:style-name="ro1">
          <table:table-cell table:formula="of:=IF(ISBLANK([LIST.B184]);&quot;&quot;;[LIST.B184])">
            <text:p/>
          </table:table-cell>
          <table:table-cell table:formula="of:=IF(ISBLANK([LIST.B183]);&quot;&quot;;[LIST.B183])">
            <text:p/>
          </table:table-cell>
          <table:table-cell table:number-columns-repeated="1022"/>
        </table:table-row>
        <table:table-row table:style-name="ro1">
          <table:table-cell table:formula="of:=IF(ISBLANK([LIST.B186]);&quot;&quot;;[LIST.B186])">
            <text:p/>
          </table:table-cell>
          <table:table-cell table:formula="of:=IF(ISBLANK([LIST.B185]);&quot;&quot;;[LIST.B185])">
            <text:p/>
          </table:table-cell>
          <table:table-cell table:number-columns-repeated="1022"/>
        </table:table-row>
        <table:table-row table:style-name="ro1">
          <table:table-cell table:formula="of:=IF(ISBLANK([LIST.B188]);&quot;&quot;;[LIST.B188])">
            <text:p/>
          </table:table-cell>
          <table:table-cell table:formula="of:=IF(ISBLANK([LIST.B187]);&quot;&quot;;[LIST.B187])">
            <text:p/>
          </table:table-cell>
          <table:table-cell table:number-columns-repeated="1022"/>
        </table:table-row>
        <table:table-row table:style-name="ro1">
          <table:table-cell table:formula="of:=IF(ISBLANK([LIST.B190]);&quot;&quot;;[LIST.B190])">
            <text:p/>
          </table:table-cell>
          <table:table-cell table:formula="of:=IF(ISBLANK([LIST.B189]);&quot;&quot;;[LIST.B189])">
            <text:p/>
          </table:table-cell>
          <table:table-cell table:number-columns-repeated="1022"/>
        </table:table-row>
        <table:table-row table:style-name="ro1">
          <table:table-cell table:formula="of:=IF(ISBLANK([LIST.A191]);&quot;&quot;;[LIST.A191])">
            <text:p/>
          </table:table-cell>
          <table:table-cell table:formula="of:=IF(ISBLANK([LIST.A192]);&quot;&quot;;[LIST.A192])">
            <text:p/>
          </table:table-cell>
          <table:table-cell table:number-columns-repeated="1022"/>
        </table:table-row>
        <table:table-row table:style-name="ro1">
          <table:table-cell table:formula="of:=IF(ISBLANK([LIST.A193]);&quot;&quot;;[LIST.A193])">
            <text:p/>
          </table:table-cell>
          <table:table-cell table:formula="of:=IF(ISBLANK([LIST.A194]);&quot;&quot;;[LIST.A194])">
            <text:p/>
          </table:table-cell>
          <table:table-cell table:number-columns-repeated="1022"/>
        </table:table-row>
        <table:table-row table:style-name="ro1">
          <table:table-cell table:formula="of:=IF(ISBLANK([LIST.A195]);&quot;&quot;;[LIST.A195])">
            <text:p/>
          </table:table-cell>
          <table:table-cell table:formula="of:=IF(ISBLANK([LIST.A196]);&quot;&quot;;[LIST.A196])">
            <text:p/>
          </table:table-cell>
          <table:table-cell table:number-columns-repeated="1022"/>
        </table:table-row>
        <table:table-row table:style-name="ro1">
          <table:table-cell table:formula="of:=IF(ISBLANK([LIST.A197]);&quot;&quot;;[LIST.A198])">
            <text:p/>
          </table:table-cell>
          <table:table-cell table:formula="of:=IF(ISBLANK([LIST.A198]);&quot;&quot;;[LIST.A198])">
            <text:p/>
          </table:table-cell>
          <table:table-cell table:number-columns-repeated="1022"/>
        </table:table-row>
        <table:table-row table:style-name="ro1">
          <table:table-cell table:formula="of:=IF(ISBLANK([LIST.A199]);&quot;&quot;;[LIST.A199])">
            <text:p/>
          </table:table-cell>
          <table:table-cell table:formula="of:=IF(ISBLANK([LIST.A200]);&quot;&quot;;[LIST.A200])">
            <text:p/>
          </table:table-cell>
          <table:table-cell table:number-columns-repeated="1022"/>
        </table:table-row>
        <table:table-row table:style-name="ro1">
          <table:table-cell table:formula="of:=IF(ISBLANK([LIST.B192]);&quot;&quot;;[LIST.B192])">
            <text:p/>
          </table:table-cell>
          <table:table-cell table:formula="of:=IF(ISBLANK([LIST.B191]);&quot;&quot;;[LIST.B191])">
            <text:p/>
          </table:table-cell>
          <table:table-cell table:number-columns-repeated="1022"/>
        </table:table-row>
        <table:table-row table:style-name="ro1">
          <table:table-cell table:formula="of:=IF(ISBLANK([LIST.B194]);&quot;&quot;;[LIST.B194])">
            <text:p/>
          </table:table-cell>
          <table:table-cell table:formula="of:=IF(ISBLANK([LIST.B193]);&quot;&quot;;[LIST.B193])">
            <text:p/>
          </table:table-cell>
          <table:table-cell table:number-columns-repeated="1022"/>
        </table:table-row>
        <table:table-row table:style-name="ro1">
          <table:table-cell table:formula="of:=IF(ISBLANK([LIST.B196]);&quot;&quot;;[LIST.B196])">
            <text:p/>
          </table:table-cell>
          <table:table-cell table:formula="of:=IF(ISBLANK([LIST.B195]);&quot;&quot;;[LIST.B195])">
            <text:p/>
          </table:table-cell>
          <table:table-cell table:number-columns-repeated="1022"/>
        </table:table-row>
        <table:table-row table:style-name="ro1">
          <table:table-cell table:formula="of:=IF(ISBLANK([LIST.B198]);&quot;&quot;;[LIST.B198])">
            <text:p/>
          </table:table-cell>
          <table:table-cell table:formula="of:=IF(ISBLANK([LIST.B197]);&quot;&quot;;[LIST.B197])">
            <text:p/>
          </table:table-cell>
          <table:table-cell table:number-columns-repeated="1022"/>
        </table:table-row>
        <table:table-row table:style-name="ro1">
          <table:table-cell table:formula="of:=IF(ISBLANK([LIST.B200]);&quot;&quot;;[LIST.B200])">
            <text:p/>
          </table:table-cell>
          <table:table-cell table:formula="of:=IF(ISBLANK([LIST.B199]);&quot;&quot;;[LIST.B199])">
            <text:p/>
          </table:table-cell>
          <table:table-cell table:number-columns-repeated="1022"/>
        </table:table-row>
        <table:table-row table:style-name="ro1">
          <table:table-cell table:formula="of:=IF(ISBLANK([LIST.A201]);&quot;&quot;;[LIST.A201])">
            <text:p/>
          </table:table-cell>
          <table:table-cell table:formula="of:=IF(ISBLANK([LIST.A202]);&quot;&quot;;[LIST.A202])">
            <text:p/>
          </table:table-cell>
          <table:table-cell table:number-columns-repeated="1022"/>
        </table:table-row>
        <table:table-row table:style-name="ro1">
          <table:table-cell table:formula="of:=IF(ISBLANK([LIST.A203]);&quot;&quot;;[LIST.A203])">
            <text:p/>
          </table:table-cell>
          <table:table-cell table:formula="of:=IF(ISBLANK([LIST.A204]);&quot;&quot;;[LIST.A204])">
            <text:p/>
          </table:table-cell>
          <table:table-cell table:number-columns-repeated="1022"/>
        </table:table-row>
        <table:table-row table:style-name="ro1">
          <table:table-cell table:formula="of:=IF(ISBLANK([LIST.A205]);&quot;&quot;;[LIST.A205])">
            <text:p/>
          </table:table-cell>
          <table:table-cell table:formula="of:=IF(ISBLANK([LIST.A206]);&quot;&quot;;[LIST.A206])">
            <text:p/>
          </table:table-cell>
          <table:table-cell table:number-columns-repeated="1022"/>
        </table:table-row>
        <table:table-row table:style-name="ro1">
          <table:table-cell table:formula="of:=IF(ISBLANK([LIST.A207]);&quot;&quot;;[LIST.A208])">
            <text:p/>
          </table:table-cell>
          <table:table-cell table:formula="of:=IF(ISBLANK([LIST.A208]);&quot;&quot;;[LIST.A208])">
            <text:p/>
          </table:table-cell>
          <table:table-cell table:number-columns-repeated="1022"/>
        </table:table-row>
        <table:table-row table:style-name="ro1">
          <table:table-cell table:formula="of:=IF(ISBLANK([LIST.A209]);&quot;&quot;;[LIST.A209])">
            <text:p/>
          </table:table-cell>
          <table:table-cell table:formula="of:=IF(ISBLANK([LIST.A210]);&quot;&quot;;[LIST.A210])">
            <text:p/>
          </table:table-cell>
          <table:table-cell table:number-columns-repeated="1022"/>
        </table:table-row>
        <table:table-row table:style-name="ro1">
          <table:table-cell table:formula="of:=IF(ISBLANK([LIST.B202]);&quot;&quot;;[LIST.B202])">
            <text:p/>
          </table:table-cell>
          <table:table-cell table:formula="of:=IF(ISBLANK([LIST.B201]);&quot;&quot;;[LIST.B201])">
            <text:p/>
          </table:table-cell>
          <table:table-cell table:number-columns-repeated="1022"/>
        </table:table-row>
        <table:table-row table:style-name="ro1">
          <table:table-cell table:formula="of:=IF(ISBLANK([LIST.B204]);&quot;&quot;;[LIST.B204])">
            <text:p/>
          </table:table-cell>
          <table:table-cell table:formula="of:=IF(ISBLANK([LIST.B203]);&quot;&quot;;[LIST.B203])">
            <text:p/>
          </table:table-cell>
          <table:table-cell table:number-columns-repeated="1022"/>
        </table:table-row>
        <table:table-row table:style-name="ro1">
          <table:table-cell table:formula="of:=IF(ISBLANK([LIST.B206]);&quot;&quot;;[LIST.B206])">
            <text:p/>
          </table:table-cell>
          <table:table-cell table:formula="of:=IF(ISBLANK([LIST.B205]);&quot;&quot;;[LIST.B205])">
            <text:p/>
          </table:table-cell>
          <table:table-cell table:number-columns-repeated="1022"/>
        </table:table-row>
        <table:table-row table:style-name="ro1">
          <table:table-cell table:formula="of:=IF(ISBLANK([LIST.B208]);&quot;&quot;;[LIST.B208])">
            <text:p/>
          </table:table-cell>
          <table:table-cell table:formula="of:=IF(ISBLANK([LIST.B207]);&quot;&quot;;[LIST.B207])">
            <text:p/>
          </table:table-cell>
          <table:table-cell table:number-columns-repeated="1022"/>
        </table:table-row>
        <table:table-row table:style-name="ro1">
          <table:table-cell table:formula="of:=IF(ISBLANK([LIST.B210]);&quot;&quot;;[LIST.B210])">
            <text:p/>
          </table:table-cell>
          <table:table-cell table:formula="of:=IF(ISBLANK([LIST.B209]);&quot;&quot;;[LIST.B209])">
            <text:p/>
          </table:table-cell>
          <table:table-cell table:number-columns-repeated="1022"/>
        </table:table-row>
        <table:table-row table:style-name="ro1">
          <table:table-cell table:formula="of:=IF(ISBLANK([LIST.A211]);&quot;&quot;;[LIST.A211])">
            <text:p/>
          </table:table-cell>
          <table:table-cell table:formula="of:=IF(ISBLANK([LIST.A212]);&quot;&quot;;[LIST.A212])">
            <text:p/>
          </table:table-cell>
          <table:table-cell table:number-columns-repeated="1022"/>
        </table:table-row>
        <table:table-row table:style-name="ro1">
          <table:table-cell table:formula="of:=IF(ISBLANK([LIST.A213]);&quot;&quot;;[LIST.A213])">
            <text:p/>
          </table:table-cell>
          <table:table-cell table:formula="of:=IF(ISBLANK([LIST.A214]);&quot;&quot;;[LIST.A214])">
            <text:p/>
          </table:table-cell>
          <table:table-cell table:number-columns-repeated="1022"/>
        </table:table-row>
        <table:table-row table:style-name="ro1">
          <table:table-cell table:formula="of:=IF(ISBLANK([LIST.A215]);&quot;&quot;;[LIST.A215])">
            <text:p/>
          </table:table-cell>
          <table:table-cell table:formula="of:=IF(ISBLANK([LIST.A216]);&quot;&quot;;[LIST.A216])">
            <text:p/>
          </table:table-cell>
          <table:table-cell table:number-columns-repeated="1022"/>
        </table:table-row>
        <table:table-row table:style-name="ro1">
          <table:table-cell table:formula="of:=IF(ISBLANK([LIST.A217]);&quot;&quot;;[LIST.A218])">
            <text:p/>
          </table:table-cell>
          <table:table-cell table:formula="of:=IF(ISBLANK([LIST.A218]);&quot;&quot;;[LIST.A218])">
            <text:p/>
          </table:table-cell>
          <table:table-cell table:number-columns-repeated="1022"/>
        </table:table-row>
        <table:table-row table:style-name="ro1">
          <table:table-cell table:formula="of:=IF(ISBLANK([LIST.A219]);&quot;&quot;;[LIST.A219])">
            <text:p/>
          </table:table-cell>
          <table:table-cell table:formula="of:=IF(ISBLANK([LIST.A220]);&quot;&quot;;[LIST.A220])">
            <text:p/>
          </table:table-cell>
          <table:table-cell table:number-columns-repeated="1022"/>
        </table:table-row>
        <table:table-row table:style-name="ro1">
          <table:table-cell table:formula="of:=IF(ISBLANK([LIST.B212]);&quot;&quot;;[LIST.B212])">
            <text:p/>
          </table:table-cell>
          <table:table-cell table:formula="of:=IF(ISBLANK([LIST.B211]);&quot;&quot;;[LIST.B211])">
            <text:p/>
          </table:table-cell>
          <table:table-cell table:number-columns-repeated="1022"/>
        </table:table-row>
        <table:table-row table:style-name="ro1">
          <table:table-cell table:formula="of:=IF(ISBLANK([LIST.B214]);&quot;&quot;;[LIST.B214])">
            <text:p/>
          </table:table-cell>
          <table:table-cell table:formula="of:=IF(ISBLANK([LIST.B213]);&quot;&quot;;[LIST.B213])">
            <text:p/>
          </table:table-cell>
          <table:table-cell table:number-columns-repeated="1022"/>
        </table:table-row>
        <table:table-row table:style-name="ro1">
          <table:table-cell table:formula="of:=IF(ISBLANK([LIST.B216]);&quot;&quot;;[LIST.B216])">
            <text:p/>
          </table:table-cell>
          <table:table-cell table:formula="of:=IF(ISBLANK([LIST.B215]);&quot;&quot;;[LIST.B215])">
            <text:p/>
          </table:table-cell>
          <table:table-cell table:number-columns-repeated="1022"/>
        </table:table-row>
        <table:table-row table:style-name="ro1">
          <table:table-cell table:formula="of:=IF(ISBLANK([LIST.B218]);&quot;&quot;;[LIST.B218])">
            <text:p/>
          </table:table-cell>
          <table:table-cell table:formula="of:=IF(ISBLANK([LIST.B217]);&quot;&quot;;[LIST.B217])">
            <text:p/>
          </table:table-cell>
          <table:table-cell table:number-columns-repeated="1022"/>
        </table:table-row>
        <table:table-row table:style-name="ro1">
          <table:table-cell table:formula="of:=IF(ISBLANK([LIST.B220]);&quot;&quot;;[LIST.B220])">
            <text:p/>
          </table:table-cell>
          <table:table-cell table:formula="of:=IF(ISBLANK([LIST.B219]);&quot;&quot;;[LIST.B219])">
            <text:p/>
          </table:table-cell>
          <table:table-cell table:number-columns-repeated="1022"/>
        </table:table-row>
        <table:table-row table:style-name="ro1">
          <table:table-cell table:formula="of:=IF(ISBLANK([LIST.A221]);&quot;&quot;;[LIST.A221])">
            <text:p/>
          </table:table-cell>
          <table:table-cell table:formula="of:=IF(ISBLANK([LIST.A222]);&quot;&quot;;[LIST.A222])">
            <text:p/>
          </table:table-cell>
          <table:table-cell table:number-columns-repeated="1022"/>
        </table:table-row>
        <table:table-row table:style-name="ro1">
          <table:table-cell table:formula="of:=IF(ISBLANK([LIST.A223]);&quot;&quot;;[LIST.A223])">
            <text:p/>
          </table:table-cell>
          <table:table-cell table:formula="of:=IF(ISBLANK([LIST.A224]);&quot;&quot;;[LIST.A224])">
            <text:p/>
          </table:table-cell>
          <table:table-cell table:number-columns-repeated="1022"/>
        </table:table-row>
        <table:table-row table:style-name="ro1">
          <table:table-cell table:formula="of:=IF(ISBLANK([LIST.A225]);&quot;&quot;;[LIST.A225])">
            <text:p/>
          </table:table-cell>
          <table:table-cell table:formula="of:=IF(ISBLANK([LIST.A226]);&quot;&quot;;[LIST.A226])">
            <text:p/>
          </table:table-cell>
          <table:table-cell table:number-columns-repeated="1022"/>
        </table:table-row>
        <table:table-row table:style-name="ro1">
          <table:table-cell table:formula="of:=IF(ISBLANK([LIST.A227]);&quot;&quot;;[LIST.A228])">
            <text:p/>
          </table:table-cell>
          <table:table-cell table:formula="of:=IF(ISBLANK([LIST.A228]);&quot;&quot;;[LIST.A228])">
            <text:p/>
          </table:table-cell>
          <table:table-cell table:number-columns-repeated="1022"/>
        </table:table-row>
        <table:table-row table:style-name="ro1">
          <table:table-cell table:formula="of:=IF(ISBLANK([LIST.A229]);&quot;&quot;;[LIST.A229])">
            <text:p/>
          </table:table-cell>
          <table:table-cell table:formula="of:=IF(ISBLANK([LIST.A230]);&quot;&quot;;[LIST.A230])">
            <text:p/>
          </table:table-cell>
          <table:table-cell table:number-columns-repeated="1022"/>
        </table:table-row>
        <table:table-row table:style-name="ro1">
          <table:table-cell table:formula="of:=IF(ISBLANK([LIST.B222]);&quot;&quot;;[LIST.B222])">
            <text:p/>
          </table:table-cell>
          <table:table-cell table:formula="of:=IF(ISBLANK([LIST.B221]);&quot;&quot;;[LIST.B221])">
            <text:p/>
          </table:table-cell>
          <table:table-cell table:number-columns-repeated="1022"/>
        </table:table-row>
        <table:table-row table:style-name="ro1">
          <table:table-cell table:formula="of:=IF(ISBLANK([LIST.B224]);&quot;&quot;;[LIST.B224])">
            <text:p/>
          </table:table-cell>
          <table:table-cell table:formula="of:=IF(ISBLANK([LIST.B223]);&quot;&quot;;[LIST.B223])">
            <text:p/>
          </table:table-cell>
          <table:table-cell table:number-columns-repeated="1022"/>
        </table:table-row>
        <table:table-row table:style-name="ro1">
          <table:table-cell table:formula="of:=IF(ISBLANK([LIST.B226]);&quot;&quot;;[LIST.B226])">
            <text:p/>
          </table:table-cell>
          <table:table-cell table:formula="of:=IF(ISBLANK([LIST.B225]);&quot;&quot;;[LIST.B225])">
            <text:p/>
          </table:table-cell>
          <table:table-cell table:number-columns-repeated="1022"/>
        </table:table-row>
        <table:table-row table:style-name="ro1">
          <table:table-cell table:formula="of:=IF(ISBLANK([LIST.B228]);&quot;&quot;;[LIST.B228])">
            <text:p/>
          </table:table-cell>
          <table:table-cell table:formula="of:=IF(ISBLANK([LIST.B227]);&quot;&quot;;[LIST.B227])">
            <text:p/>
          </table:table-cell>
          <table:table-cell table:number-columns-repeated="1022"/>
        </table:table-row>
        <table:table-row table:style-name="ro1">
          <table:table-cell table:formula="of:=IF(ISBLANK([LIST.B230]);&quot;&quot;;[LIST.B230])">
            <text:p/>
          </table:table-cell>
          <table:table-cell table:formula="of:=IF(ISBLANK([LIST.B229]);&quot;&quot;;[LIST.B229])">
            <text:p/>
          </table:table-cell>
          <table:table-cell table:number-columns-repeated="1022"/>
        </table:table-row>
        <table:table-row table:style-name="ro1">
          <table:table-cell table:formula="of:=IF(ISBLANK([LIST.A231]);&quot;&quot;;[LIST.A231])">
            <text:p/>
          </table:table-cell>
          <table:table-cell table:formula="of:=IF(ISBLANK([LIST.A232]);&quot;&quot;;[LIST.A232])">
            <text:p/>
          </table:table-cell>
          <table:table-cell table:number-columns-repeated="1022"/>
        </table:table-row>
        <table:table-row table:style-name="ro1">
          <table:table-cell table:formula="of:=IF(ISBLANK([LIST.A233]);&quot;&quot;;[LIST.A233])">
            <text:p/>
          </table:table-cell>
          <table:table-cell table:formula="of:=IF(ISBLANK([LIST.A234]);&quot;&quot;;[LIST.A234])">
            <text:p/>
          </table:table-cell>
          <table:table-cell table:number-columns-repeated="1022"/>
        </table:table-row>
        <table:table-row table:style-name="ro1">
          <table:table-cell table:formula="of:=IF(ISBLANK([LIST.A235]);&quot;&quot;;[LIST.A235])">
            <text:p/>
          </table:table-cell>
          <table:table-cell table:formula="of:=IF(ISBLANK([LIST.A236]);&quot;&quot;;[LIST.A236])">
            <text:p/>
          </table:table-cell>
          <table:table-cell table:number-columns-repeated="1022"/>
        </table:table-row>
        <table:table-row table:style-name="ro1">
          <table:table-cell table:formula="of:=IF(ISBLANK([LIST.A237]);&quot;&quot;;[LIST.A238])">
            <text:p/>
          </table:table-cell>
          <table:table-cell table:formula="of:=IF(ISBLANK([LIST.A238]);&quot;&quot;;[LIST.A238])">
            <text:p/>
          </table:table-cell>
          <table:table-cell table:number-columns-repeated="1022"/>
        </table:table-row>
        <table:table-row table:style-name="ro1">
          <table:table-cell table:formula="of:=IF(ISBLANK([LIST.A239]);&quot;&quot;;[LIST.A239])">
            <text:p/>
          </table:table-cell>
          <table:table-cell table:formula="of:=IF(ISBLANK([LIST.A240]);&quot;&quot;;[LIST.A240])">
            <text:p/>
          </table:table-cell>
          <table:table-cell table:number-columns-repeated="1022"/>
        </table:table-row>
        <table:table-row table:style-name="ro1">
          <table:table-cell table:formula="of:=IF(ISBLANK([LIST.B232]);&quot;&quot;;[LIST.B232])">
            <text:p/>
          </table:table-cell>
          <table:table-cell table:formula="of:=IF(ISBLANK([LIST.B231]);&quot;&quot;;[LIST.B231])">
            <text:p/>
          </table:table-cell>
          <table:table-cell table:number-columns-repeated="1022"/>
        </table:table-row>
        <table:table-row table:style-name="ro1">
          <table:table-cell table:formula="of:=IF(ISBLANK([LIST.B234]);&quot;&quot;;[LIST.B234])">
            <text:p/>
          </table:table-cell>
          <table:table-cell table:formula="of:=IF(ISBLANK([LIST.B233]);&quot;&quot;;[LIST.B233])">
            <text:p/>
          </table:table-cell>
          <table:table-cell table:number-columns-repeated="1022"/>
        </table:table-row>
        <table:table-row table:style-name="ro1">
          <table:table-cell table:formula="of:=IF(ISBLANK([LIST.B236]);&quot;&quot;;[LIST.B236])">
            <text:p/>
          </table:table-cell>
          <table:table-cell table:formula="of:=IF(ISBLANK([LIST.B235]);&quot;&quot;;[LIST.B235])">
            <text:p/>
          </table:table-cell>
          <table:table-cell table:number-columns-repeated="1022"/>
        </table:table-row>
        <table:table-row table:style-name="ro1">
          <table:table-cell table:formula="of:=IF(ISBLANK([LIST.B238]);&quot;&quot;;[LIST.B238])">
            <text:p/>
          </table:table-cell>
          <table:table-cell table:formula="of:=IF(ISBLANK([LIST.B237]);&quot;&quot;;[LIST.B237])">
            <text:p/>
          </table:table-cell>
          <table:table-cell table:number-columns-repeated="1022"/>
        </table:table-row>
        <table:table-row table:style-name="ro1">
          <table:table-cell table:formula="of:=IF(ISBLANK([LIST.B240]);&quot;&quot;;[LIST.B240])">
            <text:p/>
          </table:table-cell>
          <table:table-cell table:formula="of:=IF(ISBLANK([LIST.B239]);&quot;&quot;;[LIST.B239])">
            <text:p/>
          </table:table-cell>
          <table:table-cell table:number-columns-repeated="1022"/>
        </table:table-row>
        <table:table-row table:style-name="ro1">
          <table:table-cell table:formula="of:=IF(ISBLANK([LIST.A241]);&quot;&quot;;[LIST.A241])">
            <text:p/>
          </table:table-cell>
          <table:table-cell table:formula="of:=IF(ISBLANK([LIST.A242]);&quot;&quot;;[LIST.A242])">
            <text:p/>
          </table:table-cell>
          <table:table-cell table:number-columns-repeated="1022"/>
        </table:table-row>
        <table:table-row table:style-name="ro1">
          <table:table-cell table:formula="of:=IF(ISBLANK([LIST.A243]);&quot;&quot;;[LIST.A243])">
            <text:p/>
          </table:table-cell>
          <table:table-cell table:formula="of:=IF(ISBLANK([LIST.A244]);&quot;&quot;;[LIST.A244])">
            <text:p/>
          </table:table-cell>
          <table:table-cell table:number-columns-repeated="1022"/>
        </table:table-row>
        <table:table-row table:style-name="ro1">
          <table:table-cell table:formula="of:=IF(ISBLANK([LIST.A245]);&quot;&quot;;[LIST.A245])">
            <text:p/>
          </table:table-cell>
          <table:table-cell table:formula="of:=IF(ISBLANK([LIST.A246]);&quot;&quot;;[LIST.A246])">
            <text:p/>
          </table:table-cell>
          <table:table-cell table:number-columns-repeated="1022"/>
        </table:table-row>
        <table:table-row table:style-name="ro1">
          <table:table-cell table:formula="of:=IF(ISBLANK([LIST.A247]);&quot;&quot;;[LIST.A248])">
            <text:p/>
          </table:table-cell>
          <table:table-cell table:formula="of:=IF(ISBLANK([LIST.A248]);&quot;&quot;;[LIST.A248])">
            <text:p/>
          </table:table-cell>
          <table:table-cell table:number-columns-repeated="1022"/>
        </table:table-row>
        <table:table-row table:style-name="ro1">
          <table:table-cell table:formula="of:=IF(ISBLANK([LIST.A249]);&quot;&quot;;[LIST.A249])">
            <text:p/>
          </table:table-cell>
          <table:table-cell table:formula="of:=IF(ISBLANK([LIST.A250]);&quot;&quot;;[LIST.A250])">
            <text:p/>
          </table:table-cell>
          <table:table-cell table:number-columns-repeated="1022"/>
        </table:table-row>
        <table:table-row table:style-name="ro1">
          <table:table-cell table:formula="of:=IF(ISBLANK([LIST.B242]);&quot;&quot;;[LIST.B242])">
            <text:p/>
          </table:table-cell>
          <table:table-cell table:formula="of:=IF(ISBLANK([LIST.B241]);&quot;&quot;;[LIST.B241])">
            <text:p/>
          </table:table-cell>
          <table:table-cell table:number-columns-repeated="1022"/>
        </table:table-row>
        <table:table-row table:style-name="ro1">
          <table:table-cell table:formula="of:=IF(ISBLANK([LIST.B244]);&quot;&quot;;[LIST.B244])">
            <text:p/>
          </table:table-cell>
          <table:table-cell table:formula="of:=IF(ISBLANK([LIST.B243]);&quot;&quot;;[LIST.B243])">
            <text:p/>
          </table:table-cell>
          <table:table-cell table:number-columns-repeated="1022"/>
        </table:table-row>
        <table:table-row table:style-name="ro1">
          <table:table-cell table:formula="of:=IF(ISBLANK([LIST.B246]);&quot;&quot;;[LIST.B246])">
            <text:p/>
          </table:table-cell>
          <table:table-cell table:formula="of:=IF(ISBLANK([LIST.B245]);&quot;&quot;;[LIST.B245])">
            <text:p/>
          </table:table-cell>
          <table:table-cell table:number-columns-repeated="1022"/>
        </table:table-row>
        <table:table-row table:style-name="ro1">
          <table:table-cell table:formula="of:=IF(ISBLANK([LIST.B248]);&quot;&quot;;[LIST.B248])">
            <text:p/>
          </table:table-cell>
          <table:table-cell table:formula="of:=IF(ISBLANK([LIST.B247]);&quot;&quot;;[LIST.B247])">
            <text:p/>
          </table:table-cell>
          <table:table-cell table:number-columns-repeated="1022"/>
        </table:table-row>
        <table:table-row table:style-name="ro1">
          <table:table-cell table:formula="of:=IF(ISBLANK([LIST.B250]);&quot;&quot;;[LIST.B250])">
            <text:p/>
          </table:table-cell>
          <table:table-cell table:formula="of:=IF(ISBLANK([LIST.B249]);&quot;&quot;;[LIST.B249])">
            <text:p/>
          </table:table-cell>
          <table:table-cell table:number-columns-repeated="1022"/>
        </table:table-row>
        <table:table-row table:style-name="ro1">
          <table:table-cell table:formula="of:=IF(ISBLANK([LIST.A251]);&quot;&quot;;[LIST.A251])">
            <text:p/>
          </table:table-cell>
          <table:table-cell table:formula="of:=IF(ISBLANK([LIST.A252]);&quot;&quot;;[LIST.A252])">
            <text:p/>
          </table:table-cell>
          <table:table-cell table:number-columns-repeated="1022"/>
        </table:table-row>
        <table:table-row table:style-name="ro1">
          <table:table-cell table:formula="of:=IF(ISBLANK([LIST.A253]);&quot;&quot;;[LIST.A253])">
            <text:p/>
          </table:table-cell>
          <table:table-cell table:formula="of:=IF(ISBLANK([LIST.A254]);&quot;&quot;;[LIST.A254])">
            <text:p/>
          </table:table-cell>
          <table:table-cell table:number-columns-repeated="1022"/>
        </table:table-row>
        <table:table-row table:style-name="ro1">
          <table:table-cell table:formula="of:=IF(ISBLANK([LIST.A255]);&quot;&quot;;[LIST.A255])">
            <text:p/>
          </table:table-cell>
          <table:table-cell table:formula="of:=IF(ISBLANK([LIST.A256]);&quot;&quot;;[LIST.A256])">
            <text:p/>
          </table:table-cell>
          <table:table-cell table:number-columns-repeated="1022"/>
        </table:table-row>
        <table:table-row table:style-name="ro1">
          <table:table-cell table:formula="of:=IF(ISBLANK([LIST.A257]);&quot;&quot;;[LIST.A258])">
            <text:p/>
          </table:table-cell>
          <table:table-cell table:formula="of:=IF(ISBLANK([LIST.A258]);&quot;&quot;;[LIST.A258])">
            <text:p/>
          </table:table-cell>
          <table:table-cell table:number-columns-repeated="1022"/>
        </table:table-row>
        <table:table-row table:style-name="ro1">
          <table:table-cell table:formula="of:=IF(ISBLANK([LIST.A259]);&quot;&quot;;[LIST.A259])">
            <text:p/>
          </table:table-cell>
          <table:table-cell table:formula="of:=IF(ISBLANK([LIST.A260]);&quot;&quot;;[LIST.A260])">
            <text:p/>
          </table:table-cell>
          <table:table-cell table:number-columns-repeated="1022"/>
        </table:table-row>
        <table:table-row table:style-name="ro1">
          <table:table-cell table:formula="of:=IF(ISBLANK([LIST.B252]);&quot;&quot;;[LIST.B252])">
            <text:p/>
          </table:table-cell>
          <table:table-cell table:formula="of:=IF(ISBLANK([LIST.B251]);&quot;&quot;;[LIST.B251])">
            <text:p/>
          </table:table-cell>
          <table:table-cell table:number-columns-repeated="1022"/>
        </table:table-row>
        <table:table-row table:style-name="ro1">
          <table:table-cell table:formula="of:=IF(ISBLANK([LIST.B254]);&quot;&quot;;[LIST.B254])">
            <text:p/>
          </table:table-cell>
          <table:table-cell table:formula="of:=IF(ISBLANK([LIST.B253]);&quot;&quot;;[LIST.B253])">
            <text:p/>
          </table:table-cell>
          <table:table-cell table:number-columns-repeated="1022"/>
        </table:table-row>
        <table:table-row table:style-name="ro1">
          <table:table-cell table:formula="of:=IF(ISBLANK([LIST.B256]);&quot;&quot;;[LIST.B256])">
            <text:p/>
          </table:table-cell>
          <table:table-cell table:formula="of:=IF(ISBLANK([LIST.B255]);&quot;&quot;;[LIST.B255])">
            <text:p/>
          </table:table-cell>
          <table:table-cell table:number-columns-repeated="1022"/>
        </table:table-row>
        <table:table-row table:style-name="ro1">
          <table:table-cell table:formula="of:=IF(ISBLANK([LIST.B258]);&quot;&quot;;[LIST.B258])">
            <text:p/>
          </table:table-cell>
          <table:table-cell table:formula="of:=IF(ISBLANK([LIST.B257]);&quot;&quot;;[LIST.B257])">
            <text:p/>
          </table:table-cell>
          <table:table-cell table:number-columns-repeated="1022"/>
        </table:table-row>
        <table:table-row table:style-name="ro1">
          <table:table-cell table:formula="of:=IF(ISBLANK([LIST.B260]);&quot;&quot;;[LIST.B260])">
            <text:p/>
          </table:table-cell>
          <table:table-cell table:formula="of:=IF(ISBLANK([LIST.B259]);&quot;&quot;;[LIST.B259])">
            <text:p/>
          </table:table-cell>
          <table:table-cell table:number-columns-repeated="1022"/>
        </table:table-row>
        <table:table-row table:style-name="ro1">
          <table:table-cell table:formula="of:=IF(ISBLANK([LIST.A261]);&quot;&quot;;[LIST.A261])">
            <text:p/>
          </table:table-cell>
          <table:table-cell table:formula="of:=IF(ISBLANK([LIST.A262]);&quot;&quot;;[LIST.A262])">
            <text:p/>
          </table:table-cell>
          <table:table-cell table:number-columns-repeated="1022"/>
        </table:table-row>
        <table:table-row table:style-name="ro1">
          <table:table-cell table:formula="of:=IF(ISBLANK([LIST.A263]);&quot;&quot;;[LIST.A263])">
            <text:p/>
          </table:table-cell>
          <table:table-cell table:formula="of:=IF(ISBLANK([LIST.A264]);&quot;&quot;;[LIST.A264])">
            <text:p/>
          </table:table-cell>
          <table:table-cell table:number-columns-repeated="1022"/>
        </table:table-row>
        <table:table-row table:style-name="ro1">
          <table:table-cell table:formula="of:=IF(ISBLANK([LIST.A265]);&quot;&quot;;[LIST.A265])">
            <text:p/>
          </table:table-cell>
          <table:table-cell table:formula="of:=IF(ISBLANK([LIST.A266]);&quot;&quot;;[LIST.A266])">
            <text:p/>
          </table:table-cell>
          <table:table-cell table:number-columns-repeated="1022"/>
        </table:table-row>
        <table:table-row table:style-name="ro1">
          <table:table-cell table:formula="of:=IF(ISBLANK([LIST.A267]);&quot;&quot;;[LIST.A268])">
            <text:p/>
          </table:table-cell>
          <table:table-cell table:formula="of:=IF(ISBLANK([LIST.A268]);&quot;&quot;;[LIST.A268])">
            <text:p/>
          </table:table-cell>
          <table:table-cell table:number-columns-repeated="1022"/>
        </table:table-row>
        <table:table-row table:style-name="ro1">
          <table:table-cell table:formula="of:=IF(ISBLANK([LIST.A269]);&quot;&quot;;[LIST.A269])">
            <text:p/>
          </table:table-cell>
          <table:table-cell table:formula="of:=IF(ISBLANK([LIST.A270]);&quot;&quot;;[LIST.A270])">
            <text:p/>
          </table:table-cell>
          <table:table-cell table:number-columns-repeated="1022"/>
        </table:table-row>
        <table:table-row table:style-name="ro1">
          <table:table-cell table:formula="of:=IF(ISBLANK([LIST.B262]);&quot;&quot;;[LIST.B262])">
            <text:p/>
          </table:table-cell>
          <table:table-cell table:formula="of:=IF(ISBLANK([LIST.B261]);&quot;&quot;;[LIST.B261])">
            <text:p/>
          </table:table-cell>
          <table:table-cell table:number-columns-repeated="1022"/>
        </table:table-row>
        <table:table-row table:style-name="ro1">
          <table:table-cell table:formula="of:=IF(ISBLANK([LIST.B264]);&quot;&quot;;[LIST.B264])">
            <text:p/>
          </table:table-cell>
          <table:table-cell table:formula="of:=IF(ISBLANK([LIST.B263]);&quot;&quot;;[LIST.B263])">
            <text:p/>
          </table:table-cell>
          <table:table-cell table:number-columns-repeated="1022"/>
        </table:table-row>
        <table:table-row table:style-name="ro1">
          <table:table-cell table:formula="of:=IF(ISBLANK([LIST.B266]);&quot;&quot;;[LIST.B266])">
            <text:p/>
          </table:table-cell>
          <table:table-cell table:formula="of:=IF(ISBLANK([LIST.B265]);&quot;&quot;;[LIST.B265])">
            <text:p/>
          </table:table-cell>
          <table:table-cell table:number-columns-repeated="1022"/>
        </table:table-row>
        <table:table-row table:style-name="ro1">
          <table:table-cell table:formula="of:=IF(ISBLANK([LIST.B268]);&quot;&quot;;[LIST.B268])">
            <text:p/>
          </table:table-cell>
          <table:table-cell table:formula="of:=IF(ISBLANK([LIST.B267]);&quot;&quot;;[LIST.B267])">
            <text:p/>
          </table:table-cell>
          <table:table-cell table:number-columns-repeated="1022"/>
        </table:table-row>
        <table:table-row table:style-name="ro1">
          <table:table-cell table:formula="of:=IF(ISBLANK([LIST.B270]);&quot;&quot;;[LIST.B270])">
            <text:p/>
          </table:table-cell>
          <table:table-cell table:formula="of:=IF(ISBLANK([LIST.B269]);&quot;&quot;;[LIST.B269])">
            <text:p/>
          </table:table-cell>
          <table:table-cell table:number-columns-repeated="1022"/>
        </table:table-row>
        <table:table-row table:style-name="ro1">
          <table:table-cell table:formula="of:=IF(ISBLANK([LIST.A271]);&quot;&quot;;[LIST.A271])">
            <text:p/>
          </table:table-cell>
          <table:table-cell table:formula="of:=IF(ISBLANK([LIST.A272]);&quot;&quot;;[LIST.A272])">
            <text:p/>
          </table:table-cell>
          <table:table-cell table:number-columns-repeated="1022"/>
        </table:table-row>
        <table:table-row table:style-name="ro1">
          <table:table-cell table:formula="of:=IF(ISBLANK([LIST.A273]);&quot;&quot;;[LIST.A273])">
            <text:p/>
          </table:table-cell>
          <table:table-cell table:formula="of:=IF(ISBLANK([LIST.A274]);&quot;&quot;;[LIST.A274])">
            <text:p/>
          </table:table-cell>
          <table:table-cell table:number-columns-repeated="1022"/>
        </table:table-row>
        <table:table-row table:style-name="ro1">
          <table:table-cell table:formula="of:=IF(ISBLANK([LIST.A275]);&quot;&quot;;[LIST.A275])">
            <text:p/>
          </table:table-cell>
          <table:table-cell table:formula="of:=IF(ISBLANK([LIST.A276]);&quot;&quot;;[LIST.A276])">
            <text:p/>
          </table:table-cell>
          <table:table-cell table:number-columns-repeated="1022"/>
        </table:table-row>
        <table:table-row table:style-name="ro1">
          <table:table-cell table:formula="of:=IF(ISBLANK([LIST.A277]);&quot;&quot;;[LIST.A278])">
            <text:p/>
          </table:table-cell>
          <table:table-cell table:formula="of:=IF(ISBLANK([LIST.A278]);&quot;&quot;;[LIST.A278])">
            <text:p/>
          </table:table-cell>
          <table:table-cell table:number-columns-repeated="1022"/>
        </table:table-row>
        <table:table-row table:style-name="ro1">
          <table:table-cell table:formula="of:=IF(ISBLANK([LIST.A279]);&quot;&quot;;[LIST.A279])">
            <text:p/>
          </table:table-cell>
          <table:table-cell table:formula="of:=IF(ISBLANK([LIST.A280]);&quot;&quot;;[LIST.A280])">
            <text:p/>
          </table:table-cell>
          <table:table-cell table:number-columns-repeated="1022"/>
        </table:table-row>
        <table:table-row table:style-name="ro1">
          <table:table-cell table:formula="of:=IF(ISBLANK([LIST.B272]);&quot;&quot;;[LIST.B272])">
            <text:p/>
          </table:table-cell>
          <table:table-cell table:formula="of:=IF(ISBLANK([LIST.B271]);&quot;&quot;;[LIST.B271])">
            <text:p/>
          </table:table-cell>
          <table:table-cell table:number-columns-repeated="1022"/>
        </table:table-row>
        <table:table-row table:style-name="ro1">
          <table:table-cell table:formula="of:=IF(ISBLANK([LIST.B274]);&quot;&quot;;[LIST.B274])">
            <text:p/>
          </table:table-cell>
          <table:table-cell table:formula="of:=IF(ISBLANK([LIST.B273]);&quot;&quot;;[LIST.B273])">
            <text:p/>
          </table:table-cell>
          <table:table-cell table:number-columns-repeated="1022"/>
        </table:table-row>
        <table:table-row table:style-name="ro1">
          <table:table-cell table:formula="of:=IF(ISBLANK([LIST.B276]);&quot;&quot;;[LIST.B276])">
            <text:p/>
          </table:table-cell>
          <table:table-cell table:formula="of:=IF(ISBLANK([LIST.B275]);&quot;&quot;;[LIST.B275])">
            <text:p/>
          </table:table-cell>
          <table:table-cell table:number-columns-repeated="1022"/>
        </table:table-row>
        <table:table-row table:style-name="ro1">
          <table:table-cell table:formula="of:=IF(ISBLANK([LIST.B278]);&quot;&quot;;[LIST.B278])">
            <text:p/>
          </table:table-cell>
          <table:table-cell table:formula="of:=IF(ISBLANK([LIST.B277]);&quot;&quot;;[LIST.B277])">
            <text:p/>
          </table:table-cell>
          <table:table-cell table:number-columns-repeated="1022"/>
        </table:table-row>
        <table:table-row table:style-name="ro1">
          <table:table-cell table:formula="of:=IF(ISBLANK([LIST.B280]);&quot;&quot;;[LIST.B280])">
            <text:p/>
          </table:table-cell>
          <table:table-cell table:formula="of:=IF(ISBLANK([LIST.B279]);&quot;&quot;;[LIST.B279])">
            <text:p/>
          </table:table-cell>
          <table:table-cell table:number-columns-repeated="1022"/>
        </table:table-row>
        <table:table-row table:style-name="ro1">
          <table:table-cell table:formula="of:=IF(ISBLANK([LIST.A281]);&quot;&quot;;[LIST.A281])">
            <text:p/>
          </table:table-cell>
          <table:table-cell table:formula="of:=IF(ISBLANK([LIST.A282]);&quot;&quot;;[LIST.A282])">
            <text:p/>
          </table:table-cell>
          <table:table-cell table:number-columns-repeated="1022"/>
        </table:table-row>
        <table:table-row table:style-name="ro1">
          <table:table-cell table:formula="of:=IF(ISBLANK([LIST.A283]);&quot;&quot;;[LIST.A283])">
            <text:p/>
          </table:table-cell>
          <table:table-cell table:formula="of:=IF(ISBLANK([LIST.A284]);&quot;&quot;;[LIST.A284])">
            <text:p/>
          </table:table-cell>
          <table:table-cell table:number-columns-repeated="1022"/>
        </table:table-row>
        <table:table-row table:style-name="ro1">
          <table:table-cell table:formula="of:=IF(ISBLANK([LIST.A285]);&quot;&quot;;[LIST.A285])">
            <text:p/>
          </table:table-cell>
          <table:table-cell table:formula="of:=IF(ISBLANK([LIST.A286]);&quot;&quot;;[LIST.A286])">
            <text:p/>
          </table:table-cell>
          <table:table-cell table:number-columns-repeated="1022"/>
        </table:table-row>
        <table:table-row table:style-name="ro1">
          <table:table-cell table:formula="of:=IF(ISBLANK([LIST.A287]);&quot;&quot;;[LIST.A288])">
            <text:p/>
          </table:table-cell>
          <table:table-cell table:formula="of:=IF(ISBLANK([LIST.A288]);&quot;&quot;;[LIST.A288])">
            <text:p/>
          </table:table-cell>
          <table:table-cell table:number-columns-repeated="1022"/>
        </table:table-row>
        <table:table-row table:style-name="ro1">
          <table:table-cell table:formula="of:=IF(ISBLANK([LIST.A289]);&quot;&quot;;[LIST.A289])">
            <text:p/>
          </table:table-cell>
          <table:table-cell table:formula="of:=IF(ISBLANK([LIST.A290]);&quot;&quot;;[LIST.A290])">
            <text:p/>
          </table:table-cell>
          <table:table-cell table:number-columns-repeated="1022"/>
        </table:table-row>
        <table:table-row table:style-name="ro1">
          <table:table-cell table:formula="of:=IF(ISBLANK([LIST.B282]);&quot;&quot;;[LIST.B282])">
            <text:p/>
          </table:table-cell>
          <table:table-cell table:formula="of:=IF(ISBLANK([LIST.B281]);&quot;&quot;;[LIST.B281])">
            <text:p/>
          </table:table-cell>
          <table:table-cell table:number-columns-repeated="1022"/>
        </table:table-row>
        <table:table-row table:style-name="ro1">
          <table:table-cell table:formula="of:=IF(ISBLANK([LIST.B284]);&quot;&quot;;[LIST.B284])">
            <text:p/>
          </table:table-cell>
          <table:table-cell table:formula="of:=IF(ISBLANK([LIST.B283]);&quot;&quot;;[LIST.B283])">
            <text:p/>
          </table:table-cell>
          <table:table-cell table:number-columns-repeated="1022"/>
        </table:table-row>
        <table:table-row table:style-name="ro1">
          <table:table-cell table:formula="of:=IF(ISBLANK([LIST.B286]);&quot;&quot;;[LIST.B286])">
            <text:p/>
          </table:table-cell>
          <table:table-cell table:formula="of:=IF(ISBLANK([LIST.B285]);&quot;&quot;;[LIST.B285])">
            <text:p/>
          </table:table-cell>
          <table:table-cell table:number-columns-repeated="1022"/>
        </table:table-row>
        <table:table-row table:style-name="ro1">
          <table:table-cell table:formula="of:=IF(ISBLANK([LIST.B288]);&quot;&quot;;[LIST.B288])">
            <text:p/>
          </table:table-cell>
          <table:table-cell table:formula="of:=IF(ISBLANK([LIST.B287]);&quot;&quot;;[LIST.B287])">
            <text:p/>
          </table:table-cell>
          <table:table-cell table:number-columns-repeated="1022"/>
        </table:table-row>
        <table:table-row table:style-name="ro1">
          <table:table-cell table:formula="of:=IF(ISBLANK([LIST.B290]);&quot;&quot;;[LIST.B290])">
            <text:p/>
          </table:table-cell>
          <table:table-cell table:formula="of:=IF(ISBLANK([LIST.B289]);&quot;&quot;;[LIST.B289])">
            <text:p/>
          </table:table-cell>
          <table:table-cell table:number-columns-repeated="1022"/>
        </table:table-row>
        <table:table-row table:style-name="ro1">
          <table:table-cell table:formula="of:=IF(ISBLANK([LIST.A291]);&quot;&quot;;[LIST.A291])">
            <text:p/>
          </table:table-cell>
          <table:table-cell table:formula="of:=IF(ISBLANK([LIST.A292]);&quot;&quot;;[LIST.A292])">
            <text:p/>
          </table:table-cell>
          <table:table-cell table:number-columns-repeated="1022"/>
        </table:table-row>
        <table:table-row table:style-name="ro1">
          <table:table-cell table:formula="of:=IF(ISBLANK([LIST.A293]);&quot;&quot;;[LIST.A293])">
            <text:p/>
          </table:table-cell>
          <table:table-cell table:formula="of:=IF(ISBLANK([LIST.A294]);&quot;&quot;;[LIST.A294])">
            <text:p/>
          </table:table-cell>
          <table:table-cell table:number-columns-repeated="1022"/>
        </table:table-row>
        <table:table-row table:style-name="ro1">
          <table:table-cell table:formula="of:=IF(ISBLANK([LIST.A295]);&quot;&quot;;[LIST.A295])">
            <text:p/>
          </table:table-cell>
          <table:table-cell table:formula="of:=IF(ISBLANK([LIST.A296]);&quot;&quot;;[LIST.A296])">
            <text:p/>
          </table:table-cell>
          <table:table-cell table:number-columns-repeated="1022"/>
        </table:table-row>
        <table:table-row table:style-name="ro1">
          <table:table-cell table:formula="of:=IF(ISBLANK([LIST.A297]);&quot;&quot;;[LIST.A298])">
            <text:p/>
          </table:table-cell>
          <table:table-cell table:formula="of:=IF(ISBLANK([LIST.A298]);&quot;&quot;;[LIST.A298])">
            <text:p/>
          </table:table-cell>
          <table:table-cell table:number-columns-repeated="1022"/>
        </table:table-row>
        <table:table-row table:style-name="ro1">
          <table:table-cell table:formula="of:=IF(ISBLANK([LIST.A299]);&quot;&quot;;[LIST.A299])">
            <text:p/>
          </table:table-cell>
          <table:table-cell table:formula="of:=IF(ISBLANK([LIST.A300]);&quot;&quot;;[LIST.A300])">
            <text:p/>
          </table:table-cell>
          <table:table-cell table:number-columns-repeated="1022"/>
        </table:table-row>
        <table:table-row table:style-name="ro1">
          <table:table-cell table:formula="of:=IF(ISBLANK([LIST.B292]);&quot;&quot;;[LIST.B292])">
            <text:p/>
          </table:table-cell>
          <table:table-cell table:formula="of:=IF(ISBLANK([LIST.B291]);&quot;&quot;;[LIST.B291])">
            <text:p/>
          </table:table-cell>
          <table:table-cell table:number-columns-repeated="1022"/>
        </table:table-row>
        <table:table-row table:style-name="ro1">
          <table:table-cell table:formula="of:=IF(ISBLANK([LIST.B294]);&quot;&quot;;[LIST.B294])">
            <text:p/>
          </table:table-cell>
          <table:table-cell table:formula="of:=IF(ISBLANK([LIST.B293]);&quot;&quot;;[LIST.B293])">
            <text:p/>
          </table:table-cell>
          <table:table-cell table:number-columns-repeated="1022"/>
        </table:table-row>
        <table:table-row table:style-name="ro1">
          <table:table-cell table:formula="of:=IF(ISBLANK([LIST.B296]);&quot;&quot;;[LIST.B296])">
            <text:p/>
          </table:table-cell>
          <table:table-cell table:formula="of:=IF(ISBLANK([LIST.B295]);&quot;&quot;;[LIST.B295])">
            <text:p/>
          </table:table-cell>
          <table:table-cell table:number-columns-repeated="1022"/>
        </table:table-row>
        <table:table-row table:style-name="ro1">
          <table:table-cell table:formula="of:=IF(ISBLANK([LIST.B298]);&quot;&quot;;[LIST.B298])">
            <text:p/>
          </table:table-cell>
          <table:table-cell table:formula="of:=IF(ISBLANK([LIST.B297]);&quot;&quot;;[LIST.B297])">
            <text:p/>
          </table:table-cell>
          <table:table-cell table:number-columns-repeated="1022"/>
        </table:table-row>
        <table:table-row table:style-name="ro1">
          <table:table-cell table:formula="of:=IF(ISBLANK([LIST.B300]);&quot;&quot;;[LIST.B300])">
            <text:p/>
          </table:table-cell>
          <table:table-cell table:formula="of:=IF(ISBLANK([LIST.B299]);&quot;&quot;;[LIST.B299])">
            <text:p/>
          </table:table-cell>
          <table:table-cell table:number-columns-repeated="1022"/>
        </table:table-row>
        <table:table-row table:style-name="ro1">
          <table:table-cell table:formula="of:=IF(ISBLANK([LIST.A301]);&quot;&quot;;[LIST.A301])">
            <text:p/>
          </table:table-cell>
          <table:table-cell table:formula="of:=IF(ISBLANK([LIST.A302]);&quot;&quot;;[LIST.A302])">
            <text:p/>
          </table:table-cell>
          <table:table-cell table:number-columns-repeated="1022"/>
        </table:table-row>
        <table:table-row table:style-name="ro1">
          <table:table-cell table:formula="of:=IF(ISBLANK([LIST.A303]);&quot;&quot;;[LIST.A303])">
            <text:p/>
          </table:table-cell>
          <table:table-cell table:formula="of:=IF(ISBLANK([LIST.A304]);&quot;&quot;;[LIST.A304])">
            <text:p/>
          </table:table-cell>
          <table:table-cell table:number-columns-repeated="1022"/>
        </table:table-row>
        <table:table-row table:style-name="ro1">
          <table:table-cell table:formula="of:=IF(ISBLANK([LIST.A305]);&quot;&quot;;[LIST.A305])">
            <text:p/>
          </table:table-cell>
          <table:table-cell table:formula="of:=IF(ISBLANK([LIST.A306]);&quot;&quot;;[LIST.A306])">
            <text:p/>
          </table:table-cell>
          <table:table-cell table:number-columns-repeated="1022"/>
        </table:table-row>
        <table:table-row table:style-name="ro1">
          <table:table-cell table:formula="of:=IF(ISBLANK([LIST.A307]);&quot;&quot;;[LIST.A308])">
            <text:p/>
          </table:table-cell>
          <table:table-cell table:formula="of:=IF(ISBLANK([LIST.A308]);&quot;&quot;;[LIST.A308])">
            <text:p/>
          </table:table-cell>
          <table:table-cell table:number-columns-repeated="1022"/>
        </table:table-row>
        <table:table-row table:style-name="ro1">
          <table:table-cell table:formula="of:=IF(ISBLANK([LIST.A309]);&quot;&quot;;[LIST.A309])">
            <text:p/>
          </table:table-cell>
          <table:table-cell table:formula="of:=IF(ISBLANK([LIST.A310]);&quot;&quot;;[LIST.A310])">
            <text:p/>
          </table:table-cell>
          <table:table-cell table:number-columns-repeated="1022"/>
        </table:table-row>
        <table:table-row table:style-name="ro1">
          <table:table-cell table:formula="of:=IF(ISBLANK([LIST.B302]);&quot;&quot;;[LIST.B302])">
            <text:p/>
          </table:table-cell>
          <table:table-cell table:formula="of:=IF(ISBLANK([LIST.B301]);&quot;&quot;;[LIST.B301])">
            <text:p/>
          </table:table-cell>
          <table:table-cell table:number-columns-repeated="1022"/>
        </table:table-row>
        <table:table-row table:style-name="ro1">
          <table:table-cell table:formula="of:=IF(ISBLANK([LIST.B304]);&quot;&quot;;[LIST.B304])">
            <text:p/>
          </table:table-cell>
          <table:table-cell table:formula="of:=IF(ISBLANK([LIST.B303]);&quot;&quot;;[LIST.B303])">
            <text:p/>
          </table:table-cell>
          <table:table-cell table:number-columns-repeated="1022"/>
        </table:table-row>
        <table:table-row table:style-name="ro1">
          <table:table-cell table:formula="of:=IF(ISBLANK([LIST.B306]);&quot;&quot;;[LIST.B306])">
            <text:p/>
          </table:table-cell>
          <table:table-cell table:formula="of:=IF(ISBLANK([LIST.B305]);&quot;&quot;;[LIST.B305])">
            <text:p/>
          </table:table-cell>
          <table:table-cell table:number-columns-repeated="1022"/>
        </table:table-row>
        <table:table-row table:style-name="ro1">
          <table:table-cell table:formula="of:=IF(ISBLANK([LIST.B308]);&quot;&quot;;[LIST.B308])">
            <text:p/>
          </table:table-cell>
          <table:table-cell table:formula="of:=IF(ISBLANK([LIST.B307]);&quot;&quot;;[LIST.B307])">
            <text:p/>
          </table:table-cell>
          <table:table-cell table:number-columns-repeated="1022"/>
        </table:table-row>
        <table:table-row table:style-name="ro1">
          <table:table-cell table:formula="of:=IF(ISBLANK([LIST.B310]);&quot;&quot;;[LIST.B310])">
            <text:p/>
          </table:table-cell>
          <table:table-cell table:formula="of:=IF(ISBLANK([LIST.B309]);&quot;&quot;;[LIST.B309])">
            <text:p/>
          </table:table-cell>
          <table:table-cell table:number-columns-repeated="1022"/>
        </table:table-row>
        <table:table-row table:style-name="ro1">
          <table:table-cell table:formula="of:=IF(ISBLANK([LIST.A311]);&quot;&quot;;[LIST.A311])">
            <text:p/>
          </table:table-cell>
          <table:table-cell table:formula="of:=IF(ISBLANK([LIST.A312]);&quot;&quot;;[LIST.A312])">
            <text:p/>
          </table:table-cell>
          <table:table-cell table:number-columns-repeated="1022"/>
        </table:table-row>
        <table:table-row table:style-name="ro1">
          <table:table-cell table:formula="of:=IF(ISBLANK([LIST.A313]);&quot;&quot;;[LIST.A313])">
            <text:p/>
          </table:table-cell>
          <table:table-cell table:formula="of:=IF(ISBLANK([LIST.A314]);&quot;&quot;;[LIST.A314])">
            <text:p/>
          </table:table-cell>
          <table:table-cell table:number-columns-repeated="1022"/>
        </table:table-row>
        <table:table-row table:style-name="ro1">
          <table:table-cell table:formula="of:=IF(ISBLANK([LIST.A315]);&quot;&quot;;[LIST.A315])">
            <text:p/>
          </table:table-cell>
          <table:table-cell table:formula="of:=IF(ISBLANK([LIST.A316]);&quot;&quot;;[LIST.A316])">
            <text:p/>
          </table:table-cell>
          <table:table-cell table:number-columns-repeated="1022"/>
        </table:table-row>
        <table:table-row table:style-name="ro1">
          <table:table-cell table:formula="of:=IF(ISBLANK([LIST.A317]);&quot;&quot;;[LIST.A318])">
            <text:p/>
          </table:table-cell>
          <table:table-cell table:formula="of:=IF(ISBLANK([LIST.A318]);&quot;&quot;;[LIST.A318])">
            <text:p/>
          </table:table-cell>
          <table:table-cell table:number-columns-repeated="1022"/>
        </table:table-row>
        <table:table-row table:style-name="ro1">
          <table:table-cell table:formula="of:=IF(ISBLANK([LIST.A319]);&quot;&quot;;[LIST.A319])">
            <text:p/>
          </table:table-cell>
          <table:table-cell table:formula="of:=IF(ISBLANK([LIST.A320]);&quot;&quot;;[LIST.A320])">
            <text:p/>
          </table:table-cell>
          <table:table-cell table:number-columns-repeated="1022"/>
        </table:table-row>
        <table:table-row table:style-name="ro1">
          <table:table-cell table:formula="of:=IF(ISBLANK([LIST.B312]);&quot;&quot;;[LIST.B312])">
            <text:p/>
          </table:table-cell>
          <table:table-cell table:formula="of:=IF(ISBLANK([LIST.B311]);&quot;&quot;;[LIST.B311])">
            <text:p/>
          </table:table-cell>
          <table:table-cell table:number-columns-repeated="1022"/>
        </table:table-row>
        <table:table-row table:style-name="ro1">
          <table:table-cell table:formula="of:=IF(ISBLANK([LIST.B314]);&quot;&quot;;[LIST.B314])">
            <text:p/>
          </table:table-cell>
          <table:table-cell table:formula="of:=IF(ISBLANK([LIST.B313]);&quot;&quot;;[LIST.B313])">
            <text:p/>
          </table:table-cell>
          <table:table-cell table:number-columns-repeated="1022"/>
        </table:table-row>
        <table:table-row table:style-name="ro1">
          <table:table-cell table:formula="of:=IF(ISBLANK([LIST.B316]);&quot;&quot;;[LIST.B316])">
            <text:p/>
          </table:table-cell>
          <table:table-cell table:formula="of:=IF(ISBLANK([LIST.B315]);&quot;&quot;;[LIST.B315])">
            <text:p/>
          </table:table-cell>
          <table:table-cell table:number-columns-repeated="1022"/>
        </table:table-row>
        <table:table-row table:style-name="ro1">
          <table:table-cell table:formula="of:=IF(ISBLANK([LIST.B318]);&quot;&quot;;[LIST.B318])">
            <text:p/>
          </table:table-cell>
          <table:table-cell table:formula="of:=IF(ISBLANK([LIST.B317]);&quot;&quot;;[LIST.B317])">
            <text:p/>
          </table:table-cell>
          <table:table-cell table:number-columns-repeated="1022"/>
        </table:table-row>
        <table:table-row table:style-name="ro1">
          <table:table-cell table:formula="of:=IF(ISBLANK([LIST.B320]);&quot;&quot;;[LIST.B320])">
            <text:p/>
          </table:table-cell>
          <table:table-cell table:formula="of:=IF(ISBLANK([LIST.B319]);&quot;&quot;;[LIST.B319])">
            <text:p/>
          </table:table-cell>
          <table:table-cell table:number-columns-repeated="1022"/>
        </table:table-row>
        <table:table-row table:style-name="ro1">
          <table:table-cell table:formula="of:=IF(ISBLANK([LIST.A321]);&quot;&quot;;[LIST.A321])">
            <text:p/>
          </table:table-cell>
          <table:table-cell table:formula="of:=IF(ISBLANK([LIST.A322]);&quot;&quot;;[LIST.A322])">
            <text:p/>
          </table:table-cell>
          <table:table-cell table:number-columns-repeated="1022"/>
        </table:table-row>
        <table:table-row table:style-name="ro1">
          <table:table-cell table:formula="of:=IF(ISBLANK([LIST.A323]);&quot;&quot;;[LIST.A323])">
            <text:p/>
          </table:table-cell>
          <table:table-cell table:formula="of:=IF(ISBLANK([LIST.A324]);&quot;&quot;;[LIST.A324])">
            <text:p/>
          </table:table-cell>
          <table:table-cell table:number-columns-repeated="1022"/>
        </table:table-row>
        <table:table-row table:style-name="ro1">
          <table:table-cell table:formula="of:=IF(ISBLANK([LIST.A325]);&quot;&quot;;[LIST.A325])">
            <text:p/>
          </table:table-cell>
          <table:table-cell table:formula="of:=IF(ISBLANK([LIST.A326]);&quot;&quot;;[LIST.A326])">
            <text:p/>
          </table:table-cell>
          <table:table-cell table:number-columns-repeated="1022"/>
        </table:table-row>
        <table:table-row table:style-name="ro1">
          <table:table-cell table:formula="of:=IF(ISBLANK([LIST.A327]);&quot;&quot;;[LIST.A328])">
            <text:p/>
          </table:table-cell>
          <table:table-cell table:formula="of:=IF(ISBLANK([LIST.A328]);&quot;&quot;;[LIST.A328])">
            <text:p/>
          </table:table-cell>
          <table:table-cell table:number-columns-repeated="1022"/>
        </table:table-row>
        <table:table-row table:style-name="ro1">
          <table:table-cell table:formula="of:=IF(ISBLANK([LIST.A329]);&quot;&quot;;[LIST.A329])">
            <text:p/>
          </table:table-cell>
          <table:table-cell table:formula="of:=IF(ISBLANK([LIST.A330]);&quot;&quot;;[LIST.A330])">
            <text:p/>
          </table:table-cell>
          <table:table-cell table:number-columns-repeated="1022"/>
        </table:table-row>
        <table:table-row table:style-name="ro1">
          <table:table-cell table:formula="of:=IF(ISBLANK([LIST.B322]);&quot;&quot;;[LIST.B322])">
            <text:p/>
          </table:table-cell>
          <table:table-cell table:formula="of:=IF(ISBLANK([LIST.B321]);&quot;&quot;;[LIST.B321])">
            <text:p/>
          </table:table-cell>
          <table:table-cell table:number-columns-repeated="1022"/>
        </table:table-row>
        <table:table-row table:style-name="ro1">
          <table:table-cell table:formula="of:=IF(ISBLANK([LIST.B324]);&quot;&quot;;[LIST.B324])">
            <text:p/>
          </table:table-cell>
          <table:table-cell table:formula="of:=IF(ISBLANK([LIST.B323]);&quot;&quot;;[LIST.B323])">
            <text:p/>
          </table:table-cell>
          <table:table-cell table:number-columns-repeated="1022"/>
        </table:table-row>
        <table:table-row table:style-name="ro1">
          <table:table-cell table:formula="of:=IF(ISBLANK([LIST.B326]);&quot;&quot;;[LIST.B326])">
            <text:p/>
          </table:table-cell>
          <table:table-cell table:formula="of:=IF(ISBLANK([LIST.B325]);&quot;&quot;;[LIST.B325])">
            <text:p/>
          </table:table-cell>
          <table:table-cell table:number-columns-repeated="1022"/>
        </table:table-row>
        <table:table-row table:style-name="ro1">
          <table:table-cell table:formula="of:=IF(ISBLANK([LIST.B328]);&quot;&quot;;[LIST.B328])">
            <text:p/>
          </table:table-cell>
          <table:table-cell table:formula="of:=IF(ISBLANK([LIST.B327]);&quot;&quot;;[LIST.B327])">
            <text:p/>
          </table:table-cell>
          <table:table-cell table:number-columns-repeated="1022"/>
        </table:table-row>
        <table:table-row table:style-name="ro1">
          <table:table-cell table:formula="of:=IF(ISBLANK([LIST.B330]);&quot;&quot;;[LIST.B330])">
            <text:p/>
          </table:table-cell>
          <table:table-cell table:formula="of:=IF(ISBLANK([LIST.B329]);&quot;&quot;;[LIST.B329])">
            <text:p/>
          </table:table-cell>
          <table:table-cell table:number-columns-repeated="1022"/>
        </table:table-row>
        <table:table-row table:style-name="ro1">
          <table:table-cell table:formula="of:=IF(ISBLANK([LIST.A331]);&quot;&quot;;[LIST.A331])">
            <text:p/>
          </table:table-cell>
          <table:table-cell table:formula="of:=IF(ISBLANK([LIST.A332]);&quot;&quot;;[LIST.A332])">
            <text:p/>
          </table:table-cell>
          <table:table-cell table:number-columns-repeated="1022"/>
        </table:table-row>
        <table:table-row table:style-name="ro1">
          <table:table-cell table:formula="of:=IF(ISBLANK([LIST.A333]);&quot;&quot;;[LIST.A333])">
            <text:p/>
          </table:table-cell>
          <table:table-cell table:formula="of:=IF(ISBLANK([LIST.A334]);&quot;&quot;;[LIST.A334])">
            <text:p/>
          </table:table-cell>
          <table:table-cell table:number-columns-repeated="1022"/>
        </table:table-row>
        <table:table-row table:style-name="ro1">
          <table:table-cell table:formula="of:=IF(ISBLANK([LIST.A335]);&quot;&quot;;[LIST.A335])">
            <text:p/>
          </table:table-cell>
          <table:table-cell table:formula="of:=IF(ISBLANK([LIST.A336]);&quot;&quot;;[LIST.A336])">
            <text:p/>
          </table:table-cell>
          <table:table-cell table:number-columns-repeated="1022"/>
        </table:table-row>
        <table:table-row table:style-name="ro1">
          <table:table-cell table:formula="of:=IF(ISBLANK([LIST.A337]);&quot;&quot;;[LIST.A338])">
            <text:p/>
          </table:table-cell>
          <table:table-cell table:formula="of:=IF(ISBLANK([LIST.A338]);&quot;&quot;;[LIST.A338])">
            <text:p/>
          </table:table-cell>
          <table:table-cell table:number-columns-repeated="1022"/>
        </table:table-row>
        <table:table-row table:style-name="ro1">
          <table:table-cell table:formula="of:=IF(ISBLANK([LIST.A339]);&quot;&quot;;[LIST.A339])">
            <text:p/>
          </table:table-cell>
          <table:table-cell table:formula="of:=IF(ISBLANK([LIST.A340]);&quot;&quot;;[LIST.A340])">
            <text:p/>
          </table:table-cell>
          <table:table-cell table:number-columns-repeated="1022"/>
        </table:table-row>
        <table:table-row table:style-name="ro1">
          <table:table-cell table:formula="of:=IF(ISBLANK([LIST.B332]);&quot;&quot;;[LIST.B332])">
            <text:p/>
          </table:table-cell>
          <table:table-cell table:formula="of:=IF(ISBLANK([LIST.B331]);&quot;&quot;;[LIST.B331])">
            <text:p/>
          </table:table-cell>
          <table:table-cell table:number-columns-repeated="1022"/>
        </table:table-row>
        <table:table-row table:style-name="ro1">
          <table:table-cell table:formula="of:=IF(ISBLANK([LIST.B334]);&quot;&quot;;[LIST.B334])">
            <text:p/>
          </table:table-cell>
          <table:table-cell table:formula="of:=IF(ISBLANK([LIST.B333]);&quot;&quot;;[LIST.B333])">
            <text:p/>
          </table:table-cell>
          <table:table-cell table:number-columns-repeated="1022"/>
        </table:table-row>
        <table:table-row table:style-name="ro1">
          <table:table-cell table:formula="of:=IF(ISBLANK([LIST.B336]);&quot;&quot;;[LIST.B336])">
            <text:p/>
          </table:table-cell>
          <table:table-cell table:formula="of:=IF(ISBLANK([LIST.B335]);&quot;&quot;;[LIST.B335])">
            <text:p/>
          </table:table-cell>
          <table:table-cell table:number-columns-repeated="1022"/>
        </table:table-row>
        <table:table-row table:style-name="ro1">
          <table:table-cell table:formula="of:=IF(ISBLANK([LIST.B338]);&quot;&quot;;[LIST.B338])">
            <text:p/>
          </table:table-cell>
          <table:table-cell table:formula="of:=IF(ISBLANK([LIST.B337]);&quot;&quot;;[LIST.B337])">
            <text:p/>
          </table:table-cell>
          <table:table-cell table:number-columns-repeated="1022"/>
        </table:table-row>
        <table:table-row table:style-name="ro1">
          <table:table-cell table:formula="of:=IF(ISBLANK([LIST.B340]);&quot;&quot;;[LIST.B340])">
            <text:p/>
          </table:table-cell>
          <table:table-cell table:formula="of:=IF(ISBLANK([LIST.B339]);&quot;&quot;;[LIST.B339])">
            <text:p/>
          </table:table-cell>
          <table:table-cell table:number-columns-repeated="1022"/>
        </table:table-row>
        <table:table-row table:style-name="ro1">
          <table:table-cell table:formula="of:=IF(ISBLANK([LIST.A341]);&quot;&quot;;[LIST.A341])">
            <text:p/>
          </table:table-cell>
          <table:table-cell table:formula="of:=IF(ISBLANK([LIST.A342]);&quot;&quot;;[LIST.A342])">
            <text:p/>
          </table:table-cell>
          <table:table-cell table:number-columns-repeated="1022"/>
        </table:table-row>
        <table:table-row table:style-name="ro1">
          <table:table-cell table:formula="of:=IF(ISBLANK([LIST.A343]);&quot;&quot;;[LIST.A343])">
            <text:p/>
          </table:table-cell>
          <table:table-cell table:formula="of:=IF(ISBLANK([LIST.A344]);&quot;&quot;;[LIST.A344])">
            <text:p/>
          </table:table-cell>
          <table:table-cell table:number-columns-repeated="1022"/>
        </table:table-row>
        <table:table-row table:style-name="ro1">
          <table:table-cell table:formula="of:=IF(ISBLANK([LIST.A345]);&quot;&quot;;[LIST.A345])">
            <text:p/>
          </table:table-cell>
          <table:table-cell table:formula="of:=IF(ISBLANK([LIST.A346]);&quot;&quot;;[LIST.A346])">
            <text:p/>
          </table:table-cell>
          <table:table-cell table:number-columns-repeated="1022"/>
        </table:table-row>
        <table:table-row table:style-name="ro1">
          <table:table-cell table:formula="of:=IF(ISBLANK([LIST.A347]);&quot;&quot;;[LIST.A348])">
            <text:p/>
          </table:table-cell>
          <table:table-cell table:formula="of:=IF(ISBLANK([LIST.A348]);&quot;&quot;;[LIST.A348])">
            <text:p/>
          </table:table-cell>
          <table:table-cell table:number-columns-repeated="1022"/>
        </table:table-row>
        <table:table-row table:style-name="ro1">
          <table:table-cell table:formula="of:=IF(ISBLANK([LIST.A349]);&quot;&quot;;[LIST.A349])">
            <text:p/>
          </table:table-cell>
          <table:table-cell table:formula="of:=IF(ISBLANK([LIST.A350]);&quot;&quot;;[LIST.A350])">
            <text:p/>
          </table:table-cell>
          <table:table-cell table:number-columns-repeated="1022"/>
        </table:table-row>
        <table:table-row table:style-name="ro1">
          <table:table-cell table:formula="of:=IF(ISBLANK([LIST.B342]);&quot;&quot;;[LIST.B342])">
            <text:p/>
          </table:table-cell>
          <table:table-cell table:formula="of:=IF(ISBLANK([LIST.B341]);&quot;&quot;;[LIST.B341])">
            <text:p/>
          </table:table-cell>
          <table:table-cell table:number-columns-repeated="1022"/>
        </table:table-row>
        <table:table-row table:style-name="ro1">
          <table:table-cell table:formula="of:=IF(ISBLANK([LIST.B344]);&quot;&quot;;[LIST.B344])">
            <text:p/>
          </table:table-cell>
          <table:table-cell table:formula="of:=IF(ISBLANK([LIST.B343]);&quot;&quot;;[LIST.B343])">
            <text:p/>
          </table:table-cell>
          <table:table-cell table:number-columns-repeated="1022"/>
        </table:table-row>
        <table:table-row table:style-name="ro1">
          <table:table-cell table:formula="of:=IF(ISBLANK([LIST.B346]);&quot;&quot;;[LIST.B346])">
            <text:p/>
          </table:table-cell>
          <table:table-cell table:formula="of:=IF(ISBLANK([LIST.B345]);&quot;&quot;;[LIST.B345])">
            <text:p/>
          </table:table-cell>
          <table:table-cell table:number-columns-repeated="1022"/>
        </table:table-row>
        <table:table-row table:style-name="ro1">
          <table:table-cell table:formula="of:=IF(ISBLANK([LIST.B348]);&quot;&quot;;[LIST.B348])">
            <text:p/>
          </table:table-cell>
          <table:table-cell table:formula="of:=IF(ISBLANK([LIST.B347]);&quot;&quot;;[LIST.B347])">
            <text:p/>
          </table:table-cell>
          <table:table-cell table:number-columns-repeated="1022"/>
        </table:table-row>
        <table:table-row table:style-name="ro1">
          <table:table-cell table:formula="of:=IF(ISBLANK([LIST.B350]);&quot;&quot;;[LIST.B350])">
            <text:p/>
          </table:table-cell>
          <table:table-cell table:formula="of:=IF(ISBLANK([LIST.B349]);&quot;&quot;;[LIST.B349])">
            <text:p/>
          </table:table-cell>
          <table:table-cell table:number-columns-repeated="1022"/>
        </table:table-row>
        <table:table-row table:style-name="ro1">
          <table:table-cell table:formula="of:=IF(ISBLANK([LIST.A351]);&quot;&quot;;[LIST.A351])">
            <text:p/>
          </table:table-cell>
          <table:table-cell table:formula="of:=IF(ISBLANK([LIST.A352]);&quot;&quot;;[LIST.A352])">
            <text:p/>
          </table:table-cell>
          <table:table-cell table:number-columns-repeated="1022"/>
        </table:table-row>
        <table:table-row table:style-name="ro1">
          <table:table-cell table:formula="of:=IF(ISBLANK([LIST.A353]);&quot;&quot;;[LIST.A353])">
            <text:p/>
          </table:table-cell>
          <table:table-cell table:formula="of:=IF(ISBLANK([LIST.A354]);&quot;&quot;;[LIST.A354])">
            <text:p/>
          </table:table-cell>
          <table:table-cell table:number-columns-repeated="1022"/>
        </table:table-row>
        <table:table-row table:style-name="ro1">
          <table:table-cell table:formula="of:=IF(ISBLANK([LIST.A355]);&quot;&quot;;[LIST.A355])">
            <text:p/>
          </table:table-cell>
          <table:table-cell table:formula="of:=IF(ISBLANK([LIST.A356]);&quot;&quot;;[LIST.A356])">
            <text:p/>
          </table:table-cell>
          <table:table-cell table:number-columns-repeated="1022"/>
        </table:table-row>
        <table:table-row table:style-name="ro1">
          <table:table-cell table:formula="of:=IF(ISBLANK([LIST.A357]);&quot;&quot;;[LIST.A358])">
            <text:p/>
          </table:table-cell>
          <table:table-cell table:formula="of:=IF(ISBLANK([LIST.A358]);&quot;&quot;;[LIST.A358])">
            <text:p/>
          </table:table-cell>
          <table:table-cell table:number-columns-repeated="1022"/>
        </table:table-row>
        <table:table-row table:style-name="ro1">
          <table:table-cell table:formula="of:=IF(ISBLANK([LIST.A359]);&quot;&quot;;[LIST.A359])">
            <text:p/>
          </table:table-cell>
          <table:table-cell table:formula="of:=IF(ISBLANK([LIST.A360]);&quot;&quot;;[LIST.A360])">
            <text:p/>
          </table:table-cell>
          <table:table-cell table:number-columns-repeated="1022"/>
        </table:table-row>
        <table:table-row table:style-name="ro1">
          <table:table-cell table:formula="of:=IF(ISBLANK([LIST.B352]);&quot;&quot;;[LIST.B352])">
            <text:p/>
          </table:table-cell>
          <table:table-cell table:formula="of:=IF(ISBLANK([LIST.B351]);&quot;&quot;;[LIST.B351])">
            <text:p/>
          </table:table-cell>
          <table:table-cell table:number-columns-repeated="1022"/>
        </table:table-row>
        <table:table-row table:style-name="ro1">
          <table:table-cell table:formula="of:=IF(ISBLANK([LIST.B354]);&quot;&quot;;[LIST.B354])">
            <text:p/>
          </table:table-cell>
          <table:table-cell table:formula="of:=IF(ISBLANK([LIST.B353]);&quot;&quot;;[LIST.B353])">
            <text:p/>
          </table:table-cell>
          <table:table-cell table:number-columns-repeated="1022"/>
        </table:table-row>
        <table:table-row table:style-name="ro1">
          <table:table-cell table:formula="of:=IF(ISBLANK([LIST.B356]);&quot;&quot;;[LIST.B356])">
            <text:p/>
          </table:table-cell>
          <table:table-cell table:formula="of:=IF(ISBLANK([LIST.B355]);&quot;&quot;;[LIST.B355])">
            <text:p/>
          </table:table-cell>
          <table:table-cell table:number-columns-repeated="1022"/>
        </table:table-row>
        <table:table-row table:style-name="ro1">
          <table:table-cell table:formula="of:=IF(ISBLANK([LIST.B358]);&quot;&quot;;[LIST.B358])">
            <text:p/>
          </table:table-cell>
          <table:table-cell table:formula="of:=IF(ISBLANK([LIST.B357]);&quot;&quot;;[LIST.B357])">
            <text:p/>
          </table:table-cell>
          <table:table-cell table:number-columns-repeated="1022"/>
        </table:table-row>
        <table:table-row table:style-name="ro1">
          <table:table-cell table:formula="of:=IF(ISBLANK([LIST.B360]);&quot;&quot;;[LIST.B360])">
            <text:p/>
          </table:table-cell>
          <table:table-cell table:formula="of:=IF(ISBLANK([LIST.B359]);&quot;&quot;;[LIST.B359])">
            <text:p/>
          </table:table-cell>
          <table:table-cell table:number-columns-repeated="1022"/>
        </table:table-row>
        <table:table-row table:style-name="ro1">
          <table:table-cell table:formula="of:=IF(ISBLANK([LIST.A361]);&quot;&quot;;[LIST.A361])">
            <text:p/>
          </table:table-cell>
          <table:table-cell table:formula="of:=IF(ISBLANK([LIST.A362]);&quot;&quot;;[LIST.A362])">
            <text:p/>
          </table:table-cell>
          <table:table-cell table:number-columns-repeated="1022"/>
        </table:table-row>
        <table:table-row table:style-name="ro1">
          <table:table-cell table:formula="of:=IF(ISBLANK([LIST.A363]);&quot;&quot;;[LIST.A363])">
            <text:p/>
          </table:table-cell>
          <table:table-cell table:formula="of:=IF(ISBLANK([LIST.A364]);&quot;&quot;;[LIST.A364])">
            <text:p/>
          </table:table-cell>
          <table:table-cell table:number-columns-repeated="1022"/>
        </table:table-row>
        <table:table-row table:style-name="ro1">
          <table:table-cell table:formula="of:=IF(ISBLANK([LIST.A365]);&quot;&quot;;[LIST.A365])">
            <text:p/>
          </table:table-cell>
          <table:table-cell table:formula="of:=IF(ISBLANK([LIST.A366]);&quot;&quot;;[LIST.A366])">
            <text:p/>
          </table:table-cell>
          <table:table-cell table:number-columns-repeated="1022"/>
        </table:table-row>
        <table:table-row table:style-name="ro1">
          <table:table-cell table:formula="of:=IF(ISBLANK([LIST.A367]);&quot;&quot;;[LIST.A368])">
            <text:p/>
          </table:table-cell>
          <table:table-cell table:formula="of:=IF(ISBLANK([LIST.A368]);&quot;&quot;;[LIST.A368])">
            <text:p/>
          </table:table-cell>
          <table:table-cell table:number-columns-repeated="1022"/>
        </table:table-row>
        <table:table-row table:style-name="ro1">
          <table:table-cell table:formula="of:=IF(ISBLANK([LIST.A369]);&quot;&quot;;[LIST.A369])">
            <text:p/>
          </table:table-cell>
          <table:table-cell table:formula="of:=IF(ISBLANK([LIST.A370]);&quot;&quot;;[LIST.A370])">
            <text:p/>
          </table:table-cell>
          <table:table-cell table:number-columns-repeated="1022"/>
        </table:table-row>
        <table:table-row table:style-name="ro1">
          <table:table-cell table:formula="of:=IF(ISBLANK([LIST.B362]);&quot;&quot;;[LIST.B362])">
            <text:p/>
          </table:table-cell>
          <table:table-cell table:formula="of:=IF(ISBLANK([LIST.B361]);&quot;&quot;;[LIST.B361])">
            <text:p/>
          </table:table-cell>
          <table:table-cell table:number-columns-repeated="1022"/>
        </table:table-row>
        <table:table-row table:style-name="ro1">
          <table:table-cell table:formula="of:=IF(ISBLANK([LIST.B364]);&quot;&quot;;[LIST.B364])">
            <text:p/>
          </table:table-cell>
          <table:table-cell table:formula="of:=IF(ISBLANK([LIST.B363]);&quot;&quot;;[LIST.B363])">
            <text:p/>
          </table:table-cell>
          <table:table-cell table:number-columns-repeated="1022"/>
        </table:table-row>
        <table:table-row table:style-name="ro1">
          <table:table-cell table:formula="of:=IF(ISBLANK([LIST.B366]);&quot;&quot;;[LIST.B366])">
            <text:p/>
          </table:table-cell>
          <table:table-cell table:formula="of:=IF(ISBLANK([LIST.B365]);&quot;&quot;;[LIST.B365])">
            <text:p/>
          </table:table-cell>
          <table:table-cell table:number-columns-repeated="1022"/>
        </table:table-row>
        <table:table-row table:style-name="ro1">
          <table:table-cell table:formula="of:=IF(ISBLANK([LIST.B368]);&quot;&quot;;[LIST.B368])">
            <text:p/>
          </table:table-cell>
          <table:table-cell table:formula="of:=IF(ISBLANK([LIST.B367]);&quot;&quot;;[LIST.B367])">
            <text:p/>
          </table:table-cell>
          <table:table-cell table:number-columns-repeated="1022"/>
        </table:table-row>
        <table:table-row table:style-name="ro1">
          <table:table-cell table:formula="of:=IF(ISBLANK([LIST.B370]);&quot;&quot;;[LIST.B370])">
            <text:p/>
          </table:table-cell>
          <table:table-cell table:formula="of:=IF(ISBLANK([LIST.B369]);&quot;&quot;;[LIST.B369])">
            <text:p/>
          </table:table-cell>
          <table:table-cell table:number-columns-repeated="1022"/>
        </table:table-row>
        <table:table-row table:style-name="ro1">
          <table:table-cell table:formula="of:=IF(ISBLANK([LIST.A371]);&quot;&quot;;[LIST.A371])">
            <text:p/>
          </table:table-cell>
          <table:table-cell table:formula="of:=IF(ISBLANK([LIST.A372]);&quot;&quot;;[LIST.A372])">
            <text:p/>
          </table:table-cell>
          <table:table-cell table:number-columns-repeated="1022"/>
        </table:table-row>
        <table:table-row table:style-name="ro1">
          <table:table-cell table:formula="of:=IF(ISBLANK([LIST.A373]);&quot;&quot;;[LIST.A373])">
            <text:p/>
          </table:table-cell>
          <table:table-cell table:formula="of:=IF(ISBLANK([LIST.A374]);&quot;&quot;;[LIST.A374])">
            <text:p/>
          </table:table-cell>
          <table:table-cell table:number-columns-repeated="1022"/>
        </table:table-row>
        <table:table-row table:style-name="ro1">
          <table:table-cell table:formula="of:=IF(ISBLANK([LIST.A375]);&quot;&quot;;[LIST.A375])">
            <text:p/>
          </table:table-cell>
          <table:table-cell table:formula="of:=IF(ISBLANK([LIST.A376]);&quot;&quot;;[LIST.A376])">
            <text:p/>
          </table:table-cell>
          <table:table-cell table:number-columns-repeated="1022"/>
        </table:table-row>
        <table:table-row table:style-name="ro1">
          <table:table-cell table:formula="of:=IF(ISBLANK([LIST.A377]);&quot;&quot;;[LIST.A378])">
            <text:p/>
          </table:table-cell>
          <table:table-cell table:formula="of:=IF(ISBLANK([LIST.A378]);&quot;&quot;;[LIST.A378])">
            <text:p/>
          </table:table-cell>
          <table:table-cell table:number-columns-repeated="1022"/>
        </table:table-row>
        <table:table-row table:style-name="ro1">
          <table:table-cell table:formula="of:=IF(ISBLANK([LIST.A379]);&quot;&quot;;[LIST.A379])">
            <text:p/>
          </table:table-cell>
          <table:table-cell table:formula="of:=IF(ISBLANK([LIST.A380]);&quot;&quot;;[LIST.A380])">
            <text:p/>
          </table:table-cell>
          <table:table-cell table:number-columns-repeated="1022"/>
        </table:table-row>
        <table:table-row table:style-name="ro1">
          <table:table-cell table:formula="of:=IF(ISBLANK([LIST.B372]);&quot;&quot;;[LIST.B372])">
            <text:p/>
          </table:table-cell>
          <table:table-cell table:formula="of:=IF(ISBLANK([LIST.B371]);&quot;&quot;;[LIST.B371])">
            <text:p/>
          </table:table-cell>
          <table:table-cell table:number-columns-repeated="1022"/>
        </table:table-row>
        <table:table-row table:style-name="ro1">
          <table:table-cell table:formula="of:=IF(ISBLANK([LIST.B374]);&quot;&quot;;[LIST.B374])">
            <text:p/>
          </table:table-cell>
          <table:table-cell table:formula="of:=IF(ISBLANK([LIST.B373]);&quot;&quot;;[LIST.B373])">
            <text:p/>
          </table:table-cell>
          <table:table-cell table:number-columns-repeated="1022"/>
        </table:table-row>
        <table:table-row table:style-name="ro1">
          <table:table-cell table:formula="of:=IF(ISBLANK([LIST.B376]);&quot;&quot;;[LIST.B376])">
            <text:p/>
          </table:table-cell>
          <table:table-cell table:formula="of:=IF(ISBLANK([LIST.B375]);&quot;&quot;;[LIST.B375])">
            <text:p/>
          </table:table-cell>
          <table:table-cell table:number-columns-repeated="1022"/>
        </table:table-row>
        <table:table-row table:style-name="ro1">
          <table:table-cell table:formula="of:=IF(ISBLANK([LIST.B378]);&quot;&quot;;[LIST.B378])">
            <text:p/>
          </table:table-cell>
          <table:table-cell table:formula="of:=IF(ISBLANK([LIST.B377]);&quot;&quot;;[LIST.B377])">
            <text:p/>
          </table:table-cell>
          <table:table-cell table:number-columns-repeated="1022"/>
        </table:table-row>
        <table:table-row table:style-name="ro1">
          <table:table-cell table:formula="of:=IF(ISBLANK([LIST.B380]);&quot;&quot;;[LIST.B380])">
            <text:p/>
          </table:table-cell>
          <table:table-cell table:formula="of:=IF(ISBLANK([LIST.B379]);&quot;&quot;;[LIST.B379])">
            <text:p/>
          </table:table-cell>
          <table:table-cell table:number-columns-repeated="1022"/>
        </table:table-row>
        <table:table-row table:style-name="ro1">
          <table:table-cell table:formula="of:=IF(ISBLANK([LIST.A381]);&quot;&quot;;[LIST.A381])">
            <text:p/>
          </table:table-cell>
          <table:table-cell table:formula="of:=IF(ISBLANK([LIST.A382]);&quot;&quot;;[LIST.A382])">
            <text:p/>
          </table:table-cell>
          <table:table-cell table:number-columns-repeated="1022"/>
        </table:table-row>
        <table:table-row table:style-name="ro1">
          <table:table-cell table:formula="of:=IF(ISBLANK([LIST.A383]);&quot;&quot;;[LIST.A383])">
            <text:p/>
          </table:table-cell>
          <table:table-cell table:formula="of:=IF(ISBLANK([LIST.A384]);&quot;&quot;;[LIST.A384])">
            <text:p/>
          </table:table-cell>
          <table:table-cell table:number-columns-repeated="1022"/>
        </table:table-row>
        <table:table-row table:style-name="ro1">
          <table:table-cell table:formula="of:=IF(ISBLANK([LIST.A385]);&quot;&quot;;[LIST.A385])">
            <text:p/>
          </table:table-cell>
          <table:table-cell table:formula="of:=IF(ISBLANK([LIST.A386]);&quot;&quot;;[LIST.A386])">
            <text:p/>
          </table:table-cell>
          <table:table-cell table:number-columns-repeated="1022"/>
        </table:table-row>
        <table:table-row table:style-name="ro1">
          <table:table-cell table:formula="of:=IF(ISBLANK([LIST.A387]);&quot;&quot;;[LIST.A388])">
            <text:p/>
          </table:table-cell>
          <table:table-cell table:formula="of:=IF(ISBLANK([LIST.A388]);&quot;&quot;;[LIST.A388])">
            <text:p/>
          </table:table-cell>
          <table:table-cell table:number-columns-repeated="1022"/>
        </table:table-row>
        <table:table-row table:style-name="ro1">
          <table:table-cell table:formula="of:=IF(ISBLANK([LIST.A389]);&quot;&quot;;[LIST.A389])">
            <text:p/>
          </table:table-cell>
          <table:table-cell table:formula="of:=IF(ISBLANK([LIST.A390]);&quot;&quot;;[LIST.A390])">
            <text:p/>
          </table:table-cell>
          <table:table-cell table:number-columns-repeated="1022"/>
        </table:table-row>
        <table:table-row table:style-name="ro1">
          <table:table-cell table:formula="of:=IF(ISBLANK([LIST.B382]);&quot;&quot;;[LIST.B382])">
            <text:p/>
          </table:table-cell>
          <table:table-cell table:formula="of:=IF(ISBLANK([LIST.B381]);&quot;&quot;;[LIST.B381])">
            <text:p/>
          </table:table-cell>
          <table:table-cell table:number-columns-repeated="1022"/>
        </table:table-row>
        <table:table-row table:style-name="ro1">
          <table:table-cell table:formula="of:=IF(ISBLANK([LIST.B384]);&quot;&quot;;[LIST.B384])">
            <text:p/>
          </table:table-cell>
          <table:table-cell table:formula="of:=IF(ISBLANK([LIST.B383]);&quot;&quot;;[LIST.B383])">
            <text:p/>
          </table:table-cell>
          <table:table-cell table:number-columns-repeated="1022"/>
        </table:table-row>
        <table:table-row table:style-name="ro1">
          <table:table-cell table:formula="of:=IF(ISBLANK([LIST.B386]);&quot;&quot;;[LIST.B386])">
            <text:p/>
          </table:table-cell>
          <table:table-cell table:formula="of:=IF(ISBLANK([LIST.B385]);&quot;&quot;;[LIST.B385])">
            <text:p/>
          </table:table-cell>
          <table:table-cell table:number-columns-repeated="1022"/>
        </table:table-row>
        <table:table-row table:style-name="ro1">
          <table:table-cell table:formula="of:=IF(ISBLANK([LIST.B388]);&quot;&quot;;[LIST.B388])">
            <text:p/>
          </table:table-cell>
          <table:table-cell table:formula="of:=IF(ISBLANK([LIST.B387]);&quot;&quot;;[LIST.B387])">
            <text:p/>
          </table:table-cell>
          <table:table-cell table:number-columns-repeated="1022"/>
        </table:table-row>
        <table:table-row table:style-name="ro1">
          <table:table-cell table:formula="of:=IF(ISBLANK([LIST.B390]);&quot;&quot;;[LIST.B390])">
            <text:p/>
          </table:table-cell>
          <table:table-cell table:formula="of:=IF(ISBLANK([LIST.B389]);&quot;&quot;;[LIST.B389])">
            <text:p/>
          </table:table-cell>
          <table:table-cell table:number-columns-repeated="1022"/>
        </table:table-row>
        <table:table-row table:style-name="ro1">
          <table:table-cell table:formula="of:=IF(ISBLANK([LIST.A391]);&quot;&quot;;[LIST.A391])">
            <text:p/>
          </table:table-cell>
          <table:table-cell table:formula="of:=IF(ISBLANK([LIST.A392]);&quot;&quot;;[LIST.A392])">
            <text:p/>
          </table:table-cell>
          <table:table-cell table:number-columns-repeated="1022"/>
        </table:table-row>
        <table:table-row table:style-name="ro1">
          <table:table-cell table:formula="of:=IF(ISBLANK([LIST.A393]);&quot;&quot;;[LIST.A393])">
            <text:p/>
          </table:table-cell>
          <table:table-cell table:formula="of:=IF(ISBLANK([LIST.A394]);&quot;&quot;;[LIST.A394])">
            <text:p/>
          </table:table-cell>
          <table:table-cell table:number-columns-repeated="1022"/>
        </table:table-row>
        <table:table-row table:style-name="ro1">
          <table:table-cell table:formula="of:=IF(ISBLANK([LIST.A395]);&quot;&quot;;[LIST.A395])">
            <text:p/>
          </table:table-cell>
          <table:table-cell table:formula="of:=IF(ISBLANK([LIST.A396]);&quot;&quot;;[LIST.A396])">
            <text:p/>
          </table:table-cell>
          <table:table-cell table:number-columns-repeated="1022"/>
        </table:table-row>
        <table:table-row table:style-name="ro1">
          <table:table-cell table:formula="of:=IF(ISBLANK([LIST.A397]);&quot;&quot;;[LIST.A398])">
            <text:p/>
          </table:table-cell>
          <table:table-cell table:formula="of:=IF(ISBLANK([LIST.A398]);&quot;&quot;;[LIST.A398])">
            <text:p/>
          </table:table-cell>
          <table:table-cell table:number-columns-repeated="1022"/>
        </table:table-row>
        <table:table-row table:style-name="ro1">
          <table:table-cell table:formula="of:=IF(ISBLANK([LIST.A399]);&quot;&quot;;[LIST.A399])">
            <text:p/>
          </table:table-cell>
          <table:table-cell table:formula="of:=IF(ISBLANK([LIST.A400]);&quot;&quot;;[LIST.A400])">
            <text:p/>
          </table:table-cell>
          <table:table-cell table:number-columns-repeated="1022"/>
        </table:table-row>
        <table:table-row table:style-name="ro1">
          <table:table-cell table:formula="of:=IF(ISBLANK([LIST.B392]);&quot;&quot;;[LIST.B392])">
            <text:p/>
          </table:table-cell>
          <table:table-cell table:formula="of:=IF(ISBLANK([LIST.B391]);&quot;&quot;;[LIST.B391])">
            <text:p/>
          </table:table-cell>
          <table:table-cell table:number-columns-repeated="1022"/>
        </table:table-row>
        <table:table-row table:style-name="ro1">
          <table:table-cell table:formula="of:=IF(ISBLANK([LIST.B394]);&quot;&quot;;[LIST.B394])">
            <text:p/>
          </table:table-cell>
          <table:table-cell table:formula="of:=IF(ISBLANK([LIST.B393]);&quot;&quot;;[LIST.B393])">
            <text:p/>
          </table:table-cell>
          <table:table-cell table:number-columns-repeated="1022"/>
        </table:table-row>
        <table:table-row table:style-name="ro1">
          <table:table-cell table:formula="of:=IF(ISBLANK([LIST.B396]);&quot;&quot;;[LIST.B396])">
            <text:p/>
          </table:table-cell>
          <table:table-cell table:formula="of:=IF(ISBLANK([LIST.B395]);&quot;&quot;;[LIST.B395])">
            <text:p/>
          </table:table-cell>
          <table:table-cell table:number-columns-repeated="1022"/>
        </table:table-row>
        <table:table-row table:style-name="ro1">
          <table:table-cell table:formula="of:=IF(ISBLANK([LIST.B398]);&quot;&quot;;[LIST.B398])">
            <text:p/>
          </table:table-cell>
          <table:table-cell table:formula="of:=IF(ISBLANK([LIST.B397]);&quot;&quot;;[LIST.B397])">
            <text:p/>
          </table:table-cell>
          <table:table-cell table:number-columns-repeated="1022"/>
        </table:table-row>
        <table:table-row table:style-name="ro1">
          <table:table-cell table:formula="of:=IF(ISBLANK([LIST.B400]);&quot;&quot;;[LIST.B400])">
            <text:p/>
          </table:table-cell>
          <table:table-cell table:formula="of:=IF(ISBLANK([LIST.B399]);&quot;&quot;;[LIST.B399])">
            <text:p/>
          </table:table-cell>
          <table:table-cell table:number-columns-repeated="1022"/>
        </table:table-row>
        <table:table-row table:style-name="ro1">
          <table:table-cell table:formula="of:=IF(ISBLANK([LIST.A401]);&quot;&quot;;[LIST.A401])">
            <text:p/>
          </table:table-cell>
          <table:table-cell table:formula="of:=IF(ISBLANK([LIST.A402]);&quot;&quot;;[LIST.A402])">
            <text:p/>
          </table:table-cell>
          <table:table-cell table:number-columns-repeated="1022"/>
        </table:table-row>
        <table:table-row table:style-name="ro1">
          <table:table-cell table:formula="of:=IF(ISBLANK([LIST.A403]);&quot;&quot;;[LIST.A403])">
            <text:p/>
          </table:table-cell>
          <table:table-cell table:formula="of:=IF(ISBLANK([LIST.A404]);&quot;&quot;;[LIST.A404])">
            <text:p/>
          </table:table-cell>
          <table:table-cell table:number-columns-repeated="1022"/>
        </table:table-row>
        <table:table-row table:style-name="ro1">
          <table:table-cell table:formula="of:=IF(ISBLANK([LIST.A405]);&quot;&quot;;[LIST.A405])">
            <text:p/>
          </table:table-cell>
          <table:table-cell table:formula="of:=IF(ISBLANK([LIST.A406]);&quot;&quot;;[LIST.A406])">
            <text:p/>
          </table:table-cell>
          <table:table-cell table:number-columns-repeated="1022"/>
        </table:table-row>
        <table:table-row table:style-name="ro1">
          <table:table-cell table:formula="of:=IF(ISBLANK([LIST.A407]);&quot;&quot;;[LIST.A408])">
            <text:p/>
          </table:table-cell>
          <table:table-cell table:formula="of:=IF(ISBLANK([LIST.A408]);&quot;&quot;;[LIST.A408])">
            <text:p/>
          </table:table-cell>
          <table:table-cell table:number-columns-repeated="1022"/>
        </table:table-row>
        <table:table-row table:style-name="ro1">
          <table:table-cell table:formula="of:=IF(ISBLANK([LIST.A409]);&quot;&quot;;[LIST.A409])">
            <text:p/>
          </table:table-cell>
          <table:table-cell table:formula="of:=IF(ISBLANK([LIST.A410]);&quot;&quot;;[LIST.A410])">
            <text:p/>
          </table:table-cell>
          <table:table-cell table:number-columns-repeated="1022"/>
        </table:table-row>
        <table:table-row table:style-name="ro1">
          <table:table-cell table:formula="of:=IF(ISBLANK([LIST.B402]);&quot;&quot;;[LIST.B402])">
            <text:p/>
          </table:table-cell>
          <table:table-cell table:formula="of:=IF(ISBLANK([LIST.B401]);&quot;&quot;;[LIST.B401])">
            <text:p/>
          </table:table-cell>
          <table:table-cell table:number-columns-repeated="1022"/>
        </table:table-row>
        <table:table-row table:style-name="ro1">
          <table:table-cell table:formula="of:=IF(ISBLANK([LIST.B404]);&quot;&quot;;[LIST.B404])">
            <text:p/>
          </table:table-cell>
          <table:table-cell table:formula="of:=IF(ISBLANK([LIST.B403]);&quot;&quot;;[LIST.B403])">
            <text:p/>
          </table:table-cell>
          <table:table-cell table:number-columns-repeated="1022"/>
        </table:table-row>
        <table:table-row table:style-name="ro1">
          <table:table-cell table:formula="of:=IF(ISBLANK([LIST.B406]);&quot;&quot;;[LIST.B406])">
            <text:p/>
          </table:table-cell>
          <table:table-cell table:formula="of:=IF(ISBLANK([LIST.B405]);&quot;&quot;;[LIST.B405])">
            <text:p/>
          </table:table-cell>
          <table:table-cell table:number-columns-repeated="1022"/>
        </table:table-row>
        <table:table-row table:style-name="ro1">
          <table:table-cell table:formula="of:=IF(ISBLANK([LIST.B408]);&quot;&quot;;[LIST.B408])">
            <text:p/>
          </table:table-cell>
          <table:table-cell table:formula="of:=IF(ISBLANK([LIST.B407]);&quot;&quot;;[LIST.B407])">
            <text:p/>
          </table:table-cell>
          <table:table-cell table:number-columns-repeated="1022"/>
        </table:table-row>
        <table:table-row table:style-name="ro1">
          <table:table-cell table:formula="of:=IF(ISBLANK([LIST.B410]);&quot;&quot;;[LIST.B410])">
            <text:p/>
          </table:table-cell>
          <table:table-cell table:formula="of:=IF(ISBLANK([LIST.B409]);&quot;&quot;;[LIST.B409])">
            <text:p/>
          </table:table-cell>
          <table:table-cell table:number-columns-repeated="1022"/>
        </table:table-row>
        <table:table-row table:style-name="ro1">
          <table:table-cell table:formula="of:=IF(ISBLANK([LIST.A411]);&quot;&quot;;[LIST.A411])">
            <text:p/>
          </table:table-cell>
          <table:table-cell table:formula="of:=IF(ISBLANK([LIST.A412]);&quot;&quot;;[LIST.A412])">
            <text:p/>
          </table:table-cell>
          <table:table-cell table:number-columns-repeated="1022"/>
        </table:table-row>
        <table:table-row table:style-name="ro1">
          <table:table-cell table:formula="of:=IF(ISBLANK([LIST.A413]);&quot;&quot;;[LIST.A413])">
            <text:p/>
          </table:table-cell>
          <table:table-cell table:formula="of:=IF(ISBLANK([LIST.A414]);&quot;&quot;;[LIST.A414])">
            <text:p/>
          </table:table-cell>
          <table:table-cell table:number-columns-repeated="1022"/>
        </table:table-row>
        <table:table-row table:style-name="ro1">
          <table:table-cell table:formula="of:=IF(ISBLANK([LIST.A415]);&quot;&quot;;[LIST.A415])">
            <text:p/>
          </table:table-cell>
          <table:table-cell table:formula="of:=IF(ISBLANK([LIST.A416]);&quot;&quot;;[LIST.A416])">
            <text:p/>
          </table:table-cell>
          <table:table-cell table:number-columns-repeated="1022"/>
        </table:table-row>
        <table:table-row table:style-name="ro1">
          <table:table-cell table:formula="of:=IF(ISBLANK([LIST.A417]);&quot;&quot;;[LIST.A418])">
            <text:p/>
          </table:table-cell>
          <table:table-cell table:formula="of:=IF(ISBLANK([LIST.A418]);&quot;&quot;;[LIST.A418])">
            <text:p/>
          </table:table-cell>
          <table:table-cell table:number-columns-repeated="1022"/>
        </table:table-row>
        <table:table-row table:style-name="ro1">
          <table:table-cell table:formula="of:=IF(ISBLANK([LIST.A419]);&quot;&quot;;[LIST.A419])">
            <text:p/>
          </table:table-cell>
          <table:table-cell table:formula="of:=IF(ISBLANK([LIST.A420]);&quot;&quot;;[LIST.A420])">
            <text:p/>
          </table:table-cell>
          <table:table-cell table:number-columns-repeated="1022"/>
        </table:table-row>
        <table:table-row table:style-name="ro1">
          <table:table-cell table:formula="of:=IF(ISBLANK([LIST.B412]);&quot;&quot;;[LIST.B412])">
            <text:p/>
          </table:table-cell>
          <table:table-cell table:formula="of:=IF(ISBLANK([LIST.B411]);&quot;&quot;;[LIST.B411])">
            <text:p/>
          </table:table-cell>
          <table:table-cell table:number-columns-repeated="1022"/>
        </table:table-row>
        <table:table-row table:style-name="ro1">
          <table:table-cell table:formula="of:=IF(ISBLANK([LIST.B414]);&quot;&quot;;[LIST.B414])">
            <text:p/>
          </table:table-cell>
          <table:table-cell table:formula="of:=IF(ISBLANK([LIST.B413]);&quot;&quot;;[LIST.B413])">
            <text:p/>
          </table:table-cell>
          <table:table-cell table:number-columns-repeated="1022"/>
        </table:table-row>
        <table:table-row table:style-name="ro1">
          <table:table-cell table:formula="of:=IF(ISBLANK([LIST.B416]);&quot;&quot;;[LIST.B416])">
            <text:p/>
          </table:table-cell>
          <table:table-cell table:formula="of:=IF(ISBLANK([LIST.B415]);&quot;&quot;;[LIST.B415])">
            <text:p/>
          </table:table-cell>
          <table:table-cell table:number-columns-repeated="1022"/>
        </table:table-row>
        <table:table-row table:style-name="ro1">
          <table:table-cell table:formula="of:=IF(ISBLANK([LIST.B418]);&quot;&quot;;[LIST.B418])">
            <text:p/>
          </table:table-cell>
          <table:table-cell table:formula="of:=IF(ISBLANK([LIST.B417]);&quot;&quot;;[LIST.B417])">
            <text:p/>
          </table:table-cell>
          <table:table-cell table:number-columns-repeated="1022"/>
        </table:table-row>
        <table:table-row table:style-name="ro1">
          <table:table-cell table:formula="of:=IF(ISBLANK([LIST.B420]);&quot;&quot;;[LIST.B420])">
            <text:p/>
          </table:table-cell>
          <table:table-cell table:formula="of:=IF(ISBLANK([LIST.B419]);&quot;&quot;;[LIST.B419])">
            <text:p/>
          </table:table-cell>
          <table:table-cell table:number-columns-repeated="1022"/>
        </table:table-row>
        <table:table-row table:style-name="ro1">
          <table:table-cell table:formula="of:=IF(ISBLANK([LIST.A421]);&quot;&quot;;[LIST.A421])">
            <text:p/>
          </table:table-cell>
          <table:table-cell table:formula="of:=IF(ISBLANK([LIST.A422]);&quot;&quot;;[LIST.A422])">
            <text:p/>
          </table:table-cell>
          <table:table-cell table:number-columns-repeated="1022"/>
        </table:table-row>
        <table:table-row table:style-name="ro1">
          <table:table-cell table:formula="of:=IF(ISBLANK([LIST.A423]);&quot;&quot;;[LIST.A423])">
            <text:p/>
          </table:table-cell>
          <table:table-cell table:formula="of:=IF(ISBLANK([LIST.A424]);&quot;&quot;;[LIST.A424])">
            <text:p/>
          </table:table-cell>
          <table:table-cell table:number-columns-repeated="1022"/>
        </table:table-row>
        <table:table-row table:style-name="ro1">
          <table:table-cell table:formula="of:=IF(ISBLANK([LIST.A425]);&quot;&quot;;[LIST.A425])">
            <text:p/>
          </table:table-cell>
          <table:table-cell table:formula="of:=IF(ISBLANK([LIST.A426]);&quot;&quot;;[LIST.A426])">
            <text:p/>
          </table:table-cell>
          <table:table-cell table:number-columns-repeated="1022"/>
        </table:table-row>
        <table:table-row table:style-name="ro1">
          <table:table-cell table:formula="of:=IF(ISBLANK([LIST.A427]);&quot;&quot;;[LIST.A428])">
            <text:p/>
          </table:table-cell>
          <table:table-cell table:formula="of:=IF(ISBLANK([LIST.A428]);&quot;&quot;;[LIST.A428])">
            <text:p/>
          </table:table-cell>
          <table:table-cell table:number-columns-repeated="1022"/>
        </table:table-row>
        <table:table-row table:style-name="ro1">
          <table:table-cell table:formula="of:=IF(ISBLANK([LIST.A429]);&quot;&quot;;[LIST.A429])">
            <text:p/>
          </table:table-cell>
          <table:table-cell table:formula="of:=IF(ISBLANK([LIST.A430]);&quot;&quot;;[LIST.A430])">
            <text:p/>
          </table:table-cell>
          <table:table-cell table:number-columns-repeated="1022"/>
        </table:table-row>
        <table:table-row table:style-name="ro1">
          <table:table-cell table:formula="of:=IF(ISBLANK([LIST.B422]);&quot;&quot;;[LIST.B422])">
            <text:p/>
          </table:table-cell>
          <table:table-cell table:formula="of:=IF(ISBLANK([LIST.B421]);&quot;&quot;;[LIST.B421])">
            <text:p/>
          </table:table-cell>
          <table:table-cell table:number-columns-repeated="1022"/>
        </table:table-row>
        <table:table-row table:style-name="ro1">
          <table:table-cell table:formula="of:=IF(ISBLANK([LIST.B424]);&quot;&quot;;[LIST.B424])">
            <text:p/>
          </table:table-cell>
          <table:table-cell table:formula="of:=IF(ISBLANK([LIST.B423]);&quot;&quot;;[LIST.B423])">
            <text:p/>
          </table:table-cell>
          <table:table-cell table:number-columns-repeated="1022"/>
        </table:table-row>
        <table:table-row table:style-name="ro1">
          <table:table-cell table:formula="of:=IF(ISBLANK([LIST.B426]);&quot;&quot;;[LIST.B426])">
            <text:p/>
          </table:table-cell>
          <table:table-cell table:formula="of:=IF(ISBLANK([LIST.B425]);&quot;&quot;;[LIST.B425])">
            <text:p/>
          </table:table-cell>
          <table:table-cell table:number-columns-repeated="1022"/>
        </table:table-row>
        <table:table-row table:style-name="ro1">
          <table:table-cell table:formula="of:=IF(ISBLANK([LIST.B428]);&quot;&quot;;[LIST.B428])">
            <text:p/>
          </table:table-cell>
          <table:table-cell table:formula="of:=IF(ISBLANK([LIST.B427]);&quot;&quot;;[LIST.B427])">
            <text:p/>
          </table:table-cell>
          <table:table-cell table:number-columns-repeated="1022"/>
        </table:table-row>
        <table:table-row table:style-name="ro1">
          <table:table-cell table:formula="of:=IF(ISBLANK([LIST.B430]);&quot;&quot;;[LIST.B430])">
            <text:p/>
          </table:table-cell>
          <table:table-cell table:formula="of:=IF(ISBLANK([LIST.B429]);&quot;&quot;;[LIST.B429])">
            <text:p/>
          </table:table-cell>
          <table:table-cell table:number-columns-repeated="1022"/>
        </table:table-row>
        <table:table-row table:style-name="ro1">
          <table:table-cell table:formula="of:=IF(ISBLANK([LIST.A431]);&quot;&quot;;[LIST.A431])">
            <text:p/>
          </table:table-cell>
          <table:table-cell table:formula="of:=IF(ISBLANK([LIST.A432]);&quot;&quot;;[LIST.A432])">
            <text:p/>
          </table:table-cell>
          <table:table-cell table:number-columns-repeated="1022"/>
        </table:table-row>
        <table:table-row table:style-name="ro1">
          <table:table-cell table:formula="of:=IF(ISBLANK([LIST.A433]);&quot;&quot;;[LIST.A433])">
            <text:p/>
          </table:table-cell>
          <table:table-cell table:formula="of:=IF(ISBLANK([LIST.A434]);&quot;&quot;;[LIST.A434])">
            <text:p/>
          </table:table-cell>
          <table:table-cell table:number-columns-repeated="1022"/>
        </table:table-row>
        <table:table-row table:style-name="ro1">
          <table:table-cell table:formula="of:=IF(ISBLANK([LIST.A435]);&quot;&quot;;[LIST.A435])">
            <text:p/>
          </table:table-cell>
          <table:table-cell table:formula="of:=IF(ISBLANK([LIST.A436]);&quot;&quot;;[LIST.A436])">
            <text:p/>
          </table:table-cell>
          <table:table-cell table:number-columns-repeated="1022"/>
        </table:table-row>
        <table:table-row table:style-name="ro1">
          <table:table-cell table:formula="of:=IF(ISBLANK([LIST.A437]);&quot;&quot;;[LIST.A438])">
            <text:p/>
          </table:table-cell>
          <table:table-cell table:formula="of:=IF(ISBLANK([LIST.A438]);&quot;&quot;;[LIST.A438])">
            <text:p/>
          </table:table-cell>
          <table:table-cell table:number-columns-repeated="1022"/>
        </table:table-row>
        <table:table-row table:style-name="ro1">
          <table:table-cell table:formula="of:=IF(ISBLANK([LIST.A439]);&quot;&quot;;[LIST.A439])">
            <text:p/>
          </table:table-cell>
          <table:table-cell table:formula="of:=IF(ISBLANK([LIST.A440]);&quot;&quot;;[LIST.A440])">
            <text:p/>
          </table:table-cell>
          <table:table-cell table:number-columns-repeated="1022"/>
        </table:table-row>
        <table:table-row table:style-name="ro1">
          <table:table-cell table:formula="of:=IF(ISBLANK([LIST.B432]);&quot;&quot;;[LIST.B432])">
            <text:p/>
          </table:table-cell>
          <table:table-cell table:formula="of:=IF(ISBLANK([LIST.B431]);&quot;&quot;;[LIST.B431])">
            <text:p/>
          </table:table-cell>
          <table:table-cell table:number-columns-repeated="1022"/>
        </table:table-row>
        <table:table-row table:style-name="ro1">
          <table:table-cell table:formula="of:=IF(ISBLANK([LIST.B434]);&quot;&quot;;[LIST.B434])">
            <text:p/>
          </table:table-cell>
          <table:table-cell table:formula="of:=IF(ISBLANK([LIST.B433]);&quot;&quot;;[LIST.B433])">
            <text:p/>
          </table:table-cell>
          <table:table-cell table:number-columns-repeated="1022"/>
        </table:table-row>
        <table:table-row table:style-name="ro1">
          <table:table-cell table:formula="of:=IF(ISBLANK([LIST.B436]);&quot;&quot;;[LIST.B436])">
            <text:p/>
          </table:table-cell>
          <table:table-cell table:formula="of:=IF(ISBLANK([LIST.B435]);&quot;&quot;;[LIST.B435])">
            <text:p/>
          </table:table-cell>
          <table:table-cell table:number-columns-repeated="1022"/>
        </table:table-row>
        <table:table-row table:style-name="ro1">
          <table:table-cell table:formula="of:=IF(ISBLANK([LIST.B438]);&quot;&quot;;[LIST.B438])">
            <text:p/>
          </table:table-cell>
          <table:table-cell table:formula="of:=IF(ISBLANK([LIST.B437]);&quot;&quot;;[LIST.B437])">
            <text:p/>
          </table:table-cell>
          <table:table-cell table:number-columns-repeated="1022"/>
        </table:table-row>
        <table:table-row table:style-name="ro1">
          <table:table-cell table:formula="of:=IF(ISBLANK([LIST.B440]);&quot;&quot;;[LIST.B440])">
            <text:p/>
          </table:table-cell>
          <table:table-cell table:formula="of:=IF(ISBLANK([LIST.B439]);&quot;&quot;;[LIST.B439])">
            <text:p/>
          </table:table-cell>
          <table:table-cell table:number-columns-repeated="1022"/>
        </table:table-row>
        <table:table-row table:style-name="ro1">
          <table:table-cell table:formula="of:=IF(ISBLANK([LIST.A441]);&quot;&quot;;[LIST.A441])">
            <text:p/>
          </table:table-cell>
          <table:table-cell table:formula="of:=IF(ISBLANK([LIST.A442]);&quot;&quot;;[LIST.A442])">
            <text:p/>
          </table:table-cell>
          <table:table-cell table:number-columns-repeated="1022"/>
        </table:table-row>
        <table:table-row table:style-name="ro1">
          <table:table-cell table:formula="of:=IF(ISBLANK([LIST.A443]);&quot;&quot;;[LIST.A443])">
            <text:p/>
          </table:table-cell>
          <table:table-cell table:formula="of:=IF(ISBLANK([LIST.A444]);&quot;&quot;;[LIST.A444])">
            <text:p/>
          </table:table-cell>
          <table:table-cell table:number-columns-repeated="1022"/>
        </table:table-row>
        <table:table-row table:style-name="ro1">
          <table:table-cell table:formula="of:=IF(ISBLANK([LIST.A445]);&quot;&quot;;[LIST.A445])">
            <text:p/>
          </table:table-cell>
          <table:table-cell table:formula="of:=IF(ISBLANK([LIST.A446]);&quot;&quot;;[LIST.A446])">
            <text:p/>
          </table:table-cell>
          <table:table-cell table:number-columns-repeated="1022"/>
        </table:table-row>
        <table:table-row table:style-name="ro1">
          <table:table-cell table:formula="of:=IF(ISBLANK([LIST.A447]);&quot;&quot;;[LIST.A448])">
            <text:p/>
          </table:table-cell>
          <table:table-cell table:formula="of:=IF(ISBLANK([LIST.A448]);&quot;&quot;;[LIST.A448])">
            <text:p/>
          </table:table-cell>
          <table:table-cell table:number-columns-repeated="1022"/>
        </table:table-row>
        <table:table-row table:style-name="ro1">
          <table:table-cell table:formula="of:=IF(ISBLANK([LIST.A449]);&quot;&quot;;[LIST.A449])">
            <text:p/>
          </table:table-cell>
          <table:table-cell table:formula="of:=IF(ISBLANK([LIST.A450]);&quot;&quot;;[LIST.A450])">
            <text:p/>
          </table:table-cell>
          <table:table-cell table:number-columns-repeated="1022"/>
        </table:table-row>
        <table:table-row table:style-name="ro1">
          <table:table-cell table:formula="of:=IF(ISBLANK([LIST.B442]);&quot;&quot;;[LIST.B442])">
            <text:p/>
          </table:table-cell>
          <table:table-cell table:formula="of:=IF(ISBLANK([LIST.B441]);&quot;&quot;;[LIST.B441])">
            <text:p/>
          </table:table-cell>
          <table:table-cell table:number-columns-repeated="1022"/>
        </table:table-row>
        <table:table-row table:style-name="ro1">
          <table:table-cell table:formula="of:=IF(ISBLANK([LIST.B444]);&quot;&quot;;[LIST.B444])">
            <text:p/>
          </table:table-cell>
          <table:table-cell table:formula="of:=IF(ISBLANK([LIST.B443]);&quot;&quot;;[LIST.B443])">
            <text:p/>
          </table:table-cell>
          <table:table-cell table:number-columns-repeated="1022"/>
        </table:table-row>
        <table:table-row table:style-name="ro1">
          <table:table-cell table:formula="of:=IF(ISBLANK([LIST.B446]);&quot;&quot;;[LIST.B446])">
            <text:p/>
          </table:table-cell>
          <table:table-cell table:formula="of:=IF(ISBLANK([LIST.B445]);&quot;&quot;;[LIST.B445])">
            <text:p/>
          </table:table-cell>
          <table:table-cell table:number-columns-repeated="1022"/>
        </table:table-row>
        <table:table-row table:style-name="ro1">
          <table:table-cell table:formula="of:=IF(ISBLANK([LIST.B448]);&quot;&quot;;[LIST.B448])">
            <text:p/>
          </table:table-cell>
          <table:table-cell table:formula="of:=IF(ISBLANK([LIST.B447]);&quot;&quot;;[LIST.B447])">
            <text:p/>
          </table:table-cell>
          <table:table-cell table:number-columns-repeated="1022"/>
        </table:table-row>
        <table:table-row table:style-name="ro1">
          <table:table-cell table:formula="of:=IF(ISBLANK([LIST.B450]);&quot;&quot;;[LIST.B450])">
            <text:p/>
          </table:table-cell>
          <table:table-cell table:formula="of:=IF(ISBLANK([LIST.B449]);&quot;&quot;;[LIST.B449])">
            <text:p/>
          </table:table-cell>
          <table:table-cell table:number-columns-repeated="1022"/>
        </table:table-row>
        <table:table-row table:style-name="ro1">
          <table:table-cell table:formula="of:=IF(ISBLANK([LIST.A451]);&quot;&quot;;[LIST.A451])">
            <text:p/>
          </table:table-cell>
          <table:table-cell table:formula="of:=IF(ISBLANK([LIST.A452]);&quot;&quot;;[LIST.A452])">
            <text:p/>
          </table:table-cell>
          <table:table-cell table:number-columns-repeated="1022"/>
        </table:table-row>
        <table:table-row table:style-name="ro1">
          <table:table-cell table:formula="of:=IF(ISBLANK([LIST.A453]);&quot;&quot;;[LIST.A453])">
            <text:p/>
          </table:table-cell>
          <table:table-cell table:formula="of:=IF(ISBLANK([LIST.A454]);&quot;&quot;;[LIST.A454])">
            <text:p/>
          </table:table-cell>
          <table:table-cell table:number-columns-repeated="1022"/>
        </table:table-row>
        <table:table-row table:style-name="ro1">
          <table:table-cell table:formula="of:=IF(ISBLANK([LIST.A455]);&quot;&quot;;[LIST.A455])">
            <text:p/>
          </table:table-cell>
          <table:table-cell table:formula="of:=IF(ISBLANK([LIST.A456]);&quot;&quot;;[LIST.A456])">
            <text:p/>
          </table:table-cell>
          <table:table-cell table:number-columns-repeated="1022"/>
        </table:table-row>
        <table:table-row table:style-name="ro1">
          <table:table-cell table:formula="of:=IF(ISBLANK([LIST.A457]);&quot;&quot;;[LIST.A458])">
            <text:p/>
          </table:table-cell>
          <table:table-cell table:formula="of:=IF(ISBLANK([LIST.A458]);&quot;&quot;;[LIST.A458])">
            <text:p/>
          </table:table-cell>
          <table:table-cell table:number-columns-repeated="1022"/>
        </table:table-row>
        <table:table-row table:style-name="ro1">
          <table:table-cell table:formula="of:=IF(ISBLANK([LIST.A459]);&quot;&quot;;[LIST.A459])">
            <text:p/>
          </table:table-cell>
          <table:table-cell table:formula="of:=IF(ISBLANK([LIST.A460]);&quot;&quot;;[LIST.A460])">
            <text:p/>
          </table:table-cell>
          <table:table-cell table:number-columns-repeated="1022"/>
        </table:table-row>
        <table:table-row table:style-name="ro1">
          <table:table-cell table:formula="of:=IF(ISBLANK([LIST.B452]);&quot;&quot;;[LIST.B452])">
            <text:p/>
          </table:table-cell>
          <table:table-cell table:formula="of:=IF(ISBLANK([LIST.B451]);&quot;&quot;;[LIST.B451])">
            <text:p/>
          </table:table-cell>
          <table:table-cell table:number-columns-repeated="1022"/>
        </table:table-row>
        <table:table-row table:style-name="ro1">
          <table:table-cell table:formula="of:=IF(ISBLANK([LIST.B454]);&quot;&quot;;[LIST.B454])">
            <text:p/>
          </table:table-cell>
          <table:table-cell table:formula="of:=IF(ISBLANK([LIST.B453]);&quot;&quot;;[LIST.B453])">
            <text:p/>
          </table:table-cell>
          <table:table-cell table:number-columns-repeated="1022"/>
        </table:table-row>
        <table:table-row table:style-name="ro1">
          <table:table-cell table:formula="of:=IF(ISBLANK([LIST.B456]);&quot;&quot;;[LIST.B456])">
            <text:p/>
          </table:table-cell>
          <table:table-cell table:formula="of:=IF(ISBLANK([LIST.B455]);&quot;&quot;;[LIST.B455])">
            <text:p/>
          </table:table-cell>
          <table:table-cell table:number-columns-repeated="1022"/>
        </table:table-row>
        <table:table-row table:style-name="ro1">
          <table:table-cell table:formula="of:=IF(ISBLANK([LIST.B458]);&quot;&quot;;[LIST.B458])">
            <text:p/>
          </table:table-cell>
          <table:table-cell table:formula="of:=IF(ISBLANK([LIST.B457]);&quot;&quot;;[LIST.B457])">
            <text:p/>
          </table:table-cell>
          <table:table-cell table:number-columns-repeated="1022"/>
        </table:table-row>
        <table:table-row table:style-name="ro1">
          <table:table-cell table:formula="of:=IF(ISBLANK([LIST.B460]);&quot;&quot;;[LIST.B460])">
            <text:p/>
          </table:table-cell>
          <table:table-cell table:formula="of:=IF(ISBLANK([LIST.B459]);&quot;&quot;;[LIST.B459])">
            <text:p/>
          </table:table-cell>
          <table:table-cell table:number-columns-repeated="1022"/>
        </table:table-row>
        <table:table-row table:style-name="ro1">
          <table:table-cell table:formula="of:=IF(ISBLANK([LIST.A461]);&quot;&quot;;[LIST.A461])">
            <text:p/>
          </table:table-cell>
          <table:table-cell table:formula="of:=IF(ISBLANK([LIST.A462]);&quot;&quot;;[LIST.A462])">
            <text:p/>
          </table:table-cell>
          <table:table-cell table:number-columns-repeated="1022"/>
        </table:table-row>
        <table:table-row table:style-name="ro1">
          <table:table-cell table:formula="of:=IF(ISBLANK([LIST.A463]);&quot;&quot;;[LIST.A463])">
            <text:p/>
          </table:table-cell>
          <table:table-cell table:formula="of:=IF(ISBLANK([LIST.A464]);&quot;&quot;;[LIST.A464])">
            <text:p/>
          </table:table-cell>
          <table:table-cell table:number-columns-repeated="1022"/>
        </table:table-row>
        <table:table-row table:style-name="ro1">
          <table:table-cell table:formula="of:=IF(ISBLANK([LIST.A465]);&quot;&quot;;[LIST.A465])">
            <text:p/>
          </table:table-cell>
          <table:table-cell table:formula="of:=IF(ISBLANK([LIST.A466]);&quot;&quot;;[LIST.A466])">
            <text:p/>
          </table:table-cell>
          <table:table-cell table:number-columns-repeated="1022"/>
        </table:table-row>
        <table:table-row table:style-name="ro1">
          <table:table-cell table:formula="of:=IF(ISBLANK([LIST.A467]);&quot;&quot;;[LIST.A468])">
            <text:p/>
          </table:table-cell>
          <table:table-cell table:formula="of:=IF(ISBLANK([LIST.A468]);&quot;&quot;;[LIST.A468])">
            <text:p/>
          </table:table-cell>
          <table:table-cell table:number-columns-repeated="1022"/>
        </table:table-row>
        <table:table-row table:style-name="ro1">
          <table:table-cell table:formula="of:=IF(ISBLANK([LIST.A469]);&quot;&quot;;[LIST.A469])">
            <text:p/>
          </table:table-cell>
          <table:table-cell table:formula="of:=IF(ISBLANK([LIST.A470]);&quot;&quot;;[LIST.A470])">
            <text:p/>
          </table:table-cell>
          <table:table-cell table:number-columns-repeated="1022"/>
        </table:table-row>
        <table:table-row table:style-name="ro1">
          <table:table-cell table:formula="of:=IF(ISBLANK([LIST.B462]);&quot;&quot;;[LIST.B462])">
            <text:p/>
          </table:table-cell>
          <table:table-cell table:formula="of:=IF(ISBLANK([LIST.B461]);&quot;&quot;;[LIST.B461])">
            <text:p/>
          </table:table-cell>
          <table:table-cell table:number-columns-repeated="1022"/>
        </table:table-row>
        <table:table-row table:style-name="ro1">
          <table:table-cell table:formula="of:=IF(ISBLANK([LIST.B464]);&quot;&quot;;[LIST.B464])">
            <text:p/>
          </table:table-cell>
          <table:table-cell table:formula="of:=IF(ISBLANK([LIST.B463]);&quot;&quot;;[LIST.B463])">
            <text:p/>
          </table:table-cell>
          <table:table-cell table:number-columns-repeated="1022"/>
        </table:table-row>
        <table:table-row table:style-name="ro1">
          <table:table-cell table:formula="of:=IF(ISBLANK([LIST.B466]);&quot;&quot;;[LIST.B466])">
            <text:p/>
          </table:table-cell>
          <table:table-cell table:formula="of:=IF(ISBLANK([LIST.B465]);&quot;&quot;;[LIST.B465])">
            <text:p/>
          </table:table-cell>
          <table:table-cell table:number-columns-repeated="1022"/>
        </table:table-row>
        <table:table-row table:style-name="ro1">
          <table:table-cell table:formula="of:=IF(ISBLANK([LIST.B468]);&quot;&quot;;[LIST.B468])">
            <text:p/>
          </table:table-cell>
          <table:table-cell table:formula="of:=IF(ISBLANK([LIST.B467]);&quot;&quot;;[LIST.B467])">
            <text:p/>
          </table:table-cell>
          <table:table-cell table:number-columns-repeated="1022"/>
        </table:table-row>
        <table:table-row table:style-name="ro1">
          <table:table-cell table:formula="of:=IF(ISBLANK([LIST.B470]);&quot;&quot;;[LIST.B470])">
            <text:p/>
          </table:table-cell>
          <table:table-cell table:formula="of:=IF(ISBLANK([LIST.B469]);&quot;&quot;;[LIST.B469])">
            <text:p/>
          </table:table-cell>
          <table:table-cell table:number-columns-repeated="1022"/>
        </table:table-row>
        <table:table-row table:style-name="ro1">
          <table:table-cell table:formula="of:=IF(ISBLANK([LIST.A471]);&quot;&quot;;[LIST.A471])">
            <text:p/>
          </table:table-cell>
          <table:table-cell table:formula="of:=IF(ISBLANK([LIST.A472]);&quot;&quot;;[LIST.A472])">
            <text:p/>
          </table:table-cell>
          <table:table-cell table:number-columns-repeated="1022"/>
        </table:table-row>
        <table:table-row table:style-name="ro1">
          <table:table-cell table:formula="of:=IF(ISBLANK([LIST.A473]);&quot;&quot;;[LIST.A473])">
            <text:p/>
          </table:table-cell>
          <table:table-cell table:formula="of:=IF(ISBLANK([LIST.A474]);&quot;&quot;;[LIST.A474])">
            <text:p/>
          </table:table-cell>
          <table:table-cell table:number-columns-repeated="1022"/>
        </table:table-row>
        <table:table-row table:style-name="ro1">
          <table:table-cell table:formula="of:=IF(ISBLANK([LIST.A475]);&quot;&quot;;[LIST.A475])">
            <text:p/>
          </table:table-cell>
          <table:table-cell table:formula="of:=IF(ISBLANK([LIST.A476]);&quot;&quot;;[LIST.A476])">
            <text:p/>
          </table:table-cell>
          <table:table-cell table:number-columns-repeated="1022"/>
        </table:table-row>
        <table:table-row table:style-name="ro1">
          <table:table-cell table:formula="of:=IF(ISBLANK([LIST.A477]);&quot;&quot;;[LIST.A478])">
            <text:p/>
          </table:table-cell>
          <table:table-cell table:formula="of:=IF(ISBLANK([LIST.A478]);&quot;&quot;;[LIST.A478])">
            <text:p/>
          </table:table-cell>
          <table:table-cell table:number-columns-repeated="1022"/>
        </table:table-row>
        <table:table-row table:style-name="ro1">
          <table:table-cell table:formula="of:=IF(ISBLANK([LIST.A479]);&quot;&quot;;[LIST.A479])">
            <text:p/>
          </table:table-cell>
          <table:table-cell table:formula="of:=IF(ISBLANK([LIST.A480]);&quot;&quot;;[LIST.A480])">
            <text:p/>
          </table:table-cell>
          <table:table-cell table:number-columns-repeated="1022"/>
        </table:table-row>
        <table:table-row table:style-name="ro1">
          <table:table-cell table:formula="of:=IF(ISBLANK([LIST.B472]);&quot;&quot;;[LIST.B472])">
            <text:p/>
          </table:table-cell>
          <table:table-cell table:formula="of:=IF(ISBLANK([LIST.B471]);&quot;&quot;;[LIST.B471])">
            <text:p/>
          </table:table-cell>
          <table:table-cell table:number-columns-repeated="1022"/>
        </table:table-row>
        <table:table-row table:style-name="ro1">
          <table:table-cell table:formula="of:=IF(ISBLANK([LIST.B474]);&quot;&quot;;[LIST.B474])">
            <text:p/>
          </table:table-cell>
          <table:table-cell table:formula="of:=IF(ISBLANK([LIST.B473]);&quot;&quot;;[LIST.B473])">
            <text:p/>
          </table:table-cell>
          <table:table-cell table:number-columns-repeated="1022"/>
        </table:table-row>
        <table:table-row table:style-name="ro1">
          <table:table-cell table:formula="of:=IF(ISBLANK([LIST.B476]);&quot;&quot;;[LIST.B476])">
            <text:p/>
          </table:table-cell>
          <table:table-cell table:formula="of:=IF(ISBLANK([LIST.B475]);&quot;&quot;;[LIST.B475])">
            <text:p/>
          </table:table-cell>
          <table:table-cell table:number-columns-repeated="1022"/>
        </table:table-row>
        <table:table-row table:style-name="ro1">
          <table:table-cell table:formula="of:=IF(ISBLANK([LIST.B478]);&quot;&quot;;[LIST.B478])">
            <text:p/>
          </table:table-cell>
          <table:table-cell table:formula="of:=IF(ISBLANK([LIST.B477]);&quot;&quot;;[LIST.B477])">
            <text:p/>
          </table:table-cell>
          <table:table-cell table:number-columns-repeated="1022"/>
        </table:table-row>
        <table:table-row table:style-name="ro1">
          <table:table-cell table:formula="of:=IF(ISBLANK([LIST.B480]);&quot;&quot;;[LIST.B480])">
            <text:p/>
          </table:table-cell>
          <table:table-cell table:formula="of:=IF(ISBLANK([LIST.B479]);&quot;&quot;;[LIST.B479])">
            <text:p/>
          </table:table-cell>
          <table:table-cell table:number-columns-repeated="1022"/>
        </table:table-row>
        <table:table-row table:style-name="ro1">
          <table:table-cell table:formula="of:=IF(ISBLANK([LIST.A481]);&quot;&quot;;[LIST.A481])">
            <text:p/>
          </table:table-cell>
          <table:table-cell table:formula="of:=IF(ISBLANK([LIST.A482]);&quot;&quot;;[LIST.A482])">
            <text:p/>
          </table:table-cell>
          <table:table-cell table:number-columns-repeated="1022"/>
        </table:table-row>
        <table:table-row table:style-name="ro1">
          <table:table-cell table:formula="of:=IF(ISBLANK([LIST.A483]);&quot;&quot;;[LIST.A483])">
            <text:p/>
          </table:table-cell>
          <table:table-cell table:formula="of:=IF(ISBLANK([LIST.A484]);&quot;&quot;;[LIST.A484])">
            <text:p/>
          </table:table-cell>
          <table:table-cell table:number-columns-repeated="1022"/>
        </table:table-row>
        <table:table-row table:style-name="ro1">
          <table:table-cell table:formula="of:=IF(ISBLANK([LIST.A485]);&quot;&quot;;[LIST.A485])">
            <text:p/>
          </table:table-cell>
          <table:table-cell table:formula="of:=IF(ISBLANK([LIST.A486]);&quot;&quot;;[LIST.A486])">
            <text:p/>
          </table:table-cell>
          <table:table-cell table:number-columns-repeated="1022"/>
        </table:table-row>
        <table:table-row table:style-name="ro1">
          <table:table-cell table:formula="of:=IF(ISBLANK([LIST.A487]);&quot;&quot;;[LIST.A488])">
            <text:p/>
          </table:table-cell>
          <table:table-cell table:formula="of:=IF(ISBLANK([LIST.A488]);&quot;&quot;;[LIST.A488])">
            <text:p/>
          </table:table-cell>
          <table:table-cell table:number-columns-repeated="1022"/>
        </table:table-row>
        <table:table-row table:style-name="ro1">
          <table:table-cell table:formula="of:=IF(ISBLANK([LIST.A489]);&quot;&quot;;[LIST.A489])">
            <text:p/>
          </table:table-cell>
          <table:table-cell table:formula="of:=IF(ISBLANK([LIST.A490]);&quot;&quot;;[LIST.A490])">
            <text:p/>
          </table:table-cell>
          <table:table-cell table:number-columns-repeated="1022"/>
        </table:table-row>
        <table:table-row table:style-name="ro1">
          <table:table-cell table:formula="of:=IF(ISBLANK([LIST.B482]);&quot;&quot;;[LIST.B482])">
            <text:p/>
          </table:table-cell>
          <table:table-cell table:formula="of:=IF(ISBLANK([LIST.B481]);&quot;&quot;;[LIST.B481])">
            <text:p/>
          </table:table-cell>
          <table:table-cell table:number-columns-repeated="1022"/>
        </table:table-row>
        <table:table-row table:style-name="ro1">
          <table:table-cell table:formula="of:=IF(ISBLANK([LIST.B484]);&quot;&quot;;[LIST.B484])">
            <text:p/>
          </table:table-cell>
          <table:table-cell table:formula="of:=IF(ISBLANK([LIST.B483]);&quot;&quot;;[LIST.B483])">
            <text:p/>
          </table:table-cell>
          <table:table-cell table:number-columns-repeated="1022"/>
        </table:table-row>
        <table:table-row table:style-name="ro1">
          <table:table-cell table:formula="of:=IF(ISBLANK([LIST.B486]);&quot;&quot;;[LIST.B486])">
            <text:p/>
          </table:table-cell>
          <table:table-cell table:formula="of:=IF(ISBLANK([LIST.B485]);&quot;&quot;;[LIST.B485])">
            <text:p/>
          </table:table-cell>
          <table:table-cell table:number-columns-repeated="1022"/>
        </table:table-row>
        <table:table-row table:style-name="ro1">
          <table:table-cell table:formula="of:=IF(ISBLANK([LIST.B488]);&quot;&quot;;[LIST.B488])">
            <text:p/>
          </table:table-cell>
          <table:table-cell table:formula="of:=IF(ISBLANK([LIST.B487]);&quot;&quot;;[LIST.B487])">
            <text:p/>
          </table:table-cell>
          <table:table-cell table:number-columns-repeated="1022"/>
        </table:table-row>
        <table:table-row table:style-name="ro1">
          <table:table-cell table:formula="of:=IF(ISBLANK([LIST.B490]);&quot;&quot;;[LIST.B490])">
            <text:p/>
          </table:table-cell>
          <table:table-cell table:formula="of:=IF(ISBLANK([LIST.B489]);&quot;&quot;;[LIST.B489])">
            <text:p/>
          </table:table-cell>
          <table:table-cell table:number-columns-repeated="1022"/>
        </table:table-row>
        <table:table-row table:style-name="ro1">
          <table:table-cell table:formula="of:=IF(ISBLANK([LIST.A491]);&quot;&quot;;[LIST.A491])">
            <text:p/>
          </table:table-cell>
          <table:table-cell table:formula="of:=IF(ISBLANK([LIST.A492]);&quot;&quot;;[LIST.A492])">
            <text:p/>
          </table:table-cell>
          <table:table-cell table:number-columns-repeated="1022"/>
        </table:table-row>
        <table:table-row table:style-name="ro1">
          <table:table-cell table:formula="of:=IF(ISBLANK([LIST.A493]);&quot;&quot;;[LIST.A493])">
            <text:p/>
          </table:table-cell>
          <table:table-cell table:formula="of:=IF(ISBLANK([LIST.A494]);&quot;&quot;;[LIST.A494])">
            <text:p/>
          </table:table-cell>
          <table:table-cell table:number-columns-repeated="1022"/>
        </table:table-row>
        <table:table-row table:style-name="ro1">
          <table:table-cell table:formula="of:=IF(ISBLANK([LIST.A495]);&quot;&quot;;[LIST.A495])">
            <text:p/>
          </table:table-cell>
          <table:table-cell table:formula="of:=IF(ISBLANK([LIST.A496]);&quot;&quot;;[LIST.A496])">
            <text:p/>
          </table:table-cell>
          <table:table-cell table:number-columns-repeated="1022"/>
        </table:table-row>
        <table:table-row table:style-name="ro1">
          <table:table-cell table:formula="of:=IF(ISBLANK([LIST.A497]);&quot;&quot;;[LIST.A498])">
            <text:p/>
          </table:table-cell>
          <table:table-cell table:formula="of:=IF(ISBLANK([LIST.A498]);&quot;&quot;;[LIST.A498])">
            <text:p/>
          </table:table-cell>
          <table:table-cell table:number-columns-repeated="1022"/>
        </table:table-row>
        <table:table-row table:style-name="ro1">
          <table:table-cell table:formula="of:=IF(ISBLANK([LIST.A499]);&quot;&quot;;[LIST.A499])">
            <text:p/>
          </table:table-cell>
          <table:table-cell table:formula="of:=IF(ISBLANK([LIST.A500]);&quot;&quot;;[LIST.A500])">
            <text:p/>
          </table:table-cell>
          <table:table-cell table:number-columns-repeated="1022"/>
        </table:table-row>
        <table:table-row table:style-name="ro1">
          <table:table-cell table:formula="of:=IF(ISBLANK([LIST.B492]);&quot;&quot;;[LIST.B492])">
            <text:p/>
          </table:table-cell>
          <table:table-cell table:formula="of:=IF(ISBLANK([LIST.B491]);&quot;&quot;;[LIST.B491])">
            <text:p/>
          </table:table-cell>
          <table:table-cell table:number-columns-repeated="1022"/>
        </table:table-row>
        <table:table-row table:style-name="ro1">
          <table:table-cell table:formula="of:=IF(ISBLANK([LIST.B494]);&quot;&quot;;[LIST.B494])">
            <text:p/>
          </table:table-cell>
          <table:table-cell table:formula="of:=IF(ISBLANK([LIST.B493]);&quot;&quot;;[LIST.B493])">
            <text:p/>
          </table:table-cell>
          <table:table-cell table:number-columns-repeated="1022"/>
        </table:table-row>
        <table:table-row table:style-name="ro1">
          <table:table-cell table:formula="of:=IF(ISBLANK([LIST.B496]);&quot;&quot;;[LIST.B496])">
            <text:p/>
          </table:table-cell>
          <table:table-cell table:formula="of:=IF(ISBLANK([LIST.B495]);&quot;&quot;;[LIST.B495])">
            <text:p/>
          </table:table-cell>
          <table:table-cell table:number-columns-repeated="1022"/>
        </table:table-row>
        <table:table-row table:style-name="ro1">
          <table:table-cell table:formula="of:=IF(ISBLANK([LIST.B498]);&quot;&quot;;[LIST.B498])">
            <text:p/>
          </table:table-cell>
          <table:table-cell table:formula="of:=IF(ISBLANK([LIST.B497]);&quot;&quot;;[LIST.B497])">
            <text:p/>
          </table:table-cell>
          <table:table-cell table:number-columns-repeated="1022"/>
        </table:table-row>
        <table:table-row table:style-name="ro1">
          <table:table-cell table:formula="of:=IF(ISBLANK([LIST.B500]);&quot;&quot;;[LIST.B500])">
            <text:p/>
          </table:table-cell>
          <table:table-cell table:formula="of:=IF(ISBLANK([LIST.B499]);&quot;&quot;;[LIST.B499])">
            <text:p/>
          </table:table-cell>
          <table:table-cell table:number-columns-repeated="1022"/>
        </table:table-row>
        <table:table-row table:style-name="ro1">
          <table:table-cell table:formula="of:=IF(ISBLANK([LIST.A501]);&quot;&quot;;[LIST.A501])">
            <text:p/>
          </table:table-cell>
          <table:table-cell table:formula="of:=IF(ISBLANK([LIST.A502]);&quot;&quot;;[LIST.A502])">
            <text:p/>
          </table:table-cell>
          <table:table-cell table:number-columns-repeated="1022"/>
        </table:table-row>
        <table:table-row table:style-name="ro1">
          <table:table-cell table:formula="of:=IF(ISBLANK([LIST.A503]);&quot;&quot;;[LIST.A503])">
            <text:p/>
          </table:table-cell>
          <table:table-cell table:formula="of:=IF(ISBLANK([LIST.A504]);&quot;&quot;;[LIST.A504])">
            <text:p/>
          </table:table-cell>
          <table:table-cell table:number-columns-repeated="1022"/>
        </table:table-row>
        <table:table-row table:style-name="ro1">
          <table:table-cell table:formula="of:=IF(ISBLANK([LIST.A505]);&quot;&quot;;[LIST.A505])">
            <text:p/>
          </table:table-cell>
          <table:table-cell table:formula="of:=IF(ISBLANK([LIST.A506]);&quot;&quot;;[LIST.A506])">
            <text:p/>
          </table:table-cell>
          <table:table-cell table:number-columns-repeated="1022"/>
        </table:table-row>
        <table:table-row table:style-name="ro1">
          <table:table-cell table:formula="of:=IF(ISBLANK([LIST.A507]);&quot;&quot;;[LIST.A508])">
            <text:p/>
          </table:table-cell>
          <table:table-cell table:formula="of:=IF(ISBLANK([LIST.A508]);&quot;&quot;;[LIST.A508])">
            <text:p/>
          </table:table-cell>
          <table:table-cell table:number-columns-repeated="1022"/>
        </table:table-row>
        <table:table-row table:style-name="ro1">
          <table:table-cell table:formula="of:=IF(ISBLANK([LIST.A509]);&quot;&quot;;[LIST.A509])">
            <text:p/>
          </table:table-cell>
          <table:table-cell table:formula="of:=IF(ISBLANK([LIST.A510]);&quot;&quot;;[LIST.A510])">
            <text:p/>
          </table:table-cell>
          <table:table-cell table:number-columns-repeated="1022"/>
        </table:table-row>
        <table:table-row table:style-name="ro1">
          <table:table-cell table:formula="of:=IF(ISBLANK([LIST.B502]);&quot;&quot;;[LIST.B502])">
            <text:p/>
          </table:table-cell>
          <table:table-cell table:formula="of:=IF(ISBLANK([LIST.B501]);&quot;&quot;;[LIST.B501])">
            <text:p/>
          </table:table-cell>
          <table:table-cell table:number-columns-repeated="1022"/>
        </table:table-row>
        <table:table-row table:style-name="ro1">
          <table:table-cell table:formula="of:=IF(ISBLANK([LIST.B504]);&quot;&quot;;[LIST.B504])">
            <text:p/>
          </table:table-cell>
          <table:table-cell table:formula="of:=IF(ISBLANK([LIST.B503]);&quot;&quot;;[LIST.B503])">
            <text:p/>
          </table:table-cell>
          <table:table-cell table:number-columns-repeated="1022"/>
        </table:table-row>
        <table:table-row table:style-name="ro1">
          <table:table-cell table:formula="of:=IF(ISBLANK([LIST.B506]);&quot;&quot;;[LIST.B506])">
            <text:p/>
          </table:table-cell>
          <table:table-cell table:formula="of:=IF(ISBLANK([LIST.B505]);&quot;&quot;;[LIST.B505])">
            <text:p/>
          </table:table-cell>
          <table:table-cell table:number-columns-repeated="1022"/>
        </table:table-row>
        <table:table-row table:style-name="ro1">
          <table:table-cell table:formula="of:=IF(ISBLANK([LIST.B508]);&quot;&quot;;[LIST.B508])">
            <text:p/>
          </table:table-cell>
          <table:table-cell table:formula="of:=IF(ISBLANK([LIST.B507]);&quot;&quot;;[LIST.B507])">
            <text:p/>
          </table:table-cell>
          <table:table-cell table:number-columns-repeated="1022"/>
        </table:table-row>
        <table:table-row table:style-name="ro1">
          <table:table-cell table:formula="of:=IF(ISBLANK([LIST.B510]);&quot;&quot;;[LIST.B510])">
            <text:p/>
          </table:table-cell>
          <table:table-cell table:formula="of:=IF(ISBLANK([LIST.B509]);&quot;&quot;;[LIST.B509])">
            <text:p/>
          </table:table-cell>
          <table:table-cell table:number-columns-repeated="1022"/>
        </table:table-row>
        <table:table-row table:style-name="ro1">
          <table:table-cell table:formula="of:=IF(ISBLANK([LIST.A511]);&quot;&quot;;[LIST.A511])">
            <text:p/>
          </table:table-cell>
          <table:table-cell table:formula="of:=IF(ISBLANK([LIST.A512]);&quot;&quot;;[LIST.A512])">
            <text:p/>
          </table:table-cell>
          <table:table-cell table:number-columns-repeated="1022"/>
        </table:table-row>
        <table:table-row table:style-name="ro1">
          <table:table-cell table:formula="of:=IF(ISBLANK([LIST.A513]);&quot;&quot;;[LIST.A513])">
            <text:p/>
          </table:table-cell>
          <table:table-cell table:formula="of:=IF(ISBLANK([LIST.A514]);&quot;&quot;;[LIST.A514])">
            <text:p/>
          </table:table-cell>
          <table:table-cell table:number-columns-repeated="1022"/>
        </table:table-row>
        <table:table-row table:style-name="ro1">
          <table:table-cell table:formula="of:=IF(ISBLANK([LIST.A515]);&quot;&quot;;[LIST.A515])">
            <text:p/>
          </table:table-cell>
          <table:table-cell table:formula="of:=IF(ISBLANK([LIST.A516]);&quot;&quot;;[LIST.A516])">
            <text:p/>
          </table:table-cell>
          <table:table-cell table:number-columns-repeated="1022"/>
        </table:table-row>
        <table:table-row table:style-name="ro1">
          <table:table-cell table:formula="of:=IF(ISBLANK([LIST.A517]);&quot;&quot;;[LIST.A518])">
            <text:p/>
          </table:table-cell>
          <table:table-cell table:formula="of:=IF(ISBLANK([LIST.A518]);&quot;&quot;;[LIST.A518])">
            <text:p/>
          </table:table-cell>
          <table:table-cell table:number-columns-repeated="1022"/>
        </table:table-row>
        <table:table-row table:style-name="ro1">
          <table:table-cell table:formula="of:=IF(ISBLANK([LIST.A519]);&quot;&quot;;[LIST.A519])">
            <text:p/>
          </table:table-cell>
          <table:table-cell table:formula="of:=IF(ISBLANK([LIST.A520]);&quot;&quot;;[LIST.A520])">
            <text:p/>
          </table:table-cell>
          <table:table-cell table:number-columns-repeated="1022"/>
        </table:table-row>
        <table:table-row table:style-name="ro1">
          <table:table-cell table:formula="of:=IF(ISBLANK([LIST.B512]);&quot;&quot;;[LIST.B512])">
            <text:p/>
          </table:table-cell>
          <table:table-cell table:formula="of:=IF(ISBLANK([LIST.B511]);&quot;&quot;;[LIST.B511])">
            <text:p/>
          </table:table-cell>
          <table:table-cell table:number-columns-repeated="1022"/>
        </table:table-row>
        <table:table-row table:style-name="ro1">
          <table:table-cell table:formula="of:=IF(ISBLANK([LIST.B514]);&quot;&quot;;[LIST.B514])">
            <text:p/>
          </table:table-cell>
          <table:table-cell table:formula="of:=IF(ISBLANK([LIST.B513]);&quot;&quot;;[LIST.B513])">
            <text:p/>
          </table:table-cell>
          <table:table-cell table:number-columns-repeated="1022"/>
        </table:table-row>
        <table:table-row table:style-name="ro1">
          <table:table-cell table:formula="of:=IF(ISBLANK([LIST.B516]);&quot;&quot;;[LIST.B516])">
            <text:p/>
          </table:table-cell>
          <table:table-cell table:formula="of:=IF(ISBLANK([LIST.B515]);&quot;&quot;;[LIST.B515])">
            <text:p/>
          </table:table-cell>
          <table:table-cell table:number-columns-repeated="1022"/>
        </table:table-row>
        <table:table-row table:style-name="ro1">
          <table:table-cell table:formula="of:=IF(ISBLANK([LIST.B518]);&quot;&quot;;[LIST.B518])">
            <text:p/>
          </table:table-cell>
          <table:table-cell table:formula="of:=IF(ISBLANK([LIST.B517]);&quot;&quot;;[LIST.B517])">
            <text:p/>
          </table:table-cell>
          <table:table-cell table:number-columns-repeated="1022"/>
        </table:table-row>
        <table:table-row table:style-name="ro1">
          <table:table-cell table:formula="of:=IF(ISBLANK([LIST.B520]);&quot;&quot;;[LIST.B520])">
            <text:p/>
          </table:table-cell>
          <table:table-cell table:formula="of:=IF(ISBLANK([LIST.B519]);&quot;&quot;;[LIST.B519])">
            <text:p/>
          </table:table-cell>
          <table:table-cell table:number-columns-repeated="1022"/>
        </table:table-row>
        <table:table-row table:style-name="ro1">
          <table:table-cell table:formula="of:=IF(ISBLANK([LIST.A521]);&quot;&quot;;[LIST.A521])">
            <text:p/>
          </table:table-cell>
          <table:table-cell table:formula="of:=IF(ISBLANK([LIST.A522]);&quot;&quot;;[LIST.A522])">
            <text:p/>
          </table:table-cell>
          <table:table-cell table:number-columns-repeated="1022"/>
        </table:table-row>
        <table:table-row table:style-name="ro1">
          <table:table-cell table:formula="of:=IF(ISBLANK([LIST.A523]);&quot;&quot;;[LIST.A523])">
            <text:p/>
          </table:table-cell>
          <table:table-cell table:formula="of:=IF(ISBLANK([LIST.A524]);&quot;&quot;;[LIST.A524])">
            <text:p/>
          </table:table-cell>
          <table:table-cell table:number-columns-repeated="1022"/>
        </table:table-row>
        <table:table-row table:style-name="ro1">
          <table:table-cell table:formula="of:=IF(ISBLANK([LIST.A525]);&quot;&quot;;[LIST.A525])">
            <text:p/>
          </table:table-cell>
          <table:table-cell table:formula="of:=IF(ISBLANK([LIST.A526]);&quot;&quot;;[LIST.A526])">
            <text:p/>
          </table:table-cell>
          <table:table-cell table:number-columns-repeated="1022"/>
        </table:table-row>
        <table:table-row table:style-name="ro1">
          <table:table-cell table:formula="of:=IF(ISBLANK([LIST.A527]);&quot;&quot;;[LIST.A528])">
            <text:p/>
          </table:table-cell>
          <table:table-cell table:formula="of:=IF(ISBLANK([LIST.A528]);&quot;&quot;;[LIST.A528])">
            <text:p/>
          </table:table-cell>
          <table:table-cell table:number-columns-repeated="1022"/>
        </table:table-row>
        <table:table-row table:style-name="ro1">
          <table:table-cell table:formula="of:=IF(ISBLANK([LIST.A529]);&quot;&quot;;[LIST.A529])">
            <text:p/>
          </table:table-cell>
          <table:table-cell table:formula="of:=IF(ISBLANK([LIST.A530]);&quot;&quot;;[LIST.A530])">
            <text:p/>
          </table:table-cell>
          <table:table-cell table:number-columns-repeated="1022"/>
        </table:table-row>
        <table:table-row table:style-name="ro1">
          <table:table-cell table:formula="of:=IF(ISBLANK([LIST.B522]);&quot;&quot;;[LIST.B522])">
            <text:p/>
          </table:table-cell>
          <table:table-cell table:formula="of:=IF(ISBLANK([LIST.B521]);&quot;&quot;;[LIST.B521])">
            <text:p/>
          </table:table-cell>
          <table:table-cell table:number-columns-repeated="1022"/>
        </table:table-row>
        <table:table-row table:style-name="ro1">
          <table:table-cell table:formula="of:=IF(ISBLANK([LIST.B524]);&quot;&quot;;[LIST.B524])">
            <text:p/>
          </table:table-cell>
          <table:table-cell table:formula="of:=IF(ISBLANK([LIST.B523]);&quot;&quot;;[LIST.B523])">
            <text:p/>
          </table:table-cell>
          <table:table-cell table:number-columns-repeated="1022"/>
        </table:table-row>
        <table:table-row table:style-name="ro1">
          <table:table-cell table:formula="of:=IF(ISBLANK([LIST.B526]);&quot;&quot;;[LIST.B526])">
            <text:p/>
          </table:table-cell>
          <table:table-cell table:formula="of:=IF(ISBLANK([LIST.B525]);&quot;&quot;;[LIST.B525])">
            <text:p/>
          </table:table-cell>
          <table:table-cell table:number-columns-repeated="1022"/>
        </table:table-row>
        <table:table-row table:style-name="ro1">
          <table:table-cell table:formula="of:=IF(ISBLANK([LIST.B528]);&quot;&quot;;[LIST.B528])">
            <text:p/>
          </table:table-cell>
          <table:table-cell table:formula="of:=IF(ISBLANK([LIST.B527]);&quot;&quot;;[LIST.B527])">
            <text:p/>
          </table:table-cell>
          <table:table-cell table:number-columns-repeated="1022"/>
        </table:table-row>
        <table:table-row table:style-name="ro1">
          <table:table-cell table:formula="of:=IF(ISBLANK([LIST.B530]);&quot;&quot;;[LIST.B530])">
            <text:p/>
          </table:table-cell>
          <table:table-cell table:formula="of:=IF(ISBLANK([LIST.B529]);&quot;&quot;;[LIST.B529])">
            <text:p/>
          </table:table-cell>
          <table:table-cell table:number-columns-repeated="1022"/>
        </table:table-row>
        <table:table-row table:style-name="ro1">
          <table:table-cell table:formula="of:=IF(ISBLANK([LIST.A531]);&quot;&quot;;[LIST.A531])">
            <text:p/>
          </table:table-cell>
          <table:table-cell table:formula="of:=IF(ISBLANK([LIST.A532]);&quot;&quot;;[LIST.A532])">
            <text:p/>
          </table:table-cell>
          <table:table-cell table:number-columns-repeated="1022"/>
        </table:table-row>
        <table:table-row table:style-name="ro1">
          <table:table-cell table:formula="of:=IF(ISBLANK([LIST.A533]);&quot;&quot;;[LIST.A533])">
            <text:p/>
          </table:table-cell>
          <table:table-cell table:formula="of:=IF(ISBLANK([LIST.A534]);&quot;&quot;;[LIST.A534])">
            <text:p/>
          </table:table-cell>
          <table:table-cell table:number-columns-repeated="1022"/>
        </table:table-row>
        <table:table-row table:style-name="ro1">
          <table:table-cell table:formula="of:=IF(ISBLANK([LIST.A535]);&quot;&quot;;[LIST.A535])">
            <text:p/>
          </table:table-cell>
          <table:table-cell table:formula="of:=IF(ISBLANK([LIST.A536]);&quot;&quot;;[LIST.A536])">
            <text:p/>
          </table:table-cell>
          <table:table-cell table:number-columns-repeated="1022"/>
        </table:table-row>
        <table:table-row table:style-name="ro1">
          <table:table-cell table:formula="of:=IF(ISBLANK([LIST.A537]);&quot;&quot;;[LIST.A538])">
            <text:p/>
          </table:table-cell>
          <table:table-cell table:formula="of:=IF(ISBLANK([LIST.A538]);&quot;&quot;;[LIST.A538])">
            <text:p/>
          </table:table-cell>
          <table:table-cell table:number-columns-repeated="1022"/>
        </table:table-row>
        <table:table-row table:style-name="ro1">
          <table:table-cell table:formula="of:=IF(ISBLANK([LIST.A539]);&quot;&quot;;[LIST.A539])">
            <text:p/>
          </table:table-cell>
          <table:table-cell table:formula="of:=IF(ISBLANK([LIST.A540]);&quot;&quot;;[LIST.A540])">
            <text:p/>
          </table:table-cell>
          <table:table-cell table:number-columns-repeated="1022"/>
        </table:table-row>
        <table:table-row table:style-name="ro1">
          <table:table-cell table:formula="of:=IF(ISBLANK([LIST.B532]);&quot;&quot;;[LIST.B532])">
            <text:p/>
          </table:table-cell>
          <table:table-cell table:formula="of:=IF(ISBLANK([LIST.B531]);&quot;&quot;;[LIST.B531])">
            <text:p/>
          </table:table-cell>
          <table:table-cell table:number-columns-repeated="1022"/>
        </table:table-row>
        <table:table-row table:style-name="ro1">
          <table:table-cell table:formula="of:=IF(ISBLANK([LIST.B534]);&quot;&quot;;[LIST.B534])">
            <text:p/>
          </table:table-cell>
          <table:table-cell table:formula="of:=IF(ISBLANK([LIST.B533]);&quot;&quot;;[LIST.B533])">
            <text:p/>
          </table:table-cell>
          <table:table-cell table:number-columns-repeated="1022"/>
        </table:table-row>
        <table:table-row table:style-name="ro1">
          <table:table-cell table:formula="of:=IF(ISBLANK([LIST.B536]);&quot;&quot;;[LIST.B536])">
            <text:p/>
          </table:table-cell>
          <table:table-cell table:formula="of:=IF(ISBLANK([LIST.B535]);&quot;&quot;;[LIST.B535])">
            <text:p/>
          </table:table-cell>
          <table:table-cell table:number-columns-repeated="1022"/>
        </table:table-row>
        <table:table-row table:style-name="ro1">
          <table:table-cell table:formula="of:=IF(ISBLANK([LIST.B538]);&quot;&quot;;[LIST.B538])">
            <text:p/>
          </table:table-cell>
          <table:table-cell table:formula="of:=IF(ISBLANK([LIST.B537]);&quot;&quot;;[LIST.B537])">
            <text:p/>
          </table:table-cell>
          <table:table-cell table:number-columns-repeated="1022"/>
        </table:table-row>
        <table:table-row table:style-name="ro1">
          <table:table-cell table:formula="of:=IF(ISBLANK([LIST.B540]);&quot;&quot;;[LIST.B540])">
            <text:p/>
          </table:table-cell>
          <table:table-cell table:formula="of:=IF(ISBLANK([LIST.B539]);&quot;&quot;;[LIST.B539])">
            <text:p/>
          </table:table-cell>
          <table:table-cell table:number-columns-repeated="1022"/>
        </table:table-row>
        <table:table-row table:style-name="ro1">
          <table:table-cell table:formula="of:=IF(ISBLANK([LIST.A541]);&quot;&quot;;[LIST.A541])">
            <text:p/>
          </table:table-cell>
          <table:table-cell table:formula="of:=IF(ISBLANK([LIST.A542]);&quot;&quot;;[LIST.A542])">
            <text:p/>
          </table:table-cell>
          <table:table-cell table:number-columns-repeated="1022"/>
        </table:table-row>
        <table:table-row table:style-name="ro1">
          <table:table-cell table:formula="of:=IF(ISBLANK([LIST.A543]);&quot;&quot;;[LIST.A543])">
            <text:p/>
          </table:table-cell>
          <table:table-cell table:formula="of:=IF(ISBLANK([LIST.A544]);&quot;&quot;;[LIST.A544])">
            <text:p/>
          </table:table-cell>
          <table:table-cell table:number-columns-repeated="1022"/>
        </table:table-row>
        <table:table-row table:style-name="ro1">
          <table:table-cell table:formula="of:=IF(ISBLANK([LIST.A545]);&quot;&quot;;[LIST.A545])">
            <text:p/>
          </table:table-cell>
          <table:table-cell table:formula="of:=IF(ISBLANK([LIST.A546]);&quot;&quot;;[LIST.A546])">
            <text:p/>
          </table:table-cell>
          <table:table-cell table:number-columns-repeated="1022"/>
        </table:table-row>
        <table:table-row table:style-name="ro1">
          <table:table-cell table:formula="of:=IF(ISBLANK([LIST.A547]);&quot;&quot;;[LIST.A548])">
            <text:p/>
          </table:table-cell>
          <table:table-cell table:formula="of:=IF(ISBLANK([LIST.A548]);&quot;&quot;;[LIST.A548])">
            <text:p/>
          </table:table-cell>
          <table:table-cell table:number-columns-repeated="1022"/>
        </table:table-row>
        <table:table-row table:style-name="ro1">
          <table:table-cell table:formula="of:=IF(ISBLANK([LIST.A549]);&quot;&quot;;[LIST.A549])">
            <text:p/>
          </table:table-cell>
          <table:table-cell table:formula="of:=IF(ISBLANK([LIST.A550]);&quot;&quot;;[LIST.A550])">
            <text:p/>
          </table:table-cell>
          <table:table-cell table:number-columns-repeated="1022"/>
        </table:table-row>
        <table:table-row table:style-name="ro1">
          <table:table-cell table:formula="of:=IF(ISBLANK([LIST.B542]);&quot;&quot;;[LIST.B542])">
            <text:p/>
          </table:table-cell>
          <table:table-cell table:formula="of:=IF(ISBLANK([LIST.B541]);&quot;&quot;;[LIST.B541])">
            <text:p/>
          </table:table-cell>
          <table:table-cell table:number-columns-repeated="1022"/>
        </table:table-row>
        <table:table-row table:style-name="ro1">
          <table:table-cell table:formula="of:=IF(ISBLANK([LIST.B544]);&quot;&quot;;[LIST.B544])">
            <text:p/>
          </table:table-cell>
          <table:table-cell table:formula="of:=IF(ISBLANK([LIST.B543]);&quot;&quot;;[LIST.B543])">
            <text:p/>
          </table:table-cell>
          <table:table-cell table:number-columns-repeated="1022"/>
        </table:table-row>
        <table:table-row table:style-name="ro1">
          <table:table-cell table:formula="of:=IF(ISBLANK([LIST.B546]);&quot;&quot;;[LIST.B546])">
            <text:p/>
          </table:table-cell>
          <table:table-cell table:formula="of:=IF(ISBLANK([LIST.B545]);&quot;&quot;;[LIST.B545])">
            <text:p/>
          </table:table-cell>
          <table:table-cell table:number-columns-repeated="1022"/>
        </table:table-row>
        <table:table-row table:style-name="ro1">
          <table:table-cell table:formula="of:=IF(ISBLANK([LIST.B548]);&quot;&quot;;[LIST.B548])">
            <text:p/>
          </table:table-cell>
          <table:table-cell table:formula="of:=IF(ISBLANK([LIST.B547]);&quot;&quot;;[LIST.B547])">
            <text:p/>
          </table:table-cell>
          <table:table-cell table:number-columns-repeated="1022"/>
        </table:table-row>
        <table:table-row table:style-name="ro1">
          <table:table-cell table:formula="of:=IF(ISBLANK([LIST.B550]);&quot;&quot;;[LIST.B550])">
            <text:p/>
          </table:table-cell>
          <table:table-cell table:formula="of:=IF(ISBLANK([LIST.B549]);&quot;&quot;;[LIST.B549])">
            <text:p/>
          </table:table-cell>
          <table:table-cell table:number-columns-repeated="1022"/>
        </table:table-row>
        <table:table-row table:style-name="ro1">
          <table:table-cell table:formula="of:=IF(ISBLANK([LIST.A551]);&quot;&quot;;[LIST.A551])">
            <text:p/>
          </table:table-cell>
          <table:table-cell table:formula="of:=IF(ISBLANK([LIST.A552]);&quot;&quot;;[LIST.A552])">
            <text:p/>
          </table:table-cell>
          <table:table-cell table:number-columns-repeated="1022"/>
        </table:table-row>
        <table:table-row table:style-name="ro1">
          <table:table-cell table:formula="of:=IF(ISBLANK([LIST.A553]);&quot;&quot;;[LIST.A553])">
            <text:p/>
          </table:table-cell>
          <table:table-cell table:formula="of:=IF(ISBLANK([LIST.A554]);&quot;&quot;;[LIST.A554])">
            <text:p/>
          </table:table-cell>
          <table:table-cell table:number-columns-repeated="1022"/>
        </table:table-row>
        <table:table-row table:style-name="ro1">
          <table:table-cell table:formula="of:=IF(ISBLANK([LIST.A555]);&quot;&quot;;[LIST.A555])">
            <text:p/>
          </table:table-cell>
          <table:table-cell table:formula="of:=IF(ISBLANK([LIST.A556]);&quot;&quot;;[LIST.A556])">
            <text:p/>
          </table:table-cell>
          <table:table-cell table:number-columns-repeated="1022"/>
        </table:table-row>
        <table:table-row table:style-name="ro1">
          <table:table-cell table:formula="of:=IF(ISBLANK([LIST.A557]);&quot;&quot;;[LIST.A558])">
            <text:p/>
          </table:table-cell>
          <table:table-cell table:formula="of:=IF(ISBLANK([LIST.A558]);&quot;&quot;;[LIST.A558])">
            <text:p/>
          </table:table-cell>
          <table:table-cell table:number-columns-repeated="1022"/>
        </table:table-row>
        <table:table-row table:style-name="ro1">
          <table:table-cell table:formula="of:=IF(ISBLANK([LIST.A559]);&quot;&quot;;[LIST.A559])">
            <text:p/>
          </table:table-cell>
          <table:table-cell table:formula="of:=IF(ISBLANK([LIST.A560]);&quot;&quot;;[LIST.A560])">
            <text:p/>
          </table:table-cell>
          <table:table-cell table:number-columns-repeated="1022"/>
        </table:table-row>
        <table:table-row table:style-name="ro1">
          <table:table-cell table:formula="of:=IF(ISBLANK([LIST.B552]);&quot;&quot;;[LIST.B552])">
            <text:p/>
          </table:table-cell>
          <table:table-cell table:formula="of:=IF(ISBLANK([LIST.B551]);&quot;&quot;;[LIST.B551])">
            <text:p/>
          </table:table-cell>
          <table:table-cell table:number-columns-repeated="1022"/>
        </table:table-row>
        <table:table-row table:style-name="ro1">
          <table:table-cell table:formula="of:=IF(ISBLANK([LIST.B554]);&quot;&quot;;[LIST.B554])">
            <text:p/>
          </table:table-cell>
          <table:table-cell table:formula="of:=IF(ISBLANK([LIST.B553]);&quot;&quot;;[LIST.B553])">
            <text:p/>
          </table:table-cell>
          <table:table-cell table:number-columns-repeated="1022"/>
        </table:table-row>
        <table:table-row table:style-name="ro1">
          <table:table-cell table:formula="of:=IF(ISBLANK([LIST.B556]);&quot;&quot;;[LIST.B556])">
            <text:p/>
          </table:table-cell>
          <table:table-cell table:formula="of:=IF(ISBLANK([LIST.B555]);&quot;&quot;;[LIST.B555])">
            <text:p/>
          </table:table-cell>
          <table:table-cell table:number-columns-repeated="1022"/>
        </table:table-row>
        <table:table-row table:style-name="ro1">
          <table:table-cell table:formula="of:=IF(ISBLANK([LIST.B558]);&quot;&quot;;[LIST.B558])">
            <text:p/>
          </table:table-cell>
          <table:table-cell table:formula="of:=IF(ISBLANK([LIST.B557]);&quot;&quot;;[LIST.B557])">
            <text:p/>
          </table:table-cell>
          <table:table-cell table:number-columns-repeated="1022"/>
        </table:table-row>
        <table:table-row table:style-name="ro1">
          <table:table-cell table:formula="of:=IF(ISBLANK([LIST.B560]);&quot;&quot;;[LIST.B560])">
            <text:p/>
          </table:table-cell>
          <table:table-cell table:formula="of:=IF(ISBLANK([LIST.B559]);&quot;&quot;;[LIST.B559])">
            <text:p/>
          </table:table-cell>
          <table:table-cell table:number-columns-repeated="1022"/>
        </table:table-row>
        <table:table-row table:style-name="ro1">
          <table:table-cell table:formula="of:=IF(ISBLANK([LIST.A561]);&quot;&quot;;[LIST.A561])">
            <text:p/>
          </table:table-cell>
          <table:table-cell table:formula="of:=IF(ISBLANK([LIST.A562]);&quot;&quot;;[LIST.A562])">
            <text:p/>
          </table:table-cell>
          <table:table-cell table:number-columns-repeated="1022"/>
        </table:table-row>
        <table:table-row table:style-name="ro1">
          <table:table-cell table:formula="of:=IF(ISBLANK([LIST.A563]);&quot;&quot;;[LIST.A563])">
            <text:p/>
          </table:table-cell>
          <table:table-cell table:formula="of:=IF(ISBLANK([LIST.A564]);&quot;&quot;;[LIST.A564])">
            <text:p/>
          </table:table-cell>
          <table:table-cell table:number-columns-repeated="1022"/>
        </table:table-row>
        <table:table-row table:style-name="ro1">
          <table:table-cell table:formula="of:=IF(ISBLANK([LIST.A565]);&quot;&quot;;[LIST.A565])">
            <text:p/>
          </table:table-cell>
          <table:table-cell table:formula="of:=IF(ISBLANK([LIST.A566]);&quot;&quot;;[LIST.A566])">
            <text:p/>
          </table:table-cell>
          <table:table-cell table:number-columns-repeated="1022"/>
        </table:table-row>
        <table:table-row table:style-name="ro1">
          <table:table-cell table:formula="of:=IF(ISBLANK([LIST.A567]);&quot;&quot;;[LIST.A568])">
            <text:p/>
          </table:table-cell>
          <table:table-cell table:formula="of:=IF(ISBLANK([LIST.A568]);&quot;&quot;;[LIST.A568])">
            <text:p/>
          </table:table-cell>
          <table:table-cell table:number-columns-repeated="1022"/>
        </table:table-row>
        <table:table-row table:style-name="ro1">
          <table:table-cell table:formula="of:=IF(ISBLANK([LIST.A569]);&quot;&quot;;[LIST.A569])">
            <text:p/>
          </table:table-cell>
          <table:table-cell table:formula="of:=IF(ISBLANK([LIST.A570]);&quot;&quot;;[LIST.A570])">
            <text:p/>
          </table:table-cell>
          <table:table-cell table:number-columns-repeated="1022"/>
        </table:table-row>
        <table:table-row table:style-name="ro1">
          <table:table-cell table:formula="of:=IF(ISBLANK([LIST.B562]);&quot;&quot;;[LIST.B562])">
            <text:p/>
          </table:table-cell>
          <table:table-cell table:formula="of:=IF(ISBLANK([LIST.B561]);&quot;&quot;;[LIST.B561])">
            <text:p/>
          </table:table-cell>
          <table:table-cell table:number-columns-repeated="1022"/>
        </table:table-row>
        <table:table-row table:style-name="ro1">
          <table:table-cell table:formula="of:=IF(ISBLANK([LIST.B564]);&quot;&quot;;[LIST.B564])">
            <text:p/>
          </table:table-cell>
          <table:table-cell table:formula="of:=IF(ISBLANK([LIST.B563]);&quot;&quot;;[LIST.B563])">
            <text:p/>
          </table:table-cell>
          <table:table-cell table:number-columns-repeated="1022"/>
        </table:table-row>
        <table:table-row table:style-name="ro1">
          <table:table-cell table:formula="of:=IF(ISBLANK([LIST.B566]);&quot;&quot;;[LIST.B566])">
            <text:p/>
          </table:table-cell>
          <table:table-cell table:formula="of:=IF(ISBLANK([LIST.B565]);&quot;&quot;;[LIST.B565])">
            <text:p/>
          </table:table-cell>
          <table:table-cell table:number-columns-repeated="1022"/>
        </table:table-row>
        <table:table-row table:style-name="ro1">
          <table:table-cell table:formula="of:=IF(ISBLANK([LIST.B568]);&quot;&quot;;[LIST.B568])">
            <text:p/>
          </table:table-cell>
          <table:table-cell table:formula="of:=IF(ISBLANK([LIST.B567]);&quot;&quot;;[LIST.B567])">
            <text:p/>
          </table:table-cell>
          <table:table-cell table:number-columns-repeated="1022"/>
        </table:table-row>
        <table:table-row table:style-name="ro1">
          <table:table-cell table:formula="of:=IF(ISBLANK([LIST.B570]);&quot;&quot;;[LIST.B570])">
            <text:p/>
          </table:table-cell>
          <table:table-cell table:formula="of:=IF(ISBLANK([LIST.B569]);&quot;&quot;;[LIST.B569])">
            <text:p/>
          </table:table-cell>
          <table:table-cell table:number-columns-repeated="1022"/>
        </table:table-row>
        <table:table-row table:style-name="ro1">
          <table:table-cell table:formula="of:=IF(ISBLANK([LIST.A571]);&quot;&quot;;[LIST.A571])">
            <text:p/>
          </table:table-cell>
          <table:table-cell table:formula="of:=IF(ISBLANK([LIST.A572]);&quot;&quot;;[LIST.A572])">
            <text:p/>
          </table:table-cell>
          <table:table-cell table:number-columns-repeated="1022"/>
        </table:table-row>
        <table:table-row table:style-name="ro1">
          <table:table-cell table:formula="of:=IF(ISBLANK([LIST.A573]);&quot;&quot;;[LIST.A573])">
            <text:p/>
          </table:table-cell>
          <table:table-cell table:formula="of:=IF(ISBLANK([LIST.A574]);&quot;&quot;;[LIST.A574])">
            <text:p/>
          </table:table-cell>
          <table:table-cell table:number-columns-repeated="1022"/>
        </table:table-row>
        <table:table-row table:style-name="ro1">
          <table:table-cell table:formula="of:=IF(ISBLANK([LIST.A575]);&quot;&quot;;[LIST.A575])">
            <text:p/>
          </table:table-cell>
          <table:table-cell table:formula="of:=IF(ISBLANK([LIST.A576]);&quot;&quot;;[LIST.A576])">
            <text:p/>
          </table:table-cell>
          <table:table-cell table:number-columns-repeated="1022"/>
        </table:table-row>
        <table:table-row table:style-name="ro1">
          <table:table-cell table:formula="of:=IF(ISBLANK([LIST.A577]);&quot;&quot;;[LIST.A578])">
            <text:p/>
          </table:table-cell>
          <table:table-cell table:formula="of:=IF(ISBLANK([LIST.A578]);&quot;&quot;;[LIST.A578])">
            <text:p/>
          </table:table-cell>
          <table:table-cell table:number-columns-repeated="1022"/>
        </table:table-row>
        <table:table-row table:style-name="ro1">
          <table:table-cell table:formula="of:=IF(ISBLANK([LIST.A579]);&quot;&quot;;[LIST.A579])">
            <text:p/>
          </table:table-cell>
          <table:table-cell table:formula="of:=IF(ISBLANK([LIST.A580]);&quot;&quot;;[LIST.A580])">
            <text:p/>
          </table:table-cell>
          <table:table-cell table:number-columns-repeated="1022"/>
        </table:table-row>
        <table:table-row table:style-name="ro1">
          <table:table-cell table:formula="of:=IF(ISBLANK([LIST.B572]);&quot;&quot;;[LIST.B572])">
            <text:p/>
          </table:table-cell>
          <table:table-cell table:formula="of:=IF(ISBLANK([LIST.B571]);&quot;&quot;;[LIST.B571])">
            <text:p/>
          </table:table-cell>
          <table:table-cell table:number-columns-repeated="1022"/>
        </table:table-row>
        <table:table-row table:style-name="ro1">
          <table:table-cell table:formula="of:=IF(ISBLANK([LIST.B574]);&quot;&quot;;[LIST.B574])">
            <text:p/>
          </table:table-cell>
          <table:table-cell table:formula="of:=IF(ISBLANK([LIST.B573]);&quot;&quot;;[LIST.B573])">
            <text:p/>
          </table:table-cell>
          <table:table-cell table:number-columns-repeated="1022"/>
        </table:table-row>
        <table:table-row table:style-name="ro1">
          <table:table-cell table:formula="of:=IF(ISBLANK([LIST.B576]);&quot;&quot;;[LIST.B576])">
            <text:p/>
          </table:table-cell>
          <table:table-cell table:formula="of:=IF(ISBLANK([LIST.B575]);&quot;&quot;;[LIST.B575])">
            <text:p/>
          </table:table-cell>
          <table:table-cell table:number-columns-repeated="1022"/>
        </table:table-row>
        <table:table-row table:style-name="ro1">
          <table:table-cell table:formula="of:=IF(ISBLANK([LIST.B578]);&quot;&quot;;[LIST.B578])">
            <text:p/>
          </table:table-cell>
          <table:table-cell table:formula="of:=IF(ISBLANK([LIST.B577]);&quot;&quot;;[LIST.B577])">
            <text:p/>
          </table:table-cell>
          <table:table-cell table:number-columns-repeated="1022"/>
        </table:table-row>
        <table:table-row table:style-name="ro1">
          <table:table-cell table:formula="of:=IF(ISBLANK([LIST.B580]);&quot;&quot;;[LIST.B580])">
            <text:p/>
          </table:table-cell>
          <table:table-cell table:formula="of:=IF(ISBLANK([LIST.B579]);&quot;&quot;;[LIST.B579])">
            <text:p/>
          </table:table-cell>
          <table:table-cell table:number-columns-repeated="1022"/>
        </table:table-row>
        <table:table-row table:style-name="ro1">
          <table:table-cell table:formula="of:=IF(ISBLANK([LIST.A581]);&quot;&quot;;[LIST.A581])">
            <text:p/>
          </table:table-cell>
          <table:table-cell table:formula="of:=IF(ISBLANK([LIST.A582]);&quot;&quot;;[LIST.A582])">
            <text:p/>
          </table:table-cell>
          <table:table-cell table:number-columns-repeated="1022"/>
        </table:table-row>
        <table:table-row table:style-name="ro1">
          <table:table-cell table:formula="of:=IF(ISBLANK([LIST.A583]);&quot;&quot;;[LIST.A583])">
            <text:p/>
          </table:table-cell>
          <table:table-cell table:formula="of:=IF(ISBLANK([LIST.A584]);&quot;&quot;;[LIST.A584])">
            <text:p/>
          </table:table-cell>
          <table:table-cell table:number-columns-repeated="1022"/>
        </table:table-row>
        <table:table-row table:style-name="ro1">
          <table:table-cell table:formula="of:=IF(ISBLANK([LIST.A585]);&quot;&quot;;[LIST.A585])">
            <text:p/>
          </table:table-cell>
          <table:table-cell table:formula="of:=IF(ISBLANK([LIST.A586]);&quot;&quot;;[LIST.A586])">
            <text:p/>
          </table:table-cell>
          <table:table-cell table:number-columns-repeated="1022"/>
        </table:table-row>
        <table:table-row table:style-name="ro1">
          <table:table-cell table:formula="of:=IF(ISBLANK([LIST.A587]);&quot;&quot;;[LIST.A588])">
            <text:p/>
          </table:table-cell>
          <table:table-cell table:formula="of:=IF(ISBLANK([LIST.A588]);&quot;&quot;;[LIST.A588])">
            <text:p/>
          </table:table-cell>
          <table:table-cell table:number-columns-repeated="1022"/>
        </table:table-row>
        <table:table-row table:style-name="ro1">
          <table:table-cell table:formula="of:=IF(ISBLANK([LIST.A589]);&quot;&quot;;[LIST.A589])">
            <text:p/>
          </table:table-cell>
          <table:table-cell table:formula="of:=IF(ISBLANK([LIST.A590]);&quot;&quot;;[LIST.A590])">
            <text:p/>
          </table:table-cell>
          <table:table-cell table:number-columns-repeated="1022"/>
        </table:table-row>
        <table:table-row table:style-name="ro1">
          <table:table-cell table:formula="of:=IF(ISBLANK([LIST.B582]);&quot;&quot;;[LIST.B582])">
            <text:p/>
          </table:table-cell>
          <table:table-cell table:formula="of:=IF(ISBLANK([LIST.B581]);&quot;&quot;;[LIST.B581])">
            <text:p/>
          </table:table-cell>
          <table:table-cell table:number-columns-repeated="1022"/>
        </table:table-row>
        <table:table-row table:style-name="ro1">
          <table:table-cell table:formula="of:=IF(ISBLANK([LIST.B584]);&quot;&quot;;[LIST.B584])">
            <text:p/>
          </table:table-cell>
          <table:table-cell table:formula="of:=IF(ISBLANK([LIST.B583]);&quot;&quot;;[LIST.B583])">
            <text:p/>
          </table:table-cell>
          <table:table-cell table:number-columns-repeated="1022"/>
        </table:table-row>
        <table:table-row table:style-name="ro1">
          <table:table-cell table:formula="of:=IF(ISBLANK([LIST.B586]);&quot;&quot;;[LIST.B586])">
            <text:p/>
          </table:table-cell>
          <table:table-cell table:formula="of:=IF(ISBLANK([LIST.B585]);&quot;&quot;;[LIST.B585])">
            <text:p/>
          </table:table-cell>
          <table:table-cell table:number-columns-repeated="1022"/>
        </table:table-row>
        <table:table-row table:style-name="ro1">
          <table:table-cell table:formula="of:=IF(ISBLANK([LIST.B588]);&quot;&quot;;[LIST.B588])">
            <text:p/>
          </table:table-cell>
          <table:table-cell table:formula="of:=IF(ISBLANK([LIST.B587]);&quot;&quot;;[LIST.B587])">
            <text:p/>
          </table:table-cell>
          <table:table-cell table:number-columns-repeated="1022"/>
        </table:table-row>
        <table:table-row table:style-name="ro1">
          <table:table-cell table:formula="of:=IF(ISBLANK([LIST.B590]);&quot;&quot;;[LIST.B590])">
            <text:p/>
          </table:table-cell>
          <table:table-cell table:formula="of:=IF(ISBLANK([LIST.B589]);&quot;&quot;;[LIST.B589])">
            <text:p/>
          </table:table-cell>
          <table:table-cell table:number-columns-repeated="1022"/>
        </table:table-row>
        <table:table-row table:style-name="ro1">
          <table:table-cell table:formula="of:=IF(ISBLANK([LIST.A591]);&quot;&quot;;[LIST.A591])">
            <text:p/>
          </table:table-cell>
          <table:table-cell table:formula="of:=IF(ISBLANK([LIST.A592]);&quot;&quot;;[LIST.A592])">
            <text:p/>
          </table:table-cell>
          <table:table-cell table:number-columns-repeated="1022"/>
        </table:table-row>
        <table:table-row table:style-name="ro1">
          <table:table-cell table:formula="of:=IF(ISBLANK([LIST.A593]);&quot;&quot;;[LIST.A593])">
            <text:p/>
          </table:table-cell>
          <table:table-cell table:formula="of:=IF(ISBLANK([LIST.A594]);&quot;&quot;;[LIST.A594])">
            <text:p/>
          </table:table-cell>
          <table:table-cell table:number-columns-repeated="1022"/>
        </table:table-row>
        <table:table-row table:style-name="ro1">
          <table:table-cell table:formula="of:=IF(ISBLANK([LIST.A595]);&quot;&quot;;[LIST.A595])">
            <text:p/>
          </table:table-cell>
          <table:table-cell table:formula="of:=IF(ISBLANK([LIST.A596]);&quot;&quot;;[LIST.A596])">
            <text:p/>
          </table:table-cell>
          <table:table-cell table:number-columns-repeated="1022"/>
        </table:table-row>
        <table:table-row table:style-name="ro1">
          <table:table-cell table:formula="of:=IF(ISBLANK([LIST.A597]);&quot;&quot;;[LIST.A598])">
            <text:p/>
          </table:table-cell>
          <table:table-cell table:formula="of:=IF(ISBLANK([LIST.A598]);&quot;&quot;;[LIST.A598])">
            <text:p/>
          </table:table-cell>
          <table:table-cell table:number-columns-repeated="1022"/>
        </table:table-row>
        <table:table-row table:style-name="ro1">
          <table:table-cell table:formula="of:=IF(ISBLANK([LIST.A599]);&quot;&quot;;[LIST.A599])">
            <text:p/>
          </table:table-cell>
          <table:table-cell table:formula="of:=IF(ISBLANK([LIST.A600]);&quot;&quot;;[LIST.A600])">
            <text:p/>
          </table:table-cell>
          <table:table-cell table:number-columns-repeated="1022"/>
        </table:table-row>
        <table:table-row table:style-name="ro1">
          <table:table-cell table:formula="of:=IF(ISBLANK([LIST.B592]);&quot;&quot;;[LIST.B592])">
            <text:p/>
          </table:table-cell>
          <table:table-cell table:formula="of:=IF(ISBLANK([LIST.B591]);&quot;&quot;;[LIST.B591])">
            <text:p/>
          </table:table-cell>
          <table:table-cell table:number-columns-repeated="1022"/>
        </table:table-row>
        <table:table-row table:style-name="ro1">
          <table:table-cell table:formula="of:=IF(ISBLANK([LIST.B594]);&quot;&quot;;[LIST.B594])">
            <text:p/>
          </table:table-cell>
          <table:table-cell table:formula="of:=IF(ISBLANK([LIST.B593]);&quot;&quot;;[LIST.B593])">
            <text:p/>
          </table:table-cell>
          <table:table-cell table:number-columns-repeated="1022"/>
        </table:table-row>
        <table:table-row table:style-name="ro1">
          <table:table-cell table:formula="of:=IF(ISBLANK([LIST.B596]);&quot;&quot;;[LIST.B596])">
            <text:p/>
          </table:table-cell>
          <table:table-cell table:formula="of:=IF(ISBLANK([LIST.B595]);&quot;&quot;;[LIST.B595])">
            <text:p/>
          </table:table-cell>
          <table:table-cell table:number-columns-repeated="1022"/>
        </table:table-row>
        <table:table-row table:style-name="ro1">
          <table:table-cell table:formula="of:=IF(ISBLANK([LIST.B598]);&quot;&quot;;[LIST.B598])">
            <text:p/>
          </table:table-cell>
          <table:table-cell table:formula="of:=IF(ISBLANK([LIST.B597]);&quot;&quot;;[LIST.B597])">
            <text:p/>
          </table:table-cell>
          <table:table-cell table:number-columns-repeated="1022"/>
        </table:table-row>
        <table:table-row table:style-name="ro1">
          <table:table-cell table:formula="of:=IF(ISBLANK([LIST.B600]);&quot;&quot;;[LIST.B600])">
            <text:p/>
          </table:table-cell>
          <table:table-cell table:formula="of:=IF(ISBLANK([LIST.B599]);&quot;&quot;;[LIST.B599])">
            <text:p/>
          </table:table-cell>
          <table:table-cell table:number-columns-repeated="1022"/>
        </table:table-row>
        <table:table-row table:style-name="ro1">
          <table:table-cell table:formula="of:=IF(ISBLANK([LIST.A601]);&quot;&quot;;[LIST.A601])">
            <text:p/>
          </table:table-cell>
          <table:table-cell table:formula="of:=IF(ISBLANK([LIST.A602]);&quot;&quot;;[LIST.A602])">
            <text:p/>
          </table:table-cell>
          <table:table-cell table:number-columns-repeated="1022"/>
        </table:table-row>
        <table:table-row table:style-name="ro1">
          <table:table-cell table:formula="of:=IF(ISBLANK([LIST.A603]);&quot;&quot;;[LIST.A603])">
            <text:p/>
          </table:table-cell>
          <table:table-cell table:formula="of:=IF(ISBLANK([LIST.A604]);&quot;&quot;;[LIST.A604])">
            <text:p/>
          </table:table-cell>
          <table:table-cell table:number-columns-repeated="1022"/>
        </table:table-row>
        <table:table-row table:style-name="ro1">
          <table:table-cell table:formula="of:=IF(ISBLANK([LIST.A605]);&quot;&quot;;[LIST.A605])">
            <text:p/>
          </table:table-cell>
          <table:table-cell table:formula="of:=IF(ISBLANK([LIST.A606]);&quot;&quot;;[LIST.A606])">
            <text:p/>
          </table:table-cell>
          <table:table-cell table:number-columns-repeated="1022"/>
        </table:table-row>
        <table:table-row table:style-name="ro1">
          <table:table-cell table:formula="of:=IF(ISBLANK([LIST.A607]);&quot;&quot;;[LIST.A608])">
            <text:p/>
          </table:table-cell>
          <table:table-cell table:formula="of:=IF(ISBLANK([LIST.A608]);&quot;&quot;;[LIST.A608])">
            <text:p/>
          </table:table-cell>
          <table:table-cell table:number-columns-repeated="1022"/>
        </table:table-row>
        <table:table-row table:style-name="ro1">
          <table:table-cell table:formula="of:=IF(ISBLANK([LIST.A609]);&quot;&quot;;[LIST.A609])">
            <text:p/>
          </table:table-cell>
          <table:table-cell table:formula="of:=IF(ISBLANK([LIST.A610]);&quot;&quot;;[LIST.A610])">
            <text:p/>
          </table:table-cell>
          <table:table-cell table:number-columns-repeated="1022"/>
        </table:table-row>
        <table:table-row table:style-name="ro1">
          <table:table-cell table:formula="of:=IF(ISBLANK([LIST.B602]);&quot;&quot;;[LIST.B602])">
            <text:p/>
          </table:table-cell>
          <table:table-cell table:formula="of:=IF(ISBLANK([LIST.B601]);&quot;&quot;;[LIST.B601])">
            <text:p/>
          </table:table-cell>
          <table:table-cell table:number-columns-repeated="1022"/>
        </table:table-row>
        <table:table-row table:style-name="ro1">
          <table:table-cell table:formula="of:=IF(ISBLANK([LIST.B604]);&quot;&quot;;[LIST.B604])">
            <text:p/>
          </table:table-cell>
          <table:table-cell table:formula="of:=IF(ISBLANK([LIST.B603]);&quot;&quot;;[LIST.B603])">
            <text:p/>
          </table:table-cell>
          <table:table-cell table:number-columns-repeated="1022"/>
        </table:table-row>
        <table:table-row table:style-name="ro1">
          <table:table-cell table:formula="of:=IF(ISBLANK([LIST.B606]);&quot;&quot;;[LIST.B606])">
            <text:p/>
          </table:table-cell>
          <table:table-cell table:formula="of:=IF(ISBLANK([LIST.B605]);&quot;&quot;;[LIST.B605])">
            <text:p/>
          </table:table-cell>
          <table:table-cell table:number-columns-repeated="1022"/>
        </table:table-row>
        <table:table-row table:style-name="ro1">
          <table:table-cell table:formula="of:=IF(ISBLANK([LIST.B608]);&quot;&quot;;[LIST.B608])">
            <text:p/>
          </table:table-cell>
          <table:table-cell table:formula="of:=IF(ISBLANK([LIST.B607]);&quot;&quot;;[LIST.B607])">
            <text:p/>
          </table:table-cell>
          <table:table-cell table:number-columns-repeated="1022"/>
        </table:table-row>
        <table:table-row table:style-name="ro1">
          <table:table-cell table:formula="of:=IF(ISBLANK([LIST.B610]);&quot;&quot;;[LIST.B610])">
            <text:p/>
          </table:table-cell>
          <table:table-cell table:formula="of:=IF(ISBLANK([LIST.B609]);&quot;&quot;;[LIST.B609])">
            <text:p/>
          </table:table-cell>
          <table:table-cell table:number-columns-repeated="1022"/>
        </table:table-row>
        <table:table-row table:style-name="ro1">
          <table:table-cell table:formula="of:=IF(ISBLANK([LIST.A611]);&quot;&quot;;[LIST.A611])">
            <text:p/>
          </table:table-cell>
          <table:table-cell table:formula="of:=IF(ISBLANK([LIST.A612]);&quot;&quot;;[LIST.A612])">
            <text:p/>
          </table:table-cell>
          <table:table-cell table:number-columns-repeated="1022"/>
        </table:table-row>
        <table:table-row table:style-name="ro1">
          <table:table-cell table:formula="of:=IF(ISBLANK([LIST.A613]);&quot;&quot;;[LIST.A613])">
            <text:p/>
          </table:table-cell>
          <table:table-cell table:formula="of:=IF(ISBLANK([LIST.A614]);&quot;&quot;;[LIST.A614])">
            <text:p/>
          </table:table-cell>
          <table:table-cell table:number-columns-repeated="1022"/>
        </table:table-row>
        <table:table-row table:style-name="ro1">
          <table:table-cell table:formula="of:=IF(ISBLANK([LIST.A615]);&quot;&quot;;[LIST.A615])">
            <text:p/>
          </table:table-cell>
          <table:table-cell table:formula="of:=IF(ISBLANK([LIST.A616]);&quot;&quot;;[LIST.A616])">
            <text:p/>
          </table:table-cell>
          <table:table-cell table:number-columns-repeated="1022"/>
        </table:table-row>
        <table:table-row table:style-name="ro1">
          <table:table-cell table:formula="of:=IF(ISBLANK([LIST.A617]);&quot;&quot;;[LIST.A618])">
            <text:p/>
          </table:table-cell>
          <table:table-cell table:formula="of:=IF(ISBLANK([LIST.A618]);&quot;&quot;;[LIST.A618])">
            <text:p/>
          </table:table-cell>
          <table:table-cell table:number-columns-repeated="1022"/>
        </table:table-row>
        <table:table-row table:style-name="ro1">
          <table:table-cell table:formula="of:=IF(ISBLANK([LIST.A619]);&quot;&quot;;[LIST.A619])">
            <text:p/>
          </table:table-cell>
          <table:table-cell table:formula="of:=IF(ISBLANK([LIST.A620]);&quot;&quot;;[LIST.A620])">
            <text:p/>
          </table:table-cell>
          <table:table-cell table:number-columns-repeated="1022"/>
        </table:table-row>
        <table:table-row table:style-name="ro1">
          <table:table-cell table:formula="of:=IF(ISBLANK([LIST.B612]);&quot;&quot;;[LIST.B612])">
            <text:p/>
          </table:table-cell>
          <table:table-cell table:formula="of:=IF(ISBLANK([LIST.B611]);&quot;&quot;;[LIST.B611])">
            <text:p/>
          </table:table-cell>
          <table:table-cell table:number-columns-repeated="1022"/>
        </table:table-row>
        <table:table-row table:style-name="ro1">
          <table:table-cell table:formula="of:=IF(ISBLANK([LIST.B614]);&quot;&quot;;[LIST.B614])">
            <text:p/>
          </table:table-cell>
          <table:table-cell table:formula="of:=IF(ISBLANK([LIST.B613]);&quot;&quot;;[LIST.B613])">
            <text:p/>
          </table:table-cell>
          <table:table-cell table:number-columns-repeated="1022"/>
        </table:table-row>
        <table:table-row table:style-name="ro1">
          <table:table-cell table:formula="of:=IF(ISBLANK([LIST.B616]);&quot;&quot;;[LIST.B616])">
            <text:p/>
          </table:table-cell>
          <table:table-cell table:formula="of:=IF(ISBLANK([LIST.B615]);&quot;&quot;;[LIST.B615])">
            <text:p/>
          </table:table-cell>
          <table:table-cell table:number-columns-repeated="1022"/>
        </table:table-row>
        <table:table-row table:style-name="ro1">
          <table:table-cell table:formula="of:=IF(ISBLANK([LIST.B618]);&quot;&quot;;[LIST.B618])">
            <text:p/>
          </table:table-cell>
          <table:table-cell table:formula="of:=IF(ISBLANK([LIST.B617]);&quot;&quot;;[LIST.B617])">
            <text:p/>
          </table:table-cell>
          <table:table-cell table:number-columns-repeated="1022"/>
        </table:table-row>
        <table:table-row table:style-name="ro1">
          <table:table-cell table:formula="of:=IF(ISBLANK([LIST.B620]);&quot;&quot;;[LIST.B620])">
            <text:p/>
          </table:table-cell>
          <table:table-cell table:formula="of:=IF(ISBLANK([LIST.B619]);&quot;&quot;;[LIST.B619])">
            <text:p/>
          </table:table-cell>
          <table:table-cell table:number-columns-repeated="1022"/>
        </table:table-row>
        <table:table-row table:style-name="ro1">
          <table:table-cell table:formula="of:=IF(ISBLANK([LIST.A621]);&quot;&quot;;[LIST.A621])">
            <text:p/>
          </table:table-cell>
          <table:table-cell table:formula="of:=IF(ISBLANK([LIST.A622]);&quot;&quot;;[LIST.A622])">
            <text:p/>
          </table:table-cell>
          <table:table-cell table:number-columns-repeated="1022"/>
        </table:table-row>
        <table:table-row table:style-name="ro1">
          <table:table-cell table:formula="of:=IF(ISBLANK([LIST.A623]);&quot;&quot;;[LIST.A623])">
            <text:p/>
          </table:table-cell>
          <table:table-cell table:formula="of:=IF(ISBLANK([LIST.A624]);&quot;&quot;;[LIST.A624])">
            <text:p/>
          </table:table-cell>
          <table:table-cell table:number-columns-repeated="1022"/>
        </table:table-row>
        <table:table-row table:style-name="ro1">
          <table:table-cell table:formula="of:=IF(ISBLANK([LIST.A625]);&quot;&quot;;[LIST.A625])">
            <text:p/>
          </table:table-cell>
          <table:table-cell table:formula="of:=IF(ISBLANK([LIST.A626]);&quot;&quot;;[LIST.A626])">
            <text:p/>
          </table:table-cell>
          <table:table-cell table:number-columns-repeated="1022"/>
        </table:table-row>
        <table:table-row table:style-name="ro1">
          <table:table-cell table:formula="of:=IF(ISBLANK([LIST.A627]);&quot;&quot;;[LIST.A628])">
            <text:p/>
          </table:table-cell>
          <table:table-cell table:formula="of:=IF(ISBLANK([LIST.A628]);&quot;&quot;;[LIST.A628])">
            <text:p/>
          </table:table-cell>
          <table:table-cell table:number-columns-repeated="1022"/>
        </table:table-row>
        <table:table-row table:style-name="ro1">
          <table:table-cell table:formula="of:=IF(ISBLANK([LIST.A629]);&quot;&quot;;[LIST.A629])">
            <text:p/>
          </table:table-cell>
          <table:table-cell table:formula="of:=IF(ISBLANK([LIST.A630]);&quot;&quot;;[LIST.A630])">
            <text:p/>
          </table:table-cell>
          <table:table-cell table:number-columns-repeated="1022"/>
        </table:table-row>
        <table:table-row table:style-name="ro1">
          <table:table-cell table:formula="of:=IF(ISBLANK([LIST.B622]);&quot;&quot;;[LIST.B622])">
            <text:p/>
          </table:table-cell>
          <table:table-cell table:formula="of:=IF(ISBLANK([LIST.B621]);&quot;&quot;;[LIST.B621])">
            <text:p/>
          </table:table-cell>
          <table:table-cell table:number-columns-repeated="1022"/>
        </table:table-row>
        <table:table-row table:style-name="ro1">
          <table:table-cell table:formula="of:=IF(ISBLANK([LIST.B624]);&quot;&quot;;[LIST.B624])">
            <text:p/>
          </table:table-cell>
          <table:table-cell table:formula="of:=IF(ISBLANK([LIST.B623]);&quot;&quot;;[LIST.B623])">
            <text:p/>
          </table:table-cell>
          <table:table-cell table:number-columns-repeated="1022"/>
        </table:table-row>
        <table:table-row table:style-name="ro1">
          <table:table-cell table:formula="of:=IF(ISBLANK([LIST.B626]);&quot;&quot;;[LIST.B626])">
            <text:p/>
          </table:table-cell>
          <table:table-cell table:formula="of:=IF(ISBLANK([LIST.B625]);&quot;&quot;;[LIST.B625])">
            <text:p/>
          </table:table-cell>
          <table:table-cell table:number-columns-repeated="1022"/>
        </table:table-row>
        <table:table-row table:style-name="ro1">
          <table:table-cell table:formula="of:=IF(ISBLANK([LIST.B628]);&quot;&quot;;[LIST.B628])">
            <text:p/>
          </table:table-cell>
          <table:table-cell table:formula="of:=IF(ISBLANK([LIST.B627]);&quot;&quot;;[LIST.B627])">
            <text:p/>
          </table:table-cell>
          <table:table-cell table:number-columns-repeated="1022"/>
        </table:table-row>
        <table:table-row table:style-name="ro1">
          <table:table-cell table:formula="of:=IF(ISBLANK([LIST.B630]);&quot;&quot;;[LIST.B630])">
            <text:p/>
          </table:table-cell>
          <table:table-cell table:formula="of:=IF(ISBLANK([LIST.B629]);&quot;&quot;;[LIST.B629])">
            <text:p/>
          </table:table-cell>
          <table:table-cell table:number-columns-repeated="1022"/>
        </table:table-row>
        <table:table-row table:style-name="ro1">
          <table:table-cell table:formula="of:=IF(ISBLANK([LIST.A631]);&quot;&quot;;[LIST.A631])">
            <text:p/>
          </table:table-cell>
          <table:table-cell table:formula="of:=IF(ISBLANK([LIST.A632]);&quot;&quot;;[LIST.A632])">
            <text:p/>
          </table:table-cell>
          <table:table-cell table:number-columns-repeated="1022"/>
        </table:table-row>
        <table:table-row table:style-name="ro1">
          <table:table-cell table:formula="of:=IF(ISBLANK([LIST.A633]);&quot;&quot;;[LIST.A633])">
            <text:p/>
          </table:table-cell>
          <table:table-cell table:formula="of:=IF(ISBLANK([LIST.A634]);&quot;&quot;;[LIST.A634])">
            <text:p/>
          </table:table-cell>
          <table:table-cell table:number-columns-repeated="1022"/>
        </table:table-row>
        <table:table-row table:style-name="ro1">
          <table:table-cell table:formula="of:=IF(ISBLANK([LIST.A635]);&quot;&quot;;[LIST.A635])">
            <text:p/>
          </table:table-cell>
          <table:table-cell table:formula="of:=IF(ISBLANK([LIST.A636]);&quot;&quot;;[LIST.A636])">
            <text:p/>
          </table:table-cell>
          <table:table-cell table:number-columns-repeated="1022"/>
        </table:table-row>
        <table:table-row table:style-name="ro1">
          <table:table-cell table:formula="of:=IF(ISBLANK([LIST.A637]);&quot;&quot;;[LIST.A638])">
            <text:p/>
          </table:table-cell>
          <table:table-cell table:formula="of:=IF(ISBLANK([LIST.A638]);&quot;&quot;;[LIST.A638])">
            <text:p/>
          </table:table-cell>
          <table:table-cell table:number-columns-repeated="1022"/>
        </table:table-row>
        <table:table-row table:style-name="ro1">
          <table:table-cell table:formula="of:=IF(ISBLANK([LIST.A639]);&quot;&quot;;[LIST.A639])">
            <text:p/>
          </table:table-cell>
          <table:table-cell table:formula="of:=IF(ISBLANK([LIST.A640]);&quot;&quot;;[LIST.A640])">
            <text:p/>
          </table:table-cell>
          <table:table-cell table:number-columns-repeated="1022"/>
        </table:table-row>
        <table:table-row table:style-name="ro1">
          <table:table-cell table:formula="of:=IF(ISBLANK([LIST.B632]);&quot;&quot;;[LIST.B632])">
            <text:p/>
          </table:table-cell>
          <table:table-cell table:formula="of:=IF(ISBLANK([LIST.B631]);&quot;&quot;;[LIST.B631])">
            <text:p/>
          </table:table-cell>
          <table:table-cell table:number-columns-repeated="1022"/>
        </table:table-row>
        <table:table-row table:style-name="ro1">
          <table:table-cell table:formula="of:=IF(ISBLANK([LIST.B634]);&quot;&quot;;[LIST.B634])">
            <text:p/>
          </table:table-cell>
          <table:table-cell table:formula="of:=IF(ISBLANK([LIST.B633]);&quot;&quot;;[LIST.B633])">
            <text:p/>
          </table:table-cell>
          <table:table-cell table:number-columns-repeated="1022"/>
        </table:table-row>
        <table:table-row table:style-name="ro1">
          <table:table-cell table:formula="of:=IF(ISBLANK([LIST.B636]);&quot;&quot;;[LIST.B636])">
            <text:p/>
          </table:table-cell>
          <table:table-cell table:formula="of:=IF(ISBLANK([LIST.B635]);&quot;&quot;;[LIST.B635])">
            <text:p/>
          </table:table-cell>
          <table:table-cell table:number-columns-repeated="1022"/>
        </table:table-row>
        <table:table-row table:style-name="ro1">
          <table:table-cell table:formula="of:=IF(ISBLANK([LIST.B638]);&quot;&quot;;[LIST.B638])">
            <text:p/>
          </table:table-cell>
          <table:table-cell table:formula="of:=IF(ISBLANK([LIST.B637]);&quot;&quot;;[LIST.B637])">
            <text:p/>
          </table:table-cell>
          <table:table-cell table:number-columns-repeated="1022"/>
        </table:table-row>
        <table:table-row table:style-name="ro1">
          <table:table-cell table:formula="of:=IF(ISBLANK([LIST.B640]);&quot;&quot;;[LIST.B640])">
            <text:p/>
          </table:table-cell>
          <table:table-cell table:formula="of:=IF(ISBLANK([LIST.B639]);&quot;&quot;;[LIST.B639])">
            <text:p/>
          </table:table-cell>
          <table:table-cell table:number-columns-repeated="1022"/>
        </table:table-row>
        <table:table-row table:style-name="ro1">
          <table:table-cell table:formula="of:=IF(ISBLANK([LIST.A641]);&quot;&quot;;[LIST.A641])">
            <text:p/>
          </table:table-cell>
          <table:table-cell table:formula="of:=IF(ISBLANK([LIST.A642]);&quot;&quot;;[LIST.A642])">
            <text:p/>
          </table:table-cell>
          <table:table-cell table:number-columns-repeated="1022"/>
        </table:table-row>
        <table:table-row table:style-name="ro1">
          <table:table-cell table:formula="of:=IF(ISBLANK([LIST.A643]);&quot;&quot;;[LIST.A643])">
            <text:p/>
          </table:table-cell>
          <table:table-cell table:formula="of:=IF(ISBLANK([LIST.A644]);&quot;&quot;;[LIST.A644])">
            <text:p/>
          </table:table-cell>
          <table:table-cell table:number-columns-repeated="1022"/>
        </table:table-row>
        <table:table-row table:style-name="ro1">
          <table:table-cell table:formula="of:=IF(ISBLANK([LIST.A645]);&quot;&quot;;[LIST.A645])">
            <text:p/>
          </table:table-cell>
          <table:table-cell table:formula="of:=IF(ISBLANK([LIST.A646]);&quot;&quot;;[LIST.A646])">
            <text:p/>
          </table:table-cell>
          <table:table-cell table:number-columns-repeated="1022"/>
        </table:table-row>
        <table:table-row table:style-name="ro1">
          <table:table-cell table:formula="of:=IF(ISBLANK([LIST.A647]);&quot;&quot;;[LIST.A648])">
            <text:p/>
          </table:table-cell>
          <table:table-cell table:formula="of:=IF(ISBLANK([LIST.A648]);&quot;&quot;;[LIST.A648])">
            <text:p/>
          </table:table-cell>
          <table:table-cell table:number-columns-repeated="1022"/>
        </table:table-row>
        <table:table-row table:style-name="ro1">
          <table:table-cell table:formula="of:=IF(ISBLANK([LIST.A649]);&quot;&quot;;[LIST.A649])">
            <text:p/>
          </table:table-cell>
          <table:table-cell table:formula="of:=IF(ISBLANK([LIST.A650]);&quot;&quot;;[LIST.A650])">
            <text:p/>
          </table:table-cell>
          <table:table-cell table:number-columns-repeated="1022"/>
        </table:table-row>
        <table:table-row table:style-name="ro1">
          <table:table-cell table:formula="of:=IF(ISBLANK([LIST.B642]);&quot;&quot;;[LIST.B642])">
            <text:p/>
          </table:table-cell>
          <table:table-cell table:formula="of:=IF(ISBLANK([LIST.B641]);&quot;&quot;;[LIST.B641])">
            <text:p/>
          </table:table-cell>
          <table:table-cell table:number-columns-repeated="1022"/>
        </table:table-row>
        <table:table-row table:style-name="ro1">
          <table:table-cell table:formula="of:=IF(ISBLANK([LIST.B644]);&quot;&quot;;[LIST.B644])">
            <text:p/>
          </table:table-cell>
          <table:table-cell table:formula="of:=IF(ISBLANK([LIST.B643]);&quot;&quot;;[LIST.B643])">
            <text:p/>
          </table:table-cell>
          <table:table-cell table:number-columns-repeated="1022"/>
        </table:table-row>
        <table:table-row table:style-name="ro1">
          <table:table-cell table:formula="of:=IF(ISBLANK([LIST.B646]);&quot;&quot;;[LIST.B646])">
            <text:p/>
          </table:table-cell>
          <table:table-cell table:formula="of:=IF(ISBLANK([LIST.B645]);&quot;&quot;;[LIST.B645])">
            <text:p/>
          </table:table-cell>
          <table:table-cell table:number-columns-repeated="1022"/>
        </table:table-row>
        <table:table-row table:style-name="ro1">
          <table:table-cell table:formula="of:=IF(ISBLANK([LIST.B648]);&quot;&quot;;[LIST.B648])">
            <text:p/>
          </table:table-cell>
          <table:table-cell table:formula="of:=IF(ISBLANK([LIST.B647]);&quot;&quot;;[LIST.B647])">
            <text:p/>
          </table:table-cell>
          <table:table-cell table:number-columns-repeated="1022"/>
        </table:table-row>
        <table:table-row table:style-name="ro1">
          <table:table-cell table:formula="of:=IF(ISBLANK([LIST.B650]);&quot;&quot;;[LIST.B650])">
            <text:p/>
          </table:table-cell>
          <table:table-cell table:formula="of:=IF(ISBLANK([LIST.B649]);&quot;&quot;;[LIST.B649])">
            <text:p/>
          </table:table-cell>
          <table:table-cell table:number-columns-repeated="1022"/>
        </table:table-row>
        <table:table-row table:style-name="ro1">
          <table:table-cell table:formula="of:=IF(ISBLANK([LIST.A651]);&quot;&quot;;[LIST.A651])">
            <text:p/>
          </table:table-cell>
          <table:table-cell table:formula="of:=IF(ISBLANK([LIST.A652]);&quot;&quot;;[LIST.A652])">
            <text:p/>
          </table:table-cell>
          <table:table-cell table:number-columns-repeated="1022"/>
        </table:table-row>
        <table:table-row table:style-name="ro1">
          <table:table-cell table:formula="of:=IF(ISBLANK([LIST.A653]);&quot;&quot;;[LIST.A653])">
            <text:p/>
          </table:table-cell>
          <table:table-cell table:formula="of:=IF(ISBLANK([LIST.A654]);&quot;&quot;;[LIST.A654])">
            <text:p/>
          </table:table-cell>
          <table:table-cell table:number-columns-repeated="1022"/>
        </table:table-row>
        <table:table-row table:style-name="ro1">
          <table:table-cell table:formula="of:=IF(ISBLANK([LIST.A655]);&quot;&quot;;[LIST.A655])">
            <text:p/>
          </table:table-cell>
          <table:table-cell table:formula="of:=IF(ISBLANK([LIST.A656]);&quot;&quot;;[LIST.A656])">
            <text:p/>
          </table:table-cell>
          <table:table-cell table:number-columns-repeated="1022"/>
        </table:table-row>
        <table:table-row table:style-name="ro1">
          <table:table-cell table:formula="of:=IF(ISBLANK([LIST.A657]);&quot;&quot;;[LIST.A658])">
            <text:p/>
          </table:table-cell>
          <table:table-cell table:formula="of:=IF(ISBLANK([LIST.A658]);&quot;&quot;;[LIST.A658])">
            <text:p/>
          </table:table-cell>
          <table:table-cell table:number-columns-repeated="1022"/>
        </table:table-row>
        <table:table-row table:style-name="ro1">
          <table:table-cell table:formula="of:=IF(ISBLANK([LIST.A659]);&quot;&quot;;[LIST.A659])">
            <text:p/>
          </table:table-cell>
          <table:table-cell table:formula="of:=IF(ISBLANK([LIST.A660]);&quot;&quot;;[LIST.A660])">
            <text:p/>
          </table:table-cell>
          <table:table-cell table:number-columns-repeated="1022"/>
        </table:table-row>
        <table:table-row table:style-name="ro1">
          <table:table-cell table:formula="of:=IF(ISBLANK([LIST.B652]);&quot;&quot;;[LIST.B652])">
            <text:p/>
          </table:table-cell>
          <table:table-cell table:formula="of:=IF(ISBLANK([LIST.B651]);&quot;&quot;;[LIST.B651])">
            <text:p/>
          </table:table-cell>
          <table:table-cell table:number-columns-repeated="1022"/>
        </table:table-row>
        <table:table-row table:style-name="ro1">
          <table:table-cell table:formula="of:=IF(ISBLANK([LIST.B654]);&quot;&quot;;[LIST.B654])">
            <text:p/>
          </table:table-cell>
          <table:table-cell table:formula="of:=IF(ISBLANK([LIST.B653]);&quot;&quot;;[LIST.B653])">
            <text:p/>
          </table:table-cell>
          <table:table-cell table:number-columns-repeated="1022"/>
        </table:table-row>
        <table:table-row table:style-name="ro1">
          <table:table-cell table:formula="of:=IF(ISBLANK([LIST.B656]);&quot;&quot;;[LIST.B656])">
            <text:p/>
          </table:table-cell>
          <table:table-cell table:formula="of:=IF(ISBLANK([LIST.B655]);&quot;&quot;;[LIST.B655])">
            <text:p/>
          </table:table-cell>
          <table:table-cell table:number-columns-repeated="1022"/>
        </table:table-row>
        <table:table-row table:style-name="ro1">
          <table:table-cell table:formula="of:=IF(ISBLANK([LIST.B658]);&quot;&quot;;[LIST.B658])">
            <text:p/>
          </table:table-cell>
          <table:table-cell table:formula="of:=IF(ISBLANK([LIST.B657]);&quot;&quot;;[LIST.B657])">
            <text:p/>
          </table:table-cell>
          <table:table-cell table:number-columns-repeated="1022"/>
        </table:table-row>
        <table:table-row table:style-name="ro1">
          <table:table-cell table:formula="of:=IF(ISBLANK([LIST.B660]);&quot;&quot;;[LIST.B660])">
            <text:p/>
          </table:table-cell>
          <table:table-cell table:formula="of:=IF(ISBLANK([LIST.B659]);&quot;&quot;;[LIST.B659])">
            <text:p/>
          </table:table-cell>
          <table:table-cell table:number-columns-repeated="1022"/>
        </table:table-row>
        <table:table-row table:style-name="ro1">
          <table:table-cell table:formula="of:=IF(ISBLANK([LIST.A661]);&quot;&quot;;[LIST.A661])">
            <text:p/>
          </table:table-cell>
          <table:table-cell table:formula="of:=IF(ISBLANK([LIST.A662]);&quot;&quot;;[LIST.A662])">
            <text:p/>
          </table:table-cell>
          <table:table-cell table:number-columns-repeated="1022"/>
        </table:table-row>
        <table:table-row table:style-name="ro1">
          <table:table-cell table:formula="of:=IF(ISBLANK([LIST.A663]);&quot;&quot;;[LIST.A663])">
            <text:p/>
          </table:table-cell>
          <table:table-cell table:formula="of:=IF(ISBLANK([LIST.A664]);&quot;&quot;;[LIST.A664])">
            <text:p/>
          </table:table-cell>
          <table:table-cell table:number-columns-repeated="1022"/>
        </table:table-row>
        <table:table-row table:style-name="ro1">
          <table:table-cell table:formula="of:=IF(ISBLANK([LIST.A665]);&quot;&quot;;[LIST.A665])">
            <text:p/>
          </table:table-cell>
          <table:table-cell table:formula="of:=IF(ISBLANK([LIST.A666]);&quot;&quot;;[LIST.A666])">
            <text:p/>
          </table:table-cell>
          <table:table-cell table:number-columns-repeated="1022"/>
        </table:table-row>
        <table:table-row table:style-name="ro1">
          <table:table-cell table:formula="of:=IF(ISBLANK([LIST.A667]);&quot;&quot;;[LIST.A668])">
            <text:p/>
          </table:table-cell>
          <table:table-cell table:formula="of:=IF(ISBLANK([LIST.A668]);&quot;&quot;;[LIST.A668])">
            <text:p/>
          </table:table-cell>
          <table:table-cell table:number-columns-repeated="1022"/>
        </table:table-row>
        <table:table-row table:style-name="ro1">
          <table:table-cell table:formula="of:=IF(ISBLANK([LIST.A669]);&quot;&quot;;[LIST.A669])">
            <text:p/>
          </table:table-cell>
          <table:table-cell table:formula="of:=IF(ISBLANK([LIST.A670]);&quot;&quot;;[LIST.A670])">
            <text:p/>
          </table:table-cell>
          <table:table-cell table:number-columns-repeated="1022"/>
        </table:table-row>
        <table:table-row table:style-name="ro1">
          <table:table-cell table:formula="of:=IF(ISBLANK([LIST.B662]);&quot;&quot;;[LIST.B662])">
            <text:p/>
          </table:table-cell>
          <table:table-cell table:formula="of:=IF(ISBLANK([LIST.B661]);&quot;&quot;;[LIST.B661])">
            <text:p/>
          </table:table-cell>
          <table:table-cell table:number-columns-repeated="1022"/>
        </table:table-row>
        <table:table-row table:style-name="ro1">
          <table:table-cell table:formula="of:=IF(ISBLANK([LIST.B664]);&quot;&quot;;[LIST.B664])">
            <text:p/>
          </table:table-cell>
          <table:table-cell table:formula="of:=IF(ISBLANK([LIST.B663]);&quot;&quot;;[LIST.B663])">
            <text:p/>
          </table:table-cell>
          <table:table-cell table:number-columns-repeated="1022"/>
        </table:table-row>
        <table:table-row table:style-name="ro1">
          <table:table-cell table:formula="of:=IF(ISBLANK([LIST.B666]);&quot;&quot;;[LIST.B666])">
            <text:p/>
          </table:table-cell>
          <table:table-cell table:formula="of:=IF(ISBLANK([LIST.B665]);&quot;&quot;;[LIST.B665])">
            <text:p/>
          </table:table-cell>
          <table:table-cell table:number-columns-repeated="1022"/>
        </table:table-row>
        <table:table-row table:style-name="ro1">
          <table:table-cell table:formula="of:=IF(ISBLANK([LIST.B668]);&quot;&quot;;[LIST.B668])">
            <text:p/>
          </table:table-cell>
          <table:table-cell table:formula="of:=IF(ISBLANK([LIST.B667]);&quot;&quot;;[LIST.B667])">
            <text:p/>
          </table:table-cell>
          <table:table-cell table:number-columns-repeated="1022"/>
        </table:table-row>
        <table:table-row table:style-name="ro1">
          <table:table-cell table:formula="of:=IF(ISBLANK([LIST.B670]);&quot;&quot;;[LIST.B670])">
            <text:p/>
          </table:table-cell>
          <table:table-cell table:formula="of:=IF(ISBLANK([LIST.B669]);&quot;&quot;;[LIST.B669])">
            <text:p/>
          </table:table-cell>
          <table:table-cell table:number-columns-repeated="1022"/>
        </table:table-row>
        <table:table-row table:style-name="ro1">
          <table:table-cell table:formula="of:=IF(ISBLANK([LIST.A671]);&quot;&quot;;[LIST.A671])">
            <text:p/>
          </table:table-cell>
          <table:table-cell table:formula="of:=IF(ISBLANK([LIST.A672]);&quot;&quot;;[LIST.A672])">
            <text:p/>
          </table:table-cell>
          <table:table-cell table:number-columns-repeated="1022"/>
        </table:table-row>
        <table:table-row table:style-name="ro1">
          <table:table-cell table:formula="of:=IF(ISBLANK([LIST.A673]);&quot;&quot;;[LIST.A673])">
            <text:p/>
          </table:table-cell>
          <table:table-cell table:formula="of:=IF(ISBLANK([LIST.A674]);&quot;&quot;;[LIST.A674])">
            <text:p/>
          </table:table-cell>
          <table:table-cell table:number-columns-repeated="1022"/>
        </table:table-row>
        <table:table-row table:style-name="ro1">
          <table:table-cell table:formula="of:=IF(ISBLANK([LIST.A675]);&quot;&quot;;[LIST.A675])">
            <text:p/>
          </table:table-cell>
          <table:table-cell table:formula="of:=IF(ISBLANK([LIST.A676]);&quot;&quot;;[LIST.A676])">
            <text:p/>
          </table:table-cell>
          <table:table-cell table:number-columns-repeated="1022"/>
        </table:table-row>
        <table:table-row table:style-name="ro1">
          <table:table-cell table:formula="of:=IF(ISBLANK([LIST.A677]);&quot;&quot;;[LIST.A678])">
            <text:p/>
          </table:table-cell>
          <table:table-cell table:formula="of:=IF(ISBLANK([LIST.A678]);&quot;&quot;;[LIST.A678])">
            <text:p/>
          </table:table-cell>
          <table:table-cell table:number-columns-repeated="1022"/>
        </table:table-row>
        <table:table-row table:style-name="ro1">
          <table:table-cell table:formula="of:=IF(ISBLANK([LIST.A679]);&quot;&quot;;[LIST.A679])">
            <text:p/>
          </table:table-cell>
          <table:table-cell table:formula="of:=IF(ISBLANK([LIST.A680]);&quot;&quot;;[LIST.A680])">
            <text:p/>
          </table:table-cell>
          <table:table-cell table:number-columns-repeated="1022"/>
        </table:table-row>
        <table:table-row table:style-name="ro1">
          <table:table-cell table:formula="of:=IF(ISBLANK([LIST.B672]);&quot;&quot;;[LIST.B672])">
            <text:p/>
          </table:table-cell>
          <table:table-cell table:formula="of:=IF(ISBLANK([LIST.B671]);&quot;&quot;;[LIST.B671])">
            <text:p/>
          </table:table-cell>
          <table:table-cell table:number-columns-repeated="1022"/>
        </table:table-row>
        <table:table-row table:style-name="ro1">
          <table:table-cell table:formula="of:=IF(ISBLANK([LIST.B674]);&quot;&quot;;[LIST.B674])">
            <text:p/>
          </table:table-cell>
          <table:table-cell table:formula="of:=IF(ISBLANK([LIST.B673]);&quot;&quot;;[LIST.B673])">
            <text:p/>
          </table:table-cell>
          <table:table-cell table:number-columns-repeated="1022"/>
        </table:table-row>
        <table:table-row table:style-name="ro1">
          <table:table-cell table:formula="of:=IF(ISBLANK([LIST.B676]);&quot;&quot;;[LIST.B676])">
            <text:p/>
          </table:table-cell>
          <table:table-cell table:formula="of:=IF(ISBLANK([LIST.B675]);&quot;&quot;;[LIST.B675])">
            <text:p/>
          </table:table-cell>
          <table:table-cell table:number-columns-repeated="1022"/>
        </table:table-row>
        <table:table-row table:style-name="ro1">
          <table:table-cell table:formula="of:=IF(ISBLANK([LIST.B678]);&quot;&quot;;[LIST.B678])">
            <text:p/>
          </table:table-cell>
          <table:table-cell table:formula="of:=IF(ISBLANK([LIST.B677]);&quot;&quot;;[LIST.B677])">
            <text:p/>
          </table:table-cell>
          <table:table-cell table:number-columns-repeated="1022"/>
        </table:table-row>
        <table:table-row table:style-name="ro1">
          <table:table-cell table:formula="of:=IF(ISBLANK([LIST.B680]);&quot;&quot;;[LIST.B680])">
            <text:p/>
          </table:table-cell>
          <table:table-cell table:formula="of:=IF(ISBLANK([LIST.B679]);&quot;&quot;;[LIST.B679])">
            <text:p/>
          </table:table-cell>
          <table:table-cell table:number-columns-repeated="1022"/>
        </table:table-row>
        <table:table-row table:style-name="ro1">
          <table:table-cell table:formula="of:=IF(ISBLANK([LIST.A681]);&quot;&quot;;[LIST.A681])">
            <text:p/>
          </table:table-cell>
          <table:table-cell table:formula="of:=IF(ISBLANK([LIST.A682]);&quot;&quot;;[LIST.A682])">
            <text:p/>
          </table:table-cell>
          <table:table-cell table:number-columns-repeated="1022"/>
        </table:table-row>
        <table:table-row table:style-name="ro1">
          <table:table-cell table:formula="of:=IF(ISBLANK([LIST.A683]);&quot;&quot;;[LIST.A683])">
            <text:p/>
          </table:table-cell>
          <table:table-cell table:formula="of:=IF(ISBLANK([LIST.A684]);&quot;&quot;;[LIST.A684])">
            <text:p/>
          </table:table-cell>
          <table:table-cell table:number-columns-repeated="1022"/>
        </table:table-row>
        <table:table-row table:style-name="ro1">
          <table:table-cell table:formula="of:=IF(ISBLANK([LIST.A685]);&quot;&quot;;[LIST.A685])">
            <text:p/>
          </table:table-cell>
          <table:table-cell table:formula="of:=IF(ISBLANK([LIST.A686]);&quot;&quot;;[LIST.A686])">
            <text:p/>
          </table:table-cell>
          <table:table-cell table:number-columns-repeated="1022"/>
        </table:table-row>
        <table:table-row table:style-name="ro1">
          <table:table-cell table:formula="of:=IF(ISBLANK([LIST.A687]);&quot;&quot;;[LIST.A688])">
            <text:p/>
          </table:table-cell>
          <table:table-cell table:formula="of:=IF(ISBLANK([LIST.A688]);&quot;&quot;;[LIST.A688])">
            <text:p/>
          </table:table-cell>
          <table:table-cell table:number-columns-repeated="1022"/>
        </table:table-row>
        <table:table-row table:style-name="ro1">
          <table:table-cell table:formula="of:=IF(ISBLANK([LIST.A689]);&quot;&quot;;[LIST.A689])">
            <text:p/>
          </table:table-cell>
          <table:table-cell table:formula="of:=IF(ISBLANK([LIST.A690]);&quot;&quot;;[LIST.A690])">
            <text:p/>
          </table:table-cell>
          <table:table-cell table:number-columns-repeated="1022"/>
        </table:table-row>
        <table:table-row table:style-name="ro1">
          <table:table-cell table:formula="of:=IF(ISBLANK([LIST.B682]);&quot;&quot;;[LIST.B682])">
            <text:p/>
          </table:table-cell>
          <table:table-cell table:formula="of:=IF(ISBLANK([LIST.B681]);&quot;&quot;;[LIST.B681])">
            <text:p/>
          </table:table-cell>
          <table:table-cell table:number-columns-repeated="1022"/>
        </table:table-row>
        <table:table-row table:style-name="ro1">
          <table:table-cell table:formula="of:=IF(ISBLANK([LIST.B684]);&quot;&quot;;[LIST.B684])">
            <text:p/>
          </table:table-cell>
          <table:table-cell table:formula="of:=IF(ISBLANK([LIST.B683]);&quot;&quot;;[LIST.B683])">
            <text:p/>
          </table:table-cell>
          <table:table-cell table:number-columns-repeated="1022"/>
        </table:table-row>
        <table:table-row table:style-name="ro1">
          <table:table-cell table:formula="of:=IF(ISBLANK([LIST.B686]);&quot;&quot;;[LIST.B686])">
            <text:p/>
          </table:table-cell>
          <table:table-cell table:formula="of:=IF(ISBLANK([LIST.B685]);&quot;&quot;;[LIST.B685])">
            <text:p/>
          </table:table-cell>
          <table:table-cell table:number-columns-repeated="1022"/>
        </table:table-row>
        <table:table-row table:style-name="ro1">
          <table:table-cell table:formula="of:=IF(ISBLANK([LIST.B688]);&quot;&quot;;[LIST.B688])">
            <text:p/>
          </table:table-cell>
          <table:table-cell table:formula="of:=IF(ISBLANK([LIST.B687]);&quot;&quot;;[LIST.B687])">
            <text:p/>
          </table:table-cell>
          <table:table-cell table:number-columns-repeated="1022"/>
        </table:table-row>
        <table:table-row table:style-name="ro1">
          <table:table-cell table:formula="of:=IF(ISBLANK([LIST.B690]);&quot;&quot;;[LIST.B690])">
            <text:p/>
          </table:table-cell>
          <table:table-cell table:formula="of:=IF(ISBLANK([LIST.B689]);&quot;&quot;;[LIST.B689])">
            <text:p/>
          </table:table-cell>
          <table:table-cell table:number-columns-repeated="1022"/>
        </table:table-row>
        <table:table-row table:style-name="ro1">
          <table:table-cell table:formula="of:=IF(ISBLANK([LIST.A691]);&quot;&quot;;[LIST.A691])">
            <text:p/>
          </table:table-cell>
          <table:table-cell table:formula="of:=IF(ISBLANK([LIST.A692]);&quot;&quot;;[LIST.A692])">
            <text:p/>
          </table:table-cell>
          <table:table-cell table:number-columns-repeated="1022"/>
        </table:table-row>
        <table:table-row table:style-name="ro1">
          <table:table-cell table:formula="of:=IF(ISBLANK([LIST.A693]);&quot;&quot;;[LIST.A693])">
            <text:p/>
          </table:table-cell>
          <table:table-cell table:formula="of:=IF(ISBLANK([LIST.A694]);&quot;&quot;;[LIST.A694])">
            <text:p/>
          </table:table-cell>
          <table:table-cell table:number-columns-repeated="1022"/>
        </table:table-row>
        <table:table-row table:style-name="ro1">
          <table:table-cell table:formula="of:=IF(ISBLANK([LIST.A695]);&quot;&quot;;[LIST.A695])">
            <text:p/>
          </table:table-cell>
          <table:table-cell table:formula="of:=IF(ISBLANK([LIST.A696]);&quot;&quot;;[LIST.A696])">
            <text:p/>
          </table:table-cell>
          <table:table-cell table:number-columns-repeated="1022"/>
        </table:table-row>
        <table:table-row table:style-name="ro1">
          <table:table-cell table:formula="of:=IF(ISBLANK([LIST.A697]);&quot;&quot;;[LIST.A698])">
            <text:p/>
          </table:table-cell>
          <table:table-cell table:formula="of:=IF(ISBLANK([LIST.A698]);&quot;&quot;;[LIST.A698])">
            <text:p/>
          </table:table-cell>
          <table:table-cell table:number-columns-repeated="1022"/>
        </table:table-row>
        <table:table-row table:style-name="ro1">
          <table:table-cell table:formula="of:=IF(ISBLANK([LIST.A699]);&quot;&quot;;[LIST.A699])">
            <text:p/>
          </table:table-cell>
          <table:table-cell table:formula="of:=IF(ISBLANK([LIST.A700]);&quot;&quot;;[LIST.A700])">
            <text:p/>
          </table:table-cell>
          <table:table-cell table:number-columns-repeated="1022"/>
        </table:table-row>
        <table:table-row table:style-name="ro1">
          <table:table-cell table:formula="of:=IF(ISBLANK([LIST.B692]);&quot;&quot;;[LIST.B692])">
            <text:p/>
          </table:table-cell>
          <table:table-cell table:formula="of:=IF(ISBLANK([LIST.B691]);&quot;&quot;;[LIST.B691])">
            <text:p/>
          </table:table-cell>
          <table:table-cell table:number-columns-repeated="1022"/>
        </table:table-row>
        <table:table-row table:style-name="ro1">
          <table:table-cell table:formula="of:=IF(ISBLANK([LIST.B694]);&quot;&quot;;[LIST.B694])">
            <text:p/>
          </table:table-cell>
          <table:table-cell table:formula="of:=IF(ISBLANK([LIST.B693]);&quot;&quot;;[LIST.B693])">
            <text:p/>
          </table:table-cell>
          <table:table-cell table:number-columns-repeated="1022"/>
        </table:table-row>
        <table:table-row table:style-name="ro1">
          <table:table-cell table:formula="of:=IF(ISBLANK([LIST.B696]);&quot;&quot;;[LIST.B696])">
            <text:p/>
          </table:table-cell>
          <table:table-cell table:formula="of:=IF(ISBLANK([LIST.B695]);&quot;&quot;;[LIST.B695])">
            <text:p/>
          </table:table-cell>
          <table:table-cell table:number-columns-repeated="1022"/>
        </table:table-row>
        <table:table-row table:style-name="ro1">
          <table:table-cell table:formula="of:=IF(ISBLANK([LIST.B698]);&quot;&quot;;[LIST.B698])">
            <text:p/>
          </table:table-cell>
          <table:table-cell table:formula="of:=IF(ISBLANK([LIST.B697]);&quot;&quot;;[LIST.B697])">
            <text:p/>
          </table:table-cell>
          <table:table-cell table:number-columns-repeated="1022"/>
        </table:table-row>
        <table:table-row table:style-name="ro1">
          <table:table-cell table:formula="of:=IF(ISBLANK([LIST.B700]);&quot;&quot;;[LIST.B700])">
            <text:p/>
          </table:table-cell>
          <table:table-cell table:formula="of:=IF(ISBLANK([LIST.B699]);&quot;&quot;;[LIST.B699])">
            <text:p/>
          </table:table-cell>
          <table:table-cell table:number-columns-repeated="1022"/>
        </table:table-row>
        <table:table-row table:style-name="ro1">
          <table:table-cell table:formula="of:=IF(ISBLANK([LIST.A701]);&quot;&quot;;[LIST.A701])">
            <text:p/>
          </table:table-cell>
          <table:table-cell table:formula="of:=IF(ISBLANK([LIST.A702]);&quot;&quot;;[LIST.A702])">
            <text:p/>
          </table:table-cell>
          <table:table-cell table:number-columns-repeated="1022"/>
        </table:table-row>
        <table:table-row table:style-name="ro1">
          <table:table-cell table:formula="of:=IF(ISBLANK([LIST.A703]);&quot;&quot;;[LIST.A703])">
            <text:p/>
          </table:table-cell>
          <table:table-cell table:formula="of:=IF(ISBLANK([LIST.A704]);&quot;&quot;;[LIST.A704])">
            <text:p/>
          </table:table-cell>
          <table:table-cell table:number-columns-repeated="1022"/>
        </table:table-row>
        <table:table-row table:style-name="ro1">
          <table:table-cell table:formula="of:=IF(ISBLANK([LIST.A705]);&quot;&quot;;[LIST.A705])">
            <text:p/>
          </table:table-cell>
          <table:table-cell table:formula="of:=IF(ISBLANK([LIST.A706]);&quot;&quot;;[LIST.A706])">
            <text:p/>
          </table:table-cell>
          <table:table-cell table:number-columns-repeated="1022"/>
        </table:table-row>
        <table:table-row table:style-name="ro1">
          <table:table-cell table:formula="of:=IF(ISBLANK([LIST.A707]);&quot;&quot;;[LIST.A708])">
            <text:p/>
          </table:table-cell>
          <table:table-cell table:formula="of:=IF(ISBLANK([LIST.A708]);&quot;&quot;;[LIST.A708])">
            <text:p/>
          </table:table-cell>
          <table:table-cell table:number-columns-repeated="1022"/>
        </table:table-row>
        <table:table-row table:style-name="ro1">
          <table:table-cell table:formula="of:=IF(ISBLANK([LIST.A709]);&quot;&quot;;[LIST.A709])">
            <text:p/>
          </table:table-cell>
          <table:table-cell table:formula="of:=IF(ISBLANK([LIST.A710]);&quot;&quot;;[LIST.A710])">
            <text:p/>
          </table:table-cell>
          <table:table-cell table:number-columns-repeated="1022"/>
        </table:table-row>
        <table:table-row table:style-name="ro1">
          <table:table-cell table:formula="of:=IF(ISBLANK([LIST.B702]);&quot;&quot;;[LIST.B702])">
            <text:p/>
          </table:table-cell>
          <table:table-cell table:formula="of:=IF(ISBLANK([LIST.B701]);&quot;&quot;;[LIST.B701])">
            <text:p/>
          </table:table-cell>
          <table:table-cell table:number-columns-repeated="1022"/>
        </table:table-row>
        <table:table-row table:style-name="ro1">
          <table:table-cell table:formula="of:=IF(ISBLANK([LIST.B704]);&quot;&quot;;[LIST.B704])">
            <text:p/>
          </table:table-cell>
          <table:table-cell table:formula="of:=IF(ISBLANK([LIST.B703]);&quot;&quot;;[LIST.B703])">
            <text:p/>
          </table:table-cell>
          <table:table-cell table:number-columns-repeated="1022"/>
        </table:table-row>
        <table:table-row table:style-name="ro1">
          <table:table-cell table:formula="of:=IF(ISBLANK([LIST.B706]);&quot;&quot;;[LIST.B706])">
            <text:p/>
          </table:table-cell>
          <table:table-cell table:formula="of:=IF(ISBLANK([LIST.B705]);&quot;&quot;;[LIST.B705])">
            <text:p/>
          </table:table-cell>
          <table:table-cell table:number-columns-repeated="1022"/>
        </table:table-row>
        <table:table-row table:style-name="ro1">
          <table:table-cell table:formula="of:=IF(ISBLANK([LIST.B708]);&quot;&quot;;[LIST.B708])">
            <text:p/>
          </table:table-cell>
          <table:table-cell table:formula="of:=IF(ISBLANK([LIST.B707]);&quot;&quot;;[LIST.B707])">
            <text:p/>
          </table:table-cell>
          <table:table-cell table:number-columns-repeated="1022"/>
        </table:table-row>
        <table:table-row table:style-name="ro1">
          <table:table-cell table:formula="of:=IF(ISBLANK([LIST.B710]);&quot;&quot;;[LIST.B710])">
            <text:p/>
          </table:table-cell>
          <table:table-cell table:formula="of:=IF(ISBLANK([LIST.B709]);&quot;&quot;;[LIST.B709])">
            <text:p/>
          </table:table-cell>
          <table:table-cell table:number-columns-repeated="1022"/>
        </table:table-row>
        <table:table-row table:style-name="ro1">
          <table:table-cell table:formula="of:=IF(ISBLANK([LIST.A711]);&quot;&quot;;[LIST.A711])">
            <text:p/>
          </table:table-cell>
          <table:table-cell table:formula="of:=IF(ISBLANK([LIST.A712]);&quot;&quot;;[LIST.A712])">
            <text:p/>
          </table:table-cell>
          <table:table-cell table:number-columns-repeated="1022"/>
        </table:table-row>
        <table:table-row table:style-name="ro1">
          <table:table-cell table:formula="of:=IF(ISBLANK([LIST.A713]);&quot;&quot;;[LIST.A713])">
            <text:p/>
          </table:table-cell>
          <table:table-cell table:formula="of:=IF(ISBLANK([LIST.A714]);&quot;&quot;;[LIST.A714])">
            <text:p/>
          </table:table-cell>
          <table:table-cell table:number-columns-repeated="1022"/>
        </table:table-row>
        <table:table-row table:style-name="ro1">
          <table:table-cell table:formula="of:=IF(ISBLANK([LIST.A715]);&quot;&quot;;[LIST.A715])">
            <text:p/>
          </table:table-cell>
          <table:table-cell table:formula="of:=IF(ISBLANK([LIST.A716]);&quot;&quot;;[LIST.A716])">
            <text:p/>
          </table:table-cell>
          <table:table-cell table:number-columns-repeated="1022"/>
        </table:table-row>
        <table:table-row table:style-name="ro1">
          <table:table-cell table:formula="of:=IF(ISBLANK([LIST.A717]);&quot;&quot;;[LIST.A718])">
            <text:p/>
          </table:table-cell>
          <table:table-cell table:formula="of:=IF(ISBLANK([LIST.A718]);&quot;&quot;;[LIST.A718])">
            <text:p/>
          </table:table-cell>
          <table:table-cell table:number-columns-repeated="1022"/>
        </table:table-row>
        <table:table-row table:style-name="ro1">
          <table:table-cell table:formula="of:=IF(ISBLANK([LIST.A719]);&quot;&quot;;[LIST.A719])">
            <text:p/>
          </table:table-cell>
          <table:table-cell table:formula="of:=IF(ISBLANK([LIST.A720]);&quot;&quot;;[LIST.A720])">
            <text:p/>
          </table:table-cell>
          <table:table-cell table:number-columns-repeated="1022"/>
        </table:table-row>
        <table:table-row table:style-name="ro1">
          <table:table-cell table:formula="of:=IF(ISBLANK([LIST.B712]);&quot;&quot;;[LIST.B712])">
            <text:p/>
          </table:table-cell>
          <table:table-cell table:formula="of:=IF(ISBLANK([LIST.B711]);&quot;&quot;;[LIST.B711])">
            <text:p/>
          </table:table-cell>
          <table:table-cell table:number-columns-repeated="1022"/>
        </table:table-row>
        <table:table-row table:style-name="ro1">
          <table:table-cell table:formula="of:=IF(ISBLANK([LIST.B714]);&quot;&quot;;[LIST.B714])">
            <text:p/>
          </table:table-cell>
          <table:table-cell table:formula="of:=IF(ISBLANK([LIST.B713]);&quot;&quot;;[LIST.B713])">
            <text:p/>
          </table:table-cell>
          <table:table-cell table:number-columns-repeated="1022"/>
        </table:table-row>
        <table:table-row table:style-name="ro1">
          <table:table-cell table:formula="of:=IF(ISBLANK([LIST.B716]);&quot;&quot;;[LIST.B716])">
            <text:p/>
          </table:table-cell>
          <table:table-cell table:formula="of:=IF(ISBLANK([LIST.B715]);&quot;&quot;;[LIST.B715])">
            <text:p/>
          </table:table-cell>
          <table:table-cell table:number-columns-repeated="1022"/>
        </table:table-row>
        <table:table-row table:style-name="ro1">
          <table:table-cell table:formula="of:=IF(ISBLANK([LIST.B718]);&quot;&quot;;[LIST.B718])">
            <text:p/>
          </table:table-cell>
          <table:table-cell table:formula="of:=IF(ISBLANK([LIST.B717]);&quot;&quot;;[LIST.B717])">
            <text:p/>
          </table:table-cell>
          <table:table-cell table:number-columns-repeated="1022"/>
        </table:table-row>
        <table:table-row table:style-name="ro1">
          <table:table-cell table:formula="of:=IF(ISBLANK([LIST.B720]);&quot;&quot;;[LIST.B720])">
            <text:p/>
          </table:table-cell>
          <table:table-cell table:formula="of:=IF(ISBLANK([LIST.B719]);&quot;&quot;;[LIST.B719])">
            <text:p/>
          </table:table-cell>
          <table:table-cell table:number-columns-repeated="1022"/>
        </table:table-row>
        <table:table-row table:style-name="ro1">
          <table:table-cell table:formula="of:=IF(ISBLANK([LIST.A721]);&quot;&quot;;[LIST.A721])">
            <text:p/>
          </table:table-cell>
          <table:table-cell table:formula="of:=IF(ISBLANK([LIST.A722]);&quot;&quot;;[LIST.A722])">
            <text:p/>
          </table:table-cell>
          <table:table-cell table:number-columns-repeated="1022"/>
        </table:table-row>
        <table:table-row table:style-name="ro1">
          <table:table-cell table:formula="of:=IF(ISBLANK([LIST.A723]);&quot;&quot;;[LIST.A723])">
            <text:p/>
          </table:table-cell>
          <table:table-cell table:formula="of:=IF(ISBLANK([LIST.A724]);&quot;&quot;;[LIST.A724])">
            <text:p/>
          </table:table-cell>
          <table:table-cell table:number-columns-repeated="1022"/>
        </table:table-row>
        <table:table-row table:style-name="ro1">
          <table:table-cell table:formula="of:=IF(ISBLANK([LIST.A725]);&quot;&quot;;[LIST.A725])">
            <text:p/>
          </table:table-cell>
          <table:table-cell table:formula="of:=IF(ISBLANK([LIST.A726]);&quot;&quot;;[LIST.A726])">
            <text:p/>
          </table:table-cell>
          <table:table-cell table:number-columns-repeated="1022"/>
        </table:table-row>
        <table:table-row table:style-name="ro1">
          <table:table-cell table:formula="of:=IF(ISBLANK([LIST.A727]);&quot;&quot;;[LIST.A728])">
            <text:p/>
          </table:table-cell>
          <table:table-cell table:formula="of:=IF(ISBLANK([LIST.A728]);&quot;&quot;;[LIST.A728])">
            <text:p/>
          </table:table-cell>
          <table:table-cell table:number-columns-repeated="1022"/>
        </table:table-row>
        <table:table-row table:style-name="ro1">
          <table:table-cell table:formula="of:=IF(ISBLANK([LIST.A729]);&quot;&quot;;[LIST.A729])">
            <text:p/>
          </table:table-cell>
          <table:table-cell table:formula="of:=IF(ISBLANK([LIST.A730]);&quot;&quot;;[LIST.A730])">
            <text:p/>
          </table:table-cell>
          <table:table-cell table:number-columns-repeated="1022"/>
        </table:table-row>
        <table:table-row table:style-name="ro1">
          <table:table-cell table:formula="of:=IF(ISBLANK([LIST.B722]);&quot;&quot;;[LIST.B722])">
            <text:p/>
          </table:table-cell>
          <table:table-cell table:formula="of:=IF(ISBLANK([LIST.B721]);&quot;&quot;;[LIST.B721])">
            <text:p/>
          </table:table-cell>
          <table:table-cell table:number-columns-repeated="1022"/>
        </table:table-row>
        <table:table-row table:style-name="ro1">
          <table:table-cell table:formula="of:=IF(ISBLANK([LIST.B724]);&quot;&quot;;[LIST.B724])">
            <text:p/>
          </table:table-cell>
          <table:table-cell table:formula="of:=IF(ISBLANK([LIST.B723]);&quot;&quot;;[LIST.B723])">
            <text:p/>
          </table:table-cell>
          <table:table-cell table:number-columns-repeated="1022"/>
        </table:table-row>
        <table:table-row table:style-name="ro1">
          <table:table-cell table:formula="of:=IF(ISBLANK([LIST.B726]);&quot;&quot;;[LIST.B726])">
            <text:p/>
          </table:table-cell>
          <table:table-cell table:formula="of:=IF(ISBLANK([LIST.B725]);&quot;&quot;;[LIST.B725])">
            <text:p/>
          </table:table-cell>
          <table:table-cell table:number-columns-repeated="1022"/>
        </table:table-row>
        <table:table-row table:style-name="ro1">
          <table:table-cell table:formula="of:=IF(ISBLANK([LIST.B728]);&quot;&quot;;[LIST.B728])">
            <text:p/>
          </table:table-cell>
          <table:table-cell table:formula="of:=IF(ISBLANK([LIST.B727]);&quot;&quot;;[LIST.B727])">
            <text:p/>
          </table:table-cell>
          <table:table-cell table:number-columns-repeated="1022"/>
        </table:table-row>
        <table:table-row table:style-name="ro1">
          <table:table-cell table:formula="of:=IF(ISBLANK([LIST.B730]);&quot;&quot;;[LIST.B730])">
            <text:p/>
          </table:table-cell>
          <table:table-cell table:formula="of:=IF(ISBLANK([LIST.B729]);&quot;&quot;;[LIST.B729])">
            <text:p/>
          </table:table-cell>
          <table:table-cell table:number-columns-repeated="1022"/>
        </table:table-row>
        <table:table-row table:style-name="ro1">
          <table:table-cell table:formula="of:=IF(ISBLANK([LIST.A731]);&quot;&quot;;[LIST.A731])">
            <text:p/>
          </table:table-cell>
          <table:table-cell table:formula="of:=IF(ISBLANK([LIST.A732]);&quot;&quot;;[LIST.A732])">
            <text:p/>
          </table:table-cell>
          <table:table-cell table:number-columns-repeated="1022"/>
        </table:table-row>
        <table:table-row table:style-name="ro1">
          <table:table-cell table:formula="of:=IF(ISBLANK([LIST.A733]);&quot;&quot;;[LIST.A733])">
            <text:p/>
          </table:table-cell>
          <table:table-cell table:formula="of:=IF(ISBLANK([LIST.A734]);&quot;&quot;;[LIST.A734])">
            <text:p/>
          </table:table-cell>
          <table:table-cell table:number-columns-repeated="1022"/>
        </table:table-row>
        <table:table-row table:style-name="ro1">
          <table:table-cell table:formula="of:=IF(ISBLANK([LIST.A735]);&quot;&quot;;[LIST.A735])">
            <text:p/>
          </table:table-cell>
          <table:table-cell table:formula="of:=IF(ISBLANK([LIST.A736]);&quot;&quot;;[LIST.A736])">
            <text:p/>
          </table:table-cell>
          <table:table-cell table:number-columns-repeated="1022"/>
        </table:table-row>
        <table:table-row table:style-name="ro1">
          <table:table-cell table:formula="of:=IF(ISBLANK([LIST.A737]);&quot;&quot;;[LIST.A738])">
            <text:p/>
          </table:table-cell>
          <table:table-cell table:formula="of:=IF(ISBLANK([LIST.A738]);&quot;&quot;;[LIST.A738])">
            <text:p/>
          </table:table-cell>
          <table:table-cell table:number-columns-repeated="1022"/>
        </table:table-row>
        <table:table-row table:style-name="ro1">
          <table:table-cell table:formula="of:=IF(ISBLANK([LIST.A739]);&quot;&quot;;[LIST.A739])">
            <text:p/>
          </table:table-cell>
          <table:table-cell table:formula="of:=IF(ISBLANK([LIST.A740]);&quot;&quot;;[LIST.A740])">
            <text:p/>
          </table:table-cell>
          <table:table-cell table:number-columns-repeated="1022"/>
        </table:table-row>
        <table:table-row table:style-name="ro1">
          <table:table-cell table:formula="of:=IF(ISBLANK([LIST.B732]);&quot;&quot;;[LIST.B732])">
            <text:p/>
          </table:table-cell>
          <table:table-cell table:formula="of:=IF(ISBLANK([LIST.B731]);&quot;&quot;;[LIST.B731])">
            <text:p/>
          </table:table-cell>
          <table:table-cell table:number-columns-repeated="1022"/>
        </table:table-row>
        <table:table-row table:style-name="ro1">
          <table:table-cell table:formula="of:=IF(ISBLANK([LIST.B734]);&quot;&quot;;[LIST.B734])">
            <text:p/>
          </table:table-cell>
          <table:table-cell table:formula="of:=IF(ISBLANK([LIST.B733]);&quot;&quot;;[LIST.B733])">
            <text:p/>
          </table:table-cell>
          <table:table-cell table:number-columns-repeated="1022"/>
        </table:table-row>
        <table:table-row table:style-name="ro1">
          <table:table-cell table:formula="of:=IF(ISBLANK([LIST.B736]);&quot;&quot;;[LIST.B736])">
            <text:p/>
          </table:table-cell>
          <table:table-cell table:formula="of:=IF(ISBLANK([LIST.B735]);&quot;&quot;;[LIST.B735])">
            <text:p/>
          </table:table-cell>
          <table:table-cell table:number-columns-repeated="1022"/>
        </table:table-row>
        <table:table-row table:style-name="ro1">
          <table:table-cell table:formula="of:=IF(ISBLANK([LIST.B738]);&quot;&quot;;[LIST.B738])">
            <text:p/>
          </table:table-cell>
          <table:table-cell table:formula="of:=IF(ISBLANK([LIST.B737]);&quot;&quot;;[LIST.B737])">
            <text:p/>
          </table:table-cell>
          <table:table-cell table:number-columns-repeated="1022"/>
        </table:table-row>
        <table:table-row table:style-name="ro1">
          <table:table-cell table:formula="of:=IF(ISBLANK([LIST.B740]);&quot;&quot;;[LIST.B740])">
            <text:p/>
          </table:table-cell>
          <table:table-cell table:formula="of:=IF(ISBLANK([LIST.B739]);&quot;&quot;;[LIST.B739])">
            <text:p/>
          </table:table-cell>
          <table:table-cell table:number-columns-repeated="1022"/>
        </table:table-row>
        <table:table-row table:style-name="ro1">
          <table:table-cell table:formula="of:=IF(ISBLANK([LIST.A741]);&quot;&quot;;[LIST.A741])">
            <text:p/>
          </table:table-cell>
          <table:table-cell table:formula="of:=IF(ISBLANK([LIST.A742]);&quot;&quot;;[LIST.A742])">
            <text:p/>
          </table:table-cell>
          <table:table-cell table:number-columns-repeated="1022"/>
        </table:table-row>
        <table:table-row table:style-name="ro1">
          <table:table-cell table:formula="of:=IF(ISBLANK([LIST.A743]);&quot;&quot;;[LIST.A743])">
            <text:p/>
          </table:table-cell>
          <table:table-cell table:formula="of:=IF(ISBLANK([LIST.A744]);&quot;&quot;;[LIST.A744])">
            <text:p/>
          </table:table-cell>
          <table:table-cell table:number-columns-repeated="1022"/>
        </table:table-row>
        <table:table-row table:style-name="ro1">
          <table:table-cell table:formula="of:=IF(ISBLANK([LIST.A745]);&quot;&quot;;[LIST.A745])">
            <text:p/>
          </table:table-cell>
          <table:table-cell table:formula="of:=IF(ISBLANK([LIST.A746]);&quot;&quot;;[LIST.A746])">
            <text:p/>
          </table:table-cell>
          <table:table-cell table:number-columns-repeated="1022"/>
        </table:table-row>
        <table:table-row table:style-name="ro1">
          <table:table-cell table:formula="of:=IF(ISBLANK([LIST.A747]);&quot;&quot;;[LIST.A748])">
            <text:p/>
          </table:table-cell>
          <table:table-cell table:formula="of:=IF(ISBLANK([LIST.A748]);&quot;&quot;;[LIST.A748])">
            <text:p/>
          </table:table-cell>
          <table:table-cell table:number-columns-repeated="1022"/>
        </table:table-row>
        <table:table-row table:style-name="ro1">
          <table:table-cell table:formula="of:=IF(ISBLANK([LIST.A749]);&quot;&quot;;[LIST.A749])">
            <text:p/>
          </table:table-cell>
          <table:table-cell table:formula="of:=IF(ISBLANK([LIST.A750]);&quot;&quot;;[LIST.A750])">
            <text:p/>
          </table:table-cell>
          <table:table-cell table:number-columns-repeated="1022"/>
        </table:table-row>
        <table:table-row table:style-name="ro1">
          <table:table-cell table:formula="of:=IF(ISBLANK([LIST.B742]);&quot;&quot;;[LIST.B742])">
            <text:p/>
          </table:table-cell>
          <table:table-cell table:formula="of:=IF(ISBLANK([LIST.B741]);&quot;&quot;;[LIST.B741])">
            <text:p/>
          </table:table-cell>
          <table:table-cell table:number-columns-repeated="1022"/>
        </table:table-row>
        <table:table-row table:style-name="ro1">
          <table:table-cell table:formula="of:=IF(ISBLANK([LIST.B744]);&quot;&quot;;[LIST.B744])">
            <text:p/>
          </table:table-cell>
          <table:table-cell table:formula="of:=IF(ISBLANK([LIST.B743]);&quot;&quot;;[LIST.B743])">
            <text:p/>
          </table:table-cell>
          <table:table-cell table:number-columns-repeated="1022"/>
        </table:table-row>
        <table:table-row table:style-name="ro1">
          <table:table-cell table:formula="of:=IF(ISBLANK([LIST.B746]);&quot;&quot;;[LIST.B746])">
            <text:p/>
          </table:table-cell>
          <table:table-cell table:formula="of:=IF(ISBLANK([LIST.B745]);&quot;&quot;;[LIST.B745])">
            <text:p/>
          </table:table-cell>
          <table:table-cell table:number-columns-repeated="1022"/>
        </table:table-row>
        <table:table-row table:style-name="ro1">
          <table:table-cell table:formula="of:=IF(ISBLANK([LIST.B748]);&quot;&quot;;[LIST.B748])">
            <text:p/>
          </table:table-cell>
          <table:table-cell table:formula="of:=IF(ISBLANK([LIST.B747]);&quot;&quot;;[LIST.B747])">
            <text:p/>
          </table:table-cell>
          <table:table-cell table:number-columns-repeated="1022"/>
        </table:table-row>
        <table:table-row table:style-name="ro1">
          <table:table-cell table:formula="of:=IF(ISBLANK([LIST.B750]);&quot;&quot;;[LIST.B750])">
            <text:p/>
          </table:table-cell>
          <table:table-cell table:formula="of:=IF(ISBLANK([LIST.B749]);&quot;&quot;;[LIST.B749])">
            <text:p/>
          </table:table-cell>
          <table:table-cell table:number-columns-repeated="1022"/>
        </table:table-row>
        <table:table-row table:style-name="ro1">
          <table:table-cell table:formula="of:=IF(ISBLANK([LIST.A751]);&quot;&quot;;[LIST.A751])">
            <text:p/>
          </table:table-cell>
          <table:table-cell table:formula="of:=IF(ISBLANK([LIST.A752]);&quot;&quot;;[LIST.A752])">
            <text:p/>
          </table:table-cell>
          <table:table-cell table:number-columns-repeated="1022"/>
        </table:table-row>
        <table:table-row table:style-name="ro1">
          <table:table-cell table:formula="of:=IF(ISBLANK([LIST.A753]);&quot;&quot;;[LIST.A753])">
            <text:p/>
          </table:table-cell>
          <table:table-cell table:formula="of:=IF(ISBLANK([LIST.A754]);&quot;&quot;;[LIST.A754])">
            <text:p/>
          </table:table-cell>
          <table:table-cell table:number-columns-repeated="1022"/>
        </table:table-row>
        <table:table-row table:style-name="ro1">
          <table:table-cell table:formula="of:=IF(ISBLANK([LIST.A755]);&quot;&quot;;[LIST.A755])">
            <text:p/>
          </table:table-cell>
          <table:table-cell table:formula="of:=IF(ISBLANK([LIST.A756]);&quot;&quot;;[LIST.A756])">
            <text:p/>
          </table:table-cell>
          <table:table-cell table:number-columns-repeated="1022"/>
        </table:table-row>
        <table:table-row table:style-name="ro1">
          <table:table-cell table:formula="of:=IF(ISBLANK([LIST.A757]);&quot;&quot;;[LIST.A758])">
            <text:p/>
          </table:table-cell>
          <table:table-cell table:formula="of:=IF(ISBLANK([LIST.A758]);&quot;&quot;;[LIST.A758])">
            <text:p/>
          </table:table-cell>
          <table:table-cell table:number-columns-repeated="1022"/>
        </table:table-row>
        <table:table-row table:style-name="ro1">
          <table:table-cell table:formula="of:=IF(ISBLANK([LIST.A759]);&quot;&quot;;[LIST.A759])">
            <text:p/>
          </table:table-cell>
          <table:table-cell table:formula="of:=IF(ISBLANK([LIST.A760]);&quot;&quot;;[LIST.A760])">
            <text:p/>
          </table:table-cell>
          <table:table-cell table:number-columns-repeated="1022"/>
        </table:table-row>
        <table:table-row table:style-name="ro1">
          <table:table-cell table:formula="of:=IF(ISBLANK([LIST.B752]);&quot;&quot;;[LIST.B752])">
            <text:p/>
          </table:table-cell>
          <table:table-cell table:formula="of:=IF(ISBLANK([LIST.B751]);&quot;&quot;;[LIST.B751])">
            <text:p/>
          </table:table-cell>
          <table:table-cell table:number-columns-repeated="1022"/>
        </table:table-row>
        <table:table-row table:style-name="ro1">
          <table:table-cell table:formula="of:=IF(ISBLANK([LIST.B754]);&quot;&quot;;[LIST.B754])">
            <text:p/>
          </table:table-cell>
          <table:table-cell table:formula="of:=IF(ISBLANK([LIST.B753]);&quot;&quot;;[LIST.B753])">
            <text:p/>
          </table:table-cell>
          <table:table-cell table:number-columns-repeated="1022"/>
        </table:table-row>
        <table:table-row table:style-name="ro1">
          <table:table-cell table:formula="of:=IF(ISBLANK([LIST.B756]);&quot;&quot;;[LIST.B756])">
            <text:p/>
          </table:table-cell>
          <table:table-cell table:formula="of:=IF(ISBLANK([LIST.B755]);&quot;&quot;;[LIST.B755])">
            <text:p/>
          </table:table-cell>
          <table:table-cell table:number-columns-repeated="1022"/>
        </table:table-row>
        <table:table-row table:style-name="ro1">
          <table:table-cell table:formula="of:=IF(ISBLANK([LIST.B758]);&quot;&quot;;[LIST.B758])">
            <text:p/>
          </table:table-cell>
          <table:table-cell table:formula="of:=IF(ISBLANK([LIST.B757]);&quot;&quot;;[LIST.B757])">
            <text:p/>
          </table:table-cell>
          <table:table-cell table:number-columns-repeated="1022"/>
        </table:table-row>
        <table:table-row table:style-name="ro1">
          <table:table-cell table:formula="of:=IF(ISBLANK([LIST.B760]);&quot;&quot;;[LIST.B760])">
            <text:p/>
          </table:table-cell>
          <table:table-cell table:formula="of:=IF(ISBLANK([LIST.B759]);&quot;&quot;;[LIST.B759])">
            <text:p/>
          </table:table-cell>
          <table:table-cell table:number-columns-repeated="1022"/>
        </table:table-row>
        <table:table-row table:style-name="ro1">
          <table:table-cell table:formula="of:=IF(ISBLANK([LIST.A761]);&quot;&quot;;[LIST.A761])">
            <text:p/>
          </table:table-cell>
          <table:table-cell table:formula="of:=IF(ISBLANK([LIST.A762]);&quot;&quot;;[LIST.A762])">
            <text:p/>
          </table:table-cell>
          <table:table-cell table:number-columns-repeated="1022"/>
        </table:table-row>
        <table:table-row table:style-name="ro1">
          <table:table-cell table:formula="of:=IF(ISBLANK([LIST.A763]);&quot;&quot;;[LIST.A763])">
            <text:p/>
          </table:table-cell>
          <table:table-cell table:formula="of:=IF(ISBLANK([LIST.A764]);&quot;&quot;;[LIST.A764])">
            <text:p/>
          </table:table-cell>
          <table:table-cell table:number-columns-repeated="1022"/>
        </table:table-row>
        <table:table-row table:style-name="ro1">
          <table:table-cell table:formula="of:=IF(ISBLANK([LIST.A765]);&quot;&quot;;[LIST.A765])">
            <text:p/>
          </table:table-cell>
          <table:table-cell table:formula="of:=IF(ISBLANK([LIST.A766]);&quot;&quot;;[LIST.A766])">
            <text:p/>
          </table:table-cell>
          <table:table-cell table:number-columns-repeated="1022"/>
        </table:table-row>
        <table:table-row table:style-name="ro1">
          <table:table-cell table:formula="of:=IF(ISBLANK([LIST.A767]);&quot;&quot;;[LIST.A768])">
            <text:p/>
          </table:table-cell>
          <table:table-cell table:formula="of:=IF(ISBLANK([LIST.A768]);&quot;&quot;;[LIST.A768])">
            <text:p/>
          </table:table-cell>
          <table:table-cell table:number-columns-repeated="1022"/>
        </table:table-row>
        <table:table-row table:style-name="ro1">
          <table:table-cell table:formula="of:=IF(ISBLANK([LIST.A769]);&quot;&quot;;[LIST.A769])">
            <text:p/>
          </table:table-cell>
          <table:table-cell table:formula="of:=IF(ISBLANK([LIST.A770]);&quot;&quot;;[LIST.A770])">
            <text:p/>
          </table:table-cell>
          <table:table-cell table:number-columns-repeated="1022"/>
        </table:table-row>
        <table:table-row table:style-name="ro1">
          <table:table-cell table:formula="of:=IF(ISBLANK([LIST.B762]);&quot;&quot;;[LIST.B762])">
            <text:p/>
          </table:table-cell>
          <table:table-cell table:formula="of:=IF(ISBLANK([LIST.B761]);&quot;&quot;;[LIST.B761])">
            <text:p/>
          </table:table-cell>
          <table:table-cell table:number-columns-repeated="1022"/>
        </table:table-row>
        <table:table-row table:style-name="ro1">
          <table:table-cell table:formula="of:=IF(ISBLANK([LIST.B764]);&quot;&quot;;[LIST.B764])">
            <text:p/>
          </table:table-cell>
          <table:table-cell table:formula="of:=IF(ISBLANK([LIST.B763]);&quot;&quot;;[LIST.B763])">
            <text:p/>
          </table:table-cell>
          <table:table-cell table:number-columns-repeated="1022"/>
        </table:table-row>
        <table:table-row table:style-name="ro1">
          <table:table-cell table:formula="of:=IF(ISBLANK([LIST.B766]);&quot;&quot;;[LIST.B766])">
            <text:p/>
          </table:table-cell>
          <table:table-cell table:formula="of:=IF(ISBLANK([LIST.B765]);&quot;&quot;;[LIST.B765])">
            <text:p/>
          </table:table-cell>
          <table:table-cell table:number-columns-repeated="1022"/>
        </table:table-row>
        <table:table-row table:style-name="ro1">
          <table:table-cell table:formula="of:=IF(ISBLANK([LIST.B768]);&quot;&quot;;[LIST.B768])">
            <text:p/>
          </table:table-cell>
          <table:table-cell table:formula="of:=IF(ISBLANK([LIST.B767]);&quot;&quot;;[LIST.B767])">
            <text:p/>
          </table:table-cell>
          <table:table-cell table:number-columns-repeated="1022"/>
        </table:table-row>
        <table:table-row table:style-name="ro1">
          <table:table-cell table:formula="of:=IF(ISBLANK([LIST.B770]);&quot;&quot;;[LIST.B770])">
            <text:p/>
          </table:table-cell>
          <table:table-cell table:formula="of:=IF(ISBLANK([LIST.B769]);&quot;&quot;;[LIST.B769])">
            <text:p/>
          </table:table-cell>
          <table:table-cell table:number-columns-repeated="1022"/>
        </table:table-row>
        <table:table-row table:style-name="ro1">
          <table:table-cell table:formula="of:=IF(ISBLANK([LIST.A771]);&quot;&quot;;[LIST.A771])">
            <text:p/>
          </table:table-cell>
          <table:table-cell table:formula="of:=IF(ISBLANK([LIST.A772]);&quot;&quot;;[LIST.A772])">
            <text:p/>
          </table:table-cell>
          <table:table-cell table:number-columns-repeated="1022"/>
        </table:table-row>
        <table:table-row table:style-name="ro1">
          <table:table-cell table:formula="of:=IF(ISBLANK([LIST.A773]);&quot;&quot;;[LIST.A773])">
            <text:p/>
          </table:table-cell>
          <table:table-cell table:formula="of:=IF(ISBLANK([LIST.A774]);&quot;&quot;;[LIST.A774])">
            <text:p/>
          </table:table-cell>
          <table:table-cell table:number-columns-repeated="1022"/>
        </table:table-row>
        <table:table-row table:style-name="ro1">
          <table:table-cell table:formula="of:=IF(ISBLANK([LIST.A775]);&quot;&quot;;[LIST.A775])">
            <text:p/>
          </table:table-cell>
          <table:table-cell table:formula="of:=IF(ISBLANK([LIST.A776]);&quot;&quot;;[LIST.A776])">
            <text:p/>
          </table:table-cell>
          <table:table-cell table:number-columns-repeated="1022"/>
        </table:table-row>
        <table:table-row table:style-name="ro1">
          <table:table-cell table:formula="of:=IF(ISBLANK([LIST.A777]);&quot;&quot;;[LIST.A778])">
            <text:p/>
          </table:table-cell>
          <table:table-cell table:formula="of:=IF(ISBLANK([LIST.A778]);&quot;&quot;;[LIST.A778])">
            <text:p/>
          </table:table-cell>
          <table:table-cell table:number-columns-repeated="1022"/>
        </table:table-row>
        <table:table-row table:style-name="ro1">
          <table:table-cell table:formula="of:=IF(ISBLANK([LIST.A779]);&quot;&quot;;[LIST.A779])">
            <text:p/>
          </table:table-cell>
          <table:table-cell table:formula="of:=IF(ISBLANK([LIST.A780]);&quot;&quot;;[LIST.A780])">
            <text:p/>
          </table:table-cell>
          <table:table-cell table:number-columns-repeated="1022"/>
        </table:table-row>
        <table:table-row table:style-name="ro1">
          <table:table-cell table:formula="of:=IF(ISBLANK([LIST.B772]);&quot;&quot;;[LIST.B772])">
            <text:p/>
          </table:table-cell>
          <table:table-cell table:formula="of:=IF(ISBLANK([LIST.B771]);&quot;&quot;;[LIST.B771])">
            <text:p/>
          </table:table-cell>
          <table:table-cell table:number-columns-repeated="1022"/>
        </table:table-row>
        <table:table-row table:style-name="ro1">
          <table:table-cell table:formula="of:=IF(ISBLANK([LIST.B774]);&quot;&quot;;[LIST.B774])">
            <text:p/>
          </table:table-cell>
          <table:table-cell table:formula="of:=IF(ISBLANK([LIST.B773]);&quot;&quot;;[LIST.B773])">
            <text:p/>
          </table:table-cell>
          <table:table-cell table:number-columns-repeated="1022"/>
        </table:table-row>
        <table:table-row table:style-name="ro1">
          <table:table-cell table:formula="of:=IF(ISBLANK([LIST.B776]);&quot;&quot;;[LIST.B776])">
            <text:p/>
          </table:table-cell>
          <table:table-cell table:formula="of:=IF(ISBLANK([LIST.B775]);&quot;&quot;;[LIST.B775])">
            <text:p/>
          </table:table-cell>
          <table:table-cell table:number-columns-repeated="1022"/>
        </table:table-row>
        <table:table-row table:style-name="ro1">
          <table:table-cell table:formula="of:=IF(ISBLANK([LIST.B778]);&quot;&quot;;[LIST.B778])">
            <text:p/>
          </table:table-cell>
          <table:table-cell table:formula="of:=IF(ISBLANK([LIST.B777]);&quot;&quot;;[LIST.B777])">
            <text:p/>
          </table:table-cell>
          <table:table-cell table:number-columns-repeated="1022"/>
        </table:table-row>
        <table:table-row table:style-name="ro1">
          <table:table-cell table:formula="of:=IF(ISBLANK([LIST.B780]);&quot;&quot;;[LIST.B780])">
            <text:p/>
          </table:table-cell>
          <table:table-cell table:formula="of:=IF(ISBLANK([LIST.B779]);&quot;&quot;;[LIST.B779])">
            <text:p/>
          </table:table-cell>
          <table:table-cell table:number-columns-repeated="1022"/>
        </table:table-row>
        <table:table-row table:style-name="ro1">
          <table:table-cell table:formula="of:=IF(ISBLANK([LIST.A781]);&quot;&quot;;[LIST.A781])">
            <text:p/>
          </table:table-cell>
          <table:table-cell table:formula="of:=IF(ISBLANK([LIST.A782]);&quot;&quot;;[LIST.A782])">
            <text:p/>
          </table:table-cell>
          <table:table-cell table:number-columns-repeated="1022"/>
        </table:table-row>
        <table:table-row table:style-name="ro1">
          <table:table-cell table:formula="of:=IF(ISBLANK([LIST.A783]);&quot;&quot;;[LIST.A783])">
            <text:p/>
          </table:table-cell>
          <table:table-cell table:formula="of:=IF(ISBLANK([LIST.A784]);&quot;&quot;;[LIST.A784])">
            <text:p/>
          </table:table-cell>
          <table:table-cell table:number-columns-repeated="1022"/>
        </table:table-row>
        <table:table-row table:style-name="ro1">
          <table:table-cell table:formula="of:=IF(ISBLANK([LIST.A785]);&quot;&quot;;[LIST.A785])">
            <text:p/>
          </table:table-cell>
          <table:table-cell table:formula="of:=IF(ISBLANK([LIST.A786]);&quot;&quot;;[LIST.A786])">
            <text:p/>
          </table:table-cell>
          <table:table-cell table:number-columns-repeated="1022"/>
        </table:table-row>
        <table:table-row table:style-name="ro1">
          <table:table-cell table:formula="of:=IF(ISBLANK([LIST.A787]);&quot;&quot;;[LIST.A788])">
            <text:p/>
          </table:table-cell>
          <table:table-cell table:formula="of:=IF(ISBLANK([LIST.A788]);&quot;&quot;;[LIST.A788])">
            <text:p/>
          </table:table-cell>
          <table:table-cell table:number-columns-repeated="1022"/>
        </table:table-row>
        <table:table-row table:style-name="ro1">
          <table:table-cell table:formula="of:=IF(ISBLANK([LIST.A789]);&quot;&quot;;[LIST.A789])">
            <text:p/>
          </table:table-cell>
          <table:table-cell table:formula="of:=IF(ISBLANK([LIST.A790]);&quot;&quot;;[LIST.A790])">
            <text:p/>
          </table:table-cell>
          <table:table-cell table:number-columns-repeated="1022"/>
        </table:table-row>
        <table:table-row table:style-name="ro1">
          <table:table-cell table:formula="of:=IF(ISBLANK([LIST.B782]);&quot;&quot;;[LIST.B782])">
            <text:p/>
          </table:table-cell>
          <table:table-cell table:formula="of:=IF(ISBLANK([LIST.B781]);&quot;&quot;;[LIST.B781])">
            <text:p/>
          </table:table-cell>
          <table:table-cell table:number-columns-repeated="1022"/>
        </table:table-row>
        <table:table-row table:style-name="ro1">
          <table:table-cell table:formula="of:=IF(ISBLANK([LIST.B784]);&quot;&quot;;[LIST.B784])">
            <text:p/>
          </table:table-cell>
          <table:table-cell table:formula="of:=IF(ISBLANK([LIST.B783]);&quot;&quot;;[LIST.B783])">
            <text:p/>
          </table:table-cell>
          <table:table-cell table:number-columns-repeated="1022"/>
        </table:table-row>
        <table:table-row table:style-name="ro1">
          <table:table-cell table:formula="of:=IF(ISBLANK([LIST.B786]);&quot;&quot;;[LIST.B786])">
            <text:p/>
          </table:table-cell>
          <table:table-cell table:formula="of:=IF(ISBLANK([LIST.B785]);&quot;&quot;;[LIST.B785])">
            <text:p/>
          </table:table-cell>
          <table:table-cell table:number-columns-repeated="1022"/>
        </table:table-row>
        <table:table-row table:style-name="ro1">
          <table:table-cell table:formula="of:=IF(ISBLANK([LIST.B788]);&quot;&quot;;[LIST.B788])">
            <text:p/>
          </table:table-cell>
          <table:table-cell table:formula="of:=IF(ISBLANK([LIST.B787]);&quot;&quot;;[LIST.B787])">
            <text:p/>
          </table:table-cell>
          <table:table-cell table:number-columns-repeated="1022"/>
        </table:table-row>
        <table:table-row table:style-name="ro1">
          <table:table-cell table:formula="of:=IF(ISBLANK([LIST.B790]);&quot;&quot;;[LIST.B790])">
            <text:p/>
          </table:table-cell>
          <table:table-cell table:formula="of:=IF(ISBLANK([LIST.B789]);&quot;&quot;;[LIST.B789])">
            <text:p/>
          </table:table-cell>
          <table:table-cell table:number-columns-repeated="1022"/>
        </table:table-row>
        <table:table-row table:style-name="ro1">
          <table:table-cell table:formula="of:=IF(ISBLANK([LIST.A791]);&quot;&quot;;[LIST.A791])">
            <text:p/>
          </table:table-cell>
          <table:table-cell table:formula="of:=IF(ISBLANK([LIST.A792]);&quot;&quot;;[LIST.A792])">
            <text:p/>
          </table:table-cell>
          <table:table-cell table:number-columns-repeated="1022"/>
        </table:table-row>
        <table:table-row table:style-name="ro1">
          <table:table-cell table:formula="of:=IF(ISBLANK([LIST.A793]);&quot;&quot;;[LIST.A793])">
            <text:p/>
          </table:table-cell>
          <table:table-cell table:formula="of:=IF(ISBLANK([LIST.A794]);&quot;&quot;;[LIST.A794])">
            <text:p/>
          </table:table-cell>
          <table:table-cell table:number-columns-repeated="1022"/>
        </table:table-row>
        <table:table-row table:style-name="ro1">
          <table:table-cell table:formula="of:=IF(ISBLANK([LIST.A795]);&quot;&quot;;[LIST.A795])">
            <text:p/>
          </table:table-cell>
          <table:table-cell table:formula="of:=IF(ISBLANK([LIST.A796]);&quot;&quot;;[LIST.A796])">
            <text:p/>
          </table:table-cell>
          <table:table-cell table:number-columns-repeated="1022"/>
        </table:table-row>
        <table:table-row table:style-name="ro1">
          <table:table-cell table:formula="of:=IF(ISBLANK([LIST.A797]);&quot;&quot;;[LIST.A798])">
            <text:p/>
          </table:table-cell>
          <table:table-cell table:formula="of:=IF(ISBLANK([LIST.A798]);&quot;&quot;;[LIST.A798])">
            <text:p/>
          </table:table-cell>
          <table:table-cell table:number-columns-repeated="1022"/>
        </table:table-row>
        <table:table-row table:style-name="ro1">
          <table:table-cell table:formula="of:=IF(ISBLANK([LIST.A799]);&quot;&quot;;[LIST.A799])">
            <text:p/>
          </table:table-cell>
          <table:table-cell table:formula="of:=IF(ISBLANK([LIST.A800]);&quot;&quot;;[LIST.A800])">
            <text:p/>
          </table:table-cell>
          <table:table-cell table:number-columns-repeated="1022"/>
        </table:table-row>
        <table:table-row table:style-name="ro1">
          <table:table-cell table:formula="of:=IF(ISBLANK([LIST.B792]);&quot;&quot;;[LIST.B792])">
            <text:p/>
          </table:table-cell>
          <table:table-cell table:formula="of:=IF(ISBLANK([LIST.B791]);&quot;&quot;;[LIST.B791])">
            <text:p/>
          </table:table-cell>
          <table:table-cell table:number-columns-repeated="1022"/>
        </table:table-row>
        <table:table-row table:style-name="ro1">
          <table:table-cell table:formula="of:=IF(ISBLANK([LIST.B794]);&quot;&quot;;[LIST.B794])">
            <text:p/>
          </table:table-cell>
          <table:table-cell table:formula="of:=IF(ISBLANK([LIST.B793]);&quot;&quot;;[LIST.B793])">
            <text:p/>
          </table:table-cell>
          <table:table-cell table:number-columns-repeated="1022"/>
        </table:table-row>
        <table:table-row table:style-name="ro1">
          <table:table-cell table:formula="of:=IF(ISBLANK([LIST.B796]);&quot;&quot;;[LIST.B796])">
            <text:p/>
          </table:table-cell>
          <table:table-cell table:formula="of:=IF(ISBLANK([LIST.B795]);&quot;&quot;;[LIST.B795])">
            <text:p/>
          </table:table-cell>
          <table:table-cell table:number-columns-repeated="1022"/>
        </table:table-row>
        <table:table-row table:style-name="ro1">
          <table:table-cell table:formula="of:=IF(ISBLANK([LIST.B798]);&quot;&quot;;[LIST.B798])">
            <text:p/>
          </table:table-cell>
          <table:table-cell table:formula="of:=IF(ISBLANK([LIST.B797]);&quot;&quot;;[LIST.B797])">
            <text:p/>
          </table:table-cell>
          <table:table-cell table:number-columns-repeated="1022"/>
        </table:table-row>
        <table:table-row table:style-name="ro1">
          <table:table-cell table:formula="of:=IF(ISBLANK([LIST.B800]);&quot;&quot;;[LIST.B800])">
            <text:p/>
          </table:table-cell>
          <table:table-cell table:formula="of:=IF(ISBLANK([LIST.B799]);&quot;&quot;;[LIST.B799])">
            <text:p/>
          </table:table-cell>
          <table:table-cell table:number-columns-repeated="1022"/>
        </table:table-row>
        <table:table-row table:style-name="ro1">
          <table:table-cell table:formula="of:=IF(ISBLANK([LIST.A801]);&quot;&quot;;[LIST.A801])">
            <text:p/>
          </table:table-cell>
          <table:table-cell table:formula="of:=IF(ISBLANK([LIST.A802]);&quot;&quot;;[LIST.A802])">
            <text:p/>
          </table:table-cell>
          <table:table-cell table:number-columns-repeated="1022"/>
        </table:table-row>
        <table:table-row table:style-name="ro1">
          <table:table-cell table:formula="of:=IF(ISBLANK([LIST.A803]);&quot;&quot;;[LIST.A803])">
            <text:p/>
          </table:table-cell>
          <table:table-cell table:formula="of:=IF(ISBLANK([LIST.A804]);&quot;&quot;;[LIST.A804])">
            <text:p/>
          </table:table-cell>
          <table:table-cell table:number-columns-repeated="1022"/>
        </table:table-row>
        <table:table-row table:style-name="ro1">
          <table:table-cell table:formula="of:=IF(ISBLANK([LIST.A805]);&quot;&quot;;[LIST.A805])">
            <text:p/>
          </table:table-cell>
          <table:table-cell table:formula="of:=IF(ISBLANK([LIST.A806]);&quot;&quot;;[LIST.A806])">
            <text:p/>
          </table:table-cell>
          <table:table-cell table:number-columns-repeated="1022"/>
        </table:table-row>
        <table:table-row table:style-name="ro1">
          <table:table-cell table:formula="of:=IF(ISBLANK([LIST.A807]);&quot;&quot;;[LIST.A808])">
            <text:p/>
          </table:table-cell>
          <table:table-cell table:formula="of:=IF(ISBLANK([LIST.A808]);&quot;&quot;;[LIST.A808])">
            <text:p/>
          </table:table-cell>
          <table:table-cell table:number-columns-repeated="1022"/>
        </table:table-row>
        <table:table-row table:style-name="ro1">
          <table:table-cell table:formula="of:=IF(ISBLANK([LIST.A809]);&quot;&quot;;[LIST.A809])">
            <text:p/>
          </table:table-cell>
          <table:table-cell table:formula="of:=IF(ISBLANK([LIST.A810]);&quot;&quot;;[LIST.A810])">
            <text:p/>
          </table:table-cell>
          <table:table-cell table:number-columns-repeated="1022"/>
        </table:table-row>
        <table:table-row table:style-name="ro1">
          <table:table-cell table:formula="of:=IF(ISBLANK([LIST.B802]);&quot;&quot;;[LIST.B802])">
            <text:p/>
          </table:table-cell>
          <table:table-cell table:formula="of:=IF(ISBLANK([LIST.B801]);&quot;&quot;;[LIST.B801])">
            <text:p/>
          </table:table-cell>
          <table:table-cell table:number-columns-repeated="1022"/>
        </table:table-row>
        <table:table-row table:style-name="ro1">
          <table:table-cell table:formula="of:=IF(ISBLANK([LIST.B804]);&quot;&quot;;[LIST.B804])">
            <text:p/>
          </table:table-cell>
          <table:table-cell table:formula="of:=IF(ISBLANK([LIST.B803]);&quot;&quot;;[LIST.B803])">
            <text:p/>
          </table:table-cell>
          <table:table-cell table:number-columns-repeated="1022"/>
        </table:table-row>
        <table:table-row table:style-name="ro1">
          <table:table-cell table:formula="of:=IF(ISBLANK([LIST.B806]);&quot;&quot;;[LIST.B806])">
            <text:p/>
          </table:table-cell>
          <table:table-cell table:formula="of:=IF(ISBLANK([LIST.B805]);&quot;&quot;;[LIST.B805])">
            <text:p/>
          </table:table-cell>
          <table:table-cell table:number-columns-repeated="1022"/>
        </table:table-row>
        <table:table-row table:style-name="ro1">
          <table:table-cell table:formula="of:=IF(ISBLANK([LIST.B808]);&quot;&quot;;[LIST.B808])">
            <text:p/>
          </table:table-cell>
          <table:table-cell table:formula="of:=IF(ISBLANK([LIST.B807]);&quot;&quot;;[LIST.B807])">
            <text:p/>
          </table:table-cell>
          <table:table-cell table:number-columns-repeated="1022"/>
        </table:table-row>
        <table:table-row table:style-name="ro1">
          <table:table-cell table:formula="of:=IF(ISBLANK([LIST.B810]);&quot;&quot;;[LIST.B810])">
            <text:p/>
          </table:table-cell>
          <table:table-cell table:formula="of:=IF(ISBLANK([LIST.B809]);&quot;&quot;;[LIST.B809])">
            <text:p/>
          </table:table-cell>
          <table:table-cell table:number-columns-repeated="1022"/>
        </table:table-row>
        <table:table-row table:style-name="ro1">
          <table:table-cell table:formula="of:=IF(ISBLANK([LIST.A811]);&quot;&quot;;[LIST.A811])">
            <text:p/>
          </table:table-cell>
          <table:table-cell table:formula="of:=IF(ISBLANK([LIST.A812]);&quot;&quot;;[LIST.A812])">
            <text:p/>
          </table:table-cell>
          <table:table-cell table:number-columns-repeated="1022"/>
        </table:table-row>
        <table:table-row table:style-name="ro1">
          <table:table-cell table:formula="of:=IF(ISBLANK([LIST.A813]);&quot;&quot;;[LIST.A813])">
            <text:p/>
          </table:table-cell>
          <table:table-cell table:formula="of:=IF(ISBLANK([LIST.A814]);&quot;&quot;;[LIST.A814])">
            <text:p/>
          </table:table-cell>
          <table:table-cell table:number-columns-repeated="1022"/>
        </table:table-row>
        <table:table-row table:style-name="ro1">
          <table:table-cell table:formula="of:=IF(ISBLANK([LIST.A815]);&quot;&quot;;[LIST.A815])">
            <text:p/>
          </table:table-cell>
          <table:table-cell table:formula="of:=IF(ISBLANK([LIST.A816]);&quot;&quot;;[LIST.A816])">
            <text:p/>
          </table:table-cell>
          <table:table-cell table:number-columns-repeated="1022"/>
        </table:table-row>
        <table:table-row table:style-name="ro1">
          <table:table-cell table:formula="of:=IF(ISBLANK([LIST.A817]);&quot;&quot;;[LIST.A818])">
            <text:p/>
          </table:table-cell>
          <table:table-cell table:formula="of:=IF(ISBLANK([LIST.A818]);&quot;&quot;;[LIST.A818])">
            <text:p/>
          </table:table-cell>
          <table:table-cell table:number-columns-repeated="1022"/>
        </table:table-row>
        <table:table-row table:style-name="ro1">
          <table:table-cell table:formula="of:=IF(ISBLANK([LIST.A819]);&quot;&quot;;[LIST.A819])">
            <text:p/>
          </table:table-cell>
          <table:table-cell table:formula="of:=IF(ISBLANK([LIST.A820]);&quot;&quot;;[LIST.A820])">
            <text:p/>
          </table:table-cell>
          <table:table-cell table:number-columns-repeated="1022"/>
        </table:table-row>
        <table:table-row table:style-name="ro1">
          <table:table-cell table:formula="of:=IF(ISBLANK([LIST.B812]);&quot;&quot;;[LIST.B812])">
            <text:p/>
          </table:table-cell>
          <table:table-cell table:formula="of:=IF(ISBLANK([LIST.B811]);&quot;&quot;;[LIST.B811])">
            <text:p/>
          </table:table-cell>
          <table:table-cell table:number-columns-repeated="1022"/>
        </table:table-row>
        <table:table-row table:style-name="ro1">
          <table:table-cell table:formula="of:=IF(ISBLANK([LIST.B814]);&quot;&quot;;[LIST.B814])">
            <text:p/>
          </table:table-cell>
          <table:table-cell table:formula="of:=IF(ISBLANK([LIST.B813]);&quot;&quot;;[LIST.B813])">
            <text:p/>
          </table:table-cell>
          <table:table-cell table:number-columns-repeated="1022"/>
        </table:table-row>
        <table:table-row table:style-name="ro1">
          <table:table-cell table:formula="of:=IF(ISBLANK([LIST.B816]);&quot;&quot;;[LIST.B816])">
            <text:p/>
          </table:table-cell>
          <table:table-cell table:formula="of:=IF(ISBLANK([LIST.B815]);&quot;&quot;;[LIST.B815])">
            <text:p/>
          </table:table-cell>
          <table:table-cell table:number-columns-repeated="1022"/>
        </table:table-row>
        <table:table-row table:style-name="ro1">
          <table:table-cell table:formula="of:=IF(ISBLANK([LIST.B818]);&quot;&quot;;[LIST.B818])">
            <text:p/>
          </table:table-cell>
          <table:table-cell table:formula="of:=IF(ISBLANK([LIST.B817]);&quot;&quot;;[LIST.B817])">
            <text:p/>
          </table:table-cell>
          <table:table-cell table:number-columns-repeated="1022"/>
        </table:table-row>
        <table:table-row table:style-name="ro1">
          <table:table-cell table:formula="of:=IF(ISBLANK([LIST.B820]);&quot;&quot;;[LIST.B820])">
            <text:p/>
          </table:table-cell>
          <table:table-cell table:formula="of:=IF(ISBLANK([LIST.B819]);&quot;&quot;;[LIST.B819])">
            <text:p/>
          </table:table-cell>
          <table:table-cell table:number-columns-repeated="1022"/>
        </table:table-row>
        <table:table-row table:style-name="ro1">
          <table:table-cell table:formula="of:=IF(ISBLANK([LIST.A821]);&quot;&quot;;[LIST.A821])">
            <text:p/>
          </table:table-cell>
          <table:table-cell table:formula="of:=IF(ISBLANK([LIST.A822]);&quot;&quot;;[LIST.A822])">
            <text:p/>
          </table:table-cell>
          <table:table-cell table:number-columns-repeated="1022"/>
        </table:table-row>
        <table:table-row table:style-name="ro1">
          <table:table-cell table:formula="of:=IF(ISBLANK([LIST.A823]);&quot;&quot;;[LIST.A823])">
            <text:p/>
          </table:table-cell>
          <table:table-cell table:formula="of:=IF(ISBLANK([LIST.A824]);&quot;&quot;;[LIST.A824])">
            <text:p/>
          </table:table-cell>
          <table:table-cell table:number-columns-repeated="1022"/>
        </table:table-row>
        <table:table-row table:style-name="ro1">
          <table:table-cell table:formula="of:=IF(ISBLANK([LIST.A825]);&quot;&quot;;[LIST.A825])">
            <text:p/>
          </table:table-cell>
          <table:table-cell table:formula="of:=IF(ISBLANK([LIST.A826]);&quot;&quot;;[LIST.A826])">
            <text:p/>
          </table:table-cell>
          <table:table-cell table:number-columns-repeated="1022"/>
        </table:table-row>
        <table:table-row table:style-name="ro1">
          <table:table-cell table:formula="of:=IF(ISBLANK([LIST.A827]);&quot;&quot;;[LIST.A828])">
            <text:p/>
          </table:table-cell>
          <table:table-cell table:formula="of:=IF(ISBLANK([LIST.A828]);&quot;&quot;;[LIST.A828])">
            <text:p/>
          </table:table-cell>
          <table:table-cell table:number-columns-repeated="1022"/>
        </table:table-row>
        <table:table-row table:style-name="ro1">
          <table:table-cell table:formula="of:=IF(ISBLANK([LIST.A829]);&quot;&quot;;[LIST.A829])">
            <text:p/>
          </table:table-cell>
          <table:table-cell table:formula="of:=IF(ISBLANK([LIST.A830]);&quot;&quot;;[LIST.A830])">
            <text:p/>
          </table:table-cell>
          <table:table-cell table:number-columns-repeated="1022"/>
        </table:table-row>
        <table:table-row table:style-name="ro1">
          <table:table-cell table:formula="of:=IF(ISBLANK([LIST.B822]);&quot;&quot;;[LIST.B822])">
            <text:p/>
          </table:table-cell>
          <table:table-cell table:formula="of:=IF(ISBLANK([LIST.B821]);&quot;&quot;;[LIST.B821])">
            <text:p/>
          </table:table-cell>
          <table:table-cell table:number-columns-repeated="1022"/>
        </table:table-row>
        <table:table-row table:style-name="ro1">
          <table:table-cell table:formula="of:=IF(ISBLANK([LIST.B824]);&quot;&quot;;[LIST.B824])">
            <text:p/>
          </table:table-cell>
          <table:table-cell table:formula="of:=IF(ISBLANK([LIST.B823]);&quot;&quot;;[LIST.B823])">
            <text:p/>
          </table:table-cell>
          <table:table-cell table:number-columns-repeated="1022"/>
        </table:table-row>
        <table:table-row table:style-name="ro1">
          <table:table-cell table:formula="of:=IF(ISBLANK([LIST.B826]);&quot;&quot;;[LIST.B826])">
            <text:p/>
          </table:table-cell>
          <table:table-cell table:formula="of:=IF(ISBLANK([LIST.B825]);&quot;&quot;;[LIST.B825])">
            <text:p/>
          </table:table-cell>
          <table:table-cell table:number-columns-repeated="1022"/>
        </table:table-row>
        <table:table-row table:style-name="ro1">
          <table:table-cell table:formula="of:=IF(ISBLANK([LIST.B828]);&quot;&quot;;[LIST.B828])">
            <text:p/>
          </table:table-cell>
          <table:table-cell table:formula="of:=IF(ISBLANK([LIST.B827]);&quot;&quot;;[LIST.B827])">
            <text:p/>
          </table:table-cell>
          <table:table-cell table:number-columns-repeated="1022"/>
        </table:table-row>
        <table:table-row table:style-name="ro1">
          <table:table-cell table:formula="of:=IF(ISBLANK([LIST.B830]);&quot;&quot;;[LIST.B830])">
            <text:p/>
          </table:table-cell>
          <table:table-cell table:formula="of:=IF(ISBLANK([LIST.B829]);&quot;&quot;;[LIST.B829])">
            <text:p/>
          </table:table-cell>
          <table:table-cell table:number-columns-repeated="1022"/>
        </table:table-row>
        <table:table-row table:style-name="ro1">
          <table:table-cell table:formula="of:=IF(ISBLANK([LIST.A831]);&quot;&quot;;[LIST.A831])">
            <text:p/>
          </table:table-cell>
          <table:table-cell table:formula="of:=IF(ISBLANK([LIST.A832]);&quot;&quot;;[LIST.A832])">
            <text:p/>
          </table:table-cell>
          <table:table-cell table:number-columns-repeated="1022"/>
        </table:table-row>
        <table:table-row table:style-name="ro1">
          <table:table-cell table:formula="of:=IF(ISBLANK([LIST.A833]);&quot;&quot;;[LIST.A833])">
            <text:p/>
          </table:table-cell>
          <table:table-cell table:formula="of:=IF(ISBLANK([LIST.A834]);&quot;&quot;;[LIST.A834])">
            <text:p/>
          </table:table-cell>
          <table:table-cell table:number-columns-repeated="1022"/>
        </table:table-row>
        <table:table-row table:style-name="ro1">
          <table:table-cell table:formula="of:=IF(ISBLANK([LIST.A835]);&quot;&quot;;[LIST.A835])">
            <text:p/>
          </table:table-cell>
          <table:table-cell table:formula="of:=IF(ISBLANK([LIST.A836]);&quot;&quot;;[LIST.A836])">
            <text:p/>
          </table:table-cell>
          <table:table-cell table:number-columns-repeated="1022"/>
        </table:table-row>
        <table:table-row table:style-name="ro1">
          <table:table-cell table:formula="of:=IF(ISBLANK([LIST.A837]);&quot;&quot;;[LIST.A838])">
            <text:p/>
          </table:table-cell>
          <table:table-cell table:formula="of:=IF(ISBLANK([LIST.A838]);&quot;&quot;;[LIST.A838])">
            <text:p/>
          </table:table-cell>
          <table:table-cell table:number-columns-repeated="1022"/>
        </table:table-row>
        <table:table-row table:style-name="ro1">
          <table:table-cell table:formula="of:=IF(ISBLANK([LIST.A839]);&quot;&quot;;[LIST.A839])">
            <text:p/>
          </table:table-cell>
          <table:table-cell table:formula="of:=IF(ISBLANK([LIST.A840]);&quot;&quot;;[LIST.A840])">
            <text:p/>
          </table:table-cell>
          <table:table-cell table:number-columns-repeated="1022"/>
        </table:table-row>
        <table:table-row table:style-name="ro1">
          <table:table-cell table:formula="of:=IF(ISBLANK([LIST.B832]);&quot;&quot;;[LIST.B832])">
            <text:p/>
          </table:table-cell>
          <table:table-cell table:formula="of:=IF(ISBLANK([LIST.B831]);&quot;&quot;;[LIST.B831])">
            <text:p/>
          </table:table-cell>
          <table:table-cell table:number-columns-repeated="1022"/>
        </table:table-row>
        <table:table-row table:style-name="ro1">
          <table:table-cell table:formula="of:=IF(ISBLANK([LIST.B834]);&quot;&quot;;[LIST.B834])">
            <text:p/>
          </table:table-cell>
          <table:table-cell table:formula="of:=IF(ISBLANK([LIST.B833]);&quot;&quot;;[LIST.B833])">
            <text:p/>
          </table:table-cell>
          <table:table-cell table:number-columns-repeated="1022"/>
        </table:table-row>
        <table:table-row table:style-name="ro1">
          <table:table-cell table:formula="of:=IF(ISBLANK([LIST.B836]);&quot;&quot;;[LIST.B836])">
            <text:p/>
          </table:table-cell>
          <table:table-cell table:formula="of:=IF(ISBLANK([LIST.B835]);&quot;&quot;;[LIST.B835])">
            <text:p/>
          </table:table-cell>
          <table:table-cell table:number-columns-repeated="1022"/>
        </table:table-row>
        <table:table-row table:style-name="ro1">
          <table:table-cell table:formula="of:=IF(ISBLANK([LIST.B838]);&quot;&quot;;[LIST.B838])">
            <text:p/>
          </table:table-cell>
          <table:table-cell table:formula="of:=IF(ISBLANK([LIST.B837]);&quot;&quot;;[LIST.B837])">
            <text:p/>
          </table:table-cell>
          <table:table-cell table:number-columns-repeated="1022"/>
        </table:table-row>
        <table:table-row table:style-name="ro1">
          <table:table-cell table:formula="of:=IF(ISBLANK([LIST.B840]);&quot;&quot;;[LIST.B840])">
            <text:p/>
          </table:table-cell>
          <table:table-cell table:formula="of:=IF(ISBLANK([LIST.B839]);&quot;&quot;;[LIST.B839])">
            <text:p/>
          </table:table-cell>
          <table:table-cell table:number-columns-repeated="1022"/>
        </table:table-row>
        <table:table-row table:style-name="ro1">
          <table:table-cell table:formula="of:=IF(ISBLANK([LIST.A841]);&quot;&quot;;[LIST.A841])">
            <text:p/>
          </table:table-cell>
          <table:table-cell table:formula="of:=IF(ISBLANK([LIST.A842]);&quot;&quot;;[LIST.A842])">
            <text:p/>
          </table:table-cell>
          <table:table-cell table:number-columns-repeated="1022"/>
        </table:table-row>
        <table:table-row table:style-name="ro1">
          <table:table-cell table:formula="of:=IF(ISBLANK([LIST.A843]);&quot;&quot;;[LIST.A843])">
            <text:p/>
          </table:table-cell>
          <table:table-cell table:formula="of:=IF(ISBLANK([LIST.A844]);&quot;&quot;;[LIST.A844])">
            <text:p/>
          </table:table-cell>
          <table:table-cell table:number-columns-repeated="1022"/>
        </table:table-row>
        <table:table-row table:style-name="ro1">
          <table:table-cell table:formula="of:=IF(ISBLANK([LIST.A845]);&quot;&quot;;[LIST.A845])">
            <text:p/>
          </table:table-cell>
          <table:table-cell table:formula="of:=IF(ISBLANK([LIST.A846]);&quot;&quot;;[LIST.A846])">
            <text:p/>
          </table:table-cell>
          <table:table-cell table:number-columns-repeated="1022"/>
        </table:table-row>
        <table:table-row table:style-name="ro1">
          <table:table-cell table:formula="of:=IF(ISBLANK([LIST.A847]);&quot;&quot;;[LIST.A848])">
            <text:p/>
          </table:table-cell>
          <table:table-cell table:formula="of:=IF(ISBLANK([LIST.A848]);&quot;&quot;;[LIST.A848])">
            <text:p/>
          </table:table-cell>
          <table:table-cell table:number-columns-repeated="1022"/>
        </table:table-row>
        <table:table-row table:style-name="ro1">
          <table:table-cell table:formula="of:=IF(ISBLANK([LIST.A849]);&quot;&quot;;[LIST.A849])">
            <text:p/>
          </table:table-cell>
          <table:table-cell table:formula="of:=IF(ISBLANK([LIST.A850]);&quot;&quot;;[LIST.A850])">
            <text:p/>
          </table:table-cell>
          <table:table-cell table:number-columns-repeated="1022"/>
        </table:table-row>
        <table:table-row table:style-name="ro1">
          <table:table-cell table:formula="of:=IF(ISBLANK([LIST.B842]);&quot;&quot;;[LIST.B842])">
            <text:p/>
          </table:table-cell>
          <table:table-cell table:formula="of:=IF(ISBLANK([LIST.B841]);&quot;&quot;;[LIST.B841])">
            <text:p/>
          </table:table-cell>
          <table:table-cell table:number-columns-repeated="1022"/>
        </table:table-row>
        <table:table-row table:style-name="ro1">
          <table:table-cell table:formula="of:=IF(ISBLANK([LIST.B844]);&quot;&quot;;[LIST.B844])">
            <text:p/>
          </table:table-cell>
          <table:table-cell table:formula="of:=IF(ISBLANK([LIST.B843]);&quot;&quot;;[LIST.B843])">
            <text:p/>
          </table:table-cell>
          <table:table-cell table:number-columns-repeated="1022"/>
        </table:table-row>
        <table:table-row table:style-name="ro1">
          <table:table-cell table:formula="of:=IF(ISBLANK([LIST.B846]);&quot;&quot;;[LIST.B846])">
            <text:p/>
          </table:table-cell>
          <table:table-cell table:formula="of:=IF(ISBLANK([LIST.B845]);&quot;&quot;;[LIST.B845])">
            <text:p/>
          </table:table-cell>
          <table:table-cell table:number-columns-repeated="1022"/>
        </table:table-row>
        <table:table-row table:style-name="ro1">
          <table:table-cell table:formula="of:=IF(ISBLANK([LIST.B848]);&quot;&quot;;[LIST.B848])">
            <text:p/>
          </table:table-cell>
          <table:table-cell table:formula="of:=IF(ISBLANK([LIST.B847]);&quot;&quot;;[LIST.B847])">
            <text:p/>
          </table:table-cell>
          <table:table-cell table:number-columns-repeated="1022"/>
        </table:table-row>
        <table:table-row table:style-name="ro1">
          <table:table-cell table:formula="of:=IF(ISBLANK([LIST.B850]);&quot;&quot;;[LIST.B850])">
            <text:p/>
          </table:table-cell>
          <table:table-cell table:formula="of:=IF(ISBLANK([LIST.B849]);&quot;&quot;;[LIST.B849])">
            <text:p/>
          </table:table-cell>
          <table:table-cell table:number-columns-repeated="1022"/>
        </table:table-row>
        <table:table-row table:style-name="ro1">
          <table:table-cell table:formula="of:=IF(ISBLANK([LIST.A851]);&quot;&quot;;[LIST.A851])">
            <text:p/>
          </table:table-cell>
          <table:table-cell table:formula="of:=IF(ISBLANK([LIST.A852]);&quot;&quot;;[LIST.A852])">
            <text:p/>
          </table:table-cell>
          <table:table-cell table:number-columns-repeated="1022"/>
        </table:table-row>
        <table:table-row table:style-name="ro1">
          <table:table-cell table:formula="of:=IF(ISBLANK([LIST.A853]);&quot;&quot;;[LIST.A853])">
            <text:p/>
          </table:table-cell>
          <table:table-cell table:formula="of:=IF(ISBLANK([LIST.A854]);&quot;&quot;;[LIST.A854])">
            <text:p/>
          </table:table-cell>
          <table:table-cell table:number-columns-repeated="1022"/>
        </table:table-row>
        <table:table-row table:style-name="ro1">
          <table:table-cell table:formula="of:=IF(ISBLANK([LIST.A855]);&quot;&quot;;[LIST.A855])">
            <text:p/>
          </table:table-cell>
          <table:table-cell table:formula="of:=IF(ISBLANK([LIST.A856]);&quot;&quot;;[LIST.A856])">
            <text:p/>
          </table:table-cell>
          <table:table-cell table:number-columns-repeated="1022"/>
        </table:table-row>
        <table:table-row table:style-name="ro1">
          <table:table-cell table:formula="of:=IF(ISBLANK([LIST.A857]);&quot;&quot;;[LIST.A858])">
            <text:p/>
          </table:table-cell>
          <table:table-cell table:formula="of:=IF(ISBLANK([LIST.A858]);&quot;&quot;;[LIST.A858])">
            <text:p/>
          </table:table-cell>
          <table:table-cell table:number-columns-repeated="1022"/>
        </table:table-row>
        <table:table-row table:style-name="ro1">
          <table:table-cell table:formula="of:=IF(ISBLANK([LIST.A859]);&quot;&quot;;[LIST.A859])">
            <text:p/>
          </table:table-cell>
          <table:table-cell table:formula="of:=IF(ISBLANK([LIST.A860]);&quot;&quot;;[LIST.A860])">
            <text:p/>
          </table:table-cell>
          <table:table-cell table:number-columns-repeated="1022"/>
        </table:table-row>
        <table:table-row table:style-name="ro1">
          <table:table-cell table:formula="of:=IF(ISBLANK([LIST.B852]);&quot;&quot;;[LIST.B852])">
            <text:p/>
          </table:table-cell>
          <table:table-cell table:formula="of:=IF(ISBLANK([LIST.B851]);&quot;&quot;;[LIST.B851])">
            <text:p/>
          </table:table-cell>
          <table:table-cell table:number-columns-repeated="1022"/>
        </table:table-row>
        <table:table-row table:style-name="ro1">
          <table:table-cell table:formula="of:=IF(ISBLANK([LIST.B854]);&quot;&quot;;[LIST.B854])">
            <text:p/>
          </table:table-cell>
          <table:table-cell table:formula="of:=IF(ISBLANK([LIST.B853]);&quot;&quot;;[LIST.B853])">
            <text:p/>
          </table:table-cell>
          <table:table-cell table:number-columns-repeated="1022"/>
        </table:table-row>
        <table:table-row table:style-name="ro1">
          <table:table-cell table:formula="of:=IF(ISBLANK([LIST.B856]);&quot;&quot;;[LIST.B856])">
            <text:p/>
          </table:table-cell>
          <table:table-cell table:formula="of:=IF(ISBLANK([LIST.B855]);&quot;&quot;;[LIST.B855])">
            <text:p/>
          </table:table-cell>
          <table:table-cell table:number-columns-repeated="1022"/>
        </table:table-row>
        <table:table-row table:style-name="ro1">
          <table:table-cell table:formula="of:=IF(ISBLANK([LIST.B858]);&quot;&quot;;[LIST.B858])">
            <text:p/>
          </table:table-cell>
          <table:table-cell table:formula="of:=IF(ISBLANK([LIST.B857]);&quot;&quot;;[LIST.B857])">
            <text:p/>
          </table:table-cell>
          <table:table-cell table:number-columns-repeated="1022"/>
        </table:table-row>
        <table:table-row table:style-name="ro1">
          <table:table-cell table:formula="of:=IF(ISBLANK([LIST.B860]);&quot;&quot;;[LIST.B860])">
            <text:p/>
          </table:table-cell>
          <table:table-cell table:formula="of:=IF(ISBLANK([LIST.B859]);&quot;&quot;;[LIST.B859])">
            <text:p/>
          </table:table-cell>
          <table:table-cell table:number-columns-repeated="1022"/>
        </table:table-row>
        <table:table-row table:style-name="ro1">
          <table:table-cell table:formula="of:=IF(ISBLANK([LIST.A861]);&quot;&quot;;[LIST.A861])">
            <text:p/>
          </table:table-cell>
          <table:table-cell table:formula="of:=IF(ISBLANK([LIST.A862]);&quot;&quot;;[LIST.A862])">
            <text:p/>
          </table:table-cell>
          <table:table-cell table:number-columns-repeated="1022"/>
        </table:table-row>
        <table:table-row table:style-name="ro1">
          <table:table-cell table:formula="of:=IF(ISBLANK([LIST.A863]);&quot;&quot;;[LIST.A863])">
            <text:p/>
          </table:table-cell>
          <table:table-cell table:formula="of:=IF(ISBLANK([LIST.A864]);&quot;&quot;;[LIST.A864])">
            <text:p/>
          </table:table-cell>
          <table:table-cell table:number-columns-repeated="1022"/>
        </table:table-row>
        <table:table-row table:style-name="ro1">
          <table:table-cell table:formula="of:=IF(ISBLANK([LIST.A865]);&quot;&quot;;[LIST.A865])">
            <text:p/>
          </table:table-cell>
          <table:table-cell table:formula="of:=IF(ISBLANK([LIST.A866]);&quot;&quot;;[LIST.A866])">
            <text:p/>
          </table:table-cell>
          <table:table-cell table:number-columns-repeated="1022"/>
        </table:table-row>
        <table:table-row table:style-name="ro1">
          <table:table-cell table:formula="of:=IF(ISBLANK([LIST.A867]);&quot;&quot;;[LIST.A868])">
            <text:p/>
          </table:table-cell>
          <table:table-cell table:formula="of:=IF(ISBLANK([LIST.A868]);&quot;&quot;;[LIST.A868])">
            <text:p/>
          </table:table-cell>
          <table:table-cell table:number-columns-repeated="1022"/>
        </table:table-row>
        <table:table-row table:style-name="ro1">
          <table:table-cell table:formula="of:=IF(ISBLANK([LIST.A869]);&quot;&quot;;[LIST.A869])">
            <text:p/>
          </table:table-cell>
          <table:table-cell table:formula="of:=IF(ISBLANK([LIST.A870]);&quot;&quot;;[LIST.A870])">
            <text:p/>
          </table:table-cell>
          <table:table-cell table:number-columns-repeated="1022"/>
        </table:table-row>
        <table:table-row table:style-name="ro1">
          <table:table-cell table:formula="of:=IF(ISBLANK([LIST.B862]);&quot;&quot;;[LIST.B862])">
            <text:p/>
          </table:table-cell>
          <table:table-cell table:formula="of:=IF(ISBLANK([LIST.B861]);&quot;&quot;;[LIST.B861])">
            <text:p/>
          </table:table-cell>
          <table:table-cell table:number-columns-repeated="1022"/>
        </table:table-row>
        <table:table-row table:style-name="ro1">
          <table:table-cell table:formula="of:=IF(ISBLANK([LIST.B864]);&quot;&quot;;[LIST.B864])">
            <text:p/>
          </table:table-cell>
          <table:table-cell table:formula="of:=IF(ISBLANK([LIST.B863]);&quot;&quot;;[LIST.B863])">
            <text:p/>
          </table:table-cell>
          <table:table-cell table:number-columns-repeated="1022"/>
        </table:table-row>
        <table:table-row table:style-name="ro1">
          <table:table-cell table:formula="of:=IF(ISBLANK([LIST.B866]);&quot;&quot;;[LIST.B866])">
            <text:p/>
          </table:table-cell>
          <table:table-cell table:formula="of:=IF(ISBLANK([LIST.B865]);&quot;&quot;;[LIST.B865])">
            <text:p/>
          </table:table-cell>
          <table:table-cell table:number-columns-repeated="1022"/>
        </table:table-row>
        <table:table-row table:style-name="ro1">
          <table:table-cell table:formula="of:=IF(ISBLANK([LIST.B868]);&quot;&quot;;[LIST.B868])">
            <text:p/>
          </table:table-cell>
          <table:table-cell table:formula="of:=IF(ISBLANK([LIST.B867]);&quot;&quot;;[LIST.B867])">
            <text:p/>
          </table:table-cell>
          <table:table-cell table:number-columns-repeated="1022"/>
        </table:table-row>
        <table:table-row table:style-name="ro1">
          <table:table-cell table:formula="of:=IF(ISBLANK([LIST.B870]);&quot;&quot;;[LIST.B870])">
            <text:p/>
          </table:table-cell>
          <table:table-cell table:formula="of:=IF(ISBLANK([LIST.B869]);&quot;&quot;;[LIST.B869])">
            <text:p/>
          </table:table-cell>
          <table:table-cell table:number-columns-repeated="1022"/>
        </table:table-row>
        <table:table-row table:style-name="ro1">
          <table:table-cell table:formula="of:=IF(ISBLANK([LIST.A871]);&quot;&quot;;[LIST.A871])">
            <text:p/>
          </table:table-cell>
          <table:table-cell table:formula="of:=IF(ISBLANK([LIST.A872]);&quot;&quot;;[LIST.A872])">
            <text:p/>
          </table:table-cell>
          <table:table-cell table:number-columns-repeated="1022"/>
        </table:table-row>
        <table:table-row table:style-name="ro1">
          <table:table-cell table:formula="of:=IF(ISBLANK([LIST.A873]);&quot;&quot;;[LIST.A873])">
            <text:p/>
          </table:table-cell>
          <table:table-cell table:formula="of:=IF(ISBLANK([LIST.A874]);&quot;&quot;;[LIST.A874])">
            <text:p/>
          </table:table-cell>
          <table:table-cell table:number-columns-repeated="1022"/>
        </table:table-row>
        <table:table-row table:style-name="ro1">
          <table:table-cell table:formula="of:=IF(ISBLANK([LIST.A875]);&quot;&quot;;[LIST.A875])">
            <text:p/>
          </table:table-cell>
          <table:table-cell table:formula="of:=IF(ISBLANK([LIST.A876]);&quot;&quot;;[LIST.A876])">
            <text:p/>
          </table:table-cell>
          <table:table-cell table:number-columns-repeated="1022"/>
        </table:table-row>
        <table:table-row table:style-name="ro1">
          <table:table-cell table:formula="of:=IF(ISBLANK([LIST.A877]);&quot;&quot;;[LIST.A878])">
            <text:p/>
          </table:table-cell>
          <table:table-cell table:formula="of:=IF(ISBLANK([LIST.A878]);&quot;&quot;;[LIST.A878])">
            <text:p/>
          </table:table-cell>
          <table:table-cell table:number-columns-repeated="1022"/>
        </table:table-row>
        <table:table-row table:style-name="ro1">
          <table:table-cell table:formula="of:=IF(ISBLANK([LIST.A879]);&quot;&quot;;[LIST.A879])">
            <text:p/>
          </table:table-cell>
          <table:table-cell table:formula="of:=IF(ISBLANK([LIST.A880]);&quot;&quot;;[LIST.A880])">
            <text:p/>
          </table:table-cell>
          <table:table-cell table:number-columns-repeated="1022"/>
        </table:table-row>
        <table:table-row table:style-name="ro1">
          <table:table-cell table:formula="of:=IF(ISBLANK([LIST.B872]);&quot;&quot;;[LIST.B872])">
            <text:p/>
          </table:table-cell>
          <table:table-cell table:formula="of:=IF(ISBLANK([LIST.B871]);&quot;&quot;;[LIST.B871])">
            <text:p/>
          </table:table-cell>
          <table:table-cell table:number-columns-repeated="1022"/>
        </table:table-row>
        <table:table-row table:style-name="ro1">
          <table:table-cell table:formula="of:=IF(ISBLANK([LIST.B874]);&quot;&quot;;[LIST.B874])">
            <text:p/>
          </table:table-cell>
          <table:table-cell table:formula="of:=IF(ISBLANK([LIST.B873]);&quot;&quot;;[LIST.B873])">
            <text:p/>
          </table:table-cell>
          <table:table-cell table:number-columns-repeated="1022"/>
        </table:table-row>
        <table:table-row table:style-name="ro1">
          <table:table-cell table:formula="of:=IF(ISBLANK([LIST.B876]);&quot;&quot;;[LIST.B876])">
            <text:p/>
          </table:table-cell>
          <table:table-cell table:formula="of:=IF(ISBLANK([LIST.B875]);&quot;&quot;;[LIST.B875])">
            <text:p/>
          </table:table-cell>
          <table:table-cell table:number-columns-repeated="1022"/>
        </table:table-row>
        <table:table-row table:style-name="ro1">
          <table:table-cell table:formula="of:=IF(ISBLANK([LIST.B878]);&quot;&quot;;[LIST.B878])">
            <text:p/>
          </table:table-cell>
          <table:table-cell table:formula="of:=IF(ISBLANK([LIST.B877]);&quot;&quot;;[LIST.B877])">
            <text:p/>
          </table:table-cell>
          <table:table-cell table:number-columns-repeated="1022"/>
        </table:table-row>
        <table:table-row table:style-name="ro1">
          <table:table-cell table:formula="of:=IF(ISBLANK([LIST.B880]);&quot;&quot;;[LIST.B880])">
            <text:p/>
          </table:table-cell>
          <table:table-cell table:formula="of:=IF(ISBLANK([LIST.B879]);&quot;&quot;;[LIST.B879])">
            <text:p/>
          </table:table-cell>
          <table:table-cell table:number-columns-repeated="1022"/>
        </table:table-row>
        <table:table-row table:style-name="ro1">
          <table:table-cell table:formula="of:=IF(ISBLANK([LIST.A881]);&quot;&quot;;[LIST.A881])">
            <text:p/>
          </table:table-cell>
          <table:table-cell table:formula="of:=IF(ISBLANK([LIST.A882]);&quot;&quot;;[LIST.A882])">
            <text:p/>
          </table:table-cell>
          <table:table-cell table:number-columns-repeated="1022"/>
        </table:table-row>
        <table:table-row table:style-name="ro1">
          <table:table-cell table:formula="of:=IF(ISBLANK([LIST.A883]);&quot;&quot;;[LIST.A883])">
            <text:p/>
          </table:table-cell>
          <table:table-cell table:formula="of:=IF(ISBLANK([LIST.A884]);&quot;&quot;;[LIST.A884])">
            <text:p/>
          </table:table-cell>
          <table:table-cell table:number-columns-repeated="1022"/>
        </table:table-row>
        <table:table-row table:style-name="ro1">
          <table:table-cell table:formula="of:=IF(ISBLANK([LIST.A885]);&quot;&quot;;[LIST.A885])">
            <text:p/>
          </table:table-cell>
          <table:table-cell table:formula="of:=IF(ISBLANK([LIST.A886]);&quot;&quot;;[LIST.A886])">
            <text:p/>
          </table:table-cell>
          <table:table-cell table:number-columns-repeated="1022"/>
        </table:table-row>
        <table:table-row table:style-name="ro1">
          <table:table-cell table:formula="of:=IF(ISBLANK([LIST.A887]);&quot;&quot;;[LIST.A888])">
            <text:p/>
          </table:table-cell>
          <table:table-cell table:formula="of:=IF(ISBLANK([LIST.A888]);&quot;&quot;;[LIST.A888])">
            <text:p/>
          </table:table-cell>
          <table:table-cell table:number-columns-repeated="1022"/>
        </table:table-row>
        <table:table-row table:style-name="ro1">
          <table:table-cell table:formula="of:=IF(ISBLANK([LIST.A889]);&quot;&quot;;[LIST.A889])">
            <text:p/>
          </table:table-cell>
          <table:table-cell table:formula="of:=IF(ISBLANK([LIST.A890]);&quot;&quot;;[LIST.A890])">
            <text:p/>
          </table:table-cell>
          <table:table-cell table:number-columns-repeated="1022"/>
        </table:table-row>
        <table:table-row table:style-name="ro1">
          <table:table-cell table:formula="of:=IF(ISBLANK([LIST.B882]);&quot;&quot;;[LIST.B882])">
            <text:p/>
          </table:table-cell>
          <table:table-cell table:formula="of:=IF(ISBLANK([LIST.B881]);&quot;&quot;;[LIST.B881])">
            <text:p/>
          </table:table-cell>
          <table:table-cell table:number-columns-repeated="1022"/>
        </table:table-row>
        <table:table-row table:style-name="ro1">
          <table:table-cell table:formula="of:=IF(ISBLANK([LIST.B884]);&quot;&quot;;[LIST.B884])">
            <text:p/>
          </table:table-cell>
          <table:table-cell table:formula="of:=IF(ISBLANK([LIST.B883]);&quot;&quot;;[LIST.B883])">
            <text:p/>
          </table:table-cell>
          <table:table-cell table:number-columns-repeated="1022"/>
        </table:table-row>
        <table:table-row table:style-name="ro1">
          <table:table-cell table:formula="of:=IF(ISBLANK([LIST.B886]);&quot;&quot;;[LIST.B886])">
            <text:p/>
          </table:table-cell>
          <table:table-cell table:formula="of:=IF(ISBLANK([LIST.B885]);&quot;&quot;;[LIST.B885])">
            <text:p/>
          </table:table-cell>
          <table:table-cell table:number-columns-repeated="1022"/>
        </table:table-row>
        <table:table-row table:style-name="ro1">
          <table:table-cell table:formula="of:=IF(ISBLANK([LIST.B888]);&quot;&quot;;[LIST.B888])">
            <text:p/>
          </table:table-cell>
          <table:table-cell table:formula="of:=IF(ISBLANK([LIST.B887]);&quot;&quot;;[LIST.B887])">
            <text:p/>
          </table:table-cell>
          <table:table-cell table:number-columns-repeated="1022"/>
        </table:table-row>
        <table:table-row table:style-name="ro1">
          <table:table-cell table:formula="of:=IF(ISBLANK([LIST.B890]);&quot;&quot;;[LIST.B890])">
            <text:p/>
          </table:table-cell>
          <table:table-cell table:formula="of:=IF(ISBLANK([LIST.B889]);&quot;&quot;;[LIST.B889])">
            <text:p/>
          </table:table-cell>
          <table:table-cell table:number-columns-repeated="1022"/>
        </table:table-row>
        <table:table-row table:style-name="ro1">
          <table:table-cell table:formula="of:=IF(ISBLANK([LIST.A891]);&quot;&quot;;[LIST.A891])">
            <text:p/>
          </table:table-cell>
          <table:table-cell table:formula="of:=IF(ISBLANK([LIST.A892]);&quot;&quot;;[LIST.A892])">
            <text:p/>
          </table:table-cell>
          <table:table-cell table:number-columns-repeated="1022"/>
        </table:table-row>
        <table:table-row table:style-name="ro1">
          <table:table-cell table:formula="of:=IF(ISBLANK([LIST.A893]);&quot;&quot;;[LIST.A893])">
            <text:p/>
          </table:table-cell>
          <table:table-cell table:formula="of:=IF(ISBLANK([LIST.A894]);&quot;&quot;;[LIST.A894])">
            <text:p/>
          </table:table-cell>
          <table:table-cell table:number-columns-repeated="1022"/>
        </table:table-row>
        <table:table-row table:style-name="ro1">
          <table:table-cell table:formula="of:=IF(ISBLANK([LIST.A895]);&quot;&quot;;[LIST.A895])">
            <text:p/>
          </table:table-cell>
          <table:table-cell table:formula="of:=IF(ISBLANK([LIST.A896]);&quot;&quot;;[LIST.A896])">
            <text:p/>
          </table:table-cell>
          <table:table-cell table:number-columns-repeated="1022"/>
        </table:table-row>
        <table:table-row table:style-name="ro1">
          <table:table-cell table:formula="of:=IF(ISBLANK([LIST.A897]);&quot;&quot;;[LIST.A898])">
            <text:p/>
          </table:table-cell>
          <table:table-cell table:formula="of:=IF(ISBLANK([LIST.A898]);&quot;&quot;;[LIST.A898])">
            <text:p/>
          </table:table-cell>
          <table:table-cell table:number-columns-repeated="1022"/>
        </table:table-row>
        <table:table-row table:style-name="ro1">
          <table:table-cell table:formula="of:=IF(ISBLANK([LIST.A899]);&quot;&quot;;[LIST.A899])">
            <text:p/>
          </table:table-cell>
          <table:table-cell table:formula="of:=IF(ISBLANK([LIST.A900]);&quot;&quot;;[LIST.A900])">
            <text:p/>
          </table:table-cell>
          <table:table-cell table:number-columns-repeated="1022"/>
        </table:table-row>
        <table:table-row table:style-name="ro1">
          <table:table-cell table:formula="of:=IF(ISBLANK([LIST.B892]);&quot;&quot;;[LIST.B892])">
            <text:p/>
          </table:table-cell>
          <table:table-cell table:formula="of:=IF(ISBLANK([LIST.B891]);&quot;&quot;;[LIST.B891])">
            <text:p/>
          </table:table-cell>
          <table:table-cell table:number-columns-repeated="1022"/>
        </table:table-row>
        <table:table-row table:style-name="ro1">
          <table:table-cell table:formula="of:=IF(ISBLANK([LIST.B894]);&quot;&quot;;[LIST.B894])">
            <text:p/>
          </table:table-cell>
          <table:table-cell table:formula="of:=IF(ISBLANK([LIST.B893]);&quot;&quot;;[LIST.B893])">
            <text:p/>
          </table:table-cell>
          <table:table-cell table:number-columns-repeated="1022"/>
        </table:table-row>
        <table:table-row table:style-name="ro1">
          <table:table-cell table:formula="of:=IF(ISBLANK([LIST.B896]);&quot;&quot;;[LIST.B896])">
            <text:p/>
          </table:table-cell>
          <table:table-cell table:formula="of:=IF(ISBLANK([LIST.B895]);&quot;&quot;;[LIST.B895])">
            <text:p/>
          </table:table-cell>
          <table:table-cell table:number-columns-repeated="1022"/>
        </table:table-row>
        <table:table-row table:style-name="ro1">
          <table:table-cell table:formula="of:=IF(ISBLANK([LIST.B898]);&quot;&quot;;[LIST.B898])">
            <text:p/>
          </table:table-cell>
          <table:table-cell table:formula="of:=IF(ISBLANK([LIST.B897]);&quot;&quot;;[LIST.B897])">
            <text:p/>
          </table:table-cell>
          <table:table-cell table:number-columns-repeated="1022"/>
        </table:table-row>
        <table:table-row table:style-name="ro1">
          <table:table-cell table:formula="of:=IF(ISBLANK([LIST.B900]);&quot;&quot;;[LIST.B900])">
            <text:p/>
          </table:table-cell>
          <table:table-cell table:formula="of:=IF(ISBLANK([LIST.B899]);&quot;&quot;;[LIST.B899])">
            <text:p/>
          </table:table-cell>
          <table:table-cell table:number-columns-repeated="1022"/>
        </table:table-row>
        <table:table-row table:style-name="ro1">
          <table:table-cell table:formula="of:=IF(ISBLANK([LIST.A901]);&quot;&quot;;[LIST.A901])">
            <text:p/>
          </table:table-cell>
          <table:table-cell table:formula="of:=IF(ISBLANK([LIST.A902]);&quot;&quot;;[LIST.A902])">
            <text:p/>
          </table:table-cell>
          <table:table-cell table:number-columns-repeated="1022"/>
        </table:table-row>
        <table:table-row table:style-name="ro1">
          <table:table-cell table:formula="of:=IF(ISBLANK([LIST.A903]);&quot;&quot;;[LIST.A903])">
            <text:p/>
          </table:table-cell>
          <table:table-cell table:formula="of:=IF(ISBLANK([LIST.A904]);&quot;&quot;;[LIST.A904])">
            <text:p/>
          </table:table-cell>
          <table:table-cell table:number-columns-repeated="1022"/>
        </table:table-row>
        <table:table-row table:style-name="ro1">
          <table:table-cell table:formula="of:=IF(ISBLANK([LIST.A905]);&quot;&quot;;[LIST.A905])">
            <text:p/>
          </table:table-cell>
          <table:table-cell table:formula="of:=IF(ISBLANK([LIST.A906]);&quot;&quot;;[LIST.A906])">
            <text:p/>
          </table:table-cell>
          <table:table-cell table:number-columns-repeated="1022"/>
        </table:table-row>
        <table:table-row table:style-name="ro1">
          <table:table-cell table:formula="of:=IF(ISBLANK([LIST.A907]);&quot;&quot;;[LIST.A908])">
            <text:p/>
          </table:table-cell>
          <table:table-cell table:formula="of:=IF(ISBLANK([LIST.A908]);&quot;&quot;;[LIST.A908])">
            <text:p/>
          </table:table-cell>
          <table:table-cell table:number-columns-repeated="1022"/>
        </table:table-row>
        <table:table-row table:style-name="ro1">
          <table:table-cell table:formula="of:=IF(ISBLANK([LIST.A909]);&quot;&quot;;[LIST.A909])">
            <text:p/>
          </table:table-cell>
          <table:table-cell table:formula="of:=IF(ISBLANK([LIST.A910]);&quot;&quot;;[LIST.A910])">
            <text:p/>
          </table:table-cell>
          <table:table-cell table:number-columns-repeated="1022"/>
        </table:table-row>
        <table:table-row table:style-name="ro1">
          <table:table-cell table:formula="of:=IF(ISBLANK([LIST.B902]);&quot;&quot;;[LIST.B902])">
            <text:p/>
          </table:table-cell>
          <table:table-cell table:formula="of:=IF(ISBLANK([LIST.B901]);&quot;&quot;;[LIST.B901])">
            <text:p/>
          </table:table-cell>
          <table:table-cell table:number-columns-repeated="1022"/>
        </table:table-row>
        <table:table-row table:style-name="ro1">
          <table:table-cell table:formula="of:=IF(ISBLANK([LIST.B904]);&quot;&quot;;[LIST.B904])">
            <text:p/>
          </table:table-cell>
          <table:table-cell table:formula="of:=IF(ISBLANK([LIST.B903]);&quot;&quot;;[LIST.B903])">
            <text:p/>
          </table:table-cell>
          <table:table-cell table:number-columns-repeated="1022"/>
        </table:table-row>
        <table:table-row table:style-name="ro1">
          <table:table-cell table:formula="of:=IF(ISBLANK([LIST.B906]);&quot;&quot;;[LIST.B906])">
            <text:p/>
          </table:table-cell>
          <table:table-cell table:formula="of:=IF(ISBLANK([LIST.B905]);&quot;&quot;;[LIST.B905])">
            <text:p/>
          </table:table-cell>
          <table:table-cell table:number-columns-repeated="1022"/>
        </table:table-row>
        <table:table-row table:style-name="ro1">
          <table:table-cell table:formula="of:=IF(ISBLANK([LIST.B908]);&quot;&quot;;[LIST.B908])">
            <text:p/>
          </table:table-cell>
          <table:table-cell table:formula="of:=IF(ISBLANK([LIST.B907]);&quot;&quot;;[LIST.B907])">
            <text:p/>
          </table:table-cell>
          <table:table-cell table:number-columns-repeated="1022"/>
        </table:table-row>
        <table:table-row table:style-name="ro1">
          <table:table-cell table:formula="of:=IF(ISBLANK([LIST.B910]);&quot;&quot;;[LIST.B910])">
            <text:p/>
          </table:table-cell>
          <table:table-cell table:formula="of:=IF(ISBLANK([LIST.B909]);&quot;&quot;;[LIST.B909])">
            <text:p/>
          </table:table-cell>
          <table:table-cell table:number-columns-repeated="1022"/>
        </table:table-row>
        <table:table-row table:style-name="ro1">
          <table:table-cell table:formula="of:=IF(ISBLANK([LIST.A911]);&quot;&quot;;[LIST.A911])">
            <text:p/>
          </table:table-cell>
          <table:table-cell table:formula="of:=IF(ISBLANK([LIST.A912]);&quot;&quot;;[LIST.A912])">
            <text:p/>
          </table:table-cell>
          <table:table-cell table:number-columns-repeated="1022"/>
        </table:table-row>
        <table:table-row table:style-name="ro1">
          <table:table-cell table:formula="of:=IF(ISBLANK([LIST.A913]);&quot;&quot;;[LIST.A913])">
            <text:p/>
          </table:table-cell>
          <table:table-cell table:formula="of:=IF(ISBLANK([LIST.A914]);&quot;&quot;;[LIST.A914])">
            <text:p/>
          </table:table-cell>
          <table:table-cell table:number-columns-repeated="1022"/>
        </table:table-row>
        <table:table-row table:style-name="ro1">
          <table:table-cell table:formula="of:=IF(ISBLANK([LIST.A915]);&quot;&quot;;[LIST.A915])">
            <text:p/>
          </table:table-cell>
          <table:table-cell table:formula="of:=IF(ISBLANK([LIST.A916]);&quot;&quot;;[LIST.A916])">
            <text:p/>
          </table:table-cell>
          <table:table-cell table:number-columns-repeated="1022"/>
        </table:table-row>
        <table:table-row table:style-name="ro1">
          <table:table-cell table:formula="of:=IF(ISBLANK([LIST.A917]);&quot;&quot;;[LIST.A918])">
            <text:p/>
          </table:table-cell>
          <table:table-cell table:formula="of:=IF(ISBLANK([LIST.A918]);&quot;&quot;;[LIST.A918])">
            <text:p/>
          </table:table-cell>
          <table:table-cell table:number-columns-repeated="1022"/>
        </table:table-row>
        <table:table-row table:style-name="ro1">
          <table:table-cell table:formula="of:=IF(ISBLANK([LIST.A919]);&quot;&quot;;[LIST.A919])">
            <text:p/>
          </table:table-cell>
          <table:table-cell table:formula="of:=IF(ISBLANK([LIST.A920]);&quot;&quot;;[LIST.A920])">
            <text:p/>
          </table:table-cell>
          <table:table-cell table:number-columns-repeated="1022"/>
        </table:table-row>
        <table:table-row table:style-name="ro1">
          <table:table-cell table:formula="of:=IF(ISBLANK([LIST.B912]);&quot;&quot;;[LIST.B912])">
            <text:p/>
          </table:table-cell>
          <table:table-cell table:formula="of:=IF(ISBLANK([LIST.B911]);&quot;&quot;;[LIST.B911])">
            <text:p/>
          </table:table-cell>
          <table:table-cell table:number-columns-repeated="1022"/>
        </table:table-row>
        <table:table-row table:style-name="ro1">
          <table:table-cell table:formula="of:=IF(ISBLANK([LIST.B914]);&quot;&quot;;[LIST.B914])">
            <text:p/>
          </table:table-cell>
          <table:table-cell table:formula="of:=IF(ISBLANK([LIST.B913]);&quot;&quot;;[LIST.B913])">
            <text:p/>
          </table:table-cell>
          <table:table-cell table:number-columns-repeated="1022"/>
        </table:table-row>
        <table:table-row table:style-name="ro1">
          <table:table-cell table:formula="of:=IF(ISBLANK([LIST.B916]);&quot;&quot;;[LIST.B916])">
            <text:p/>
          </table:table-cell>
          <table:table-cell table:formula="of:=IF(ISBLANK([LIST.B915]);&quot;&quot;;[LIST.B915])">
            <text:p/>
          </table:table-cell>
          <table:table-cell table:number-columns-repeated="1022"/>
        </table:table-row>
        <table:table-row table:style-name="ro1">
          <table:table-cell table:formula="of:=IF(ISBLANK([LIST.B918]);&quot;&quot;;[LIST.B918])">
            <text:p/>
          </table:table-cell>
          <table:table-cell table:formula="of:=IF(ISBLANK([LIST.B917]);&quot;&quot;;[LIST.B917])">
            <text:p/>
          </table:table-cell>
          <table:table-cell table:number-columns-repeated="1022"/>
        </table:table-row>
        <table:table-row table:style-name="ro1">
          <table:table-cell table:formula="of:=IF(ISBLANK([LIST.B920]);&quot;&quot;;[LIST.B920])">
            <text:p/>
          </table:table-cell>
          <table:table-cell table:formula="of:=IF(ISBLANK([LIST.B919]);&quot;&quot;;[LIST.B919])">
            <text:p/>
          </table:table-cell>
          <table:table-cell table:number-columns-repeated="1022"/>
        </table:table-row>
        <table:table-row table:style-name="ro1">
          <table:table-cell table:formula="of:=IF(ISBLANK([LIST.A921]);&quot;&quot;;[LIST.A921])">
            <text:p/>
          </table:table-cell>
          <table:table-cell table:formula="of:=IF(ISBLANK([LIST.A922]);&quot;&quot;;[LIST.A922])">
            <text:p/>
          </table:table-cell>
          <table:table-cell table:number-columns-repeated="1022"/>
        </table:table-row>
        <table:table-row table:style-name="ro1">
          <table:table-cell table:formula="of:=IF(ISBLANK([LIST.A923]);&quot;&quot;;[LIST.A923])">
            <text:p/>
          </table:table-cell>
          <table:table-cell table:formula="of:=IF(ISBLANK([LIST.A924]);&quot;&quot;;[LIST.A924])">
            <text:p/>
          </table:table-cell>
          <table:table-cell table:number-columns-repeated="1022"/>
        </table:table-row>
        <table:table-row table:style-name="ro1">
          <table:table-cell table:formula="of:=IF(ISBLANK([LIST.A925]);&quot;&quot;;[LIST.A925])">
            <text:p/>
          </table:table-cell>
          <table:table-cell table:formula="of:=IF(ISBLANK([LIST.A926]);&quot;&quot;;[LIST.A926])">
            <text:p/>
          </table:table-cell>
          <table:table-cell table:number-columns-repeated="1022"/>
        </table:table-row>
        <table:table-row table:style-name="ro1">
          <table:table-cell table:formula="of:=IF(ISBLANK([LIST.A927]);&quot;&quot;;[LIST.A928])">
            <text:p/>
          </table:table-cell>
          <table:table-cell table:formula="of:=IF(ISBLANK([LIST.A928]);&quot;&quot;;[LIST.A928])">
            <text:p/>
          </table:table-cell>
          <table:table-cell table:number-columns-repeated="1022"/>
        </table:table-row>
        <table:table-row table:style-name="ro1">
          <table:table-cell table:formula="of:=IF(ISBLANK([LIST.A929]);&quot;&quot;;[LIST.A929])">
            <text:p/>
          </table:table-cell>
          <table:table-cell table:formula="of:=IF(ISBLANK([LIST.A930]);&quot;&quot;;[LIST.A930])">
            <text:p/>
          </table:table-cell>
          <table:table-cell table:number-columns-repeated="1022"/>
        </table:table-row>
        <table:table-row table:style-name="ro1">
          <table:table-cell table:formula="of:=IF(ISBLANK([LIST.B922]);&quot;&quot;;[LIST.B922])">
            <text:p/>
          </table:table-cell>
          <table:table-cell table:formula="of:=IF(ISBLANK([LIST.B921]);&quot;&quot;;[LIST.B921])">
            <text:p/>
          </table:table-cell>
          <table:table-cell table:number-columns-repeated="1022"/>
        </table:table-row>
        <table:table-row table:style-name="ro1">
          <table:table-cell table:formula="of:=IF(ISBLANK([LIST.B924]);&quot;&quot;;[LIST.B924])">
            <text:p/>
          </table:table-cell>
          <table:table-cell table:formula="of:=IF(ISBLANK([LIST.B923]);&quot;&quot;;[LIST.B923])">
            <text:p/>
          </table:table-cell>
          <table:table-cell table:number-columns-repeated="1022"/>
        </table:table-row>
        <table:table-row table:style-name="ro1">
          <table:table-cell table:formula="of:=IF(ISBLANK([LIST.B926]);&quot;&quot;;[LIST.B926])">
            <text:p/>
          </table:table-cell>
          <table:table-cell table:formula="of:=IF(ISBLANK([LIST.B925]);&quot;&quot;;[LIST.B925])">
            <text:p/>
          </table:table-cell>
          <table:table-cell table:number-columns-repeated="1022"/>
        </table:table-row>
        <table:table-row table:style-name="ro1">
          <table:table-cell table:formula="of:=IF(ISBLANK([LIST.B928]);&quot;&quot;;[LIST.B928])">
            <text:p/>
          </table:table-cell>
          <table:table-cell table:formula="of:=IF(ISBLANK([LIST.B927]);&quot;&quot;;[LIST.B927])">
            <text:p/>
          </table:table-cell>
          <table:table-cell table:number-columns-repeated="1022"/>
        </table:table-row>
        <table:table-row table:style-name="ro1">
          <table:table-cell table:formula="of:=IF(ISBLANK([LIST.B930]);&quot;&quot;;[LIST.B930])">
            <text:p/>
          </table:table-cell>
          <table:table-cell table:formula="of:=IF(ISBLANK([LIST.B929]);&quot;&quot;;[LIST.B929])">
            <text:p/>
          </table:table-cell>
          <table:table-cell table:number-columns-repeated="1022"/>
        </table:table-row>
        <table:table-row table:style-name="ro1">
          <table:table-cell table:formula="of:=IF(ISBLANK([LIST.A931]);&quot;&quot;;[LIST.A931])">
            <text:p/>
          </table:table-cell>
          <table:table-cell table:formula="of:=IF(ISBLANK([LIST.A932]);&quot;&quot;;[LIST.A932])">
            <text:p/>
          </table:table-cell>
          <table:table-cell table:number-columns-repeated="1022"/>
        </table:table-row>
        <table:table-row table:style-name="ro1">
          <table:table-cell table:formula="of:=IF(ISBLANK([LIST.A933]);&quot;&quot;;[LIST.A933])">
            <text:p/>
          </table:table-cell>
          <table:table-cell table:formula="of:=IF(ISBLANK([LIST.A934]);&quot;&quot;;[LIST.A934])">
            <text:p/>
          </table:table-cell>
          <table:table-cell table:number-columns-repeated="1022"/>
        </table:table-row>
        <table:table-row table:style-name="ro1">
          <table:table-cell table:formula="of:=IF(ISBLANK([LIST.A935]);&quot;&quot;;[LIST.A935])">
            <text:p/>
          </table:table-cell>
          <table:table-cell table:formula="of:=IF(ISBLANK([LIST.A936]);&quot;&quot;;[LIST.A936])">
            <text:p/>
          </table:table-cell>
          <table:table-cell table:number-columns-repeated="1022"/>
        </table:table-row>
        <table:table-row table:style-name="ro1">
          <table:table-cell table:formula="of:=IF(ISBLANK([LIST.A937]);&quot;&quot;;[LIST.A938])">
            <text:p/>
          </table:table-cell>
          <table:table-cell table:formula="of:=IF(ISBLANK([LIST.A938]);&quot;&quot;;[LIST.A938])">
            <text:p/>
          </table:table-cell>
          <table:table-cell table:number-columns-repeated="1022"/>
        </table:table-row>
        <table:table-row table:style-name="ro1">
          <table:table-cell table:formula="of:=IF(ISBLANK([LIST.A939]);&quot;&quot;;[LIST.A939])">
            <text:p/>
          </table:table-cell>
          <table:table-cell table:formula="of:=IF(ISBLANK([LIST.A940]);&quot;&quot;;[LIST.A940])">
            <text:p/>
          </table:table-cell>
          <table:table-cell table:number-columns-repeated="1022"/>
        </table:table-row>
        <table:table-row table:style-name="ro1">
          <table:table-cell table:formula="of:=IF(ISBLANK([LIST.B932]);&quot;&quot;;[LIST.B932])">
            <text:p/>
          </table:table-cell>
          <table:table-cell table:formula="of:=IF(ISBLANK([LIST.B931]);&quot;&quot;;[LIST.B931])">
            <text:p/>
          </table:table-cell>
          <table:table-cell table:number-columns-repeated="1022"/>
        </table:table-row>
        <table:table-row table:style-name="ro1">
          <table:table-cell table:formula="of:=IF(ISBLANK([LIST.B934]);&quot;&quot;;[LIST.B934])">
            <text:p/>
          </table:table-cell>
          <table:table-cell table:formula="of:=IF(ISBLANK([LIST.B933]);&quot;&quot;;[LIST.B933])">
            <text:p/>
          </table:table-cell>
          <table:table-cell table:number-columns-repeated="1022"/>
        </table:table-row>
        <table:table-row table:style-name="ro1">
          <table:table-cell table:formula="of:=IF(ISBLANK([LIST.B936]);&quot;&quot;;[LIST.B936])">
            <text:p/>
          </table:table-cell>
          <table:table-cell table:formula="of:=IF(ISBLANK([LIST.B935]);&quot;&quot;;[LIST.B935])">
            <text:p/>
          </table:table-cell>
          <table:table-cell table:number-columns-repeated="1022"/>
        </table:table-row>
        <table:table-row table:style-name="ro1">
          <table:table-cell table:formula="of:=IF(ISBLANK([LIST.B938]);&quot;&quot;;[LIST.B938])">
            <text:p/>
          </table:table-cell>
          <table:table-cell table:formula="of:=IF(ISBLANK([LIST.B937]);&quot;&quot;;[LIST.B937])">
            <text:p/>
          </table:table-cell>
          <table:table-cell table:number-columns-repeated="1022"/>
        </table:table-row>
        <table:table-row table:style-name="ro1">
          <table:table-cell table:formula="of:=IF(ISBLANK([LIST.B940]);&quot;&quot;;[LIST.B940])">
            <text:p/>
          </table:table-cell>
          <table:table-cell table:formula="of:=IF(ISBLANK([LIST.B939]);&quot;&quot;;[LIST.B939])">
            <text:p/>
          </table:table-cell>
          <table:table-cell table:number-columns-repeated="1022"/>
        </table:table-row>
        <table:table-row table:style-name="ro1">
          <table:table-cell table:formula="of:=IF(ISBLANK([LIST.A941]);&quot;&quot;;[LIST.A941])">
            <text:p/>
          </table:table-cell>
          <table:table-cell table:formula="of:=IF(ISBLANK([LIST.A942]);&quot;&quot;;[LIST.A942])">
            <text:p/>
          </table:table-cell>
          <table:table-cell table:number-columns-repeated="1022"/>
        </table:table-row>
        <table:table-row table:style-name="ro1">
          <table:table-cell table:formula="of:=IF(ISBLANK([LIST.A943]);&quot;&quot;;[LIST.A943])">
            <text:p/>
          </table:table-cell>
          <table:table-cell table:formula="of:=IF(ISBLANK([LIST.A944]);&quot;&quot;;[LIST.A944])">
            <text:p/>
          </table:table-cell>
          <table:table-cell table:number-columns-repeated="1022"/>
        </table:table-row>
        <table:table-row table:style-name="ro1">
          <table:table-cell table:formula="of:=IF(ISBLANK([LIST.A945]);&quot;&quot;;[LIST.A945])">
            <text:p/>
          </table:table-cell>
          <table:table-cell table:formula="of:=IF(ISBLANK([LIST.A946]);&quot;&quot;;[LIST.A946])">
            <text:p/>
          </table:table-cell>
          <table:table-cell table:number-columns-repeated="1022"/>
        </table:table-row>
        <table:table-row table:style-name="ro1">
          <table:table-cell table:formula="of:=IF(ISBLANK([LIST.A947]);&quot;&quot;;[LIST.A948])">
            <text:p/>
          </table:table-cell>
          <table:table-cell table:formula="of:=IF(ISBLANK([LIST.A948]);&quot;&quot;;[LIST.A948])">
            <text:p/>
          </table:table-cell>
          <table:table-cell table:number-columns-repeated="1022"/>
        </table:table-row>
        <table:table-row table:style-name="ro1">
          <table:table-cell table:formula="of:=IF(ISBLANK([LIST.A949]);&quot;&quot;;[LIST.A949])">
            <text:p/>
          </table:table-cell>
          <table:table-cell table:formula="of:=IF(ISBLANK([LIST.A950]);&quot;&quot;;[LIST.A950])">
            <text:p/>
          </table:table-cell>
          <table:table-cell table:number-columns-repeated="1022"/>
        </table:table-row>
        <table:table-row table:style-name="ro1">
          <table:table-cell table:formula="of:=IF(ISBLANK([LIST.B942]);&quot;&quot;;[LIST.B942])">
            <text:p/>
          </table:table-cell>
          <table:table-cell table:formula="of:=IF(ISBLANK([LIST.B941]);&quot;&quot;;[LIST.B941])">
            <text:p/>
          </table:table-cell>
          <table:table-cell table:number-columns-repeated="1022"/>
        </table:table-row>
        <table:table-row table:style-name="ro1">
          <table:table-cell table:formula="of:=IF(ISBLANK([LIST.B944]);&quot;&quot;;[LIST.B944])">
            <text:p/>
          </table:table-cell>
          <table:table-cell table:formula="of:=IF(ISBLANK([LIST.B943]);&quot;&quot;;[LIST.B943])">
            <text:p/>
          </table:table-cell>
          <table:table-cell table:number-columns-repeated="1022"/>
        </table:table-row>
        <table:table-row table:style-name="ro1">
          <table:table-cell table:formula="of:=IF(ISBLANK([LIST.B946]);&quot;&quot;;[LIST.B946])">
            <text:p/>
          </table:table-cell>
          <table:table-cell table:formula="of:=IF(ISBLANK([LIST.B945]);&quot;&quot;;[LIST.B945])">
            <text:p/>
          </table:table-cell>
          <table:table-cell table:number-columns-repeated="1022"/>
        </table:table-row>
        <table:table-row table:style-name="ro1">
          <table:table-cell table:formula="of:=IF(ISBLANK([LIST.B948]);&quot;&quot;;[LIST.B948])">
            <text:p/>
          </table:table-cell>
          <table:table-cell table:formula="of:=IF(ISBLANK([LIST.B947]);&quot;&quot;;[LIST.B947])">
            <text:p/>
          </table:table-cell>
          <table:table-cell table:number-columns-repeated="1022"/>
        </table:table-row>
        <table:table-row table:style-name="ro1">
          <table:table-cell table:formula="of:=IF(ISBLANK([LIST.B950]);&quot;&quot;;[LIST.B950])">
            <text:p/>
          </table:table-cell>
          <table:table-cell table:formula="of:=IF(ISBLANK([LIST.B949]);&quot;&quot;;[LIST.B949])">
            <text:p/>
          </table:table-cell>
          <table:table-cell table:number-columns-repeated="1022"/>
        </table:table-row>
        <table:table-row table:style-name="ro1">
          <table:table-cell table:formula="of:=IF(ISBLANK([LIST.A951]);&quot;&quot;;[LIST.A951])">
            <text:p/>
          </table:table-cell>
          <table:table-cell table:formula="of:=IF(ISBLANK([LIST.A952]);&quot;&quot;;[LIST.A952])">
            <text:p/>
          </table:table-cell>
          <table:table-cell table:number-columns-repeated="1022"/>
        </table:table-row>
        <table:table-row table:style-name="ro1">
          <table:table-cell table:formula="of:=IF(ISBLANK([LIST.A953]);&quot;&quot;;[LIST.A953])">
            <text:p/>
          </table:table-cell>
          <table:table-cell table:formula="of:=IF(ISBLANK([LIST.A954]);&quot;&quot;;[LIST.A954])">
            <text:p/>
          </table:table-cell>
          <table:table-cell table:number-columns-repeated="1022"/>
        </table:table-row>
        <table:table-row table:style-name="ro1">
          <table:table-cell table:formula="of:=IF(ISBLANK([LIST.A955]);&quot;&quot;;[LIST.A955])">
            <text:p/>
          </table:table-cell>
          <table:table-cell table:formula="of:=IF(ISBLANK([LIST.A956]);&quot;&quot;;[LIST.A956])">
            <text:p/>
          </table:table-cell>
          <table:table-cell table:number-columns-repeated="1022"/>
        </table:table-row>
        <table:table-row table:style-name="ro1">
          <table:table-cell table:formula="of:=IF(ISBLANK([LIST.A957]);&quot;&quot;;[LIST.A958])">
            <text:p/>
          </table:table-cell>
          <table:table-cell table:formula="of:=IF(ISBLANK([LIST.A958]);&quot;&quot;;[LIST.A958])">
            <text:p/>
          </table:table-cell>
          <table:table-cell table:number-columns-repeated="1022"/>
        </table:table-row>
        <table:table-row table:style-name="ro1">
          <table:table-cell table:formula="of:=IF(ISBLANK([LIST.A959]);&quot;&quot;;[LIST.A959])">
            <text:p/>
          </table:table-cell>
          <table:table-cell table:formula="of:=IF(ISBLANK([LIST.A960]);&quot;&quot;;[LIST.A960])">
            <text:p/>
          </table:table-cell>
          <table:table-cell table:number-columns-repeated="1022"/>
        </table:table-row>
        <table:table-row table:style-name="ro1">
          <table:table-cell table:formula="of:=IF(ISBLANK([LIST.B952]);&quot;&quot;;[LIST.B952])">
            <text:p/>
          </table:table-cell>
          <table:table-cell table:formula="of:=IF(ISBLANK([LIST.B951]);&quot;&quot;;[LIST.B951])">
            <text:p/>
          </table:table-cell>
          <table:table-cell table:number-columns-repeated="1022"/>
        </table:table-row>
        <table:table-row table:style-name="ro1">
          <table:table-cell table:formula="of:=IF(ISBLANK([LIST.B954]);&quot;&quot;;[LIST.B954])">
            <text:p/>
          </table:table-cell>
          <table:table-cell table:formula="of:=IF(ISBLANK([LIST.B953]);&quot;&quot;;[LIST.B953])">
            <text:p/>
          </table:table-cell>
          <table:table-cell table:number-columns-repeated="1022"/>
        </table:table-row>
        <table:table-row table:style-name="ro1">
          <table:table-cell table:formula="of:=IF(ISBLANK([LIST.B956]);&quot;&quot;;[LIST.B956])">
            <text:p/>
          </table:table-cell>
          <table:table-cell table:formula="of:=IF(ISBLANK([LIST.B955]);&quot;&quot;;[LIST.B955])">
            <text:p/>
          </table:table-cell>
          <table:table-cell table:number-columns-repeated="1022"/>
        </table:table-row>
        <table:table-row table:style-name="ro1">
          <table:table-cell table:formula="of:=IF(ISBLANK([LIST.B958]);&quot;&quot;;[LIST.B958])">
            <text:p/>
          </table:table-cell>
          <table:table-cell table:formula="of:=IF(ISBLANK([LIST.B957]);&quot;&quot;;[LIST.B957])">
            <text:p/>
          </table:table-cell>
          <table:table-cell table:number-columns-repeated="1022"/>
        </table:table-row>
        <table:table-row table:style-name="ro1">
          <table:table-cell table:formula="of:=IF(ISBLANK([LIST.B960]);&quot;&quot;;[LIST.B960])">
            <text:p/>
          </table:table-cell>
          <table:table-cell table:formula="of:=IF(ISBLANK([LIST.B959]);&quot;&quot;;[LIST.B959])">
            <text:p/>
          </table:table-cell>
          <table:table-cell table:number-columns-repeated="1022"/>
        </table:table-row>
        <table:table-row table:style-name="ro1">
          <table:table-cell table:formula="of:=IF(ISBLANK([LIST.A961]);&quot;&quot;;[LIST.A961])">
            <text:p/>
          </table:table-cell>
          <table:table-cell table:formula="of:=IF(ISBLANK([LIST.A962]);&quot;&quot;;[LIST.A962])">
            <text:p/>
          </table:table-cell>
          <table:table-cell table:number-columns-repeated="1022"/>
        </table:table-row>
        <table:table-row table:style-name="ro1">
          <table:table-cell table:formula="of:=IF(ISBLANK([LIST.A963]);&quot;&quot;;[LIST.A963])">
            <text:p/>
          </table:table-cell>
          <table:table-cell table:formula="of:=IF(ISBLANK([LIST.A964]);&quot;&quot;;[LIST.A964])">
            <text:p/>
          </table:table-cell>
          <table:table-cell table:number-columns-repeated="1022"/>
        </table:table-row>
        <table:table-row table:style-name="ro1">
          <table:table-cell table:formula="of:=IF(ISBLANK([LIST.A965]);&quot;&quot;;[LIST.A965])">
            <text:p/>
          </table:table-cell>
          <table:table-cell table:formula="of:=IF(ISBLANK([LIST.A966]);&quot;&quot;;[LIST.A966])">
            <text:p/>
          </table:table-cell>
          <table:table-cell table:number-columns-repeated="1022"/>
        </table:table-row>
        <table:table-row table:style-name="ro1">
          <table:table-cell table:formula="of:=IF(ISBLANK([LIST.A967]);&quot;&quot;;[LIST.A968])">
            <text:p/>
          </table:table-cell>
          <table:table-cell table:formula="of:=IF(ISBLANK([LIST.A968]);&quot;&quot;;[LIST.A968])">
            <text:p/>
          </table:table-cell>
          <table:table-cell table:number-columns-repeated="1022"/>
        </table:table-row>
        <table:table-row table:style-name="ro1">
          <table:table-cell table:formula="of:=IF(ISBLANK([LIST.A969]);&quot;&quot;;[LIST.A969])">
            <text:p/>
          </table:table-cell>
          <table:table-cell table:formula="of:=IF(ISBLANK([LIST.A970]);&quot;&quot;;[LIST.A970])">
            <text:p/>
          </table:table-cell>
          <table:table-cell table:number-columns-repeated="1022"/>
        </table:table-row>
        <table:table-row table:style-name="ro1">
          <table:table-cell table:formula="of:=IF(ISBLANK([LIST.B962]);&quot;&quot;;[LIST.B962])">
            <text:p/>
          </table:table-cell>
          <table:table-cell table:formula="of:=IF(ISBLANK([LIST.B961]);&quot;&quot;;[LIST.B961])">
            <text:p/>
          </table:table-cell>
          <table:table-cell table:number-columns-repeated="1022"/>
        </table:table-row>
        <table:table-row table:style-name="ro1">
          <table:table-cell table:formula="of:=IF(ISBLANK([LIST.B964]);&quot;&quot;;[LIST.B964])">
            <text:p/>
          </table:table-cell>
          <table:table-cell table:formula="of:=IF(ISBLANK([LIST.B963]);&quot;&quot;;[LIST.B963])">
            <text:p/>
          </table:table-cell>
          <table:table-cell table:number-columns-repeated="1022"/>
        </table:table-row>
        <table:table-row table:style-name="ro1">
          <table:table-cell table:formula="of:=IF(ISBLANK([LIST.B966]);&quot;&quot;;[LIST.B966])">
            <text:p/>
          </table:table-cell>
          <table:table-cell table:formula="of:=IF(ISBLANK([LIST.B965]);&quot;&quot;;[LIST.B965])">
            <text:p/>
          </table:table-cell>
          <table:table-cell table:number-columns-repeated="1022"/>
        </table:table-row>
        <table:table-row table:style-name="ro1">
          <table:table-cell table:formula="of:=IF(ISBLANK([LIST.B968]);&quot;&quot;;[LIST.B968])">
            <text:p/>
          </table:table-cell>
          <table:table-cell table:formula="of:=IF(ISBLANK([LIST.B967]);&quot;&quot;;[LIST.B967])">
            <text:p/>
          </table:table-cell>
          <table:table-cell table:number-columns-repeated="1022"/>
        </table:table-row>
        <table:table-row table:style-name="ro1">
          <table:table-cell table:formula="of:=IF(ISBLANK([LIST.B970]);&quot;&quot;;[LIST.B970])">
            <text:p/>
          </table:table-cell>
          <table:table-cell table:formula="of:=IF(ISBLANK([LIST.B969]);&quot;&quot;;[LIST.B969])">
            <text:p/>
          </table:table-cell>
          <table:table-cell table:number-columns-repeated="1022"/>
        </table:table-row>
        <table:table-row table:style-name="ro1">
          <table:table-cell table:formula="of:=IF(ISBLANK([LIST.A971]);&quot;&quot;;[LIST.A971])">
            <text:p/>
          </table:table-cell>
          <table:table-cell table:formula="of:=IF(ISBLANK([LIST.A972]);&quot;&quot;;[LIST.A972])">
            <text:p/>
          </table:table-cell>
          <table:table-cell table:number-columns-repeated="1022"/>
        </table:table-row>
        <table:table-row table:style-name="ro1">
          <table:table-cell table:formula="of:=IF(ISBLANK([LIST.A973]);&quot;&quot;;[LIST.A973])">
            <text:p/>
          </table:table-cell>
          <table:table-cell table:formula="of:=IF(ISBLANK([LIST.A974]);&quot;&quot;;[LIST.A974])">
            <text:p/>
          </table:table-cell>
          <table:table-cell table:number-columns-repeated="1022"/>
        </table:table-row>
        <table:table-row table:style-name="ro1">
          <table:table-cell table:formula="of:=IF(ISBLANK([LIST.A975]);&quot;&quot;;[LIST.A975])">
            <text:p/>
          </table:table-cell>
          <table:table-cell table:formula="of:=IF(ISBLANK([LIST.A976]);&quot;&quot;;[LIST.A976])">
            <text:p/>
          </table:table-cell>
          <table:table-cell table:number-columns-repeated="1022"/>
        </table:table-row>
        <table:table-row table:style-name="ro1">
          <table:table-cell table:formula="of:=IF(ISBLANK([LIST.A977]);&quot;&quot;;[LIST.A978])">
            <text:p/>
          </table:table-cell>
          <table:table-cell table:formula="of:=IF(ISBLANK([LIST.A978]);&quot;&quot;;[LIST.A978])">
            <text:p/>
          </table:table-cell>
          <table:table-cell table:number-columns-repeated="1022"/>
        </table:table-row>
        <table:table-row table:style-name="ro1">
          <table:table-cell table:formula="of:=IF(ISBLANK([LIST.A979]);&quot;&quot;;[LIST.A979])">
            <text:p/>
          </table:table-cell>
          <table:table-cell table:formula="of:=IF(ISBLANK([LIST.A980]);&quot;&quot;;[LIST.A980])">
            <text:p/>
          </table:table-cell>
          <table:table-cell table:number-columns-repeated="1022"/>
        </table:table-row>
        <table:table-row table:style-name="ro1">
          <table:table-cell table:formula="of:=IF(ISBLANK([LIST.B972]);&quot;&quot;;[LIST.B972])">
            <text:p/>
          </table:table-cell>
          <table:table-cell table:formula="of:=IF(ISBLANK([LIST.B971]);&quot;&quot;;[LIST.B971])">
            <text:p/>
          </table:table-cell>
          <table:table-cell table:number-columns-repeated="1022"/>
        </table:table-row>
        <table:table-row table:style-name="ro1">
          <table:table-cell table:formula="of:=IF(ISBLANK([LIST.B974]);&quot;&quot;;[LIST.B974])">
            <text:p/>
          </table:table-cell>
          <table:table-cell table:formula="of:=IF(ISBLANK([LIST.B973]);&quot;&quot;;[LIST.B973])">
            <text:p/>
          </table:table-cell>
          <table:table-cell table:number-columns-repeated="1022"/>
        </table:table-row>
        <table:table-row table:style-name="ro1">
          <table:table-cell table:formula="of:=IF(ISBLANK([LIST.B976]);&quot;&quot;;[LIST.B976])">
            <text:p/>
          </table:table-cell>
          <table:table-cell table:formula="of:=IF(ISBLANK([LIST.B975]);&quot;&quot;;[LIST.B975])">
            <text:p/>
          </table:table-cell>
          <table:table-cell table:number-columns-repeated="1022"/>
        </table:table-row>
        <table:table-row table:style-name="ro1">
          <table:table-cell table:formula="of:=IF(ISBLANK([LIST.B978]);&quot;&quot;;[LIST.B978])">
            <text:p/>
          </table:table-cell>
          <table:table-cell table:formula="of:=IF(ISBLANK([LIST.B977]);&quot;&quot;;[LIST.B977])">
            <text:p/>
          </table:table-cell>
          <table:table-cell table:number-columns-repeated="1022"/>
        </table:table-row>
        <table:table-row table:style-name="ro1">
          <table:table-cell table:formula="of:=IF(ISBLANK([LIST.B980]);&quot;&quot;;[LIST.B980])">
            <text:p/>
          </table:table-cell>
          <table:table-cell table:formula="of:=IF(ISBLANK([LIST.B979]);&quot;&quot;;[LIST.B979])">
            <text:p/>
          </table:table-cell>
          <table:table-cell table:number-columns-repeated="1022"/>
        </table:table-row>
        <table:table-row table:style-name="ro1">
          <table:table-cell table:formula="of:=IF(ISBLANK([LIST.A981]);&quot;&quot;;[LIST.A981])">
            <text:p/>
          </table:table-cell>
          <table:table-cell table:formula="of:=IF(ISBLANK([LIST.A982]);&quot;&quot;;[LIST.A982])">
            <text:p/>
          </table:table-cell>
          <table:table-cell table:number-columns-repeated="1022"/>
        </table:table-row>
        <table:table-row table:style-name="ro1">
          <table:table-cell table:formula="of:=IF(ISBLANK([LIST.A983]);&quot;&quot;;[LIST.A983])">
            <text:p/>
          </table:table-cell>
          <table:table-cell table:formula="of:=IF(ISBLANK([LIST.A984]);&quot;&quot;;[LIST.A984])">
            <text:p/>
          </table:table-cell>
          <table:table-cell table:number-columns-repeated="1022"/>
        </table:table-row>
        <table:table-row table:style-name="ro1">
          <table:table-cell table:formula="of:=IF(ISBLANK([LIST.A985]);&quot;&quot;;[LIST.A985])">
            <text:p/>
          </table:table-cell>
          <table:table-cell table:formula="of:=IF(ISBLANK([LIST.A986]);&quot;&quot;;[LIST.A986])">
            <text:p/>
          </table:table-cell>
          <table:table-cell table:number-columns-repeated="1022"/>
        </table:table-row>
        <table:table-row table:style-name="ro1">
          <table:table-cell table:formula="of:=IF(ISBLANK([LIST.A987]);&quot;&quot;;[LIST.A988])">
            <text:p/>
          </table:table-cell>
          <table:table-cell table:formula="of:=IF(ISBLANK([LIST.A988]);&quot;&quot;;[LIST.A988])">
            <text:p/>
          </table:table-cell>
          <table:table-cell table:number-columns-repeated="1022"/>
        </table:table-row>
        <table:table-row table:style-name="ro1">
          <table:table-cell table:formula="of:=IF(ISBLANK([LIST.A989]);&quot;&quot;;[LIST.A989])">
            <text:p/>
          </table:table-cell>
          <table:table-cell table:formula="of:=IF(ISBLANK([LIST.A990]);&quot;&quot;;[LIST.A990])">
            <text:p/>
          </table:table-cell>
          <table:table-cell table:number-columns-repeated="1022"/>
        </table:table-row>
        <table:table-row table:style-name="ro1">
          <table:table-cell table:formula="of:=IF(ISBLANK([LIST.B982]);&quot;&quot;;[LIST.B982])">
            <text:p/>
          </table:table-cell>
          <table:table-cell table:formula="of:=IF(ISBLANK([LIST.B981]);&quot;&quot;;[LIST.B981])">
            <text:p/>
          </table:table-cell>
          <table:table-cell table:number-columns-repeated="1022"/>
        </table:table-row>
        <table:table-row table:style-name="ro1">
          <table:table-cell table:formula="of:=IF(ISBLANK([LIST.B984]);&quot;&quot;;[LIST.B984])">
            <text:p/>
          </table:table-cell>
          <table:table-cell table:formula="of:=IF(ISBLANK([LIST.B983]);&quot;&quot;;[LIST.B983])">
            <text:p/>
          </table:table-cell>
          <table:table-cell table:number-columns-repeated="1022"/>
        </table:table-row>
        <table:table-row table:style-name="ro1">
          <table:table-cell table:formula="of:=IF(ISBLANK([LIST.B986]);&quot;&quot;;[LIST.B986])">
            <text:p/>
          </table:table-cell>
          <table:table-cell table:formula="of:=IF(ISBLANK([LIST.B985]);&quot;&quot;;[LIST.B985])">
            <text:p/>
          </table:table-cell>
          <table:table-cell table:number-columns-repeated="1022"/>
        </table:table-row>
        <table:table-row table:style-name="ro1">
          <table:table-cell table:formula="of:=IF(ISBLANK([LIST.B988]);&quot;&quot;;[LIST.B988])">
            <text:p/>
          </table:table-cell>
          <table:table-cell table:formula="of:=IF(ISBLANK([LIST.B987]);&quot;&quot;;[LIST.B987])">
            <text:p/>
          </table:table-cell>
          <table:table-cell table:number-columns-repeated="1022"/>
        </table:table-row>
        <table:table-row table:style-name="ro1">
          <table:table-cell table:formula="of:=IF(ISBLANK([LIST.B990]);&quot;&quot;;[LIST.B990])">
            <text:p/>
          </table:table-cell>
          <table:table-cell table:formula="of:=IF(ISBLANK([LIST.B989]);&quot;&quot;;[LIST.B989])">
            <text:p/>
          </table:table-cell>
          <table:table-cell table:number-columns-repeated="1022"/>
        </table:table-row>
        <table:table-row table:style-name="ro1">
          <table:table-cell table:formula="of:=IF(ISBLANK([LIST.A991]);&quot;&quot;;[LIST.A991])">
            <text:p/>
          </table:table-cell>
          <table:table-cell table:formula="of:=IF(ISBLANK([LIST.A992]);&quot;&quot;;[LIST.A992])">
            <text:p/>
          </table:table-cell>
          <table:table-cell table:number-columns-repeated="1022"/>
        </table:table-row>
        <table:table-row table:style-name="ro1">
          <table:table-cell table:formula="of:=IF(ISBLANK([LIST.A993]);&quot;&quot;;[LIST.A993])">
            <text:p/>
          </table:table-cell>
          <table:table-cell table:formula="of:=IF(ISBLANK([LIST.A994]);&quot;&quot;;[LIST.A994])">
            <text:p/>
          </table:table-cell>
          <table:table-cell table:number-columns-repeated="1022"/>
        </table:table-row>
        <table:table-row table:style-name="ro1">
          <table:table-cell table:formula="of:=IF(ISBLANK([LIST.A995]);&quot;&quot;;[LIST.A995])">
            <text:p/>
          </table:table-cell>
          <table:table-cell table:formula="of:=IF(ISBLANK([LIST.A996]);&quot;&quot;;[LIST.A996])">
            <text:p/>
          </table:table-cell>
          <table:table-cell table:number-columns-repeated="1022"/>
        </table:table-row>
        <table:table-row table:style-name="ro1">
          <table:table-cell table:formula="of:=IF(ISBLANK([LIST.A997]);&quot;&quot;;[LIST.A998])">
            <text:p/>
          </table:table-cell>
          <table:table-cell table:formula="of:=IF(ISBLANK([LIST.A998]);&quot;&quot;;[LIST.A998])">
            <text:p/>
          </table:table-cell>
          <table:table-cell table:number-columns-repeated="1022"/>
        </table:table-row>
        <table:table-row table:style-name="ro1">
          <table:table-cell table:formula="of:=IF(ISBLANK([LIST.A999]);&quot;&quot;;[LIST.A999])">
            <text:p/>
          </table:table-cell>
          <table:table-cell table:formula="of:=IF(ISBLANK([LIST.A1000]);&quot;&quot;;[LIST.A1000])">
            <text:p/>
          </table:table-cell>
          <table:table-cell table:number-columns-repeated="1022"/>
        </table:table-row>
        <table:table-row table:style-name="ro1">
          <table:table-cell table:formula="of:=IF(ISBLANK([LIST.B992]);&quot;&quot;;[LIST.B992])">
            <text:p/>
          </table:table-cell>
          <table:table-cell table:formula="of:=IF(ISBLANK([LIST.B991]);&quot;&quot;;[LIST.B991])">
            <text:p/>
          </table:table-cell>
          <table:table-cell table:number-columns-repeated="1022"/>
        </table:table-row>
        <table:table-row table:style-name="ro1">
          <table:table-cell table:formula="of:=IF(ISBLANK([LIST.B994]);&quot;&quot;;[LIST.B994])">
            <text:p/>
          </table:table-cell>
          <table:table-cell table:formula="of:=IF(ISBLANK([LIST.B993]);&quot;&quot;;[LIST.B993])">
            <text:p/>
          </table:table-cell>
          <table:table-cell table:number-columns-repeated="1022"/>
        </table:table-row>
        <table:table-row table:style-name="ro1">
          <table:table-cell table:formula="of:=IF(ISBLANK([LIST.B996]);&quot;&quot;;[LIST.B996])">
            <text:p/>
          </table:table-cell>
          <table:table-cell table:formula="of:=IF(ISBLANK([LIST.B995]);&quot;&quot;;[LIST.B995])">
            <text:p/>
          </table:table-cell>
          <table:table-cell table:number-columns-repeated="1022"/>
        </table:table-row>
        <table:table-row table:style-name="ro1">
          <table:table-cell table:formula="of:=IF(ISBLANK([LIST.B998]);&quot;&quot;;[LIST.B998])">
            <text:p/>
          </table:table-cell>
          <table:table-cell table:formula="of:=IF(ISBLANK([LIST.B997]);&quot;&quot;;[LIST.B997])">
            <text:p/>
          </table:table-cell>
          <table:table-cell table:number-columns-repeated="1022"/>
        </table:table-row>
        <table:table-row table:style-name="ro1">
          <table:table-cell table:formula="of:=IF(ISBLANK([LIST.B1000]);&quot;&quot;;[LIST.B1000])">
            <text:p/>
          </table:table-cell>
          <table:table-cell table:formula="of:=IF(ISBLANK([LIST.B999]);&quot;&quot;;[LIST.B999])">
            <text:p/>
          </table:table-cell>
          <table:table-cell table:number-columns-repeated="1022"/>
        </table:table-row>
        <table:table-row table:style-name="ro1">
          <table:table-cell table:formula="of:=IF(ISBLANK([LIST.A1001]);&quot;&quot;;[LIST.A1001])">
            <text:p/>
          </table:table-cell>
          <table:table-cell table:formula="of:=IF(ISBLANK([LIST.A1002]);&quot;&quot;;[LIST.A1002])">
            <text:p/>
          </table:table-cell>
          <table:table-cell table:number-columns-repeated="1022"/>
        </table:table-row>
        <table:table-row table:style-name="ro1">
          <table:table-cell table:formula="of:=IF(ISBLANK([LIST.A1003]);&quot;&quot;;[LIST.A1003])">
            <text:p/>
          </table:table-cell>
          <table:table-cell table:formula="of:=IF(ISBLANK([LIST.A1004]);&quot;&quot;;[LIST.A1004])">
            <text:p/>
          </table:table-cell>
          <table:table-cell table:number-columns-repeated="1022"/>
        </table:table-row>
        <table:table-row table:style-name="ro1">
          <table:table-cell table:formula="of:=IF(ISBLANK([LIST.A1005]);&quot;&quot;;[LIST.A1005])">
            <text:p/>
          </table:table-cell>
          <table:table-cell table:formula="of:=IF(ISBLANK([LIST.A1006]);&quot;&quot;;[LIST.A1006])">
            <text:p/>
          </table:table-cell>
          <table:table-cell table:number-columns-repeated="1022"/>
        </table:table-row>
        <table:table-row table:style-name="ro1">
          <table:table-cell table:formula="of:=IF(ISBLANK([LIST.A1007]);&quot;&quot;;[LIST.A1008])">
            <text:p/>
          </table:table-cell>
          <table:table-cell table:formula="of:=IF(ISBLANK([LIST.A1008]);&quot;&quot;;[LIST.A1008])">
            <text:p/>
          </table:table-cell>
          <table:table-cell table:number-columns-repeated="1022"/>
        </table:table-row>
        <table:table-row table:style-name="ro1">
          <table:table-cell table:formula="of:=IF(ISBLANK([LIST.A1009]);&quot;&quot;;[LIST.A1009])">
            <text:p/>
          </table:table-cell>
          <table:table-cell table:formula="of:=IF(ISBLANK([LIST.A1010]);&quot;&quot;;[LIST.A1010])">
            <text:p/>
          </table:table-cell>
          <table:table-cell table:number-columns-repeated="1022"/>
        </table:table-row>
        <table:table-row table:style-name="ro1">
          <table:table-cell table:formula="of:=IF(ISBLANK([LIST.B1002]);&quot;&quot;;[LIST.B1002])">
            <text:p/>
          </table:table-cell>
          <table:table-cell table:formula="of:=IF(ISBLANK([LIST.B1001]);&quot;&quot;;[LIST.B1001])">
            <text:p/>
          </table:table-cell>
          <table:table-cell table:number-columns-repeated="1022"/>
        </table:table-row>
        <table:table-row table:style-name="ro1">
          <table:table-cell table:formula="of:=IF(ISBLANK([LIST.B1004]);&quot;&quot;;[LIST.B1004])">
            <text:p/>
          </table:table-cell>
          <table:table-cell table:formula="of:=IF(ISBLANK([LIST.B1003]);&quot;&quot;;[LIST.B1003])">
            <text:p/>
          </table:table-cell>
          <table:table-cell table:number-columns-repeated="1022"/>
        </table:table-row>
        <table:table-row table:style-name="ro1">
          <table:table-cell table:formula="of:=IF(ISBLANK([LIST.B1006]);&quot;&quot;;[LIST.B1006])">
            <text:p/>
          </table:table-cell>
          <table:table-cell table:formula="of:=IF(ISBLANK([LIST.B1005]);&quot;&quot;;[LIST.B1005])">
            <text:p/>
          </table:table-cell>
          <table:table-cell table:number-columns-repeated="1022"/>
        </table:table-row>
        <table:table-row table:style-name="ro1">
          <table:table-cell table:formula="of:=IF(ISBLANK([LIST.B1008]);&quot;&quot;;[LIST.B1008])">
            <text:p/>
          </table:table-cell>
          <table:table-cell table:formula="of:=IF(ISBLANK([LIST.B1007]);&quot;&quot;;[LIST.B1007])">
            <text:p/>
          </table:table-cell>
          <table:table-cell table:number-columns-repeated="1022"/>
        </table:table-row>
        <table:table-row table:style-name="ro1">
          <table:table-cell table:formula="of:=IF(ISBLANK([LIST.B1010]);&quot;&quot;;[LIST.B1010])">
            <text:p/>
          </table:table-cell>
          <table:table-cell table:formula="of:=IF(ISBLANK([LIST.B1009]);&quot;&quot;;[LIST.B1009])">
            <text:p/>
          </table:table-cell>
          <table:table-cell table:number-columns-repeated="1022"/>
        </table:table-row>
        <table:table-row table:style-name="ro1">
          <table:table-cell table:formula="of:=IF(ISBLANK([LIST.A1011]);&quot;&quot;;[LIST.A1011])">
            <text:p/>
          </table:table-cell>
          <table:table-cell table:formula="of:=IF(ISBLANK([LIST.A1012]);&quot;&quot;;[LIST.A1012])">
            <text:p/>
          </table:table-cell>
          <table:table-cell table:number-columns-repeated="1022"/>
        </table:table-row>
        <table:table-row table:style-name="ro1">
          <table:table-cell table:formula="of:=IF(ISBLANK([LIST.A1013]);&quot;&quot;;[LIST.A1013])">
            <text:p/>
          </table:table-cell>
          <table:table-cell table:formula="of:=IF(ISBLANK([LIST.A1014]);&quot;&quot;;[LIST.A1014])">
            <text:p/>
          </table:table-cell>
          <table:table-cell table:number-columns-repeated="1022"/>
        </table:table-row>
        <table:table-row table:style-name="ro1">
          <table:table-cell table:formula="of:=IF(ISBLANK([LIST.A1015]);&quot;&quot;;[LIST.A1015])">
            <text:p/>
          </table:table-cell>
          <table:table-cell table:formula="of:=IF(ISBLANK([LIST.A1016]);&quot;&quot;;[LIST.A1016])">
            <text:p/>
          </table:table-cell>
          <table:table-cell table:number-columns-repeated="1022"/>
        </table:table-row>
        <table:table-row table:style-name="ro1">
          <table:table-cell table:formula="of:=IF(ISBLANK([LIST.A1017]);&quot;&quot;;[LIST.A1018])">
            <text:p/>
          </table:table-cell>
          <table:table-cell table:formula="of:=IF(ISBLANK([LIST.A1018]);&quot;&quot;;[LIST.A1018])">
            <text:p/>
          </table:table-cell>
          <table:table-cell table:number-columns-repeated="1022"/>
        </table:table-row>
        <table:table-row table:style-name="ro1">
          <table:table-cell table:formula="of:=IF(ISBLANK([LIST.A1019]);&quot;&quot;;[LIST.A1019])">
            <text:p/>
          </table:table-cell>
          <table:table-cell table:formula="of:=IF(ISBLANK([LIST.A1020]);&quot;&quot;;[LIST.A1020])">
            <text:p/>
          </table:table-cell>
          <table:table-cell table:number-columns-repeated="1022"/>
        </table:table-row>
        <table:table-row table:style-name="ro1">
          <table:table-cell table:formula="of:=IF(ISBLANK([LIST.B1012]);&quot;&quot;;[LIST.B1012])">
            <text:p/>
          </table:table-cell>
          <table:table-cell table:formula="of:=IF(ISBLANK([LIST.B1011]);&quot;&quot;;[LIST.B1011])">
            <text:p/>
          </table:table-cell>
          <table:table-cell table:number-columns-repeated="1022"/>
        </table:table-row>
        <table:table-row table:style-name="ro1">
          <table:table-cell table:formula="of:=IF(ISBLANK([LIST.B1014]);&quot;&quot;;[LIST.B1014])">
            <text:p/>
          </table:table-cell>
          <table:table-cell table:formula="of:=IF(ISBLANK([LIST.B1013]);&quot;&quot;;[LIST.B1013])">
            <text:p/>
          </table:table-cell>
          <table:table-cell table:number-columns-repeated="1022"/>
        </table:table-row>
        <table:table-row table:style-name="ro1">
          <table:table-cell table:formula="of:=IF(ISBLANK([LIST.B1016]);&quot;&quot;;[LIST.B1016])">
            <text:p/>
          </table:table-cell>
          <table:table-cell table:formula="of:=IF(ISBLANK([LIST.B1015]);&quot;&quot;;[LIST.B1015])">
            <text:p/>
          </table:table-cell>
          <table:table-cell table:number-columns-repeated="1022"/>
        </table:table-row>
        <table:table-row table:style-name="ro1">
          <table:table-cell table:formula="of:=IF(ISBLANK([LIST.B1018]);&quot;&quot;;[LIST.B1018])">
            <text:p/>
          </table:table-cell>
          <table:table-cell table:formula="of:=IF(ISBLANK([LIST.B1017]);&quot;&quot;;[LIST.B1017])">
            <text:p/>
          </table:table-cell>
          <table:table-cell table:number-columns-repeated="1022"/>
        </table:table-row>
        <table:table-row table:style-name="ro1">
          <table:table-cell table:formula="of:=IF(ISBLANK([LIST.B1020]);&quot;&quot;;[LIST.B1020])">
            <text:p/>
          </table:table-cell>
          <table:table-cell table:formula="of:=IF(ISBLANK([LIST.B1019]);&quot;&quot;;[LIST.B1019])">
            <text:p/>
          </table:table-cell>
          <table:table-cell table:number-columns-repeated="1022"/>
        </table:table-row>
        <table:table-row table:style-name="ro1">
          <table:table-cell table:formula="of:=IF(ISBLANK([LIST.A1021]);&quot;&quot;;[LIST.A1021])">
            <text:p/>
          </table:table-cell>
          <table:table-cell table:formula="of:=IF(ISBLANK([LIST.A1022]);&quot;&quot;;[LIST.A1022])">
            <text:p/>
          </table:table-cell>
          <table:table-cell table:number-columns-repeated="1022"/>
        </table:table-row>
        <table:table-row table:style-name="ro1">
          <table:table-cell table:formula="of:=IF(ISBLANK([LIST.A1023]);&quot;&quot;;[LIST.A1023])">
            <text:p/>
          </table:table-cell>
          <table:table-cell table:formula="of:=IF(ISBLANK([LIST.A1024]);&quot;&quot;;[LIST.A1024])">
            <text:p/>
          </table:table-cell>
          <table:table-cell table:number-columns-repeated="1022"/>
        </table:table-row>
        <table:table-row table:style-name="ro1">
          <table:table-cell table:formula="of:=IF(ISBLANK([LIST.A1025]);&quot;&quot;;[LIST.A1025])">
            <text:p/>
          </table:table-cell>
          <table:table-cell table:formula="of:=IF(ISBLANK([LIST.A1026]);&quot;&quot;;[LIST.A1026])">
            <text:p/>
          </table:table-cell>
          <table:table-cell table:number-columns-repeated="1022"/>
        </table:table-row>
        <table:table-row table:style-name="ro1">
          <table:table-cell table:formula="of:=IF(ISBLANK([LIST.A1027]);&quot;&quot;;[LIST.A1028])">
            <text:p/>
          </table:table-cell>
          <table:table-cell table:formula="of:=IF(ISBLANK([LIST.A1028]);&quot;&quot;;[LIST.A1028])">
            <text:p/>
          </table:table-cell>
          <table:table-cell table:number-columns-repeated="1022"/>
        </table:table-row>
        <table:table-row table:style-name="ro1">
          <table:table-cell table:formula="of:=IF(ISBLANK([LIST.A1029]);&quot;&quot;;[LIST.A1029])">
            <text:p/>
          </table:table-cell>
          <table:table-cell table:formula="of:=IF(ISBLANK([LIST.A1030]);&quot;&quot;;[LIST.A1030])">
            <text:p/>
          </table:table-cell>
          <table:table-cell table:number-columns-repeated="1022"/>
        </table:table-row>
        <table:table-row table:style-name="ro1">
          <table:table-cell table:formula="of:=IF(ISBLANK([LIST.B1022]);&quot;&quot;;[LIST.B1022])">
            <text:p/>
          </table:table-cell>
          <table:table-cell table:formula="of:=IF(ISBLANK([LIST.B1021]);&quot;&quot;;[LIST.B1021])">
            <text:p/>
          </table:table-cell>
          <table:table-cell table:number-columns-repeated="1022"/>
        </table:table-row>
        <table:table-row table:style-name="ro1">
          <table:table-cell table:formula="of:=IF(ISBLANK([LIST.B1024]);&quot;&quot;;[LIST.B1024])">
            <text:p/>
          </table:table-cell>
          <table:table-cell table:formula="of:=IF(ISBLANK([LIST.B1023]);&quot;&quot;;[LIST.B1023])">
            <text:p/>
          </table:table-cell>
          <table:table-cell table:number-columns-repeated="1022"/>
        </table:table-row>
        <table:table-row table:style-name="ro1">
          <table:table-cell table:formula="of:=IF(ISBLANK([LIST.B1026]);&quot;&quot;;[LIST.B1026])">
            <text:p/>
          </table:table-cell>
          <table:table-cell table:formula="of:=IF(ISBLANK([LIST.B1025]);&quot;&quot;;[LIST.B1025])">
            <text:p/>
          </table:table-cell>
          <table:table-cell table:number-columns-repeated="1022"/>
        </table:table-row>
        <table:table-row table:style-name="ro1">
          <table:table-cell table:formula="of:=IF(ISBLANK([LIST.B1028]);&quot;&quot;;[LIST.B1028])">
            <text:p/>
          </table:table-cell>
          <table:table-cell table:formula="of:=IF(ISBLANK([LIST.B1027]);&quot;&quot;;[LIST.B1027])">
            <text:p/>
          </table:table-cell>
          <table:table-cell table:number-columns-repeated="1022"/>
        </table:table-row>
        <table:table-row table:style-name="ro1">
          <table:table-cell table:formula="of:=IF(ISBLANK([LIST.B1030]);&quot;&quot;;[LIST.B1030])">
            <text:p/>
          </table:table-cell>
          <table:table-cell table:formula="of:=IF(ISBLANK([LIST.B1029]);&quot;&quot;;[LIST.B1029])">
            <text:p/>
          </table:table-cell>
          <table:table-cell table:number-columns-repeated="1022"/>
        </table:table-row>
        <table:table-row table:style-name="ro1">
          <table:table-cell table:formula="of:=IF(ISBLANK([LIST.A1031]);&quot;&quot;;[LIST.A1031])">
            <text:p/>
          </table:table-cell>
          <table:table-cell table:formula="of:=IF(ISBLANK([LIST.A1032]);&quot;&quot;;[LIST.A1032])">
            <text:p/>
          </table:table-cell>
          <table:table-cell table:number-columns-repeated="1022"/>
        </table:table-row>
        <table:table-row table:style-name="ro1">
          <table:table-cell table:formula="of:=IF(ISBLANK([LIST.A1033]);&quot;&quot;;[LIST.A1033])">
            <text:p/>
          </table:table-cell>
          <table:table-cell table:formula="of:=IF(ISBLANK([LIST.A1034]);&quot;&quot;;[LIST.A1034])">
            <text:p/>
          </table:table-cell>
          <table:table-cell table:number-columns-repeated="1022"/>
        </table:table-row>
        <table:table-row table:style-name="ro1">
          <table:table-cell table:formula="of:=IF(ISBLANK([LIST.A1035]);&quot;&quot;;[LIST.A1035])">
            <text:p/>
          </table:table-cell>
          <table:table-cell table:formula="of:=IF(ISBLANK([LIST.A1036]);&quot;&quot;;[LIST.A1036])">
            <text:p/>
          </table:table-cell>
          <table:table-cell table:number-columns-repeated="1022"/>
        </table:table-row>
        <table:table-row table:style-name="ro1">
          <table:table-cell table:formula="of:=IF(ISBLANK([LIST.A1037]);&quot;&quot;;[LIST.A1038])">
            <text:p/>
          </table:table-cell>
          <table:table-cell table:formula="of:=IF(ISBLANK([LIST.A1038]);&quot;&quot;;[LIST.A1038])">
            <text:p/>
          </table:table-cell>
          <table:table-cell table:number-columns-repeated="1022"/>
        </table:table-row>
        <table:table-row table:style-name="ro1">
          <table:table-cell table:formula="of:=IF(ISBLANK([LIST.A1039]);&quot;&quot;;[LIST.A1039])">
            <text:p/>
          </table:table-cell>
          <table:table-cell table:formula="of:=IF(ISBLANK([LIST.A1040]);&quot;&quot;;[LIST.A1040])">
            <text:p/>
          </table:table-cell>
          <table:table-cell table:number-columns-repeated="1022"/>
        </table:table-row>
        <table:table-row table:style-name="ro1">
          <table:table-cell table:formula="of:=IF(ISBLANK([LIST.B1032]);&quot;&quot;;[LIST.B1032])">
            <text:p/>
          </table:table-cell>
          <table:table-cell table:formula="of:=IF(ISBLANK([LIST.B1031]);&quot;&quot;;[LIST.B1031])">
            <text:p/>
          </table:table-cell>
          <table:table-cell table:number-columns-repeated="1022"/>
        </table:table-row>
        <table:table-row table:style-name="ro1">
          <table:table-cell table:formula="of:=IF(ISBLANK([LIST.B1034]);&quot;&quot;;[LIST.B1034])">
            <text:p/>
          </table:table-cell>
          <table:table-cell table:formula="of:=IF(ISBLANK([LIST.B1033]);&quot;&quot;;[LIST.B1033])">
            <text:p/>
          </table:table-cell>
          <table:table-cell table:number-columns-repeated="1022"/>
        </table:table-row>
        <table:table-row table:style-name="ro1">
          <table:table-cell table:formula="of:=IF(ISBLANK([LIST.B1036]);&quot;&quot;;[LIST.B1036])">
            <text:p/>
          </table:table-cell>
          <table:table-cell table:formula="of:=IF(ISBLANK([LIST.B1035]);&quot;&quot;;[LIST.B1035])">
            <text:p/>
          </table:table-cell>
          <table:table-cell table:number-columns-repeated="1022"/>
        </table:table-row>
        <table:table-row table:style-name="ro1">
          <table:table-cell table:formula="of:=IF(ISBLANK([LIST.B1038]);&quot;&quot;;[LIST.B1038])">
            <text:p/>
          </table:table-cell>
          <table:table-cell table:formula="of:=IF(ISBLANK([LIST.B1037]);&quot;&quot;;[LIST.B1037])">
            <text:p/>
          </table:table-cell>
          <table:table-cell table:number-columns-repeated="1022"/>
        </table:table-row>
        <table:table-row table:style-name="ro1">
          <table:table-cell table:formula="of:=IF(ISBLANK([LIST.B1040]);&quot;&quot;;[LIST.B1040])">
            <text:p/>
          </table:table-cell>
          <table:table-cell table:formula="of:=IF(ISBLANK([LIST.B1039]);&quot;&quot;;[LIST.B1039])">
            <text:p/>
          </table:table-cell>
          <table:table-cell table:number-columns-repeated="1022"/>
        </table:table-row>
        <table:table-row table:style-name="ro1">
          <table:table-cell table:formula="of:=IF(ISBLANK([LIST.A1041]);&quot;&quot;;[LIST.A1041])">
            <text:p/>
          </table:table-cell>
          <table:table-cell table:formula="of:=IF(ISBLANK([LIST.A1042]);&quot;&quot;;[LIST.A1042])">
            <text:p/>
          </table:table-cell>
          <table:table-cell table:number-columns-repeated="1022"/>
        </table:table-row>
        <table:table-row table:style-name="ro1">
          <table:table-cell table:formula="of:=IF(ISBLANK([LIST.A1043]);&quot;&quot;;[LIST.A1043])">
            <text:p/>
          </table:table-cell>
          <table:table-cell table:formula="of:=IF(ISBLANK([LIST.A1044]);&quot;&quot;;[LIST.A1044])">
            <text:p/>
          </table:table-cell>
          <table:table-cell table:number-columns-repeated="1022"/>
        </table:table-row>
        <table:table-row table:style-name="ro1">
          <table:table-cell table:formula="of:=IF(ISBLANK([LIST.A1045]);&quot;&quot;;[LIST.A1045])">
            <text:p/>
          </table:table-cell>
          <table:table-cell table:formula="of:=IF(ISBLANK([LIST.A1046]);&quot;&quot;;[LIST.A1046])">
            <text:p/>
          </table:table-cell>
          <table:table-cell table:number-columns-repeated="1022"/>
        </table:table-row>
        <table:table-row table:style-name="ro1">
          <table:table-cell table:formula="of:=IF(ISBLANK([LIST.A1047]);&quot;&quot;;[LIST.A1048])">
            <text:p/>
          </table:table-cell>
          <table:table-cell table:formula="of:=IF(ISBLANK([LIST.A1048]);&quot;&quot;;[LIST.A1048])">
            <text:p/>
          </table:table-cell>
          <table:table-cell table:number-columns-repeated="1022"/>
        </table:table-row>
        <table:table-row table:style-name="ro1">
          <table:table-cell table:formula="of:=IF(ISBLANK([LIST.A1049]);&quot;&quot;;[LIST.A1049])">
            <text:p/>
          </table:table-cell>
          <table:table-cell table:formula="of:=IF(ISBLANK([LIST.A1050]);&quot;&quot;;[LIST.A1050])">
            <text:p/>
          </table:table-cell>
          <table:table-cell table:number-columns-repeated="1022"/>
        </table:table-row>
        <table:table-row table:style-name="ro1">
          <table:table-cell table:formula="of:=IF(ISBLANK([LIST.B1042]);&quot;&quot;;[LIST.B1042])">
            <text:p/>
          </table:table-cell>
          <table:table-cell table:formula="of:=IF(ISBLANK([LIST.B1041]);&quot;&quot;;[LIST.B1041])">
            <text:p/>
          </table:table-cell>
          <table:table-cell table:number-columns-repeated="1022"/>
        </table:table-row>
        <table:table-row table:style-name="ro1">
          <table:table-cell table:formula="of:=IF(ISBLANK([LIST.B1044]);&quot;&quot;;[LIST.B1044])">
            <text:p/>
          </table:table-cell>
          <table:table-cell table:formula="of:=IF(ISBLANK([LIST.B1043]);&quot;&quot;;[LIST.B1043])">
            <text:p/>
          </table:table-cell>
          <table:table-cell table:number-columns-repeated="1022"/>
        </table:table-row>
        <table:table-row table:style-name="ro1">
          <table:table-cell table:formula="of:=IF(ISBLANK([LIST.B1046]);&quot;&quot;;[LIST.B1046])">
            <text:p/>
          </table:table-cell>
          <table:table-cell table:formula="of:=IF(ISBLANK([LIST.B1045]);&quot;&quot;;[LIST.B1045])">
            <text:p/>
          </table:table-cell>
          <table:table-cell table:number-columns-repeated="1022"/>
        </table:table-row>
        <table:table-row table:style-name="ro1">
          <table:table-cell table:formula="of:=IF(ISBLANK([LIST.B1048]);&quot;&quot;;[LIST.B1048])">
            <text:p/>
          </table:table-cell>
          <table:table-cell table:formula="of:=IF(ISBLANK([LIST.B1047]);&quot;&quot;;[LIST.B1047])">
            <text:p/>
          </table:table-cell>
          <table:table-cell table:number-columns-repeated="1022"/>
        </table:table-row>
        <table:table-row table:style-name="ro1">
          <table:table-cell table:formula="of:=IF(ISBLANK([LIST.B1050]);&quot;&quot;;[LIST.B1050])">
            <text:p/>
          </table:table-cell>
          <table:table-cell table:formula="of:=IF(ISBLANK([LIST.B1049]);&quot;&quot;;[LIST.B1049])">
            <text:p/>
          </table:table-cell>
          <table:table-cell table:number-columns-repeated="1022"/>
        </table:table-row>
        <table:table-row table:style-name="ro1">
          <table:table-cell table:formula="of:=IF(ISBLANK([LIST.A1051]);&quot;&quot;;[LIST.A1051])">
            <text:p/>
          </table:table-cell>
          <table:table-cell table:formula="of:=IF(ISBLANK([LIST.A1052]);&quot;&quot;;[LIST.A1052])">
            <text:p/>
          </table:table-cell>
          <table:table-cell table:number-columns-repeated="1022"/>
        </table:table-row>
        <table:table-row table:style-name="ro1">
          <table:table-cell table:formula="of:=IF(ISBLANK([LIST.A1053]);&quot;&quot;;[LIST.A1053])">
            <text:p/>
          </table:table-cell>
          <table:table-cell table:formula="of:=IF(ISBLANK([LIST.A1054]);&quot;&quot;;[LIST.A1054])">
            <text:p/>
          </table:table-cell>
          <table:table-cell table:number-columns-repeated="1022"/>
        </table:table-row>
        <table:table-row table:style-name="ro1">
          <table:table-cell table:formula="of:=IF(ISBLANK([LIST.A1055]);&quot;&quot;;[LIST.A1055])">
            <text:p/>
          </table:table-cell>
          <table:table-cell table:formula="of:=IF(ISBLANK([LIST.A1056]);&quot;&quot;;[LIST.A1056])">
            <text:p/>
          </table:table-cell>
          <table:table-cell table:number-columns-repeated="1022"/>
        </table:table-row>
        <table:table-row table:style-name="ro1">
          <table:table-cell table:formula="of:=IF(ISBLANK([LIST.A1057]);&quot;&quot;;[LIST.A1058])">
            <text:p/>
          </table:table-cell>
          <table:table-cell table:formula="of:=IF(ISBLANK([LIST.A1058]);&quot;&quot;;[LIST.A1058])">
            <text:p/>
          </table:table-cell>
          <table:table-cell table:number-columns-repeated="1022"/>
        </table:table-row>
        <table:table-row table:style-name="ro1">
          <table:table-cell table:formula="of:=IF(ISBLANK([LIST.A1059]);&quot;&quot;;[LIST.A1059])">
            <text:p/>
          </table:table-cell>
          <table:table-cell table:formula="of:=IF(ISBLANK([LIST.A1060]);&quot;&quot;;[LIST.A1060])">
            <text:p/>
          </table:table-cell>
          <table:table-cell table:number-columns-repeated="1022"/>
        </table:table-row>
        <table:table-row table:style-name="ro1">
          <table:table-cell table:formula="of:=IF(ISBLANK([LIST.B1052]);&quot;&quot;;[LIST.B1052])">
            <text:p/>
          </table:table-cell>
          <table:table-cell table:formula="of:=IF(ISBLANK([LIST.B1051]);&quot;&quot;;[LIST.B1051])">
            <text:p/>
          </table:table-cell>
          <table:table-cell table:number-columns-repeated="1022"/>
        </table:table-row>
        <table:table-row table:style-name="ro1">
          <table:table-cell table:formula="of:=IF(ISBLANK([LIST.B1054]);&quot;&quot;;[LIST.B1054])">
            <text:p/>
          </table:table-cell>
          <table:table-cell table:formula="of:=IF(ISBLANK([LIST.B1053]);&quot;&quot;;[LIST.B1053])">
            <text:p/>
          </table:table-cell>
          <table:table-cell table:number-columns-repeated="1022"/>
        </table:table-row>
        <table:table-row table:style-name="ro1">
          <table:table-cell table:formula="of:=IF(ISBLANK([LIST.B1056]);&quot;&quot;;[LIST.B1056])">
            <text:p/>
          </table:table-cell>
          <table:table-cell table:formula="of:=IF(ISBLANK([LIST.B1055]);&quot;&quot;;[LIST.B1055])">
            <text:p/>
          </table:table-cell>
          <table:table-cell table:number-columns-repeated="1022"/>
        </table:table-row>
        <table:table-row table:style-name="ro1">
          <table:table-cell table:formula="of:=IF(ISBLANK([LIST.B1058]);&quot;&quot;;[LIST.B1058])">
            <text:p/>
          </table:table-cell>
          <table:table-cell table:formula="of:=IF(ISBLANK([LIST.B1057]);&quot;&quot;;[LIST.B1057])">
            <text:p/>
          </table:table-cell>
          <table:table-cell table:number-columns-repeated="1022"/>
        </table:table-row>
        <table:table-row table:style-name="ro1">
          <table:table-cell table:formula="of:=IF(ISBLANK([LIST.B1060]);&quot;&quot;;[LIST.B1060])">
            <text:p/>
          </table:table-cell>
          <table:table-cell table:formula="of:=IF(ISBLANK([LIST.B1059]);&quot;&quot;;[LIST.B1059])">
            <text:p/>
          </table:table-cell>
          <table:table-cell table:number-columns-repeated="1022"/>
        </table:table-row>
        <table:table-row table:style-name="ro1">
          <table:table-cell table:formula="of:=IF(ISBLANK([LIST.A1061]);&quot;&quot;;[LIST.A1061])">
            <text:p/>
          </table:table-cell>
          <table:table-cell table:formula="of:=IF(ISBLANK([LIST.A1062]);&quot;&quot;;[LIST.A1062])">
            <text:p/>
          </table:table-cell>
          <table:table-cell table:number-columns-repeated="1022"/>
        </table:table-row>
        <table:table-row table:style-name="ro1">
          <table:table-cell table:formula="of:=IF(ISBLANK([LIST.A1063]);&quot;&quot;;[LIST.A1063])">
            <text:p/>
          </table:table-cell>
          <table:table-cell table:formula="of:=IF(ISBLANK([LIST.A1064]);&quot;&quot;;[LIST.A1064])">
            <text:p/>
          </table:table-cell>
          <table:table-cell table:number-columns-repeated="1022"/>
        </table:table-row>
        <table:table-row table:style-name="ro1">
          <table:table-cell table:formula="of:=IF(ISBLANK([LIST.A1065]);&quot;&quot;;[LIST.A1065])">
            <text:p/>
          </table:table-cell>
          <table:table-cell table:formula="of:=IF(ISBLANK([LIST.A1066]);&quot;&quot;;[LIST.A1066])">
            <text:p/>
          </table:table-cell>
          <table:table-cell table:number-columns-repeated="1022"/>
        </table:table-row>
        <table:table-row table:style-name="ro1">
          <table:table-cell table:formula="of:=IF(ISBLANK([LIST.A1067]);&quot;&quot;;[LIST.A1068])">
            <text:p/>
          </table:table-cell>
          <table:table-cell table:formula="of:=IF(ISBLANK([LIST.A1068]);&quot;&quot;;[LIST.A1068])">
            <text:p/>
          </table:table-cell>
          <table:table-cell table:number-columns-repeated="1022"/>
        </table:table-row>
        <table:table-row table:style-name="ro1">
          <table:table-cell table:formula="of:=IF(ISBLANK([LIST.A1069]);&quot;&quot;;[LIST.A1069])">
            <text:p/>
          </table:table-cell>
          <table:table-cell table:formula="of:=IF(ISBLANK([LIST.A1070]);&quot;&quot;;[LIST.A1070])">
            <text:p/>
          </table:table-cell>
          <table:table-cell table:number-columns-repeated="1022"/>
        </table:table-row>
        <table:table-row table:style-name="ro1">
          <table:table-cell table:formula="of:=IF(ISBLANK([LIST.B1062]);&quot;&quot;;[LIST.B1062])">
            <text:p/>
          </table:table-cell>
          <table:table-cell table:formula="of:=IF(ISBLANK([LIST.B1061]);&quot;&quot;;[LIST.B1061])">
            <text:p/>
          </table:table-cell>
          <table:table-cell table:number-columns-repeated="1022"/>
        </table:table-row>
        <table:table-row table:style-name="ro1">
          <table:table-cell table:formula="of:=IF(ISBLANK([LIST.B1064]);&quot;&quot;;[LIST.B1064])">
            <text:p/>
          </table:table-cell>
          <table:table-cell table:formula="of:=IF(ISBLANK([LIST.B1063]);&quot;&quot;;[LIST.B1063])">
            <text:p/>
          </table:table-cell>
          <table:table-cell table:number-columns-repeated="1022"/>
        </table:table-row>
        <table:table-row table:style-name="ro1">
          <table:table-cell table:formula="of:=IF(ISBLANK([LIST.B1066]);&quot;&quot;;[LIST.B1066])">
            <text:p/>
          </table:table-cell>
          <table:table-cell table:formula="of:=IF(ISBLANK([LIST.B1065]);&quot;&quot;;[LIST.B1065])">
            <text:p/>
          </table:table-cell>
          <table:table-cell table:number-columns-repeated="1022"/>
        </table:table-row>
        <table:table-row table:style-name="ro1">
          <table:table-cell table:formula="of:=IF(ISBLANK([LIST.B1068]);&quot;&quot;;[LIST.B1068])">
            <text:p/>
          </table:table-cell>
          <table:table-cell table:formula="of:=IF(ISBLANK([LIST.B1067]);&quot;&quot;;[LIST.B1067])">
            <text:p/>
          </table:table-cell>
          <table:table-cell table:number-columns-repeated="1022"/>
        </table:table-row>
        <table:table-row table:style-name="ro1">
          <table:table-cell table:formula="of:=IF(ISBLANK([LIST.B1070]);&quot;&quot;;[LIST.B1070])">
            <text:p/>
          </table:table-cell>
          <table:table-cell table:formula="of:=IF(ISBLANK([LIST.B1069]);&quot;&quot;;[LIST.B1069])">
            <text:p/>
          </table:table-cell>
          <table:table-cell table:number-columns-repeated="1022"/>
        </table:table-row>
        <table:table-row table:style-name="ro1">
          <table:table-cell table:formula="of:=IF(ISBLANK([LIST.A1071]);&quot;&quot;;[LIST.A1071])">
            <text:p/>
          </table:table-cell>
          <table:table-cell table:formula="of:=IF(ISBLANK([LIST.A1072]);&quot;&quot;;[LIST.A1072])">
            <text:p/>
          </table:table-cell>
          <table:table-cell table:number-columns-repeated="1022"/>
        </table:table-row>
        <table:table-row table:style-name="ro1">
          <table:table-cell table:formula="of:=IF(ISBLANK([LIST.A1073]);&quot;&quot;;[LIST.A1073])">
            <text:p/>
          </table:table-cell>
          <table:table-cell table:formula="of:=IF(ISBLANK([LIST.A1074]);&quot;&quot;;[LIST.A1074])">
            <text:p/>
          </table:table-cell>
          <table:table-cell table:number-columns-repeated="1022"/>
        </table:table-row>
        <table:table-row table:style-name="ro1">
          <table:table-cell table:formula="of:=IF(ISBLANK([LIST.A1075]);&quot;&quot;;[LIST.A1075])">
            <text:p/>
          </table:table-cell>
          <table:table-cell table:formula="of:=IF(ISBLANK([LIST.A1076]);&quot;&quot;;[LIST.A1076])">
            <text:p/>
          </table:table-cell>
          <table:table-cell table:number-columns-repeated="1022"/>
        </table:table-row>
        <table:table-row table:style-name="ro1">
          <table:table-cell table:formula="of:=IF(ISBLANK([LIST.A1077]);&quot;&quot;;[LIST.A1078])">
            <text:p/>
          </table:table-cell>
          <table:table-cell table:formula="of:=IF(ISBLANK([LIST.A1078]);&quot;&quot;;[LIST.A1078])">
            <text:p/>
          </table:table-cell>
          <table:table-cell table:number-columns-repeated="1022"/>
        </table:table-row>
        <table:table-row table:style-name="ro1">
          <table:table-cell table:formula="of:=IF(ISBLANK([LIST.A1079]);&quot;&quot;;[LIST.A1079])">
            <text:p/>
          </table:table-cell>
          <table:table-cell table:formula="of:=IF(ISBLANK([LIST.A1080]);&quot;&quot;;[LIST.A1080])">
            <text:p/>
          </table:table-cell>
          <table:table-cell table:number-columns-repeated="1022"/>
        </table:table-row>
        <table:table-row table:style-name="ro1">
          <table:table-cell table:formula="of:=IF(ISBLANK([LIST.B1072]);&quot;&quot;;[LIST.B1072])">
            <text:p/>
          </table:table-cell>
          <table:table-cell table:formula="of:=IF(ISBLANK([LIST.B1071]);&quot;&quot;;[LIST.B1071])">
            <text:p/>
          </table:table-cell>
          <table:table-cell table:number-columns-repeated="1022"/>
        </table:table-row>
        <table:table-row table:style-name="ro1">
          <table:table-cell table:formula="of:=IF(ISBLANK([LIST.B1074]);&quot;&quot;;[LIST.B1074])">
            <text:p/>
          </table:table-cell>
          <table:table-cell table:formula="of:=IF(ISBLANK([LIST.B1073]);&quot;&quot;;[LIST.B1073])">
            <text:p/>
          </table:table-cell>
          <table:table-cell table:number-columns-repeated="1022"/>
        </table:table-row>
        <table:table-row table:style-name="ro1">
          <table:table-cell table:formula="of:=IF(ISBLANK([LIST.B1076]);&quot;&quot;;[LIST.B1076])">
            <text:p/>
          </table:table-cell>
          <table:table-cell table:formula="of:=IF(ISBLANK([LIST.B1075]);&quot;&quot;;[LIST.B1075])">
            <text:p/>
          </table:table-cell>
          <table:table-cell table:number-columns-repeated="1022"/>
        </table:table-row>
        <table:table-row table:style-name="ro1">
          <table:table-cell table:formula="of:=IF(ISBLANK([LIST.B1078]);&quot;&quot;;[LIST.B1078])">
            <text:p/>
          </table:table-cell>
          <table:table-cell table:formula="of:=IF(ISBLANK([LIST.B1077]);&quot;&quot;;[LIST.B1077])">
            <text:p/>
          </table:table-cell>
          <table:table-cell table:number-columns-repeated="1022"/>
        </table:table-row>
        <table:table-row table:style-name="ro1">
          <table:table-cell table:formula="of:=IF(ISBLANK([LIST.B1080]);&quot;&quot;;[LIST.B1080])">
            <text:p/>
          </table:table-cell>
          <table:table-cell table:formula="of:=IF(ISBLANK([LIST.B1079]);&quot;&quot;;[LIST.B1079])">
            <text:p/>
          </table:table-cell>
          <table:table-cell table:number-columns-repeated="1022"/>
        </table:table-row>
        <table:table-row table:style-name="ro1">
          <table:table-cell table:formula="of:=IF(ISBLANK([LIST.A1081]);&quot;&quot;;[LIST.A1081])">
            <text:p/>
          </table:table-cell>
          <table:table-cell table:formula="of:=IF(ISBLANK([LIST.A1082]);&quot;&quot;;[LIST.A1082])">
            <text:p/>
          </table:table-cell>
          <table:table-cell table:number-columns-repeated="1022"/>
        </table:table-row>
        <table:table-row table:style-name="ro1">
          <table:table-cell table:formula="of:=IF(ISBLANK([LIST.A1083]);&quot;&quot;;[LIST.A1083])">
            <text:p/>
          </table:table-cell>
          <table:table-cell table:formula="of:=IF(ISBLANK([LIST.A1084]);&quot;&quot;;[LIST.A1084])">
            <text:p/>
          </table:table-cell>
          <table:table-cell table:number-columns-repeated="1022"/>
        </table:table-row>
        <table:table-row table:style-name="ro1">
          <table:table-cell table:formula="of:=IF(ISBLANK([LIST.A1085]);&quot;&quot;;[LIST.A1085])">
            <text:p/>
          </table:table-cell>
          <table:table-cell table:formula="of:=IF(ISBLANK([LIST.A1086]);&quot;&quot;;[LIST.A1086])">
            <text:p/>
          </table:table-cell>
          <table:table-cell table:number-columns-repeated="1022"/>
        </table:table-row>
        <table:table-row table:style-name="ro1">
          <table:table-cell table:formula="of:=IF(ISBLANK([LIST.A1087]);&quot;&quot;;[LIST.A1088])">
            <text:p/>
          </table:table-cell>
          <table:table-cell table:formula="of:=IF(ISBLANK([LIST.A1088]);&quot;&quot;;[LIST.A1088])">
            <text:p/>
          </table:table-cell>
          <table:table-cell table:number-columns-repeated="1022"/>
        </table:table-row>
        <table:table-row table:style-name="ro1">
          <table:table-cell table:formula="of:=IF(ISBLANK([LIST.A1089]);&quot;&quot;;[LIST.A1089])">
            <text:p/>
          </table:table-cell>
          <table:table-cell table:formula="of:=IF(ISBLANK([LIST.A1090]);&quot;&quot;;[LIST.A1090])">
            <text:p/>
          </table:table-cell>
          <table:table-cell table:number-columns-repeated="1022"/>
        </table:table-row>
        <table:table-row table:style-name="ro1">
          <table:table-cell table:formula="of:=IF(ISBLANK([LIST.B1082]);&quot;&quot;;[LIST.B1082])">
            <text:p/>
          </table:table-cell>
          <table:table-cell table:formula="of:=IF(ISBLANK([LIST.B1081]);&quot;&quot;;[LIST.B1081])">
            <text:p/>
          </table:table-cell>
          <table:table-cell table:number-columns-repeated="1022"/>
        </table:table-row>
        <table:table-row table:style-name="ro1">
          <table:table-cell table:formula="of:=IF(ISBLANK([LIST.B1084]);&quot;&quot;;[LIST.B1084])">
            <text:p/>
          </table:table-cell>
          <table:table-cell table:formula="of:=IF(ISBLANK([LIST.B1083]);&quot;&quot;;[LIST.B1083])">
            <text:p/>
          </table:table-cell>
          <table:table-cell table:number-columns-repeated="1022"/>
        </table:table-row>
        <table:table-row table:style-name="ro1">
          <table:table-cell table:formula="of:=IF(ISBLANK([LIST.B1086]);&quot;&quot;;[LIST.B1086])">
            <text:p/>
          </table:table-cell>
          <table:table-cell table:formula="of:=IF(ISBLANK([LIST.B1085]);&quot;&quot;;[LIST.B1085])">
            <text:p/>
          </table:table-cell>
          <table:table-cell table:number-columns-repeated="1022"/>
        </table:table-row>
        <table:table-row table:style-name="ro1">
          <table:table-cell table:formula="of:=IF(ISBLANK([LIST.B1088]);&quot;&quot;;[LIST.B1088])">
            <text:p/>
          </table:table-cell>
          <table:table-cell table:formula="of:=IF(ISBLANK([LIST.B1087]);&quot;&quot;;[LIST.B1087])">
            <text:p/>
          </table:table-cell>
          <table:table-cell table:number-columns-repeated="1022"/>
        </table:table-row>
        <table:table-row table:style-name="ro1">
          <table:table-cell table:formula="of:=IF(ISBLANK([LIST.B1090]);&quot;&quot;;[LIST.B1090])">
            <text:p/>
          </table:table-cell>
          <table:table-cell table:formula="of:=IF(ISBLANK([LIST.B1089]);&quot;&quot;;[LIST.B1089])">
            <text:p/>
          </table:table-cell>
          <table:table-cell table:number-columns-repeated="1022"/>
        </table:table-row>
        <table:table-row table:style-name="ro1">
          <table:table-cell table:formula="of:=IF(ISBLANK([LIST.A1091]);&quot;&quot;;[LIST.A1091])">
            <text:p/>
          </table:table-cell>
          <table:table-cell table:formula="of:=IF(ISBLANK([LIST.A1092]);&quot;&quot;;[LIST.A1092])">
            <text:p/>
          </table:table-cell>
          <table:table-cell table:number-columns-repeated="1022"/>
        </table:table-row>
        <table:table-row table:style-name="ro1">
          <table:table-cell table:formula="of:=IF(ISBLANK([LIST.A1093]);&quot;&quot;;[LIST.A1093])">
            <text:p/>
          </table:table-cell>
          <table:table-cell table:formula="of:=IF(ISBLANK([LIST.A1094]);&quot;&quot;;[LIST.A1094])">
            <text:p/>
          </table:table-cell>
          <table:table-cell table:number-columns-repeated="1022"/>
        </table:table-row>
        <table:table-row table:style-name="ro1">
          <table:table-cell table:formula="of:=IF(ISBLANK([LIST.A1095]);&quot;&quot;;[LIST.A1095])">
            <text:p/>
          </table:table-cell>
          <table:table-cell table:formula="of:=IF(ISBLANK([LIST.A1096]);&quot;&quot;;[LIST.A1096])">
            <text:p/>
          </table:table-cell>
          <table:table-cell table:number-columns-repeated="1022"/>
        </table:table-row>
        <table:table-row table:style-name="ro1">
          <table:table-cell table:formula="of:=IF(ISBLANK([LIST.A1097]);&quot;&quot;;[LIST.A1098])">
            <text:p/>
          </table:table-cell>
          <table:table-cell table:formula="of:=IF(ISBLANK([LIST.A1098]);&quot;&quot;;[LIST.A1098])">
            <text:p/>
          </table:table-cell>
          <table:table-cell table:number-columns-repeated="1022"/>
        </table:table-row>
        <table:table-row table:style-name="ro1">
          <table:table-cell table:formula="of:=IF(ISBLANK([LIST.A1099]);&quot;&quot;;[LIST.A1099])">
            <text:p/>
          </table:table-cell>
          <table:table-cell table:formula="of:=IF(ISBLANK([LIST.A1100]);&quot;&quot;;[LIST.A1100])">
            <text:p/>
          </table:table-cell>
          <table:table-cell table:number-columns-repeated="1022"/>
        </table:table-row>
        <table:table-row table:style-name="ro1">
          <table:table-cell table:formula="of:=IF(ISBLANK([LIST.B1092]);&quot;&quot;;[LIST.B1092])">
            <text:p/>
          </table:table-cell>
          <table:table-cell table:formula="of:=IF(ISBLANK([LIST.B1091]);&quot;&quot;;[LIST.B1091])">
            <text:p/>
          </table:table-cell>
          <table:table-cell table:number-columns-repeated="1022"/>
        </table:table-row>
        <table:table-row table:style-name="ro1">
          <table:table-cell table:formula="of:=IF(ISBLANK([LIST.B1094]);&quot;&quot;;[LIST.B1094])">
            <text:p/>
          </table:table-cell>
          <table:table-cell table:formula="of:=IF(ISBLANK([LIST.B1093]);&quot;&quot;;[LIST.B1093])">
            <text:p/>
          </table:table-cell>
          <table:table-cell table:number-columns-repeated="1022"/>
        </table:table-row>
        <table:table-row table:style-name="ro1">
          <table:table-cell table:formula="of:=IF(ISBLANK([LIST.B1096]);&quot;&quot;;[LIST.B1096])">
            <text:p/>
          </table:table-cell>
          <table:table-cell table:formula="of:=IF(ISBLANK([LIST.B1095]);&quot;&quot;;[LIST.B1095])">
            <text:p/>
          </table:table-cell>
          <table:table-cell table:number-columns-repeated="1022"/>
        </table:table-row>
        <table:table-row table:style-name="ro1">
          <table:table-cell table:formula="of:=IF(ISBLANK([LIST.B1098]);&quot;&quot;;[LIST.B1098])">
            <text:p/>
          </table:table-cell>
          <table:table-cell table:formula="of:=IF(ISBLANK([LIST.B1097]);&quot;&quot;;[LIST.B1097])">
            <text:p/>
          </table:table-cell>
          <table:table-cell table:number-columns-repeated="1022"/>
        </table:table-row>
        <table:table-row table:style-name="ro1">
          <table:table-cell table:formula="of:=IF(ISBLANK([LIST.B1100]);&quot;&quot;;[LIST.B1100])">
            <text:p/>
          </table:table-cell>
          <table:table-cell table:formula="of:=IF(ISBLANK([LIST.B1099]);&quot;&quot;;[LIST.B1099])">
            <text:p/>
          </table:table-cell>
          <table:table-cell table:number-columns-repeated="1022"/>
        </table:table-row>
        <table:table-row table:style-name="ro1">
          <table:table-cell table:formula="of:=IF(ISBLANK([LIST.A1101]);&quot;&quot;;[LIST.A1101])">
            <text:p/>
          </table:table-cell>
          <table:table-cell table:formula="of:=IF(ISBLANK([LIST.A1102]);&quot;&quot;;[LIST.A1102])">
            <text:p/>
          </table:table-cell>
          <table:table-cell table:number-columns-repeated="1022"/>
        </table:table-row>
        <table:table-row table:style-name="ro1">
          <table:table-cell table:formula="of:=IF(ISBLANK([LIST.A1103]);&quot;&quot;;[LIST.A1103])">
            <text:p/>
          </table:table-cell>
          <table:table-cell table:formula="of:=IF(ISBLANK([LIST.A1104]);&quot;&quot;;[LIST.A1104])">
            <text:p/>
          </table:table-cell>
          <table:table-cell table:number-columns-repeated="1022"/>
        </table:table-row>
        <table:table-row table:style-name="ro1">
          <table:table-cell table:formula="of:=IF(ISBLANK([LIST.A1105]);&quot;&quot;;[LIST.A1105])">
            <text:p/>
          </table:table-cell>
          <table:table-cell table:formula="of:=IF(ISBLANK([LIST.A1106]);&quot;&quot;;[LIST.A1106])">
            <text:p/>
          </table:table-cell>
          <table:table-cell table:number-columns-repeated="1022"/>
        </table:table-row>
        <table:table-row table:style-name="ro1">
          <table:table-cell table:formula="of:=IF(ISBLANK([LIST.A1107]);&quot;&quot;;[LIST.A1108])">
            <text:p/>
          </table:table-cell>
          <table:table-cell table:formula="of:=IF(ISBLANK([LIST.A1108]);&quot;&quot;;[LIST.A1108])">
            <text:p/>
          </table:table-cell>
          <table:table-cell table:number-columns-repeated="1022"/>
        </table:table-row>
        <table:table-row table:style-name="ro1">
          <table:table-cell table:formula="of:=IF(ISBLANK([LIST.A1109]);&quot;&quot;;[LIST.A1109])">
            <text:p/>
          </table:table-cell>
          <table:table-cell table:formula="of:=IF(ISBLANK([LIST.A1110]);&quot;&quot;;[LIST.A1110])">
            <text:p/>
          </table:table-cell>
          <table:table-cell table:number-columns-repeated="1022"/>
        </table:table-row>
        <table:table-row table:style-name="ro1">
          <table:table-cell table:formula="of:=IF(ISBLANK([LIST.B1102]);&quot;&quot;;[LIST.B1102])">
            <text:p/>
          </table:table-cell>
          <table:table-cell table:formula="of:=IF(ISBLANK([LIST.B1101]);&quot;&quot;;[LIST.B1101])">
            <text:p/>
          </table:table-cell>
          <table:table-cell table:number-columns-repeated="1022"/>
        </table:table-row>
        <table:table-row table:style-name="ro1">
          <table:table-cell table:formula="of:=IF(ISBLANK([LIST.B1104]);&quot;&quot;;[LIST.B1104])">
            <text:p/>
          </table:table-cell>
          <table:table-cell table:formula="of:=IF(ISBLANK([LIST.B1103]);&quot;&quot;;[LIST.B1103])">
            <text:p/>
          </table:table-cell>
          <table:table-cell table:number-columns-repeated="1022"/>
        </table:table-row>
        <table:table-row table:style-name="ro1">
          <table:table-cell table:formula="of:=IF(ISBLANK([LIST.B1106]);&quot;&quot;;[LIST.B1106])">
            <text:p/>
          </table:table-cell>
          <table:table-cell table:formula="of:=IF(ISBLANK([LIST.B1105]);&quot;&quot;;[LIST.B1105])">
            <text:p/>
          </table:table-cell>
          <table:table-cell table:number-columns-repeated="1022"/>
        </table:table-row>
        <table:table-row table:style-name="ro1">
          <table:table-cell table:formula="of:=IF(ISBLANK([LIST.B1108]);&quot;&quot;;[LIST.B1108])">
            <text:p/>
          </table:table-cell>
          <table:table-cell table:formula="of:=IF(ISBLANK([LIST.B1107]);&quot;&quot;;[LIST.B1107])">
            <text:p/>
          </table:table-cell>
          <table:table-cell table:number-columns-repeated="1022"/>
        </table:table-row>
        <table:table-row table:style-name="ro1">
          <table:table-cell table:formula="of:=IF(ISBLANK([LIST.B1110]);&quot;&quot;;[LIST.B1110])">
            <text:p/>
          </table:table-cell>
          <table:table-cell table:formula="of:=IF(ISBLANK([LIST.B1109]);&quot;&quot;;[LIST.B1109])">
            <text:p/>
          </table:table-cell>
          <table:table-cell table:number-columns-repeated="1022"/>
        </table:table-row>
        <table:table-row table:style-name="ro1">
          <table:table-cell table:formula="of:=IF(ISBLANK([LIST.A1111]);&quot;&quot;;[LIST.A1111])">
            <text:p/>
          </table:table-cell>
          <table:table-cell table:formula="of:=IF(ISBLANK([LIST.A1112]);&quot;&quot;;[LIST.A1112])">
            <text:p/>
          </table:table-cell>
          <table:table-cell table:number-columns-repeated="1022"/>
        </table:table-row>
        <table:table-row table:style-name="ro1">
          <table:table-cell table:formula="of:=IF(ISBLANK([LIST.A1113]);&quot;&quot;;[LIST.A1113])">
            <text:p/>
          </table:table-cell>
          <table:table-cell table:formula="of:=IF(ISBLANK([LIST.A1114]);&quot;&quot;;[LIST.A1114])">
            <text:p/>
          </table:table-cell>
          <table:table-cell table:number-columns-repeated="1022"/>
        </table:table-row>
        <table:table-row table:style-name="ro1">
          <table:table-cell table:formula="of:=IF(ISBLANK([LIST.A1115]);&quot;&quot;;[LIST.A1115])">
            <text:p/>
          </table:table-cell>
          <table:table-cell table:formula="of:=IF(ISBLANK([LIST.A1116]);&quot;&quot;;[LIST.A1116])">
            <text:p/>
          </table:table-cell>
          <table:table-cell table:number-columns-repeated="1022"/>
        </table:table-row>
        <table:table-row table:style-name="ro1">
          <table:table-cell table:formula="of:=IF(ISBLANK([LIST.A1117]);&quot;&quot;;[LIST.A1118])">
            <text:p/>
          </table:table-cell>
          <table:table-cell table:formula="of:=IF(ISBLANK([LIST.A1118]);&quot;&quot;;[LIST.A1118])">
            <text:p/>
          </table:table-cell>
          <table:table-cell table:number-columns-repeated="1022"/>
        </table:table-row>
        <table:table-row table:style-name="ro1">
          <table:table-cell table:formula="of:=IF(ISBLANK([LIST.A1119]);&quot;&quot;;[LIST.A1119])">
            <text:p/>
          </table:table-cell>
          <table:table-cell table:formula="of:=IF(ISBLANK([LIST.A1120]);&quot;&quot;;[LIST.A1120])">
            <text:p/>
          </table:table-cell>
          <table:table-cell table:number-columns-repeated="1022"/>
        </table:table-row>
        <table:table-row table:style-name="ro1">
          <table:table-cell table:formula="of:=IF(ISBLANK([LIST.B1112]);&quot;&quot;;[LIST.B1112])">
            <text:p/>
          </table:table-cell>
          <table:table-cell table:formula="of:=IF(ISBLANK([LIST.B1111]);&quot;&quot;;[LIST.B1111])">
            <text:p/>
          </table:table-cell>
          <table:table-cell table:number-columns-repeated="1022"/>
        </table:table-row>
        <table:table-row table:style-name="ro1">
          <table:table-cell table:formula="of:=IF(ISBLANK([LIST.B1114]);&quot;&quot;;[LIST.B1114])">
            <text:p/>
          </table:table-cell>
          <table:table-cell table:formula="of:=IF(ISBLANK([LIST.B1113]);&quot;&quot;;[LIST.B1113])">
            <text:p/>
          </table:table-cell>
          <table:table-cell table:number-columns-repeated="1022"/>
        </table:table-row>
        <table:table-row table:style-name="ro1">
          <table:table-cell table:formula="of:=IF(ISBLANK([LIST.B1116]);&quot;&quot;;[LIST.B1116])">
            <text:p/>
          </table:table-cell>
          <table:table-cell table:formula="of:=IF(ISBLANK([LIST.B1115]);&quot;&quot;;[LIST.B1115])">
            <text:p/>
          </table:table-cell>
          <table:table-cell table:number-columns-repeated="1022"/>
        </table:table-row>
        <table:table-row table:style-name="ro1">
          <table:table-cell table:formula="of:=IF(ISBLANK([LIST.B1118]);&quot;&quot;;[LIST.B1118])">
            <text:p/>
          </table:table-cell>
          <table:table-cell table:formula="of:=IF(ISBLANK([LIST.B1117]);&quot;&quot;;[LIST.B1117])">
            <text:p/>
          </table:table-cell>
          <table:table-cell table:number-columns-repeated="1022"/>
        </table:table-row>
        <table:table-row table:style-name="ro1">
          <table:table-cell table:formula="of:=IF(ISBLANK([LIST.B1120]);&quot;&quot;;[LIST.B1120])">
            <text:p/>
          </table:table-cell>
          <table:table-cell table:formula="of:=IF(ISBLANK([LIST.B1119]);&quot;&quot;;[LIST.B1119])">
            <text:p/>
          </table:table-cell>
          <table:table-cell table:number-columns-repeated="1022"/>
        </table:table-row>
        <table:table-row table:style-name="ro1">
          <table:table-cell table:formula="of:=IF(ISBLANK([LIST.A1121]);&quot;&quot;;[LIST.A1121])">
            <text:p/>
          </table:table-cell>
          <table:table-cell table:formula="of:=IF(ISBLANK([LIST.A1122]);&quot;&quot;;[LIST.A1122])">
            <text:p/>
          </table:table-cell>
          <table:table-cell table:number-columns-repeated="1022"/>
        </table:table-row>
        <table:table-row table:style-name="ro1">
          <table:table-cell table:formula="of:=IF(ISBLANK([LIST.A1123]);&quot;&quot;;[LIST.A1123])">
            <text:p/>
          </table:table-cell>
          <table:table-cell table:formula="of:=IF(ISBLANK([LIST.A1124]);&quot;&quot;;[LIST.A1124])">
            <text:p/>
          </table:table-cell>
          <table:table-cell table:number-columns-repeated="1022"/>
        </table:table-row>
        <table:table-row table:style-name="ro1">
          <table:table-cell table:formula="of:=IF(ISBLANK([LIST.A1125]);&quot;&quot;;[LIST.A1125])">
            <text:p/>
          </table:table-cell>
          <table:table-cell table:formula="of:=IF(ISBLANK([LIST.A1126]);&quot;&quot;;[LIST.A1126])">
            <text:p/>
          </table:table-cell>
          <table:table-cell table:number-columns-repeated="1022"/>
        </table:table-row>
        <table:table-row table:style-name="ro1">
          <table:table-cell table:formula="of:=IF(ISBLANK([LIST.A1127]);&quot;&quot;;[LIST.A1128])">
            <text:p/>
          </table:table-cell>
          <table:table-cell table:formula="of:=IF(ISBLANK([LIST.A1128]);&quot;&quot;;[LIST.A1128])">
            <text:p/>
          </table:table-cell>
          <table:table-cell table:number-columns-repeated="1022"/>
        </table:table-row>
        <table:table-row table:style-name="ro1">
          <table:table-cell table:formula="of:=IF(ISBLANK([LIST.A1129]);&quot;&quot;;[LIST.A1129])">
            <text:p/>
          </table:table-cell>
          <table:table-cell table:formula="of:=IF(ISBLANK([LIST.A1130]);&quot;&quot;;[LIST.A1130])">
            <text:p/>
          </table:table-cell>
          <table:table-cell table:number-columns-repeated="1022"/>
        </table:table-row>
        <table:table-row table:style-name="ro1">
          <table:table-cell table:formula="of:=IF(ISBLANK([LIST.B1122]);&quot;&quot;;[LIST.B1122])">
            <text:p/>
          </table:table-cell>
          <table:table-cell table:formula="of:=IF(ISBLANK([LIST.B1121]);&quot;&quot;;[LIST.B1121])">
            <text:p/>
          </table:table-cell>
          <table:table-cell table:number-columns-repeated="1022"/>
        </table:table-row>
        <table:table-row table:style-name="ro1">
          <table:table-cell table:formula="of:=IF(ISBLANK([LIST.B1124]);&quot;&quot;;[LIST.B1124])">
            <text:p/>
          </table:table-cell>
          <table:table-cell table:formula="of:=IF(ISBLANK([LIST.B1123]);&quot;&quot;;[LIST.B1123])">
            <text:p/>
          </table:table-cell>
          <table:table-cell table:number-columns-repeated="1022"/>
        </table:table-row>
        <table:table-row table:style-name="ro1">
          <table:table-cell table:formula="of:=IF(ISBLANK([LIST.B1126]);&quot;&quot;;[LIST.B1126])">
            <text:p/>
          </table:table-cell>
          <table:table-cell table:formula="of:=IF(ISBLANK([LIST.B1125]);&quot;&quot;;[LIST.B1125])">
            <text:p/>
          </table:table-cell>
          <table:table-cell table:number-columns-repeated="1022"/>
        </table:table-row>
        <table:table-row table:style-name="ro1">
          <table:table-cell table:formula="of:=IF(ISBLANK([LIST.B1128]);&quot;&quot;;[LIST.B1128])">
            <text:p/>
          </table:table-cell>
          <table:table-cell table:formula="of:=IF(ISBLANK([LIST.B1127]);&quot;&quot;;[LIST.B1127])">
            <text:p/>
          </table:table-cell>
          <table:table-cell table:number-columns-repeated="1022"/>
        </table:table-row>
        <table:table-row table:style-name="ro1">
          <table:table-cell table:formula="of:=IF(ISBLANK([LIST.B1130]);&quot;&quot;;[LIST.B1130])">
            <text:p/>
          </table:table-cell>
          <table:table-cell table:formula="of:=IF(ISBLANK([LIST.B1129]);&quot;&quot;;[LIST.B1129])">
            <text:p/>
          </table:table-cell>
          <table:table-cell table:number-columns-repeated="1022"/>
        </table:table-row>
        <table:table-row table:style-name="ro1">
          <table:table-cell table:formula="of:=IF(ISBLANK([LIST.A1131]);&quot;&quot;;[LIST.A1131])">
            <text:p/>
          </table:table-cell>
          <table:table-cell table:formula="of:=IF(ISBLANK([LIST.A1132]);&quot;&quot;;[LIST.A1132])">
            <text:p/>
          </table:table-cell>
          <table:table-cell table:number-columns-repeated="1022"/>
        </table:table-row>
        <table:table-row table:style-name="ro1">
          <table:table-cell table:formula="of:=IF(ISBLANK([LIST.A1133]);&quot;&quot;;[LIST.A1133])">
            <text:p/>
          </table:table-cell>
          <table:table-cell table:formula="of:=IF(ISBLANK([LIST.A1134]);&quot;&quot;;[LIST.A1134])">
            <text:p/>
          </table:table-cell>
          <table:table-cell table:number-columns-repeated="1022"/>
        </table:table-row>
        <table:table-row table:style-name="ro1">
          <table:table-cell table:formula="of:=IF(ISBLANK([LIST.A1135]);&quot;&quot;;[LIST.A1135])">
            <text:p/>
          </table:table-cell>
          <table:table-cell table:formula="of:=IF(ISBLANK([LIST.A1136]);&quot;&quot;;[LIST.A1136])">
            <text:p/>
          </table:table-cell>
          <table:table-cell table:number-columns-repeated="1022"/>
        </table:table-row>
        <table:table-row table:style-name="ro1">
          <table:table-cell table:formula="of:=IF(ISBLANK([LIST.A1137]);&quot;&quot;;[LIST.A1138])">
            <text:p/>
          </table:table-cell>
          <table:table-cell table:formula="of:=IF(ISBLANK([LIST.A1138]);&quot;&quot;;[LIST.A1138])">
            <text:p/>
          </table:table-cell>
          <table:table-cell table:number-columns-repeated="1022"/>
        </table:table-row>
        <table:table-row table:style-name="ro1">
          <table:table-cell table:formula="of:=IF(ISBLANK([LIST.A1139]);&quot;&quot;;[LIST.A1139])">
            <text:p/>
          </table:table-cell>
          <table:table-cell table:formula="of:=IF(ISBLANK([LIST.A1140]);&quot;&quot;;[LIST.A1140])">
            <text:p/>
          </table:table-cell>
          <table:table-cell table:number-columns-repeated="1022"/>
        </table:table-row>
        <table:table-row table:style-name="ro1">
          <table:table-cell table:formula="of:=IF(ISBLANK([LIST.B1132]);&quot;&quot;;[LIST.B1132])">
            <text:p/>
          </table:table-cell>
          <table:table-cell table:formula="of:=IF(ISBLANK([LIST.B1131]);&quot;&quot;;[LIST.B1131])">
            <text:p/>
          </table:table-cell>
          <table:table-cell table:number-columns-repeated="1022"/>
        </table:table-row>
        <table:table-row table:style-name="ro1">
          <table:table-cell table:formula="of:=IF(ISBLANK([LIST.B1134]);&quot;&quot;;[LIST.B1134])">
            <text:p/>
          </table:table-cell>
          <table:table-cell table:formula="of:=IF(ISBLANK([LIST.B1133]);&quot;&quot;;[LIST.B1133])">
            <text:p/>
          </table:table-cell>
          <table:table-cell table:number-columns-repeated="1022"/>
        </table:table-row>
        <table:table-row table:style-name="ro1">
          <table:table-cell table:formula="of:=IF(ISBLANK([LIST.B1136]);&quot;&quot;;[LIST.B1136])">
            <text:p/>
          </table:table-cell>
          <table:table-cell table:formula="of:=IF(ISBLANK([LIST.B1135]);&quot;&quot;;[LIST.B1135])">
            <text:p/>
          </table:table-cell>
          <table:table-cell table:number-columns-repeated="1022"/>
        </table:table-row>
        <table:table-row table:style-name="ro1">
          <table:table-cell table:formula="of:=IF(ISBLANK([LIST.B1138]);&quot;&quot;;[LIST.B1138])">
            <text:p/>
          </table:table-cell>
          <table:table-cell table:formula="of:=IF(ISBLANK([LIST.B1137]);&quot;&quot;;[LIST.B1137])">
            <text:p/>
          </table:table-cell>
          <table:table-cell table:number-columns-repeated="1022"/>
        </table:table-row>
        <table:table-row table:style-name="ro1">
          <table:table-cell table:formula="of:=IF(ISBLANK([LIST.B1140]);&quot;&quot;;[LIST.B1140])">
            <text:p/>
          </table:table-cell>
          <table:table-cell table:formula="of:=IF(ISBLANK([LIST.B1139]);&quot;&quot;;[LIST.B1139])">
            <text:p/>
          </table:table-cell>
          <table:table-cell table:number-columns-repeated="1022"/>
        </table:table-row>
        <table:table-row table:style-name="ro1">
          <table:table-cell table:formula="of:=IF(ISBLANK([LIST.A1141]);&quot;&quot;;[LIST.A1141])">
            <text:p/>
          </table:table-cell>
          <table:table-cell table:formula="of:=IF(ISBLANK([LIST.A1142]);&quot;&quot;;[LIST.A1142])">
            <text:p/>
          </table:table-cell>
          <table:table-cell table:number-columns-repeated="1022"/>
        </table:table-row>
        <table:table-row table:style-name="ro1">
          <table:table-cell table:formula="of:=IF(ISBLANK([LIST.A1143]);&quot;&quot;;[LIST.A1143])">
            <text:p/>
          </table:table-cell>
          <table:table-cell table:formula="of:=IF(ISBLANK([LIST.A1144]);&quot;&quot;;[LIST.A1144])">
            <text:p/>
          </table:table-cell>
          <table:table-cell table:number-columns-repeated="1022"/>
        </table:table-row>
        <table:table-row table:style-name="ro1">
          <table:table-cell table:formula="of:=IF(ISBLANK([LIST.A1145]);&quot;&quot;;[LIST.A1145])">
            <text:p/>
          </table:table-cell>
          <table:table-cell table:formula="of:=IF(ISBLANK([LIST.A1146]);&quot;&quot;;[LIST.A1146])">
            <text:p/>
          </table:table-cell>
          <table:table-cell table:number-columns-repeated="1022"/>
        </table:table-row>
        <table:table-row table:style-name="ro1">
          <table:table-cell table:formula="of:=IF(ISBLANK([LIST.A1147]);&quot;&quot;;[LIST.A1148])">
            <text:p/>
          </table:table-cell>
          <table:table-cell table:formula="of:=IF(ISBLANK([LIST.A1148]);&quot;&quot;;[LIST.A1148])">
            <text:p/>
          </table:table-cell>
          <table:table-cell table:number-columns-repeated="1022"/>
        </table:table-row>
        <table:table-row table:style-name="ro1">
          <table:table-cell table:formula="of:=IF(ISBLANK([LIST.A1149]);&quot;&quot;;[LIST.A1149])">
            <text:p/>
          </table:table-cell>
          <table:table-cell table:formula="of:=IF(ISBLANK([LIST.A1150]);&quot;&quot;;[LIST.A1150])">
            <text:p/>
          </table:table-cell>
          <table:table-cell table:number-columns-repeated="1022"/>
        </table:table-row>
        <table:table-row table:style-name="ro1">
          <table:table-cell table:formula="of:=IF(ISBLANK([LIST.B1142]);&quot;&quot;;[LIST.B1142])">
            <text:p/>
          </table:table-cell>
          <table:table-cell table:formula="of:=IF(ISBLANK([LIST.B1141]);&quot;&quot;;[LIST.B1141])">
            <text:p/>
          </table:table-cell>
          <table:table-cell table:number-columns-repeated="1022"/>
        </table:table-row>
        <table:table-row table:style-name="ro1">
          <table:table-cell table:formula="of:=IF(ISBLANK([LIST.B1144]);&quot;&quot;;[LIST.B1144])">
            <text:p/>
          </table:table-cell>
          <table:table-cell table:formula="of:=IF(ISBLANK([LIST.B1143]);&quot;&quot;;[LIST.B1143])">
            <text:p/>
          </table:table-cell>
          <table:table-cell table:number-columns-repeated="1022"/>
        </table:table-row>
        <table:table-row table:style-name="ro1">
          <table:table-cell table:formula="of:=IF(ISBLANK([LIST.B1146]);&quot;&quot;;[LIST.B1146])">
            <text:p/>
          </table:table-cell>
          <table:table-cell table:formula="of:=IF(ISBLANK([LIST.B1145]);&quot;&quot;;[LIST.B1145])">
            <text:p/>
          </table:table-cell>
          <table:table-cell table:number-columns-repeated="1022"/>
        </table:table-row>
        <table:table-row table:style-name="ro1">
          <table:table-cell table:formula="of:=IF(ISBLANK([LIST.B1148]);&quot;&quot;;[LIST.B1148])">
            <text:p/>
          </table:table-cell>
          <table:table-cell table:formula="of:=IF(ISBLANK([LIST.B1147]);&quot;&quot;;[LIST.B1147])">
            <text:p/>
          </table:table-cell>
          <table:table-cell table:number-columns-repeated="1022"/>
        </table:table-row>
        <table:table-row table:style-name="ro1">
          <table:table-cell table:formula="of:=IF(ISBLANK([LIST.B1150]);&quot;&quot;;[LIST.B1150])">
            <text:p/>
          </table:table-cell>
          <table:table-cell table:formula="of:=IF(ISBLANK([LIST.B1149]);&quot;&quot;;[LIST.B1149])">
            <text:p/>
          </table:table-cell>
          <table:table-cell table:number-columns-repeated="1022"/>
        </table:table-row>
        <table:table-row table:style-name="ro1">
          <table:table-cell table:formula="of:=IF(ISBLANK([LIST.A1151]);&quot;&quot;;[LIST.A1151])">
            <text:p/>
          </table:table-cell>
          <table:table-cell table:formula="of:=IF(ISBLANK([LIST.A1152]);&quot;&quot;;[LIST.A1152])">
            <text:p/>
          </table:table-cell>
          <table:table-cell table:number-columns-repeated="1022"/>
        </table:table-row>
        <table:table-row table:style-name="ro1">
          <table:table-cell table:formula="of:=IF(ISBLANK([LIST.A1153]);&quot;&quot;;[LIST.A1153])">
            <text:p/>
          </table:table-cell>
          <table:table-cell table:formula="of:=IF(ISBLANK([LIST.A1154]);&quot;&quot;;[LIST.A1154])">
            <text:p/>
          </table:table-cell>
          <table:table-cell table:number-columns-repeated="1022"/>
        </table:table-row>
        <table:table-row table:style-name="ro1">
          <table:table-cell table:formula="of:=IF(ISBLANK([LIST.A1155]);&quot;&quot;;[LIST.A1155])">
            <text:p/>
          </table:table-cell>
          <table:table-cell table:formula="of:=IF(ISBLANK([LIST.A1156]);&quot;&quot;;[LIST.A1156])">
            <text:p/>
          </table:table-cell>
          <table:table-cell table:number-columns-repeated="1022"/>
        </table:table-row>
        <table:table-row table:style-name="ro1">
          <table:table-cell table:formula="of:=IF(ISBLANK([LIST.A1157]);&quot;&quot;;[LIST.A1158])">
            <text:p/>
          </table:table-cell>
          <table:table-cell table:formula="of:=IF(ISBLANK([LIST.A1158]);&quot;&quot;;[LIST.A1158])">
            <text:p/>
          </table:table-cell>
          <table:table-cell table:number-columns-repeated="1022"/>
        </table:table-row>
        <table:table-row table:style-name="ro1">
          <table:table-cell table:formula="of:=IF(ISBLANK([LIST.A1159]);&quot;&quot;;[LIST.A1159])">
            <text:p/>
          </table:table-cell>
          <table:table-cell table:formula="of:=IF(ISBLANK([LIST.A1160]);&quot;&quot;;[LIST.A1160])">
            <text:p/>
          </table:table-cell>
          <table:table-cell table:number-columns-repeated="1022"/>
        </table:table-row>
        <table:table-row table:style-name="ro1">
          <table:table-cell table:formula="of:=IF(ISBLANK([LIST.B1152]);&quot;&quot;;[LIST.B1152])">
            <text:p/>
          </table:table-cell>
          <table:table-cell table:formula="of:=IF(ISBLANK([LIST.B1151]);&quot;&quot;;[LIST.B1151])">
            <text:p/>
          </table:table-cell>
          <table:table-cell table:number-columns-repeated="1022"/>
        </table:table-row>
        <table:table-row table:style-name="ro1">
          <table:table-cell table:formula="of:=IF(ISBLANK([LIST.B1154]);&quot;&quot;;[LIST.B1154])">
            <text:p/>
          </table:table-cell>
          <table:table-cell table:formula="of:=IF(ISBLANK([LIST.B1153]);&quot;&quot;;[LIST.B1153])">
            <text:p/>
          </table:table-cell>
          <table:table-cell table:number-columns-repeated="1022"/>
        </table:table-row>
        <table:table-row table:style-name="ro1">
          <table:table-cell table:formula="of:=IF(ISBLANK([LIST.B1156]);&quot;&quot;;[LIST.B1156])">
            <text:p/>
          </table:table-cell>
          <table:table-cell table:formula="of:=IF(ISBLANK([LIST.B1155]);&quot;&quot;;[LIST.B1155])">
            <text:p/>
          </table:table-cell>
          <table:table-cell table:number-columns-repeated="1022"/>
        </table:table-row>
        <table:table-row table:style-name="ro1">
          <table:table-cell table:formula="of:=IF(ISBLANK([LIST.B1158]);&quot;&quot;;[LIST.B1158])">
            <text:p/>
          </table:table-cell>
          <table:table-cell table:formula="of:=IF(ISBLANK([LIST.B1157]);&quot;&quot;;[LIST.B1157])">
            <text:p/>
          </table:table-cell>
          <table:table-cell table:number-columns-repeated="1022"/>
        </table:table-row>
        <table:table-row table:style-name="ro1">
          <table:table-cell table:formula="of:=IF(ISBLANK([LIST.B1160]);&quot;&quot;;[LIST.B1160])">
            <text:p/>
          </table:table-cell>
          <table:table-cell table:formula="of:=IF(ISBLANK([LIST.B1159]);&quot;&quot;;[LIST.B1159])">
            <text:p/>
          </table:table-cell>
          <table:table-cell table:number-columns-repeated="1022"/>
        </table:table-row>
        <table:table-row table:style-name="ro1">
          <table:table-cell table:formula="of:=IF(ISBLANK([LIST.A1161]);&quot;&quot;;[LIST.A1161])">
            <text:p/>
          </table:table-cell>
          <table:table-cell table:formula="of:=IF(ISBLANK([LIST.A1162]);&quot;&quot;;[LIST.A1162])">
            <text:p/>
          </table:table-cell>
          <table:table-cell table:number-columns-repeated="1022"/>
        </table:table-row>
        <table:table-row table:style-name="ro1">
          <table:table-cell table:formula="of:=IF(ISBLANK([LIST.A1163]);&quot;&quot;;[LIST.A1163])">
            <text:p/>
          </table:table-cell>
          <table:table-cell table:formula="of:=IF(ISBLANK([LIST.A1164]);&quot;&quot;;[LIST.A1164])">
            <text:p/>
          </table:table-cell>
          <table:table-cell table:number-columns-repeated="1022"/>
        </table:table-row>
        <table:table-row table:style-name="ro1">
          <table:table-cell table:formula="of:=IF(ISBLANK([LIST.A1165]);&quot;&quot;;[LIST.A1165])">
            <text:p/>
          </table:table-cell>
          <table:table-cell table:formula="of:=IF(ISBLANK([LIST.A1166]);&quot;&quot;;[LIST.A1166])">
            <text:p/>
          </table:table-cell>
          <table:table-cell table:number-columns-repeated="1022"/>
        </table:table-row>
        <table:table-row table:style-name="ro1">
          <table:table-cell table:formula="of:=IF(ISBLANK([LIST.A1167]);&quot;&quot;;[LIST.A1168])">
            <text:p/>
          </table:table-cell>
          <table:table-cell table:formula="of:=IF(ISBLANK([LIST.A1168]);&quot;&quot;;[LIST.A1168])">
            <text:p/>
          </table:table-cell>
          <table:table-cell table:number-columns-repeated="1022"/>
        </table:table-row>
        <table:table-row table:style-name="ro1">
          <table:table-cell table:formula="of:=IF(ISBLANK([LIST.A1169]);&quot;&quot;;[LIST.A1169])">
            <text:p/>
          </table:table-cell>
          <table:table-cell table:formula="of:=IF(ISBLANK([LIST.A1170]);&quot;&quot;;[LIST.A1170])">
            <text:p/>
          </table:table-cell>
          <table:table-cell table:number-columns-repeated="1022"/>
        </table:table-row>
        <table:table-row table:style-name="ro1">
          <table:table-cell table:formula="of:=IF(ISBLANK([LIST.B1162]);&quot;&quot;;[LIST.B1162])">
            <text:p/>
          </table:table-cell>
          <table:table-cell table:formula="of:=IF(ISBLANK([LIST.B1161]);&quot;&quot;;[LIST.B1161])">
            <text:p/>
          </table:table-cell>
          <table:table-cell table:number-columns-repeated="1022"/>
        </table:table-row>
        <table:table-row table:style-name="ro1">
          <table:table-cell table:formula="of:=IF(ISBLANK([LIST.B1164]);&quot;&quot;;[LIST.B1164])">
            <text:p/>
          </table:table-cell>
          <table:table-cell table:formula="of:=IF(ISBLANK([LIST.B1163]);&quot;&quot;;[LIST.B1163])">
            <text:p/>
          </table:table-cell>
          <table:table-cell table:number-columns-repeated="1022"/>
        </table:table-row>
        <table:table-row table:style-name="ro1">
          <table:table-cell table:formula="of:=IF(ISBLANK([LIST.B1166]);&quot;&quot;;[LIST.B1166])">
            <text:p/>
          </table:table-cell>
          <table:table-cell table:formula="of:=IF(ISBLANK([LIST.B1165]);&quot;&quot;;[LIST.B1165])">
            <text:p/>
          </table:table-cell>
          <table:table-cell table:number-columns-repeated="1022"/>
        </table:table-row>
        <table:table-row table:style-name="ro1">
          <table:table-cell table:formula="of:=IF(ISBLANK([LIST.B1168]);&quot;&quot;;[LIST.B1168])">
            <text:p/>
          </table:table-cell>
          <table:table-cell table:formula="of:=IF(ISBLANK([LIST.B1167]);&quot;&quot;;[LIST.B1167])">
            <text:p/>
          </table:table-cell>
          <table:table-cell table:number-columns-repeated="1022"/>
        </table:table-row>
        <table:table-row table:style-name="ro1">
          <table:table-cell table:formula="of:=IF(ISBLANK([LIST.B1170]);&quot;&quot;;[LIST.B1170])">
            <text:p/>
          </table:table-cell>
          <table:table-cell table:formula="of:=IF(ISBLANK([LIST.B1169]);&quot;&quot;;[LIST.B1169])">
            <text:p/>
          </table:table-cell>
          <table:table-cell table:number-columns-repeated="1022"/>
        </table:table-row>
        <table:table-row table:style-name="ro1">
          <table:table-cell table:formula="of:=IF(ISBLANK([LIST.A1171]);&quot;&quot;;[LIST.A1171])">
            <text:p/>
          </table:table-cell>
          <table:table-cell table:formula="of:=IF(ISBLANK([LIST.A1172]);&quot;&quot;;[LIST.A1172])">
            <text:p/>
          </table:table-cell>
          <table:table-cell table:number-columns-repeated="1022"/>
        </table:table-row>
        <table:table-row table:style-name="ro1">
          <table:table-cell table:formula="of:=IF(ISBLANK([LIST.A1173]);&quot;&quot;;[LIST.A1173])">
            <text:p/>
          </table:table-cell>
          <table:table-cell table:formula="of:=IF(ISBLANK([LIST.A1174]);&quot;&quot;;[LIST.A1174])">
            <text:p/>
          </table:table-cell>
          <table:table-cell table:number-columns-repeated="1022"/>
        </table:table-row>
        <table:table-row table:style-name="ro1">
          <table:table-cell table:formula="of:=IF(ISBLANK([LIST.A1175]);&quot;&quot;;[LIST.A1175])">
            <text:p/>
          </table:table-cell>
          <table:table-cell table:formula="of:=IF(ISBLANK([LIST.A1176]);&quot;&quot;;[LIST.A1176])">
            <text:p/>
          </table:table-cell>
          <table:table-cell table:number-columns-repeated="1022"/>
        </table:table-row>
        <table:table-row table:style-name="ro1">
          <table:table-cell table:formula="of:=IF(ISBLANK([LIST.A1177]);&quot;&quot;;[LIST.A1178])">
            <text:p/>
          </table:table-cell>
          <table:table-cell table:formula="of:=IF(ISBLANK([LIST.A1178]);&quot;&quot;;[LIST.A1178])">
            <text:p/>
          </table:table-cell>
          <table:table-cell table:number-columns-repeated="1022"/>
        </table:table-row>
        <table:table-row table:style-name="ro1">
          <table:table-cell table:formula="of:=IF(ISBLANK([LIST.A1179]);&quot;&quot;;[LIST.A1179])">
            <text:p/>
          </table:table-cell>
          <table:table-cell table:formula="of:=IF(ISBLANK([LIST.A1180]);&quot;&quot;;[LIST.A1180])">
            <text:p/>
          </table:table-cell>
          <table:table-cell table:number-columns-repeated="1022"/>
        </table:table-row>
        <table:table-row table:style-name="ro1">
          <table:table-cell table:formula="of:=IF(ISBLANK([LIST.B1172]);&quot;&quot;;[LIST.B1172])">
            <text:p/>
          </table:table-cell>
          <table:table-cell table:formula="of:=IF(ISBLANK([LIST.B1171]);&quot;&quot;;[LIST.B1171])">
            <text:p/>
          </table:table-cell>
          <table:table-cell table:number-columns-repeated="1022"/>
        </table:table-row>
        <table:table-row table:style-name="ro1">
          <table:table-cell table:formula="of:=IF(ISBLANK([LIST.B1174]);&quot;&quot;;[LIST.B1174])">
            <text:p/>
          </table:table-cell>
          <table:table-cell table:formula="of:=IF(ISBLANK([LIST.B1173]);&quot;&quot;;[LIST.B1173])">
            <text:p/>
          </table:table-cell>
          <table:table-cell table:number-columns-repeated="1022"/>
        </table:table-row>
        <table:table-row table:style-name="ro1">
          <table:table-cell table:formula="of:=IF(ISBLANK([LIST.B1176]);&quot;&quot;;[LIST.B1176])">
            <text:p/>
          </table:table-cell>
          <table:table-cell table:formula="of:=IF(ISBLANK([LIST.B1175]);&quot;&quot;;[LIST.B1175])">
            <text:p/>
          </table:table-cell>
          <table:table-cell table:number-columns-repeated="1022"/>
        </table:table-row>
        <table:table-row table:style-name="ro1">
          <table:table-cell table:formula="of:=IF(ISBLANK([LIST.B1178]);&quot;&quot;;[LIST.B1178])">
            <text:p/>
          </table:table-cell>
          <table:table-cell table:formula="of:=IF(ISBLANK([LIST.B1177]);&quot;&quot;;[LIST.B1177])">
            <text:p/>
          </table:table-cell>
          <table:table-cell table:number-columns-repeated="1022"/>
        </table:table-row>
        <table:table-row table:style-name="ro1">
          <table:table-cell table:formula="of:=IF(ISBLANK([LIST.B1180]);&quot;&quot;;[LIST.B1180])">
            <text:p/>
          </table:table-cell>
          <table:table-cell table:formula="of:=IF(ISBLANK([LIST.B1179]);&quot;&quot;;[LIST.B1179])">
            <text:p/>
          </table:table-cell>
          <table:table-cell table:number-columns-repeated="1022"/>
        </table:table-row>
        <table:table-row table:style-name="ro1">
          <table:table-cell table:formula="of:=IF(ISBLANK([LIST.A1181]);&quot;&quot;;[LIST.A1181])">
            <text:p/>
          </table:table-cell>
          <table:table-cell table:formula="of:=IF(ISBLANK([LIST.A1182]);&quot;&quot;;[LIST.A1182])">
            <text:p/>
          </table:table-cell>
          <table:table-cell table:number-columns-repeated="1022"/>
        </table:table-row>
        <table:table-row table:style-name="ro1">
          <table:table-cell table:formula="of:=IF(ISBLANK([LIST.A1183]);&quot;&quot;;[LIST.A1183])">
            <text:p/>
          </table:table-cell>
          <table:table-cell table:formula="of:=IF(ISBLANK([LIST.A1184]);&quot;&quot;;[LIST.A1184])">
            <text:p/>
          </table:table-cell>
          <table:table-cell table:number-columns-repeated="1022"/>
        </table:table-row>
        <table:table-row table:style-name="ro1">
          <table:table-cell table:formula="of:=IF(ISBLANK([LIST.A1185]);&quot;&quot;;[LIST.A1185])">
            <text:p/>
          </table:table-cell>
          <table:table-cell table:formula="of:=IF(ISBLANK([LIST.A1186]);&quot;&quot;;[LIST.A1186])">
            <text:p/>
          </table:table-cell>
          <table:table-cell table:number-columns-repeated="1022"/>
        </table:table-row>
        <table:table-row table:style-name="ro1">
          <table:table-cell table:formula="of:=IF(ISBLANK([LIST.A1187]);&quot;&quot;;[LIST.A1188])">
            <text:p/>
          </table:table-cell>
          <table:table-cell table:formula="of:=IF(ISBLANK([LIST.A1188]);&quot;&quot;;[LIST.A1188])">
            <text:p/>
          </table:table-cell>
          <table:table-cell table:number-columns-repeated="1022"/>
        </table:table-row>
        <table:table-row table:style-name="ro1">
          <table:table-cell table:formula="of:=IF(ISBLANK([LIST.A1189]);&quot;&quot;;[LIST.A1189])">
            <text:p/>
          </table:table-cell>
          <table:table-cell table:formula="of:=IF(ISBLANK([LIST.A1190]);&quot;&quot;;[LIST.A1190])">
            <text:p/>
          </table:table-cell>
          <table:table-cell table:number-columns-repeated="1022"/>
        </table:table-row>
        <table:table-row table:style-name="ro1">
          <table:table-cell table:formula="of:=IF(ISBLANK([LIST.B1182]);&quot;&quot;;[LIST.B1182])">
            <text:p/>
          </table:table-cell>
          <table:table-cell table:formula="of:=IF(ISBLANK([LIST.B1181]);&quot;&quot;;[LIST.B1181])">
            <text:p/>
          </table:table-cell>
          <table:table-cell table:number-columns-repeated="1022"/>
        </table:table-row>
        <table:table-row table:style-name="ro1">
          <table:table-cell table:formula="of:=IF(ISBLANK([LIST.B1184]);&quot;&quot;;[LIST.B1184])">
            <text:p/>
          </table:table-cell>
          <table:table-cell table:formula="of:=IF(ISBLANK([LIST.B1183]);&quot;&quot;;[LIST.B1183])">
            <text:p/>
          </table:table-cell>
          <table:table-cell table:number-columns-repeated="1022"/>
        </table:table-row>
        <table:table-row table:style-name="ro1">
          <table:table-cell table:formula="of:=IF(ISBLANK([LIST.B1186]);&quot;&quot;;[LIST.B1186])">
            <text:p/>
          </table:table-cell>
          <table:table-cell table:formula="of:=IF(ISBLANK([LIST.B1185]);&quot;&quot;;[LIST.B1185])">
            <text:p/>
          </table:table-cell>
          <table:table-cell table:number-columns-repeated="1022"/>
        </table:table-row>
        <table:table-row table:style-name="ro1">
          <table:table-cell table:formula="of:=IF(ISBLANK([LIST.B1188]);&quot;&quot;;[LIST.B1188])">
            <text:p/>
          </table:table-cell>
          <table:table-cell table:formula="of:=IF(ISBLANK([LIST.B1187]);&quot;&quot;;[LIST.B1187])">
            <text:p/>
          </table:table-cell>
          <table:table-cell table:number-columns-repeated="1022"/>
        </table:table-row>
        <table:table-row table:style-name="ro1">
          <table:table-cell table:formula="of:=IF(ISBLANK([LIST.B1190]);&quot;&quot;;[LIST.B1190])">
            <text:p/>
          </table:table-cell>
          <table:table-cell table:formula="of:=IF(ISBLANK([LIST.B1189]);&quot;&quot;;[LIST.B1189])">
            <text:p/>
          </table:table-cell>
          <table:table-cell table:number-columns-repeated="1022"/>
        </table:table-row>
        <table:table-row table:style-name="ro1">
          <table:table-cell table:formula="of:=IF(ISBLANK([LIST.A1191]);&quot;&quot;;[LIST.A1191])">
            <text:p/>
          </table:table-cell>
          <table:table-cell table:formula="of:=IF(ISBLANK([LIST.A1192]);&quot;&quot;;[LIST.A1192])">
            <text:p/>
          </table:table-cell>
          <table:table-cell table:number-columns-repeated="1022"/>
        </table:table-row>
        <table:table-row table:style-name="ro1">
          <table:table-cell table:formula="of:=IF(ISBLANK([LIST.A1193]);&quot;&quot;;[LIST.A1193])">
            <text:p/>
          </table:table-cell>
          <table:table-cell table:formula="of:=IF(ISBLANK([LIST.A1194]);&quot;&quot;;[LIST.A1194])">
            <text:p/>
          </table:table-cell>
          <table:table-cell table:number-columns-repeated="1022"/>
        </table:table-row>
        <table:table-row table:style-name="ro1">
          <table:table-cell table:formula="of:=IF(ISBLANK([LIST.A1195]);&quot;&quot;;[LIST.A1195])">
            <text:p/>
          </table:table-cell>
          <table:table-cell table:formula="of:=IF(ISBLANK([LIST.A1196]);&quot;&quot;;[LIST.A1196])">
            <text:p/>
          </table:table-cell>
          <table:table-cell table:number-columns-repeated="1022"/>
        </table:table-row>
        <table:table-row table:style-name="ro1">
          <table:table-cell table:formula="of:=IF(ISBLANK([LIST.A1197]);&quot;&quot;;[LIST.A1198])">
            <text:p/>
          </table:table-cell>
          <table:table-cell table:formula="of:=IF(ISBLANK([LIST.A1198]);&quot;&quot;;[LIST.A1198])">
            <text:p/>
          </table:table-cell>
          <table:table-cell table:number-columns-repeated="1022"/>
        </table:table-row>
        <table:table-row table:style-name="ro1">
          <table:table-cell table:formula="of:=IF(ISBLANK([LIST.A1199]);&quot;&quot;;[LIST.A1199])">
            <text:p/>
          </table:table-cell>
          <table:table-cell table:formula="of:=IF(ISBLANK([LIST.A1200]);&quot;&quot;;[LIST.A1200])">
            <text:p/>
          </table:table-cell>
          <table:table-cell table:number-columns-repeated="1022"/>
        </table:table-row>
        <table:table-row table:style-name="ro1">
          <table:table-cell table:formula="of:=IF(ISBLANK([LIST.B1192]);&quot;&quot;;[LIST.B1192])">
            <text:p/>
          </table:table-cell>
          <table:table-cell table:formula="of:=IF(ISBLANK([LIST.B1191]);&quot;&quot;;[LIST.B1191])">
            <text:p/>
          </table:table-cell>
          <table:table-cell table:number-columns-repeated="1022"/>
        </table:table-row>
        <table:table-row table:style-name="ro1">
          <table:table-cell table:formula="of:=IF(ISBLANK([LIST.B1194]);&quot;&quot;;[LIST.B1194])">
            <text:p/>
          </table:table-cell>
          <table:table-cell table:formula="of:=IF(ISBLANK([LIST.B1193]);&quot;&quot;;[LIST.B1193])">
            <text:p/>
          </table:table-cell>
          <table:table-cell table:number-columns-repeated="1022"/>
        </table:table-row>
        <table:table-row table:style-name="ro1">
          <table:table-cell table:formula="of:=IF(ISBLANK([LIST.B1196]);&quot;&quot;;[LIST.B1196])">
            <text:p/>
          </table:table-cell>
          <table:table-cell table:formula="of:=IF(ISBLANK([LIST.B1195]);&quot;&quot;;[LIST.B1195])">
            <text:p/>
          </table:table-cell>
          <table:table-cell table:number-columns-repeated="1022"/>
        </table:table-row>
        <table:table-row table:style-name="ro1">
          <table:table-cell table:formula="of:=IF(ISBLANK([LIST.B1198]);&quot;&quot;;[LIST.B1198])">
            <text:p/>
          </table:table-cell>
          <table:table-cell table:formula="of:=IF(ISBLANK([LIST.B1197]);&quot;&quot;;[LIST.B1197])">
            <text:p/>
          </table:table-cell>
          <table:table-cell table:number-columns-repeated="1022"/>
        </table:table-row>
        <table:table-row table:style-name="ro1">
          <table:table-cell table:formula="of:=IF(ISBLANK([LIST.B1200]);&quot;&quot;;[LIST.B1200])">
            <text:p/>
          </table:table-cell>
          <table:table-cell table:formula="of:=IF(ISBLANK([LIST.B1199]);&quot;&quot;;[LIST.B1199])">
            <text:p/>
          </table:table-cell>
          <table:table-cell table:number-columns-repeated="1022"/>
        </table:table-row>
        <table:table-row table:style-name="ro1">
          <table:table-cell table:formula="of:=IF(ISBLANK([LIST.A1201]);&quot;&quot;;[LIST.A1201])">
            <text:p/>
          </table:table-cell>
          <table:table-cell table:formula="of:=IF(ISBLANK([LIST.A1202]);&quot;&quot;;[LIST.A1202])">
            <text:p/>
          </table:table-cell>
          <table:table-cell table:number-columns-repeated="1022"/>
        </table:table-row>
        <table:table-row table:style-name="ro1">
          <table:table-cell table:formula="of:=IF(ISBLANK([LIST.A1203]);&quot;&quot;;[LIST.A1203])">
            <text:p/>
          </table:table-cell>
          <table:table-cell table:formula="of:=IF(ISBLANK([LIST.A1204]);&quot;&quot;;[LIST.A1204])">
            <text:p/>
          </table:table-cell>
          <table:table-cell table:number-columns-repeated="1022"/>
        </table:table-row>
        <table:table-row table:style-name="ro1">
          <table:table-cell table:formula="of:=IF(ISBLANK([LIST.A1205]);&quot;&quot;;[LIST.A1205])">
            <text:p/>
          </table:table-cell>
          <table:table-cell table:formula="of:=IF(ISBLANK([LIST.A1206]);&quot;&quot;;[LIST.A1206])">
            <text:p/>
          </table:table-cell>
          <table:table-cell table:number-columns-repeated="1022"/>
        </table:table-row>
        <table:table-row table:style-name="ro1">
          <table:table-cell table:formula="of:=IF(ISBLANK([LIST.A1207]);&quot;&quot;;[LIST.A1208])">
            <text:p/>
          </table:table-cell>
          <table:table-cell table:formula="of:=IF(ISBLANK([LIST.A1208]);&quot;&quot;;[LIST.A1208])">
            <text:p/>
          </table:table-cell>
          <table:table-cell table:number-columns-repeated="1022"/>
        </table:table-row>
        <table:table-row table:style-name="ro1">
          <table:table-cell table:formula="of:=IF(ISBLANK([LIST.A1209]);&quot;&quot;;[LIST.A1209])">
            <text:p/>
          </table:table-cell>
          <table:table-cell table:formula="of:=IF(ISBLANK([LIST.A1210]);&quot;&quot;;[LIST.A1210])">
            <text:p/>
          </table:table-cell>
          <table:table-cell table:number-columns-repeated="1022"/>
        </table:table-row>
        <table:table-row table:style-name="ro1">
          <table:table-cell table:formula="of:=IF(ISBLANK([LIST.B1202]);&quot;&quot;;[LIST.B1202])">
            <text:p/>
          </table:table-cell>
          <table:table-cell table:formula="of:=IF(ISBLANK([LIST.B1201]);&quot;&quot;;[LIST.B1201])">
            <text:p/>
          </table:table-cell>
          <table:table-cell table:number-columns-repeated="1022"/>
        </table:table-row>
        <table:table-row table:style-name="ro1">
          <table:table-cell table:formula="of:=IF(ISBLANK([LIST.B1204]);&quot;&quot;;[LIST.B1204])">
            <text:p/>
          </table:table-cell>
          <table:table-cell table:formula="of:=IF(ISBLANK([LIST.B1203]);&quot;&quot;;[LIST.B1203])">
            <text:p/>
          </table:table-cell>
          <table:table-cell table:number-columns-repeated="1022"/>
        </table:table-row>
        <table:table-row table:style-name="ro1">
          <table:table-cell table:formula="of:=IF(ISBLANK([LIST.B1206]);&quot;&quot;;[LIST.B1206])">
            <text:p/>
          </table:table-cell>
          <table:table-cell table:formula="of:=IF(ISBLANK([LIST.B1205]);&quot;&quot;;[LIST.B1205])">
            <text:p/>
          </table:table-cell>
          <table:table-cell table:number-columns-repeated="1022"/>
        </table:table-row>
        <table:table-row table:style-name="ro1">
          <table:table-cell table:formula="of:=IF(ISBLANK([LIST.B1208]);&quot;&quot;;[LIST.B1208])">
            <text:p/>
          </table:table-cell>
          <table:table-cell table:formula="of:=IF(ISBLANK([LIST.B1207]);&quot;&quot;;[LIST.B1207])">
            <text:p/>
          </table:table-cell>
          <table:table-cell table:number-columns-repeated="1022"/>
        </table:table-row>
        <table:table-row table:style-name="ro1">
          <table:table-cell table:formula="of:=IF(ISBLANK([LIST.B1210]);&quot;&quot;;[LIST.B1210])">
            <text:p/>
          </table:table-cell>
          <table:table-cell table:formula="of:=IF(ISBLANK([LIST.B1209]);&quot;&quot;;[LIST.B1209])">
            <text:p/>
          </table:table-cell>
          <table:table-cell table:number-columns-repeated="1022"/>
        </table:table-row>
        <table:table-row table:style-name="ro1">
          <table:table-cell table:formula="of:=IF(ISBLANK([LIST.A1211]);&quot;&quot;;[LIST.A1211])">
            <text:p/>
          </table:table-cell>
          <table:table-cell table:formula="of:=IF(ISBLANK([LIST.A1212]);&quot;&quot;;[LIST.A1212])">
            <text:p/>
          </table:table-cell>
          <table:table-cell table:number-columns-repeated="1022"/>
        </table:table-row>
        <table:table-row table:style-name="ro1">
          <table:table-cell table:formula="of:=IF(ISBLANK([LIST.A1213]);&quot;&quot;;[LIST.A1213])">
            <text:p/>
          </table:table-cell>
          <table:table-cell table:formula="of:=IF(ISBLANK([LIST.A1214]);&quot;&quot;;[LIST.A1214])">
            <text:p/>
          </table:table-cell>
          <table:table-cell table:number-columns-repeated="1022"/>
        </table:table-row>
        <table:table-row table:style-name="ro1">
          <table:table-cell table:formula="of:=IF(ISBLANK([LIST.A1215]);&quot;&quot;;[LIST.A1215])">
            <text:p/>
          </table:table-cell>
          <table:table-cell table:formula="of:=IF(ISBLANK([LIST.A1216]);&quot;&quot;;[LIST.A1216])">
            <text:p/>
          </table:table-cell>
          <table:table-cell table:number-columns-repeated="1022"/>
        </table:table-row>
        <table:table-row table:style-name="ro1">
          <table:table-cell table:formula="of:=IF(ISBLANK([LIST.A1217]);&quot;&quot;;[LIST.A1218])">
            <text:p/>
          </table:table-cell>
          <table:table-cell table:formula="of:=IF(ISBLANK([LIST.A1218]);&quot;&quot;;[LIST.A1218])">
            <text:p/>
          </table:table-cell>
          <table:table-cell table:number-columns-repeated="1022"/>
        </table:table-row>
        <table:table-row table:style-name="ro1">
          <table:table-cell table:formula="of:=IF(ISBLANK([LIST.A1219]);&quot;&quot;;[LIST.A1219])">
            <text:p/>
          </table:table-cell>
          <table:table-cell table:formula="of:=IF(ISBLANK([LIST.A1220]);&quot;&quot;;[LIST.A1220])">
            <text:p/>
          </table:table-cell>
          <table:table-cell table:number-columns-repeated="1022"/>
        </table:table-row>
        <table:table-row table:style-name="ro1">
          <table:table-cell table:formula="of:=IF(ISBLANK([LIST.B1212]);&quot;&quot;;[LIST.B1212])">
            <text:p/>
          </table:table-cell>
          <table:table-cell table:formula="of:=IF(ISBLANK([LIST.B1211]);&quot;&quot;;[LIST.B1211])">
            <text:p/>
          </table:table-cell>
          <table:table-cell table:number-columns-repeated="1022"/>
        </table:table-row>
        <table:table-row table:style-name="ro1">
          <table:table-cell table:formula="of:=IF(ISBLANK([LIST.B1214]);&quot;&quot;;[LIST.B1214])">
            <text:p/>
          </table:table-cell>
          <table:table-cell table:formula="of:=IF(ISBLANK([LIST.B1213]);&quot;&quot;;[LIST.B1213])">
            <text:p/>
          </table:table-cell>
          <table:table-cell table:number-columns-repeated="1022"/>
        </table:table-row>
        <table:table-row table:style-name="ro1">
          <table:table-cell table:formula="of:=IF(ISBLANK([LIST.B1216]);&quot;&quot;;[LIST.B1216])">
            <text:p/>
          </table:table-cell>
          <table:table-cell table:formula="of:=IF(ISBLANK([LIST.B1215]);&quot;&quot;;[LIST.B1215])">
            <text:p/>
          </table:table-cell>
          <table:table-cell table:number-columns-repeated="1022"/>
        </table:table-row>
        <table:table-row table:style-name="ro1">
          <table:table-cell table:formula="of:=IF(ISBLANK([LIST.B1218]);&quot;&quot;;[LIST.B1218])">
            <text:p/>
          </table:table-cell>
          <table:table-cell table:formula="of:=IF(ISBLANK([LIST.B1217]);&quot;&quot;;[LIST.B1217])">
            <text:p/>
          </table:table-cell>
          <table:table-cell table:number-columns-repeated="1022"/>
        </table:table-row>
        <table:table-row table:style-name="ro1">
          <table:table-cell table:formula="of:=IF(ISBLANK([LIST.B1220]);&quot;&quot;;[LIST.B1220])">
            <text:p/>
          </table:table-cell>
          <table:table-cell table:formula="of:=IF(ISBLANK([LIST.B1219]);&quot;&quot;;[LIST.B1219])">
            <text:p/>
          </table:table-cell>
          <table:table-cell table:number-columns-repeated="1022"/>
        </table:table-row>
        <table:table-row table:style-name="ro1">
          <table:table-cell table:formula="of:=IF(ISBLANK([LIST.A1221]);&quot;&quot;;[LIST.A1221])">
            <text:p/>
          </table:table-cell>
          <table:table-cell table:formula="of:=IF(ISBLANK([LIST.A1222]);&quot;&quot;;[LIST.A1222])">
            <text:p/>
          </table:table-cell>
          <table:table-cell table:number-columns-repeated="1022"/>
        </table:table-row>
        <table:table-row table:style-name="ro1">
          <table:table-cell table:formula="of:=IF(ISBLANK([LIST.A1223]);&quot;&quot;;[LIST.A1223])">
            <text:p/>
          </table:table-cell>
          <table:table-cell table:formula="of:=IF(ISBLANK([LIST.A1224]);&quot;&quot;;[LIST.A1224])">
            <text:p/>
          </table:table-cell>
          <table:table-cell table:number-columns-repeated="1022"/>
        </table:table-row>
        <table:table-row table:style-name="ro1">
          <table:table-cell table:formula="of:=IF(ISBLANK([LIST.A1225]);&quot;&quot;;[LIST.A1225])">
            <text:p/>
          </table:table-cell>
          <table:table-cell table:formula="of:=IF(ISBLANK([LIST.A1226]);&quot;&quot;;[LIST.A1226])">
            <text:p/>
          </table:table-cell>
          <table:table-cell table:number-columns-repeated="1022"/>
        </table:table-row>
        <table:table-row table:style-name="ro1">
          <table:table-cell table:formula="of:=IF(ISBLANK([LIST.A1227]);&quot;&quot;;[LIST.A1228])">
            <text:p/>
          </table:table-cell>
          <table:table-cell table:formula="of:=IF(ISBLANK([LIST.A1228]);&quot;&quot;;[LIST.A1228])">
            <text:p/>
          </table:table-cell>
          <table:table-cell table:number-columns-repeated="1022"/>
        </table:table-row>
        <table:table-row table:style-name="ro1">
          <table:table-cell table:formula="of:=IF(ISBLANK([LIST.A1229]);&quot;&quot;;[LIST.A1229])">
            <text:p/>
          </table:table-cell>
          <table:table-cell table:formula="of:=IF(ISBLANK([LIST.A1230]);&quot;&quot;;[LIST.A1230])">
            <text:p/>
          </table:table-cell>
          <table:table-cell table:number-columns-repeated="1022"/>
        </table:table-row>
        <table:table-row table:style-name="ro1">
          <table:table-cell table:formula="of:=IF(ISBLANK([LIST.B1222]);&quot;&quot;;[LIST.B1222])">
            <text:p/>
          </table:table-cell>
          <table:table-cell table:formula="of:=IF(ISBLANK([LIST.B1221]);&quot;&quot;;[LIST.B1221])">
            <text:p/>
          </table:table-cell>
          <table:table-cell table:number-columns-repeated="1022"/>
        </table:table-row>
        <table:table-row table:style-name="ro1">
          <table:table-cell table:formula="of:=IF(ISBLANK([LIST.B1224]);&quot;&quot;;[LIST.B1224])">
            <text:p/>
          </table:table-cell>
          <table:table-cell table:formula="of:=IF(ISBLANK([LIST.B1223]);&quot;&quot;;[LIST.B1223])">
            <text:p/>
          </table:table-cell>
          <table:table-cell table:number-columns-repeated="1022"/>
        </table:table-row>
        <table:table-row table:style-name="ro1">
          <table:table-cell table:formula="of:=IF(ISBLANK([LIST.B1226]);&quot;&quot;;[LIST.B1226])">
            <text:p/>
          </table:table-cell>
          <table:table-cell table:formula="of:=IF(ISBLANK([LIST.B1225]);&quot;&quot;;[LIST.B1225])">
            <text:p/>
          </table:table-cell>
          <table:table-cell table:number-columns-repeated="1022"/>
        </table:table-row>
        <table:table-row table:style-name="ro1">
          <table:table-cell table:formula="of:=IF(ISBLANK([LIST.B1228]);&quot;&quot;;[LIST.B1228])">
            <text:p/>
          </table:table-cell>
          <table:table-cell table:formula="of:=IF(ISBLANK([LIST.B1227]);&quot;&quot;;[LIST.B1227])">
            <text:p/>
          </table:table-cell>
          <table:table-cell table:number-columns-repeated="1022"/>
        </table:table-row>
        <table:table-row table:style-name="ro1">
          <table:table-cell table:formula="of:=IF(ISBLANK([LIST.B1230]);&quot;&quot;;[LIST.B1230])">
            <text:p/>
          </table:table-cell>
          <table:table-cell table:formula="of:=IF(ISBLANK([LIST.B1229]);&quot;&quot;;[LIST.B1229])">
            <text:p/>
          </table:table-cell>
          <table:table-cell table:number-columns-repeated="1022"/>
        </table:table-row>
        <table:table-row table:style-name="ro1">
          <table:table-cell table:formula="of:=IF(ISBLANK([LIST.A1231]);&quot;&quot;;[LIST.A1231])">
            <text:p/>
          </table:table-cell>
          <table:table-cell table:formula="of:=IF(ISBLANK([LIST.A1232]);&quot;&quot;;[LIST.A1232])">
            <text:p/>
          </table:table-cell>
          <table:table-cell table:number-columns-repeated="1022"/>
        </table:table-row>
        <table:table-row table:style-name="ro1">
          <table:table-cell table:formula="of:=IF(ISBLANK([LIST.A1233]);&quot;&quot;;[LIST.A1233])">
            <text:p/>
          </table:table-cell>
          <table:table-cell table:formula="of:=IF(ISBLANK([LIST.A1234]);&quot;&quot;;[LIST.A1234])">
            <text:p/>
          </table:table-cell>
          <table:table-cell table:number-columns-repeated="1022"/>
        </table:table-row>
        <table:table-row table:style-name="ro1">
          <table:table-cell table:formula="of:=IF(ISBLANK([LIST.A1235]);&quot;&quot;;[LIST.A1235])">
            <text:p/>
          </table:table-cell>
          <table:table-cell table:formula="of:=IF(ISBLANK([LIST.A1236]);&quot;&quot;;[LIST.A1236])">
            <text:p/>
          </table:table-cell>
          <table:table-cell table:number-columns-repeated="1022"/>
        </table:table-row>
        <table:table-row table:style-name="ro1">
          <table:table-cell table:formula="of:=IF(ISBLANK([LIST.A1237]);&quot;&quot;;[LIST.A1238])">
            <text:p/>
          </table:table-cell>
          <table:table-cell table:formula="of:=IF(ISBLANK([LIST.A1238]);&quot;&quot;;[LIST.A1238])">
            <text:p/>
          </table:table-cell>
          <table:table-cell table:number-columns-repeated="1022"/>
        </table:table-row>
        <table:table-row table:style-name="ro1">
          <table:table-cell table:formula="of:=IF(ISBLANK([LIST.A1239]);&quot;&quot;;[LIST.A1239])">
            <text:p/>
          </table:table-cell>
          <table:table-cell table:formula="of:=IF(ISBLANK([LIST.A1240]);&quot;&quot;;[LIST.A1240])">
            <text:p/>
          </table:table-cell>
          <table:table-cell table:number-columns-repeated="1022"/>
        </table:table-row>
        <table:table-row table:style-name="ro1">
          <table:table-cell table:formula="of:=IF(ISBLANK([LIST.B1232]);&quot;&quot;;[LIST.B1232])">
            <text:p/>
          </table:table-cell>
          <table:table-cell table:formula="of:=IF(ISBLANK([LIST.B1231]);&quot;&quot;;[LIST.B1231])">
            <text:p/>
          </table:table-cell>
          <table:table-cell table:number-columns-repeated="1022"/>
        </table:table-row>
        <table:table-row table:style-name="ro1">
          <table:table-cell table:formula="of:=IF(ISBLANK([LIST.B1234]);&quot;&quot;;[LIST.B1234])">
            <text:p/>
          </table:table-cell>
          <table:table-cell table:formula="of:=IF(ISBLANK([LIST.B1233]);&quot;&quot;;[LIST.B1233])">
            <text:p/>
          </table:table-cell>
          <table:table-cell table:number-columns-repeated="1022"/>
        </table:table-row>
        <table:table-row table:style-name="ro1">
          <table:table-cell table:formula="of:=IF(ISBLANK([LIST.B1236]);&quot;&quot;;[LIST.B1236])">
            <text:p/>
          </table:table-cell>
          <table:table-cell table:formula="of:=IF(ISBLANK([LIST.B1235]);&quot;&quot;;[LIST.B1235])">
            <text:p/>
          </table:table-cell>
          <table:table-cell table:number-columns-repeated="1022"/>
        </table:table-row>
        <table:table-row table:style-name="ro1">
          <table:table-cell table:formula="of:=IF(ISBLANK([LIST.B1238]);&quot;&quot;;[LIST.B1238])">
            <text:p/>
          </table:table-cell>
          <table:table-cell table:formula="of:=IF(ISBLANK([LIST.B1237]);&quot;&quot;;[LIST.B1237])">
            <text:p/>
          </table:table-cell>
          <table:table-cell table:number-columns-repeated="1022"/>
        </table:table-row>
        <table:table-row table:style-name="ro1">
          <table:table-cell table:formula="of:=IF(ISBLANK([LIST.B1240]);&quot;&quot;;[LIST.B1240])">
            <text:p/>
          </table:table-cell>
          <table:table-cell table:formula="of:=IF(ISBLANK([LIST.B1239]);&quot;&quot;;[LIST.B1239])">
            <text:p/>
          </table:table-cell>
          <table:table-cell table:number-columns-repeated="1022"/>
        </table:table-row>
        <table:table-row table:style-name="ro1">
          <table:table-cell table:formula="of:=IF(ISBLANK([LIST.A1241]);&quot;&quot;;[LIST.A1241])">
            <text:p/>
          </table:table-cell>
          <table:table-cell table:formula="of:=IF(ISBLANK([LIST.A1242]);&quot;&quot;;[LIST.A1242])">
            <text:p/>
          </table:table-cell>
          <table:table-cell table:number-columns-repeated="1022"/>
        </table:table-row>
        <table:table-row table:style-name="ro1">
          <table:table-cell table:formula="of:=IF(ISBLANK([LIST.A1243]);&quot;&quot;;[LIST.A1243])">
            <text:p/>
          </table:table-cell>
          <table:table-cell table:formula="of:=IF(ISBLANK([LIST.A1244]);&quot;&quot;;[LIST.A1244])">
            <text:p/>
          </table:table-cell>
          <table:table-cell table:number-columns-repeated="1022"/>
        </table:table-row>
        <table:table-row table:style-name="ro1">
          <table:table-cell table:formula="of:=IF(ISBLANK([LIST.A1245]);&quot;&quot;;[LIST.A1245])">
            <text:p/>
          </table:table-cell>
          <table:table-cell table:formula="of:=IF(ISBLANK([LIST.A1246]);&quot;&quot;;[LIST.A1246])">
            <text:p/>
          </table:table-cell>
          <table:table-cell table:number-columns-repeated="1022"/>
        </table:table-row>
        <table:table-row table:style-name="ro1">
          <table:table-cell table:formula="of:=IF(ISBLANK([LIST.A1247]);&quot;&quot;;[LIST.A1248])">
            <text:p/>
          </table:table-cell>
          <table:table-cell table:formula="of:=IF(ISBLANK([LIST.A1248]);&quot;&quot;;[LIST.A1248])">
            <text:p/>
          </table:table-cell>
          <table:table-cell table:number-columns-repeated="1022"/>
        </table:table-row>
        <table:table-row table:style-name="ro1">
          <table:table-cell table:formula="of:=IF(ISBLANK([LIST.A1249]);&quot;&quot;;[LIST.A1249])">
            <text:p/>
          </table:table-cell>
          <table:table-cell table:formula="of:=IF(ISBLANK([LIST.A1250]);&quot;&quot;;[LIST.A1250])">
            <text:p/>
          </table:table-cell>
          <table:table-cell table:number-columns-repeated="1022"/>
        </table:table-row>
        <table:table-row table:style-name="ro1">
          <table:table-cell table:formula="of:=IF(ISBLANK([LIST.B1242]);&quot;&quot;;[LIST.B1242])">
            <text:p/>
          </table:table-cell>
          <table:table-cell table:formula="of:=IF(ISBLANK([LIST.B1241]);&quot;&quot;;[LIST.B1241])">
            <text:p/>
          </table:table-cell>
          <table:table-cell table:number-columns-repeated="1022"/>
        </table:table-row>
        <table:table-row table:style-name="ro1">
          <table:table-cell table:formula="of:=IF(ISBLANK([LIST.B1244]);&quot;&quot;;[LIST.B1244])">
            <text:p/>
          </table:table-cell>
          <table:table-cell table:formula="of:=IF(ISBLANK([LIST.B1243]);&quot;&quot;;[LIST.B1243])">
            <text:p/>
          </table:table-cell>
          <table:table-cell table:number-columns-repeated="1022"/>
        </table:table-row>
        <table:table-row table:style-name="ro1">
          <table:table-cell table:formula="of:=IF(ISBLANK([LIST.B1246]);&quot;&quot;;[LIST.B1246])">
            <text:p/>
          </table:table-cell>
          <table:table-cell table:formula="of:=IF(ISBLANK([LIST.B1245]);&quot;&quot;;[LIST.B1245])">
            <text:p/>
          </table:table-cell>
          <table:table-cell table:number-columns-repeated="1022"/>
        </table:table-row>
        <table:table-row table:style-name="ro1">
          <table:table-cell table:formula="of:=IF(ISBLANK([LIST.B1248]);&quot;&quot;;[LIST.B1248])">
            <text:p/>
          </table:table-cell>
          <table:table-cell table:formula="of:=IF(ISBLANK([LIST.B1247]);&quot;&quot;;[LIST.B1247])">
            <text:p/>
          </table:table-cell>
          <table:table-cell table:number-columns-repeated="1022"/>
        </table:table-row>
        <table:table-row table:style-name="ro1">
          <table:table-cell table:formula="of:=IF(ISBLANK([LIST.B1250]);&quot;&quot;;[LIST.B1250])">
            <text:p/>
          </table:table-cell>
          <table:table-cell table:formula="of:=IF(ISBLANK([LIST.B1249]);&quot;&quot;;[LIST.B1249])">
            <text:p/>
          </table:table-cell>
          <table:table-cell table:number-columns-repeated="1022"/>
        </table:table-row>
        <table:table-row table:style-name="ro1">
          <table:table-cell table:formula="of:=IF(ISBLANK([LIST.A1251]);&quot;&quot;;[LIST.A1251])">
            <text:p/>
          </table:table-cell>
          <table:table-cell table:formula="of:=IF(ISBLANK([LIST.A1252]);&quot;&quot;;[LIST.A1252])">
            <text:p/>
          </table:table-cell>
          <table:table-cell table:number-columns-repeated="1022"/>
        </table:table-row>
        <table:table-row table:style-name="ro1">
          <table:table-cell table:formula="of:=IF(ISBLANK([LIST.A1253]);&quot;&quot;;[LIST.A1253])">
            <text:p/>
          </table:table-cell>
          <table:table-cell table:formula="of:=IF(ISBLANK([LIST.A1254]);&quot;&quot;;[LIST.A1254])">
            <text:p/>
          </table:table-cell>
          <table:table-cell table:number-columns-repeated="1022"/>
        </table:table-row>
        <table:table-row table:style-name="ro1">
          <table:table-cell table:formula="of:=IF(ISBLANK([LIST.A1255]);&quot;&quot;;[LIST.A1255])">
            <text:p/>
          </table:table-cell>
          <table:table-cell table:formula="of:=IF(ISBLANK([LIST.A1256]);&quot;&quot;;[LIST.A1256])">
            <text:p/>
          </table:table-cell>
          <table:table-cell table:number-columns-repeated="1022"/>
        </table:table-row>
        <table:table-row table:style-name="ro1">
          <table:table-cell table:formula="of:=IF(ISBLANK([LIST.A1257]);&quot;&quot;;[LIST.A1258])">
            <text:p/>
          </table:table-cell>
          <table:table-cell table:formula="of:=IF(ISBLANK([LIST.A1258]);&quot;&quot;;[LIST.A1258])">
            <text:p/>
          </table:table-cell>
          <table:table-cell table:number-columns-repeated="1022"/>
        </table:table-row>
        <table:table-row table:style-name="ro1">
          <table:table-cell table:formula="of:=IF(ISBLANK([LIST.A1259]);&quot;&quot;;[LIST.A1259])">
            <text:p/>
          </table:table-cell>
          <table:table-cell table:formula="of:=IF(ISBLANK([LIST.A1260]);&quot;&quot;;[LIST.A1260])">
            <text:p/>
          </table:table-cell>
          <table:table-cell table:number-columns-repeated="1022"/>
        </table:table-row>
        <table:table-row table:style-name="ro1">
          <table:table-cell table:formula="of:=IF(ISBLANK([LIST.B1252]);&quot;&quot;;[LIST.B1252])">
            <text:p/>
          </table:table-cell>
          <table:table-cell table:formula="of:=IF(ISBLANK([LIST.B1251]);&quot;&quot;;[LIST.B1251])">
            <text:p/>
          </table:table-cell>
          <table:table-cell table:number-columns-repeated="1022"/>
        </table:table-row>
        <table:table-row table:style-name="ro1">
          <table:table-cell table:formula="of:=IF(ISBLANK([LIST.B1254]);&quot;&quot;;[LIST.B1254])">
            <text:p/>
          </table:table-cell>
          <table:table-cell table:formula="of:=IF(ISBLANK([LIST.B1253]);&quot;&quot;;[LIST.B1253])">
            <text:p/>
          </table:table-cell>
          <table:table-cell table:number-columns-repeated="1022"/>
        </table:table-row>
        <table:table-row table:style-name="ro1">
          <table:table-cell table:formula="of:=IF(ISBLANK([LIST.B1256]);&quot;&quot;;[LIST.B1256])">
            <text:p/>
          </table:table-cell>
          <table:table-cell table:formula="of:=IF(ISBLANK([LIST.B1255]);&quot;&quot;;[LIST.B1255])">
            <text:p/>
          </table:table-cell>
          <table:table-cell table:number-columns-repeated="1022"/>
        </table:table-row>
        <table:table-row table:style-name="ro1">
          <table:table-cell table:formula="of:=IF(ISBLANK([LIST.B1258]);&quot;&quot;;[LIST.B1258])">
            <text:p/>
          </table:table-cell>
          <table:table-cell table:formula="of:=IF(ISBLANK([LIST.B1257]);&quot;&quot;;[LIST.B1257])">
            <text:p/>
          </table:table-cell>
          <table:table-cell table:number-columns-repeated="1022"/>
        </table:table-row>
        <table:table-row table:style-name="ro1">
          <table:table-cell table:formula="of:=IF(ISBLANK([LIST.B1260]);&quot;&quot;;[LIST.B1260])">
            <text:p/>
          </table:table-cell>
          <table:table-cell table:formula="of:=IF(ISBLANK([LIST.B1259]);&quot;&quot;;[LIST.B1259])">
            <text:p/>
          </table:table-cell>
          <table:table-cell table:number-columns-repeated="1022"/>
        </table:table-row>
        <table:table-row table:style-name="ro1">
          <table:table-cell table:formula="of:=IF(ISBLANK([LIST.A1261]);&quot;&quot;;[LIST.A1261])">
            <text:p/>
          </table:table-cell>
          <table:table-cell table:formula="of:=IF(ISBLANK([LIST.A1262]);&quot;&quot;;[LIST.A1262])">
            <text:p/>
          </table:table-cell>
          <table:table-cell table:number-columns-repeated="1022"/>
        </table:table-row>
        <table:table-row table:style-name="ro1">
          <table:table-cell table:formula="of:=IF(ISBLANK([LIST.A1263]);&quot;&quot;;[LIST.A1263])">
            <text:p/>
          </table:table-cell>
          <table:table-cell table:formula="of:=IF(ISBLANK([LIST.A1264]);&quot;&quot;;[LIST.A1264])">
            <text:p/>
          </table:table-cell>
          <table:table-cell table:number-columns-repeated="1022"/>
        </table:table-row>
        <table:table-row table:style-name="ro1">
          <table:table-cell table:formula="of:=IF(ISBLANK([LIST.A1265]);&quot;&quot;;[LIST.A1265])">
            <text:p/>
          </table:table-cell>
          <table:table-cell table:formula="of:=IF(ISBLANK([LIST.A1266]);&quot;&quot;;[LIST.A1266])">
            <text:p/>
          </table:table-cell>
          <table:table-cell table:number-columns-repeated="1022"/>
        </table:table-row>
        <table:table-row table:style-name="ro1">
          <table:table-cell table:formula="of:=IF(ISBLANK([LIST.A1267]);&quot;&quot;;[LIST.A1268])">
            <text:p/>
          </table:table-cell>
          <table:table-cell table:formula="of:=IF(ISBLANK([LIST.A1268]);&quot;&quot;;[LIST.A1268])">
            <text:p/>
          </table:table-cell>
          <table:table-cell table:number-columns-repeated="1022"/>
        </table:table-row>
        <table:table-row table:style-name="ro1">
          <table:table-cell table:formula="of:=IF(ISBLANK([LIST.A1269]);&quot;&quot;;[LIST.A1269])">
            <text:p/>
          </table:table-cell>
          <table:table-cell table:formula="of:=IF(ISBLANK([LIST.A1270]);&quot;&quot;;[LIST.A1270])">
            <text:p/>
          </table:table-cell>
          <table:table-cell table:number-columns-repeated="1022"/>
        </table:table-row>
        <table:table-row table:style-name="ro1">
          <table:table-cell table:formula="of:=IF(ISBLANK([LIST.B1262]);&quot;&quot;;[LIST.B1262])">
            <text:p/>
          </table:table-cell>
          <table:table-cell table:formula="of:=IF(ISBLANK([LIST.B1261]);&quot;&quot;;[LIST.B1261])">
            <text:p/>
          </table:table-cell>
          <table:table-cell table:number-columns-repeated="1022"/>
        </table:table-row>
        <table:table-row table:style-name="ro1">
          <table:table-cell table:formula="of:=IF(ISBLANK([LIST.B1264]);&quot;&quot;;[LIST.B1264])">
            <text:p/>
          </table:table-cell>
          <table:table-cell table:formula="of:=IF(ISBLANK([LIST.B1263]);&quot;&quot;;[LIST.B1263])">
            <text:p/>
          </table:table-cell>
          <table:table-cell table:number-columns-repeated="1022"/>
        </table:table-row>
        <table:table-row table:style-name="ro1">
          <table:table-cell table:formula="of:=IF(ISBLANK([LIST.B1266]);&quot;&quot;;[LIST.B1266])">
            <text:p/>
          </table:table-cell>
          <table:table-cell table:formula="of:=IF(ISBLANK([LIST.B1265]);&quot;&quot;;[LIST.B1265])">
            <text:p/>
          </table:table-cell>
          <table:table-cell table:number-columns-repeated="1022"/>
        </table:table-row>
        <table:table-row table:style-name="ro1">
          <table:table-cell table:formula="of:=IF(ISBLANK([LIST.B1268]);&quot;&quot;;[LIST.B1268])">
            <text:p/>
          </table:table-cell>
          <table:table-cell table:formula="of:=IF(ISBLANK([LIST.B1267]);&quot;&quot;;[LIST.B1267])">
            <text:p/>
          </table:table-cell>
          <table:table-cell table:number-columns-repeated="1022"/>
        </table:table-row>
        <table:table-row table:style-name="ro1">
          <table:table-cell table:formula="of:=IF(ISBLANK([LIST.B1270]);&quot;&quot;;[LIST.B1270])">
            <text:p/>
          </table:table-cell>
          <table:table-cell table:formula="of:=IF(ISBLANK([LIST.B1269]);&quot;&quot;;[LIST.B1269])">
            <text:p/>
          </table:table-cell>
          <table:table-cell table:number-columns-repeated="1022"/>
        </table:table-row>
        <table:table-row table:style-name="ro1">
          <table:table-cell table:formula="of:=IF(ISBLANK([LIST.A1271]);&quot;&quot;;[LIST.A1271])">
            <text:p/>
          </table:table-cell>
          <table:table-cell table:formula="of:=IF(ISBLANK([LIST.A1272]);&quot;&quot;;[LIST.A1272])">
            <text:p/>
          </table:table-cell>
          <table:table-cell table:number-columns-repeated="1022"/>
        </table:table-row>
        <table:table-row table:style-name="ro1">
          <table:table-cell table:formula="of:=IF(ISBLANK([LIST.A1273]);&quot;&quot;;[LIST.A1273])">
            <text:p/>
          </table:table-cell>
          <table:table-cell table:formula="of:=IF(ISBLANK([LIST.A1274]);&quot;&quot;;[LIST.A1274])">
            <text:p/>
          </table:table-cell>
          <table:table-cell table:number-columns-repeated="1022"/>
        </table:table-row>
        <table:table-row table:style-name="ro1">
          <table:table-cell table:formula="of:=IF(ISBLANK([LIST.A1275]);&quot;&quot;;[LIST.A1275])">
            <text:p/>
          </table:table-cell>
          <table:table-cell table:formula="of:=IF(ISBLANK([LIST.A1276]);&quot;&quot;;[LIST.A1276])">
            <text:p/>
          </table:table-cell>
          <table:table-cell table:number-columns-repeated="1022"/>
        </table:table-row>
        <table:table-row table:style-name="ro1">
          <table:table-cell table:formula="of:=IF(ISBLANK([LIST.A1277]);&quot;&quot;;[LIST.A1278])">
            <text:p/>
          </table:table-cell>
          <table:table-cell table:formula="of:=IF(ISBLANK([LIST.A1278]);&quot;&quot;;[LIST.A1278])">
            <text:p/>
          </table:table-cell>
          <table:table-cell table:number-columns-repeated="1022"/>
        </table:table-row>
        <table:table-row table:style-name="ro1">
          <table:table-cell table:formula="of:=IF(ISBLANK([LIST.A1279]);&quot;&quot;;[LIST.A1279])">
            <text:p/>
          </table:table-cell>
          <table:table-cell table:formula="of:=IF(ISBLANK([LIST.A1280]);&quot;&quot;;[LIST.A1280])">
            <text:p/>
          </table:table-cell>
          <table:table-cell table:number-columns-repeated="1022"/>
        </table:table-row>
        <table:table-row table:style-name="ro1">
          <table:table-cell table:formula="of:=IF(ISBLANK([LIST.B1272]);&quot;&quot;;[LIST.B1272])">
            <text:p/>
          </table:table-cell>
          <table:table-cell table:formula="of:=IF(ISBLANK([LIST.B1271]);&quot;&quot;;[LIST.B1271])">
            <text:p/>
          </table:table-cell>
          <table:table-cell table:number-columns-repeated="1022"/>
        </table:table-row>
        <table:table-row table:style-name="ro1">
          <table:table-cell table:formula="of:=IF(ISBLANK([LIST.B1274]);&quot;&quot;;[LIST.B1274])">
            <text:p/>
          </table:table-cell>
          <table:table-cell table:formula="of:=IF(ISBLANK([LIST.B1273]);&quot;&quot;;[LIST.B1273])">
            <text:p/>
          </table:table-cell>
          <table:table-cell table:number-columns-repeated="1022"/>
        </table:table-row>
        <table:table-row table:style-name="ro1">
          <table:table-cell table:formula="of:=IF(ISBLANK([LIST.B1276]);&quot;&quot;;[LIST.B1276])">
            <text:p/>
          </table:table-cell>
          <table:table-cell table:formula="of:=IF(ISBLANK([LIST.B1275]);&quot;&quot;;[LIST.B1275])">
            <text:p/>
          </table:table-cell>
          <table:table-cell table:number-columns-repeated="1022"/>
        </table:table-row>
        <table:table-row table:style-name="ro1">
          <table:table-cell table:formula="of:=IF(ISBLANK([LIST.B1278]);&quot;&quot;;[LIST.B1278])">
            <text:p/>
          </table:table-cell>
          <table:table-cell table:formula="of:=IF(ISBLANK([LIST.B1277]);&quot;&quot;;[LIST.B1277])">
            <text:p/>
          </table:table-cell>
          <table:table-cell table:number-columns-repeated="1022"/>
        </table:table-row>
        <table:table-row table:style-name="ro1">
          <table:table-cell table:formula="of:=IF(ISBLANK([LIST.B1280]);&quot;&quot;;[LIST.B1280])">
            <text:p/>
          </table:table-cell>
          <table:table-cell table:formula="of:=IF(ISBLANK([LIST.B1279]);&quot;&quot;;[LIST.B1279])">
            <text:p/>
          </table:table-cell>
          <table:table-cell table:number-columns-repeated="1022"/>
        </table:table-row>
        <table:table-row table:style-name="ro1">
          <table:table-cell table:formula="of:=IF(ISBLANK([LIST.A1281]);&quot;&quot;;[LIST.A1281])">
            <text:p/>
          </table:table-cell>
          <table:table-cell table:formula="of:=IF(ISBLANK([LIST.A1282]);&quot;&quot;;[LIST.A1282])">
            <text:p/>
          </table:table-cell>
          <table:table-cell table:number-columns-repeated="1022"/>
        </table:table-row>
        <table:table-row table:style-name="ro1">
          <table:table-cell table:formula="of:=IF(ISBLANK([LIST.A1283]);&quot;&quot;;[LIST.A1283])">
            <text:p/>
          </table:table-cell>
          <table:table-cell table:formula="of:=IF(ISBLANK([LIST.A1284]);&quot;&quot;;[LIST.A1284])">
            <text:p/>
          </table:table-cell>
          <table:table-cell table:number-columns-repeated="1022"/>
        </table:table-row>
        <table:table-row table:style-name="ro1">
          <table:table-cell table:formula="of:=IF(ISBLANK([LIST.A1285]);&quot;&quot;;[LIST.A1285])">
            <text:p/>
          </table:table-cell>
          <table:table-cell table:formula="of:=IF(ISBLANK([LIST.A1286]);&quot;&quot;;[LIST.A1286])">
            <text:p/>
          </table:table-cell>
          <table:table-cell table:number-columns-repeated="1022"/>
        </table:table-row>
        <table:table-row table:style-name="ro1">
          <table:table-cell table:formula="of:=IF(ISBLANK([LIST.A1287]);&quot;&quot;;[LIST.A1288])">
            <text:p/>
          </table:table-cell>
          <table:table-cell table:formula="of:=IF(ISBLANK([LIST.A1288]);&quot;&quot;;[LIST.A1288])">
            <text:p/>
          </table:table-cell>
          <table:table-cell table:number-columns-repeated="1022"/>
        </table:table-row>
        <table:table-row table:style-name="ro1">
          <table:table-cell table:formula="of:=IF(ISBLANK([LIST.A1289]);&quot;&quot;;[LIST.A1289])">
            <text:p/>
          </table:table-cell>
          <table:table-cell table:formula="of:=IF(ISBLANK([LIST.A1290]);&quot;&quot;;[LIST.A1290])">
            <text:p/>
          </table:table-cell>
          <table:table-cell table:number-columns-repeated="1022"/>
        </table:table-row>
        <table:table-row table:style-name="ro1">
          <table:table-cell table:formula="of:=IF(ISBLANK([LIST.B1282]);&quot;&quot;;[LIST.B1282])">
            <text:p/>
          </table:table-cell>
          <table:table-cell table:formula="of:=IF(ISBLANK([LIST.B1281]);&quot;&quot;;[LIST.B1281])">
            <text:p/>
          </table:table-cell>
          <table:table-cell table:number-columns-repeated="1022"/>
        </table:table-row>
        <table:table-row table:style-name="ro1">
          <table:table-cell table:formula="of:=IF(ISBLANK([LIST.B1284]);&quot;&quot;;[LIST.B1284])">
            <text:p/>
          </table:table-cell>
          <table:table-cell table:formula="of:=IF(ISBLANK([LIST.B1283]);&quot;&quot;;[LIST.B1283])">
            <text:p/>
          </table:table-cell>
          <table:table-cell table:number-columns-repeated="1022"/>
        </table:table-row>
        <table:table-row table:style-name="ro1">
          <table:table-cell table:formula="of:=IF(ISBLANK([LIST.B1286]);&quot;&quot;;[LIST.B1286])">
            <text:p/>
          </table:table-cell>
          <table:table-cell table:formula="of:=IF(ISBLANK([LIST.B1285]);&quot;&quot;;[LIST.B1285])">
            <text:p/>
          </table:table-cell>
          <table:table-cell table:number-columns-repeated="1022"/>
        </table:table-row>
        <table:table-row table:style-name="ro1">
          <table:table-cell table:formula="of:=IF(ISBLANK([LIST.B1288]);&quot;&quot;;[LIST.B1288])">
            <text:p/>
          </table:table-cell>
          <table:table-cell table:formula="of:=IF(ISBLANK([LIST.B1287]);&quot;&quot;;[LIST.B1287])">
            <text:p/>
          </table:table-cell>
          <table:table-cell table:number-columns-repeated="1022"/>
        </table:table-row>
        <table:table-row table:style-name="ro1">
          <table:table-cell table:formula="of:=IF(ISBLANK([LIST.B1290]);&quot;&quot;;[LIST.B1290])">
            <text:p/>
          </table:table-cell>
          <table:table-cell table:formula="of:=IF(ISBLANK([LIST.B1289]);&quot;&quot;;[LIST.B1289])">
            <text:p/>
          </table:table-cell>
          <table:table-cell table:number-columns-repeated="1022"/>
        </table:table-row>
        <table:table-row table:style-name="ro1">
          <table:table-cell table:formula="of:=IF(ISBLANK([LIST.A1291]);&quot;&quot;;[LIST.A1291])">
            <text:p/>
          </table:table-cell>
          <table:table-cell table:formula="of:=IF(ISBLANK([LIST.A1292]);&quot;&quot;;[LIST.A1292])">
            <text:p/>
          </table:table-cell>
          <table:table-cell table:number-columns-repeated="1022"/>
        </table:table-row>
        <table:table-row table:style-name="ro1">
          <table:table-cell table:formula="of:=IF(ISBLANK([LIST.A1293]);&quot;&quot;;[LIST.A1293])">
            <text:p/>
          </table:table-cell>
          <table:table-cell table:formula="of:=IF(ISBLANK([LIST.A1294]);&quot;&quot;;[LIST.A1294])">
            <text:p/>
          </table:table-cell>
          <table:table-cell table:number-columns-repeated="1022"/>
        </table:table-row>
        <table:table-row table:style-name="ro1">
          <table:table-cell table:formula="of:=IF(ISBLANK([LIST.A1295]);&quot;&quot;;[LIST.A1295])">
            <text:p/>
          </table:table-cell>
          <table:table-cell table:formula="of:=IF(ISBLANK([LIST.A1296]);&quot;&quot;;[LIST.A1296])">
            <text:p/>
          </table:table-cell>
          <table:table-cell table:number-columns-repeated="1022"/>
        </table:table-row>
        <table:table-row table:style-name="ro1">
          <table:table-cell table:formula="of:=IF(ISBLANK([LIST.A1297]);&quot;&quot;;[LIST.A1298])">
            <text:p/>
          </table:table-cell>
          <table:table-cell table:formula="of:=IF(ISBLANK([LIST.A1298]);&quot;&quot;;[LIST.A1298])">
            <text:p/>
          </table:table-cell>
          <table:table-cell table:number-columns-repeated="1022"/>
        </table:table-row>
        <table:table-row table:style-name="ro1">
          <table:table-cell table:formula="of:=IF(ISBLANK([LIST.A1299]);&quot;&quot;;[LIST.A1299])">
            <text:p/>
          </table:table-cell>
          <table:table-cell table:formula="of:=IF(ISBLANK([LIST.A1300]);&quot;&quot;;[LIST.A1300])">
            <text:p/>
          </table:table-cell>
          <table:table-cell table:number-columns-repeated="1022"/>
        </table:table-row>
        <table:table-row table:style-name="ro1">
          <table:table-cell table:formula="of:=IF(ISBLANK([LIST.B1292]);&quot;&quot;;[LIST.B1292])">
            <text:p/>
          </table:table-cell>
          <table:table-cell table:formula="of:=IF(ISBLANK([LIST.B1291]);&quot;&quot;;[LIST.B1291])">
            <text:p/>
          </table:table-cell>
          <table:table-cell table:number-columns-repeated="1022"/>
        </table:table-row>
        <table:table-row table:style-name="ro1">
          <table:table-cell table:formula="of:=IF(ISBLANK([LIST.B1294]);&quot;&quot;;[LIST.B1294])">
            <text:p/>
          </table:table-cell>
          <table:table-cell table:formula="of:=IF(ISBLANK([LIST.B1293]);&quot;&quot;;[LIST.B1293])">
            <text:p/>
          </table:table-cell>
          <table:table-cell table:number-columns-repeated="1022"/>
        </table:table-row>
        <table:table-row table:style-name="ro1">
          <table:table-cell table:formula="of:=IF(ISBLANK([LIST.B1296]);&quot;&quot;;[LIST.B1296])">
            <text:p/>
          </table:table-cell>
          <table:table-cell table:formula="of:=IF(ISBLANK([LIST.B1295]);&quot;&quot;;[LIST.B1295])">
            <text:p/>
          </table:table-cell>
          <table:table-cell table:number-columns-repeated="1022"/>
        </table:table-row>
        <table:table-row table:style-name="ro1">
          <table:table-cell table:formula="of:=IF(ISBLANK([LIST.B1298]);&quot;&quot;;[LIST.B1298])">
            <text:p/>
          </table:table-cell>
          <table:table-cell table:formula="of:=IF(ISBLANK([LIST.B1297]);&quot;&quot;;[LIST.B1297])">
            <text:p/>
          </table:table-cell>
          <table:table-cell table:number-columns-repeated="1022"/>
        </table:table-row>
        <table:table-row table:style-name="ro1">
          <table:table-cell table:formula="of:=IF(ISBLANK([LIST.B1300]);&quot;&quot;;[LIST.B1300])">
            <text:p/>
          </table:table-cell>
          <table:table-cell table:formula="of:=IF(ISBLANK([LIST.B1299]);&quot;&quot;;[LIST.B1299])">
            <text:p/>
          </table:table-cell>
          <table:table-cell table:number-columns-repeated="1022"/>
        </table:table-row>
        <table:table-row table:style-name="ro1">
          <table:table-cell table:formula="of:=IF(ISBLANK([LIST.A1301]);&quot;&quot;;[LIST.A1301])">
            <text:p/>
          </table:table-cell>
          <table:table-cell table:formula="of:=IF(ISBLANK([LIST.A1302]);&quot;&quot;;[LIST.A1302])">
            <text:p/>
          </table:table-cell>
          <table:table-cell table:number-columns-repeated="1022"/>
        </table:table-row>
        <table:table-row table:style-name="ro1">
          <table:table-cell table:formula="of:=IF(ISBLANK([LIST.A1303]);&quot;&quot;;[LIST.A1303])">
            <text:p/>
          </table:table-cell>
          <table:table-cell table:formula="of:=IF(ISBLANK([LIST.A1304]);&quot;&quot;;[LIST.A1304])">
            <text:p/>
          </table:table-cell>
          <table:table-cell table:number-columns-repeated="1022"/>
        </table:table-row>
        <table:table-row table:style-name="ro1">
          <table:table-cell table:formula="of:=IF(ISBLANK([LIST.A1305]);&quot;&quot;;[LIST.A1305])">
            <text:p/>
          </table:table-cell>
          <table:table-cell table:formula="of:=IF(ISBLANK([LIST.A1306]);&quot;&quot;;[LIST.A1306])">
            <text:p/>
          </table:table-cell>
          <table:table-cell table:number-columns-repeated="1022"/>
        </table:table-row>
        <table:table-row table:style-name="ro1">
          <table:table-cell table:formula="of:=IF(ISBLANK([LIST.A1307]);&quot;&quot;;[LIST.A1308])">
            <text:p/>
          </table:table-cell>
          <table:table-cell table:formula="of:=IF(ISBLANK([LIST.A1308]);&quot;&quot;;[LIST.A1308])">
            <text:p/>
          </table:table-cell>
          <table:table-cell table:number-columns-repeated="1022"/>
        </table:table-row>
        <table:table-row table:style-name="ro1">
          <table:table-cell table:formula="of:=IF(ISBLANK([LIST.A1309]);&quot;&quot;;[LIST.A1309])">
            <text:p/>
          </table:table-cell>
          <table:table-cell table:formula="of:=IF(ISBLANK([LIST.A1310]);&quot;&quot;;[LIST.A1310])">
            <text:p/>
          </table:table-cell>
          <table:table-cell table:number-columns-repeated="1022"/>
        </table:table-row>
        <table:table-row table:style-name="ro1">
          <table:table-cell table:formula="of:=IF(ISBLANK([LIST.B1302]);&quot;&quot;;[LIST.B1302])">
            <text:p/>
          </table:table-cell>
          <table:table-cell table:formula="of:=IF(ISBLANK([LIST.B1301]);&quot;&quot;;[LIST.B1301])">
            <text:p/>
          </table:table-cell>
          <table:table-cell table:number-columns-repeated="1022"/>
        </table:table-row>
        <table:table-row table:style-name="ro1">
          <table:table-cell table:formula="of:=IF(ISBLANK([LIST.B1304]);&quot;&quot;;[LIST.B1304])">
            <text:p/>
          </table:table-cell>
          <table:table-cell table:formula="of:=IF(ISBLANK([LIST.B1303]);&quot;&quot;;[LIST.B1303])">
            <text:p/>
          </table:table-cell>
          <table:table-cell table:number-columns-repeated="1022"/>
        </table:table-row>
        <table:table-row table:style-name="ro1">
          <table:table-cell table:formula="of:=IF(ISBLANK([LIST.B1306]);&quot;&quot;;[LIST.B1306])">
            <text:p/>
          </table:table-cell>
          <table:table-cell table:formula="of:=IF(ISBLANK([LIST.B1305]);&quot;&quot;;[LIST.B1305])">
            <text:p/>
          </table:table-cell>
          <table:table-cell table:number-columns-repeated="1022"/>
        </table:table-row>
        <table:table-row table:style-name="ro1">
          <table:table-cell table:formula="of:=IF(ISBLANK([LIST.B1308]);&quot;&quot;;[LIST.B1308])">
            <text:p/>
          </table:table-cell>
          <table:table-cell table:formula="of:=IF(ISBLANK([LIST.B1307]);&quot;&quot;;[LIST.B1307])">
            <text:p/>
          </table:table-cell>
          <table:table-cell table:number-columns-repeated="1022"/>
        </table:table-row>
        <table:table-row table:style-name="ro1">
          <table:table-cell table:formula="of:=IF(ISBLANK([LIST.B1310]);&quot;&quot;;[LIST.B1310])">
            <text:p/>
          </table:table-cell>
          <table:table-cell table:formula="of:=IF(ISBLANK([LIST.B1309]);&quot;&quot;;[LIST.B1309])">
            <text:p/>
          </table:table-cell>
          <table:table-cell table:number-columns-repeated="1022"/>
        </table:table-row>
        <table:table-row table:style-name="ro1">
          <table:table-cell table:formula="of:=IF(ISBLANK([LIST.A1311]);&quot;&quot;;[LIST.A1311])">
            <text:p/>
          </table:table-cell>
          <table:table-cell table:formula="of:=IF(ISBLANK([LIST.A1312]);&quot;&quot;;[LIST.A1312])">
            <text:p/>
          </table:table-cell>
          <table:table-cell table:number-columns-repeated="1022"/>
        </table:table-row>
        <table:table-row table:style-name="ro1">
          <table:table-cell table:formula="of:=IF(ISBLANK([LIST.A1313]);&quot;&quot;;[LIST.A1313])">
            <text:p/>
          </table:table-cell>
          <table:table-cell table:formula="of:=IF(ISBLANK([LIST.A1314]);&quot;&quot;;[LIST.A1314])">
            <text:p/>
          </table:table-cell>
          <table:table-cell table:number-columns-repeated="1022"/>
        </table:table-row>
        <table:table-row table:style-name="ro1">
          <table:table-cell table:formula="of:=IF(ISBLANK([LIST.A1315]);&quot;&quot;;[LIST.A1315])">
            <text:p/>
          </table:table-cell>
          <table:table-cell table:formula="of:=IF(ISBLANK([LIST.A1316]);&quot;&quot;;[LIST.A1316])">
            <text:p/>
          </table:table-cell>
          <table:table-cell table:number-columns-repeated="1022"/>
        </table:table-row>
        <table:table-row table:style-name="ro1">
          <table:table-cell table:formula="of:=IF(ISBLANK([LIST.A1317]);&quot;&quot;;[LIST.A1318])">
            <text:p/>
          </table:table-cell>
          <table:table-cell table:formula="of:=IF(ISBLANK([LIST.A1318]);&quot;&quot;;[LIST.A1318])">
            <text:p/>
          </table:table-cell>
          <table:table-cell table:number-columns-repeated="1022"/>
        </table:table-row>
        <table:table-row table:style-name="ro1">
          <table:table-cell table:formula="of:=IF(ISBLANK([LIST.A1319]);&quot;&quot;;[LIST.A1319])">
            <text:p/>
          </table:table-cell>
          <table:table-cell table:formula="of:=IF(ISBLANK([LIST.A1320]);&quot;&quot;;[LIST.A1320])">
            <text:p/>
          </table:table-cell>
          <table:table-cell table:number-columns-repeated="1022"/>
        </table:table-row>
        <table:table-row table:style-name="ro1">
          <table:table-cell table:formula="of:=IF(ISBLANK([LIST.B1312]);&quot;&quot;;[LIST.B1312])">
            <text:p/>
          </table:table-cell>
          <table:table-cell table:formula="of:=IF(ISBLANK([LIST.B1311]);&quot;&quot;;[LIST.B1311])">
            <text:p/>
          </table:table-cell>
          <table:table-cell table:number-columns-repeated="1022"/>
        </table:table-row>
        <table:table-row table:style-name="ro1">
          <table:table-cell table:formula="of:=IF(ISBLANK([LIST.B1314]);&quot;&quot;;[LIST.B1314])">
            <text:p/>
          </table:table-cell>
          <table:table-cell table:formula="of:=IF(ISBLANK([LIST.B1313]);&quot;&quot;;[LIST.B1313])">
            <text:p/>
          </table:table-cell>
          <table:table-cell table:number-columns-repeated="1022"/>
        </table:table-row>
        <table:table-row table:style-name="ro1">
          <table:table-cell table:formula="of:=IF(ISBLANK([LIST.B1316]);&quot;&quot;;[LIST.B1316])">
            <text:p/>
          </table:table-cell>
          <table:table-cell table:formula="of:=IF(ISBLANK([LIST.B1315]);&quot;&quot;;[LIST.B1315])">
            <text:p/>
          </table:table-cell>
          <table:table-cell table:number-columns-repeated="1022"/>
        </table:table-row>
        <table:table-row table:style-name="ro1">
          <table:table-cell table:formula="of:=IF(ISBLANK([LIST.B1318]);&quot;&quot;;[LIST.B1318])">
            <text:p/>
          </table:table-cell>
          <table:table-cell table:formula="of:=IF(ISBLANK([LIST.B1317]);&quot;&quot;;[LIST.B1317])">
            <text:p/>
          </table:table-cell>
          <table:table-cell table:number-columns-repeated="1022"/>
        </table:table-row>
        <table:table-row table:style-name="ro1">
          <table:table-cell table:formula="of:=IF(ISBLANK([LIST.B1320]);&quot;&quot;;[LIST.B1320])">
            <text:p/>
          </table:table-cell>
          <table:table-cell table:formula="of:=IF(ISBLANK([LIST.B1319]);&quot;&quot;;[LIST.B1319])">
            <text:p/>
          </table:table-cell>
          <table:table-cell table:number-columns-repeated="1022"/>
        </table:table-row>
        <table:table-row table:style-name="ro1">
          <table:table-cell table:formula="of:=IF(ISBLANK([LIST.A1321]);&quot;&quot;;[LIST.A1321])">
            <text:p/>
          </table:table-cell>
          <table:table-cell table:formula="of:=IF(ISBLANK([LIST.A1322]);&quot;&quot;;[LIST.A1322])">
            <text:p/>
          </table:table-cell>
          <table:table-cell table:number-columns-repeated="1022"/>
        </table:table-row>
        <table:table-row table:style-name="ro1">
          <table:table-cell table:formula="of:=IF(ISBLANK([LIST.A1323]);&quot;&quot;;[LIST.A1323])">
            <text:p/>
          </table:table-cell>
          <table:table-cell table:formula="of:=IF(ISBLANK([LIST.A1324]);&quot;&quot;;[LIST.A1324])">
            <text:p/>
          </table:table-cell>
          <table:table-cell table:number-columns-repeated="1022"/>
        </table:table-row>
        <table:table-row table:style-name="ro1">
          <table:table-cell table:formula="of:=IF(ISBLANK([LIST.A1325]);&quot;&quot;;[LIST.A1325])">
            <text:p/>
          </table:table-cell>
          <table:table-cell table:formula="of:=IF(ISBLANK([LIST.A1326]);&quot;&quot;;[LIST.A1326])">
            <text:p/>
          </table:table-cell>
          <table:table-cell table:number-columns-repeated="1022"/>
        </table:table-row>
        <table:table-row table:style-name="ro1">
          <table:table-cell table:formula="of:=IF(ISBLANK([LIST.A1327]);&quot;&quot;;[LIST.A1328])">
            <text:p/>
          </table:table-cell>
          <table:table-cell table:formula="of:=IF(ISBLANK([LIST.A1328]);&quot;&quot;;[LIST.A1328])">
            <text:p/>
          </table:table-cell>
          <table:table-cell table:number-columns-repeated="1022"/>
        </table:table-row>
        <table:table-row table:style-name="ro1">
          <table:table-cell table:formula="of:=IF(ISBLANK([LIST.A1329]);&quot;&quot;;[LIST.A1329])">
            <text:p/>
          </table:table-cell>
          <table:table-cell table:formula="of:=IF(ISBLANK([LIST.A1330]);&quot;&quot;;[LIST.A1330])">
            <text:p/>
          </table:table-cell>
          <table:table-cell table:number-columns-repeated="1022"/>
        </table:table-row>
        <table:table-row table:style-name="ro1">
          <table:table-cell table:formula="of:=IF(ISBLANK([LIST.B1322]);&quot;&quot;;[LIST.B1322])">
            <text:p/>
          </table:table-cell>
          <table:table-cell table:formula="of:=IF(ISBLANK([LIST.B1321]);&quot;&quot;;[LIST.B1321])">
            <text:p/>
          </table:table-cell>
          <table:table-cell table:number-columns-repeated="1022"/>
        </table:table-row>
        <table:table-row table:style-name="ro1">
          <table:table-cell table:formula="of:=IF(ISBLANK([LIST.B1324]);&quot;&quot;;[LIST.B1324])">
            <text:p/>
          </table:table-cell>
          <table:table-cell table:formula="of:=IF(ISBLANK([LIST.B1323]);&quot;&quot;;[LIST.B1323])">
            <text:p/>
          </table:table-cell>
          <table:table-cell table:number-columns-repeated="1022"/>
        </table:table-row>
        <table:table-row table:style-name="ro1">
          <table:table-cell table:formula="of:=IF(ISBLANK([LIST.B1326]);&quot;&quot;;[LIST.B1326])">
            <text:p/>
          </table:table-cell>
          <table:table-cell table:formula="of:=IF(ISBLANK([LIST.B1325]);&quot;&quot;;[LIST.B1325])">
            <text:p/>
          </table:table-cell>
          <table:table-cell table:number-columns-repeated="1022"/>
        </table:table-row>
        <table:table-row table:style-name="ro1">
          <table:table-cell table:formula="of:=IF(ISBLANK([LIST.B1328]);&quot;&quot;;[LIST.B1328])">
            <text:p/>
          </table:table-cell>
          <table:table-cell table:formula="of:=IF(ISBLANK([LIST.B1327]);&quot;&quot;;[LIST.B1327])">
            <text:p/>
          </table:table-cell>
          <table:table-cell table:number-columns-repeated="1022"/>
        </table:table-row>
        <table:table-row table:style-name="ro1">
          <table:table-cell table:formula="of:=IF(ISBLANK([LIST.B1330]);&quot;&quot;;[LIST.B1330])">
            <text:p/>
          </table:table-cell>
          <table:table-cell table:formula="of:=IF(ISBLANK([LIST.B1329]);&quot;&quot;;[LIST.B1329])">
            <text:p/>
          </table:table-cell>
          <table:table-cell table:number-columns-repeated="1022"/>
        </table:table-row>
        <table:table-row table:style-name="ro1">
          <table:table-cell table:formula="of:=IF(ISBLANK([LIST.A1331]);&quot;&quot;;[LIST.A1331])">
            <text:p/>
          </table:table-cell>
          <table:table-cell table:formula="of:=IF(ISBLANK([LIST.A1332]);&quot;&quot;;[LIST.A1332])">
            <text:p/>
          </table:table-cell>
          <table:table-cell table:number-columns-repeated="1022"/>
        </table:table-row>
        <table:table-row table:style-name="ro1">
          <table:table-cell table:formula="of:=IF(ISBLANK([LIST.A1333]);&quot;&quot;;[LIST.A1333])">
            <text:p/>
          </table:table-cell>
          <table:table-cell table:formula="of:=IF(ISBLANK([LIST.A1334]);&quot;&quot;;[LIST.A1334])">
            <text:p/>
          </table:table-cell>
          <table:table-cell table:number-columns-repeated="1022"/>
        </table:table-row>
        <table:table-row table:style-name="ro1">
          <table:table-cell table:formula="of:=IF(ISBLANK([LIST.A1335]);&quot;&quot;;[LIST.A1335])">
            <text:p/>
          </table:table-cell>
          <table:table-cell table:formula="of:=IF(ISBLANK([LIST.A1336]);&quot;&quot;;[LIST.A1336])">
            <text:p/>
          </table:table-cell>
          <table:table-cell table:number-columns-repeated="1022"/>
        </table:table-row>
        <table:table-row table:style-name="ro1">
          <table:table-cell table:formula="of:=IF(ISBLANK([LIST.A1337]);&quot;&quot;;[LIST.A1338])">
            <text:p/>
          </table:table-cell>
          <table:table-cell table:formula="of:=IF(ISBLANK([LIST.A1338]);&quot;&quot;;[LIST.A1338])">
            <text:p/>
          </table:table-cell>
          <table:table-cell table:number-columns-repeated="1022"/>
        </table:table-row>
        <table:table-row table:style-name="ro1">
          <table:table-cell table:formula="of:=IF(ISBLANK([LIST.A1339]);&quot;&quot;;[LIST.A1339])">
            <text:p/>
          </table:table-cell>
          <table:table-cell table:formula="of:=IF(ISBLANK([LIST.A1340]);&quot;&quot;;[LIST.A1340])">
            <text:p/>
          </table:table-cell>
          <table:table-cell table:number-columns-repeated="1022"/>
        </table:table-row>
        <table:table-row table:style-name="ro1">
          <table:table-cell table:formula="of:=IF(ISBLANK([LIST.B1332]);&quot;&quot;;[LIST.B1332])">
            <text:p/>
          </table:table-cell>
          <table:table-cell table:formula="of:=IF(ISBLANK([LIST.B1331]);&quot;&quot;;[LIST.B1331])">
            <text:p/>
          </table:table-cell>
          <table:table-cell table:number-columns-repeated="1022"/>
        </table:table-row>
        <table:table-row table:style-name="ro1">
          <table:table-cell table:formula="of:=IF(ISBLANK([LIST.B1334]);&quot;&quot;;[LIST.B1334])">
            <text:p/>
          </table:table-cell>
          <table:table-cell table:formula="of:=IF(ISBLANK([LIST.B1333]);&quot;&quot;;[LIST.B1333])">
            <text:p/>
          </table:table-cell>
          <table:table-cell table:number-columns-repeated="1022"/>
        </table:table-row>
        <table:table-row table:style-name="ro1">
          <table:table-cell table:formula="of:=IF(ISBLANK([LIST.B1336]);&quot;&quot;;[LIST.B1336])">
            <text:p/>
          </table:table-cell>
          <table:table-cell table:formula="of:=IF(ISBLANK([LIST.B1335]);&quot;&quot;;[LIST.B1335])">
            <text:p/>
          </table:table-cell>
          <table:table-cell table:number-columns-repeated="1022"/>
        </table:table-row>
        <table:table-row table:style-name="ro1">
          <table:table-cell table:formula="of:=IF(ISBLANK([LIST.B1338]);&quot;&quot;;[LIST.B1338])">
            <text:p/>
          </table:table-cell>
          <table:table-cell table:formula="of:=IF(ISBLANK([LIST.B1337]);&quot;&quot;;[LIST.B1337])">
            <text:p/>
          </table:table-cell>
          <table:table-cell table:number-columns-repeated="1022"/>
        </table:table-row>
        <table:table-row table:style-name="ro1">
          <table:table-cell table:formula="of:=IF(ISBLANK([LIST.B1340]);&quot;&quot;;[LIST.B1340])">
            <text:p/>
          </table:table-cell>
          <table:table-cell table:formula="of:=IF(ISBLANK([LIST.B1339]);&quot;&quot;;[LIST.B1339])">
            <text:p/>
          </table:table-cell>
          <table:table-cell table:number-columns-repeated="1022"/>
        </table:table-row>
        <table:table-row table:style-name="ro1">
          <table:table-cell table:formula="of:=IF(ISBLANK([LIST.A1341]);&quot;&quot;;[LIST.A1341])">
            <text:p/>
          </table:table-cell>
          <table:table-cell table:formula="of:=IF(ISBLANK([LIST.A1342]);&quot;&quot;;[LIST.A1342])">
            <text:p/>
          </table:table-cell>
          <table:table-cell table:number-columns-repeated="1022"/>
        </table:table-row>
        <table:table-row table:style-name="ro1">
          <table:table-cell table:formula="of:=IF(ISBLANK([LIST.A1343]);&quot;&quot;;[LIST.A1343])">
            <text:p/>
          </table:table-cell>
          <table:table-cell table:formula="of:=IF(ISBLANK([LIST.A1344]);&quot;&quot;;[LIST.A1344])">
            <text:p/>
          </table:table-cell>
          <table:table-cell table:number-columns-repeated="1022"/>
        </table:table-row>
        <table:table-row table:style-name="ro1">
          <table:table-cell table:formula="of:=IF(ISBLANK([LIST.A1345]);&quot;&quot;;[LIST.A1345])">
            <text:p/>
          </table:table-cell>
          <table:table-cell table:formula="of:=IF(ISBLANK([LIST.A1346]);&quot;&quot;;[LIST.A1346])">
            <text:p/>
          </table:table-cell>
          <table:table-cell table:number-columns-repeated="1022"/>
        </table:table-row>
        <table:table-row table:style-name="ro1">
          <table:table-cell table:formula="of:=IF(ISBLANK([LIST.A1347]);&quot;&quot;;[LIST.A1348])">
            <text:p/>
          </table:table-cell>
          <table:table-cell table:formula="of:=IF(ISBLANK([LIST.A1348]);&quot;&quot;;[LIST.A1348])">
            <text:p/>
          </table:table-cell>
          <table:table-cell table:number-columns-repeated="1022"/>
        </table:table-row>
        <table:table-row table:style-name="ro1">
          <table:table-cell table:formula="of:=IF(ISBLANK([LIST.A1349]);&quot;&quot;;[LIST.A1349])">
            <text:p/>
          </table:table-cell>
          <table:table-cell table:formula="of:=IF(ISBLANK([LIST.A1350]);&quot;&quot;;[LIST.A1350])">
            <text:p/>
          </table:table-cell>
          <table:table-cell table:number-columns-repeated="1022"/>
        </table:table-row>
        <table:table-row table:style-name="ro1">
          <table:table-cell table:formula="of:=IF(ISBLANK([LIST.B1342]);&quot;&quot;;[LIST.B1342])">
            <text:p/>
          </table:table-cell>
          <table:table-cell table:formula="of:=IF(ISBLANK([LIST.B1341]);&quot;&quot;;[LIST.B1341])">
            <text:p/>
          </table:table-cell>
          <table:table-cell table:number-columns-repeated="1022"/>
        </table:table-row>
        <table:table-row table:style-name="ro1">
          <table:table-cell table:formula="of:=IF(ISBLANK([LIST.B1344]);&quot;&quot;;[LIST.B1344])">
            <text:p/>
          </table:table-cell>
          <table:table-cell table:formula="of:=IF(ISBLANK([LIST.B1343]);&quot;&quot;;[LIST.B1343])">
            <text:p/>
          </table:table-cell>
          <table:table-cell table:number-columns-repeated="1022"/>
        </table:table-row>
        <table:table-row table:style-name="ro1">
          <table:table-cell table:formula="of:=IF(ISBLANK([LIST.B1346]);&quot;&quot;;[LIST.B1346])">
            <text:p/>
          </table:table-cell>
          <table:table-cell table:formula="of:=IF(ISBLANK([LIST.B1345]);&quot;&quot;;[LIST.B1345])">
            <text:p/>
          </table:table-cell>
          <table:table-cell table:number-columns-repeated="1022"/>
        </table:table-row>
        <table:table-row table:style-name="ro1">
          <table:table-cell table:formula="of:=IF(ISBLANK([LIST.B1348]);&quot;&quot;;[LIST.B1348])">
            <text:p/>
          </table:table-cell>
          <table:table-cell table:formula="of:=IF(ISBLANK([LIST.B1347]);&quot;&quot;;[LIST.B1347])">
            <text:p/>
          </table:table-cell>
          <table:table-cell table:number-columns-repeated="1022"/>
        </table:table-row>
        <table:table-row table:style-name="ro1">
          <table:table-cell table:formula="of:=IF(ISBLANK([LIST.B1350]);&quot;&quot;;[LIST.B1350])">
            <text:p/>
          </table:table-cell>
          <table:table-cell table:formula="of:=IF(ISBLANK([LIST.B1349]);&quot;&quot;;[LIST.B1349])">
            <text:p/>
          </table:table-cell>
          <table:table-cell table:number-columns-repeated="1022"/>
        </table:table-row>
        <table:table-row table:style-name="ro1">
          <table:table-cell table:formula="of:=IF(ISBLANK([LIST.A1351]);&quot;&quot;;[LIST.A1351])">
            <text:p/>
          </table:table-cell>
          <table:table-cell table:formula="of:=IF(ISBLANK([LIST.A1352]);&quot;&quot;;[LIST.A1352])">
            <text:p/>
          </table:table-cell>
          <table:table-cell table:number-columns-repeated="1022"/>
        </table:table-row>
        <table:table-row table:style-name="ro1">
          <table:table-cell table:formula="of:=IF(ISBLANK([LIST.A1353]);&quot;&quot;;[LIST.A1353])">
            <text:p/>
          </table:table-cell>
          <table:table-cell table:formula="of:=IF(ISBLANK([LIST.A1354]);&quot;&quot;;[LIST.A1354])">
            <text:p/>
          </table:table-cell>
          <table:table-cell table:number-columns-repeated="1022"/>
        </table:table-row>
        <table:table-row table:style-name="ro1">
          <table:table-cell table:formula="of:=IF(ISBLANK([LIST.A1355]);&quot;&quot;;[LIST.A1355])">
            <text:p/>
          </table:table-cell>
          <table:table-cell table:formula="of:=IF(ISBLANK([LIST.A1356]);&quot;&quot;;[LIST.A1356])">
            <text:p/>
          </table:table-cell>
          <table:table-cell table:number-columns-repeated="1022"/>
        </table:table-row>
        <table:table-row table:style-name="ro1">
          <table:table-cell table:formula="of:=IF(ISBLANK([LIST.A1357]);&quot;&quot;;[LIST.A1358])">
            <text:p/>
          </table:table-cell>
          <table:table-cell table:formula="of:=IF(ISBLANK([LIST.A1358]);&quot;&quot;;[LIST.A1358])">
            <text:p/>
          </table:table-cell>
          <table:table-cell table:number-columns-repeated="1022"/>
        </table:table-row>
        <table:table-row table:style-name="ro1">
          <table:table-cell table:formula="of:=IF(ISBLANK([LIST.A1359]);&quot;&quot;;[LIST.A1359])">
            <text:p/>
          </table:table-cell>
          <table:table-cell table:formula="of:=IF(ISBLANK([LIST.A1360]);&quot;&quot;;[LIST.A1360])">
            <text:p/>
          </table:table-cell>
          <table:table-cell table:number-columns-repeated="1022"/>
        </table:table-row>
        <table:table-row table:style-name="ro1">
          <table:table-cell table:formula="of:=IF(ISBLANK([LIST.B1352]);&quot;&quot;;[LIST.B1352])">
            <text:p/>
          </table:table-cell>
          <table:table-cell table:formula="of:=IF(ISBLANK([LIST.B1351]);&quot;&quot;;[LIST.B1351])">
            <text:p/>
          </table:table-cell>
          <table:table-cell table:number-columns-repeated="1022"/>
        </table:table-row>
        <table:table-row table:style-name="ro1">
          <table:table-cell table:formula="of:=IF(ISBLANK([LIST.B1354]);&quot;&quot;;[LIST.B1354])">
            <text:p/>
          </table:table-cell>
          <table:table-cell table:formula="of:=IF(ISBLANK([LIST.B1353]);&quot;&quot;;[LIST.B1353])">
            <text:p/>
          </table:table-cell>
          <table:table-cell table:number-columns-repeated="1022"/>
        </table:table-row>
        <table:table-row table:style-name="ro1">
          <table:table-cell table:formula="of:=IF(ISBLANK([LIST.B1356]);&quot;&quot;;[LIST.B1356])">
            <text:p/>
          </table:table-cell>
          <table:table-cell table:formula="of:=IF(ISBLANK([LIST.B1355]);&quot;&quot;;[LIST.B1355])">
            <text:p/>
          </table:table-cell>
          <table:table-cell table:number-columns-repeated="1022"/>
        </table:table-row>
        <table:table-row table:style-name="ro1">
          <table:table-cell table:formula="of:=IF(ISBLANK([LIST.B1358]);&quot;&quot;;[LIST.B1358])">
            <text:p/>
          </table:table-cell>
          <table:table-cell table:formula="of:=IF(ISBLANK([LIST.B1357]);&quot;&quot;;[LIST.B1357])">
            <text:p/>
          </table:table-cell>
          <table:table-cell table:number-columns-repeated="1022"/>
        </table:table-row>
        <table:table-row table:style-name="ro1">
          <table:table-cell table:formula="of:=IF(ISBLANK([LIST.B1360]);&quot;&quot;;[LIST.B1360])">
            <text:p/>
          </table:table-cell>
          <table:table-cell table:formula="of:=IF(ISBLANK([LIST.B1359]);&quot;&quot;;[LIST.B1359])">
            <text:p/>
          </table:table-cell>
          <table:table-cell table:number-columns-repeated="1022"/>
        </table:table-row>
        <table:table-row table:style-name="ro1">
          <table:table-cell table:formula="of:=IF(ISBLANK([LIST.A1361]);&quot;&quot;;[LIST.A1361])">
            <text:p/>
          </table:table-cell>
          <table:table-cell table:formula="of:=IF(ISBLANK([LIST.A1362]);&quot;&quot;;[LIST.A1362])">
            <text:p/>
          </table:table-cell>
          <table:table-cell table:number-columns-repeated="1022"/>
        </table:table-row>
        <table:table-row table:style-name="ro1">
          <table:table-cell table:formula="of:=IF(ISBLANK([LIST.A1363]);&quot;&quot;;[LIST.A1363])">
            <text:p/>
          </table:table-cell>
          <table:table-cell table:formula="of:=IF(ISBLANK([LIST.A1364]);&quot;&quot;;[LIST.A1364])">
            <text:p/>
          </table:table-cell>
          <table:table-cell table:number-columns-repeated="1022"/>
        </table:table-row>
        <table:table-row table:style-name="ro1">
          <table:table-cell table:formula="of:=IF(ISBLANK([LIST.A1365]);&quot;&quot;;[LIST.A1365])">
            <text:p/>
          </table:table-cell>
          <table:table-cell table:formula="of:=IF(ISBLANK([LIST.A1366]);&quot;&quot;;[LIST.A1366])">
            <text:p/>
          </table:table-cell>
          <table:table-cell table:number-columns-repeated="1022"/>
        </table:table-row>
        <table:table-row table:style-name="ro1">
          <table:table-cell table:formula="of:=IF(ISBLANK([LIST.A1367]);&quot;&quot;;[LIST.A1368])">
            <text:p/>
          </table:table-cell>
          <table:table-cell table:formula="of:=IF(ISBLANK([LIST.A1368]);&quot;&quot;;[LIST.A1368])">
            <text:p/>
          </table:table-cell>
          <table:table-cell table:number-columns-repeated="1022"/>
        </table:table-row>
        <table:table-row table:style-name="ro1">
          <table:table-cell table:formula="of:=IF(ISBLANK([LIST.A1369]);&quot;&quot;;[LIST.A1369])">
            <text:p/>
          </table:table-cell>
          <table:table-cell table:formula="of:=IF(ISBLANK([LIST.A1370]);&quot;&quot;;[LIST.A1370])">
            <text:p/>
          </table:table-cell>
          <table:table-cell table:number-columns-repeated="1022"/>
        </table:table-row>
        <table:table-row table:style-name="ro1">
          <table:table-cell table:formula="of:=IF(ISBLANK([LIST.B1362]);&quot;&quot;;[LIST.B1362])">
            <text:p/>
          </table:table-cell>
          <table:table-cell table:formula="of:=IF(ISBLANK([LIST.B1361]);&quot;&quot;;[LIST.B1361])">
            <text:p/>
          </table:table-cell>
          <table:table-cell table:number-columns-repeated="1022"/>
        </table:table-row>
        <table:table-row table:style-name="ro1">
          <table:table-cell table:formula="of:=IF(ISBLANK([LIST.B1364]);&quot;&quot;;[LIST.B1364])">
            <text:p/>
          </table:table-cell>
          <table:table-cell table:formula="of:=IF(ISBLANK([LIST.B1363]);&quot;&quot;;[LIST.B1363])">
            <text:p/>
          </table:table-cell>
          <table:table-cell table:number-columns-repeated="1022"/>
        </table:table-row>
        <table:table-row table:style-name="ro1">
          <table:table-cell table:formula="of:=IF(ISBLANK([LIST.B1366]);&quot;&quot;;[LIST.B1366])">
            <text:p/>
          </table:table-cell>
          <table:table-cell table:formula="of:=IF(ISBLANK([LIST.B1365]);&quot;&quot;;[LIST.B1365])">
            <text:p/>
          </table:table-cell>
          <table:table-cell table:number-columns-repeated="1022"/>
        </table:table-row>
        <table:table-row table:style-name="ro1">
          <table:table-cell table:formula="of:=IF(ISBLANK([LIST.B1368]);&quot;&quot;;[LIST.B1368])">
            <text:p/>
          </table:table-cell>
          <table:table-cell table:formula="of:=IF(ISBLANK([LIST.B1367]);&quot;&quot;;[LIST.B1367])">
            <text:p/>
          </table:table-cell>
          <table:table-cell table:number-columns-repeated="1022"/>
        </table:table-row>
        <table:table-row table:style-name="ro1">
          <table:table-cell table:formula="of:=IF(ISBLANK([LIST.B1370]);&quot;&quot;;[LIST.B1370])">
            <text:p/>
          </table:table-cell>
          <table:table-cell table:formula="of:=IF(ISBLANK([LIST.B1369]);&quot;&quot;;[LIST.B1369])">
            <text:p/>
          </table:table-cell>
          <table:table-cell table:number-columns-repeated="1022"/>
        </table:table-row>
        <table:table-row table:style-name="ro1">
          <table:table-cell table:formula="of:=IF(ISBLANK([LIST.A1371]);&quot;&quot;;[LIST.A1371])">
            <text:p/>
          </table:table-cell>
          <table:table-cell table:formula="of:=IF(ISBLANK([LIST.A1372]);&quot;&quot;;[LIST.A1372])">
            <text:p/>
          </table:table-cell>
          <table:table-cell table:number-columns-repeated="1022"/>
        </table:table-row>
        <table:table-row table:style-name="ro1">
          <table:table-cell table:formula="of:=IF(ISBLANK([LIST.A1373]);&quot;&quot;;[LIST.A1373])">
            <text:p/>
          </table:table-cell>
          <table:table-cell table:formula="of:=IF(ISBLANK([LIST.A1374]);&quot;&quot;;[LIST.A1374])">
            <text:p/>
          </table:table-cell>
          <table:table-cell table:number-columns-repeated="1022"/>
        </table:table-row>
        <table:table-row table:style-name="ro1">
          <table:table-cell table:formula="of:=IF(ISBLANK([LIST.A1375]);&quot;&quot;;[LIST.A1375])">
            <text:p/>
          </table:table-cell>
          <table:table-cell table:formula="of:=IF(ISBLANK([LIST.A1376]);&quot;&quot;;[LIST.A1376])">
            <text:p/>
          </table:table-cell>
          <table:table-cell table:number-columns-repeated="1022"/>
        </table:table-row>
        <table:table-row table:style-name="ro1">
          <table:table-cell table:formula="of:=IF(ISBLANK([LIST.A1377]);&quot;&quot;;[LIST.A1378])">
            <text:p/>
          </table:table-cell>
          <table:table-cell table:formula="of:=IF(ISBLANK([LIST.A1378]);&quot;&quot;;[LIST.A1378])">
            <text:p/>
          </table:table-cell>
          <table:table-cell table:number-columns-repeated="1022"/>
        </table:table-row>
        <table:table-row table:style-name="ro1">
          <table:table-cell table:formula="of:=IF(ISBLANK([LIST.A1379]);&quot;&quot;;[LIST.A1379])">
            <text:p/>
          </table:table-cell>
          <table:table-cell table:formula="of:=IF(ISBLANK([LIST.A1380]);&quot;&quot;;[LIST.A1380])">
            <text:p/>
          </table:table-cell>
          <table:table-cell table:number-columns-repeated="1022"/>
        </table:table-row>
        <table:table-row table:style-name="ro1">
          <table:table-cell table:formula="of:=IF(ISBLANK([LIST.B1372]);&quot;&quot;;[LIST.B1372])">
            <text:p/>
          </table:table-cell>
          <table:table-cell table:formula="of:=IF(ISBLANK([LIST.B1371]);&quot;&quot;;[LIST.B1371])">
            <text:p/>
          </table:table-cell>
          <table:table-cell table:number-columns-repeated="1022"/>
        </table:table-row>
        <table:table-row table:style-name="ro1">
          <table:table-cell table:formula="of:=IF(ISBLANK([LIST.B1374]);&quot;&quot;;[LIST.B1374])">
            <text:p/>
          </table:table-cell>
          <table:table-cell table:formula="of:=IF(ISBLANK([LIST.B1373]);&quot;&quot;;[LIST.B1373])">
            <text:p/>
          </table:table-cell>
          <table:table-cell table:number-columns-repeated="1022"/>
        </table:table-row>
        <table:table-row table:style-name="ro1">
          <table:table-cell table:formula="of:=IF(ISBLANK([LIST.B1376]);&quot;&quot;;[LIST.B1376])">
            <text:p/>
          </table:table-cell>
          <table:table-cell table:formula="of:=IF(ISBLANK([LIST.B1375]);&quot;&quot;;[LIST.B1375])">
            <text:p/>
          </table:table-cell>
          <table:table-cell table:number-columns-repeated="1022"/>
        </table:table-row>
        <table:table-row table:style-name="ro1">
          <table:table-cell table:formula="of:=IF(ISBLANK([LIST.B1378]);&quot;&quot;;[LIST.B1378])">
            <text:p/>
          </table:table-cell>
          <table:table-cell table:formula="of:=IF(ISBLANK([LIST.B1377]);&quot;&quot;;[LIST.B1377])">
            <text:p/>
          </table:table-cell>
          <table:table-cell table:number-columns-repeated="1022"/>
        </table:table-row>
        <table:table-row table:style-name="ro1">
          <table:table-cell table:formula="of:=IF(ISBLANK([LIST.B1380]);&quot;&quot;;[LIST.B1380])">
            <text:p/>
          </table:table-cell>
          <table:table-cell table:formula="of:=IF(ISBLANK([LIST.B1379]);&quot;&quot;;[LIST.B1379])">
            <text:p/>
          </table:table-cell>
          <table:table-cell table:number-columns-repeated="1022"/>
        </table:table-row>
        <table:table-row table:style-name="ro1">
          <table:table-cell table:formula="of:=IF(ISBLANK([LIST.A1381]);&quot;&quot;;[LIST.A1381])">
            <text:p/>
          </table:table-cell>
          <table:table-cell table:formula="of:=IF(ISBLANK([LIST.A1382]);&quot;&quot;;[LIST.A1382])">
            <text:p/>
          </table:table-cell>
          <table:table-cell table:number-columns-repeated="1022"/>
        </table:table-row>
        <table:table-row table:style-name="ro1">
          <table:table-cell table:formula="of:=IF(ISBLANK([LIST.A1383]);&quot;&quot;;[LIST.A1383])">
            <text:p/>
          </table:table-cell>
          <table:table-cell table:formula="of:=IF(ISBLANK([LIST.A1384]);&quot;&quot;;[LIST.A1384])">
            <text:p/>
          </table:table-cell>
          <table:table-cell table:number-columns-repeated="1022"/>
        </table:table-row>
        <table:table-row table:style-name="ro1">
          <table:table-cell table:formula="of:=IF(ISBLANK([LIST.A1385]);&quot;&quot;;[LIST.A1385])">
            <text:p/>
          </table:table-cell>
          <table:table-cell table:formula="of:=IF(ISBLANK([LIST.A1386]);&quot;&quot;;[LIST.A1386])">
            <text:p/>
          </table:table-cell>
          <table:table-cell table:number-columns-repeated="1022"/>
        </table:table-row>
        <table:table-row table:style-name="ro1">
          <table:table-cell table:formula="of:=IF(ISBLANK([LIST.A1387]);&quot;&quot;;[LIST.A1388])">
            <text:p/>
          </table:table-cell>
          <table:table-cell table:formula="of:=IF(ISBLANK([LIST.A1388]);&quot;&quot;;[LIST.A1388])">
            <text:p/>
          </table:table-cell>
          <table:table-cell table:number-columns-repeated="1022"/>
        </table:table-row>
        <table:table-row table:style-name="ro1">
          <table:table-cell table:formula="of:=IF(ISBLANK([LIST.A1389]);&quot;&quot;;[LIST.A1389])">
            <text:p/>
          </table:table-cell>
          <table:table-cell table:formula="of:=IF(ISBLANK([LIST.A1390]);&quot;&quot;;[LIST.A1390])">
            <text:p/>
          </table:table-cell>
          <table:table-cell table:number-columns-repeated="1022"/>
        </table:table-row>
        <table:table-row table:style-name="ro1">
          <table:table-cell table:formula="of:=IF(ISBLANK([LIST.B1382]);&quot;&quot;;[LIST.B1382])">
            <text:p/>
          </table:table-cell>
          <table:table-cell table:formula="of:=IF(ISBLANK([LIST.B1381]);&quot;&quot;;[LIST.B1381])">
            <text:p/>
          </table:table-cell>
          <table:table-cell table:number-columns-repeated="1022"/>
        </table:table-row>
        <table:table-row table:style-name="ro1">
          <table:table-cell table:formula="of:=IF(ISBLANK([LIST.B1384]);&quot;&quot;;[LIST.B1384])">
            <text:p/>
          </table:table-cell>
          <table:table-cell table:formula="of:=IF(ISBLANK([LIST.B1383]);&quot;&quot;;[LIST.B1383])">
            <text:p/>
          </table:table-cell>
          <table:table-cell table:number-columns-repeated="1022"/>
        </table:table-row>
        <table:table-row table:style-name="ro1">
          <table:table-cell table:formula="of:=IF(ISBLANK([LIST.B1386]);&quot;&quot;;[LIST.B1386])">
            <text:p/>
          </table:table-cell>
          <table:table-cell table:formula="of:=IF(ISBLANK([LIST.B1385]);&quot;&quot;;[LIST.B1385])">
            <text:p/>
          </table:table-cell>
          <table:table-cell table:number-columns-repeated="1022"/>
        </table:table-row>
        <table:table-row table:style-name="ro1">
          <table:table-cell table:formula="of:=IF(ISBLANK([LIST.B1388]);&quot;&quot;;[LIST.B1388])">
            <text:p/>
          </table:table-cell>
          <table:table-cell table:formula="of:=IF(ISBLANK([LIST.B1387]);&quot;&quot;;[LIST.B1387])">
            <text:p/>
          </table:table-cell>
          <table:table-cell table:number-columns-repeated="1022"/>
        </table:table-row>
        <table:table-row table:style-name="ro1">
          <table:table-cell table:formula="of:=IF(ISBLANK([LIST.B1390]);&quot;&quot;;[LIST.B1390])">
            <text:p/>
          </table:table-cell>
          <table:table-cell table:formula="of:=IF(ISBLANK([LIST.B1389]);&quot;&quot;;[LIST.B1389])">
            <text:p/>
          </table:table-cell>
          <table:table-cell table:number-columns-repeated="1022"/>
        </table:table-row>
        <table:table-row table:style-name="ro1">
          <table:table-cell table:formula="of:=IF(ISBLANK([LIST.A1391]);&quot;&quot;;[LIST.A1391])">
            <text:p/>
          </table:table-cell>
          <table:table-cell table:formula="of:=IF(ISBLANK([LIST.A1392]);&quot;&quot;;[LIST.A1392])">
            <text:p/>
          </table:table-cell>
          <table:table-cell table:number-columns-repeated="1022"/>
        </table:table-row>
        <table:table-row table:style-name="ro1">
          <table:table-cell table:formula="of:=IF(ISBLANK([LIST.A1393]);&quot;&quot;;[LIST.A1393])">
            <text:p/>
          </table:table-cell>
          <table:table-cell table:formula="of:=IF(ISBLANK([LIST.A1394]);&quot;&quot;;[LIST.A1394])">
            <text:p/>
          </table:table-cell>
          <table:table-cell table:number-columns-repeated="1022"/>
        </table:table-row>
        <table:table-row table:style-name="ro1">
          <table:table-cell table:formula="of:=IF(ISBLANK([LIST.A1395]);&quot;&quot;;[LIST.A1395])">
            <text:p/>
          </table:table-cell>
          <table:table-cell table:formula="of:=IF(ISBLANK([LIST.A1396]);&quot;&quot;;[LIST.A1396])">
            <text:p/>
          </table:table-cell>
          <table:table-cell table:number-columns-repeated="1022"/>
        </table:table-row>
        <table:table-row table:style-name="ro1">
          <table:table-cell table:formula="of:=IF(ISBLANK([LIST.A1397]);&quot;&quot;;[LIST.A1398])">
            <text:p/>
          </table:table-cell>
          <table:table-cell table:formula="of:=IF(ISBLANK([LIST.A1398]);&quot;&quot;;[LIST.A1398])">
            <text:p/>
          </table:table-cell>
          <table:table-cell table:number-columns-repeated="1022"/>
        </table:table-row>
        <table:table-row table:style-name="ro1">
          <table:table-cell table:formula="of:=IF(ISBLANK([LIST.A1399]);&quot;&quot;;[LIST.A1399])">
            <text:p/>
          </table:table-cell>
          <table:table-cell table:formula="of:=IF(ISBLANK([LIST.A1400]);&quot;&quot;;[LIST.A1400])">
            <text:p/>
          </table:table-cell>
          <table:table-cell table:number-columns-repeated="1022"/>
        </table:table-row>
        <table:table-row table:style-name="ro1">
          <table:table-cell table:formula="of:=IF(ISBLANK([LIST.B1392]);&quot;&quot;;[LIST.B1392])">
            <text:p/>
          </table:table-cell>
          <table:table-cell table:formula="of:=IF(ISBLANK([LIST.B1391]);&quot;&quot;;[LIST.B1391])">
            <text:p/>
          </table:table-cell>
          <table:table-cell table:number-columns-repeated="1022"/>
        </table:table-row>
        <table:table-row table:style-name="ro1">
          <table:table-cell table:formula="of:=IF(ISBLANK([LIST.B1394]);&quot;&quot;;[LIST.B1394])">
            <text:p/>
          </table:table-cell>
          <table:table-cell table:formula="of:=IF(ISBLANK([LIST.B1393]);&quot;&quot;;[LIST.B1393])">
            <text:p/>
          </table:table-cell>
          <table:table-cell table:number-columns-repeated="1022"/>
        </table:table-row>
        <table:table-row table:style-name="ro1">
          <table:table-cell table:formula="of:=IF(ISBLANK([LIST.B1396]);&quot;&quot;;[LIST.B1396])">
            <text:p/>
          </table:table-cell>
          <table:table-cell table:formula="of:=IF(ISBLANK([LIST.B1395]);&quot;&quot;;[LIST.B1395])">
            <text:p/>
          </table:table-cell>
          <table:table-cell table:number-columns-repeated="1022"/>
        </table:table-row>
        <table:table-row table:style-name="ro1">
          <table:table-cell table:formula="of:=IF(ISBLANK([LIST.B1398]);&quot;&quot;;[LIST.B1398])">
            <text:p/>
          </table:table-cell>
          <table:table-cell table:formula="of:=IF(ISBLANK([LIST.B1397]);&quot;&quot;;[LIST.B1397])">
            <text:p/>
          </table:table-cell>
          <table:table-cell table:number-columns-repeated="1022"/>
        </table:table-row>
        <table:table-row table:style-name="ro1">
          <table:table-cell table:formula="of:=IF(ISBLANK([LIST.B1400]);&quot;&quot;;[LIST.B1400])">
            <text:p/>
          </table:table-cell>
          <table:table-cell table:formula="of:=IF(ISBLANK([LIST.B1399]);&quot;&quot;;[LIST.B1399])">
            <text:p/>
          </table:table-cell>
          <table:table-cell table:number-columns-repeated="1022"/>
        </table:table-row>
        <table:table-row table:style-name="ro1">
          <table:table-cell table:formula="of:=IF(ISBLANK([LIST.A1401]);&quot;&quot;;[LIST.A1401])">
            <text:p/>
          </table:table-cell>
          <table:table-cell table:formula="of:=IF(ISBLANK([LIST.A1402]);&quot;&quot;;[LIST.A1402])">
            <text:p/>
          </table:table-cell>
          <table:table-cell table:number-columns-repeated="1022"/>
        </table:table-row>
        <table:table-row table:style-name="ro1">
          <table:table-cell table:formula="of:=IF(ISBLANK([LIST.A1403]);&quot;&quot;;[LIST.A1403])">
            <text:p/>
          </table:table-cell>
          <table:table-cell table:formula="of:=IF(ISBLANK([LIST.A1404]);&quot;&quot;;[LIST.A1404])">
            <text:p/>
          </table:table-cell>
          <table:table-cell table:number-columns-repeated="1022"/>
        </table:table-row>
        <table:table-row table:style-name="ro1">
          <table:table-cell table:formula="of:=IF(ISBLANK([LIST.A1405]);&quot;&quot;;[LIST.A1405])">
            <text:p/>
          </table:table-cell>
          <table:table-cell table:formula="of:=IF(ISBLANK([LIST.A1406]);&quot;&quot;;[LIST.A1406])">
            <text:p/>
          </table:table-cell>
          <table:table-cell table:number-columns-repeated="1022"/>
        </table:table-row>
        <table:table-row table:style-name="ro1">
          <table:table-cell table:formula="of:=IF(ISBLANK([LIST.A1407]);&quot;&quot;;[LIST.A1408])">
            <text:p/>
          </table:table-cell>
          <table:table-cell table:formula="of:=IF(ISBLANK([LIST.A1408]);&quot;&quot;;[LIST.A1408])">
            <text:p/>
          </table:table-cell>
          <table:table-cell table:number-columns-repeated="1022"/>
        </table:table-row>
        <table:table-row table:style-name="ro1">
          <table:table-cell table:formula="of:=IF(ISBLANK([LIST.A1409]);&quot;&quot;;[LIST.A1409])">
            <text:p/>
          </table:table-cell>
          <table:table-cell table:formula="of:=IF(ISBLANK([LIST.A1410]);&quot;&quot;;[LIST.A1410])">
            <text:p/>
          </table:table-cell>
          <table:table-cell table:number-columns-repeated="1022"/>
        </table:table-row>
        <table:table-row table:style-name="ro1">
          <table:table-cell table:formula="of:=IF(ISBLANK([LIST.B1402]);&quot;&quot;;[LIST.B1402])">
            <text:p/>
          </table:table-cell>
          <table:table-cell table:formula="of:=IF(ISBLANK([LIST.B1401]);&quot;&quot;;[LIST.B1401])">
            <text:p/>
          </table:table-cell>
          <table:table-cell table:number-columns-repeated="1022"/>
        </table:table-row>
        <table:table-row table:style-name="ro1">
          <table:table-cell table:formula="of:=IF(ISBLANK([LIST.B1404]);&quot;&quot;;[LIST.B1404])">
            <text:p/>
          </table:table-cell>
          <table:table-cell table:formula="of:=IF(ISBLANK([LIST.B1403]);&quot;&quot;;[LIST.B1403])">
            <text:p/>
          </table:table-cell>
          <table:table-cell table:number-columns-repeated="1022"/>
        </table:table-row>
        <table:table-row table:style-name="ro1">
          <table:table-cell table:formula="of:=IF(ISBLANK([LIST.B1406]);&quot;&quot;;[LIST.B1406])">
            <text:p/>
          </table:table-cell>
          <table:table-cell table:formula="of:=IF(ISBLANK([LIST.B1405]);&quot;&quot;;[LIST.B1405])">
            <text:p/>
          </table:table-cell>
          <table:table-cell table:number-columns-repeated="1022"/>
        </table:table-row>
        <table:table-row table:style-name="ro1">
          <table:table-cell table:formula="of:=IF(ISBLANK([LIST.B1408]);&quot;&quot;;[LIST.B1408])">
            <text:p/>
          </table:table-cell>
          <table:table-cell table:formula="of:=IF(ISBLANK([LIST.B1407]);&quot;&quot;;[LIST.B1407])">
            <text:p/>
          </table:table-cell>
          <table:table-cell table:number-columns-repeated="1022"/>
        </table:table-row>
        <table:table-row table:style-name="ro1">
          <table:table-cell table:formula="of:=IF(ISBLANK([LIST.B1410]);&quot;&quot;;[LIST.B1410])">
            <text:p/>
          </table:table-cell>
          <table:table-cell table:formula="of:=IF(ISBLANK([LIST.B1409]);&quot;&quot;;[LIST.B1409])">
            <text:p/>
          </table:table-cell>
          <table:table-cell table:number-columns-repeated="1022"/>
        </table:table-row>
        <table:table-row table:style-name="ro1">
          <table:table-cell table:formula="of:=IF(ISBLANK([LIST.A1411]);&quot;&quot;;[LIST.A1411])">
            <text:p/>
          </table:table-cell>
          <table:table-cell table:formula="of:=IF(ISBLANK([LIST.A1412]);&quot;&quot;;[LIST.A1412])">
            <text:p/>
          </table:table-cell>
          <table:table-cell table:number-columns-repeated="1022"/>
        </table:table-row>
        <table:table-row table:style-name="ro1">
          <table:table-cell table:formula="of:=IF(ISBLANK([LIST.A1413]);&quot;&quot;;[LIST.A1413])">
            <text:p/>
          </table:table-cell>
          <table:table-cell table:formula="of:=IF(ISBLANK([LIST.A1414]);&quot;&quot;;[LIST.A1414])">
            <text:p/>
          </table:table-cell>
          <table:table-cell table:number-columns-repeated="1022"/>
        </table:table-row>
        <table:table-row table:style-name="ro1">
          <table:table-cell table:formula="of:=IF(ISBLANK([LIST.A1415]);&quot;&quot;;[LIST.A1415])">
            <text:p/>
          </table:table-cell>
          <table:table-cell table:formula="of:=IF(ISBLANK([LIST.A1416]);&quot;&quot;;[LIST.A1416])">
            <text:p/>
          </table:table-cell>
          <table:table-cell table:number-columns-repeated="1022"/>
        </table:table-row>
        <table:table-row table:style-name="ro1">
          <table:table-cell table:formula="of:=IF(ISBLANK([LIST.A1417]);&quot;&quot;;[LIST.A1418])">
            <text:p/>
          </table:table-cell>
          <table:table-cell table:formula="of:=IF(ISBLANK([LIST.A1418]);&quot;&quot;;[LIST.A1418])">
            <text:p/>
          </table:table-cell>
          <table:table-cell table:number-columns-repeated="1022"/>
        </table:table-row>
        <table:table-row table:style-name="ro1">
          <table:table-cell table:formula="of:=IF(ISBLANK([LIST.A1419]);&quot;&quot;;[LIST.A1419])">
            <text:p/>
          </table:table-cell>
          <table:table-cell table:formula="of:=IF(ISBLANK([LIST.A1420]);&quot;&quot;;[LIST.A1420])">
            <text:p/>
          </table:table-cell>
          <table:table-cell table:number-columns-repeated="1022"/>
        </table:table-row>
        <table:table-row table:style-name="ro1">
          <table:table-cell table:formula="of:=IF(ISBLANK([LIST.B1412]);&quot;&quot;;[LIST.B1412])">
            <text:p/>
          </table:table-cell>
          <table:table-cell table:formula="of:=IF(ISBLANK([LIST.B1411]);&quot;&quot;;[LIST.B1411])">
            <text:p/>
          </table:table-cell>
          <table:table-cell table:number-columns-repeated="1022"/>
        </table:table-row>
        <table:table-row table:style-name="ro1">
          <table:table-cell table:formula="of:=IF(ISBLANK([LIST.B1414]);&quot;&quot;;[LIST.B1414])">
            <text:p/>
          </table:table-cell>
          <table:table-cell table:formula="of:=IF(ISBLANK([LIST.B1413]);&quot;&quot;;[LIST.B1413])">
            <text:p/>
          </table:table-cell>
          <table:table-cell table:number-columns-repeated="1022"/>
        </table:table-row>
        <table:table-row table:style-name="ro1">
          <table:table-cell table:formula="of:=IF(ISBLANK([LIST.B1416]);&quot;&quot;;[LIST.B1416])">
            <text:p/>
          </table:table-cell>
          <table:table-cell table:formula="of:=IF(ISBLANK([LIST.B1415]);&quot;&quot;;[LIST.B1415])">
            <text:p/>
          </table:table-cell>
          <table:table-cell table:number-columns-repeated="1022"/>
        </table:table-row>
        <table:table-row table:style-name="ro1">
          <table:table-cell table:formula="of:=IF(ISBLANK([LIST.B1418]);&quot;&quot;;[LIST.B1418])">
            <text:p/>
          </table:table-cell>
          <table:table-cell table:formula="of:=IF(ISBLANK([LIST.B1417]);&quot;&quot;;[LIST.B1417])">
            <text:p/>
          </table:table-cell>
          <table:table-cell table:number-columns-repeated="1022"/>
        </table:table-row>
        <table:table-row table:style-name="ro1">
          <table:table-cell table:formula="of:=IF(ISBLANK([LIST.B1420]);&quot;&quot;;[LIST.B1420])">
            <text:p/>
          </table:table-cell>
          <table:table-cell table:formula="of:=IF(ISBLANK([LIST.B1419]);&quot;&quot;;[LIST.B1419])">
            <text:p/>
          </table:table-cell>
          <table:table-cell table:number-columns-repeated="1022"/>
        </table:table-row>
        <table:table-row table:style-name="ro1">
          <table:table-cell table:formula="of:=IF(ISBLANK([LIST.A1421]);&quot;&quot;;[LIST.A1421])">
            <text:p/>
          </table:table-cell>
          <table:table-cell table:formula="of:=IF(ISBLANK([LIST.A1422]);&quot;&quot;;[LIST.A1422])">
            <text:p/>
          </table:table-cell>
          <table:table-cell table:number-columns-repeated="1022"/>
        </table:table-row>
        <table:table-row table:style-name="ro1">
          <table:table-cell table:formula="of:=IF(ISBLANK([LIST.A1423]);&quot;&quot;;[LIST.A1423])">
            <text:p/>
          </table:table-cell>
          <table:table-cell table:formula="of:=IF(ISBLANK([LIST.A1424]);&quot;&quot;;[LIST.A1424])">
            <text:p/>
          </table:table-cell>
          <table:table-cell table:number-columns-repeated="1022"/>
        </table:table-row>
        <table:table-row table:style-name="ro1">
          <table:table-cell table:formula="of:=IF(ISBLANK([LIST.A1425]);&quot;&quot;;[LIST.A1425])">
            <text:p/>
          </table:table-cell>
          <table:table-cell table:formula="of:=IF(ISBLANK([LIST.A1426]);&quot;&quot;;[LIST.A1426])">
            <text:p/>
          </table:table-cell>
          <table:table-cell table:number-columns-repeated="1022"/>
        </table:table-row>
        <table:table-row table:style-name="ro1">
          <table:table-cell table:formula="of:=IF(ISBLANK([LIST.A1427]);&quot;&quot;;[LIST.A1428])">
            <text:p/>
          </table:table-cell>
          <table:table-cell table:formula="of:=IF(ISBLANK([LIST.A1428]);&quot;&quot;;[LIST.A1428])">
            <text:p/>
          </table:table-cell>
          <table:table-cell table:number-columns-repeated="1022"/>
        </table:table-row>
        <table:table-row table:style-name="ro1">
          <table:table-cell table:formula="of:=IF(ISBLANK([LIST.A1429]);&quot;&quot;;[LIST.A1429])">
            <text:p/>
          </table:table-cell>
          <table:table-cell table:formula="of:=IF(ISBLANK([LIST.A1430]);&quot;&quot;;[LIST.A1430])">
            <text:p/>
          </table:table-cell>
          <table:table-cell table:number-columns-repeated="1022"/>
        </table:table-row>
        <table:table-row table:style-name="ro1">
          <table:table-cell table:formula="of:=IF(ISBLANK([LIST.B1422]);&quot;&quot;;[LIST.B1422])">
            <text:p/>
          </table:table-cell>
          <table:table-cell table:formula="of:=IF(ISBLANK([LIST.B1421]);&quot;&quot;;[LIST.B1421])">
            <text:p/>
          </table:table-cell>
          <table:table-cell table:number-columns-repeated="1022"/>
        </table:table-row>
        <table:table-row table:style-name="ro1">
          <table:table-cell table:formula="of:=IF(ISBLANK([LIST.B1424]);&quot;&quot;;[LIST.B1424])">
            <text:p/>
          </table:table-cell>
          <table:table-cell table:formula="of:=IF(ISBLANK([LIST.B1423]);&quot;&quot;;[LIST.B1423])">
            <text:p/>
          </table:table-cell>
          <table:table-cell table:number-columns-repeated="1022"/>
        </table:table-row>
        <table:table-row table:style-name="ro1">
          <table:table-cell table:formula="of:=IF(ISBLANK([LIST.B1426]);&quot;&quot;;[LIST.B1426])">
            <text:p/>
          </table:table-cell>
          <table:table-cell table:formula="of:=IF(ISBLANK([LIST.B1425]);&quot;&quot;;[LIST.B1425])">
            <text:p/>
          </table:table-cell>
          <table:table-cell table:number-columns-repeated="1022"/>
        </table:table-row>
        <table:table-row table:style-name="ro1">
          <table:table-cell table:formula="of:=IF(ISBLANK([LIST.B1428]);&quot;&quot;;[LIST.B1428])">
            <text:p/>
          </table:table-cell>
          <table:table-cell table:formula="of:=IF(ISBLANK([LIST.B1427]);&quot;&quot;;[LIST.B1427])">
            <text:p/>
          </table:table-cell>
          <table:table-cell table:number-columns-repeated="1022"/>
        </table:table-row>
        <table:table-row table:style-name="ro1">
          <table:table-cell table:formula="of:=IF(ISBLANK([LIST.B1430]);&quot;&quot;;[LIST.B1430])">
            <text:p/>
          </table:table-cell>
          <table:table-cell table:formula="of:=IF(ISBLANK([LIST.B1429]);&quot;&quot;;[LIST.B1429])">
            <text:p/>
          </table:table-cell>
          <table:table-cell table:number-columns-repeated="1022"/>
        </table:table-row>
        <table:table-row table:style-name="ro1">
          <table:table-cell table:formula="of:=IF(ISBLANK([LIST.A1431]);&quot;&quot;;[LIST.A1431])">
            <text:p/>
          </table:table-cell>
          <table:table-cell table:formula="of:=IF(ISBLANK([LIST.A1432]);&quot;&quot;;[LIST.A1432])">
            <text:p/>
          </table:table-cell>
          <table:table-cell table:number-columns-repeated="1022"/>
        </table:table-row>
        <table:table-row table:style-name="ro1">
          <table:table-cell table:formula="of:=IF(ISBLANK([LIST.A1433]);&quot;&quot;;[LIST.A1433])">
            <text:p/>
          </table:table-cell>
          <table:table-cell table:formula="of:=IF(ISBLANK([LIST.A1434]);&quot;&quot;;[LIST.A1434])">
            <text:p/>
          </table:table-cell>
          <table:table-cell table:number-columns-repeated="1022"/>
        </table:table-row>
        <table:table-row table:style-name="ro1">
          <table:table-cell table:formula="of:=IF(ISBLANK([LIST.A1435]);&quot;&quot;;[LIST.A1435])">
            <text:p/>
          </table:table-cell>
          <table:table-cell table:formula="of:=IF(ISBLANK([LIST.A1436]);&quot;&quot;;[LIST.A1436])">
            <text:p/>
          </table:table-cell>
          <table:table-cell table:number-columns-repeated="1022"/>
        </table:table-row>
        <table:table-row table:style-name="ro1">
          <table:table-cell table:formula="of:=IF(ISBLANK([LIST.A1437]);&quot;&quot;;[LIST.A1438])">
            <text:p/>
          </table:table-cell>
          <table:table-cell table:formula="of:=IF(ISBLANK([LIST.A1438]);&quot;&quot;;[LIST.A1438])">
            <text:p/>
          </table:table-cell>
          <table:table-cell table:number-columns-repeated="1022"/>
        </table:table-row>
        <table:table-row table:style-name="ro1">
          <table:table-cell table:formula="of:=IF(ISBLANK([LIST.A1439]);&quot;&quot;;[LIST.A1439])">
            <text:p/>
          </table:table-cell>
          <table:table-cell table:formula="of:=IF(ISBLANK([LIST.A1440]);&quot;&quot;;[LIST.A1440])">
            <text:p/>
          </table:table-cell>
          <table:table-cell table:number-columns-repeated="1022"/>
        </table:table-row>
        <table:table-row table:style-name="ro1">
          <table:table-cell table:formula="of:=IF(ISBLANK([LIST.B1432]);&quot;&quot;;[LIST.B1432])">
            <text:p/>
          </table:table-cell>
          <table:table-cell table:formula="of:=IF(ISBLANK([LIST.B1431]);&quot;&quot;;[LIST.B1431])">
            <text:p/>
          </table:table-cell>
          <table:table-cell table:number-columns-repeated="1022"/>
        </table:table-row>
        <table:table-row table:style-name="ro1">
          <table:table-cell table:formula="of:=IF(ISBLANK([LIST.B1434]);&quot;&quot;;[LIST.B1434])">
            <text:p/>
          </table:table-cell>
          <table:table-cell table:formula="of:=IF(ISBLANK([LIST.B1433]);&quot;&quot;;[LIST.B1433])">
            <text:p/>
          </table:table-cell>
          <table:table-cell table:number-columns-repeated="1022"/>
        </table:table-row>
        <table:table-row table:style-name="ro1">
          <table:table-cell table:formula="of:=IF(ISBLANK([LIST.B1436]);&quot;&quot;;[LIST.B1436])">
            <text:p/>
          </table:table-cell>
          <table:table-cell table:formula="of:=IF(ISBLANK([LIST.B1435]);&quot;&quot;;[LIST.B1435])">
            <text:p/>
          </table:table-cell>
          <table:table-cell table:number-columns-repeated="1022"/>
        </table:table-row>
        <table:table-row table:style-name="ro1">
          <table:table-cell table:formula="of:=IF(ISBLANK([LIST.B1438]);&quot;&quot;;[LIST.B1438])">
            <text:p/>
          </table:table-cell>
          <table:table-cell table:formula="of:=IF(ISBLANK([LIST.B1437]);&quot;&quot;;[LIST.B1437])">
            <text:p/>
          </table:table-cell>
          <table:table-cell table:number-columns-repeated="1022"/>
        </table:table-row>
        <table:table-row table:style-name="ro1">
          <table:table-cell table:formula="of:=IF(ISBLANK([LIST.B1440]);&quot;&quot;;[LIST.B1440])">
            <text:p/>
          </table:table-cell>
          <table:table-cell table:formula="of:=IF(ISBLANK([LIST.B1439]);&quot;&quot;;[LIST.B1439])">
            <text:p/>
          </table:table-cell>
          <table:table-cell table:number-columns-repeated="1022"/>
        </table:table-row>
        <table:table-row table:style-name="ro1">
          <table:table-cell table:formula="of:=IF(ISBLANK([LIST.A1441]);&quot;&quot;;[LIST.A1441])">
            <text:p/>
          </table:table-cell>
          <table:table-cell table:formula="of:=IF(ISBLANK([LIST.A1442]);&quot;&quot;;[LIST.A1442])">
            <text:p/>
          </table:table-cell>
          <table:table-cell table:number-columns-repeated="1022"/>
        </table:table-row>
        <table:table-row table:style-name="ro1">
          <table:table-cell table:formula="of:=IF(ISBLANK([LIST.A1443]);&quot;&quot;;[LIST.A1443])">
            <text:p/>
          </table:table-cell>
          <table:table-cell table:formula="of:=IF(ISBLANK([LIST.A1444]);&quot;&quot;;[LIST.A1444])">
            <text:p/>
          </table:table-cell>
          <table:table-cell table:number-columns-repeated="1022"/>
        </table:table-row>
        <table:table-row table:style-name="ro1">
          <table:table-cell table:formula="of:=IF(ISBLANK([LIST.A1445]);&quot;&quot;;[LIST.A1445])">
            <text:p/>
          </table:table-cell>
          <table:table-cell table:formula="of:=IF(ISBLANK([LIST.A1446]);&quot;&quot;;[LIST.A1446])">
            <text:p/>
          </table:table-cell>
          <table:table-cell table:number-columns-repeated="1022"/>
        </table:table-row>
        <table:table-row table:style-name="ro1">
          <table:table-cell table:formula="of:=IF(ISBLANK([LIST.A1447]);&quot;&quot;;[LIST.A1448])">
            <text:p/>
          </table:table-cell>
          <table:table-cell table:formula="of:=IF(ISBLANK([LIST.A1448]);&quot;&quot;;[LIST.A1448])">
            <text:p/>
          </table:table-cell>
          <table:table-cell table:number-columns-repeated="1022"/>
        </table:table-row>
        <table:table-row table:style-name="ro1">
          <table:table-cell table:formula="of:=IF(ISBLANK([LIST.A1449]);&quot;&quot;;[LIST.A1449])">
            <text:p/>
          </table:table-cell>
          <table:table-cell table:formula="of:=IF(ISBLANK([LIST.A1450]);&quot;&quot;;[LIST.A1450])">
            <text:p/>
          </table:table-cell>
          <table:table-cell table:number-columns-repeated="1022"/>
        </table:table-row>
        <table:table-row table:style-name="ro1">
          <table:table-cell table:formula="of:=IF(ISBLANK([LIST.B1442]);&quot;&quot;;[LIST.B1442])">
            <text:p/>
          </table:table-cell>
          <table:table-cell table:formula="of:=IF(ISBLANK([LIST.B1441]);&quot;&quot;;[LIST.B1441])">
            <text:p/>
          </table:table-cell>
          <table:table-cell table:number-columns-repeated="1022"/>
        </table:table-row>
        <table:table-row table:style-name="ro1">
          <table:table-cell table:formula="of:=IF(ISBLANK([LIST.B1444]);&quot;&quot;;[LIST.B1444])">
            <text:p/>
          </table:table-cell>
          <table:table-cell table:formula="of:=IF(ISBLANK([LIST.B1443]);&quot;&quot;;[LIST.B1443])">
            <text:p/>
          </table:table-cell>
          <table:table-cell table:number-columns-repeated="1022"/>
        </table:table-row>
        <table:table-row table:style-name="ro1">
          <table:table-cell table:formula="of:=IF(ISBLANK([LIST.B1446]);&quot;&quot;;[LIST.B1446])">
            <text:p/>
          </table:table-cell>
          <table:table-cell table:formula="of:=IF(ISBLANK([LIST.B1445]);&quot;&quot;;[LIST.B1445])">
            <text:p/>
          </table:table-cell>
          <table:table-cell table:number-columns-repeated="1022"/>
        </table:table-row>
        <table:table-row table:style-name="ro1">
          <table:table-cell table:formula="of:=IF(ISBLANK([LIST.B1448]);&quot;&quot;;[LIST.B1448])">
            <text:p/>
          </table:table-cell>
          <table:table-cell table:formula="of:=IF(ISBLANK([LIST.B1447]);&quot;&quot;;[LIST.B1447])">
            <text:p/>
          </table:table-cell>
          <table:table-cell table:number-columns-repeated="1022"/>
        </table:table-row>
        <table:table-row table:style-name="ro1">
          <table:table-cell table:formula="of:=IF(ISBLANK([LIST.B1450]);&quot;&quot;;[LIST.B1450])">
            <text:p/>
          </table:table-cell>
          <table:table-cell table:formula="of:=IF(ISBLANK([LIST.B1449]);&quot;&quot;;[LIST.B1449])">
            <text:p/>
          </table:table-cell>
          <table:table-cell table:number-columns-repeated="1022"/>
        </table:table-row>
        <table:table-row table:style-name="ro1">
          <table:table-cell table:formula="of:=IF(ISBLANK([LIST.A1451]);&quot;&quot;;[LIST.A1451])">
            <text:p/>
          </table:table-cell>
          <table:table-cell table:formula="of:=IF(ISBLANK([LIST.A1452]);&quot;&quot;;[LIST.A1452])">
            <text:p/>
          </table:table-cell>
          <table:table-cell table:number-columns-repeated="1022"/>
        </table:table-row>
        <table:table-row table:style-name="ro1">
          <table:table-cell table:formula="of:=IF(ISBLANK([LIST.A1453]);&quot;&quot;;[LIST.A1453])">
            <text:p/>
          </table:table-cell>
          <table:table-cell table:formula="of:=IF(ISBLANK([LIST.A1454]);&quot;&quot;;[LIST.A1454])">
            <text:p/>
          </table:table-cell>
          <table:table-cell table:number-columns-repeated="1022"/>
        </table:table-row>
        <table:table-row table:style-name="ro1">
          <table:table-cell table:formula="of:=IF(ISBLANK([LIST.A1455]);&quot;&quot;;[LIST.A1455])">
            <text:p/>
          </table:table-cell>
          <table:table-cell table:formula="of:=IF(ISBLANK([LIST.A1456]);&quot;&quot;;[LIST.A1456])">
            <text:p/>
          </table:table-cell>
          <table:table-cell table:number-columns-repeated="1022"/>
        </table:table-row>
        <table:table-row table:style-name="ro1">
          <table:table-cell table:formula="of:=IF(ISBLANK([LIST.A1457]);&quot;&quot;;[LIST.A1458])">
            <text:p/>
          </table:table-cell>
          <table:table-cell table:formula="of:=IF(ISBLANK([LIST.A1458]);&quot;&quot;;[LIST.A1458])">
            <text:p/>
          </table:table-cell>
          <table:table-cell table:number-columns-repeated="1022"/>
        </table:table-row>
        <table:table-row table:style-name="ro1">
          <table:table-cell table:formula="of:=IF(ISBLANK([LIST.A1459]);&quot;&quot;;[LIST.A1459])">
            <text:p/>
          </table:table-cell>
          <table:table-cell table:formula="of:=IF(ISBLANK([LIST.A1460]);&quot;&quot;;[LIST.A1460])">
            <text:p/>
          </table:table-cell>
          <table:table-cell table:number-columns-repeated="1022"/>
        </table:table-row>
        <table:table-row table:style-name="ro1">
          <table:table-cell table:formula="of:=IF(ISBLANK([LIST.B1452]);&quot;&quot;;[LIST.B1452])">
            <text:p/>
          </table:table-cell>
          <table:table-cell table:formula="of:=IF(ISBLANK([LIST.B1451]);&quot;&quot;;[LIST.B1451])">
            <text:p/>
          </table:table-cell>
          <table:table-cell table:number-columns-repeated="1022"/>
        </table:table-row>
        <table:table-row table:style-name="ro1">
          <table:table-cell table:formula="of:=IF(ISBLANK([LIST.B1454]);&quot;&quot;;[LIST.B1454])">
            <text:p/>
          </table:table-cell>
          <table:table-cell table:formula="of:=IF(ISBLANK([LIST.B1453]);&quot;&quot;;[LIST.B1453])">
            <text:p/>
          </table:table-cell>
          <table:table-cell table:number-columns-repeated="1022"/>
        </table:table-row>
        <table:table-row table:style-name="ro1">
          <table:table-cell table:formula="of:=IF(ISBLANK([LIST.B1456]);&quot;&quot;;[LIST.B1456])">
            <text:p/>
          </table:table-cell>
          <table:table-cell table:formula="of:=IF(ISBLANK([LIST.B1455]);&quot;&quot;;[LIST.B1455])">
            <text:p/>
          </table:table-cell>
          <table:table-cell table:number-columns-repeated="1022"/>
        </table:table-row>
        <table:table-row table:style-name="ro1">
          <table:table-cell table:formula="of:=IF(ISBLANK([LIST.B1458]);&quot;&quot;;[LIST.B1458])">
            <text:p/>
          </table:table-cell>
          <table:table-cell table:formula="of:=IF(ISBLANK([LIST.B1457]);&quot;&quot;;[LIST.B1457])">
            <text:p/>
          </table:table-cell>
          <table:table-cell table:number-columns-repeated="1022"/>
        </table:table-row>
        <table:table-row table:style-name="ro1">
          <table:table-cell table:formula="of:=IF(ISBLANK([LIST.B1460]);&quot;&quot;;[LIST.B1460])">
            <text:p/>
          </table:table-cell>
          <table:table-cell table:formula="of:=IF(ISBLANK([LIST.B1459]);&quot;&quot;;[LIST.B1459])">
            <text:p/>
          </table:table-cell>
          <table:table-cell table:number-columns-repeated="1022"/>
        </table:table-row>
        <table:table-row table:style-name="ro1">
          <table:table-cell table:formula="of:=IF(ISBLANK([LIST.A1461]);&quot;&quot;;[LIST.A1461])">
            <text:p/>
          </table:table-cell>
          <table:table-cell table:formula="of:=IF(ISBLANK([LIST.A1462]);&quot;&quot;;[LIST.A1462])">
            <text:p/>
          </table:table-cell>
          <table:table-cell table:number-columns-repeated="1022"/>
        </table:table-row>
        <table:table-row table:style-name="ro1">
          <table:table-cell table:formula="of:=IF(ISBLANK([LIST.A1463]);&quot;&quot;;[LIST.A1463])">
            <text:p/>
          </table:table-cell>
          <table:table-cell table:formula="of:=IF(ISBLANK([LIST.A1464]);&quot;&quot;;[LIST.A1464])">
            <text:p/>
          </table:table-cell>
          <table:table-cell table:number-columns-repeated="1022"/>
        </table:table-row>
        <table:table-row table:style-name="ro1">
          <table:table-cell table:formula="of:=IF(ISBLANK([LIST.A1465]);&quot;&quot;;[LIST.A1465])">
            <text:p/>
          </table:table-cell>
          <table:table-cell table:formula="of:=IF(ISBLANK([LIST.A1466]);&quot;&quot;;[LIST.A1466])">
            <text:p/>
          </table:table-cell>
          <table:table-cell table:number-columns-repeated="1022"/>
        </table:table-row>
        <table:table-row table:style-name="ro1">
          <table:table-cell table:formula="of:=IF(ISBLANK([LIST.A1467]);&quot;&quot;;[LIST.A1468])">
            <text:p/>
          </table:table-cell>
          <table:table-cell table:formula="of:=IF(ISBLANK([LIST.A1468]);&quot;&quot;;[LIST.A1468])">
            <text:p/>
          </table:table-cell>
          <table:table-cell table:number-columns-repeated="1022"/>
        </table:table-row>
        <table:table-row table:style-name="ro1">
          <table:table-cell table:formula="of:=IF(ISBLANK([LIST.A1469]);&quot;&quot;;[LIST.A1469])">
            <text:p/>
          </table:table-cell>
          <table:table-cell table:formula="of:=IF(ISBLANK([LIST.A1470]);&quot;&quot;;[LIST.A1470])">
            <text:p/>
          </table:table-cell>
          <table:table-cell table:number-columns-repeated="1022"/>
        </table:table-row>
        <table:table-row table:style-name="ro1">
          <table:table-cell table:formula="of:=IF(ISBLANK([LIST.B1462]);&quot;&quot;;[LIST.B1462])">
            <text:p/>
          </table:table-cell>
          <table:table-cell table:formula="of:=IF(ISBLANK([LIST.B1461]);&quot;&quot;;[LIST.B1461])">
            <text:p/>
          </table:table-cell>
          <table:table-cell table:number-columns-repeated="1022"/>
        </table:table-row>
        <table:table-row table:style-name="ro1">
          <table:table-cell table:formula="of:=IF(ISBLANK([LIST.B1464]);&quot;&quot;;[LIST.B1464])">
            <text:p/>
          </table:table-cell>
          <table:table-cell table:formula="of:=IF(ISBLANK([LIST.B1463]);&quot;&quot;;[LIST.B1463])">
            <text:p/>
          </table:table-cell>
          <table:table-cell table:number-columns-repeated="1022"/>
        </table:table-row>
        <table:table-row table:style-name="ro1">
          <table:table-cell table:formula="of:=IF(ISBLANK([LIST.B1466]);&quot;&quot;;[LIST.B1466])">
            <text:p/>
          </table:table-cell>
          <table:table-cell table:formula="of:=IF(ISBLANK([LIST.B1465]);&quot;&quot;;[LIST.B1465])">
            <text:p/>
          </table:table-cell>
          <table:table-cell table:number-columns-repeated="1022"/>
        </table:table-row>
        <table:table-row table:style-name="ro1">
          <table:table-cell table:formula="of:=IF(ISBLANK([LIST.B1468]);&quot;&quot;;[LIST.B1468])">
            <text:p/>
          </table:table-cell>
          <table:table-cell table:formula="of:=IF(ISBLANK([LIST.B1467]);&quot;&quot;;[LIST.B1467])">
            <text:p/>
          </table:table-cell>
          <table:table-cell table:number-columns-repeated="1022"/>
        </table:table-row>
        <table:table-row table:style-name="ro1">
          <table:table-cell table:formula="of:=IF(ISBLANK([LIST.B1470]);&quot;&quot;;[LIST.B1470])">
            <text:p/>
          </table:table-cell>
          <table:table-cell table:formula="of:=IF(ISBLANK([LIST.B1469]);&quot;&quot;;[LIST.B1469])">
            <text:p/>
          </table:table-cell>
          <table:table-cell table:number-columns-repeated="1022"/>
        </table:table-row>
        <table:table-row table:style-name="ro1">
          <table:table-cell table:formula="of:=IF(ISBLANK([LIST.A1471]);&quot;&quot;;[LIST.A1471])">
            <text:p/>
          </table:table-cell>
          <table:table-cell table:formula="of:=IF(ISBLANK([LIST.A1472]);&quot;&quot;;[LIST.A1472])">
            <text:p/>
          </table:table-cell>
          <table:table-cell table:number-columns-repeated="1022"/>
        </table:table-row>
        <table:table-row table:style-name="ro1">
          <table:table-cell table:formula="of:=IF(ISBLANK([LIST.A1473]);&quot;&quot;;[LIST.A1473])">
            <text:p/>
          </table:table-cell>
          <table:table-cell table:formula="of:=IF(ISBLANK([LIST.A1474]);&quot;&quot;;[LIST.A1474])">
            <text:p/>
          </table:table-cell>
          <table:table-cell table:number-columns-repeated="1022"/>
        </table:table-row>
        <table:table-row table:style-name="ro1">
          <table:table-cell table:formula="of:=IF(ISBLANK([LIST.A1475]);&quot;&quot;;[LIST.A1475])">
            <text:p/>
          </table:table-cell>
          <table:table-cell table:formula="of:=IF(ISBLANK([LIST.A1476]);&quot;&quot;;[LIST.A1476])">
            <text:p/>
          </table:table-cell>
          <table:table-cell table:number-columns-repeated="1022"/>
        </table:table-row>
        <table:table-row table:style-name="ro1">
          <table:table-cell table:formula="of:=IF(ISBLANK([LIST.A1477]);&quot;&quot;;[LIST.A1478])">
            <text:p/>
          </table:table-cell>
          <table:table-cell table:formula="of:=IF(ISBLANK([LIST.A1478]);&quot;&quot;;[LIST.A1478])">
            <text:p/>
          </table:table-cell>
          <table:table-cell table:number-columns-repeated="1022"/>
        </table:table-row>
        <table:table-row table:style-name="ro1">
          <table:table-cell table:formula="of:=IF(ISBLANK([LIST.A1479]);&quot;&quot;;[LIST.A1479])">
            <text:p/>
          </table:table-cell>
          <table:table-cell table:formula="of:=IF(ISBLANK([LIST.A1480]);&quot;&quot;;[LIST.A1480])">
            <text:p/>
          </table:table-cell>
          <table:table-cell table:number-columns-repeated="1022"/>
        </table:table-row>
        <table:table-row table:style-name="ro1">
          <table:table-cell table:formula="of:=IF(ISBLANK([LIST.B1472]);&quot;&quot;;[LIST.B1472])">
            <text:p/>
          </table:table-cell>
          <table:table-cell table:formula="of:=IF(ISBLANK([LIST.B1471]);&quot;&quot;;[LIST.B1471])">
            <text:p/>
          </table:table-cell>
          <table:table-cell table:number-columns-repeated="1022"/>
        </table:table-row>
        <table:table-row table:style-name="ro1">
          <table:table-cell table:formula="of:=IF(ISBLANK([LIST.B1474]);&quot;&quot;;[LIST.B1474])">
            <text:p/>
          </table:table-cell>
          <table:table-cell table:formula="of:=IF(ISBLANK([LIST.B1473]);&quot;&quot;;[LIST.B1473])">
            <text:p/>
          </table:table-cell>
          <table:table-cell table:number-columns-repeated="1022"/>
        </table:table-row>
        <table:table-row table:style-name="ro1">
          <table:table-cell table:formula="of:=IF(ISBLANK([LIST.B1476]);&quot;&quot;;[LIST.B1476])">
            <text:p/>
          </table:table-cell>
          <table:table-cell table:formula="of:=IF(ISBLANK([LIST.B1475]);&quot;&quot;;[LIST.B1475])">
            <text:p/>
          </table:table-cell>
          <table:table-cell table:number-columns-repeated="1022"/>
        </table:table-row>
        <table:table-row table:style-name="ro1">
          <table:table-cell table:formula="of:=IF(ISBLANK([LIST.B1478]);&quot;&quot;;[LIST.B1478])">
            <text:p/>
          </table:table-cell>
          <table:table-cell table:formula="of:=IF(ISBLANK([LIST.B1477]);&quot;&quot;;[LIST.B1477])">
            <text:p/>
          </table:table-cell>
          <table:table-cell table:number-columns-repeated="1022"/>
        </table:table-row>
        <table:table-row table:style-name="ro1">
          <table:table-cell table:formula="of:=IF(ISBLANK([LIST.B1480]);&quot;&quot;;[LIST.B1480])">
            <text:p/>
          </table:table-cell>
          <table:table-cell table:formula="of:=IF(ISBLANK([LIST.B1479]);&quot;&quot;;[LIST.B1479])">
            <text:p/>
          </table:table-cell>
          <table:table-cell table:number-columns-repeated="1022"/>
        </table:table-row>
        <table:table-row table:style-name="ro1">
          <table:table-cell table:formula="of:=IF(ISBLANK([LIST.A1481]);&quot;&quot;;[LIST.A1481])">
            <text:p/>
          </table:table-cell>
          <table:table-cell table:formula="of:=IF(ISBLANK([LIST.A1482]);&quot;&quot;;[LIST.A1482])">
            <text:p/>
          </table:table-cell>
          <table:table-cell table:number-columns-repeated="1022"/>
        </table:table-row>
        <table:table-row table:style-name="ro1">
          <table:table-cell table:formula="of:=IF(ISBLANK([LIST.A1483]);&quot;&quot;;[LIST.A1483])">
            <text:p/>
          </table:table-cell>
          <table:table-cell table:formula="of:=IF(ISBLANK([LIST.A1484]);&quot;&quot;;[LIST.A1484])">
            <text:p/>
          </table:table-cell>
          <table:table-cell table:number-columns-repeated="1022"/>
        </table:table-row>
        <table:table-row table:style-name="ro1">
          <table:table-cell table:formula="of:=IF(ISBLANK([LIST.A1485]);&quot;&quot;;[LIST.A1485])">
            <text:p/>
          </table:table-cell>
          <table:table-cell table:formula="of:=IF(ISBLANK([LIST.A1486]);&quot;&quot;;[LIST.A1486])">
            <text:p/>
          </table:table-cell>
          <table:table-cell table:number-columns-repeated="1022"/>
        </table:table-row>
        <table:table-row table:style-name="ro1">
          <table:table-cell table:formula="of:=IF(ISBLANK([LIST.A1487]);&quot;&quot;;[LIST.A1488])">
            <text:p/>
          </table:table-cell>
          <table:table-cell table:formula="of:=IF(ISBLANK([LIST.A1488]);&quot;&quot;;[LIST.A1488])">
            <text:p/>
          </table:table-cell>
          <table:table-cell table:number-columns-repeated="1022"/>
        </table:table-row>
        <table:table-row table:style-name="ro1">
          <table:table-cell table:formula="of:=IF(ISBLANK([LIST.A1489]);&quot;&quot;;[LIST.A1489])">
            <text:p/>
          </table:table-cell>
          <table:table-cell table:formula="of:=IF(ISBLANK([LIST.A1490]);&quot;&quot;;[LIST.A1490])">
            <text:p/>
          </table:table-cell>
          <table:table-cell table:number-columns-repeated="1022"/>
        </table:table-row>
        <table:table-row table:style-name="ro1">
          <table:table-cell table:formula="of:=IF(ISBLANK([LIST.B1482]);&quot;&quot;;[LIST.B1482])">
            <text:p/>
          </table:table-cell>
          <table:table-cell table:formula="of:=IF(ISBLANK([LIST.B1481]);&quot;&quot;;[LIST.B1481])">
            <text:p/>
          </table:table-cell>
          <table:table-cell table:number-columns-repeated="1022"/>
        </table:table-row>
        <table:table-row table:style-name="ro1">
          <table:table-cell table:formula="of:=IF(ISBLANK([LIST.B1484]);&quot;&quot;;[LIST.B1484])">
            <text:p/>
          </table:table-cell>
          <table:table-cell table:formula="of:=IF(ISBLANK([LIST.B1483]);&quot;&quot;;[LIST.B1483])">
            <text:p/>
          </table:table-cell>
          <table:table-cell table:number-columns-repeated="1022"/>
        </table:table-row>
        <table:table-row table:style-name="ro1">
          <table:table-cell table:formula="of:=IF(ISBLANK([LIST.B1486]);&quot;&quot;;[LIST.B1486])">
            <text:p/>
          </table:table-cell>
          <table:table-cell table:formula="of:=IF(ISBLANK([LIST.B1485]);&quot;&quot;;[LIST.B1485])">
            <text:p/>
          </table:table-cell>
          <table:table-cell table:number-columns-repeated="1022"/>
        </table:table-row>
        <table:table-row table:style-name="ro1">
          <table:table-cell table:formula="of:=IF(ISBLANK([LIST.B1488]);&quot;&quot;;[LIST.B1488])">
            <text:p/>
          </table:table-cell>
          <table:table-cell table:formula="of:=IF(ISBLANK([LIST.B1487]);&quot;&quot;;[LIST.B1487])">
            <text:p/>
          </table:table-cell>
          <table:table-cell table:number-columns-repeated="1022"/>
        </table:table-row>
        <table:table-row table:style-name="ro1">
          <table:table-cell table:formula="of:=IF(ISBLANK([LIST.B1490]);&quot;&quot;;[LIST.B1490])">
            <text:p/>
          </table:table-cell>
          <table:table-cell table:formula="of:=IF(ISBLANK([LIST.B1489]);&quot;&quot;;[LIST.B1489])">
            <text:p/>
          </table:table-cell>
          <table:table-cell table:number-columns-repeated="1022"/>
        </table:table-row>
        <table:table-row table:style-name="ro1">
          <table:table-cell table:formula="of:=IF(ISBLANK([LIST.A1491]);&quot;&quot;;[LIST.A1491])">
            <text:p/>
          </table:table-cell>
          <table:table-cell table:formula="of:=IF(ISBLANK([LIST.A1492]);&quot;&quot;;[LIST.A1492])">
            <text:p/>
          </table:table-cell>
          <table:table-cell table:number-columns-repeated="1022"/>
        </table:table-row>
        <table:table-row table:style-name="ro1">
          <table:table-cell table:formula="of:=IF(ISBLANK([LIST.A1493]);&quot;&quot;;[LIST.A1493])">
            <text:p/>
          </table:table-cell>
          <table:table-cell table:formula="of:=IF(ISBLANK([LIST.A1494]);&quot;&quot;;[LIST.A1494])">
            <text:p/>
          </table:table-cell>
          <table:table-cell table:number-columns-repeated="1022"/>
        </table:table-row>
        <table:table-row table:style-name="ro1">
          <table:table-cell table:formula="of:=IF(ISBLANK([LIST.A1495]);&quot;&quot;;[LIST.A1495])">
            <text:p/>
          </table:table-cell>
          <table:table-cell table:formula="of:=IF(ISBLANK([LIST.A1496]);&quot;&quot;;[LIST.A1496])">
            <text:p/>
          </table:table-cell>
          <table:table-cell table:number-columns-repeated="1022"/>
        </table:table-row>
        <table:table-row table:style-name="ro1">
          <table:table-cell table:formula="of:=IF(ISBLANK([LIST.A1497]);&quot;&quot;;[LIST.A1498])">
            <text:p/>
          </table:table-cell>
          <table:table-cell table:formula="of:=IF(ISBLANK([LIST.A1498]);&quot;&quot;;[LIST.A1498])">
            <text:p/>
          </table:table-cell>
          <table:table-cell table:number-columns-repeated="1022"/>
        </table:table-row>
        <table:table-row table:style-name="ro1">
          <table:table-cell table:formula="of:=IF(ISBLANK([LIST.A1499]);&quot;&quot;;[LIST.A1499])">
            <text:p/>
          </table:table-cell>
          <table:table-cell table:formula="of:=IF(ISBLANK([LIST.A1500]);&quot;&quot;;[LIST.A1500])">
            <text:p/>
          </table:table-cell>
          <table:table-cell table:number-columns-repeated="1022"/>
        </table:table-row>
        <table:table-row table:style-name="ro1">
          <table:table-cell table:formula="of:=IF(ISBLANK([LIST.B1492]);&quot;&quot;;[LIST.B1492])">
            <text:p/>
          </table:table-cell>
          <table:table-cell table:formula="of:=IF(ISBLANK([LIST.B1491]);&quot;&quot;;[LIST.B1491])">
            <text:p/>
          </table:table-cell>
          <table:table-cell table:number-columns-repeated="1022"/>
        </table:table-row>
        <table:table-row table:style-name="ro1">
          <table:table-cell table:formula="of:=IF(ISBLANK([LIST.B1494]);&quot;&quot;;[LIST.B1494])">
            <text:p/>
          </table:table-cell>
          <table:table-cell table:formula="of:=IF(ISBLANK([LIST.B1493]);&quot;&quot;;[LIST.B1493])">
            <text:p/>
          </table:table-cell>
          <table:table-cell table:number-columns-repeated="1022"/>
        </table:table-row>
        <table:table-row table:style-name="ro1">
          <table:table-cell table:formula="of:=IF(ISBLANK([LIST.B1496]);&quot;&quot;;[LIST.B1496])">
            <text:p/>
          </table:table-cell>
          <table:table-cell table:formula="of:=IF(ISBLANK([LIST.B1495]);&quot;&quot;;[LIST.B1495])">
            <text:p/>
          </table:table-cell>
          <table:table-cell table:number-columns-repeated="1022"/>
        </table:table-row>
        <table:table-row table:style-name="ro1">
          <table:table-cell table:formula="of:=IF(ISBLANK([LIST.B1498]);&quot;&quot;;[LIST.B1498])">
            <text:p/>
          </table:table-cell>
          <table:table-cell table:formula="of:=IF(ISBLANK([LIST.B1497]);&quot;&quot;;[LIST.B1497])">
            <text:p/>
          </table:table-cell>
          <table:table-cell table:number-columns-repeated="1022"/>
        </table:table-row>
        <table:table-row table:style-name="ro1">
          <table:table-cell table:formula="of:=IF(ISBLANK([LIST.B1500]);&quot;&quot;;[LIST.B1500])">
            <text:p/>
          </table:table-cell>
          <table:table-cell table:formula="of:=IF(ISBLANK([LIST.B1499]);&quot;&quot;;[LIST.B1499])">
            <text:p/>
          </table:table-cell>
          <table:table-cell table:number-columns-repeated="1022"/>
        </table:table-row>
        <table:table-row table:style-name="ro1">
          <table:table-cell table:formula="of:=IF(ISBLANK([LIST.A1501]);&quot;&quot;;[LIST.A1501])">
            <text:p/>
          </table:table-cell>
          <table:table-cell table:formula="of:=IF(ISBLANK([LIST.A1502]);&quot;&quot;;[LIST.A1502])">
            <text:p/>
          </table:table-cell>
          <table:table-cell table:number-columns-repeated="1022"/>
        </table:table-row>
        <table:table-row table:style-name="ro1">
          <table:table-cell table:formula="of:=IF(ISBLANK([LIST.A1503]);&quot;&quot;;[LIST.A1503])">
            <text:p/>
          </table:table-cell>
          <table:table-cell table:formula="of:=IF(ISBLANK([LIST.A1504]);&quot;&quot;;[LIST.A1504])">
            <text:p/>
          </table:table-cell>
          <table:table-cell table:number-columns-repeated="1022"/>
        </table:table-row>
        <table:table-row table:style-name="ro1">
          <table:table-cell table:formula="of:=IF(ISBLANK([LIST.A1505]);&quot;&quot;;[LIST.A1505])">
            <text:p/>
          </table:table-cell>
          <table:table-cell table:formula="of:=IF(ISBLANK([LIST.A1506]);&quot;&quot;;[LIST.A1506])">
            <text:p/>
          </table:table-cell>
          <table:table-cell table:number-columns-repeated="1022"/>
        </table:table-row>
        <table:table-row table:style-name="ro1">
          <table:table-cell table:formula="of:=IF(ISBLANK([LIST.A1507]);&quot;&quot;;[LIST.A1508])">
            <text:p/>
          </table:table-cell>
          <table:table-cell table:formula="of:=IF(ISBLANK([LIST.A1508]);&quot;&quot;;[LIST.A1508])">
            <text:p/>
          </table:table-cell>
          <table:table-cell table:number-columns-repeated="1022"/>
        </table:table-row>
        <table:table-row table:style-name="ro1">
          <table:table-cell table:formula="of:=IF(ISBLANK([LIST.A1509]);&quot;&quot;;[LIST.A1509])">
            <text:p/>
          </table:table-cell>
          <table:table-cell table:formula="of:=IF(ISBLANK([LIST.A1510]);&quot;&quot;;[LIST.A1510])">
            <text:p/>
          </table:table-cell>
          <table:table-cell table:number-columns-repeated="1022"/>
        </table:table-row>
        <table:table-row table:style-name="ro1">
          <table:table-cell table:formula="of:=IF(ISBLANK([LIST.B1502]);&quot;&quot;;[LIST.B1502])">
            <text:p/>
          </table:table-cell>
          <table:table-cell table:formula="of:=IF(ISBLANK([LIST.B1501]);&quot;&quot;;[LIST.B1501])">
            <text:p/>
          </table:table-cell>
          <table:table-cell table:number-columns-repeated="1022"/>
        </table:table-row>
        <table:table-row table:style-name="ro1">
          <table:table-cell table:formula="of:=IF(ISBLANK([LIST.B1504]);&quot;&quot;;[LIST.B1504])">
            <text:p/>
          </table:table-cell>
          <table:table-cell table:formula="of:=IF(ISBLANK([LIST.B1503]);&quot;&quot;;[LIST.B1503])">
            <text:p/>
          </table:table-cell>
          <table:table-cell table:number-columns-repeated="1022"/>
        </table:table-row>
        <table:table-row table:style-name="ro1">
          <table:table-cell table:formula="of:=IF(ISBLANK([LIST.B1506]);&quot;&quot;;[LIST.B1506])">
            <text:p/>
          </table:table-cell>
          <table:table-cell table:formula="of:=IF(ISBLANK([LIST.B1505]);&quot;&quot;;[LIST.B1505])">
            <text:p/>
          </table:table-cell>
          <table:table-cell table:number-columns-repeated="1022"/>
        </table:table-row>
        <table:table-row table:style-name="ro1">
          <table:table-cell table:formula="of:=IF(ISBLANK([LIST.B1508]);&quot;&quot;;[LIST.B1508])">
            <text:p/>
          </table:table-cell>
          <table:table-cell table:formula="of:=IF(ISBLANK([LIST.B1507]);&quot;&quot;;[LIST.B1507])">
            <text:p/>
          </table:table-cell>
          <table:table-cell table:number-columns-repeated="1022"/>
        </table:table-row>
        <table:table-row table:style-name="ro1">
          <table:table-cell table:formula="of:=IF(ISBLANK([LIST.B1510]);&quot;&quot;;[LIST.B1510])">
            <text:p/>
          </table:table-cell>
          <table:table-cell table:formula="of:=IF(ISBLANK([LIST.B1509]);&quot;&quot;;[LIST.B1509])">
            <text:p/>
          </table:table-cell>
          <table:table-cell table:number-columns-repeated="1022"/>
        </table:table-row>
        <table:table-row table:style-name="ro1">
          <table:table-cell table:formula="of:=IF(ISBLANK([LIST.A1511]);&quot;&quot;;[LIST.A1511])">
            <text:p/>
          </table:table-cell>
          <table:table-cell table:formula="of:=IF(ISBLANK([LIST.A1512]);&quot;&quot;;[LIST.A1512])">
            <text:p/>
          </table:table-cell>
          <table:table-cell table:number-columns-repeated="1022"/>
        </table:table-row>
        <table:table-row table:style-name="ro1">
          <table:table-cell table:formula="of:=IF(ISBLANK([LIST.A1513]);&quot;&quot;;[LIST.A1513])">
            <text:p/>
          </table:table-cell>
          <table:table-cell table:formula="of:=IF(ISBLANK([LIST.A1514]);&quot;&quot;;[LIST.A1514])">
            <text:p/>
          </table:table-cell>
          <table:table-cell table:number-columns-repeated="1022"/>
        </table:table-row>
        <table:table-row table:style-name="ro1">
          <table:table-cell table:formula="of:=IF(ISBLANK([LIST.A1515]);&quot;&quot;;[LIST.A1515])">
            <text:p/>
          </table:table-cell>
          <table:table-cell table:formula="of:=IF(ISBLANK([LIST.A1516]);&quot;&quot;;[LIST.A1516])">
            <text:p/>
          </table:table-cell>
          <table:table-cell table:number-columns-repeated="1022"/>
        </table:table-row>
        <table:table-row table:style-name="ro1">
          <table:table-cell table:formula="of:=IF(ISBLANK([LIST.A1517]);&quot;&quot;;[LIST.A1518])">
            <text:p/>
          </table:table-cell>
          <table:table-cell table:formula="of:=IF(ISBLANK([LIST.A1518]);&quot;&quot;;[LIST.A1518])">
            <text:p/>
          </table:table-cell>
          <table:table-cell table:number-columns-repeated="1022"/>
        </table:table-row>
        <table:table-row table:style-name="ro1">
          <table:table-cell table:formula="of:=IF(ISBLANK([LIST.A1519]);&quot;&quot;;[LIST.A1519])">
            <text:p/>
          </table:table-cell>
          <table:table-cell table:formula="of:=IF(ISBLANK([LIST.A1520]);&quot;&quot;;[LIST.A1520])">
            <text:p/>
          </table:table-cell>
          <table:table-cell table:number-columns-repeated="1022"/>
        </table:table-row>
        <table:table-row table:style-name="ro1">
          <table:table-cell table:formula="of:=IF(ISBLANK([LIST.B1512]);&quot;&quot;;[LIST.B1512])">
            <text:p/>
          </table:table-cell>
          <table:table-cell table:formula="of:=IF(ISBLANK([LIST.B1511]);&quot;&quot;;[LIST.B1511])">
            <text:p/>
          </table:table-cell>
          <table:table-cell table:number-columns-repeated="1022"/>
        </table:table-row>
        <table:table-row table:style-name="ro1">
          <table:table-cell table:formula="of:=IF(ISBLANK([LIST.B1514]);&quot;&quot;;[LIST.B1514])">
            <text:p/>
          </table:table-cell>
          <table:table-cell table:formula="of:=IF(ISBLANK([LIST.B1513]);&quot;&quot;;[LIST.B1513])">
            <text:p/>
          </table:table-cell>
          <table:table-cell table:number-columns-repeated="1022"/>
        </table:table-row>
        <table:table-row table:style-name="ro1">
          <table:table-cell table:formula="of:=IF(ISBLANK([LIST.B1516]);&quot;&quot;;[LIST.B1516])">
            <text:p/>
          </table:table-cell>
          <table:table-cell table:formula="of:=IF(ISBLANK([LIST.B1515]);&quot;&quot;;[LIST.B1515])">
            <text:p/>
          </table:table-cell>
          <table:table-cell table:number-columns-repeated="1022"/>
        </table:table-row>
        <table:table-row table:style-name="ro1">
          <table:table-cell table:formula="of:=IF(ISBLANK([LIST.B1518]);&quot;&quot;;[LIST.B1518])">
            <text:p/>
          </table:table-cell>
          <table:table-cell table:formula="of:=IF(ISBLANK([LIST.B1517]);&quot;&quot;;[LIST.B1517])">
            <text:p/>
          </table:table-cell>
          <table:table-cell table:number-columns-repeated="1022"/>
        </table:table-row>
        <table:table-row table:style-name="ro1">
          <table:table-cell table:formula="of:=IF(ISBLANK([LIST.B1520]);&quot;&quot;;[LIST.B1520])">
            <text:p/>
          </table:table-cell>
          <table:table-cell table:formula="of:=IF(ISBLANK([LIST.B1519]);&quot;&quot;;[LIST.B1519])">
            <text:p/>
          </table:table-cell>
          <table:table-cell table:number-columns-repeated="1022"/>
        </table:table-row>
        <table:table-row table:style-name="ro1">
          <table:table-cell table:formula="of:=IF(ISBLANK([LIST.A1521]);&quot;&quot;;[LIST.A1521])">
            <text:p/>
          </table:table-cell>
          <table:table-cell table:formula="of:=IF(ISBLANK([LIST.A1522]);&quot;&quot;;[LIST.A1522])">
            <text:p/>
          </table:table-cell>
          <table:table-cell table:number-columns-repeated="1022"/>
        </table:table-row>
        <table:table-row table:style-name="ro1">
          <table:table-cell table:formula="of:=IF(ISBLANK([LIST.A1523]);&quot;&quot;;[LIST.A1523])">
            <text:p/>
          </table:table-cell>
          <table:table-cell table:formula="of:=IF(ISBLANK([LIST.A1524]);&quot;&quot;;[LIST.A1524])">
            <text:p/>
          </table:table-cell>
          <table:table-cell table:number-columns-repeated="1022"/>
        </table:table-row>
        <table:table-row table:style-name="ro1">
          <table:table-cell table:formula="of:=IF(ISBLANK([LIST.A1525]);&quot;&quot;;[LIST.A1525])">
            <text:p/>
          </table:table-cell>
          <table:table-cell table:formula="of:=IF(ISBLANK([LIST.A1526]);&quot;&quot;;[LIST.A1526])">
            <text:p/>
          </table:table-cell>
          <table:table-cell table:number-columns-repeated="1022"/>
        </table:table-row>
        <table:table-row table:style-name="ro1">
          <table:table-cell table:formula="of:=IF(ISBLANK([LIST.A1527]);&quot;&quot;;[LIST.A1528])">
            <text:p/>
          </table:table-cell>
          <table:table-cell table:formula="of:=IF(ISBLANK([LIST.A1528]);&quot;&quot;;[LIST.A1528])">
            <text:p/>
          </table:table-cell>
          <table:table-cell table:number-columns-repeated="1022"/>
        </table:table-row>
        <table:table-row table:style-name="ro1">
          <table:table-cell table:formula="of:=IF(ISBLANK([LIST.A1529]);&quot;&quot;;[LIST.A1529])">
            <text:p/>
          </table:table-cell>
          <table:table-cell table:formula="of:=IF(ISBLANK([LIST.A1530]);&quot;&quot;;[LIST.A1530])">
            <text:p/>
          </table:table-cell>
          <table:table-cell table:number-columns-repeated="1022"/>
        </table:table-row>
        <table:table-row table:style-name="ro1">
          <table:table-cell table:formula="of:=IF(ISBLANK([LIST.B1522]);&quot;&quot;;[LIST.B1522])">
            <text:p/>
          </table:table-cell>
          <table:table-cell table:formula="of:=IF(ISBLANK([LIST.B1521]);&quot;&quot;;[LIST.B1521])">
            <text:p/>
          </table:table-cell>
          <table:table-cell table:number-columns-repeated="1022"/>
        </table:table-row>
        <table:table-row table:style-name="ro1">
          <table:table-cell table:formula="of:=IF(ISBLANK([LIST.B1524]);&quot;&quot;;[LIST.B1524])">
            <text:p/>
          </table:table-cell>
          <table:table-cell table:formula="of:=IF(ISBLANK([LIST.B1523]);&quot;&quot;;[LIST.B1523])">
            <text:p/>
          </table:table-cell>
          <table:table-cell table:number-columns-repeated="1022"/>
        </table:table-row>
        <table:table-row table:style-name="ro1">
          <table:table-cell table:formula="of:=IF(ISBLANK([LIST.B1526]);&quot;&quot;;[LIST.B1526])">
            <text:p/>
          </table:table-cell>
          <table:table-cell table:formula="of:=IF(ISBLANK([LIST.B1525]);&quot;&quot;;[LIST.B1525])">
            <text:p/>
          </table:table-cell>
          <table:table-cell table:number-columns-repeated="1022"/>
        </table:table-row>
        <table:table-row table:style-name="ro1">
          <table:table-cell table:formula="of:=IF(ISBLANK([LIST.B1528]);&quot;&quot;;[LIST.B1528])">
            <text:p/>
          </table:table-cell>
          <table:table-cell table:formula="of:=IF(ISBLANK([LIST.B1527]);&quot;&quot;;[LIST.B1527])">
            <text:p/>
          </table:table-cell>
          <table:table-cell table:number-columns-repeated="1022"/>
        </table:table-row>
        <table:table-row table:style-name="ro1">
          <table:table-cell table:formula="of:=IF(ISBLANK([LIST.B1530]);&quot;&quot;;[LIST.B1530])">
            <text:p/>
          </table:table-cell>
          <table:table-cell table:formula="of:=IF(ISBLANK([LIST.B1529]);&quot;&quot;;[LIST.B1529])">
            <text:p/>
          </table:table-cell>
          <table:table-cell table:number-columns-repeated="1022"/>
        </table:table-row>
        <table:table-row table:style-name="ro1">
          <table:table-cell table:formula="of:=IF(ISBLANK([LIST.A1531]);&quot;&quot;;[LIST.A1531])">
            <text:p/>
          </table:table-cell>
          <table:table-cell table:formula="of:=IF(ISBLANK([LIST.A1532]);&quot;&quot;;[LIST.A1532])">
            <text:p/>
          </table:table-cell>
          <table:table-cell table:number-columns-repeated="1022"/>
        </table:table-row>
        <table:table-row table:style-name="ro1">
          <table:table-cell table:formula="of:=IF(ISBLANK([LIST.A1533]);&quot;&quot;;[LIST.A1533])">
            <text:p/>
          </table:table-cell>
          <table:table-cell table:formula="of:=IF(ISBLANK([LIST.A1534]);&quot;&quot;;[LIST.A1534])">
            <text:p/>
          </table:table-cell>
          <table:table-cell table:number-columns-repeated="1022"/>
        </table:table-row>
        <table:table-row table:style-name="ro1">
          <table:table-cell table:formula="of:=IF(ISBLANK([LIST.A1535]);&quot;&quot;;[LIST.A1535])">
            <text:p/>
          </table:table-cell>
          <table:table-cell table:formula="of:=IF(ISBLANK([LIST.A1536]);&quot;&quot;;[LIST.A1536])">
            <text:p/>
          </table:table-cell>
          <table:table-cell table:number-columns-repeated="1022"/>
        </table:table-row>
        <table:table-row table:style-name="ro1">
          <table:table-cell table:formula="of:=IF(ISBLANK([LIST.A1537]);&quot;&quot;;[LIST.A1538])">
            <text:p/>
          </table:table-cell>
          <table:table-cell table:formula="of:=IF(ISBLANK([LIST.A1538]);&quot;&quot;;[LIST.A1538])">
            <text:p/>
          </table:table-cell>
          <table:table-cell table:number-columns-repeated="1022"/>
        </table:table-row>
        <table:table-row table:style-name="ro1">
          <table:table-cell table:formula="of:=IF(ISBLANK([LIST.A1539]);&quot;&quot;;[LIST.A1539])">
            <text:p/>
          </table:table-cell>
          <table:table-cell table:formula="of:=IF(ISBLANK([LIST.A1540]);&quot;&quot;;[LIST.A1540])">
            <text:p/>
          </table:table-cell>
          <table:table-cell table:number-columns-repeated="1022"/>
        </table:table-row>
        <table:table-row table:style-name="ro1">
          <table:table-cell table:formula="of:=IF(ISBLANK([LIST.B1532]);&quot;&quot;;[LIST.B1532])">
            <text:p/>
          </table:table-cell>
          <table:table-cell table:formula="of:=IF(ISBLANK([LIST.B1531]);&quot;&quot;;[LIST.B1531])">
            <text:p/>
          </table:table-cell>
          <table:table-cell table:number-columns-repeated="1022"/>
        </table:table-row>
        <table:table-row table:style-name="ro1">
          <table:table-cell table:formula="of:=IF(ISBLANK([LIST.B1534]);&quot;&quot;;[LIST.B1534])">
            <text:p/>
          </table:table-cell>
          <table:table-cell table:formula="of:=IF(ISBLANK([LIST.B1533]);&quot;&quot;;[LIST.B1533])">
            <text:p/>
          </table:table-cell>
          <table:table-cell table:number-columns-repeated="1022"/>
        </table:table-row>
        <table:table-row table:style-name="ro1">
          <table:table-cell table:formula="of:=IF(ISBLANK([LIST.B1536]);&quot;&quot;;[LIST.B1536])">
            <text:p/>
          </table:table-cell>
          <table:table-cell table:formula="of:=IF(ISBLANK([LIST.B1535]);&quot;&quot;;[LIST.B1535])">
            <text:p/>
          </table:table-cell>
          <table:table-cell table:number-columns-repeated="1022"/>
        </table:table-row>
        <table:table-row table:style-name="ro1">
          <table:table-cell table:formula="of:=IF(ISBLANK([LIST.B1538]);&quot;&quot;;[LIST.B1538])">
            <text:p/>
          </table:table-cell>
          <table:table-cell table:formula="of:=IF(ISBLANK([LIST.B1537]);&quot;&quot;;[LIST.B1537])">
            <text:p/>
          </table:table-cell>
          <table:table-cell table:number-columns-repeated="1022"/>
        </table:table-row>
        <table:table-row table:style-name="ro1">
          <table:table-cell table:formula="of:=IF(ISBLANK([LIST.B1540]);&quot;&quot;;[LIST.B1540])">
            <text:p/>
          </table:table-cell>
          <table:table-cell table:formula="of:=IF(ISBLANK([LIST.B1539]);&quot;&quot;;[LIST.B1539])">
            <text:p/>
          </table:table-cell>
          <table:table-cell table:number-columns-repeated="1022"/>
        </table:table-row>
        <table:table-row table:style-name="ro1">
          <table:table-cell table:formula="of:=IF(ISBLANK([LIST.A1541]);&quot;&quot;;[LIST.A1541])">
            <text:p/>
          </table:table-cell>
          <table:table-cell table:formula="of:=IF(ISBLANK([LIST.A1542]);&quot;&quot;;[LIST.A1542])">
            <text:p/>
          </table:table-cell>
          <table:table-cell table:number-columns-repeated="1022"/>
        </table:table-row>
        <table:table-row table:style-name="ro1">
          <table:table-cell table:formula="of:=IF(ISBLANK([LIST.A1543]);&quot;&quot;;[LIST.A1543])">
            <text:p/>
          </table:table-cell>
          <table:table-cell table:formula="of:=IF(ISBLANK([LIST.A1544]);&quot;&quot;;[LIST.A1544])">
            <text:p/>
          </table:table-cell>
          <table:table-cell table:number-columns-repeated="1022"/>
        </table:table-row>
        <table:table-row table:style-name="ro1">
          <table:table-cell table:formula="of:=IF(ISBLANK([LIST.A1545]);&quot;&quot;;[LIST.A1545])">
            <text:p/>
          </table:table-cell>
          <table:table-cell table:formula="of:=IF(ISBLANK([LIST.A1546]);&quot;&quot;;[LIST.A1546])">
            <text:p/>
          </table:table-cell>
          <table:table-cell table:number-columns-repeated="1022"/>
        </table:table-row>
        <table:table-row table:style-name="ro1">
          <table:table-cell table:formula="of:=IF(ISBLANK([LIST.A1547]);&quot;&quot;;[LIST.A1548])">
            <text:p/>
          </table:table-cell>
          <table:table-cell table:formula="of:=IF(ISBLANK([LIST.A1548]);&quot;&quot;;[LIST.A1548])">
            <text:p/>
          </table:table-cell>
          <table:table-cell table:number-columns-repeated="1022"/>
        </table:table-row>
        <table:table-row table:style-name="ro1">
          <table:table-cell table:formula="of:=IF(ISBLANK([LIST.A1549]);&quot;&quot;;[LIST.A1549])">
            <text:p/>
          </table:table-cell>
          <table:table-cell table:formula="of:=IF(ISBLANK([LIST.A1550]);&quot;&quot;;[LIST.A1550])">
            <text:p/>
          </table:table-cell>
          <table:table-cell table:number-columns-repeated="1022"/>
        </table:table-row>
        <table:table-row table:style-name="ro1">
          <table:table-cell table:formula="of:=IF(ISBLANK([LIST.B1542]);&quot;&quot;;[LIST.B1542])">
            <text:p/>
          </table:table-cell>
          <table:table-cell table:formula="of:=IF(ISBLANK([LIST.B1541]);&quot;&quot;;[LIST.B1541])">
            <text:p/>
          </table:table-cell>
          <table:table-cell table:number-columns-repeated="1022"/>
        </table:table-row>
        <table:table-row table:style-name="ro1">
          <table:table-cell table:formula="of:=IF(ISBLANK([LIST.B1544]);&quot;&quot;;[LIST.B1544])">
            <text:p/>
          </table:table-cell>
          <table:table-cell table:formula="of:=IF(ISBLANK([LIST.B1543]);&quot;&quot;;[LIST.B1543])">
            <text:p/>
          </table:table-cell>
          <table:table-cell table:number-columns-repeated="1022"/>
        </table:table-row>
        <table:table-row table:style-name="ro1">
          <table:table-cell table:formula="of:=IF(ISBLANK([LIST.B1546]);&quot;&quot;;[LIST.B1546])">
            <text:p/>
          </table:table-cell>
          <table:table-cell table:formula="of:=IF(ISBLANK([LIST.B1545]);&quot;&quot;;[LIST.B1545])">
            <text:p/>
          </table:table-cell>
          <table:table-cell table:number-columns-repeated="1022"/>
        </table:table-row>
        <table:table-row table:style-name="ro1">
          <table:table-cell table:formula="of:=IF(ISBLANK([LIST.B1548]);&quot;&quot;;[LIST.B1548])">
            <text:p/>
          </table:table-cell>
          <table:table-cell table:formula="of:=IF(ISBLANK([LIST.B1547]);&quot;&quot;;[LIST.B1547])">
            <text:p/>
          </table:table-cell>
          <table:table-cell table:number-columns-repeated="1022"/>
        </table:table-row>
        <table:table-row table:style-name="ro1">
          <table:table-cell table:formula="of:=IF(ISBLANK([LIST.B1550]);&quot;&quot;;[LIST.B1550])">
            <text:p/>
          </table:table-cell>
          <table:table-cell table:formula="of:=IF(ISBLANK([LIST.B1549]);&quot;&quot;;[LIST.B1549])">
            <text:p/>
          </table:table-cell>
          <table:table-cell table:number-columns-repeated="1022"/>
        </table:table-row>
        <table:table-row table:style-name="ro1">
          <table:table-cell table:formula="of:=IF(ISBLANK([LIST.A1551]);&quot;&quot;;[LIST.A1551])">
            <text:p/>
          </table:table-cell>
          <table:table-cell table:formula="of:=IF(ISBLANK([LIST.A1552]);&quot;&quot;;[LIST.A1552])">
            <text:p/>
          </table:table-cell>
          <table:table-cell table:number-columns-repeated="1022"/>
        </table:table-row>
        <table:table-row table:style-name="ro1">
          <table:table-cell table:formula="of:=IF(ISBLANK([LIST.A1553]);&quot;&quot;;[LIST.A1553])">
            <text:p/>
          </table:table-cell>
          <table:table-cell table:formula="of:=IF(ISBLANK([LIST.A1554]);&quot;&quot;;[LIST.A1554])">
            <text:p/>
          </table:table-cell>
          <table:table-cell table:number-columns-repeated="1022"/>
        </table:table-row>
        <table:table-row table:style-name="ro1">
          <table:table-cell table:formula="of:=IF(ISBLANK([LIST.A1555]);&quot;&quot;;[LIST.A1555])">
            <text:p/>
          </table:table-cell>
          <table:table-cell table:formula="of:=IF(ISBLANK([LIST.A1556]);&quot;&quot;;[LIST.A1556])">
            <text:p/>
          </table:table-cell>
          <table:table-cell table:number-columns-repeated="1022"/>
        </table:table-row>
        <table:table-row table:style-name="ro1">
          <table:table-cell table:formula="of:=IF(ISBLANK([LIST.A1557]);&quot;&quot;;[LIST.A1558])">
            <text:p/>
          </table:table-cell>
          <table:table-cell table:formula="of:=IF(ISBLANK([LIST.A1558]);&quot;&quot;;[LIST.A1558])">
            <text:p/>
          </table:table-cell>
          <table:table-cell table:number-columns-repeated="1022"/>
        </table:table-row>
        <table:table-row table:style-name="ro1">
          <table:table-cell table:formula="of:=IF(ISBLANK([LIST.A1559]);&quot;&quot;;[LIST.A1559])">
            <text:p/>
          </table:table-cell>
          <table:table-cell table:formula="of:=IF(ISBLANK([LIST.A1560]);&quot;&quot;;[LIST.A1560])">
            <text:p/>
          </table:table-cell>
          <table:table-cell table:number-columns-repeated="1022"/>
        </table:table-row>
        <table:table-row table:style-name="ro1">
          <table:table-cell table:formula="of:=IF(ISBLANK([LIST.B1552]);&quot;&quot;;[LIST.B1552])">
            <text:p/>
          </table:table-cell>
          <table:table-cell table:formula="of:=IF(ISBLANK([LIST.B1551]);&quot;&quot;;[LIST.B1551])">
            <text:p/>
          </table:table-cell>
          <table:table-cell table:number-columns-repeated="1022"/>
        </table:table-row>
        <table:table-row table:style-name="ro1">
          <table:table-cell table:formula="of:=IF(ISBLANK([LIST.B1554]);&quot;&quot;;[LIST.B1554])">
            <text:p/>
          </table:table-cell>
          <table:table-cell table:formula="of:=IF(ISBLANK([LIST.B1553]);&quot;&quot;;[LIST.B1553])">
            <text:p/>
          </table:table-cell>
          <table:table-cell table:number-columns-repeated="1022"/>
        </table:table-row>
        <table:table-row table:style-name="ro1">
          <table:table-cell table:formula="of:=IF(ISBLANK([LIST.B1556]);&quot;&quot;;[LIST.B1556])">
            <text:p/>
          </table:table-cell>
          <table:table-cell table:formula="of:=IF(ISBLANK([LIST.B1555]);&quot;&quot;;[LIST.B1555])">
            <text:p/>
          </table:table-cell>
          <table:table-cell table:number-columns-repeated="1022"/>
        </table:table-row>
        <table:table-row table:style-name="ro1">
          <table:table-cell table:formula="of:=IF(ISBLANK([LIST.B1558]);&quot;&quot;;[LIST.B1558])">
            <text:p/>
          </table:table-cell>
          <table:table-cell table:formula="of:=IF(ISBLANK([LIST.B1557]);&quot;&quot;;[LIST.B1557])">
            <text:p/>
          </table:table-cell>
          <table:table-cell table:number-columns-repeated="1022"/>
        </table:table-row>
        <table:table-row table:style-name="ro1">
          <table:table-cell table:formula="of:=IF(ISBLANK([LIST.B1560]);&quot;&quot;;[LIST.B1560])">
            <text:p/>
          </table:table-cell>
          <table:table-cell table:formula="of:=IF(ISBLANK([LIST.B1559]);&quot;&quot;;[LIST.B1559])">
            <text:p/>
          </table:table-cell>
          <table:table-cell table:number-columns-repeated="1022"/>
        </table:table-row>
        <table:table-row table:style-name="ro1">
          <table:table-cell table:formula="of:=IF(ISBLANK([LIST.A1561]);&quot;&quot;;[LIST.A1561])">
            <text:p/>
          </table:table-cell>
          <table:table-cell table:formula="of:=IF(ISBLANK([LIST.A1562]);&quot;&quot;;[LIST.A1562])">
            <text:p/>
          </table:table-cell>
          <table:table-cell table:number-columns-repeated="1022"/>
        </table:table-row>
        <table:table-row table:style-name="ro1">
          <table:table-cell table:formula="of:=IF(ISBLANK([LIST.A1563]);&quot;&quot;;[LIST.A1563])">
            <text:p/>
          </table:table-cell>
          <table:table-cell table:formula="of:=IF(ISBLANK([LIST.A1564]);&quot;&quot;;[LIST.A1564])">
            <text:p/>
          </table:table-cell>
          <table:table-cell table:number-columns-repeated="1022"/>
        </table:table-row>
        <table:table-row table:style-name="ro1">
          <table:table-cell table:formula="of:=IF(ISBLANK([LIST.A1565]);&quot;&quot;;[LIST.A1565])">
            <text:p/>
          </table:table-cell>
          <table:table-cell table:formula="of:=IF(ISBLANK([LIST.A1566]);&quot;&quot;;[LIST.A1566])">
            <text:p/>
          </table:table-cell>
          <table:table-cell table:number-columns-repeated="1022"/>
        </table:table-row>
        <table:table-row table:style-name="ro1">
          <table:table-cell table:formula="of:=IF(ISBLANK([LIST.A1567]);&quot;&quot;;[LIST.A1568])">
            <text:p/>
          </table:table-cell>
          <table:table-cell table:formula="of:=IF(ISBLANK([LIST.A1568]);&quot;&quot;;[LIST.A1568])">
            <text:p/>
          </table:table-cell>
          <table:table-cell table:number-columns-repeated="1022"/>
        </table:table-row>
        <table:table-row table:style-name="ro1">
          <table:table-cell table:formula="of:=IF(ISBLANK([LIST.A1569]);&quot;&quot;;[LIST.A1569])">
            <text:p/>
          </table:table-cell>
          <table:table-cell table:formula="of:=IF(ISBLANK([LIST.A1570]);&quot;&quot;;[LIST.A1570])">
            <text:p/>
          </table:table-cell>
          <table:table-cell table:number-columns-repeated="1022"/>
        </table:table-row>
        <table:table-row table:style-name="ro1">
          <table:table-cell table:formula="of:=IF(ISBLANK([LIST.B1562]);&quot;&quot;;[LIST.B1562])">
            <text:p/>
          </table:table-cell>
          <table:table-cell table:formula="of:=IF(ISBLANK([LIST.B1561]);&quot;&quot;;[LIST.B1561])">
            <text:p/>
          </table:table-cell>
          <table:table-cell table:number-columns-repeated="1022"/>
        </table:table-row>
        <table:table-row table:style-name="ro1">
          <table:table-cell table:formula="of:=IF(ISBLANK([LIST.B1564]);&quot;&quot;;[LIST.B1564])">
            <text:p/>
          </table:table-cell>
          <table:table-cell table:formula="of:=IF(ISBLANK([LIST.B1563]);&quot;&quot;;[LIST.B1563])">
            <text:p/>
          </table:table-cell>
          <table:table-cell table:number-columns-repeated="1022"/>
        </table:table-row>
        <table:table-row table:style-name="ro1">
          <table:table-cell table:formula="of:=IF(ISBLANK([LIST.B1566]);&quot;&quot;;[LIST.B1566])">
            <text:p/>
          </table:table-cell>
          <table:table-cell table:formula="of:=IF(ISBLANK([LIST.B1565]);&quot;&quot;;[LIST.B1565])">
            <text:p/>
          </table:table-cell>
          <table:table-cell table:number-columns-repeated="1022"/>
        </table:table-row>
        <table:table-row table:style-name="ro1">
          <table:table-cell table:formula="of:=IF(ISBLANK([LIST.B1568]);&quot;&quot;;[LIST.B1568])">
            <text:p/>
          </table:table-cell>
          <table:table-cell table:formula="of:=IF(ISBLANK([LIST.B1567]);&quot;&quot;;[LIST.B1567])">
            <text:p/>
          </table:table-cell>
          <table:table-cell table:number-columns-repeated="1022"/>
        </table:table-row>
        <table:table-row table:style-name="ro1">
          <table:table-cell table:formula="of:=IF(ISBLANK([LIST.B1570]);&quot;&quot;;[LIST.B1570])">
            <text:p/>
          </table:table-cell>
          <table:table-cell table:formula="of:=IF(ISBLANK([LIST.B1569]);&quot;&quot;;[LIST.B1569])">
            <text:p/>
          </table:table-cell>
          <table:table-cell table:number-columns-repeated="1022"/>
        </table:table-row>
        <table:table-row table:style-name="ro1">
          <table:table-cell table:formula="of:=IF(ISBLANK([LIST.A1571]);&quot;&quot;;[LIST.A1571])">
            <text:p/>
          </table:table-cell>
          <table:table-cell table:formula="of:=IF(ISBLANK([LIST.A1572]);&quot;&quot;;[LIST.A1572])">
            <text:p/>
          </table:table-cell>
          <table:table-cell table:number-columns-repeated="1022"/>
        </table:table-row>
        <table:table-row table:style-name="ro1">
          <table:table-cell table:formula="of:=IF(ISBLANK([LIST.A1573]);&quot;&quot;;[LIST.A1573])">
            <text:p/>
          </table:table-cell>
          <table:table-cell table:formula="of:=IF(ISBLANK([LIST.A1574]);&quot;&quot;;[LIST.A1574])">
            <text:p/>
          </table:table-cell>
          <table:table-cell table:number-columns-repeated="1022"/>
        </table:table-row>
        <table:table-row table:style-name="ro1">
          <table:table-cell table:formula="of:=IF(ISBLANK([LIST.A1575]);&quot;&quot;;[LIST.A1575])">
            <text:p/>
          </table:table-cell>
          <table:table-cell table:formula="of:=IF(ISBLANK([LIST.A1576]);&quot;&quot;;[LIST.A1576])">
            <text:p/>
          </table:table-cell>
          <table:table-cell table:number-columns-repeated="1022"/>
        </table:table-row>
        <table:table-row table:style-name="ro1">
          <table:table-cell table:formula="of:=IF(ISBLANK([LIST.A1577]);&quot;&quot;;[LIST.A1578])">
            <text:p/>
          </table:table-cell>
          <table:table-cell table:formula="of:=IF(ISBLANK([LIST.A1578]);&quot;&quot;;[LIST.A1578])">
            <text:p/>
          </table:table-cell>
          <table:table-cell table:number-columns-repeated="1022"/>
        </table:table-row>
        <table:table-row table:style-name="ro1">
          <table:table-cell table:formula="of:=IF(ISBLANK([LIST.A1579]);&quot;&quot;;[LIST.A1579])">
            <text:p/>
          </table:table-cell>
          <table:table-cell table:formula="of:=IF(ISBLANK([LIST.A1580]);&quot;&quot;;[LIST.A1580])">
            <text:p/>
          </table:table-cell>
          <table:table-cell table:number-columns-repeated="1022"/>
        </table:table-row>
        <table:table-row table:style-name="ro1">
          <table:table-cell table:formula="of:=IF(ISBLANK([LIST.B1572]);&quot;&quot;;[LIST.B1572])">
            <text:p/>
          </table:table-cell>
          <table:table-cell table:formula="of:=IF(ISBLANK([LIST.B1571]);&quot;&quot;;[LIST.B1571])">
            <text:p/>
          </table:table-cell>
          <table:table-cell table:number-columns-repeated="1022"/>
        </table:table-row>
        <table:table-row table:style-name="ro1">
          <table:table-cell table:formula="of:=IF(ISBLANK([LIST.B1574]);&quot;&quot;;[LIST.B1574])">
            <text:p/>
          </table:table-cell>
          <table:table-cell table:formula="of:=IF(ISBLANK([LIST.B1573]);&quot;&quot;;[LIST.B1573])">
            <text:p/>
          </table:table-cell>
          <table:table-cell table:number-columns-repeated="1022"/>
        </table:table-row>
        <table:table-row table:style-name="ro1">
          <table:table-cell table:formula="of:=IF(ISBLANK([LIST.B1576]);&quot;&quot;;[LIST.B1576])">
            <text:p/>
          </table:table-cell>
          <table:table-cell table:formula="of:=IF(ISBLANK([LIST.B1575]);&quot;&quot;;[LIST.B1575])">
            <text:p/>
          </table:table-cell>
          <table:table-cell table:number-columns-repeated="1022"/>
        </table:table-row>
        <table:table-row table:style-name="ro1">
          <table:table-cell table:formula="of:=IF(ISBLANK([LIST.B1578]);&quot;&quot;;[LIST.B1578])">
            <text:p/>
          </table:table-cell>
          <table:table-cell table:formula="of:=IF(ISBLANK([LIST.B1577]);&quot;&quot;;[LIST.B1577])">
            <text:p/>
          </table:table-cell>
          <table:table-cell table:number-columns-repeated="1022"/>
        </table:table-row>
        <table:table-row table:style-name="ro1">
          <table:table-cell table:formula="of:=IF(ISBLANK([LIST.B1580]);&quot;&quot;;[LIST.B1580])">
            <text:p/>
          </table:table-cell>
          <table:table-cell table:formula="of:=IF(ISBLANK([LIST.B1579]);&quot;&quot;;[LIST.B1579])">
            <text:p/>
          </table:table-cell>
          <table:table-cell table:number-columns-repeated="1022"/>
        </table:table-row>
        <table:table-row table:style-name="ro1">
          <table:table-cell table:formula="of:=IF(ISBLANK([LIST.A1581]);&quot;&quot;;[LIST.A1581])">
            <text:p/>
          </table:table-cell>
          <table:table-cell table:formula="of:=IF(ISBLANK([LIST.A1582]);&quot;&quot;;[LIST.A1582])">
            <text:p/>
          </table:table-cell>
          <table:table-cell table:number-columns-repeated="1022"/>
        </table:table-row>
        <table:table-row table:style-name="ro1">
          <table:table-cell table:formula="of:=IF(ISBLANK([LIST.A1583]);&quot;&quot;;[LIST.A1583])">
            <text:p/>
          </table:table-cell>
          <table:table-cell table:formula="of:=IF(ISBLANK([LIST.A1584]);&quot;&quot;;[LIST.A1584])">
            <text:p/>
          </table:table-cell>
          <table:table-cell table:number-columns-repeated="1022"/>
        </table:table-row>
        <table:table-row table:style-name="ro1">
          <table:table-cell table:formula="of:=IF(ISBLANK([LIST.A1585]);&quot;&quot;;[LIST.A1585])">
            <text:p/>
          </table:table-cell>
          <table:table-cell table:formula="of:=IF(ISBLANK([LIST.A1586]);&quot;&quot;;[LIST.A1586])">
            <text:p/>
          </table:table-cell>
          <table:table-cell table:number-columns-repeated="1022"/>
        </table:table-row>
        <table:table-row table:style-name="ro1">
          <table:table-cell table:formula="of:=IF(ISBLANK([LIST.A1587]);&quot;&quot;;[LIST.A1588])">
            <text:p/>
          </table:table-cell>
          <table:table-cell table:formula="of:=IF(ISBLANK([LIST.A1588]);&quot;&quot;;[LIST.A1588])">
            <text:p/>
          </table:table-cell>
          <table:table-cell table:number-columns-repeated="1022"/>
        </table:table-row>
        <table:table-row table:style-name="ro1">
          <table:table-cell table:formula="of:=IF(ISBLANK([LIST.A1589]);&quot;&quot;;[LIST.A1589])">
            <text:p/>
          </table:table-cell>
          <table:table-cell table:formula="of:=IF(ISBLANK([LIST.A1590]);&quot;&quot;;[LIST.A1590])">
            <text:p/>
          </table:table-cell>
          <table:table-cell table:number-columns-repeated="1022"/>
        </table:table-row>
        <table:table-row table:style-name="ro1">
          <table:table-cell table:formula="of:=IF(ISBLANK([LIST.B1582]);&quot;&quot;;[LIST.B1582])">
            <text:p/>
          </table:table-cell>
          <table:table-cell table:formula="of:=IF(ISBLANK([LIST.B1581]);&quot;&quot;;[LIST.B1581])">
            <text:p/>
          </table:table-cell>
          <table:table-cell table:number-columns-repeated="1022"/>
        </table:table-row>
        <table:table-row table:style-name="ro1">
          <table:table-cell table:formula="of:=IF(ISBLANK([LIST.B1584]);&quot;&quot;;[LIST.B1584])">
            <text:p/>
          </table:table-cell>
          <table:table-cell table:formula="of:=IF(ISBLANK([LIST.B1583]);&quot;&quot;;[LIST.B1583])">
            <text:p/>
          </table:table-cell>
          <table:table-cell table:number-columns-repeated="1022"/>
        </table:table-row>
        <table:table-row table:style-name="ro1">
          <table:table-cell table:formula="of:=IF(ISBLANK([LIST.B1586]);&quot;&quot;;[LIST.B1586])">
            <text:p/>
          </table:table-cell>
          <table:table-cell table:formula="of:=IF(ISBLANK([LIST.B1585]);&quot;&quot;;[LIST.B1585])">
            <text:p/>
          </table:table-cell>
          <table:table-cell table:number-columns-repeated="1022"/>
        </table:table-row>
        <table:table-row table:style-name="ro1">
          <table:table-cell table:formula="of:=IF(ISBLANK([LIST.B1588]);&quot;&quot;;[LIST.B1588])">
            <text:p/>
          </table:table-cell>
          <table:table-cell table:formula="of:=IF(ISBLANK([LIST.B1587]);&quot;&quot;;[LIST.B1587])">
            <text:p/>
          </table:table-cell>
          <table:table-cell table:number-columns-repeated="1022"/>
        </table:table-row>
        <table:table-row table:style-name="ro1">
          <table:table-cell table:formula="of:=IF(ISBLANK([LIST.B1590]);&quot;&quot;;[LIST.B1590])">
            <text:p/>
          </table:table-cell>
          <table:table-cell table:formula="of:=IF(ISBLANK([LIST.B1589]);&quot;&quot;;[LIST.B1589])">
            <text:p/>
          </table:table-cell>
          <table:table-cell table:number-columns-repeated="1022"/>
        </table:table-row>
        <table:table-row table:style-name="ro1">
          <table:table-cell table:formula="of:=IF(ISBLANK([LIST.A1591]);&quot;&quot;;[LIST.A1591])">
            <text:p/>
          </table:table-cell>
          <table:table-cell table:formula="of:=IF(ISBLANK([LIST.A1592]);&quot;&quot;;[LIST.A1592])">
            <text:p/>
          </table:table-cell>
          <table:table-cell table:number-columns-repeated="1022"/>
        </table:table-row>
        <table:table-row table:style-name="ro1">
          <table:table-cell table:formula="of:=IF(ISBLANK([LIST.A1593]);&quot;&quot;;[LIST.A1593])">
            <text:p/>
          </table:table-cell>
          <table:table-cell table:formula="of:=IF(ISBLANK([LIST.A1594]);&quot;&quot;;[LIST.A1594])">
            <text:p/>
          </table:table-cell>
          <table:table-cell table:number-columns-repeated="1022"/>
        </table:table-row>
        <table:table-row table:style-name="ro1">
          <table:table-cell table:formula="of:=IF(ISBLANK([LIST.A1595]);&quot;&quot;;[LIST.A1595])">
            <text:p/>
          </table:table-cell>
          <table:table-cell table:formula="of:=IF(ISBLANK([LIST.A1596]);&quot;&quot;;[LIST.A1596])">
            <text:p/>
          </table:table-cell>
          <table:table-cell table:number-columns-repeated="1022"/>
        </table:table-row>
        <table:table-row table:style-name="ro1">
          <table:table-cell table:formula="of:=IF(ISBLANK([LIST.A1597]);&quot;&quot;;[LIST.A1598])">
            <text:p/>
          </table:table-cell>
          <table:table-cell table:formula="of:=IF(ISBLANK([LIST.A1598]);&quot;&quot;;[LIST.A1598])">
            <text:p/>
          </table:table-cell>
          <table:table-cell table:number-columns-repeated="1022"/>
        </table:table-row>
        <table:table-row table:style-name="ro1">
          <table:table-cell table:formula="of:=IF(ISBLANK([LIST.A1599]);&quot;&quot;;[LIST.A1599])">
            <text:p/>
          </table:table-cell>
          <table:table-cell table:formula="of:=IF(ISBLANK([LIST.A1600]);&quot;&quot;;[LIST.A1600])">
            <text:p/>
          </table:table-cell>
          <table:table-cell table:number-columns-repeated="1022"/>
        </table:table-row>
        <table:table-row table:style-name="ro1">
          <table:table-cell table:formula="of:=IF(ISBLANK([LIST.B1592]);&quot;&quot;;[LIST.B1592])">
            <text:p/>
          </table:table-cell>
          <table:table-cell table:formula="of:=IF(ISBLANK([LIST.B1591]);&quot;&quot;;[LIST.B1591])">
            <text:p/>
          </table:table-cell>
          <table:table-cell table:number-columns-repeated="1022"/>
        </table:table-row>
        <table:table-row table:style-name="ro1">
          <table:table-cell table:formula="of:=IF(ISBLANK([LIST.B1594]);&quot;&quot;;[LIST.B1594])">
            <text:p/>
          </table:table-cell>
          <table:table-cell table:formula="of:=IF(ISBLANK([LIST.B1593]);&quot;&quot;;[LIST.B1593])">
            <text:p/>
          </table:table-cell>
          <table:table-cell table:number-columns-repeated="1022"/>
        </table:table-row>
        <table:table-row table:style-name="ro1">
          <table:table-cell table:formula="of:=IF(ISBLANK([LIST.B1596]);&quot;&quot;;[LIST.B1596])">
            <text:p/>
          </table:table-cell>
          <table:table-cell table:formula="of:=IF(ISBLANK([LIST.B1595]);&quot;&quot;;[LIST.B1595])">
            <text:p/>
          </table:table-cell>
          <table:table-cell table:number-columns-repeated="1022"/>
        </table:table-row>
        <table:table-row table:style-name="ro1">
          <table:table-cell table:formula="of:=IF(ISBLANK([LIST.B1598]);&quot;&quot;;[LIST.B1598])">
            <text:p/>
          </table:table-cell>
          <table:table-cell table:formula="of:=IF(ISBLANK([LIST.B1597]);&quot;&quot;;[LIST.B1597])">
            <text:p/>
          </table:table-cell>
          <table:table-cell table:number-columns-repeated="1022"/>
        </table:table-row>
        <table:table-row table:style-name="ro1">
          <table:table-cell table:formula="of:=IF(ISBLANK([LIST.B1600]);&quot;&quot;;[LIST.B1600])">
            <text:p/>
          </table:table-cell>
          <table:table-cell table:formula="of:=IF(ISBLANK([LIST.B1599]);&quot;&quot;;[LIST.B1599])">
            <text:p/>
          </table:table-cell>
          <table:table-cell table:number-columns-repeated="1022"/>
        </table:table-row>
        <table:table-row table:style-name="ro1">
          <table:table-cell table:formula="of:=IF(ISBLANK([LIST.A1601]);&quot;&quot;;[LIST.A1601])">
            <text:p/>
          </table:table-cell>
          <table:table-cell table:formula="of:=IF(ISBLANK([LIST.A1602]);&quot;&quot;;[LIST.A1602])">
            <text:p/>
          </table:table-cell>
          <table:table-cell table:number-columns-repeated="1022"/>
        </table:table-row>
        <table:table-row table:style-name="ro1">
          <table:table-cell table:formula="of:=IF(ISBLANK([LIST.A1603]);&quot;&quot;;[LIST.A1603])">
            <text:p/>
          </table:table-cell>
          <table:table-cell table:formula="of:=IF(ISBLANK([LIST.A1604]);&quot;&quot;;[LIST.A1604])">
            <text:p/>
          </table:table-cell>
          <table:table-cell table:number-columns-repeated="1022"/>
        </table:table-row>
        <table:table-row table:style-name="ro1">
          <table:table-cell table:formula="of:=IF(ISBLANK([LIST.A1605]);&quot;&quot;;[LIST.A1605])">
            <text:p/>
          </table:table-cell>
          <table:table-cell table:formula="of:=IF(ISBLANK([LIST.A1606]);&quot;&quot;;[LIST.A1606])">
            <text:p/>
          </table:table-cell>
          <table:table-cell table:number-columns-repeated="1022"/>
        </table:table-row>
        <table:table-row table:style-name="ro1">
          <table:table-cell table:formula="of:=IF(ISBLANK([LIST.A1607]);&quot;&quot;;[LIST.A1608])">
            <text:p/>
          </table:table-cell>
          <table:table-cell table:formula="of:=IF(ISBLANK([LIST.A1608]);&quot;&quot;;[LIST.A1608])">
            <text:p/>
          </table:table-cell>
          <table:table-cell table:number-columns-repeated="1022"/>
        </table:table-row>
        <table:table-row table:style-name="ro1">
          <table:table-cell table:formula="of:=IF(ISBLANK([LIST.A1609]);&quot;&quot;;[LIST.A1609])">
            <text:p/>
          </table:table-cell>
          <table:table-cell table:formula="of:=IF(ISBLANK([LIST.A1610]);&quot;&quot;;[LIST.A1610])">
            <text:p/>
          </table:table-cell>
          <table:table-cell table:number-columns-repeated="1022"/>
        </table:table-row>
        <table:table-row table:style-name="ro1">
          <table:table-cell table:formula="of:=IF(ISBLANK([LIST.B1602]);&quot;&quot;;[LIST.B1602])">
            <text:p/>
          </table:table-cell>
          <table:table-cell table:formula="of:=IF(ISBLANK([LIST.B1601]);&quot;&quot;;[LIST.B1601])">
            <text:p/>
          </table:table-cell>
          <table:table-cell table:number-columns-repeated="1022"/>
        </table:table-row>
        <table:table-row table:style-name="ro1">
          <table:table-cell table:formula="of:=IF(ISBLANK([LIST.B1604]);&quot;&quot;;[LIST.B1604])">
            <text:p/>
          </table:table-cell>
          <table:table-cell table:formula="of:=IF(ISBLANK([LIST.B1603]);&quot;&quot;;[LIST.B1603])">
            <text:p/>
          </table:table-cell>
          <table:table-cell table:number-columns-repeated="1022"/>
        </table:table-row>
        <table:table-row table:style-name="ro1">
          <table:table-cell table:formula="of:=IF(ISBLANK([LIST.B1606]);&quot;&quot;;[LIST.B1606])">
            <text:p/>
          </table:table-cell>
          <table:table-cell table:formula="of:=IF(ISBLANK([LIST.B1605]);&quot;&quot;;[LIST.B1605])">
            <text:p/>
          </table:table-cell>
          <table:table-cell table:number-columns-repeated="1022"/>
        </table:table-row>
        <table:table-row table:style-name="ro1">
          <table:table-cell table:formula="of:=IF(ISBLANK([LIST.B1608]);&quot;&quot;;[LIST.B1608])">
            <text:p/>
          </table:table-cell>
          <table:table-cell table:formula="of:=IF(ISBLANK([LIST.B1607]);&quot;&quot;;[LIST.B1607])">
            <text:p/>
          </table:table-cell>
          <table:table-cell table:number-columns-repeated="1022"/>
        </table:table-row>
        <table:table-row table:style-name="ro1">
          <table:table-cell table:formula="of:=IF(ISBLANK([LIST.B1610]);&quot;&quot;;[LIST.B1610])">
            <text:p/>
          </table:table-cell>
          <table:table-cell table:formula="of:=IF(ISBLANK([LIST.B1609]);&quot;&quot;;[LIST.B1609])">
            <text:p/>
          </table:table-cell>
          <table:table-cell table:number-columns-repeated="1022"/>
        </table:table-row>
        <table:table-row table:style-name="ro1">
          <table:table-cell table:formula="of:=IF(ISBLANK([LIST.A1611]);&quot;&quot;;[LIST.A1611])">
            <text:p/>
          </table:table-cell>
          <table:table-cell table:formula="of:=IF(ISBLANK([LIST.A1612]);&quot;&quot;;[LIST.A1612])">
            <text:p/>
          </table:table-cell>
          <table:table-cell table:number-columns-repeated="1022"/>
        </table:table-row>
        <table:table-row table:style-name="ro1">
          <table:table-cell table:formula="of:=IF(ISBLANK([LIST.A1613]);&quot;&quot;;[LIST.A1613])">
            <text:p/>
          </table:table-cell>
          <table:table-cell table:formula="of:=IF(ISBLANK([LIST.A1614]);&quot;&quot;;[LIST.A1614])">
            <text:p/>
          </table:table-cell>
          <table:table-cell table:number-columns-repeated="1022"/>
        </table:table-row>
        <table:table-row table:style-name="ro1">
          <table:table-cell table:formula="of:=IF(ISBLANK([LIST.A1615]);&quot;&quot;;[LIST.A1615])">
            <text:p/>
          </table:table-cell>
          <table:table-cell table:formula="of:=IF(ISBLANK([LIST.A1616]);&quot;&quot;;[LIST.A1616])">
            <text:p/>
          </table:table-cell>
          <table:table-cell table:number-columns-repeated="1022"/>
        </table:table-row>
        <table:table-row table:style-name="ro1">
          <table:table-cell table:formula="of:=IF(ISBLANK([LIST.A1617]);&quot;&quot;;[LIST.A1618])">
            <text:p/>
          </table:table-cell>
          <table:table-cell table:formula="of:=IF(ISBLANK([LIST.A1618]);&quot;&quot;;[LIST.A1618])">
            <text:p/>
          </table:table-cell>
          <table:table-cell table:number-columns-repeated="1022"/>
        </table:table-row>
        <table:table-row table:style-name="ro1">
          <table:table-cell table:formula="of:=IF(ISBLANK([LIST.A1619]);&quot;&quot;;[LIST.A1619])">
            <text:p/>
          </table:table-cell>
          <table:table-cell table:formula="of:=IF(ISBLANK([LIST.A1620]);&quot;&quot;;[LIST.A1620])">
            <text:p/>
          </table:table-cell>
          <table:table-cell table:number-columns-repeated="1022"/>
        </table:table-row>
        <table:table-row table:style-name="ro1">
          <table:table-cell table:formula="of:=IF(ISBLANK([LIST.B1612]);&quot;&quot;;[LIST.B1612])">
            <text:p/>
          </table:table-cell>
          <table:table-cell table:formula="of:=IF(ISBLANK([LIST.B1611]);&quot;&quot;;[LIST.B1611])">
            <text:p/>
          </table:table-cell>
          <table:table-cell table:number-columns-repeated="1022"/>
        </table:table-row>
        <table:table-row table:style-name="ro1">
          <table:table-cell table:formula="of:=IF(ISBLANK([LIST.B1614]);&quot;&quot;;[LIST.B1614])">
            <text:p/>
          </table:table-cell>
          <table:table-cell table:formula="of:=IF(ISBLANK([LIST.B1613]);&quot;&quot;;[LIST.B1613])">
            <text:p/>
          </table:table-cell>
          <table:table-cell table:number-columns-repeated="1022"/>
        </table:table-row>
        <table:table-row table:style-name="ro1">
          <table:table-cell table:formula="of:=IF(ISBLANK([LIST.B1616]);&quot;&quot;;[LIST.B1616])">
            <text:p/>
          </table:table-cell>
          <table:table-cell table:formula="of:=IF(ISBLANK([LIST.B1615]);&quot;&quot;;[LIST.B1615])">
            <text:p/>
          </table:table-cell>
          <table:table-cell table:number-columns-repeated="1022"/>
        </table:table-row>
        <table:table-row table:style-name="ro1">
          <table:table-cell table:formula="of:=IF(ISBLANK([LIST.B1618]);&quot;&quot;;[LIST.B1618])">
            <text:p/>
          </table:table-cell>
          <table:table-cell table:formula="of:=IF(ISBLANK([LIST.B1617]);&quot;&quot;;[LIST.B1617])">
            <text:p/>
          </table:table-cell>
          <table:table-cell table:number-columns-repeated="1022"/>
        </table:table-row>
        <table:table-row table:style-name="ro1">
          <table:table-cell table:formula="of:=IF(ISBLANK([LIST.B1620]);&quot;&quot;;[LIST.B1620])">
            <text:p/>
          </table:table-cell>
          <table:table-cell table:formula="of:=IF(ISBLANK([LIST.B1619]);&quot;&quot;;[LIST.B1619])">
            <text:p/>
          </table:table-cell>
          <table:table-cell table:number-columns-repeated="1022"/>
        </table:table-row>
        <table:table-row table:style-name="ro1">
          <table:table-cell table:formula="of:=IF(ISBLANK([LIST.A1621]);&quot;&quot;;[LIST.A1621])">
            <text:p/>
          </table:table-cell>
          <table:table-cell table:formula="of:=IF(ISBLANK([LIST.A1622]);&quot;&quot;;[LIST.A1622])">
            <text:p/>
          </table:table-cell>
          <table:table-cell table:number-columns-repeated="1022"/>
        </table:table-row>
        <table:table-row table:style-name="ro1">
          <table:table-cell table:formula="of:=IF(ISBLANK([LIST.A1623]);&quot;&quot;;[LIST.A1623])">
            <text:p/>
          </table:table-cell>
          <table:table-cell table:formula="of:=IF(ISBLANK([LIST.A1624]);&quot;&quot;;[LIST.A1624])">
            <text:p/>
          </table:table-cell>
          <table:table-cell table:number-columns-repeated="1022"/>
        </table:table-row>
        <table:table-row table:style-name="ro1">
          <table:table-cell table:formula="of:=IF(ISBLANK([LIST.A1625]);&quot;&quot;;[LIST.A1625])">
            <text:p/>
          </table:table-cell>
          <table:table-cell table:formula="of:=IF(ISBLANK([LIST.A1626]);&quot;&quot;;[LIST.A1626])">
            <text:p/>
          </table:table-cell>
          <table:table-cell table:number-columns-repeated="1022"/>
        </table:table-row>
        <table:table-row table:style-name="ro1">
          <table:table-cell table:formula="of:=IF(ISBLANK([LIST.A1627]);&quot;&quot;;[LIST.A1628])">
            <text:p/>
          </table:table-cell>
          <table:table-cell table:formula="of:=IF(ISBLANK([LIST.A1628]);&quot;&quot;;[LIST.A1628])">
            <text:p/>
          </table:table-cell>
          <table:table-cell table:number-columns-repeated="1022"/>
        </table:table-row>
        <table:table-row table:style-name="ro1">
          <table:table-cell table:formula="of:=IF(ISBLANK([LIST.A1629]);&quot;&quot;;[LIST.A1629])">
            <text:p/>
          </table:table-cell>
          <table:table-cell table:formula="of:=IF(ISBLANK([LIST.A1630]);&quot;&quot;;[LIST.A1630])">
            <text:p/>
          </table:table-cell>
          <table:table-cell table:number-columns-repeated="1022"/>
        </table:table-row>
        <table:table-row table:style-name="ro1">
          <table:table-cell table:formula="of:=IF(ISBLANK([LIST.B1622]);&quot;&quot;;[LIST.B1622])">
            <text:p/>
          </table:table-cell>
          <table:table-cell table:formula="of:=IF(ISBLANK([LIST.B1621]);&quot;&quot;;[LIST.B1621])">
            <text:p/>
          </table:table-cell>
          <table:table-cell table:number-columns-repeated="1022"/>
        </table:table-row>
        <table:table-row table:style-name="ro1">
          <table:table-cell table:formula="of:=IF(ISBLANK([LIST.B1624]);&quot;&quot;;[LIST.B1624])">
            <text:p/>
          </table:table-cell>
          <table:table-cell table:formula="of:=IF(ISBLANK([LIST.B1623]);&quot;&quot;;[LIST.B1623])">
            <text:p/>
          </table:table-cell>
          <table:table-cell table:number-columns-repeated="1022"/>
        </table:table-row>
        <table:table-row table:style-name="ro1">
          <table:table-cell table:formula="of:=IF(ISBLANK([LIST.B1626]);&quot;&quot;;[LIST.B1626])">
            <text:p/>
          </table:table-cell>
          <table:table-cell table:formula="of:=IF(ISBLANK([LIST.B1625]);&quot;&quot;;[LIST.B1625])">
            <text:p/>
          </table:table-cell>
          <table:table-cell table:number-columns-repeated="1022"/>
        </table:table-row>
        <table:table-row table:style-name="ro1">
          <table:table-cell table:formula="of:=IF(ISBLANK([LIST.B1628]);&quot;&quot;;[LIST.B1628])">
            <text:p/>
          </table:table-cell>
          <table:table-cell table:formula="of:=IF(ISBLANK([LIST.B1627]);&quot;&quot;;[LIST.B1627])">
            <text:p/>
          </table:table-cell>
          <table:table-cell table:number-columns-repeated="1022"/>
        </table:table-row>
        <table:table-row table:style-name="ro1">
          <table:table-cell table:formula="of:=IF(ISBLANK([LIST.B1630]);&quot;&quot;;[LIST.B1630])">
            <text:p/>
          </table:table-cell>
          <table:table-cell table:formula="of:=IF(ISBLANK([LIST.B1629]);&quot;&quot;;[LIST.B1629])">
            <text:p/>
          </table:table-cell>
          <table:table-cell table:number-columns-repeated="1022"/>
        </table:table-row>
        <table:table-row table:style-name="ro1">
          <table:table-cell table:formula="of:=IF(ISBLANK([LIST.A1631]);&quot;&quot;;[LIST.A1631])">
            <text:p/>
          </table:table-cell>
          <table:table-cell table:formula="of:=IF(ISBLANK([LIST.A1632]);&quot;&quot;;[LIST.A1632])">
            <text:p/>
          </table:table-cell>
          <table:table-cell table:number-columns-repeated="1022"/>
        </table:table-row>
        <table:table-row table:style-name="ro1">
          <table:table-cell table:formula="of:=IF(ISBLANK([LIST.A1633]);&quot;&quot;;[LIST.A1633])">
            <text:p/>
          </table:table-cell>
          <table:table-cell table:formula="of:=IF(ISBLANK([LIST.A1634]);&quot;&quot;;[LIST.A1634])">
            <text:p/>
          </table:table-cell>
          <table:table-cell table:number-columns-repeated="1022"/>
        </table:table-row>
        <table:table-row table:style-name="ro1">
          <table:table-cell table:formula="of:=IF(ISBLANK([LIST.A1635]);&quot;&quot;;[LIST.A1635])">
            <text:p/>
          </table:table-cell>
          <table:table-cell table:formula="of:=IF(ISBLANK([LIST.A1636]);&quot;&quot;;[LIST.A1636])">
            <text:p/>
          </table:table-cell>
          <table:table-cell table:number-columns-repeated="1022"/>
        </table:table-row>
        <table:table-row table:style-name="ro1">
          <table:table-cell table:formula="of:=IF(ISBLANK([LIST.A1637]);&quot;&quot;;[LIST.A1638])">
            <text:p/>
          </table:table-cell>
          <table:table-cell table:formula="of:=IF(ISBLANK([LIST.A1638]);&quot;&quot;;[LIST.A1638])">
            <text:p/>
          </table:table-cell>
          <table:table-cell table:number-columns-repeated="1022"/>
        </table:table-row>
        <table:table-row table:style-name="ro1">
          <table:table-cell table:formula="of:=IF(ISBLANK([LIST.A1639]);&quot;&quot;;[LIST.A1639])">
            <text:p/>
          </table:table-cell>
          <table:table-cell table:formula="of:=IF(ISBLANK([LIST.A1640]);&quot;&quot;;[LIST.A1640])">
            <text:p/>
          </table:table-cell>
          <table:table-cell table:number-columns-repeated="1022"/>
        </table:table-row>
        <table:table-row table:style-name="ro1">
          <table:table-cell table:formula="of:=IF(ISBLANK([LIST.B1632]);&quot;&quot;;[LIST.B1632])">
            <text:p/>
          </table:table-cell>
          <table:table-cell table:formula="of:=IF(ISBLANK([LIST.B1631]);&quot;&quot;;[LIST.B1631])">
            <text:p/>
          </table:table-cell>
          <table:table-cell table:number-columns-repeated="1022"/>
        </table:table-row>
        <table:table-row table:style-name="ro1">
          <table:table-cell table:formula="of:=IF(ISBLANK([LIST.B1634]);&quot;&quot;;[LIST.B1634])">
            <text:p/>
          </table:table-cell>
          <table:table-cell table:formula="of:=IF(ISBLANK([LIST.B1633]);&quot;&quot;;[LIST.B1633])">
            <text:p/>
          </table:table-cell>
          <table:table-cell table:number-columns-repeated="1022"/>
        </table:table-row>
        <table:table-row table:style-name="ro1">
          <table:table-cell table:formula="of:=IF(ISBLANK([LIST.B1636]);&quot;&quot;;[LIST.B1636])">
            <text:p/>
          </table:table-cell>
          <table:table-cell table:formula="of:=IF(ISBLANK([LIST.B1635]);&quot;&quot;;[LIST.B1635])">
            <text:p/>
          </table:table-cell>
          <table:table-cell table:number-columns-repeated="1022"/>
        </table:table-row>
        <table:table-row table:style-name="ro1">
          <table:table-cell table:formula="of:=IF(ISBLANK([LIST.B1638]);&quot;&quot;;[LIST.B1638])">
            <text:p/>
          </table:table-cell>
          <table:table-cell table:formula="of:=IF(ISBLANK([LIST.B1637]);&quot;&quot;;[LIST.B1637])">
            <text:p/>
          </table:table-cell>
          <table:table-cell table:number-columns-repeated="1022"/>
        </table:table-row>
        <table:table-row table:style-name="ro1">
          <table:table-cell table:formula="of:=IF(ISBLANK([LIST.B1640]);&quot;&quot;;[LIST.B1640])">
            <text:p/>
          </table:table-cell>
          <table:table-cell table:formula="of:=IF(ISBLANK([LIST.B1639]);&quot;&quot;;[LIST.B1639])">
            <text:p/>
          </table:table-cell>
          <table:table-cell table:number-columns-repeated="1022"/>
        </table:table-row>
        <table:table-row table:style-name="ro1">
          <table:table-cell table:formula="of:=IF(ISBLANK([LIST.A1641]);&quot;&quot;;[LIST.A1641])">
            <text:p/>
          </table:table-cell>
          <table:table-cell table:formula="of:=IF(ISBLANK([LIST.A1642]);&quot;&quot;;[LIST.A1642])">
            <text:p/>
          </table:table-cell>
          <table:table-cell table:number-columns-repeated="1022"/>
        </table:table-row>
        <table:table-row table:style-name="ro1">
          <table:table-cell table:formula="of:=IF(ISBLANK([LIST.A1643]);&quot;&quot;;[LIST.A1643])">
            <text:p/>
          </table:table-cell>
          <table:table-cell table:formula="of:=IF(ISBLANK([LIST.A1644]);&quot;&quot;;[LIST.A1644])">
            <text:p/>
          </table:table-cell>
          <table:table-cell table:number-columns-repeated="1022"/>
        </table:table-row>
        <table:table-row table:style-name="ro1">
          <table:table-cell table:formula="of:=IF(ISBLANK([LIST.A1645]);&quot;&quot;;[LIST.A1645])">
            <text:p/>
          </table:table-cell>
          <table:table-cell table:formula="of:=IF(ISBLANK([LIST.A1646]);&quot;&quot;;[LIST.A1646])">
            <text:p/>
          </table:table-cell>
          <table:table-cell table:number-columns-repeated="1022"/>
        </table:table-row>
        <table:table-row table:style-name="ro1">
          <table:table-cell table:formula="of:=IF(ISBLANK([LIST.A1647]);&quot;&quot;;[LIST.A1648])">
            <text:p/>
          </table:table-cell>
          <table:table-cell table:formula="of:=IF(ISBLANK([LIST.A1648]);&quot;&quot;;[LIST.A1648])">
            <text:p/>
          </table:table-cell>
          <table:table-cell table:number-columns-repeated="1022"/>
        </table:table-row>
        <table:table-row table:style-name="ro1">
          <table:table-cell table:formula="of:=IF(ISBLANK([LIST.A1649]);&quot;&quot;;[LIST.A1649])">
            <text:p/>
          </table:table-cell>
          <table:table-cell table:formula="of:=IF(ISBLANK([LIST.A1650]);&quot;&quot;;[LIST.A1650])">
            <text:p/>
          </table:table-cell>
          <table:table-cell table:number-columns-repeated="1022"/>
        </table:table-row>
        <table:table-row table:style-name="ro1">
          <table:table-cell table:formula="of:=IF(ISBLANK([LIST.B1642]);&quot;&quot;;[LIST.B1642])">
            <text:p/>
          </table:table-cell>
          <table:table-cell table:formula="of:=IF(ISBLANK([LIST.B1641]);&quot;&quot;;[LIST.B1641])">
            <text:p/>
          </table:table-cell>
          <table:table-cell table:number-columns-repeated="1022"/>
        </table:table-row>
        <table:table-row table:style-name="ro1">
          <table:table-cell table:formula="of:=IF(ISBLANK([LIST.B1644]);&quot;&quot;;[LIST.B1644])">
            <text:p/>
          </table:table-cell>
          <table:table-cell table:formula="of:=IF(ISBLANK([LIST.B1643]);&quot;&quot;;[LIST.B1643])">
            <text:p/>
          </table:table-cell>
          <table:table-cell table:number-columns-repeated="1022"/>
        </table:table-row>
        <table:table-row table:style-name="ro1">
          <table:table-cell table:formula="of:=IF(ISBLANK([LIST.B1646]);&quot;&quot;;[LIST.B1646])">
            <text:p/>
          </table:table-cell>
          <table:table-cell table:formula="of:=IF(ISBLANK([LIST.B1645]);&quot;&quot;;[LIST.B1645])">
            <text:p/>
          </table:table-cell>
          <table:table-cell table:number-columns-repeated="1022"/>
        </table:table-row>
        <table:table-row table:style-name="ro1">
          <table:table-cell table:formula="of:=IF(ISBLANK([LIST.B1648]);&quot;&quot;;[LIST.B1648])">
            <text:p/>
          </table:table-cell>
          <table:table-cell table:formula="of:=IF(ISBLANK([LIST.B1647]);&quot;&quot;;[LIST.B1647])">
            <text:p/>
          </table:table-cell>
          <table:table-cell table:number-columns-repeated="1022"/>
        </table:table-row>
        <table:table-row table:style-name="ro1">
          <table:table-cell table:formula="of:=IF(ISBLANK([LIST.B1650]);&quot;&quot;;[LIST.B1650])">
            <text:p/>
          </table:table-cell>
          <table:table-cell table:formula="of:=IF(ISBLANK([LIST.B1649]);&quot;&quot;;[LIST.B1649])">
            <text:p/>
          </table:table-cell>
          <table:table-cell table:number-columns-repeated="1022"/>
        </table:table-row>
        <table:table-row table:style-name="ro1">
          <table:table-cell table:formula="of:=IF(ISBLANK([LIST.A1651]);&quot;&quot;;[LIST.A1651])">
            <text:p/>
          </table:table-cell>
          <table:table-cell table:formula="of:=IF(ISBLANK([LIST.A1652]);&quot;&quot;;[LIST.A1652])">
            <text:p/>
          </table:table-cell>
          <table:table-cell table:number-columns-repeated="1022"/>
        </table:table-row>
        <table:table-row table:style-name="ro1">
          <table:table-cell table:formula="of:=IF(ISBLANK([LIST.A1653]);&quot;&quot;;[LIST.A1653])">
            <text:p/>
          </table:table-cell>
          <table:table-cell table:formula="of:=IF(ISBLANK([LIST.A1654]);&quot;&quot;;[LIST.A1654])">
            <text:p/>
          </table:table-cell>
          <table:table-cell table:number-columns-repeated="1022"/>
        </table:table-row>
        <table:table-row table:style-name="ro1">
          <table:table-cell table:formula="of:=IF(ISBLANK([LIST.A1655]);&quot;&quot;;[LIST.A1655])">
            <text:p/>
          </table:table-cell>
          <table:table-cell table:formula="of:=IF(ISBLANK([LIST.A1656]);&quot;&quot;;[LIST.A1656])">
            <text:p/>
          </table:table-cell>
          <table:table-cell table:number-columns-repeated="1022"/>
        </table:table-row>
        <table:table-row table:style-name="ro1">
          <table:table-cell table:formula="of:=IF(ISBLANK([LIST.A1657]);&quot;&quot;;[LIST.A1658])">
            <text:p/>
          </table:table-cell>
          <table:table-cell table:formula="of:=IF(ISBLANK([LIST.A1658]);&quot;&quot;;[LIST.A1658])">
            <text:p/>
          </table:table-cell>
          <table:table-cell table:number-columns-repeated="1022"/>
        </table:table-row>
        <table:table-row table:style-name="ro1">
          <table:table-cell table:formula="of:=IF(ISBLANK([LIST.A1659]);&quot;&quot;;[LIST.A1659])">
            <text:p/>
          </table:table-cell>
          <table:table-cell table:formula="of:=IF(ISBLANK([LIST.A1660]);&quot;&quot;;[LIST.A1660])">
            <text:p/>
          </table:table-cell>
          <table:table-cell table:number-columns-repeated="1022"/>
        </table:table-row>
        <table:table-row table:style-name="ro1">
          <table:table-cell table:formula="of:=IF(ISBLANK([LIST.B1652]);&quot;&quot;;[LIST.B1652])">
            <text:p/>
          </table:table-cell>
          <table:table-cell table:formula="of:=IF(ISBLANK([LIST.B1651]);&quot;&quot;;[LIST.B1651])">
            <text:p/>
          </table:table-cell>
          <table:table-cell table:number-columns-repeated="1022"/>
        </table:table-row>
        <table:table-row table:style-name="ro1">
          <table:table-cell table:formula="of:=IF(ISBLANK([LIST.B1654]);&quot;&quot;;[LIST.B1654])">
            <text:p/>
          </table:table-cell>
          <table:table-cell table:formula="of:=IF(ISBLANK([LIST.B1653]);&quot;&quot;;[LIST.B1653])">
            <text:p/>
          </table:table-cell>
          <table:table-cell table:number-columns-repeated="1022"/>
        </table:table-row>
        <table:table-row table:style-name="ro1">
          <table:table-cell table:formula="of:=IF(ISBLANK([LIST.B1656]);&quot;&quot;;[LIST.B1656])">
            <text:p/>
          </table:table-cell>
          <table:table-cell table:formula="of:=IF(ISBLANK([LIST.B1655]);&quot;&quot;;[LIST.B1655])">
            <text:p/>
          </table:table-cell>
          <table:table-cell table:number-columns-repeated="1022"/>
        </table:table-row>
        <table:table-row table:style-name="ro1">
          <table:table-cell table:formula="of:=IF(ISBLANK([LIST.B1658]);&quot;&quot;;[LIST.B1658])">
            <text:p/>
          </table:table-cell>
          <table:table-cell table:formula="of:=IF(ISBLANK([LIST.B1657]);&quot;&quot;;[LIST.B1657])">
            <text:p/>
          </table:table-cell>
          <table:table-cell table:number-columns-repeated="1022"/>
        </table:table-row>
        <table:table-row table:style-name="ro1">
          <table:table-cell table:formula="of:=IF(ISBLANK([LIST.B1660]);&quot;&quot;;[LIST.B1660])">
            <text:p/>
          </table:table-cell>
          <table:table-cell table:formula="of:=IF(ISBLANK([LIST.B1659]);&quot;&quot;;[LIST.B1659])">
            <text:p/>
          </table:table-cell>
          <table:table-cell table:number-columns-repeated="1022"/>
        </table:table-row>
        <table:table-row table:style-name="ro1">
          <table:table-cell table:formula="of:=IF(ISBLANK([LIST.A1661]);&quot;&quot;;[LIST.A1661])">
            <text:p/>
          </table:table-cell>
          <table:table-cell table:formula="of:=IF(ISBLANK([LIST.A1662]);&quot;&quot;;[LIST.A1662])">
            <text:p/>
          </table:table-cell>
          <table:table-cell table:number-columns-repeated="1022"/>
        </table:table-row>
        <table:table-row table:style-name="ro1">
          <table:table-cell table:formula="of:=IF(ISBLANK([LIST.A1663]);&quot;&quot;;[LIST.A1663])">
            <text:p/>
          </table:table-cell>
          <table:table-cell table:formula="of:=IF(ISBLANK([LIST.A1664]);&quot;&quot;;[LIST.A1664])">
            <text:p/>
          </table:table-cell>
          <table:table-cell table:number-columns-repeated="1022"/>
        </table:table-row>
        <table:table-row table:style-name="ro1">
          <table:table-cell table:formula="of:=IF(ISBLANK([LIST.A1665]);&quot;&quot;;[LIST.A1665])">
            <text:p/>
          </table:table-cell>
          <table:table-cell table:formula="of:=IF(ISBLANK([LIST.A1666]);&quot;&quot;;[LIST.A1666])">
            <text:p/>
          </table:table-cell>
          <table:table-cell table:number-columns-repeated="1022"/>
        </table:table-row>
        <table:table-row table:style-name="ro1">
          <table:table-cell table:formula="of:=IF(ISBLANK([LIST.A1667]);&quot;&quot;;[LIST.A1668])">
            <text:p/>
          </table:table-cell>
          <table:table-cell table:formula="of:=IF(ISBLANK([LIST.A1668]);&quot;&quot;;[LIST.A1668])">
            <text:p/>
          </table:table-cell>
          <table:table-cell table:number-columns-repeated="1022"/>
        </table:table-row>
        <table:table-row table:style-name="ro1">
          <table:table-cell table:formula="of:=IF(ISBLANK([LIST.A1669]);&quot;&quot;;[LIST.A1669])">
            <text:p/>
          </table:table-cell>
          <table:table-cell table:formula="of:=IF(ISBLANK([LIST.A1670]);&quot;&quot;;[LIST.A1670])">
            <text:p/>
          </table:table-cell>
          <table:table-cell table:number-columns-repeated="1022"/>
        </table:table-row>
        <table:table-row table:style-name="ro1">
          <table:table-cell table:formula="of:=IF(ISBLANK([LIST.B1662]);&quot;&quot;;[LIST.B1662])">
            <text:p/>
          </table:table-cell>
          <table:table-cell table:formula="of:=IF(ISBLANK([LIST.B1661]);&quot;&quot;;[LIST.B1661])">
            <text:p/>
          </table:table-cell>
          <table:table-cell table:number-columns-repeated="1022"/>
        </table:table-row>
        <table:table-row table:style-name="ro1">
          <table:table-cell table:formula="of:=IF(ISBLANK([LIST.B1664]);&quot;&quot;;[LIST.B1664])">
            <text:p/>
          </table:table-cell>
          <table:table-cell table:formula="of:=IF(ISBLANK([LIST.B1663]);&quot;&quot;;[LIST.B1663])">
            <text:p/>
          </table:table-cell>
          <table:table-cell table:number-columns-repeated="1022"/>
        </table:table-row>
        <table:table-row table:style-name="ro1">
          <table:table-cell table:formula="of:=IF(ISBLANK([LIST.B1666]);&quot;&quot;;[LIST.B1666])">
            <text:p/>
          </table:table-cell>
          <table:table-cell table:formula="of:=IF(ISBLANK([LIST.B1665]);&quot;&quot;;[LIST.B1665])">
            <text:p/>
          </table:table-cell>
          <table:table-cell table:number-columns-repeated="1022"/>
        </table:table-row>
        <table:table-row table:style-name="ro1">
          <table:table-cell table:formula="of:=IF(ISBLANK([LIST.B1668]);&quot;&quot;;[LIST.B1668])">
            <text:p/>
          </table:table-cell>
          <table:table-cell table:formula="of:=IF(ISBLANK([LIST.B1667]);&quot;&quot;;[LIST.B1667])">
            <text:p/>
          </table:table-cell>
          <table:table-cell table:number-columns-repeated="1022"/>
        </table:table-row>
        <table:table-row table:style-name="ro1">
          <table:table-cell table:formula="of:=IF(ISBLANK([LIST.B1670]);&quot;&quot;;[LIST.B1670])">
            <text:p/>
          </table:table-cell>
          <table:table-cell table:formula="of:=IF(ISBLANK([LIST.B1669]);&quot;&quot;;[LIST.B1669])">
            <text:p/>
          </table:table-cell>
          <table:table-cell table:number-columns-repeated="1022"/>
        </table:table-row>
        <table:table-row table:style-name="ro1">
          <table:table-cell table:formula="of:=IF(ISBLANK([LIST.A1671]);&quot;&quot;;[LIST.A1671])">
            <text:p/>
          </table:table-cell>
          <table:table-cell table:formula="of:=IF(ISBLANK([LIST.A1672]);&quot;&quot;;[LIST.A1672])">
            <text:p/>
          </table:table-cell>
          <table:table-cell table:number-columns-repeated="1022"/>
        </table:table-row>
        <table:table-row table:style-name="ro1">
          <table:table-cell table:formula="of:=IF(ISBLANK([LIST.A1673]);&quot;&quot;;[LIST.A1673])">
            <text:p/>
          </table:table-cell>
          <table:table-cell table:formula="of:=IF(ISBLANK([LIST.A1674]);&quot;&quot;;[LIST.A1674])">
            <text:p/>
          </table:table-cell>
          <table:table-cell table:number-columns-repeated="1022"/>
        </table:table-row>
        <table:table-row table:style-name="ro1">
          <table:table-cell table:formula="of:=IF(ISBLANK([LIST.A1675]);&quot;&quot;;[LIST.A1675])">
            <text:p/>
          </table:table-cell>
          <table:table-cell table:formula="of:=IF(ISBLANK([LIST.A1676]);&quot;&quot;;[LIST.A1676])">
            <text:p/>
          </table:table-cell>
          <table:table-cell table:number-columns-repeated="1022"/>
        </table:table-row>
        <table:table-row table:style-name="ro1">
          <table:table-cell table:formula="of:=IF(ISBLANK([LIST.A1677]);&quot;&quot;;[LIST.A1678])">
            <text:p/>
          </table:table-cell>
          <table:table-cell table:formula="of:=IF(ISBLANK([LIST.A1678]);&quot;&quot;;[LIST.A1678])">
            <text:p/>
          </table:table-cell>
          <table:table-cell table:number-columns-repeated="1022"/>
        </table:table-row>
        <table:table-row table:style-name="ro1">
          <table:table-cell table:formula="of:=IF(ISBLANK([LIST.A1679]);&quot;&quot;;[LIST.A1679])">
            <text:p/>
          </table:table-cell>
          <table:table-cell table:formula="of:=IF(ISBLANK([LIST.A1680]);&quot;&quot;;[LIST.A1680])">
            <text:p/>
          </table:table-cell>
          <table:table-cell table:number-columns-repeated="1022"/>
        </table:table-row>
        <table:table-row table:style-name="ro1">
          <table:table-cell table:formula="of:=IF(ISBLANK([LIST.B1672]);&quot;&quot;;[LIST.B1672])">
            <text:p/>
          </table:table-cell>
          <table:table-cell table:formula="of:=IF(ISBLANK([LIST.B1671]);&quot;&quot;;[LIST.B1671])">
            <text:p/>
          </table:table-cell>
          <table:table-cell table:number-columns-repeated="1022"/>
        </table:table-row>
        <table:table-row table:style-name="ro1">
          <table:table-cell table:formula="of:=IF(ISBLANK([LIST.B1674]);&quot;&quot;;[LIST.B1674])">
            <text:p/>
          </table:table-cell>
          <table:table-cell table:formula="of:=IF(ISBLANK([LIST.B1673]);&quot;&quot;;[LIST.B1673])">
            <text:p/>
          </table:table-cell>
          <table:table-cell table:number-columns-repeated="1022"/>
        </table:table-row>
        <table:table-row table:style-name="ro1">
          <table:table-cell table:formula="of:=IF(ISBLANK([LIST.B1676]);&quot;&quot;;[LIST.B1676])">
            <text:p/>
          </table:table-cell>
          <table:table-cell table:formula="of:=IF(ISBLANK([LIST.B1675]);&quot;&quot;;[LIST.B1675])">
            <text:p/>
          </table:table-cell>
          <table:table-cell table:number-columns-repeated="1022"/>
        </table:table-row>
        <table:table-row table:style-name="ro1">
          <table:table-cell table:formula="of:=IF(ISBLANK([LIST.B1678]);&quot;&quot;;[LIST.B1678])">
            <text:p/>
          </table:table-cell>
          <table:table-cell table:formula="of:=IF(ISBLANK([LIST.B1677]);&quot;&quot;;[LIST.B1677])">
            <text:p/>
          </table:table-cell>
          <table:table-cell table:number-columns-repeated="1022"/>
        </table:table-row>
        <table:table-row table:style-name="ro1">
          <table:table-cell table:formula="of:=IF(ISBLANK([LIST.B1680]);&quot;&quot;;[LIST.B1680])">
            <text:p/>
          </table:table-cell>
          <table:table-cell table:formula="of:=IF(ISBLANK([LIST.B1679]);&quot;&quot;;[LIST.B1679])">
            <text:p/>
          </table:table-cell>
          <table:table-cell table:number-columns-repeated="1022"/>
        </table:table-row>
        <table:table-row table:style-name="ro1">
          <table:table-cell table:formula="of:=IF(ISBLANK([LIST.A1681]);&quot;&quot;;[LIST.A1681])">
            <text:p/>
          </table:table-cell>
          <table:table-cell table:formula="of:=IF(ISBLANK([LIST.A1682]);&quot;&quot;;[LIST.A1682])">
            <text:p/>
          </table:table-cell>
          <table:table-cell table:number-columns-repeated="1022"/>
        </table:table-row>
        <table:table-row table:style-name="ro1">
          <table:table-cell table:formula="of:=IF(ISBLANK([LIST.A1683]);&quot;&quot;;[LIST.A1683])">
            <text:p/>
          </table:table-cell>
          <table:table-cell table:formula="of:=IF(ISBLANK([LIST.A1684]);&quot;&quot;;[LIST.A1684])">
            <text:p/>
          </table:table-cell>
          <table:table-cell table:number-columns-repeated="1022"/>
        </table:table-row>
        <table:table-row table:style-name="ro1">
          <table:table-cell table:formula="of:=IF(ISBLANK([LIST.A1685]);&quot;&quot;;[LIST.A1685])">
            <text:p/>
          </table:table-cell>
          <table:table-cell table:formula="of:=IF(ISBLANK([LIST.A1686]);&quot;&quot;;[LIST.A1686])">
            <text:p/>
          </table:table-cell>
          <table:table-cell table:number-columns-repeated="1022"/>
        </table:table-row>
        <table:table-row table:style-name="ro1">
          <table:table-cell table:formula="of:=IF(ISBLANK([LIST.A1687]);&quot;&quot;;[LIST.A1688])">
            <text:p/>
          </table:table-cell>
          <table:table-cell table:formula="of:=IF(ISBLANK([LIST.A1688]);&quot;&quot;;[LIST.A1688])">
            <text:p/>
          </table:table-cell>
          <table:table-cell table:number-columns-repeated="1022"/>
        </table:table-row>
        <table:table-row table:style-name="ro1">
          <table:table-cell table:formula="of:=IF(ISBLANK([LIST.A1689]);&quot;&quot;;[LIST.A1689])">
            <text:p/>
          </table:table-cell>
          <table:table-cell table:formula="of:=IF(ISBLANK([LIST.A1690]);&quot;&quot;;[LIST.A1690])">
            <text:p/>
          </table:table-cell>
          <table:table-cell table:number-columns-repeated="1022"/>
        </table:table-row>
        <table:table-row table:style-name="ro1">
          <table:table-cell table:formula="of:=IF(ISBLANK([LIST.B1682]);&quot;&quot;;[LIST.B1682])">
            <text:p/>
          </table:table-cell>
          <table:table-cell table:formula="of:=IF(ISBLANK([LIST.B1681]);&quot;&quot;;[LIST.B1681])">
            <text:p/>
          </table:table-cell>
          <table:table-cell table:number-columns-repeated="1022"/>
        </table:table-row>
        <table:table-row table:style-name="ro1">
          <table:table-cell table:formula="of:=IF(ISBLANK([LIST.B1684]);&quot;&quot;;[LIST.B1684])">
            <text:p/>
          </table:table-cell>
          <table:table-cell table:formula="of:=IF(ISBLANK([LIST.B1683]);&quot;&quot;;[LIST.B1683])">
            <text:p/>
          </table:table-cell>
          <table:table-cell table:number-columns-repeated="1022"/>
        </table:table-row>
        <table:table-row table:style-name="ro1">
          <table:table-cell table:formula="of:=IF(ISBLANK([LIST.B1686]);&quot;&quot;;[LIST.B1686])">
            <text:p/>
          </table:table-cell>
          <table:table-cell table:formula="of:=IF(ISBLANK([LIST.B1685]);&quot;&quot;;[LIST.B1685])">
            <text:p/>
          </table:table-cell>
          <table:table-cell table:number-columns-repeated="1022"/>
        </table:table-row>
        <table:table-row table:style-name="ro1">
          <table:table-cell table:formula="of:=IF(ISBLANK([LIST.B1688]);&quot;&quot;;[LIST.B1688])">
            <text:p/>
          </table:table-cell>
          <table:table-cell table:formula="of:=IF(ISBLANK([LIST.B1687]);&quot;&quot;;[LIST.B1687])">
            <text:p/>
          </table:table-cell>
          <table:table-cell table:number-columns-repeated="1022"/>
        </table:table-row>
        <table:table-row table:style-name="ro1">
          <table:table-cell table:formula="of:=IF(ISBLANK([LIST.B1690]);&quot;&quot;;[LIST.B1690])">
            <text:p/>
          </table:table-cell>
          <table:table-cell table:formula="of:=IF(ISBLANK([LIST.B1689]);&quot;&quot;;[LIST.B1689])">
            <text:p/>
          </table:table-cell>
          <table:table-cell table:number-columns-repeated="1022"/>
        </table:table-row>
        <table:table-row table:style-name="ro1">
          <table:table-cell table:formula="of:=IF(ISBLANK([LIST.A1691]);&quot;&quot;;[LIST.A1691])">
            <text:p/>
          </table:table-cell>
          <table:table-cell table:formula="of:=IF(ISBLANK([LIST.A1692]);&quot;&quot;;[LIST.A1692])">
            <text:p/>
          </table:table-cell>
          <table:table-cell table:number-columns-repeated="1022"/>
        </table:table-row>
        <table:table-row table:style-name="ro1">
          <table:table-cell table:formula="of:=IF(ISBLANK([LIST.A1693]);&quot;&quot;;[LIST.A1693])">
            <text:p/>
          </table:table-cell>
          <table:table-cell table:formula="of:=IF(ISBLANK([LIST.A1694]);&quot;&quot;;[LIST.A1694])">
            <text:p/>
          </table:table-cell>
          <table:table-cell table:number-columns-repeated="1022"/>
        </table:table-row>
        <table:table-row table:style-name="ro1">
          <table:table-cell table:formula="of:=IF(ISBLANK([LIST.A1695]);&quot;&quot;;[LIST.A1695])">
            <text:p/>
          </table:table-cell>
          <table:table-cell table:formula="of:=IF(ISBLANK([LIST.A1696]);&quot;&quot;;[LIST.A1696])">
            <text:p/>
          </table:table-cell>
          <table:table-cell table:number-columns-repeated="1022"/>
        </table:table-row>
        <table:table-row table:style-name="ro1">
          <table:table-cell table:formula="of:=IF(ISBLANK([LIST.A1697]);&quot;&quot;;[LIST.A1698])">
            <text:p/>
          </table:table-cell>
          <table:table-cell table:formula="of:=IF(ISBLANK([LIST.A1698]);&quot;&quot;;[LIST.A1698])">
            <text:p/>
          </table:table-cell>
          <table:table-cell table:number-columns-repeated="1022"/>
        </table:table-row>
        <table:table-row table:style-name="ro1">
          <table:table-cell table:formula="of:=IF(ISBLANK([LIST.A1699]);&quot;&quot;;[LIST.A1699])">
            <text:p/>
          </table:table-cell>
          <table:table-cell table:formula="of:=IF(ISBLANK([LIST.A1700]);&quot;&quot;;[LIST.A1700])">
            <text:p/>
          </table:table-cell>
          <table:table-cell table:number-columns-repeated="1022"/>
        </table:table-row>
        <table:table-row table:style-name="ro1">
          <table:table-cell table:formula="of:=IF(ISBLANK([LIST.B1692]);&quot;&quot;;[LIST.B1692])">
            <text:p/>
          </table:table-cell>
          <table:table-cell table:formula="of:=IF(ISBLANK([LIST.B1691]);&quot;&quot;;[LIST.B1691])">
            <text:p/>
          </table:table-cell>
          <table:table-cell table:number-columns-repeated="1022"/>
        </table:table-row>
        <table:table-row table:style-name="ro1">
          <table:table-cell table:formula="of:=IF(ISBLANK([LIST.B1694]);&quot;&quot;;[LIST.B1694])">
            <text:p/>
          </table:table-cell>
          <table:table-cell table:formula="of:=IF(ISBLANK([LIST.B1693]);&quot;&quot;;[LIST.B1693])">
            <text:p/>
          </table:table-cell>
          <table:table-cell table:number-columns-repeated="1022"/>
        </table:table-row>
        <table:table-row table:style-name="ro1">
          <table:table-cell table:formula="of:=IF(ISBLANK([LIST.B1696]);&quot;&quot;;[LIST.B1696])">
            <text:p/>
          </table:table-cell>
          <table:table-cell table:formula="of:=IF(ISBLANK([LIST.B1695]);&quot;&quot;;[LIST.B1695])">
            <text:p/>
          </table:table-cell>
          <table:table-cell table:number-columns-repeated="1022"/>
        </table:table-row>
        <table:table-row table:style-name="ro1">
          <table:table-cell table:formula="of:=IF(ISBLANK([LIST.B1698]);&quot;&quot;;[LIST.B1698])">
            <text:p/>
          </table:table-cell>
          <table:table-cell table:formula="of:=IF(ISBLANK([LIST.B1697]);&quot;&quot;;[LIST.B1697])">
            <text:p/>
          </table:table-cell>
          <table:table-cell table:number-columns-repeated="1022"/>
        </table:table-row>
        <table:table-row table:style-name="ro1">
          <table:table-cell table:formula="of:=IF(ISBLANK([LIST.B1700]);&quot;&quot;;[LIST.B1700])">
            <text:p/>
          </table:table-cell>
          <table:table-cell table:formula="of:=IF(ISBLANK([LIST.B1699]);&quot;&quot;;[LIST.B1699])">
            <text:p/>
          </table:table-cell>
          <table:table-cell table:number-columns-repeated="1022"/>
        </table:table-row>
        <table:table-row table:style-name="ro1">
          <table:table-cell table:formula="of:=IF(ISBLANK([LIST.A1701]);&quot;&quot;;[LIST.A1701])">
            <text:p/>
          </table:table-cell>
          <table:table-cell table:formula="of:=IF(ISBLANK([LIST.A1702]);&quot;&quot;;[LIST.A1702])">
            <text:p/>
          </table:table-cell>
          <table:table-cell table:number-columns-repeated="1022"/>
        </table:table-row>
        <table:table-row table:style-name="ro1">
          <table:table-cell table:formula="of:=IF(ISBLANK([LIST.A1703]);&quot;&quot;;[LIST.A1703])">
            <text:p/>
          </table:table-cell>
          <table:table-cell table:formula="of:=IF(ISBLANK([LIST.A1704]);&quot;&quot;;[LIST.A1704])">
            <text:p/>
          </table:table-cell>
          <table:table-cell table:number-columns-repeated="1022"/>
        </table:table-row>
        <table:table-row table:style-name="ro1">
          <table:table-cell table:formula="of:=IF(ISBLANK([LIST.A1705]);&quot;&quot;;[LIST.A1705])">
            <text:p/>
          </table:table-cell>
          <table:table-cell table:formula="of:=IF(ISBLANK([LIST.A1706]);&quot;&quot;;[LIST.A1706])">
            <text:p/>
          </table:table-cell>
          <table:table-cell table:number-columns-repeated="1022"/>
        </table:table-row>
        <table:table-row table:style-name="ro1">
          <table:table-cell table:formula="of:=IF(ISBLANK([LIST.A1707]);&quot;&quot;;[LIST.A1708])">
            <text:p/>
          </table:table-cell>
          <table:table-cell table:formula="of:=IF(ISBLANK([LIST.A1708]);&quot;&quot;;[LIST.A1708])">
            <text:p/>
          </table:table-cell>
          <table:table-cell table:number-columns-repeated="1022"/>
        </table:table-row>
        <table:table-row table:style-name="ro1">
          <table:table-cell table:formula="of:=IF(ISBLANK([LIST.A1709]);&quot;&quot;;[LIST.A1709])">
            <text:p/>
          </table:table-cell>
          <table:table-cell table:formula="of:=IF(ISBLANK([LIST.A1710]);&quot;&quot;;[LIST.A1710])">
            <text:p/>
          </table:table-cell>
          <table:table-cell table:number-columns-repeated="1022"/>
        </table:table-row>
        <table:table-row table:style-name="ro1">
          <table:table-cell table:formula="of:=IF(ISBLANK([LIST.B1702]);&quot;&quot;;[LIST.B1702])">
            <text:p/>
          </table:table-cell>
          <table:table-cell table:formula="of:=IF(ISBLANK([LIST.B1701]);&quot;&quot;;[LIST.B1701])">
            <text:p/>
          </table:table-cell>
          <table:table-cell table:number-columns-repeated="1022"/>
        </table:table-row>
        <table:table-row table:style-name="ro1">
          <table:table-cell table:formula="of:=IF(ISBLANK([LIST.B1704]);&quot;&quot;;[LIST.B1704])">
            <text:p/>
          </table:table-cell>
          <table:table-cell table:formula="of:=IF(ISBLANK([LIST.B1703]);&quot;&quot;;[LIST.B1703])">
            <text:p/>
          </table:table-cell>
          <table:table-cell table:number-columns-repeated="1022"/>
        </table:table-row>
        <table:table-row table:style-name="ro1">
          <table:table-cell table:formula="of:=IF(ISBLANK([LIST.B1706]);&quot;&quot;;[LIST.B1706])">
            <text:p/>
          </table:table-cell>
          <table:table-cell table:formula="of:=IF(ISBLANK([LIST.B1705]);&quot;&quot;;[LIST.B1705])">
            <text:p/>
          </table:table-cell>
          <table:table-cell table:number-columns-repeated="1022"/>
        </table:table-row>
        <table:table-row table:style-name="ro1">
          <table:table-cell table:formula="of:=IF(ISBLANK([LIST.B1708]);&quot;&quot;;[LIST.B1708])">
            <text:p/>
          </table:table-cell>
          <table:table-cell table:formula="of:=IF(ISBLANK([LIST.B1707]);&quot;&quot;;[LIST.B1707])">
            <text:p/>
          </table:table-cell>
          <table:table-cell table:number-columns-repeated="1022"/>
        </table:table-row>
        <table:table-row table:style-name="ro1">
          <table:table-cell table:formula="of:=IF(ISBLANK([LIST.B1710]);&quot;&quot;;[LIST.B1710])">
            <text:p/>
          </table:table-cell>
          <table:table-cell table:formula="of:=IF(ISBLANK([LIST.B1709]);&quot;&quot;;[LIST.B1709])">
            <text:p/>
          </table:table-cell>
          <table:table-cell table:number-columns-repeated="1022"/>
        </table:table-row>
        <table:table-row table:style-name="ro1">
          <table:table-cell table:formula="of:=IF(ISBLANK([LIST.A1711]);&quot;&quot;;[LIST.A1711])">
            <text:p/>
          </table:table-cell>
          <table:table-cell table:formula="of:=IF(ISBLANK([LIST.A1712]);&quot;&quot;;[LIST.A1712])">
            <text:p/>
          </table:table-cell>
          <table:table-cell table:number-columns-repeated="1022"/>
        </table:table-row>
        <table:table-row table:style-name="ro1">
          <table:table-cell table:formula="of:=IF(ISBLANK([LIST.A1713]);&quot;&quot;;[LIST.A1713])">
            <text:p/>
          </table:table-cell>
          <table:table-cell table:formula="of:=IF(ISBLANK([LIST.A1714]);&quot;&quot;;[LIST.A1714])">
            <text:p/>
          </table:table-cell>
          <table:table-cell table:number-columns-repeated="1022"/>
        </table:table-row>
        <table:table-row table:style-name="ro1">
          <table:table-cell table:formula="of:=IF(ISBLANK([LIST.A1715]);&quot;&quot;;[LIST.A1715])">
            <text:p/>
          </table:table-cell>
          <table:table-cell table:formula="of:=IF(ISBLANK([LIST.A1716]);&quot;&quot;;[LIST.A1716])">
            <text:p/>
          </table:table-cell>
          <table:table-cell table:number-columns-repeated="1022"/>
        </table:table-row>
        <table:table-row table:style-name="ro1">
          <table:table-cell table:formula="of:=IF(ISBLANK([LIST.A1717]);&quot;&quot;;[LIST.A1718])">
            <text:p/>
          </table:table-cell>
          <table:table-cell table:formula="of:=IF(ISBLANK([LIST.A1718]);&quot;&quot;;[LIST.A1718])">
            <text:p/>
          </table:table-cell>
          <table:table-cell table:number-columns-repeated="1022"/>
        </table:table-row>
        <table:table-row table:style-name="ro1">
          <table:table-cell table:formula="of:=IF(ISBLANK([LIST.A1719]);&quot;&quot;;[LIST.A1719])">
            <text:p/>
          </table:table-cell>
          <table:table-cell table:formula="of:=IF(ISBLANK([LIST.A1720]);&quot;&quot;;[LIST.A1720])">
            <text:p/>
          </table:table-cell>
          <table:table-cell table:number-columns-repeated="1022"/>
        </table:table-row>
        <table:table-row table:style-name="ro1">
          <table:table-cell table:formula="of:=IF(ISBLANK([LIST.B1712]);&quot;&quot;;[LIST.B1712])">
            <text:p/>
          </table:table-cell>
          <table:table-cell table:formula="of:=IF(ISBLANK([LIST.B1711]);&quot;&quot;;[LIST.B1711])">
            <text:p/>
          </table:table-cell>
          <table:table-cell table:number-columns-repeated="1022"/>
        </table:table-row>
        <table:table-row table:style-name="ro1">
          <table:table-cell table:formula="of:=IF(ISBLANK([LIST.B1714]);&quot;&quot;;[LIST.B1714])">
            <text:p/>
          </table:table-cell>
          <table:table-cell table:formula="of:=IF(ISBLANK([LIST.B1713]);&quot;&quot;;[LIST.B1713])">
            <text:p/>
          </table:table-cell>
          <table:table-cell table:number-columns-repeated="1022"/>
        </table:table-row>
        <table:table-row table:style-name="ro1">
          <table:table-cell table:formula="of:=IF(ISBLANK([LIST.B1716]);&quot;&quot;;[LIST.B1716])">
            <text:p/>
          </table:table-cell>
          <table:table-cell table:formula="of:=IF(ISBLANK([LIST.B1715]);&quot;&quot;;[LIST.B1715])">
            <text:p/>
          </table:table-cell>
          <table:table-cell table:number-columns-repeated="1022"/>
        </table:table-row>
        <table:table-row table:style-name="ro1">
          <table:table-cell table:formula="of:=IF(ISBLANK([LIST.B1718]);&quot;&quot;;[LIST.B1718])">
            <text:p/>
          </table:table-cell>
          <table:table-cell table:formula="of:=IF(ISBLANK([LIST.B1717]);&quot;&quot;;[LIST.B1717])">
            <text:p/>
          </table:table-cell>
          <table:table-cell table:number-columns-repeated="1022"/>
        </table:table-row>
        <table:table-row table:style-name="ro1">
          <table:table-cell table:formula="of:=IF(ISBLANK([LIST.B1720]);&quot;&quot;;[LIST.B1720])">
            <text:p/>
          </table:table-cell>
          <table:table-cell table:formula="of:=IF(ISBLANK([LIST.B1719]);&quot;&quot;;[LIST.B1719])">
            <text:p/>
          </table:table-cell>
          <table:table-cell table:number-columns-repeated="1022"/>
        </table:table-row>
        <table:table-row table:style-name="ro1">
          <table:table-cell table:formula="of:=IF(ISBLANK([LIST.A1721]);&quot;&quot;;[LIST.A1721])">
            <text:p/>
          </table:table-cell>
          <table:table-cell table:formula="of:=IF(ISBLANK([LIST.A1722]);&quot;&quot;;[LIST.A1722])">
            <text:p/>
          </table:table-cell>
          <table:table-cell table:number-columns-repeated="1022"/>
        </table:table-row>
        <table:table-row table:style-name="ro1">
          <table:table-cell table:formula="of:=IF(ISBLANK([LIST.A1723]);&quot;&quot;;[LIST.A1723])">
            <text:p/>
          </table:table-cell>
          <table:table-cell table:formula="of:=IF(ISBLANK([LIST.A1724]);&quot;&quot;;[LIST.A1724])">
            <text:p/>
          </table:table-cell>
          <table:table-cell table:number-columns-repeated="1022"/>
        </table:table-row>
        <table:table-row table:style-name="ro1">
          <table:table-cell table:formula="of:=IF(ISBLANK([LIST.A1725]);&quot;&quot;;[LIST.A1725])">
            <text:p/>
          </table:table-cell>
          <table:table-cell table:formula="of:=IF(ISBLANK([LIST.A1726]);&quot;&quot;;[LIST.A1726])">
            <text:p/>
          </table:table-cell>
          <table:table-cell table:number-columns-repeated="1022"/>
        </table:table-row>
        <table:table-row table:style-name="ro1">
          <table:table-cell table:formula="of:=IF(ISBLANK([LIST.A1727]);&quot;&quot;;[LIST.A1728])">
            <text:p/>
          </table:table-cell>
          <table:table-cell table:formula="of:=IF(ISBLANK([LIST.A1728]);&quot;&quot;;[LIST.A1728])">
            <text:p/>
          </table:table-cell>
          <table:table-cell table:number-columns-repeated="1022"/>
        </table:table-row>
        <table:table-row table:style-name="ro1">
          <table:table-cell table:formula="of:=IF(ISBLANK([LIST.A1729]);&quot;&quot;;[LIST.A1729])">
            <text:p/>
          </table:table-cell>
          <table:table-cell table:formula="of:=IF(ISBLANK([LIST.A1730]);&quot;&quot;;[LIST.A1730])">
            <text:p/>
          </table:table-cell>
          <table:table-cell table:number-columns-repeated="1022"/>
        </table:table-row>
        <table:table-row table:style-name="ro1">
          <table:table-cell table:formula="of:=IF(ISBLANK([LIST.B1722]);&quot;&quot;;[LIST.B1722])">
            <text:p/>
          </table:table-cell>
          <table:table-cell table:formula="of:=IF(ISBLANK([LIST.B1721]);&quot;&quot;;[LIST.B1721])">
            <text:p/>
          </table:table-cell>
          <table:table-cell table:number-columns-repeated="1022"/>
        </table:table-row>
        <table:table-row table:style-name="ro1">
          <table:table-cell table:formula="of:=IF(ISBLANK([LIST.B1724]);&quot;&quot;;[LIST.B1724])">
            <text:p/>
          </table:table-cell>
          <table:table-cell table:formula="of:=IF(ISBLANK([LIST.B1723]);&quot;&quot;;[LIST.B1723])">
            <text:p/>
          </table:table-cell>
          <table:table-cell table:number-columns-repeated="1022"/>
        </table:table-row>
        <table:table-row table:style-name="ro1">
          <table:table-cell table:formula="of:=IF(ISBLANK([LIST.B1726]);&quot;&quot;;[LIST.B1726])">
            <text:p/>
          </table:table-cell>
          <table:table-cell table:formula="of:=IF(ISBLANK([LIST.B1725]);&quot;&quot;;[LIST.B1725])">
            <text:p/>
          </table:table-cell>
          <table:table-cell table:number-columns-repeated="1022"/>
        </table:table-row>
        <table:table-row table:style-name="ro1">
          <table:table-cell table:formula="of:=IF(ISBLANK([LIST.B1728]);&quot;&quot;;[LIST.B1728])">
            <text:p/>
          </table:table-cell>
          <table:table-cell table:formula="of:=IF(ISBLANK([LIST.B1727]);&quot;&quot;;[LIST.B1727])">
            <text:p/>
          </table:table-cell>
          <table:table-cell table:number-columns-repeated="1022"/>
        </table:table-row>
        <table:table-row table:style-name="ro1">
          <table:table-cell table:formula="of:=IF(ISBLANK([LIST.B1730]);&quot;&quot;;[LIST.B1730])">
            <text:p/>
          </table:table-cell>
          <table:table-cell table:formula="of:=IF(ISBLANK([LIST.B1729]);&quot;&quot;;[LIST.B1729])">
            <text:p/>
          </table:table-cell>
          <table:table-cell table:number-columns-repeated="1022"/>
        </table:table-row>
        <table:table-row table:style-name="ro1">
          <table:table-cell table:formula="of:=IF(ISBLANK([LIST.A1731]);&quot;&quot;;[LIST.A1731])">
            <text:p/>
          </table:table-cell>
          <table:table-cell table:formula="of:=IF(ISBLANK([LIST.A1732]);&quot;&quot;;[LIST.A1732])">
            <text:p/>
          </table:table-cell>
          <table:table-cell table:number-columns-repeated="1022"/>
        </table:table-row>
        <table:table-row table:style-name="ro1">
          <table:table-cell table:formula="of:=IF(ISBLANK([LIST.A1733]);&quot;&quot;;[LIST.A1733])">
            <text:p/>
          </table:table-cell>
          <table:table-cell table:formula="of:=IF(ISBLANK([LIST.A1734]);&quot;&quot;;[LIST.A1734])">
            <text:p/>
          </table:table-cell>
          <table:table-cell table:number-columns-repeated="1022"/>
        </table:table-row>
        <table:table-row table:style-name="ro1">
          <table:table-cell table:formula="of:=IF(ISBLANK([LIST.A1735]);&quot;&quot;;[LIST.A1735])">
            <text:p/>
          </table:table-cell>
          <table:table-cell table:formula="of:=IF(ISBLANK([LIST.A1736]);&quot;&quot;;[LIST.A1736])">
            <text:p/>
          </table:table-cell>
          <table:table-cell table:number-columns-repeated="1022"/>
        </table:table-row>
        <table:table-row table:style-name="ro1">
          <table:table-cell table:formula="of:=IF(ISBLANK([LIST.A1737]);&quot;&quot;;[LIST.A1738])">
            <text:p/>
          </table:table-cell>
          <table:table-cell table:formula="of:=IF(ISBLANK([LIST.A1738]);&quot;&quot;;[LIST.A1738])">
            <text:p/>
          </table:table-cell>
          <table:table-cell table:number-columns-repeated="1022"/>
        </table:table-row>
        <table:table-row table:style-name="ro1">
          <table:table-cell table:formula="of:=IF(ISBLANK([LIST.A1739]);&quot;&quot;;[LIST.A1739])">
            <text:p/>
          </table:table-cell>
          <table:table-cell table:formula="of:=IF(ISBLANK([LIST.A1740]);&quot;&quot;;[LIST.A1740])">
            <text:p/>
          </table:table-cell>
          <table:table-cell table:number-columns-repeated="1022"/>
        </table:table-row>
        <table:table-row table:style-name="ro1">
          <table:table-cell table:formula="of:=IF(ISBLANK([LIST.B1732]);&quot;&quot;;[LIST.B1732])">
            <text:p/>
          </table:table-cell>
          <table:table-cell table:formula="of:=IF(ISBLANK([LIST.B1731]);&quot;&quot;;[LIST.B1731])">
            <text:p/>
          </table:table-cell>
          <table:table-cell table:number-columns-repeated="1022"/>
        </table:table-row>
        <table:table-row table:style-name="ro1">
          <table:table-cell table:formula="of:=IF(ISBLANK([LIST.B1734]);&quot;&quot;;[LIST.B1734])">
            <text:p/>
          </table:table-cell>
          <table:table-cell table:formula="of:=IF(ISBLANK([LIST.B1733]);&quot;&quot;;[LIST.B1733])">
            <text:p/>
          </table:table-cell>
          <table:table-cell table:number-columns-repeated="1022"/>
        </table:table-row>
        <table:table-row table:style-name="ro1">
          <table:table-cell table:formula="of:=IF(ISBLANK([LIST.B1736]);&quot;&quot;;[LIST.B1736])">
            <text:p/>
          </table:table-cell>
          <table:table-cell table:formula="of:=IF(ISBLANK([LIST.B1735]);&quot;&quot;;[LIST.B1735])">
            <text:p/>
          </table:table-cell>
          <table:table-cell table:number-columns-repeated="1022"/>
        </table:table-row>
        <table:table-row table:style-name="ro1">
          <table:table-cell table:formula="of:=IF(ISBLANK([LIST.B1738]);&quot;&quot;;[LIST.B1738])">
            <text:p/>
          </table:table-cell>
          <table:table-cell table:formula="of:=IF(ISBLANK([LIST.B1737]);&quot;&quot;;[LIST.B1737])">
            <text:p/>
          </table:table-cell>
          <table:table-cell table:number-columns-repeated="1022"/>
        </table:table-row>
        <table:table-row table:style-name="ro1">
          <table:table-cell table:formula="of:=IF(ISBLANK([LIST.B1740]);&quot;&quot;;[LIST.B1740])">
            <text:p/>
          </table:table-cell>
          <table:table-cell table:formula="of:=IF(ISBLANK([LIST.B1739]);&quot;&quot;;[LIST.B1739])">
            <text:p/>
          </table:table-cell>
          <table:table-cell table:number-columns-repeated="1022"/>
        </table:table-row>
        <table:table-row table:style-name="ro1">
          <table:table-cell table:formula="of:=IF(ISBLANK([LIST.A1741]);&quot;&quot;;[LIST.A1741])">
            <text:p/>
          </table:table-cell>
          <table:table-cell table:formula="of:=IF(ISBLANK([LIST.A1742]);&quot;&quot;;[LIST.A1742])">
            <text:p/>
          </table:table-cell>
          <table:table-cell table:number-columns-repeated="1022"/>
        </table:table-row>
        <table:table-row table:style-name="ro1">
          <table:table-cell table:formula="of:=IF(ISBLANK([LIST.A1743]);&quot;&quot;;[LIST.A1743])">
            <text:p/>
          </table:table-cell>
          <table:table-cell table:formula="of:=IF(ISBLANK([LIST.A1744]);&quot;&quot;;[LIST.A1744])">
            <text:p/>
          </table:table-cell>
          <table:table-cell table:number-columns-repeated="1022"/>
        </table:table-row>
        <table:table-row table:style-name="ro1">
          <table:table-cell table:formula="of:=IF(ISBLANK([LIST.A1745]);&quot;&quot;;[LIST.A1745])">
            <text:p/>
          </table:table-cell>
          <table:table-cell table:formula="of:=IF(ISBLANK([LIST.A1746]);&quot;&quot;;[LIST.A1746])">
            <text:p/>
          </table:table-cell>
          <table:table-cell table:number-columns-repeated="1022"/>
        </table:table-row>
        <table:table-row table:style-name="ro1">
          <table:table-cell table:formula="of:=IF(ISBLANK([LIST.A1747]);&quot;&quot;;[LIST.A1748])">
            <text:p/>
          </table:table-cell>
          <table:table-cell table:formula="of:=IF(ISBLANK([LIST.A1748]);&quot;&quot;;[LIST.A1748])">
            <text:p/>
          </table:table-cell>
          <table:table-cell table:number-columns-repeated="1022"/>
        </table:table-row>
        <table:table-row table:style-name="ro1">
          <table:table-cell table:formula="of:=IF(ISBLANK([LIST.A1749]);&quot;&quot;;[LIST.A1749])">
            <text:p/>
          </table:table-cell>
          <table:table-cell table:formula="of:=IF(ISBLANK([LIST.A1750]);&quot;&quot;;[LIST.A1750])">
            <text:p/>
          </table:table-cell>
          <table:table-cell table:number-columns-repeated="1022"/>
        </table:table-row>
        <table:table-row table:style-name="ro1">
          <table:table-cell table:formula="of:=IF(ISBLANK([LIST.B1742]);&quot;&quot;;[LIST.B1742])">
            <text:p/>
          </table:table-cell>
          <table:table-cell table:formula="of:=IF(ISBLANK([LIST.B1741]);&quot;&quot;;[LIST.B1741])">
            <text:p/>
          </table:table-cell>
          <table:table-cell table:number-columns-repeated="1022"/>
        </table:table-row>
        <table:table-row table:style-name="ro1">
          <table:table-cell table:formula="of:=IF(ISBLANK([LIST.B1744]);&quot;&quot;;[LIST.B1744])">
            <text:p/>
          </table:table-cell>
          <table:table-cell table:formula="of:=IF(ISBLANK([LIST.B1743]);&quot;&quot;;[LIST.B1743])">
            <text:p/>
          </table:table-cell>
          <table:table-cell table:number-columns-repeated="1022"/>
        </table:table-row>
        <table:table-row table:style-name="ro1">
          <table:table-cell table:formula="of:=IF(ISBLANK([LIST.B1746]);&quot;&quot;;[LIST.B1746])">
            <text:p/>
          </table:table-cell>
          <table:table-cell table:formula="of:=IF(ISBLANK([LIST.B1745]);&quot;&quot;;[LIST.B1745])">
            <text:p/>
          </table:table-cell>
          <table:table-cell table:number-columns-repeated="1022"/>
        </table:table-row>
        <table:table-row table:style-name="ro1">
          <table:table-cell table:formula="of:=IF(ISBLANK([LIST.B1748]);&quot;&quot;;[LIST.B1748])">
            <text:p/>
          </table:table-cell>
          <table:table-cell table:formula="of:=IF(ISBLANK([LIST.B1747]);&quot;&quot;;[LIST.B1747])">
            <text:p/>
          </table:table-cell>
          <table:table-cell table:number-columns-repeated="1022"/>
        </table:table-row>
        <table:table-row table:style-name="ro1">
          <table:table-cell table:formula="of:=IF(ISBLANK([LIST.B1750]);&quot;&quot;;[LIST.B1750])">
            <text:p/>
          </table:table-cell>
          <table:table-cell table:formula="of:=IF(ISBLANK([LIST.B1749]);&quot;&quot;;[LIST.B1749])">
            <text:p/>
          </table:table-cell>
          <table:table-cell table:number-columns-repeated="1022"/>
        </table:table-row>
        <table:table-row table:style-name="ro1">
          <table:table-cell table:formula="of:=IF(ISBLANK([LIST.A1751]);&quot;&quot;;[LIST.A1751])">
            <text:p/>
          </table:table-cell>
          <table:table-cell table:formula="of:=IF(ISBLANK([LIST.A1752]);&quot;&quot;;[LIST.A1752])">
            <text:p/>
          </table:table-cell>
          <table:table-cell table:number-columns-repeated="1022"/>
        </table:table-row>
        <table:table-row table:style-name="ro1">
          <table:table-cell table:formula="of:=IF(ISBLANK([LIST.A1753]);&quot;&quot;;[LIST.A1753])">
            <text:p/>
          </table:table-cell>
          <table:table-cell table:formula="of:=IF(ISBLANK([LIST.A1754]);&quot;&quot;;[LIST.A1754])">
            <text:p/>
          </table:table-cell>
          <table:table-cell table:number-columns-repeated="1022"/>
        </table:table-row>
        <table:table-row table:style-name="ro1">
          <table:table-cell table:formula="of:=IF(ISBLANK([LIST.A1755]);&quot;&quot;;[LIST.A1755])">
            <text:p/>
          </table:table-cell>
          <table:table-cell table:formula="of:=IF(ISBLANK([LIST.A1756]);&quot;&quot;;[LIST.A1756])">
            <text:p/>
          </table:table-cell>
          <table:table-cell table:number-columns-repeated="1022"/>
        </table:table-row>
        <table:table-row table:style-name="ro1">
          <table:table-cell table:formula="of:=IF(ISBLANK([LIST.A1757]);&quot;&quot;;[LIST.A1758])">
            <text:p/>
          </table:table-cell>
          <table:table-cell table:formula="of:=IF(ISBLANK([LIST.A1758]);&quot;&quot;;[LIST.A1758])">
            <text:p/>
          </table:table-cell>
          <table:table-cell table:number-columns-repeated="1022"/>
        </table:table-row>
        <table:table-row table:style-name="ro1">
          <table:table-cell table:formula="of:=IF(ISBLANK([LIST.A1759]);&quot;&quot;;[LIST.A1759])">
            <text:p/>
          </table:table-cell>
          <table:table-cell table:formula="of:=IF(ISBLANK([LIST.A1760]);&quot;&quot;;[LIST.A1760])">
            <text:p/>
          </table:table-cell>
          <table:table-cell table:number-columns-repeated="1022"/>
        </table:table-row>
        <table:table-row table:style-name="ro1">
          <table:table-cell table:formula="of:=IF(ISBLANK([LIST.B1752]);&quot;&quot;;[LIST.B1752])">
            <text:p/>
          </table:table-cell>
          <table:table-cell table:formula="of:=IF(ISBLANK([LIST.B1751]);&quot;&quot;;[LIST.B1751])">
            <text:p/>
          </table:table-cell>
          <table:table-cell table:number-columns-repeated="1022"/>
        </table:table-row>
        <table:table-row table:style-name="ro1">
          <table:table-cell table:formula="of:=IF(ISBLANK([LIST.B1754]);&quot;&quot;;[LIST.B1754])">
            <text:p/>
          </table:table-cell>
          <table:table-cell table:formula="of:=IF(ISBLANK([LIST.B1753]);&quot;&quot;;[LIST.B1753])">
            <text:p/>
          </table:table-cell>
          <table:table-cell table:number-columns-repeated="1022"/>
        </table:table-row>
        <table:table-row table:style-name="ro1">
          <table:table-cell table:formula="of:=IF(ISBLANK([LIST.B1756]);&quot;&quot;;[LIST.B1756])">
            <text:p/>
          </table:table-cell>
          <table:table-cell table:formula="of:=IF(ISBLANK([LIST.B1755]);&quot;&quot;;[LIST.B1755])">
            <text:p/>
          </table:table-cell>
          <table:table-cell table:number-columns-repeated="1022"/>
        </table:table-row>
        <table:table-row table:style-name="ro1">
          <table:table-cell table:formula="of:=IF(ISBLANK([LIST.B1758]);&quot;&quot;;[LIST.B1758])">
            <text:p/>
          </table:table-cell>
          <table:table-cell table:formula="of:=IF(ISBLANK([LIST.B1757]);&quot;&quot;;[LIST.B1757])">
            <text:p/>
          </table:table-cell>
          <table:table-cell table:number-columns-repeated="1022"/>
        </table:table-row>
        <table:table-row table:style-name="ro1">
          <table:table-cell table:formula="of:=IF(ISBLANK([LIST.B1760]);&quot;&quot;;[LIST.B1760])">
            <text:p/>
          </table:table-cell>
          <table:table-cell table:formula="of:=IF(ISBLANK([LIST.B1759]);&quot;&quot;;[LIST.B1759])">
            <text:p/>
          </table:table-cell>
          <table:table-cell table:number-columns-repeated="1022"/>
        </table:table-row>
        <table:table-row table:style-name="ro1">
          <table:table-cell table:formula="of:=IF(ISBLANK([LIST.A1761]);&quot;&quot;;[LIST.A1761])">
            <text:p/>
          </table:table-cell>
          <table:table-cell table:formula="of:=IF(ISBLANK([LIST.A1762]);&quot;&quot;;[LIST.A1762])">
            <text:p/>
          </table:table-cell>
          <table:table-cell table:number-columns-repeated="1022"/>
        </table:table-row>
        <table:table-row table:style-name="ro1">
          <table:table-cell table:formula="of:=IF(ISBLANK([LIST.A1763]);&quot;&quot;;[LIST.A1763])">
            <text:p/>
          </table:table-cell>
          <table:table-cell table:formula="of:=IF(ISBLANK([LIST.A1764]);&quot;&quot;;[LIST.A1764])">
            <text:p/>
          </table:table-cell>
          <table:table-cell table:number-columns-repeated="1022"/>
        </table:table-row>
        <table:table-row table:style-name="ro1">
          <table:table-cell table:formula="of:=IF(ISBLANK([LIST.A1765]);&quot;&quot;;[LIST.A1765])">
            <text:p/>
          </table:table-cell>
          <table:table-cell table:formula="of:=IF(ISBLANK([LIST.A1766]);&quot;&quot;;[LIST.A1766])">
            <text:p/>
          </table:table-cell>
          <table:table-cell table:number-columns-repeated="1022"/>
        </table:table-row>
        <table:table-row table:style-name="ro1">
          <table:table-cell table:formula="of:=IF(ISBLANK([LIST.A1767]);&quot;&quot;;[LIST.A1768])">
            <text:p/>
          </table:table-cell>
          <table:table-cell table:formula="of:=IF(ISBLANK([LIST.A1768]);&quot;&quot;;[LIST.A1768])">
            <text:p/>
          </table:table-cell>
          <table:table-cell table:number-columns-repeated="1022"/>
        </table:table-row>
        <table:table-row table:style-name="ro1">
          <table:table-cell table:formula="of:=IF(ISBLANK([LIST.A1769]);&quot;&quot;;[LIST.A1769])">
            <text:p/>
          </table:table-cell>
          <table:table-cell table:formula="of:=IF(ISBLANK([LIST.A1770]);&quot;&quot;;[LIST.A1770])">
            <text:p/>
          </table:table-cell>
          <table:table-cell table:number-columns-repeated="1022"/>
        </table:table-row>
        <table:table-row table:style-name="ro1">
          <table:table-cell table:formula="of:=IF(ISBLANK([LIST.B1762]);&quot;&quot;;[LIST.B1762])">
            <text:p/>
          </table:table-cell>
          <table:table-cell table:formula="of:=IF(ISBLANK([LIST.B1761]);&quot;&quot;;[LIST.B1761])">
            <text:p/>
          </table:table-cell>
          <table:table-cell table:number-columns-repeated="1022"/>
        </table:table-row>
        <table:table-row table:style-name="ro1">
          <table:table-cell table:formula="of:=IF(ISBLANK([LIST.B1764]);&quot;&quot;;[LIST.B1764])">
            <text:p/>
          </table:table-cell>
          <table:table-cell table:formula="of:=IF(ISBLANK([LIST.B1763]);&quot;&quot;;[LIST.B1763])">
            <text:p/>
          </table:table-cell>
          <table:table-cell table:number-columns-repeated="1022"/>
        </table:table-row>
        <table:table-row table:style-name="ro1">
          <table:table-cell table:formula="of:=IF(ISBLANK([LIST.B1766]);&quot;&quot;;[LIST.B1766])">
            <text:p/>
          </table:table-cell>
          <table:table-cell table:formula="of:=IF(ISBLANK([LIST.B1765]);&quot;&quot;;[LIST.B1765])">
            <text:p/>
          </table:table-cell>
          <table:table-cell table:number-columns-repeated="1022"/>
        </table:table-row>
        <table:table-row table:style-name="ro1">
          <table:table-cell table:formula="of:=IF(ISBLANK([LIST.B1768]);&quot;&quot;;[LIST.B1768])">
            <text:p/>
          </table:table-cell>
          <table:table-cell table:formula="of:=IF(ISBLANK([LIST.B1767]);&quot;&quot;;[LIST.B1767])">
            <text:p/>
          </table:table-cell>
          <table:table-cell table:number-columns-repeated="1022"/>
        </table:table-row>
        <table:table-row table:style-name="ro1">
          <table:table-cell table:formula="of:=IF(ISBLANK([LIST.B1770]);&quot;&quot;;[LIST.B1770])">
            <text:p/>
          </table:table-cell>
          <table:table-cell table:formula="of:=IF(ISBLANK([LIST.B1769]);&quot;&quot;;[LIST.B1769])">
            <text:p/>
          </table:table-cell>
          <table:table-cell table:number-columns-repeated="1022"/>
        </table:table-row>
        <table:table-row table:style-name="ro1">
          <table:table-cell table:formula="of:=IF(ISBLANK([LIST.A1771]);&quot;&quot;;[LIST.A1771])">
            <text:p/>
          </table:table-cell>
          <table:table-cell table:formula="of:=IF(ISBLANK([LIST.A1772]);&quot;&quot;;[LIST.A1772])">
            <text:p/>
          </table:table-cell>
          <table:table-cell table:number-columns-repeated="1022"/>
        </table:table-row>
        <table:table-row table:style-name="ro1">
          <table:table-cell table:formula="of:=IF(ISBLANK([LIST.A1773]);&quot;&quot;;[LIST.A1773])">
            <text:p/>
          </table:table-cell>
          <table:table-cell table:formula="of:=IF(ISBLANK([LIST.A1774]);&quot;&quot;;[LIST.A1774])">
            <text:p/>
          </table:table-cell>
          <table:table-cell table:number-columns-repeated="1022"/>
        </table:table-row>
        <table:table-row table:style-name="ro1">
          <table:table-cell table:formula="of:=IF(ISBLANK([LIST.A1775]);&quot;&quot;;[LIST.A1775])">
            <text:p/>
          </table:table-cell>
          <table:table-cell table:formula="of:=IF(ISBLANK([LIST.A1776]);&quot;&quot;;[LIST.A1776])">
            <text:p/>
          </table:table-cell>
          <table:table-cell table:number-columns-repeated="1022"/>
        </table:table-row>
        <table:table-row table:style-name="ro1">
          <table:table-cell table:formula="of:=IF(ISBLANK([LIST.A1777]);&quot;&quot;;[LIST.A1778])">
            <text:p/>
          </table:table-cell>
          <table:table-cell table:formula="of:=IF(ISBLANK([LIST.A1778]);&quot;&quot;;[LIST.A1778])">
            <text:p/>
          </table:table-cell>
          <table:table-cell table:number-columns-repeated="1022"/>
        </table:table-row>
        <table:table-row table:style-name="ro1">
          <table:table-cell table:formula="of:=IF(ISBLANK([LIST.A1779]);&quot;&quot;;[LIST.A1779])">
            <text:p/>
          </table:table-cell>
          <table:table-cell table:formula="of:=IF(ISBLANK([LIST.A1780]);&quot;&quot;;[LIST.A1780])">
            <text:p/>
          </table:table-cell>
          <table:table-cell table:number-columns-repeated="1022"/>
        </table:table-row>
        <table:table-row table:style-name="ro1">
          <table:table-cell table:formula="of:=IF(ISBLANK([LIST.B1772]);&quot;&quot;;[LIST.B1772])">
            <text:p/>
          </table:table-cell>
          <table:table-cell table:formula="of:=IF(ISBLANK([LIST.B1771]);&quot;&quot;;[LIST.B1771])">
            <text:p/>
          </table:table-cell>
          <table:table-cell table:number-columns-repeated="1022"/>
        </table:table-row>
        <table:table-row table:style-name="ro1">
          <table:table-cell table:formula="of:=IF(ISBLANK([LIST.B1774]);&quot;&quot;;[LIST.B1774])">
            <text:p/>
          </table:table-cell>
          <table:table-cell table:formula="of:=IF(ISBLANK([LIST.B1773]);&quot;&quot;;[LIST.B1773])">
            <text:p/>
          </table:table-cell>
          <table:table-cell table:number-columns-repeated="1022"/>
        </table:table-row>
        <table:table-row table:style-name="ro1">
          <table:table-cell table:formula="of:=IF(ISBLANK([LIST.B1776]);&quot;&quot;;[LIST.B1776])">
            <text:p/>
          </table:table-cell>
          <table:table-cell table:formula="of:=IF(ISBLANK([LIST.B1775]);&quot;&quot;;[LIST.B1775])">
            <text:p/>
          </table:table-cell>
          <table:table-cell table:number-columns-repeated="1022"/>
        </table:table-row>
        <table:table-row table:style-name="ro1">
          <table:table-cell table:formula="of:=IF(ISBLANK([LIST.B1778]);&quot;&quot;;[LIST.B1778])">
            <text:p/>
          </table:table-cell>
          <table:table-cell table:formula="of:=IF(ISBLANK([LIST.B1777]);&quot;&quot;;[LIST.B1777])">
            <text:p/>
          </table:table-cell>
          <table:table-cell table:number-columns-repeated="1022"/>
        </table:table-row>
        <table:table-row table:style-name="ro1">
          <table:table-cell table:formula="of:=IF(ISBLANK([LIST.B1780]);&quot;&quot;;[LIST.B1780])">
            <text:p/>
          </table:table-cell>
          <table:table-cell table:formula="of:=IF(ISBLANK([LIST.B1779]);&quot;&quot;;[LIST.B1779])">
            <text:p/>
          </table:table-cell>
          <table:table-cell table:number-columns-repeated="1022"/>
        </table:table-row>
        <table:table-row table:style-name="ro1">
          <table:table-cell table:formula="of:=IF(ISBLANK([LIST.A1781]);&quot;&quot;;[LIST.A1781])">
            <text:p/>
          </table:table-cell>
          <table:table-cell table:formula="of:=IF(ISBLANK([LIST.A1782]);&quot;&quot;;[LIST.A1782])">
            <text:p/>
          </table:table-cell>
          <table:table-cell table:number-columns-repeated="1022"/>
        </table:table-row>
        <table:table-row table:style-name="ro1">
          <table:table-cell table:formula="of:=IF(ISBLANK([LIST.A1783]);&quot;&quot;;[LIST.A1783])">
            <text:p/>
          </table:table-cell>
          <table:table-cell table:formula="of:=IF(ISBLANK([LIST.A1784]);&quot;&quot;;[LIST.A1784])">
            <text:p/>
          </table:table-cell>
          <table:table-cell table:number-columns-repeated="1022"/>
        </table:table-row>
        <table:table-row table:style-name="ro1">
          <table:table-cell table:formula="of:=IF(ISBLANK([LIST.A1785]);&quot;&quot;;[LIST.A1785])">
            <text:p/>
          </table:table-cell>
          <table:table-cell table:formula="of:=IF(ISBLANK([LIST.A1786]);&quot;&quot;;[LIST.A1786])">
            <text:p/>
          </table:table-cell>
          <table:table-cell table:number-columns-repeated="1022"/>
        </table:table-row>
        <table:table-row table:style-name="ro1">
          <table:table-cell table:formula="of:=IF(ISBLANK([LIST.A1787]);&quot;&quot;;[LIST.A1788])">
            <text:p/>
          </table:table-cell>
          <table:table-cell table:formula="of:=IF(ISBLANK([LIST.A1788]);&quot;&quot;;[LIST.A1788])">
            <text:p/>
          </table:table-cell>
          <table:table-cell table:number-columns-repeated="1022"/>
        </table:table-row>
        <table:table-row table:style-name="ro1">
          <table:table-cell table:formula="of:=IF(ISBLANK([LIST.A1789]);&quot;&quot;;[LIST.A1789])">
            <text:p/>
          </table:table-cell>
          <table:table-cell table:formula="of:=IF(ISBLANK([LIST.A1790]);&quot;&quot;;[LIST.A1790])">
            <text:p/>
          </table:table-cell>
          <table:table-cell table:number-columns-repeated="1022"/>
        </table:table-row>
        <table:table-row table:style-name="ro1">
          <table:table-cell table:formula="of:=IF(ISBLANK([LIST.B1782]);&quot;&quot;;[LIST.B1782])">
            <text:p/>
          </table:table-cell>
          <table:table-cell table:formula="of:=IF(ISBLANK([LIST.B1781]);&quot;&quot;;[LIST.B1781])">
            <text:p/>
          </table:table-cell>
          <table:table-cell table:number-columns-repeated="1022"/>
        </table:table-row>
        <table:table-row table:style-name="ro1">
          <table:table-cell table:formula="of:=IF(ISBLANK([LIST.B1784]);&quot;&quot;;[LIST.B1784])">
            <text:p/>
          </table:table-cell>
          <table:table-cell table:formula="of:=IF(ISBLANK([LIST.B1783]);&quot;&quot;;[LIST.B1783])">
            <text:p/>
          </table:table-cell>
          <table:table-cell table:number-columns-repeated="1022"/>
        </table:table-row>
        <table:table-row table:style-name="ro1">
          <table:table-cell table:formula="of:=IF(ISBLANK([LIST.B1786]);&quot;&quot;;[LIST.B1786])">
            <text:p/>
          </table:table-cell>
          <table:table-cell table:formula="of:=IF(ISBLANK([LIST.B1785]);&quot;&quot;;[LIST.B1785])">
            <text:p/>
          </table:table-cell>
          <table:table-cell table:number-columns-repeated="1022"/>
        </table:table-row>
        <table:table-row table:style-name="ro1">
          <table:table-cell table:formula="of:=IF(ISBLANK([LIST.B1788]);&quot;&quot;;[LIST.B1788])">
            <text:p/>
          </table:table-cell>
          <table:table-cell table:formula="of:=IF(ISBLANK([LIST.B1787]);&quot;&quot;;[LIST.B1787])">
            <text:p/>
          </table:table-cell>
          <table:table-cell table:number-columns-repeated="1022"/>
        </table:table-row>
        <table:table-row table:style-name="ro1">
          <table:table-cell table:formula="of:=IF(ISBLANK([LIST.B1790]);&quot;&quot;;[LIST.B1790])">
            <text:p/>
          </table:table-cell>
          <table:table-cell table:formula="of:=IF(ISBLANK([LIST.B1789]);&quot;&quot;;[LIST.B1789])">
            <text:p/>
          </table:table-cell>
          <table:table-cell table:number-columns-repeated="1022"/>
        </table:table-row>
        <table:table-row table:style-name="ro1">
          <table:table-cell table:formula="of:=IF(ISBLANK([LIST.A1791]);&quot;&quot;;[LIST.A1791])">
            <text:p/>
          </table:table-cell>
          <table:table-cell table:formula="of:=IF(ISBLANK([LIST.A1792]);&quot;&quot;;[LIST.A1792])">
            <text:p/>
          </table:table-cell>
          <table:table-cell table:number-columns-repeated="1022"/>
        </table:table-row>
        <table:table-row table:style-name="ro1">
          <table:table-cell table:formula="of:=IF(ISBLANK([LIST.A1793]);&quot;&quot;;[LIST.A1793])">
            <text:p/>
          </table:table-cell>
          <table:table-cell table:formula="of:=IF(ISBLANK([LIST.A1794]);&quot;&quot;;[LIST.A1794])">
            <text:p/>
          </table:table-cell>
          <table:table-cell table:number-columns-repeated="1022"/>
        </table:table-row>
        <table:table-row table:style-name="ro1">
          <table:table-cell table:formula="of:=IF(ISBLANK([LIST.A1795]);&quot;&quot;;[LIST.A1795])">
            <text:p/>
          </table:table-cell>
          <table:table-cell table:formula="of:=IF(ISBLANK([LIST.A1796]);&quot;&quot;;[LIST.A1796])">
            <text:p/>
          </table:table-cell>
          <table:table-cell table:number-columns-repeated="1022"/>
        </table:table-row>
        <table:table-row table:style-name="ro1">
          <table:table-cell table:formula="of:=IF(ISBLANK([LIST.A1797]);&quot;&quot;;[LIST.A1798])">
            <text:p/>
          </table:table-cell>
          <table:table-cell table:formula="of:=IF(ISBLANK([LIST.A1798]);&quot;&quot;;[LIST.A1798])">
            <text:p/>
          </table:table-cell>
          <table:table-cell table:number-columns-repeated="1022"/>
        </table:table-row>
        <table:table-row table:style-name="ro1">
          <table:table-cell table:formula="of:=IF(ISBLANK([LIST.A1799]);&quot;&quot;;[LIST.A1799])">
            <text:p/>
          </table:table-cell>
          <table:table-cell table:formula="of:=IF(ISBLANK([LIST.A1800]);&quot;&quot;;[LIST.A1800])">
            <text:p/>
          </table:table-cell>
          <table:table-cell table:number-columns-repeated="1022"/>
        </table:table-row>
        <table:table-row table:style-name="ro1">
          <table:table-cell table:formula="of:=IF(ISBLANK([LIST.B1792]);&quot;&quot;;[LIST.B1792])">
            <text:p/>
          </table:table-cell>
          <table:table-cell table:formula="of:=IF(ISBLANK([LIST.B1791]);&quot;&quot;;[LIST.B1791])">
            <text:p/>
          </table:table-cell>
          <table:table-cell table:number-columns-repeated="1022"/>
        </table:table-row>
        <table:table-row table:style-name="ro1">
          <table:table-cell table:formula="of:=IF(ISBLANK([LIST.B1794]);&quot;&quot;;[LIST.B1794])">
            <text:p/>
          </table:table-cell>
          <table:table-cell table:formula="of:=IF(ISBLANK([LIST.B1793]);&quot;&quot;;[LIST.B1793])">
            <text:p/>
          </table:table-cell>
          <table:table-cell table:number-columns-repeated="1022"/>
        </table:table-row>
        <table:table-row table:style-name="ro1">
          <table:table-cell table:formula="of:=IF(ISBLANK([LIST.B1796]);&quot;&quot;;[LIST.B1796])">
            <text:p/>
          </table:table-cell>
          <table:table-cell table:formula="of:=IF(ISBLANK([LIST.B1795]);&quot;&quot;;[LIST.B1795])">
            <text:p/>
          </table:table-cell>
          <table:table-cell table:number-columns-repeated="1022"/>
        </table:table-row>
        <table:table-row table:style-name="ro1">
          <table:table-cell table:formula="of:=IF(ISBLANK([LIST.B1798]);&quot;&quot;;[LIST.B1798])">
            <text:p/>
          </table:table-cell>
          <table:table-cell table:formula="of:=IF(ISBLANK([LIST.B1797]);&quot;&quot;;[LIST.B1797])">
            <text:p/>
          </table:table-cell>
          <table:table-cell table:number-columns-repeated="1022"/>
        </table:table-row>
        <table:table-row table:style-name="ro1">
          <table:table-cell table:formula="of:=IF(ISBLANK([LIST.B1800]);&quot;&quot;;[LIST.B1800])">
            <text:p/>
          </table:table-cell>
          <table:table-cell table:formula="of:=IF(ISBLANK([LIST.B1799]);&quot;&quot;;[LIST.B1799])">
            <text:p/>
          </table:table-cell>
          <table:table-cell table:number-columns-repeated="1022"/>
        </table:table-row>
        <table:table-row table:style-name="ro1">
          <table:table-cell table:formula="of:=IF(ISBLANK([LIST.A1801]);&quot;&quot;;[LIST.A1801])">
            <text:p/>
          </table:table-cell>
          <table:table-cell table:formula="of:=IF(ISBLANK([LIST.A1802]);&quot;&quot;;[LIST.A1802])">
            <text:p/>
          </table:table-cell>
          <table:table-cell table:number-columns-repeated="1022"/>
        </table:table-row>
        <table:table-row table:style-name="ro1">
          <table:table-cell table:formula="of:=IF(ISBLANK([LIST.A1803]);&quot;&quot;;[LIST.A1803])">
            <text:p/>
          </table:table-cell>
          <table:table-cell table:formula="of:=IF(ISBLANK([LIST.A1804]);&quot;&quot;;[LIST.A1804])">
            <text:p/>
          </table:table-cell>
          <table:table-cell table:number-columns-repeated="1022"/>
        </table:table-row>
        <table:table-row table:style-name="ro1">
          <table:table-cell table:formula="of:=IF(ISBLANK([LIST.A1805]);&quot;&quot;;[LIST.A1805])">
            <text:p/>
          </table:table-cell>
          <table:table-cell table:formula="of:=IF(ISBLANK([LIST.A1806]);&quot;&quot;;[LIST.A1806])">
            <text:p/>
          </table:table-cell>
          <table:table-cell table:number-columns-repeated="1022"/>
        </table:table-row>
        <table:table-row table:style-name="ro1">
          <table:table-cell table:formula="of:=IF(ISBLANK([LIST.A1807]);&quot;&quot;;[LIST.A1808])">
            <text:p/>
          </table:table-cell>
          <table:table-cell table:formula="of:=IF(ISBLANK([LIST.A1808]);&quot;&quot;;[LIST.A1808])">
            <text:p/>
          </table:table-cell>
          <table:table-cell table:number-columns-repeated="1022"/>
        </table:table-row>
        <table:table-row table:style-name="ro1">
          <table:table-cell table:formula="of:=IF(ISBLANK([LIST.A1809]);&quot;&quot;;[LIST.A1809])">
            <text:p/>
          </table:table-cell>
          <table:table-cell table:formula="of:=IF(ISBLANK([LIST.A1810]);&quot;&quot;;[LIST.A1810])">
            <text:p/>
          </table:table-cell>
          <table:table-cell table:number-columns-repeated="1022"/>
        </table:table-row>
        <table:table-row table:style-name="ro1">
          <table:table-cell table:formula="of:=IF(ISBLANK([LIST.B1802]);&quot;&quot;;[LIST.B1802])">
            <text:p/>
          </table:table-cell>
          <table:table-cell table:formula="of:=IF(ISBLANK([LIST.B1801]);&quot;&quot;;[LIST.B1801])">
            <text:p/>
          </table:table-cell>
          <table:table-cell table:number-columns-repeated="1022"/>
        </table:table-row>
        <table:table-row table:style-name="ro1">
          <table:table-cell table:formula="of:=IF(ISBLANK([LIST.B1804]);&quot;&quot;;[LIST.B1804])">
            <text:p/>
          </table:table-cell>
          <table:table-cell table:formula="of:=IF(ISBLANK([LIST.B1803]);&quot;&quot;;[LIST.B1803])">
            <text:p/>
          </table:table-cell>
          <table:table-cell table:number-columns-repeated="1022"/>
        </table:table-row>
        <table:table-row table:style-name="ro1">
          <table:table-cell table:formula="of:=IF(ISBLANK([LIST.B1806]);&quot;&quot;;[LIST.B1806])">
            <text:p/>
          </table:table-cell>
          <table:table-cell table:formula="of:=IF(ISBLANK([LIST.B1805]);&quot;&quot;;[LIST.B1805])">
            <text:p/>
          </table:table-cell>
          <table:table-cell table:number-columns-repeated="1022"/>
        </table:table-row>
        <table:table-row table:style-name="ro1">
          <table:table-cell table:formula="of:=IF(ISBLANK([LIST.B1808]);&quot;&quot;;[LIST.B1808])">
            <text:p/>
          </table:table-cell>
          <table:table-cell table:formula="of:=IF(ISBLANK([LIST.B1807]);&quot;&quot;;[LIST.B1807])">
            <text:p/>
          </table:table-cell>
          <table:table-cell table:number-columns-repeated="1022"/>
        </table:table-row>
        <table:table-row table:style-name="ro1">
          <table:table-cell table:formula="of:=IF(ISBLANK([LIST.B1810]);&quot;&quot;;[LIST.B1810])">
            <text:p/>
          </table:table-cell>
          <table:table-cell table:formula="of:=IF(ISBLANK([LIST.B1809]);&quot;&quot;;[LIST.B1809])">
            <text:p/>
          </table:table-cell>
          <table:table-cell table:number-columns-repeated="1022"/>
        </table:table-row>
        <table:table-row table:style-name="ro1">
          <table:table-cell table:formula="of:=IF(ISBLANK([LIST.A1811]);&quot;&quot;;[LIST.A1811])">
            <text:p/>
          </table:table-cell>
          <table:table-cell table:formula="of:=IF(ISBLANK([LIST.A1812]);&quot;&quot;;[LIST.A1812])">
            <text:p/>
          </table:table-cell>
          <table:table-cell table:number-columns-repeated="1022"/>
        </table:table-row>
        <table:table-row table:style-name="ro1">
          <table:table-cell table:formula="of:=IF(ISBLANK([LIST.A1813]);&quot;&quot;;[LIST.A1813])">
            <text:p/>
          </table:table-cell>
          <table:table-cell table:formula="of:=IF(ISBLANK([LIST.A1814]);&quot;&quot;;[LIST.A1814])">
            <text:p/>
          </table:table-cell>
          <table:table-cell table:number-columns-repeated="1022"/>
        </table:table-row>
        <table:table-row table:style-name="ro1">
          <table:table-cell table:formula="of:=IF(ISBLANK([LIST.A1815]);&quot;&quot;;[LIST.A1815])">
            <text:p/>
          </table:table-cell>
          <table:table-cell table:formula="of:=IF(ISBLANK([LIST.A1816]);&quot;&quot;;[LIST.A1816])">
            <text:p/>
          </table:table-cell>
          <table:table-cell table:number-columns-repeated="1022"/>
        </table:table-row>
        <table:table-row table:style-name="ro1">
          <table:table-cell table:formula="of:=IF(ISBLANK([LIST.A1817]);&quot;&quot;;[LIST.A1818])">
            <text:p/>
          </table:table-cell>
          <table:table-cell table:formula="of:=IF(ISBLANK([LIST.A1818]);&quot;&quot;;[LIST.A1818])">
            <text:p/>
          </table:table-cell>
          <table:table-cell table:number-columns-repeated="1022"/>
        </table:table-row>
        <table:table-row table:style-name="ro1">
          <table:table-cell table:formula="of:=IF(ISBLANK([LIST.A1819]);&quot;&quot;;[LIST.A1819])">
            <text:p/>
          </table:table-cell>
          <table:table-cell table:formula="of:=IF(ISBLANK([LIST.A1820]);&quot;&quot;;[LIST.A1820])">
            <text:p/>
          </table:table-cell>
          <table:table-cell table:number-columns-repeated="1022"/>
        </table:table-row>
        <table:table-row table:style-name="ro1">
          <table:table-cell table:formula="of:=IF(ISBLANK([LIST.B1812]);&quot;&quot;;[LIST.B1812])">
            <text:p/>
          </table:table-cell>
          <table:table-cell table:formula="of:=IF(ISBLANK([LIST.B1811]);&quot;&quot;;[LIST.B1811])">
            <text:p/>
          </table:table-cell>
          <table:table-cell table:number-columns-repeated="1022"/>
        </table:table-row>
        <table:table-row table:style-name="ro1">
          <table:table-cell table:formula="of:=IF(ISBLANK([LIST.B1814]);&quot;&quot;;[LIST.B1814])">
            <text:p/>
          </table:table-cell>
          <table:table-cell table:formula="of:=IF(ISBLANK([LIST.B1813]);&quot;&quot;;[LIST.B1813])">
            <text:p/>
          </table:table-cell>
          <table:table-cell table:number-columns-repeated="1022"/>
        </table:table-row>
        <table:table-row table:style-name="ro1">
          <table:table-cell table:formula="of:=IF(ISBLANK([LIST.B1816]);&quot;&quot;;[LIST.B1816])">
            <text:p/>
          </table:table-cell>
          <table:table-cell table:formula="of:=IF(ISBLANK([LIST.B1815]);&quot;&quot;;[LIST.B1815])">
            <text:p/>
          </table:table-cell>
          <table:table-cell table:number-columns-repeated="1022"/>
        </table:table-row>
        <table:table-row table:style-name="ro1">
          <table:table-cell table:formula="of:=IF(ISBLANK([LIST.B1818]);&quot;&quot;;[LIST.B1818])">
            <text:p/>
          </table:table-cell>
          <table:table-cell table:formula="of:=IF(ISBLANK([LIST.B1817]);&quot;&quot;;[LIST.B1817])">
            <text:p/>
          </table:table-cell>
          <table:table-cell table:number-columns-repeated="1022"/>
        </table:table-row>
        <table:table-row table:style-name="ro1">
          <table:table-cell table:formula="of:=IF(ISBLANK([LIST.B1820]);&quot;&quot;;[LIST.B1820])">
            <text:p/>
          </table:table-cell>
          <table:table-cell table:formula="of:=IF(ISBLANK([LIST.B1819]);&quot;&quot;;[LIST.B1819])">
            <text:p/>
          </table:table-cell>
          <table:table-cell table:number-columns-repeated="1022"/>
        </table:table-row>
        <table:table-row table:style-name="ro1">
          <table:table-cell table:formula="of:=IF(ISBLANK([LIST.A1821]);&quot;&quot;;[LIST.A1821])">
            <text:p/>
          </table:table-cell>
          <table:table-cell table:formula="of:=IF(ISBLANK([LIST.A1822]);&quot;&quot;;[LIST.A1822])">
            <text:p/>
          </table:table-cell>
          <table:table-cell table:number-columns-repeated="1022"/>
        </table:table-row>
        <table:table-row table:style-name="ro1">
          <table:table-cell table:formula="of:=IF(ISBLANK([LIST.A1823]);&quot;&quot;;[LIST.A1823])">
            <text:p/>
          </table:table-cell>
          <table:table-cell table:formula="of:=IF(ISBLANK([LIST.A1824]);&quot;&quot;;[LIST.A1824])">
            <text:p/>
          </table:table-cell>
          <table:table-cell table:number-columns-repeated="1022"/>
        </table:table-row>
        <table:table-row table:style-name="ro1">
          <table:table-cell table:formula="of:=IF(ISBLANK([LIST.A1825]);&quot;&quot;;[LIST.A1825])">
            <text:p/>
          </table:table-cell>
          <table:table-cell table:formula="of:=IF(ISBLANK([LIST.A1826]);&quot;&quot;;[LIST.A1826])">
            <text:p/>
          </table:table-cell>
          <table:table-cell table:number-columns-repeated="1022"/>
        </table:table-row>
        <table:table-row table:style-name="ro1">
          <table:table-cell table:formula="of:=IF(ISBLANK([LIST.A1827]);&quot;&quot;;[LIST.A1828])">
            <text:p/>
          </table:table-cell>
          <table:table-cell table:formula="of:=IF(ISBLANK([LIST.A1828]);&quot;&quot;;[LIST.A1828])">
            <text:p/>
          </table:table-cell>
          <table:table-cell table:number-columns-repeated="1022"/>
        </table:table-row>
        <table:table-row table:style-name="ro1">
          <table:table-cell table:formula="of:=IF(ISBLANK([LIST.A1829]);&quot;&quot;;[LIST.A1829])">
            <text:p/>
          </table:table-cell>
          <table:table-cell table:formula="of:=IF(ISBLANK([LIST.A1830]);&quot;&quot;;[LIST.A1830])">
            <text:p/>
          </table:table-cell>
          <table:table-cell table:number-columns-repeated="1022"/>
        </table:table-row>
        <table:table-row table:style-name="ro1">
          <table:table-cell table:formula="of:=IF(ISBLANK([LIST.B1822]);&quot;&quot;;[LIST.B1822])">
            <text:p/>
          </table:table-cell>
          <table:table-cell table:formula="of:=IF(ISBLANK([LIST.B1821]);&quot;&quot;;[LIST.B1821])">
            <text:p/>
          </table:table-cell>
          <table:table-cell table:number-columns-repeated="1022"/>
        </table:table-row>
        <table:table-row table:style-name="ro1">
          <table:table-cell table:formula="of:=IF(ISBLANK([LIST.B1824]);&quot;&quot;;[LIST.B1824])">
            <text:p/>
          </table:table-cell>
          <table:table-cell table:formula="of:=IF(ISBLANK([LIST.B1823]);&quot;&quot;;[LIST.B1823])">
            <text:p/>
          </table:table-cell>
          <table:table-cell table:number-columns-repeated="1022"/>
        </table:table-row>
        <table:table-row table:style-name="ro1">
          <table:table-cell table:formula="of:=IF(ISBLANK([LIST.B1826]);&quot;&quot;;[LIST.B1826])">
            <text:p/>
          </table:table-cell>
          <table:table-cell table:formula="of:=IF(ISBLANK([LIST.B1825]);&quot;&quot;;[LIST.B1825])">
            <text:p/>
          </table:table-cell>
          <table:table-cell table:number-columns-repeated="1022"/>
        </table:table-row>
        <table:table-row table:style-name="ro1">
          <table:table-cell table:formula="of:=IF(ISBLANK([LIST.B1828]);&quot;&quot;;[LIST.B1828])">
            <text:p/>
          </table:table-cell>
          <table:table-cell table:formula="of:=IF(ISBLANK([LIST.B1827]);&quot;&quot;;[LIST.B1827])">
            <text:p/>
          </table:table-cell>
          <table:table-cell table:number-columns-repeated="1022"/>
        </table:table-row>
        <table:table-row table:style-name="ro1">
          <table:table-cell table:formula="of:=IF(ISBLANK([LIST.B1830]);&quot;&quot;;[LIST.B1830])">
            <text:p/>
          </table:table-cell>
          <table:table-cell table:formula="of:=IF(ISBLANK([LIST.B1829]);&quot;&quot;;[LIST.B1829])">
            <text:p/>
          </table:table-cell>
          <table:table-cell table:number-columns-repeated="1022"/>
        </table:table-row>
        <table:table-row table:style-name="ro1">
          <table:table-cell table:formula="of:=IF(ISBLANK([LIST.A1831]);&quot;&quot;;[LIST.A1831])">
            <text:p/>
          </table:table-cell>
          <table:table-cell table:formula="of:=IF(ISBLANK([LIST.A1832]);&quot;&quot;;[LIST.A1832])">
            <text:p/>
          </table:table-cell>
          <table:table-cell table:number-columns-repeated="1022"/>
        </table:table-row>
        <table:table-row table:style-name="ro1">
          <table:table-cell table:formula="of:=IF(ISBLANK([LIST.A1833]);&quot;&quot;;[LIST.A1833])">
            <text:p/>
          </table:table-cell>
          <table:table-cell table:formula="of:=IF(ISBLANK([LIST.A1834]);&quot;&quot;;[LIST.A1834])">
            <text:p/>
          </table:table-cell>
          <table:table-cell table:number-columns-repeated="1022"/>
        </table:table-row>
        <table:table-row table:style-name="ro1">
          <table:table-cell table:formula="of:=IF(ISBLANK([LIST.A1835]);&quot;&quot;;[LIST.A1835])">
            <text:p/>
          </table:table-cell>
          <table:table-cell table:formula="of:=IF(ISBLANK([LIST.A1836]);&quot;&quot;;[LIST.A1836])">
            <text:p/>
          </table:table-cell>
          <table:table-cell table:number-columns-repeated="1022"/>
        </table:table-row>
        <table:table-row table:style-name="ro1">
          <table:table-cell table:formula="of:=IF(ISBLANK([LIST.A1837]);&quot;&quot;;[LIST.A1838])">
            <text:p/>
          </table:table-cell>
          <table:table-cell table:formula="of:=IF(ISBLANK([LIST.A1838]);&quot;&quot;;[LIST.A1838])">
            <text:p/>
          </table:table-cell>
          <table:table-cell table:number-columns-repeated="1022"/>
        </table:table-row>
        <table:table-row table:style-name="ro1">
          <table:table-cell table:formula="of:=IF(ISBLANK([LIST.A1839]);&quot;&quot;;[LIST.A1839])">
            <text:p/>
          </table:table-cell>
          <table:table-cell table:formula="of:=IF(ISBLANK([LIST.A1840]);&quot;&quot;;[LIST.A1840])">
            <text:p/>
          </table:table-cell>
          <table:table-cell table:number-columns-repeated="1022"/>
        </table:table-row>
        <table:table-row table:style-name="ro1">
          <table:table-cell table:formula="of:=IF(ISBLANK([LIST.B1832]);&quot;&quot;;[LIST.B1832])">
            <text:p/>
          </table:table-cell>
          <table:table-cell table:formula="of:=IF(ISBLANK([LIST.B1831]);&quot;&quot;;[LIST.B1831])">
            <text:p/>
          </table:table-cell>
          <table:table-cell table:number-columns-repeated="1022"/>
        </table:table-row>
        <table:table-row table:style-name="ro1">
          <table:table-cell table:formula="of:=IF(ISBLANK([LIST.B1834]);&quot;&quot;;[LIST.B1834])">
            <text:p/>
          </table:table-cell>
          <table:table-cell table:formula="of:=IF(ISBLANK([LIST.B1833]);&quot;&quot;;[LIST.B1833])">
            <text:p/>
          </table:table-cell>
          <table:table-cell table:number-columns-repeated="1022"/>
        </table:table-row>
        <table:table-row table:style-name="ro1">
          <table:table-cell table:formula="of:=IF(ISBLANK([LIST.B1836]);&quot;&quot;;[LIST.B1836])">
            <text:p/>
          </table:table-cell>
          <table:table-cell table:formula="of:=IF(ISBLANK([LIST.B1835]);&quot;&quot;;[LIST.B1835])">
            <text:p/>
          </table:table-cell>
          <table:table-cell table:number-columns-repeated="1022"/>
        </table:table-row>
        <table:table-row table:style-name="ro1">
          <table:table-cell table:formula="of:=IF(ISBLANK([LIST.B1838]);&quot;&quot;;[LIST.B1838])">
            <text:p/>
          </table:table-cell>
          <table:table-cell table:formula="of:=IF(ISBLANK([LIST.B1837]);&quot;&quot;;[LIST.B1837])">
            <text:p/>
          </table:table-cell>
          <table:table-cell table:number-columns-repeated="1022"/>
        </table:table-row>
        <table:table-row table:style-name="ro1">
          <table:table-cell table:formula="of:=IF(ISBLANK([LIST.B1840]);&quot;&quot;;[LIST.B1840])">
            <text:p/>
          </table:table-cell>
          <table:table-cell table:formula="of:=IF(ISBLANK([LIST.B1839]);&quot;&quot;;[LIST.B1839])">
            <text:p/>
          </table:table-cell>
          <table:table-cell table:number-columns-repeated="1022"/>
        </table:table-row>
        <table:table-row table:style-name="ro1">
          <table:table-cell table:formula="of:=IF(ISBLANK([LIST.A1841]);&quot;&quot;;[LIST.A1841])">
            <text:p/>
          </table:table-cell>
          <table:table-cell table:formula="of:=IF(ISBLANK([LIST.A1842]);&quot;&quot;;[LIST.A1842])">
            <text:p/>
          </table:table-cell>
          <table:table-cell table:number-columns-repeated="1022"/>
        </table:table-row>
        <table:table-row table:style-name="ro1">
          <table:table-cell table:formula="of:=IF(ISBLANK([LIST.A1843]);&quot;&quot;;[LIST.A1843])">
            <text:p/>
          </table:table-cell>
          <table:table-cell table:formula="of:=IF(ISBLANK([LIST.A1844]);&quot;&quot;;[LIST.A1844])">
            <text:p/>
          </table:table-cell>
          <table:table-cell table:number-columns-repeated="1022"/>
        </table:table-row>
        <table:table-row table:style-name="ro1">
          <table:table-cell table:formula="of:=IF(ISBLANK([LIST.A1845]);&quot;&quot;;[LIST.A1845])">
            <text:p/>
          </table:table-cell>
          <table:table-cell table:formula="of:=IF(ISBLANK([LIST.A1846]);&quot;&quot;;[LIST.A1846])">
            <text:p/>
          </table:table-cell>
          <table:table-cell table:number-columns-repeated="1022"/>
        </table:table-row>
        <table:table-row table:style-name="ro1">
          <table:table-cell table:formula="of:=IF(ISBLANK([LIST.A1847]);&quot;&quot;;[LIST.A1848])">
            <text:p/>
          </table:table-cell>
          <table:table-cell table:formula="of:=IF(ISBLANK([LIST.A1848]);&quot;&quot;;[LIST.A1848])">
            <text:p/>
          </table:table-cell>
          <table:table-cell table:number-columns-repeated="1022"/>
        </table:table-row>
        <table:table-row table:style-name="ro1">
          <table:table-cell table:formula="of:=IF(ISBLANK([LIST.A1849]);&quot;&quot;;[LIST.A1849])">
            <text:p/>
          </table:table-cell>
          <table:table-cell table:formula="of:=IF(ISBLANK([LIST.A1850]);&quot;&quot;;[LIST.A1850])">
            <text:p/>
          </table:table-cell>
          <table:table-cell table:number-columns-repeated="1022"/>
        </table:table-row>
        <table:table-row table:style-name="ro1">
          <table:table-cell table:formula="of:=IF(ISBLANK([LIST.B1842]);&quot;&quot;;[LIST.B1842])">
            <text:p/>
          </table:table-cell>
          <table:table-cell table:formula="of:=IF(ISBLANK([LIST.B1841]);&quot;&quot;;[LIST.B1841])">
            <text:p/>
          </table:table-cell>
          <table:table-cell table:number-columns-repeated="1022"/>
        </table:table-row>
        <table:table-row table:style-name="ro1">
          <table:table-cell table:formula="of:=IF(ISBLANK([LIST.B1844]);&quot;&quot;;[LIST.B1844])">
            <text:p/>
          </table:table-cell>
          <table:table-cell table:formula="of:=IF(ISBLANK([LIST.B1843]);&quot;&quot;;[LIST.B1843])">
            <text:p/>
          </table:table-cell>
          <table:table-cell table:number-columns-repeated="1022"/>
        </table:table-row>
        <table:table-row table:style-name="ro1">
          <table:table-cell table:formula="of:=IF(ISBLANK([LIST.B1846]);&quot;&quot;;[LIST.B1846])">
            <text:p/>
          </table:table-cell>
          <table:table-cell table:formula="of:=IF(ISBLANK([LIST.B1845]);&quot;&quot;;[LIST.B1845])">
            <text:p/>
          </table:table-cell>
          <table:table-cell table:number-columns-repeated="1022"/>
        </table:table-row>
        <table:table-row table:style-name="ro1">
          <table:table-cell table:formula="of:=IF(ISBLANK([LIST.B1848]);&quot;&quot;;[LIST.B1848])">
            <text:p/>
          </table:table-cell>
          <table:table-cell table:formula="of:=IF(ISBLANK([LIST.B1847]);&quot;&quot;;[LIST.B1847])">
            <text:p/>
          </table:table-cell>
          <table:table-cell table:number-columns-repeated="1022"/>
        </table:table-row>
        <table:table-row table:style-name="ro1">
          <table:table-cell table:formula="of:=IF(ISBLANK([LIST.B1850]);&quot;&quot;;[LIST.B1850])">
            <text:p/>
          </table:table-cell>
          <table:table-cell table:formula="of:=IF(ISBLANK([LIST.B1849]);&quot;&quot;;[LIST.B1849])">
            <text:p/>
          </table:table-cell>
          <table:table-cell table:number-columns-repeated="1022"/>
        </table:table-row>
        <table:table-row table:style-name="ro1">
          <table:table-cell table:formula="of:=IF(ISBLANK([LIST.A1851]);&quot;&quot;;[LIST.A1851])">
            <text:p/>
          </table:table-cell>
          <table:table-cell table:formula="of:=IF(ISBLANK([LIST.A1852]);&quot;&quot;;[LIST.A1852])">
            <text:p/>
          </table:table-cell>
          <table:table-cell table:number-columns-repeated="1022"/>
        </table:table-row>
        <table:table-row table:style-name="ro1">
          <table:table-cell table:formula="of:=IF(ISBLANK([LIST.A1853]);&quot;&quot;;[LIST.A1853])">
            <text:p/>
          </table:table-cell>
          <table:table-cell table:formula="of:=IF(ISBLANK([LIST.A1854]);&quot;&quot;;[LIST.A1854])">
            <text:p/>
          </table:table-cell>
          <table:table-cell table:number-columns-repeated="1022"/>
        </table:table-row>
        <table:table-row table:style-name="ro1">
          <table:table-cell table:formula="of:=IF(ISBLANK([LIST.A1855]);&quot;&quot;;[LIST.A1855])">
            <text:p/>
          </table:table-cell>
          <table:table-cell table:formula="of:=IF(ISBLANK([LIST.A1856]);&quot;&quot;;[LIST.A1856])">
            <text:p/>
          </table:table-cell>
          <table:table-cell table:number-columns-repeated="1022"/>
        </table:table-row>
        <table:table-row table:style-name="ro1">
          <table:table-cell table:formula="of:=IF(ISBLANK([LIST.A1857]);&quot;&quot;;[LIST.A1858])">
            <text:p/>
          </table:table-cell>
          <table:table-cell table:formula="of:=IF(ISBLANK([LIST.A1858]);&quot;&quot;;[LIST.A1858])">
            <text:p/>
          </table:table-cell>
          <table:table-cell table:number-columns-repeated="1022"/>
        </table:table-row>
        <table:table-row table:style-name="ro1">
          <table:table-cell table:formula="of:=IF(ISBLANK([LIST.A1859]);&quot;&quot;;[LIST.A1859])">
            <text:p/>
          </table:table-cell>
          <table:table-cell table:formula="of:=IF(ISBLANK([LIST.A1860]);&quot;&quot;;[LIST.A1860])">
            <text:p/>
          </table:table-cell>
          <table:table-cell table:number-columns-repeated="1022"/>
        </table:table-row>
        <table:table-row table:style-name="ro1">
          <table:table-cell table:formula="of:=IF(ISBLANK([LIST.B1852]);&quot;&quot;;[LIST.B1852])">
            <text:p/>
          </table:table-cell>
          <table:table-cell table:formula="of:=IF(ISBLANK([LIST.B1851]);&quot;&quot;;[LIST.B1851])">
            <text:p/>
          </table:table-cell>
          <table:table-cell table:number-columns-repeated="1022"/>
        </table:table-row>
        <table:table-row table:style-name="ro1">
          <table:table-cell table:formula="of:=IF(ISBLANK([LIST.B1854]);&quot;&quot;;[LIST.B1854])">
            <text:p/>
          </table:table-cell>
          <table:table-cell table:formula="of:=IF(ISBLANK([LIST.B1853]);&quot;&quot;;[LIST.B1853])">
            <text:p/>
          </table:table-cell>
          <table:table-cell table:number-columns-repeated="1022"/>
        </table:table-row>
        <table:table-row table:style-name="ro1">
          <table:table-cell table:formula="of:=IF(ISBLANK([LIST.B1856]);&quot;&quot;;[LIST.B1856])">
            <text:p/>
          </table:table-cell>
          <table:table-cell table:formula="of:=IF(ISBLANK([LIST.B1855]);&quot;&quot;;[LIST.B1855])">
            <text:p/>
          </table:table-cell>
          <table:table-cell table:number-columns-repeated="1022"/>
        </table:table-row>
        <table:table-row table:style-name="ro1">
          <table:table-cell table:formula="of:=IF(ISBLANK([LIST.B1858]);&quot;&quot;;[LIST.B1858])">
            <text:p/>
          </table:table-cell>
          <table:table-cell table:formula="of:=IF(ISBLANK([LIST.B1857]);&quot;&quot;;[LIST.B1857])">
            <text:p/>
          </table:table-cell>
          <table:table-cell table:number-columns-repeated="1022"/>
        </table:table-row>
        <table:table-row table:style-name="ro1">
          <table:table-cell table:formula="of:=IF(ISBLANK([LIST.B1860]);&quot;&quot;;[LIST.B1860])">
            <text:p/>
          </table:table-cell>
          <table:table-cell table:formula="of:=IF(ISBLANK([LIST.B1859]);&quot;&quot;;[LIST.B1859])">
            <text:p/>
          </table:table-cell>
          <table:table-cell table:number-columns-repeated="1022"/>
        </table:table-row>
        <table:table-row table:style-name="ro1">
          <table:table-cell table:formula="of:=IF(ISBLANK([LIST.A1861]);&quot;&quot;;[LIST.A1861])">
            <text:p/>
          </table:table-cell>
          <table:table-cell table:formula="of:=IF(ISBLANK([LIST.A1862]);&quot;&quot;;[LIST.A1862])">
            <text:p/>
          </table:table-cell>
          <table:table-cell table:number-columns-repeated="1022"/>
        </table:table-row>
        <table:table-row table:style-name="ro1">
          <table:table-cell table:formula="of:=IF(ISBLANK([LIST.A1863]);&quot;&quot;;[LIST.A1863])">
            <text:p/>
          </table:table-cell>
          <table:table-cell table:formula="of:=IF(ISBLANK([LIST.A1864]);&quot;&quot;;[LIST.A1864])">
            <text:p/>
          </table:table-cell>
          <table:table-cell table:number-columns-repeated="1022"/>
        </table:table-row>
        <table:table-row table:style-name="ro1">
          <table:table-cell table:formula="of:=IF(ISBLANK([LIST.A1865]);&quot;&quot;;[LIST.A1865])">
            <text:p/>
          </table:table-cell>
          <table:table-cell table:formula="of:=IF(ISBLANK([LIST.A1866]);&quot;&quot;;[LIST.A1866])">
            <text:p/>
          </table:table-cell>
          <table:table-cell table:number-columns-repeated="1022"/>
        </table:table-row>
        <table:table-row table:style-name="ro1">
          <table:table-cell table:formula="of:=IF(ISBLANK([LIST.A1867]);&quot;&quot;;[LIST.A1868])">
            <text:p/>
          </table:table-cell>
          <table:table-cell table:formula="of:=IF(ISBLANK([LIST.A1868]);&quot;&quot;;[LIST.A1868])">
            <text:p/>
          </table:table-cell>
          <table:table-cell table:number-columns-repeated="1022"/>
        </table:table-row>
        <table:table-row table:style-name="ro1">
          <table:table-cell table:formula="of:=IF(ISBLANK([LIST.A1869]);&quot;&quot;;[LIST.A1869])">
            <text:p/>
          </table:table-cell>
          <table:table-cell table:formula="of:=IF(ISBLANK([LIST.A1870]);&quot;&quot;;[LIST.A1870])">
            <text:p/>
          </table:table-cell>
          <table:table-cell table:number-columns-repeated="1022"/>
        </table:table-row>
        <table:table-row table:style-name="ro1">
          <table:table-cell table:formula="of:=IF(ISBLANK([LIST.B1862]);&quot;&quot;;[LIST.B1862])">
            <text:p/>
          </table:table-cell>
          <table:table-cell table:formula="of:=IF(ISBLANK([LIST.B1861]);&quot;&quot;;[LIST.B1861])">
            <text:p/>
          </table:table-cell>
          <table:table-cell table:number-columns-repeated="1022"/>
        </table:table-row>
        <table:table-row table:style-name="ro1">
          <table:table-cell table:formula="of:=IF(ISBLANK([LIST.B1864]);&quot;&quot;;[LIST.B1864])">
            <text:p/>
          </table:table-cell>
          <table:table-cell table:formula="of:=IF(ISBLANK([LIST.B1863]);&quot;&quot;;[LIST.B1863])">
            <text:p/>
          </table:table-cell>
          <table:table-cell table:number-columns-repeated="1022"/>
        </table:table-row>
        <table:table-row table:style-name="ro1">
          <table:table-cell table:formula="of:=IF(ISBLANK([LIST.B1866]);&quot;&quot;;[LIST.B1866])">
            <text:p/>
          </table:table-cell>
          <table:table-cell table:formula="of:=IF(ISBLANK([LIST.B1865]);&quot;&quot;;[LIST.B1865])">
            <text:p/>
          </table:table-cell>
          <table:table-cell table:number-columns-repeated="1022"/>
        </table:table-row>
        <table:table-row table:style-name="ro1">
          <table:table-cell table:formula="of:=IF(ISBLANK([LIST.B1868]);&quot;&quot;;[LIST.B1868])">
            <text:p/>
          </table:table-cell>
          <table:table-cell table:formula="of:=IF(ISBLANK([LIST.B1867]);&quot;&quot;;[LIST.B1867])">
            <text:p/>
          </table:table-cell>
          <table:table-cell table:number-columns-repeated="1022"/>
        </table:table-row>
        <table:table-row table:style-name="ro1">
          <table:table-cell table:formula="of:=IF(ISBLANK([LIST.B1870]);&quot;&quot;;[LIST.B1870])">
            <text:p/>
          </table:table-cell>
          <table:table-cell table:formula="of:=IF(ISBLANK([LIST.B1869]);&quot;&quot;;[LIST.B1869])">
            <text:p/>
          </table:table-cell>
          <table:table-cell table:number-columns-repeated="1022"/>
        </table:table-row>
        <table:table-row table:style-name="ro1">
          <table:table-cell table:formula="of:=IF(ISBLANK([LIST.A1871]);&quot;&quot;;[LIST.A1871])">
            <text:p/>
          </table:table-cell>
          <table:table-cell table:formula="of:=IF(ISBLANK([LIST.A1872]);&quot;&quot;;[LIST.A1872])">
            <text:p/>
          </table:table-cell>
          <table:table-cell table:number-columns-repeated="1022"/>
        </table:table-row>
        <table:table-row table:style-name="ro1">
          <table:table-cell table:formula="of:=IF(ISBLANK([LIST.A1873]);&quot;&quot;;[LIST.A1873])">
            <text:p/>
          </table:table-cell>
          <table:table-cell table:formula="of:=IF(ISBLANK([LIST.A1874]);&quot;&quot;;[LIST.A1874])">
            <text:p/>
          </table:table-cell>
          <table:table-cell table:number-columns-repeated="1022"/>
        </table:table-row>
        <table:table-row table:style-name="ro1">
          <table:table-cell table:formula="of:=IF(ISBLANK([LIST.A1875]);&quot;&quot;;[LIST.A1875])">
            <text:p/>
          </table:table-cell>
          <table:table-cell table:formula="of:=IF(ISBLANK([LIST.A1876]);&quot;&quot;;[LIST.A1876])">
            <text:p/>
          </table:table-cell>
          <table:table-cell table:number-columns-repeated="1022"/>
        </table:table-row>
        <table:table-row table:style-name="ro1">
          <table:table-cell table:formula="of:=IF(ISBLANK([LIST.A1877]);&quot;&quot;;[LIST.A1878])">
            <text:p/>
          </table:table-cell>
          <table:table-cell table:formula="of:=IF(ISBLANK([LIST.A1878]);&quot;&quot;;[LIST.A1878])">
            <text:p/>
          </table:table-cell>
          <table:table-cell table:number-columns-repeated="1022"/>
        </table:table-row>
        <table:table-row table:style-name="ro1">
          <table:table-cell table:formula="of:=IF(ISBLANK([LIST.A1879]);&quot;&quot;;[LIST.A1879])">
            <text:p/>
          </table:table-cell>
          <table:table-cell table:formula="of:=IF(ISBLANK([LIST.A1880]);&quot;&quot;;[LIST.A1880])">
            <text:p/>
          </table:table-cell>
          <table:table-cell table:number-columns-repeated="1022"/>
        </table:table-row>
        <table:table-row table:style-name="ro1">
          <table:table-cell table:formula="of:=IF(ISBLANK([LIST.B1872]);&quot;&quot;;[LIST.B1872])">
            <text:p/>
          </table:table-cell>
          <table:table-cell table:formula="of:=IF(ISBLANK([LIST.B1871]);&quot;&quot;;[LIST.B1871])">
            <text:p/>
          </table:table-cell>
          <table:table-cell table:number-columns-repeated="1022"/>
        </table:table-row>
        <table:table-row table:style-name="ro1">
          <table:table-cell table:formula="of:=IF(ISBLANK([LIST.B1874]);&quot;&quot;;[LIST.B1874])">
            <text:p/>
          </table:table-cell>
          <table:table-cell table:formula="of:=IF(ISBLANK([LIST.B1873]);&quot;&quot;;[LIST.B1873])">
            <text:p/>
          </table:table-cell>
          <table:table-cell table:number-columns-repeated="1022"/>
        </table:table-row>
        <table:table-row table:style-name="ro1">
          <table:table-cell table:formula="of:=IF(ISBLANK([LIST.B1876]);&quot;&quot;;[LIST.B1876])">
            <text:p/>
          </table:table-cell>
          <table:table-cell table:formula="of:=IF(ISBLANK([LIST.B1875]);&quot;&quot;;[LIST.B1875])">
            <text:p/>
          </table:table-cell>
          <table:table-cell table:number-columns-repeated="1022"/>
        </table:table-row>
        <table:table-row table:style-name="ro1">
          <table:table-cell table:formula="of:=IF(ISBLANK([LIST.B1878]);&quot;&quot;;[LIST.B1878])">
            <text:p/>
          </table:table-cell>
          <table:table-cell table:formula="of:=IF(ISBLANK([LIST.B1877]);&quot;&quot;;[LIST.B1877])">
            <text:p/>
          </table:table-cell>
          <table:table-cell table:number-columns-repeated="1022"/>
        </table:table-row>
        <table:table-row table:style-name="ro1">
          <table:table-cell table:formula="of:=IF(ISBLANK([LIST.B1880]);&quot;&quot;;[LIST.B1880])">
            <text:p/>
          </table:table-cell>
          <table:table-cell table:formula="of:=IF(ISBLANK([LIST.B1879]);&quot;&quot;;[LIST.B1879])">
            <text:p/>
          </table:table-cell>
          <table:table-cell table:number-columns-repeated="1022"/>
        </table:table-row>
        <table:table-row table:style-name="ro1">
          <table:table-cell table:formula="of:=IF(ISBLANK([LIST.A1881]);&quot;&quot;;[LIST.A1881])">
            <text:p/>
          </table:table-cell>
          <table:table-cell table:formula="of:=IF(ISBLANK([LIST.A1882]);&quot;&quot;;[LIST.A1882])">
            <text:p/>
          </table:table-cell>
          <table:table-cell table:number-columns-repeated="1022"/>
        </table:table-row>
        <table:table-row table:style-name="ro1">
          <table:table-cell table:formula="of:=IF(ISBLANK([LIST.A1883]);&quot;&quot;;[LIST.A1883])">
            <text:p/>
          </table:table-cell>
          <table:table-cell table:formula="of:=IF(ISBLANK([LIST.A1884]);&quot;&quot;;[LIST.A1884])">
            <text:p/>
          </table:table-cell>
          <table:table-cell table:number-columns-repeated="1022"/>
        </table:table-row>
        <table:table-row table:style-name="ro1">
          <table:table-cell table:formula="of:=IF(ISBLANK([LIST.A1885]);&quot;&quot;;[LIST.A1885])">
            <text:p/>
          </table:table-cell>
          <table:table-cell table:formula="of:=IF(ISBLANK([LIST.A1886]);&quot;&quot;;[LIST.A1886])">
            <text:p/>
          </table:table-cell>
          <table:table-cell table:number-columns-repeated="1022"/>
        </table:table-row>
        <table:table-row table:style-name="ro1">
          <table:table-cell table:formula="of:=IF(ISBLANK([LIST.A1887]);&quot;&quot;;[LIST.A1888])">
            <text:p/>
          </table:table-cell>
          <table:table-cell table:formula="of:=IF(ISBLANK([LIST.A1888]);&quot;&quot;;[LIST.A1888])">
            <text:p/>
          </table:table-cell>
          <table:table-cell table:number-columns-repeated="1022"/>
        </table:table-row>
        <table:table-row table:style-name="ro1">
          <table:table-cell table:formula="of:=IF(ISBLANK([LIST.A1889]);&quot;&quot;;[LIST.A1889])">
            <text:p/>
          </table:table-cell>
          <table:table-cell table:formula="of:=IF(ISBLANK([LIST.A1890]);&quot;&quot;;[LIST.A1890])">
            <text:p/>
          </table:table-cell>
          <table:table-cell table:number-columns-repeated="1022"/>
        </table:table-row>
        <table:table-row table:style-name="ro1">
          <table:table-cell table:formula="of:=IF(ISBLANK([LIST.B1882]);&quot;&quot;;[LIST.B1882])">
            <text:p/>
          </table:table-cell>
          <table:table-cell table:formula="of:=IF(ISBLANK([LIST.B1881]);&quot;&quot;;[LIST.B1881])">
            <text:p/>
          </table:table-cell>
          <table:table-cell table:number-columns-repeated="1022"/>
        </table:table-row>
        <table:table-row table:style-name="ro1">
          <table:table-cell table:formula="of:=IF(ISBLANK([LIST.B1884]);&quot;&quot;;[LIST.B1884])">
            <text:p/>
          </table:table-cell>
          <table:table-cell table:formula="of:=IF(ISBLANK([LIST.B1883]);&quot;&quot;;[LIST.B1883])">
            <text:p/>
          </table:table-cell>
          <table:table-cell table:number-columns-repeated="1022"/>
        </table:table-row>
        <table:table-row table:style-name="ro1">
          <table:table-cell table:formula="of:=IF(ISBLANK([LIST.B1886]);&quot;&quot;;[LIST.B1886])">
            <text:p/>
          </table:table-cell>
          <table:table-cell table:formula="of:=IF(ISBLANK([LIST.B1885]);&quot;&quot;;[LIST.B1885])">
            <text:p/>
          </table:table-cell>
          <table:table-cell table:number-columns-repeated="1022"/>
        </table:table-row>
        <table:table-row table:style-name="ro1">
          <table:table-cell table:formula="of:=IF(ISBLANK([LIST.B1888]);&quot;&quot;;[LIST.B1888])">
            <text:p/>
          </table:table-cell>
          <table:table-cell table:formula="of:=IF(ISBLANK([LIST.B1887]);&quot;&quot;;[LIST.B1887])">
            <text:p/>
          </table:table-cell>
          <table:table-cell table:number-columns-repeated="1022"/>
        </table:table-row>
        <table:table-row table:style-name="ro1">
          <table:table-cell table:formula="of:=IF(ISBLANK([LIST.B1890]);&quot;&quot;;[LIST.B1890])">
            <text:p/>
          </table:table-cell>
          <table:table-cell table:formula="of:=IF(ISBLANK([LIST.B1889]);&quot;&quot;;[LIST.B1889])">
            <text:p/>
          </table:table-cell>
          <table:table-cell table:number-columns-repeated="1022"/>
        </table:table-row>
        <table:table-row table:style-name="ro1">
          <table:table-cell table:formula="of:=IF(ISBLANK([LIST.A1891]);&quot;&quot;;[LIST.A1891])">
            <text:p/>
          </table:table-cell>
          <table:table-cell table:formula="of:=IF(ISBLANK([LIST.A1892]);&quot;&quot;;[LIST.A1892])">
            <text:p/>
          </table:table-cell>
          <table:table-cell table:number-columns-repeated="1022"/>
        </table:table-row>
        <table:table-row table:style-name="ro1">
          <table:table-cell table:formula="of:=IF(ISBLANK([LIST.A1893]);&quot;&quot;;[LIST.A1893])">
            <text:p/>
          </table:table-cell>
          <table:table-cell table:formula="of:=IF(ISBLANK([LIST.A1894]);&quot;&quot;;[LIST.A1894])">
            <text:p/>
          </table:table-cell>
          <table:table-cell table:number-columns-repeated="1022"/>
        </table:table-row>
        <table:table-row table:style-name="ro1">
          <table:table-cell table:formula="of:=IF(ISBLANK([LIST.A1895]);&quot;&quot;;[LIST.A1895])">
            <text:p/>
          </table:table-cell>
          <table:table-cell table:formula="of:=IF(ISBLANK([LIST.A1896]);&quot;&quot;;[LIST.A1896])">
            <text:p/>
          </table:table-cell>
          <table:table-cell table:number-columns-repeated="1022"/>
        </table:table-row>
        <table:table-row table:style-name="ro1">
          <table:table-cell table:formula="of:=IF(ISBLANK([LIST.A1897]);&quot;&quot;;[LIST.A1898])">
            <text:p/>
          </table:table-cell>
          <table:table-cell table:formula="of:=IF(ISBLANK([LIST.A1898]);&quot;&quot;;[LIST.A1898])">
            <text:p/>
          </table:table-cell>
          <table:table-cell table:number-columns-repeated="1022"/>
        </table:table-row>
        <table:table-row table:style-name="ro1">
          <table:table-cell table:formula="of:=IF(ISBLANK([LIST.A1899]);&quot;&quot;;[LIST.A1899])">
            <text:p/>
          </table:table-cell>
          <table:table-cell table:formula="of:=IF(ISBLANK([LIST.A1900]);&quot;&quot;;[LIST.A1900])">
            <text:p/>
          </table:table-cell>
          <table:table-cell table:number-columns-repeated="1022"/>
        </table:table-row>
        <table:table-row table:style-name="ro1">
          <table:table-cell table:formula="of:=IF(ISBLANK([LIST.B1892]);&quot;&quot;;[LIST.B1892])">
            <text:p/>
          </table:table-cell>
          <table:table-cell table:formula="of:=IF(ISBLANK([LIST.B1891]);&quot;&quot;;[LIST.B1891])">
            <text:p/>
          </table:table-cell>
          <table:table-cell table:number-columns-repeated="1022"/>
        </table:table-row>
        <table:table-row table:style-name="ro1">
          <table:table-cell table:formula="of:=IF(ISBLANK([LIST.B1894]);&quot;&quot;;[LIST.B1894])">
            <text:p/>
          </table:table-cell>
          <table:table-cell table:formula="of:=IF(ISBLANK([LIST.B1893]);&quot;&quot;;[LIST.B1893])">
            <text:p/>
          </table:table-cell>
          <table:table-cell table:number-columns-repeated="1022"/>
        </table:table-row>
        <table:table-row table:style-name="ro1">
          <table:table-cell table:formula="of:=IF(ISBLANK([LIST.B1896]);&quot;&quot;;[LIST.B1896])">
            <text:p/>
          </table:table-cell>
          <table:table-cell table:formula="of:=IF(ISBLANK([LIST.B1895]);&quot;&quot;;[LIST.B1895])">
            <text:p/>
          </table:table-cell>
          <table:table-cell table:number-columns-repeated="1022"/>
        </table:table-row>
        <table:table-row table:style-name="ro1">
          <table:table-cell table:formula="of:=IF(ISBLANK([LIST.B1898]);&quot;&quot;;[LIST.B1898])">
            <text:p/>
          </table:table-cell>
          <table:table-cell table:formula="of:=IF(ISBLANK([LIST.B1897]);&quot;&quot;;[LIST.B1897])">
            <text:p/>
          </table:table-cell>
          <table:table-cell table:number-columns-repeated="1022"/>
        </table:table-row>
        <table:table-row table:style-name="ro1">
          <table:table-cell table:formula="of:=IF(ISBLANK([LIST.B1900]);&quot;&quot;;[LIST.B1900])">
            <text:p/>
          </table:table-cell>
          <table:table-cell table:formula="of:=IF(ISBLANK([LIST.B1899]);&quot;&quot;;[LIST.B1899])">
            <text:p/>
          </table:table-cell>
          <table:table-cell table:number-columns-repeated="1022"/>
        </table:table-row>
        <table:table-row table:style-name="ro1">
          <table:table-cell table:formula="of:=IF(ISBLANK([LIST.A1901]);&quot;&quot;;[LIST.A1901])">
            <text:p/>
          </table:table-cell>
          <table:table-cell table:formula="of:=IF(ISBLANK([LIST.A1902]);&quot;&quot;;[LIST.A1902])">
            <text:p/>
          </table:table-cell>
          <table:table-cell table:number-columns-repeated="1022"/>
        </table:table-row>
        <table:table-row table:style-name="ro1">
          <table:table-cell table:formula="of:=IF(ISBLANK([LIST.A1903]);&quot;&quot;;[LIST.A1903])">
            <text:p/>
          </table:table-cell>
          <table:table-cell table:formula="of:=IF(ISBLANK([LIST.A1904]);&quot;&quot;;[LIST.A1904])">
            <text:p/>
          </table:table-cell>
          <table:table-cell table:number-columns-repeated="1022"/>
        </table:table-row>
        <table:table-row table:style-name="ro1">
          <table:table-cell table:formula="of:=IF(ISBLANK([LIST.A1905]);&quot;&quot;;[LIST.A1905])">
            <text:p/>
          </table:table-cell>
          <table:table-cell table:formula="of:=IF(ISBLANK([LIST.A1906]);&quot;&quot;;[LIST.A1906])">
            <text:p/>
          </table:table-cell>
          <table:table-cell table:number-columns-repeated="1022"/>
        </table:table-row>
        <table:table-row table:style-name="ro1">
          <table:table-cell table:formula="of:=IF(ISBLANK([LIST.A1907]);&quot;&quot;;[LIST.A1908])">
            <text:p/>
          </table:table-cell>
          <table:table-cell table:formula="of:=IF(ISBLANK([LIST.A1908]);&quot;&quot;;[LIST.A1908])">
            <text:p/>
          </table:table-cell>
          <table:table-cell table:number-columns-repeated="1022"/>
        </table:table-row>
        <table:table-row table:style-name="ro1">
          <table:table-cell table:formula="of:=IF(ISBLANK([LIST.A1909]);&quot;&quot;;[LIST.A1909])">
            <text:p/>
          </table:table-cell>
          <table:table-cell table:formula="of:=IF(ISBLANK([LIST.A1910]);&quot;&quot;;[LIST.A1910])">
            <text:p/>
          </table:table-cell>
          <table:table-cell table:number-columns-repeated="1022"/>
        </table:table-row>
        <table:table-row table:style-name="ro1">
          <table:table-cell table:formula="of:=IF(ISBLANK([LIST.B1902]);&quot;&quot;;[LIST.B1902])">
            <text:p/>
          </table:table-cell>
          <table:table-cell table:formula="of:=IF(ISBLANK([LIST.B1901]);&quot;&quot;;[LIST.B1901])">
            <text:p/>
          </table:table-cell>
          <table:table-cell table:number-columns-repeated="1022"/>
        </table:table-row>
        <table:table-row table:style-name="ro1">
          <table:table-cell table:formula="of:=IF(ISBLANK([LIST.B1904]);&quot;&quot;;[LIST.B1904])">
            <text:p/>
          </table:table-cell>
          <table:table-cell table:formula="of:=IF(ISBLANK([LIST.B1903]);&quot;&quot;;[LIST.B1903])">
            <text:p/>
          </table:table-cell>
          <table:table-cell table:number-columns-repeated="1022"/>
        </table:table-row>
        <table:table-row table:style-name="ro1">
          <table:table-cell table:formula="of:=IF(ISBLANK([LIST.B1906]);&quot;&quot;;[LIST.B1906])">
            <text:p/>
          </table:table-cell>
          <table:table-cell table:formula="of:=IF(ISBLANK([LIST.B1905]);&quot;&quot;;[LIST.B1905])">
            <text:p/>
          </table:table-cell>
          <table:table-cell table:number-columns-repeated="1022"/>
        </table:table-row>
        <table:table-row table:style-name="ro1">
          <table:table-cell table:formula="of:=IF(ISBLANK([LIST.B1908]);&quot;&quot;;[LIST.B1908])">
            <text:p/>
          </table:table-cell>
          <table:table-cell table:formula="of:=IF(ISBLANK([LIST.B1907]);&quot;&quot;;[LIST.B1907])">
            <text:p/>
          </table:table-cell>
          <table:table-cell table:number-columns-repeated="1022"/>
        </table:table-row>
        <table:table-row table:style-name="ro1">
          <table:table-cell table:formula="of:=IF(ISBLANK([LIST.B1910]);&quot;&quot;;[LIST.B1910])">
            <text:p/>
          </table:table-cell>
          <table:table-cell table:formula="of:=IF(ISBLANK([LIST.B1909]);&quot;&quot;;[LIST.B1909])">
            <text:p/>
          </table:table-cell>
          <table:table-cell table:number-columns-repeated="1022"/>
        </table:table-row>
        <table:table-row table:style-name="ro1">
          <table:table-cell table:formula="of:=IF(ISBLANK([LIST.A1911]);&quot;&quot;;[LIST.A1911])">
            <text:p/>
          </table:table-cell>
          <table:table-cell table:formula="of:=IF(ISBLANK([LIST.A1912]);&quot;&quot;;[LIST.A1912])">
            <text:p/>
          </table:table-cell>
          <table:table-cell table:number-columns-repeated="1022"/>
        </table:table-row>
        <table:table-row table:style-name="ro1">
          <table:table-cell table:formula="of:=IF(ISBLANK([LIST.A1913]);&quot;&quot;;[LIST.A1913])">
            <text:p/>
          </table:table-cell>
          <table:table-cell table:formula="of:=IF(ISBLANK([LIST.A1914]);&quot;&quot;;[LIST.A1914])">
            <text:p/>
          </table:table-cell>
          <table:table-cell table:number-columns-repeated="1022"/>
        </table:table-row>
        <table:table-row table:style-name="ro1">
          <table:table-cell table:formula="of:=IF(ISBLANK([LIST.A1915]);&quot;&quot;;[LIST.A1915])">
            <text:p/>
          </table:table-cell>
          <table:table-cell table:formula="of:=IF(ISBLANK([LIST.A1916]);&quot;&quot;;[LIST.A1916])">
            <text:p/>
          </table:table-cell>
          <table:table-cell table:number-columns-repeated="1022"/>
        </table:table-row>
        <table:table-row table:style-name="ro1">
          <table:table-cell table:formula="of:=IF(ISBLANK([LIST.A1917]);&quot;&quot;;[LIST.A1918])">
            <text:p/>
          </table:table-cell>
          <table:table-cell table:formula="of:=IF(ISBLANK([LIST.A1918]);&quot;&quot;;[LIST.A1918])">
            <text:p/>
          </table:table-cell>
          <table:table-cell table:number-columns-repeated="1022"/>
        </table:table-row>
        <table:table-row table:style-name="ro1">
          <table:table-cell table:formula="of:=IF(ISBLANK([LIST.A1919]);&quot;&quot;;[LIST.A1919])">
            <text:p/>
          </table:table-cell>
          <table:table-cell table:formula="of:=IF(ISBLANK([LIST.A1920]);&quot;&quot;;[LIST.A1920])">
            <text:p/>
          </table:table-cell>
          <table:table-cell table:number-columns-repeated="1022"/>
        </table:table-row>
        <table:table-row table:style-name="ro1">
          <table:table-cell table:formula="of:=IF(ISBLANK([LIST.B1912]);&quot;&quot;;[LIST.B1912])">
            <text:p/>
          </table:table-cell>
          <table:table-cell table:formula="of:=IF(ISBLANK([LIST.B1911]);&quot;&quot;;[LIST.B1911])">
            <text:p/>
          </table:table-cell>
          <table:table-cell table:number-columns-repeated="1022"/>
        </table:table-row>
        <table:table-row table:style-name="ro1">
          <table:table-cell table:formula="of:=IF(ISBLANK([LIST.B1914]);&quot;&quot;;[LIST.B1914])">
            <text:p/>
          </table:table-cell>
          <table:table-cell table:formula="of:=IF(ISBLANK([LIST.B1913]);&quot;&quot;;[LIST.B1913])">
            <text:p/>
          </table:table-cell>
          <table:table-cell table:number-columns-repeated="1022"/>
        </table:table-row>
        <table:table-row table:style-name="ro1">
          <table:table-cell table:formula="of:=IF(ISBLANK([LIST.B1916]);&quot;&quot;;[LIST.B1916])">
            <text:p/>
          </table:table-cell>
          <table:table-cell table:formula="of:=IF(ISBLANK([LIST.B1915]);&quot;&quot;;[LIST.B1915])">
            <text:p/>
          </table:table-cell>
          <table:table-cell table:number-columns-repeated="1022"/>
        </table:table-row>
        <table:table-row table:style-name="ro1">
          <table:table-cell table:formula="of:=IF(ISBLANK([LIST.B1918]);&quot;&quot;;[LIST.B1918])">
            <text:p/>
          </table:table-cell>
          <table:table-cell table:formula="of:=IF(ISBLANK([LIST.B1917]);&quot;&quot;;[LIST.B1917])">
            <text:p/>
          </table:table-cell>
          <table:table-cell table:number-columns-repeated="1022"/>
        </table:table-row>
        <table:table-row table:style-name="ro1">
          <table:table-cell table:formula="of:=IF(ISBLANK([LIST.B1920]);&quot;&quot;;[LIST.B1920])">
            <text:p/>
          </table:table-cell>
          <table:table-cell table:formula="of:=IF(ISBLANK([LIST.B1919]);&quot;&quot;;[LIST.B1919])">
            <text:p/>
          </table:table-cell>
          <table:table-cell table:number-columns-repeated="1022"/>
        </table:table-row>
        <table:table-row table:style-name="ro1">
          <table:table-cell table:formula="of:=IF(ISBLANK([LIST.A1921]);&quot;&quot;;[LIST.A1921])">
            <text:p/>
          </table:table-cell>
          <table:table-cell table:formula="of:=IF(ISBLANK([LIST.A1922]);&quot;&quot;;[LIST.A1922])">
            <text:p/>
          </table:table-cell>
          <table:table-cell table:number-columns-repeated="1022"/>
        </table:table-row>
        <table:table-row table:style-name="ro1">
          <table:table-cell table:formula="of:=IF(ISBLANK([LIST.A1923]);&quot;&quot;;[LIST.A1923])">
            <text:p/>
          </table:table-cell>
          <table:table-cell table:formula="of:=IF(ISBLANK([LIST.A1924]);&quot;&quot;;[LIST.A1924])">
            <text:p/>
          </table:table-cell>
          <table:table-cell table:number-columns-repeated="1022"/>
        </table:table-row>
        <table:table-row table:style-name="ro1">
          <table:table-cell table:formula="of:=IF(ISBLANK([LIST.A1925]);&quot;&quot;;[LIST.A1925])">
            <text:p/>
          </table:table-cell>
          <table:table-cell table:formula="of:=IF(ISBLANK([LIST.A1926]);&quot;&quot;;[LIST.A1926])">
            <text:p/>
          </table:table-cell>
          <table:table-cell table:number-columns-repeated="1022"/>
        </table:table-row>
        <table:table-row table:style-name="ro1">
          <table:table-cell table:formula="of:=IF(ISBLANK([LIST.A1927]);&quot;&quot;;[LIST.A1928])">
            <text:p/>
          </table:table-cell>
          <table:table-cell table:formula="of:=IF(ISBLANK([LIST.A1928]);&quot;&quot;;[LIST.A1928])">
            <text:p/>
          </table:table-cell>
          <table:table-cell table:number-columns-repeated="1022"/>
        </table:table-row>
        <table:table-row table:style-name="ro1">
          <table:table-cell table:formula="of:=IF(ISBLANK([LIST.A1929]);&quot;&quot;;[LIST.A1929])">
            <text:p/>
          </table:table-cell>
          <table:table-cell table:formula="of:=IF(ISBLANK([LIST.A1930]);&quot;&quot;;[LIST.A1930])">
            <text:p/>
          </table:table-cell>
          <table:table-cell table:number-columns-repeated="1022"/>
        </table:table-row>
        <table:table-row table:style-name="ro1">
          <table:table-cell table:formula="of:=IF(ISBLANK([LIST.B1922]);&quot;&quot;;[LIST.B1922])">
            <text:p/>
          </table:table-cell>
          <table:table-cell table:formula="of:=IF(ISBLANK([LIST.B1921]);&quot;&quot;;[LIST.B1921])">
            <text:p/>
          </table:table-cell>
          <table:table-cell table:number-columns-repeated="1022"/>
        </table:table-row>
        <table:table-row table:style-name="ro1">
          <table:table-cell table:formula="of:=IF(ISBLANK([LIST.B1924]);&quot;&quot;;[LIST.B1924])">
            <text:p/>
          </table:table-cell>
          <table:table-cell table:formula="of:=IF(ISBLANK([LIST.B1923]);&quot;&quot;;[LIST.B1923])">
            <text:p/>
          </table:table-cell>
          <table:table-cell table:number-columns-repeated="1022"/>
        </table:table-row>
        <table:table-row table:style-name="ro1">
          <table:table-cell table:formula="of:=IF(ISBLANK([LIST.B1926]);&quot;&quot;;[LIST.B1926])">
            <text:p/>
          </table:table-cell>
          <table:table-cell table:formula="of:=IF(ISBLANK([LIST.B1925]);&quot;&quot;;[LIST.B1925])">
            <text:p/>
          </table:table-cell>
          <table:table-cell table:number-columns-repeated="1022"/>
        </table:table-row>
        <table:table-row table:style-name="ro1">
          <table:table-cell table:formula="of:=IF(ISBLANK([LIST.B1928]);&quot;&quot;;[LIST.B1928])">
            <text:p/>
          </table:table-cell>
          <table:table-cell table:formula="of:=IF(ISBLANK([LIST.B1927]);&quot;&quot;;[LIST.B1927])">
            <text:p/>
          </table:table-cell>
          <table:table-cell table:number-columns-repeated="1022"/>
        </table:table-row>
        <table:table-row table:style-name="ro1">
          <table:table-cell table:formula="of:=IF(ISBLANK([LIST.B1930]);&quot;&quot;;[LIST.B1930])">
            <text:p/>
          </table:table-cell>
          <table:table-cell table:formula="of:=IF(ISBLANK([LIST.B1929]);&quot;&quot;;[LIST.B1929])">
            <text:p/>
          </table:table-cell>
          <table:table-cell table:number-columns-repeated="1022"/>
        </table:table-row>
        <table:table-row table:style-name="ro1">
          <table:table-cell table:formula="of:=IF(ISBLANK([LIST.A1931]);&quot;&quot;;[LIST.A1931])">
            <text:p/>
          </table:table-cell>
          <table:table-cell table:formula="of:=IF(ISBLANK([LIST.A1932]);&quot;&quot;;[LIST.A1932])">
            <text:p/>
          </table:table-cell>
          <table:table-cell table:number-columns-repeated="1022"/>
        </table:table-row>
        <table:table-row table:style-name="ro1">
          <table:table-cell table:formula="of:=IF(ISBLANK([LIST.A1933]);&quot;&quot;;[LIST.A1933])">
            <text:p/>
          </table:table-cell>
          <table:table-cell table:formula="of:=IF(ISBLANK([LIST.A1934]);&quot;&quot;;[LIST.A1934])">
            <text:p/>
          </table:table-cell>
          <table:table-cell table:number-columns-repeated="1022"/>
        </table:table-row>
        <table:table-row table:style-name="ro1">
          <table:table-cell table:formula="of:=IF(ISBLANK([LIST.A1935]);&quot;&quot;;[LIST.A1935])">
            <text:p/>
          </table:table-cell>
          <table:table-cell table:formula="of:=IF(ISBLANK([LIST.A1936]);&quot;&quot;;[LIST.A1936])">
            <text:p/>
          </table:table-cell>
          <table:table-cell table:number-columns-repeated="1022"/>
        </table:table-row>
        <table:table-row table:style-name="ro1">
          <table:table-cell table:formula="of:=IF(ISBLANK([LIST.A1937]);&quot;&quot;;[LIST.A1938])">
            <text:p/>
          </table:table-cell>
          <table:table-cell table:formula="of:=IF(ISBLANK([LIST.A1938]);&quot;&quot;;[LIST.A1938])">
            <text:p/>
          </table:table-cell>
          <table:table-cell table:number-columns-repeated="1022"/>
        </table:table-row>
        <table:table-row table:style-name="ro1">
          <table:table-cell table:formula="of:=IF(ISBLANK([LIST.A1939]);&quot;&quot;;[LIST.A1939])">
            <text:p/>
          </table:table-cell>
          <table:table-cell table:formula="of:=IF(ISBLANK([LIST.A1940]);&quot;&quot;;[LIST.A1940])">
            <text:p/>
          </table:table-cell>
          <table:table-cell table:number-columns-repeated="1022"/>
        </table:table-row>
        <table:table-row table:style-name="ro1">
          <table:table-cell table:formula="of:=IF(ISBLANK([LIST.B1932]);&quot;&quot;;[LIST.B1932])">
            <text:p/>
          </table:table-cell>
          <table:table-cell table:formula="of:=IF(ISBLANK([LIST.B1931]);&quot;&quot;;[LIST.B1931])">
            <text:p/>
          </table:table-cell>
          <table:table-cell table:number-columns-repeated="1022"/>
        </table:table-row>
        <table:table-row table:style-name="ro1">
          <table:table-cell table:formula="of:=IF(ISBLANK([LIST.B1934]);&quot;&quot;;[LIST.B1934])">
            <text:p/>
          </table:table-cell>
          <table:table-cell table:formula="of:=IF(ISBLANK([LIST.B1933]);&quot;&quot;;[LIST.B1933])">
            <text:p/>
          </table:table-cell>
          <table:table-cell table:number-columns-repeated="1022"/>
        </table:table-row>
        <table:table-row table:style-name="ro1">
          <table:table-cell table:formula="of:=IF(ISBLANK([LIST.B1936]);&quot;&quot;;[LIST.B1936])">
            <text:p/>
          </table:table-cell>
          <table:table-cell table:formula="of:=IF(ISBLANK([LIST.B1935]);&quot;&quot;;[LIST.B1935])">
            <text:p/>
          </table:table-cell>
          <table:table-cell table:number-columns-repeated="1022"/>
        </table:table-row>
        <table:table-row table:style-name="ro1">
          <table:table-cell table:formula="of:=IF(ISBLANK([LIST.B1938]);&quot;&quot;;[LIST.B1938])">
            <text:p/>
          </table:table-cell>
          <table:table-cell table:formula="of:=IF(ISBLANK([LIST.B1937]);&quot;&quot;;[LIST.B1937])">
            <text:p/>
          </table:table-cell>
          <table:table-cell table:number-columns-repeated="1022"/>
        </table:table-row>
        <table:table-row table:style-name="ro1">
          <table:table-cell table:formula="of:=IF(ISBLANK([LIST.B1940]);&quot;&quot;;[LIST.B1940])">
            <text:p/>
          </table:table-cell>
          <table:table-cell table:formula="of:=IF(ISBLANK([LIST.B1939]);&quot;&quot;;[LIST.B1939])">
            <text:p/>
          </table:table-cell>
          <table:table-cell table:number-columns-repeated="1022"/>
        </table:table-row>
        <table:table-row table:style-name="ro1">
          <table:table-cell table:formula="of:=IF(ISBLANK([LIST.A1941]);&quot;&quot;;[LIST.A1941])">
            <text:p/>
          </table:table-cell>
          <table:table-cell table:formula="of:=IF(ISBLANK([LIST.A1942]);&quot;&quot;;[LIST.A1942])">
            <text:p/>
          </table:table-cell>
          <table:table-cell table:number-columns-repeated="1022"/>
        </table:table-row>
        <table:table-row table:style-name="ro1">
          <table:table-cell table:formula="of:=IF(ISBLANK([LIST.A1943]);&quot;&quot;;[LIST.A1943])">
            <text:p/>
          </table:table-cell>
          <table:table-cell table:formula="of:=IF(ISBLANK([LIST.A1944]);&quot;&quot;;[LIST.A1944])">
            <text:p/>
          </table:table-cell>
          <table:table-cell table:number-columns-repeated="1022"/>
        </table:table-row>
        <table:table-row table:style-name="ro1">
          <table:table-cell table:formula="of:=IF(ISBLANK([LIST.A1945]);&quot;&quot;;[LIST.A1945])">
            <text:p/>
          </table:table-cell>
          <table:table-cell table:formula="of:=IF(ISBLANK([LIST.A1946]);&quot;&quot;;[LIST.A1946])">
            <text:p/>
          </table:table-cell>
          <table:table-cell table:number-columns-repeated="1022"/>
        </table:table-row>
        <table:table-row table:style-name="ro1">
          <table:table-cell table:formula="of:=IF(ISBLANK([LIST.A1947]);&quot;&quot;;[LIST.A1948])">
            <text:p/>
          </table:table-cell>
          <table:table-cell table:formula="of:=IF(ISBLANK([LIST.A1948]);&quot;&quot;;[LIST.A1948])">
            <text:p/>
          </table:table-cell>
          <table:table-cell table:number-columns-repeated="1022"/>
        </table:table-row>
        <table:table-row table:style-name="ro1">
          <table:table-cell table:formula="of:=IF(ISBLANK([LIST.A1949]);&quot;&quot;;[LIST.A1949])">
            <text:p/>
          </table:table-cell>
          <table:table-cell table:formula="of:=IF(ISBLANK([LIST.A1950]);&quot;&quot;;[LIST.A1950])">
            <text:p/>
          </table:table-cell>
          <table:table-cell table:number-columns-repeated="1022"/>
        </table:table-row>
        <table:table-row table:style-name="ro1">
          <table:table-cell table:formula="of:=IF(ISBLANK([LIST.B1942]);&quot;&quot;;[LIST.B1942])">
            <text:p/>
          </table:table-cell>
          <table:table-cell table:formula="of:=IF(ISBLANK([LIST.B1941]);&quot;&quot;;[LIST.B1941])">
            <text:p/>
          </table:table-cell>
          <table:table-cell table:number-columns-repeated="1022"/>
        </table:table-row>
        <table:table-row table:style-name="ro1">
          <table:table-cell table:formula="of:=IF(ISBLANK([LIST.B1944]);&quot;&quot;;[LIST.B1944])">
            <text:p/>
          </table:table-cell>
          <table:table-cell table:formula="of:=IF(ISBLANK([LIST.B1943]);&quot;&quot;;[LIST.B1943])">
            <text:p/>
          </table:table-cell>
          <table:table-cell table:number-columns-repeated="1022"/>
        </table:table-row>
        <table:table-row table:style-name="ro1">
          <table:table-cell table:formula="of:=IF(ISBLANK([LIST.B1946]);&quot;&quot;;[LIST.B1946])">
            <text:p/>
          </table:table-cell>
          <table:table-cell table:formula="of:=IF(ISBLANK([LIST.B1945]);&quot;&quot;;[LIST.B1945])">
            <text:p/>
          </table:table-cell>
          <table:table-cell table:number-columns-repeated="1022"/>
        </table:table-row>
        <table:table-row table:style-name="ro1">
          <table:table-cell table:formula="of:=IF(ISBLANK([LIST.B1948]);&quot;&quot;;[LIST.B1948])">
            <text:p/>
          </table:table-cell>
          <table:table-cell table:formula="of:=IF(ISBLANK([LIST.B1947]);&quot;&quot;;[LIST.B1947])">
            <text:p/>
          </table:table-cell>
          <table:table-cell table:number-columns-repeated="1022"/>
        </table:table-row>
        <table:table-row table:style-name="ro1">
          <table:table-cell table:formula="of:=IF(ISBLANK([LIST.B1950]);&quot;&quot;;[LIST.B1950])">
            <text:p/>
          </table:table-cell>
          <table:table-cell table:formula="of:=IF(ISBLANK([LIST.B1949]);&quot;&quot;;[LIST.B1949])">
            <text:p/>
          </table:table-cell>
          <table:table-cell table:number-columns-repeated="1022"/>
        </table:table-row>
        <table:table-row table:style-name="ro1">
          <table:table-cell table:formula="of:=IF(ISBLANK([LIST.A1951]);&quot;&quot;;[LIST.A1951])">
            <text:p/>
          </table:table-cell>
          <table:table-cell table:formula="of:=IF(ISBLANK([LIST.A1952]);&quot;&quot;;[LIST.A1952])">
            <text:p/>
          </table:table-cell>
          <table:table-cell table:number-columns-repeated="1022"/>
        </table:table-row>
        <table:table-row table:style-name="ro1">
          <table:table-cell table:formula="of:=IF(ISBLANK([LIST.A1953]);&quot;&quot;;[LIST.A1953])">
            <text:p/>
          </table:table-cell>
          <table:table-cell table:formula="of:=IF(ISBLANK([LIST.A1954]);&quot;&quot;;[LIST.A1954])">
            <text:p/>
          </table:table-cell>
          <table:table-cell table:number-columns-repeated="1022"/>
        </table:table-row>
        <table:table-row table:style-name="ro1">
          <table:table-cell table:formula="of:=IF(ISBLANK([LIST.A1955]);&quot;&quot;;[LIST.A1955])">
            <text:p/>
          </table:table-cell>
          <table:table-cell table:formula="of:=IF(ISBLANK([LIST.A1956]);&quot;&quot;;[LIST.A1956])">
            <text:p/>
          </table:table-cell>
          <table:table-cell table:number-columns-repeated="1022"/>
        </table:table-row>
        <table:table-row table:style-name="ro1">
          <table:table-cell table:formula="of:=IF(ISBLANK([LIST.A1957]);&quot;&quot;;[LIST.A1958])">
            <text:p/>
          </table:table-cell>
          <table:table-cell table:formula="of:=IF(ISBLANK([LIST.A1958]);&quot;&quot;;[LIST.A1958])">
            <text:p/>
          </table:table-cell>
          <table:table-cell table:number-columns-repeated="1022"/>
        </table:table-row>
        <table:table-row table:style-name="ro1">
          <table:table-cell table:formula="of:=IF(ISBLANK([LIST.A1959]);&quot;&quot;;[LIST.A1959])">
            <text:p/>
          </table:table-cell>
          <table:table-cell table:formula="of:=IF(ISBLANK([LIST.A1960]);&quot;&quot;;[LIST.A1960])">
            <text:p/>
          </table:table-cell>
          <table:table-cell table:number-columns-repeated="1022"/>
        </table:table-row>
        <table:table-row table:style-name="ro1">
          <table:table-cell table:formula="of:=IF(ISBLANK([LIST.B1952]);&quot;&quot;;[LIST.B1952])">
            <text:p/>
          </table:table-cell>
          <table:table-cell table:formula="of:=IF(ISBLANK([LIST.B1951]);&quot;&quot;;[LIST.B1951])">
            <text:p/>
          </table:table-cell>
          <table:table-cell table:number-columns-repeated="1022"/>
        </table:table-row>
        <table:table-row table:style-name="ro1">
          <table:table-cell table:formula="of:=IF(ISBLANK([LIST.B1954]);&quot;&quot;;[LIST.B1954])">
            <text:p/>
          </table:table-cell>
          <table:table-cell table:formula="of:=IF(ISBLANK([LIST.B1953]);&quot;&quot;;[LIST.B1953])">
            <text:p/>
          </table:table-cell>
          <table:table-cell table:number-columns-repeated="1022"/>
        </table:table-row>
        <table:table-row table:style-name="ro1">
          <table:table-cell table:formula="of:=IF(ISBLANK([LIST.B1956]);&quot;&quot;;[LIST.B1956])">
            <text:p/>
          </table:table-cell>
          <table:table-cell table:formula="of:=IF(ISBLANK([LIST.B1955]);&quot;&quot;;[LIST.B1955])">
            <text:p/>
          </table:table-cell>
          <table:table-cell table:number-columns-repeated="1022"/>
        </table:table-row>
        <table:table-row table:style-name="ro1">
          <table:table-cell table:formula="of:=IF(ISBLANK([LIST.B1958]);&quot;&quot;;[LIST.B1958])">
            <text:p/>
          </table:table-cell>
          <table:table-cell table:formula="of:=IF(ISBLANK([LIST.B1957]);&quot;&quot;;[LIST.B1957])">
            <text:p/>
          </table:table-cell>
          <table:table-cell table:number-columns-repeated="1022"/>
        </table:table-row>
        <table:table-row table:style-name="ro1">
          <table:table-cell table:formula="of:=IF(ISBLANK([LIST.B1960]);&quot;&quot;;[LIST.B1960])">
            <text:p/>
          </table:table-cell>
          <table:table-cell table:formula="of:=IF(ISBLANK([LIST.B1959]);&quot;&quot;;[LIST.B1959])">
            <text:p/>
          </table:table-cell>
          <table:table-cell table:number-columns-repeated="1022"/>
        </table:table-row>
        <table:table-row table:style-name="ro1">
          <table:table-cell table:formula="of:=IF(ISBLANK([LIST.A1961]);&quot;&quot;;[LIST.A1961])">
            <text:p/>
          </table:table-cell>
          <table:table-cell table:formula="of:=IF(ISBLANK([LIST.A1962]);&quot;&quot;;[LIST.A1962])">
            <text:p/>
          </table:table-cell>
          <table:table-cell table:number-columns-repeated="1022"/>
        </table:table-row>
        <table:table-row table:style-name="ro1">
          <table:table-cell table:formula="of:=IF(ISBLANK([LIST.A1963]);&quot;&quot;;[LIST.A1963])">
            <text:p/>
          </table:table-cell>
          <table:table-cell table:formula="of:=IF(ISBLANK([LIST.A1964]);&quot;&quot;;[LIST.A1964])">
            <text:p/>
          </table:table-cell>
          <table:table-cell table:number-columns-repeated="1022"/>
        </table:table-row>
        <table:table-row table:style-name="ro1">
          <table:table-cell table:formula="of:=IF(ISBLANK([LIST.A1965]);&quot;&quot;;[LIST.A1965])">
            <text:p/>
          </table:table-cell>
          <table:table-cell table:formula="of:=IF(ISBLANK([LIST.A1966]);&quot;&quot;;[LIST.A1966])">
            <text:p/>
          </table:table-cell>
          <table:table-cell table:number-columns-repeated="1022"/>
        </table:table-row>
        <table:table-row table:style-name="ro1">
          <table:table-cell table:formula="of:=IF(ISBLANK([LIST.A1967]);&quot;&quot;;[LIST.A1968])">
            <text:p/>
          </table:table-cell>
          <table:table-cell table:formula="of:=IF(ISBLANK([LIST.A1968]);&quot;&quot;;[LIST.A1968])">
            <text:p/>
          </table:table-cell>
          <table:table-cell table:number-columns-repeated="1022"/>
        </table:table-row>
        <table:table-row table:style-name="ro1">
          <table:table-cell table:formula="of:=IF(ISBLANK([LIST.A1969]);&quot;&quot;;[LIST.A1969])">
            <text:p/>
          </table:table-cell>
          <table:table-cell table:formula="of:=IF(ISBLANK([LIST.A1970]);&quot;&quot;;[LIST.A1970])">
            <text:p/>
          </table:table-cell>
          <table:table-cell table:number-columns-repeated="1022"/>
        </table:table-row>
        <table:table-row table:style-name="ro1">
          <table:table-cell table:formula="of:=IF(ISBLANK([LIST.B1962]);&quot;&quot;;[LIST.B1962])">
            <text:p/>
          </table:table-cell>
          <table:table-cell table:formula="of:=IF(ISBLANK([LIST.B1961]);&quot;&quot;;[LIST.B1961])">
            <text:p/>
          </table:table-cell>
          <table:table-cell table:number-columns-repeated="1022"/>
        </table:table-row>
        <table:table-row table:style-name="ro1">
          <table:table-cell table:formula="of:=IF(ISBLANK([LIST.B1964]);&quot;&quot;;[LIST.B1964])">
            <text:p/>
          </table:table-cell>
          <table:table-cell table:formula="of:=IF(ISBLANK([LIST.B1963]);&quot;&quot;;[LIST.B1963])">
            <text:p/>
          </table:table-cell>
          <table:table-cell table:number-columns-repeated="1022"/>
        </table:table-row>
        <table:table-row table:style-name="ro1">
          <table:table-cell table:formula="of:=IF(ISBLANK([LIST.B1966]);&quot;&quot;;[LIST.B1966])">
            <text:p/>
          </table:table-cell>
          <table:table-cell table:formula="of:=IF(ISBLANK([LIST.B1965]);&quot;&quot;;[LIST.B1965])">
            <text:p/>
          </table:table-cell>
          <table:table-cell table:number-columns-repeated="1022"/>
        </table:table-row>
        <table:table-row table:style-name="ro1">
          <table:table-cell table:formula="of:=IF(ISBLANK([LIST.B1968]);&quot;&quot;;[LIST.B1968])">
            <text:p/>
          </table:table-cell>
          <table:table-cell table:formula="of:=IF(ISBLANK([LIST.B1967]);&quot;&quot;;[LIST.B1967])">
            <text:p/>
          </table:table-cell>
          <table:table-cell table:number-columns-repeated="1022"/>
        </table:table-row>
        <table:table-row table:style-name="ro1">
          <table:table-cell table:formula="of:=IF(ISBLANK([LIST.B1970]);&quot;&quot;;[LIST.B1970])">
            <text:p/>
          </table:table-cell>
          <table:table-cell table:formula="of:=IF(ISBLANK([LIST.B1969]);&quot;&quot;;[LIST.B1969])">
            <text:p/>
          </table:table-cell>
          <table:table-cell table:number-columns-repeated="1022"/>
        </table:table-row>
        <table:table-row table:style-name="ro1">
          <table:table-cell table:formula="of:=IF(ISBLANK([LIST.A1971]);&quot;&quot;;[LIST.A1971])">
            <text:p/>
          </table:table-cell>
          <table:table-cell table:formula="of:=IF(ISBLANK([LIST.A1972]);&quot;&quot;;[LIST.A1972])">
            <text:p/>
          </table:table-cell>
          <table:table-cell table:number-columns-repeated="1022"/>
        </table:table-row>
        <table:table-row table:style-name="ro1">
          <table:table-cell table:formula="of:=IF(ISBLANK([LIST.A1973]);&quot;&quot;;[LIST.A1973])">
            <text:p/>
          </table:table-cell>
          <table:table-cell table:formula="of:=IF(ISBLANK([LIST.A1974]);&quot;&quot;;[LIST.A1974])">
            <text:p/>
          </table:table-cell>
          <table:table-cell table:number-columns-repeated="1022"/>
        </table:table-row>
        <table:table-row table:style-name="ro1">
          <table:table-cell table:formula="of:=IF(ISBLANK([LIST.A1975]);&quot;&quot;;[LIST.A1975])">
            <text:p/>
          </table:table-cell>
          <table:table-cell table:formula="of:=IF(ISBLANK([LIST.A1976]);&quot;&quot;;[LIST.A1976])">
            <text:p/>
          </table:table-cell>
          <table:table-cell table:number-columns-repeated="1022"/>
        </table:table-row>
        <table:table-row table:style-name="ro1">
          <table:table-cell table:formula="of:=IF(ISBLANK([LIST.A1977]);&quot;&quot;;[LIST.A1978])">
            <text:p/>
          </table:table-cell>
          <table:table-cell table:formula="of:=IF(ISBLANK([LIST.A1978]);&quot;&quot;;[LIST.A1978])">
            <text:p/>
          </table:table-cell>
          <table:table-cell table:number-columns-repeated="1022"/>
        </table:table-row>
        <table:table-row table:style-name="ro1">
          <table:table-cell table:formula="of:=IF(ISBLANK([LIST.A1979]);&quot;&quot;;[LIST.A1979])">
            <text:p/>
          </table:table-cell>
          <table:table-cell table:formula="of:=IF(ISBLANK([LIST.A1980]);&quot;&quot;;[LIST.A1980])">
            <text:p/>
          </table:table-cell>
          <table:table-cell table:number-columns-repeated="1022"/>
        </table:table-row>
        <table:table-row table:style-name="ro1">
          <table:table-cell table:formula="of:=IF(ISBLANK([LIST.B1972]);&quot;&quot;;[LIST.B1972])">
            <text:p/>
          </table:table-cell>
          <table:table-cell table:formula="of:=IF(ISBLANK([LIST.B1971]);&quot;&quot;;[LIST.B1971])">
            <text:p/>
          </table:table-cell>
          <table:table-cell table:number-columns-repeated="1022"/>
        </table:table-row>
        <table:table-row table:style-name="ro1">
          <table:table-cell table:formula="of:=IF(ISBLANK([LIST.B1974]);&quot;&quot;;[LIST.B1974])">
            <text:p/>
          </table:table-cell>
          <table:table-cell table:formula="of:=IF(ISBLANK([LIST.B1973]);&quot;&quot;;[LIST.B1973])">
            <text:p/>
          </table:table-cell>
          <table:table-cell table:number-columns-repeated="1022"/>
        </table:table-row>
        <table:table-row table:style-name="ro1">
          <table:table-cell table:formula="of:=IF(ISBLANK([LIST.B1976]);&quot;&quot;;[LIST.B1976])">
            <text:p/>
          </table:table-cell>
          <table:table-cell table:formula="of:=IF(ISBLANK([LIST.B1975]);&quot;&quot;;[LIST.B1975])">
            <text:p/>
          </table:table-cell>
          <table:table-cell table:number-columns-repeated="1022"/>
        </table:table-row>
        <table:table-row table:style-name="ro1">
          <table:table-cell table:formula="of:=IF(ISBLANK([LIST.B1978]);&quot;&quot;;[LIST.B1978])">
            <text:p/>
          </table:table-cell>
          <table:table-cell table:formula="of:=IF(ISBLANK([LIST.B1977]);&quot;&quot;;[LIST.B1977])">
            <text:p/>
          </table:table-cell>
          <table:table-cell table:number-columns-repeated="1022"/>
        </table:table-row>
        <table:table-row table:style-name="ro1">
          <table:table-cell table:formula="of:=IF(ISBLANK([LIST.B1980]);&quot;&quot;;[LIST.B1980])">
            <text:p/>
          </table:table-cell>
          <table:table-cell table:formula="of:=IF(ISBLANK([LIST.B1979]);&quot;&quot;;[LIST.B1979])">
            <text:p/>
          </table:table-cell>
          <table:table-cell table:number-columns-repeated="1022"/>
        </table:table-row>
        <table:table-row table:style-name="ro1">
          <table:table-cell table:formula="of:=IF(ISBLANK([LIST.A1981]);&quot;&quot;;[LIST.A1981])">
            <text:p/>
          </table:table-cell>
          <table:table-cell table:formula="of:=IF(ISBLANK([LIST.A1982]);&quot;&quot;;[LIST.A1982])">
            <text:p/>
          </table:table-cell>
          <table:table-cell table:number-columns-repeated="1022"/>
        </table:table-row>
        <table:table-row table:style-name="ro1">
          <table:table-cell table:formula="of:=IF(ISBLANK([LIST.A1983]);&quot;&quot;;[LIST.A1983])">
            <text:p/>
          </table:table-cell>
          <table:table-cell table:formula="of:=IF(ISBLANK([LIST.A1984]);&quot;&quot;;[LIST.A1984])">
            <text:p/>
          </table:table-cell>
          <table:table-cell table:number-columns-repeated="1022"/>
        </table:table-row>
        <table:table-row table:style-name="ro1">
          <table:table-cell table:formula="of:=IF(ISBLANK([LIST.A1985]);&quot;&quot;;[LIST.A1985])">
            <text:p/>
          </table:table-cell>
          <table:table-cell table:formula="of:=IF(ISBLANK([LIST.A1986]);&quot;&quot;;[LIST.A1986])">
            <text:p/>
          </table:table-cell>
          <table:table-cell table:number-columns-repeated="1022"/>
        </table:table-row>
        <table:table-row table:style-name="ro1">
          <table:table-cell table:formula="of:=IF(ISBLANK([LIST.A1987]);&quot;&quot;;[LIST.A1988])">
            <text:p/>
          </table:table-cell>
          <table:table-cell table:formula="of:=IF(ISBLANK([LIST.A1988]);&quot;&quot;;[LIST.A1988])">
            <text:p/>
          </table:table-cell>
          <table:table-cell table:number-columns-repeated="1022"/>
        </table:table-row>
        <table:table-row table:style-name="ro1">
          <table:table-cell table:formula="of:=IF(ISBLANK([LIST.A1989]);&quot;&quot;;[LIST.A1989])">
            <text:p/>
          </table:table-cell>
          <table:table-cell table:formula="of:=IF(ISBLANK([LIST.A1990]);&quot;&quot;;[LIST.A1990])">
            <text:p/>
          </table:table-cell>
          <table:table-cell table:number-columns-repeated="1022"/>
        </table:table-row>
        <table:table-row table:style-name="ro1">
          <table:table-cell table:formula="of:=IF(ISBLANK([LIST.B1982]);&quot;&quot;;[LIST.B1982])">
            <text:p/>
          </table:table-cell>
          <table:table-cell table:formula="of:=IF(ISBLANK([LIST.B1981]);&quot;&quot;;[LIST.B1981])">
            <text:p/>
          </table:table-cell>
          <table:table-cell table:number-columns-repeated="1022"/>
        </table:table-row>
        <table:table-row table:style-name="ro1">
          <table:table-cell table:formula="of:=IF(ISBLANK([LIST.B1984]);&quot;&quot;;[LIST.B1984])">
            <text:p/>
          </table:table-cell>
          <table:table-cell table:formula="of:=IF(ISBLANK([LIST.B1983]);&quot;&quot;;[LIST.B1983])">
            <text:p/>
          </table:table-cell>
          <table:table-cell table:number-columns-repeated="1022"/>
        </table:table-row>
        <table:table-row table:style-name="ro1">
          <table:table-cell table:formula="of:=IF(ISBLANK([LIST.B1986]);&quot;&quot;;[LIST.B1986])">
            <text:p/>
          </table:table-cell>
          <table:table-cell table:formula="of:=IF(ISBLANK([LIST.B1985]);&quot;&quot;;[LIST.B1985])">
            <text:p/>
          </table:table-cell>
          <table:table-cell table:number-columns-repeated="1022"/>
        </table:table-row>
        <table:table-row table:style-name="ro1">
          <table:table-cell table:formula="of:=IF(ISBLANK([LIST.B1988]);&quot;&quot;;[LIST.B1988])">
            <text:p/>
          </table:table-cell>
          <table:table-cell table:formula="of:=IF(ISBLANK([LIST.B1987]);&quot;&quot;;[LIST.B1987])">
            <text:p/>
          </table:table-cell>
          <table:table-cell table:number-columns-repeated="1022"/>
        </table:table-row>
        <table:table-row table:style-name="ro1">
          <table:table-cell table:formula="of:=IF(ISBLANK([LIST.B1990]);&quot;&quot;;[LIST.B1990])">
            <text:p/>
          </table:table-cell>
          <table:table-cell table:formula="of:=IF(ISBLANK([LIST.B1989]);&quot;&quot;;[LIST.B1989])">
            <text:p/>
          </table:table-cell>
          <table:table-cell table:number-columns-repeated="1022"/>
        </table:table-row>
        <table:table-row table:style-name="ro1">
          <table:table-cell table:formula="of:=IF(ISBLANK([LIST.A1991]);&quot;&quot;;[LIST.A1991])">
            <text:p/>
          </table:table-cell>
          <table:table-cell table:formula="of:=IF(ISBLANK([LIST.A1992]);&quot;&quot;;[LIST.A1992])">
            <text:p/>
          </table:table-cell>
          <table:table-cell table:number-columns-repeated="1022"/>
        </table:table-row>
        <table:table-row table:style-name="ro1">
          <table:table-cell table:formula="of:=IF(ISBLANK([LIST.A1993]);&quot;&quot;;[LIST.A1993])">
            <text:p/>
          </table:table-cell>
          <table:table-cell table:formula="of:=IF(ISBLANK([LIST.A1994]);&quot;&quot;;[LIST.A1994])">
            <text:p/>
          </table:table-cell>
          <table:table-cell table:number-columns-repeated="1022"/>
        </table:table-row>
        <table:table-row table:style-name="ro1">
          <table:table-cell table:formula="of:=IF(ISBLANK([LIST.A1995]);&quot;&quot;;[LIST.A1995])">
            <text:p/>
          </table:table-cell>
          <table:table-cell table:formula="of:=IF(ISBLANK([LIST.A1996]);&quot;&quot;;[LIST.A1996])">
            <text:p/>
          </table:table-cell>
          <table:table-cell table:number-columns-repeated="1022"/>
        </table:table-row>
        <table:table-row table:style-name="ro1">
          <table:table-cell table:formula="of:=IF(ISBLANK([LIST.A1997]);&quot;&quot;;[LIST.A1998])">
            <text:p/>
          </table:table-cell>
          <table:table-cell table:formula="of:=IF(ISBLANK([LIST.A1998]);&quot;&quot;;[LIST.A1998])">
            <text:p/>
          </table:table-cell>
          <table:table-cell table:number-columns-repeated="1022"/>
        </table:table-row>
        <table:table-row table:style-name="ro1">
          <table:table-cell table:formula="of:=IF(ISBLANK([LIST.A1999]);&quot;&quot;;[LIST.A1999])">
            <text:p/>
          </table:table-cell>
          <table:table-cell table:formula="of:=IF(ISBLANK([LIST.A2000]);&quot;&quot;;[LIST.A2000])">
            <text:p/>
          </table:table-cell>
          <table:table-cell table:number-columns-repeated="1022"/>
        </table:table-row>
        <table:table-row table:style-name="ro1">
          <table:table-cell table:formula="of:=IF(ISBLANK([LIST.B1992]);&quot;&quot;;[LIST.B1992])">
            <text:p/>
          </table:table-cell>
          <table:table-cell table:formula="of:=IF(ISBLANK([LIST.B1991]);&quot;&quot;;[LIST.B1991])">
            <text:p/>
          </table:table-cell>
          <table:table-cell table:number-columns-repeated="1022"/>
        </table:table-row>
        <table:table-row table:style-name="ro1">
          <table:table-cell table:formula="of:=IF(ISBLANK([LIST.B1994]);&quot;&quot;;[LIST.B1994])">
            <text:p/>
          </table:table-cell>
          <table:table-cell table:formula="of:=IF(ISBLANK([LIST.B1993]);&quot;&quot;;[LIST.B1993])">
            <text:p/>
          </table:table-cell>
          <table:table-cell table:number-columns-repeated="1022"/>
        </table:table-row>
        <table:table-row table:style-name="ro1">
          <table:table-cell table:formula="of:=IF(ISBLANK([LIST.B1996]);&quot;&quot;;[LIST.B1996])">
            <text:p/>
          </table:table-cell>
          <table:table-cell table:formula="of:=IF(ISBLANK([LIST.B1995]);&quot;&quot;;[LIST.B1995])">
            <text:p/>
          </table:table-cell>
          <table:table-cell table:number-columns-repeated="1022"/>
        </table:table-row>
        <table:table-row table:style-name="ro1">
          <table:table-cell table:formula="of:=IF(ISBLANK([LIST.B1998]);&quot;&quot;;[LIST.B1998])">
            <text:p/>
          </table:table-cell>
          <table:table-cell table:formula="of:=IF(ISBLANK([LIST.B1997]);&quot;&quot;;[LIST.B1997])">
            <text:p/>
          </table:table-cell>
          <table:table-cell table:number-columns-repeated="1022"/>
        </table:table-row>
        <table:table-row table:style-name="ro1">
          <table:table-cell table:formula="of:=IF(ISBLANK([LIST.B2000]);&quot;&quot;;[LIST.B2000])">
            <text:p/>
          </table:table-cell>
          <table:table-cell table:formula="of:=IF(ISBLANK([LIST.B1999]);&quot;&quot;;[LIST.B1999])">
            <text:p/>
          </table:table-cell>
          <table:table-cell table:number-columns-repeated="1022"/>
        </table:table-row>
        <table:table-row table:style-name="ro1">
          <table:table-cell table:formula="of:=IF(ISBLANK([LIST.A2001]);&quot;&quot;;[LIST.A2001])">
            <text:p/>
          </table:table-cell>
          <table:table-cell table:formula="of:=IF(ISBLANK([LIST.A2002]);&quot;&quot;;[LIST.A2002])">
            <text:p/>
          </table:table-cell>
          <table:table-cell table:number-columns-repeated="1022"/>
        </table:table-row>
        <table:table-row table:style-name="ro1">
          <table:table-cell table:formula="of:=IF(ISBLANK([LIST.A2003]);&quot;&quot;;[LIST.A2003])">
            <text:p/>
          </table:table-cell>
          <table:table-cell table:formula="of:=IF(ISBLANK([LIST.A2004]);&quot;&quot;;[LIST.A2004])">
            <text:p/>
          </table:table-cell>
          <table:table-cell table:number-columns-repeated="1022"/>
        </table:table-row>
        <table:table-row table:style-name="ro1">
          <table:table-cell table:formula="of:=IF(ISBLANK([LIST.A2005]);&quot;&quot;;[LIST.A2005])">
            <text:p/>
          </table:table-cell>
          <table:table-cell table:formula="of:=IF(ISBLANK([LIST.A2006]);&quot;&quot;;[LIST.A2006])">
            <text:p/>
          </table:table-cell>
          <table:table-cell table:number-columns-repeated="1022"/>
        </table:table-row>
        <table:table-row table:style-name="ro1">
          <table:table-cell table:formula="of:=IF(ISBLANK([LIST.A2007]);&quot;&quot;;[LIST.A2008])">
            <text:p/>
          </table:table-cell>
          <table:table-cell table:formula="of:=IF(ISBLANK([LIST.A2008]);&quot;&quot;;[LIST.A2008])">
            <text:p/>
          </table:table-cell>
          <table:table-cell table:number-columns-repeated="1022"/>
        </table:table-row>
        <table:table-row table:style-name="ro1">
          <table:table-cell table:formula="of:=IF(ISBLANK([LIST.A2009]);&quot;&quot;;[LIST.A2009])">
            <text:p/>
          </table:table-cell>
          <table:table-cell table:formula="of:=IF(ISBLANK([LIST.A2010]);&quot;&quot;;[LIST.A2010])">
            <text:p/>
          </table:table-cell>
          <table:table-cell table:number-columns-repeated="1022"/>
        </table:table-row>
        <table:table-row table:style-name="ro1">
          <table:table-cell table:formula="of:=IF(ISBLANK([LIST.B2002]);&quot;&quot;;[LIST.B2002])">
            <text:p/>
          </table:table-cell>
          <table:table-cell table:formula="of:=IF(ISBLANK([LIST.B2001]);&quot;&quot;;[LIST.B2001])">
            <text:p/>
          </table:table-cell>
          <table:table-cell table:number-columns-repeated="1022"/>
        </table:table-row>
        <table:table-row table:style-name="ro1">
          <table:table-cell table:formula="of:=IF(ISBLANK([LIST.B2004]);&quot;&quot;;[LIST.B2004])">
            <text:p/>
          </table:table-cell>
          <table:table-cell table:formula="of:=IF(ISBLANK([LIST.B2003]);&quot;&quot;;[LIST.B2003])">
            <text:p/>
          </table:table-cell>
          <table:table-cell table:number-columns-repeated="1022"/>
        </table:table-row>
        <table:table-row table:style-name="ro1">
          <table:table-cell table:formula="of:=IF(ISBLANK([LIST.B2006]);&quot;&quot;;[LIST.B2006])">
            <text:p/>
          </table:table-cell>
          <table:table-cell table:formula="of:=IF(ISBLANK([LIST.B2005]);&quot;&quot;;[LIST.B2005])">
            <text:p/>
          </table:table-cell>
          <table:table-cell table:number-columns-repeated="1022"/>
        </table:table-row>
        <table:table-row table:style-name="ro1">
          <table:table-cell table:formula="of:=IF(ISBLANK([LIST.B2008]);&quot;&quot;;[LIST.B2008])">
            <text:p/>
          </table:table-cell>
          <table:table-cell table:formula="of:=IF(ISBLANK([LIST.B2007]);&quot;&quot;;[LIST.B2007])">
            <text:p/>
          </table:table-cell>
          <table:table-cell table:number-columns-repeated="1022"/>
        </table:table-row>
        <table:table-row table:style-name="ro1">
          <table:table-cell table:formula="of:=IF(ISBLANK([LIST.B2010]);&quot;&quot;;[LIST.B2010])">
            <text:p/>
          </table:table-cell>
          <table:table-cell table:formula="of:=IF(ISBLANK([LIST.B2009]);&quot;&quot;;[LIST.B2009])">
            <text:p/>
          </table:table-cell>
          <table:table-cell table:number-columns-repeated="1022"/>
        </table:table-row>
        <table:table-row table:style-name="ro1">
          <table:table-cell table:formula="of:=IF(ISBLANK([LIST.A2011]);&quot;&quot;;[LIST.A2011])">
            <text:p/>
          </table:table-cell>
          <table:table-cell table:formula="of:=IF(ISBLANK([LIST.A2012]);&quot;&quot;;[LIST.A2012])">
            <text:p/>
          </table:table-cell>
          <table:table-cell table:number-columns-repeated="1022"/>
        </table:table-row>
        <table:table-row table:style-name="ro1">
          <table:table-cell table:formula="of:=IF(ISBLANK([LIST.A2013]);&quot;&quot;;[LIST.A2013])">
            <text:p/>
          </table:table-cell>
          <table:table-cell table:formula="of:=IF(ISBLANK([LIST.A2014]);&quot;&quot;;[LIST.A2014])">
            <text:p/>
          </table:table-cell>
          <table:table-cell table:number-columns-repeated="1022"/>
        </table:table-row>
        <table:table-row table:style-name="ro1">
          <table:table-cell table:formula="of:=IF(ISBLANK([LIST.A2015]);&quot;&quot;;[LIST.A2015])">
            <text:p/>
          </table:table-cell>
          <table:table-cell table:formula="of:=IF(ISBLANK([LIST.A2016]);&quot;&quot;;[LIST.A2016])">
            <text:p/>
          </table:table-cell>
          <table:table-cell table:number-columns-repeated="1022"/>
        </table:table-row>
        <table:table-row table:style-name="ro1">
          <table:table-cell table:formula="of:=IF(ISBLANK([LIST.A2017]);&quot;&quot;;[LIST.A2018])">
            <text:p/>
          </table:table-cell>
          <table:table-cell table:formula="of:=IF(ISBLANK([LIST.A2018]);&quot;&quot;;[LIST.A2018])">
            <text:p/>
          </table:table-cell>
          <table:table-cell table:number-columns-repeated="1022"/>
        </table:table-row>
        <table:table-row table:style-name="ro1">
          <table:table-cell table:formula="of:=IF(ISBLANK([LIST.A2019]);&quot;&quot;;[LIST.A2019])">
            <text:p/>
          </table:table-cell>
          <table:table-cell table:formula="of:=IF(ISBLANK([LIST.A2020]);&quot;&quot;;[LIST.A2020])">
            <text:p/>
          </table:table-cell>
          <table:table-cell table:number-columns-repeated="1022"/>
        </table:table-row>
        <table:table-row table:style-name="ro1">
          <table:table-cell table:formula="of:=IF(ISBLANK([LIST.B2012]);&quot;&quot;;[LIST.B2012])">
            <text:p/>
          </table:table-cell>
          <table:table-cell table:formula="of:=IF(ISBLANK([LIST.B2011]);&quot;&quot;;[LIST.B2011])">
            <text:p/>
          </table:table-cell>
          <table:table-cell table:number-columns-repeated="1022"/>
        </table:table-row>
        <table:table-row table:style-name="ro1">
          <table:table-cell table:formula="of:=IF(ISBLANK([LIST.B2014]);&quot;&quot;;[LIST.B2014])">
            <text:p/>
          </table:table-cell>
          <table:table-cell table:formula="of:=IF(ISBLANK([LIST.B2013]);&quot;&quot;;[LIST.B2013])">
            <text:p/>
          </table:table-cell>
          <table:table-cell table:number-columns-repeated="1022"/>
        </table:table-row>
        <table:table-row table:style-name="ro1">
          <table:table-cell table:formula="of:=IF(ISBLANK([LIST.B2016]);&quot;&quot;;[LIST.B2016])">
            <text:p/>
          </table:table-cell>
          <table:table-cell table:formula="of:=IF(ISBLANK([LIST.B2015]);&quot;&quot;;[LIST.B2015])">
            <text:p/>
          </table:table-cell>
          <table:table-cell table:number-columns-repeated="1022"/>
        </table:table-row>
        <table:table-row table:style-name="ro1">
          <table:table-cell table:formula="of:=IF(ISBLANK([LIST.B2018]);&quot;&quot;;[LIST.B2018])">
            <text:p/>
          </table:table-cell>
          <table:table-cell table:formula="of:=IF(ISBLANK([LIST.B2017]);&quot;&quot;;[LIST.B2017])">
            <text:p/>
          </table:table-cell>
          <table:table-cell table:number-columns-repeated="1022"/>
        </table:table-row>
        <table:table-row table:style-name="ro1">
          <table:table-cell table:formula="of:=IF(ISBLANK([LIST.B2020]);&quot;&quot;;[LIST.B2020])">
            <text:p/>
          </table:table-cell>
          <table:table-cell table:formula="of:=IF(ISBLANK([LIST.B2019]);&quot;&quot;;[LIST.B2019])">
            <text:p/>
          </table:table-cell>
          <table:table-cell table:number-columns-repeated="1022"/>
        </table:table-row>
        <table:table-row table:style-name="ro1">
          <table:table-cell table:formula="of:=IF(ISBLANK([LIST.A2021]);&quot;&quot;;[LIST.A2021])">
            <text:p/>
          </table:table-cell>
          <table:table-cell table:formula="of:=IF(ISBLANK([LIST.A2022]);&quot;&quot;;[LIST.A2022])">
            <text:p/>
          </table:table-cell>
          <table:table-cell table:number-columns-repeated="1022"/>
        </table:table-row>
        <table:table-row table:style-name="ro1">
          <table:table-cell table:formula="of:=IF(ISBLANK([LIST.A2023]);&quot;&quot;;[LIST.A2023])">
            <text:p/>
          </table:table-cell>
          <table:table-cell table:formula="of:=IF(ISBLANK([LIST.A2024]);&quot;&quot;;[LIST.A2024])">
            <text:p/>
          </table:table-cell>
          <table:table-cell table:number-columns-repeated="1022"/>
        </table:table-row>
        <table:table-row table:style-name="ro1">
          <table:table-cell table:formula="of:=IF(ISBLANK([LIST.A2025]);&quot;&quot;;[LIST.A2025])">
            <text:p/>
          </table:table-cell>
          <table:table-cell table:formula="of:=IF(ISBLANK([LIST.A2026]);&quot;&quot;;[LIST.A2026])">
            <text:p/>
          </table:table-cell>
          <table:table-cell table:number-columns-repeated="1022"/>
        </table:table-row>
        <table:table-row table:style-name="ro1">
          <table:table-cell table:formula="of:=IF(ISBLANK([LIST.A2027]);&quot;&quot;;[LIST.A2028])">
            <text:p/>
          </table:table-cell>
          <table:table-cell table:formula="of:=IF(ISBLANK([LIST.A2028]);&quot;&quot;;[LIST.A2028])">
            <text:p/>
          </table:table-cell>
          <table:table-cell table:number-columns-repeated="1022"/>
        </table:table-row>
        <table:table-row table:style-name="ro1">
          <table:table-cell table:formula="of:=IF(ISBLANK([LIST.A2029]);&quot;&quot;;[LIST.A2029])">
            <text:p/>
          </table:table-cell>
          <table:table-cell table:formula="of:=IF(ISBLANK([LIST.A2030]);&quot;&quot;;[LIST.A2030])">
            <text:p/>
          </table:table-cell>
          <table:table-cell table:number-columns-repeated="1022"/>
        </table:table-row>
        <table:table-row table:style-name="ro1">
          <table:table-cell table:formula="of:=IF(ISBLANK([LIST.B2022]);&quot;&quot;;[LIST.B2022])">
            <text:p/>
          </table:table-cell>
          <table:table-cell table:formula="of:=IF(ISBLANK([LIST.B2021]);&quot;&quot;;[LIST.B2021])">
            <text:p/>
          </table:table-cell>
          <table:table-cell table:number-columns-repeated="1022"/>
        </table:table-row>
        <table:table-row table:style-name="ro1">
          <table:table-cell table:formula="of:=IF(ISBLANK([LIST.B2024]);&quot;&quot;;[LIST.B2024])">
            <text:p/>
          </table:table-cell>
          <table:table-cell table:formula="of:=IF(ISBLANK([LIST.B2023]);&quot;&quot;;[LIST.B2023])">
            <text:p/>
          </table:table-cell>
          <table:table-cell table:number-columns-repeated="1022"/>
        </table:table-row>
        <table:table-row table:style-name="ro1">
          <table:table-cell table:formula="of:=IF(ISBLANK([LIST.B2026]);&quot;&quot;;[LIST.B2026])">
            <text:p/>
          </table:table-cell>
          <table:table-cell table:formula="of:=IF(ISBLANK([LIST.B2025]);&quot;&quot;;[LIST.B2025])">
            <text:p/>
          </table:table-cell>
          <table:table-cell table:number-columns-repeated="1022"/>
        </table:table-row>
        <table:table-row table:style-name="ro1">
          <table:table-cell table:formula="of:=IF(ISBLANK([LIST.B2028]);&quot;&quot;;[LIST.B2028])">
            <text:p/>
          </table:table-cell>
          <table:table-cell table:formula="of:=IF(ISBLANK([LIST.B2027]);&quot;&quot;;[LIST.B2027])">
            <text:p/>
          </table:table-cell>
          <table:table-cell table:number-columns-repeated="1022"/>
        </table:table-row>
        <table:table-row table:style-name="ro1">
          <table:table-cell table:formula="of:=IF(ISBLANK([LIST.B2030]);&quot;&quot;;[LIST.B2030])">
            <text:p/>
          </table:table-cell>
          <table:table-cell table:formula="of:=IF(ISBLANK([LIST.B2029]);&quot;&quot;;[LIST.B2029])">
            <text:p/>
          </table:table-cell>
          <table:table-cell table:number-columns-repeated="1022"/>
        </table:table-row>
        <table:table-row table:style-name="ro1">
          <table:table-cell table:formula="of:=IF(ISBLANK([LIST.A2031]);&quot;&quot;;[LIST.A2031])">
            <text:p/>
          </table:table-cell>
          <table:table-cell table:formula="of:=IF(ISBLANK([LIST.A2032]);&quot;&quot;;[LIST.A2032])">
            <text:p/>
          </table:table-cell>
          <table:table-cell table:number-columns-repeated="1022"/>
        </table:table-row>
        <table:table-row table:style-name="ro1">
          <table:table-cell table:formula="of:=IF(ISBLANK([LIST.A2033]);&quot;&quot;;[LIST.A2033])">
            <text:p/>
          </table:table-cell>
          <table:table-cell table:formula="of:=IF(ISBLANK([LIST.A2034]);&quot;&quot;;[LIST.A2034])">
            <text:p/>
          </table:table-cell>
          <table:table-cell table:number-columns-repeated="1022"/>
        </table:table-row>
        <table:table-row table:style-name="ro1">
          <table:table-cell table:formula="of:=IF(ISBLANK([LIST.A2035]);&quot;&quot;;[LIST.A2035])">
            <text:p/>
          </table:table-cell>
          <table:table-cell table:formula="of:=IF(ISBLANK([LIST.A2036]);&quot;&quot;;[LIST.A2036])">
            <text:p/>
          </table:table-cell>
          <table:table-cell table:number-columns-repeated="1022"/>
        </table:table-row>
        <table:table-row table:style-name="ro1">
          <table:table-cell table:formula="of:=IF(ISBLANK([LIST.A2037]);&quot;&quot;;[LIST.A2038])">
            <text:p/>
          </table:table-cell>
          <table:table-cell table:formula="of:=IF(ISBLANK([LIST.A2038]);&quot;&quot;;[LIST.A2038])">
            <text:p/>
          </table:table-cell>
          <table:table-cell table:number-columns-repeated="1022"/>
        </table:table-row>
        <table:table-row table:style-name="ro1">
          <table:table-cell table:formula="of:=IF(ISBLANK([LIST.A2039]);&quot;&quot;;[LIST.A2039])">
            <text:p/>
          </table:table-cell>
          <table:table-cell table:formula="of:=IF(ISBLANK([LIST.A2040]);&quot;&quot;;[LIST.A2040])">
            <text:p/>
          </table:table-cell>
          <table:table-cell table:number-columns-repeated="1022"/>
        </table:table-row>
        <table:table-row table:style-name="ro1">
          <table:table-cell table:formula="of:=IF(ISBLANK([LIST.B2032]);&quot;&quot;;[LIST.B2032])">
            <text:p/>
          </table:table-cell>
          <table:table-cell table:formula="of:=IF(ISBLANK([LIST.B2031]);&quot;&quot;;[LIST.B2031])">
            <text:p/>
          </table:table-cell>
          <table:table-cell table:number-columns-repeated="1022"/>
        </table:table-row>
        <table:table-row table:style-name="ro1">
          <table:table-cell table:formula="of:=IF(ISBLANK([LIST.B2034]);&quot;&quot;;[LIST.B2034])">
            <text:p/>
          </table:table-cell>
          <table:table-cell table:formula="of:=IF(ISBLANK([LIST.B2033]);&quot;&quot;;[LIST.B2033])">
            <text:p/>
          </table:table-cell>
          <table:table-cell table:number-columns-repeated="1022"/>
        </table:table-row>
        <table:table-row table:style-name="ro1">
          <table:table-cell table:formula="of:=IF(ISBLANK([LIST.B2036]);&quot;&quot;;[LIST.B2036])">
            <text:p/>
          </table:table-cell>
          <table:table-cell table:formula="of:=IF(ISBLANK([LIST.B2035]);&quot;&quot;;[LIST.B2035])">
            <text:p/>
          </table:table-cell>
          <table:table-cell table:number-columns-repeated="1022"/>
        </table:table-row>
        <table:table-row table:style-name="ro1">
          <table:table-cell table:formula="of:=IF(ISBLANK([LIST.B2038]);&quot;&quot;;[LIST.B2038])">
            <text:p/>
          </table:table-cell>
          <table:table-cell table:formula="of:=IF(ISBLANK([LIST.B2037]);&quot;&quot;;[LIST.B2037])">
            <text:p/>
          </table:table-cell>
          <table:table-cell table:number-columns-repeated="1022"/>
        </table:table-row>
        <table:table-row table:style-name="ro1">
          <table:table-cell table:formula="of:=IF(ISBLANK([LIST.B2040]);&quot;&quot;;[LIST.B2040])">
            <text:p/>
          </table:table-cell>
          <table:table-cell table:formula="of:=IF(ISBLANK([LIST.B2039]);&quot;&quot;;[LIST.B2039])">
            <text:p/>
          </table:table-cell>
          <table:table-cell table:number-columns-repeated="1022"/>
        </table:table-row>
        <table:table-row table:style-name="ro1">
          <table:table-cell table:formula="of:=IF(ISBLANK([LIST.A2041]);&quot;&quot;;[LIST.A2041])">
            <text:p/>
          </table:table-cell>
          <table:table-cell table:formula="of:=IF(ISBLANK([LIST.A2042]);&quot;&quot;;[LIST.A2042])">
            <text:p/>
          </table:table-cell>
          <table:table-cell table:number-columns-repeated="1022"/>
        </table:table-row>
        <table:table-row table:style-name="ro1">
          <table:table-cell table:formula="of:=IF(ISBLANK([LIST.A2043]);&quot;&quot;;[LIST.A2043])">
            <text:p/>
          </table:table-cell>
          <table:table-cell table:formula="of:=IF(ISBLANK([LIST.A2044]);&quot;&quot;;[LIST.A2044])">
            <text:p/>
          </table:table-cell>
          <table:table-cell table:number-columns-repeated="1022"/>
        </table:table-row>
        <table:table-row table:style-name="ro1">
          <table:table-cell table:formula="of:=IF(ISBLANK([LIST.A2045]);&quot;&quot;;[LIST.A2045])">
            <text:p/>
          </table:table-cell>
          <table:table-cell table:formula="of:=IF(ISBLANK([LIST.A2046]);&quot;&quot;;[LIST.A2046])">
            <text:p/>
          </table:table-cell>
          <table:table-cell table:number-columns-repeated="1022"/>
        </table:table-row>
        <table:table-row table:style-name="ro1">
          <table:table-cell table:formula="of:=IF(ISBLANK([LIST.A2047]);&quot;&quot;;[LIST.A2048])">
            <text:p/>
          </table:table-cell>
          <table:table-cell table:formula="of:=IF(ISBLANK([LIST.A2048]);&quot;&quot;;[LIST.A2048])">
            <text:p/>
          </table:table-cell>
          <table:table-cell table:number-columns-repeated="1022"/>
        </table:table-row>
        <table:table-row table:style-name="ro1">
          <table:table-cell table:formula="of:=IF(ISBLANK([LIST.A2049]);&quot;&quot;;[LIST.A2049])">
            <text:p/>
          </table:table-cell>
          <table:table-cell table:formula="of:=IF(ISBLANK([LIST.A2050]);&quot;&quot;;[LIST.A2050])">
            <text:p/>
          </table:table-cell>
          <table:table-cell table:number-columns-repeated="1022"/>
        </table:table-row>
        <table:table-row table:style-name="ro1">
          <table:table-cell table:formula="of:=IF(ISBLANK([LIST.B2042]);&quot;&quot;;[LIST.B2042])">
            <text:p/>
          </table:table-cell>
          <table:table-cell table:formula="of:=IF(ISBLANK([LIST.B2041]);&quot;&quot;;[LIST.B2041])">
            <text:p/>
          </table:table-cell>
          <table:table-cell table:number-columns-repeated="1022"/>
        </table:table-row>
        <table:table-row table:style-name="ro1">
          <table:table-cell table:formula="of:=IF(ISBLANK([LIST.B2044]);&quot;&quot;;[LIST.B2044])">
            <text:p/>
          </table:table-cell>
          <table:table-cell table:formula="of:=IF(ISBLANK([LIST.B2043]);&quot;&quot;;[LIST.B2043])">
            <text:p/>
          </table:table-cell>
          <table:table-cell table:number-columns-repeated="1022"/>
        </table:table-row>
        <table:table-row table:style-name="ro1">
          <table:table-cell table:formula="of:=IF(ISBLANK([LIST.B2046]);&quot;&quot;;[LIST.B2046])">
            <text:p/>
          </table:table-cell>
          <table:table-cell table:formula="of:=IF(ISBLANK([LIST.B2045]);&quot;&quot;;[LIST.B2045])">
            <text:p/>
          </table:table-cell>
          <table:table-cell table:number-columns-repeated="1022"/>
        </table:table-row>
        <table:table-row table:style-name="ro1">
          <table:table-cell table:formula="of:=IF(ISBLANK([LIST.B2048]);&quot;&quot;;[LIST.B2048])">
            <text:p/>
          </table:table-cell>
          <table:table-cell table:formula="of:=IF(ISBLANK([LIST.B2047]);&quot;&quot;;[LIST.B2047])">
            <text:p/>
          </table:table-cell>
          <table:table-cell table:number-columns-repeated="1022"/>
        </table:table-row>
        <table:table-row table:style-name="ro1">
          <table:table-cell table:formula="of:=IF(ISBLANK([LIST.B2050]);&quot;&quot;;[LIST.B2050])">
            <text:p/>
          </table:table-cell>
          <table:table-cell table:formula="of:=IF(ISBLANK([LIST.B2049]);&quot;&quot;;[LIST.B2049])">
            <text:p/>
          </table:table-cell>
          <table:table-cell table:number-columns-repeated="1022"/>
        </table:table-row>
        <table:table-row table:style-name="ro1">
          <table:table-cell table:formula="of:=IF(ISBLANK([LIST.A2051]);&quot;&quot;;[LIST.A2051])">
            <text:p/>
          </table:table-cell>
          <table:table-cell table:formula="of:=IF(ISBLANK([LIST.A2052]);&quot;&quot;;[LIST.A2052])">
            <text:p/>
          </table:table-cell>
          <table:table-cell table:number-columns-repeated="1022"/>
        </table:table-row>
        <table:table-row table:style-name="ro1">
          <table:table-cell table:formula="of:=IF(ISBLANK([LIST.A2053]);&quot;&quot;;[LIST.A2053])">
            <text:p/>
          </table:table-cell>
          <table:table-cell table:formula="of:=IF(ISBLANK([LIST.A2054]);&quot;&quot;;[LIST.A2054])">
            <text:p/>
          </table:table-cell>
          <table:table-cell table:number-columns-repeated="1022"/>
        </table:table-row>
        <table:table-row table:style-name="ro1">
          <table:table-cell table:formula="of:=IF(ISBLANK([LIST.A2055]);&quot;&quot;;[LIST.A2055])">
            <text:p/>
          </table:table-cell>
          <table:table-cell table:formula="of:=IF(ISBLANK([LIST.A2056]);&quot;&quot;;[LIST.A2056])">
            <text:p/>
          </table:table-cell>
          <table:table-cell table:number-columns-repeated="1022"/>
        </table:table-row>
        <table:table-row table:style-name="ro1">
          <table:table-cell table:formula="of:=IF(ISBLANK([LIST.A2057]);&quot;&quot;;[LIST.A2058])">
            <text:p/>
          </table:table-cell>
          <table:table-cell table:formula="of:=IF(ISBLANK([LIST.A2058]);&quot;&quot;;[LIST.A2058])">
            <text:p/>
          </table:table-cell>
          <table:table-cell table:number-columns-repeated="1022"/>
        </table:table-row>
        <table:table-row table:style-name="ro1">
          <table:table-cell table:formula="of:=IF(ISBLANK([LIST.A2059]);&quot;&quot;;[LIST.A2059])">
            <text:p/>
          </table:table-cell>
          <table:table-cell table:formula="of:=IF(ISBLANK([LIST.A2060]);&quot;&quot;;[LIST.A2060])">
            <text:p/>
          </table:table-cell>
          <table:table-cell table:number-columns-repeated="1022"/>
        </table:table-row>
        <table:table-row table:style-name="ro1">
          <table:table-cell table:formula="of:=IF(ISBLANK([LIST.B2052]);&quot;&quot;;[LIST.B2052])">
            <text:p/>
          </table:table-cell>
          <table:table-cell table:formula="of:=IF(ISBLANK([LIST.B2051]);&quot;&quot;;[LIST.B2051])">
            <text:p/>
          </table:table-cell>
          <table:table-cell table:number-columns-repeated="1022"/>
        </table:table-row>
        <table:table-row table:style-name="ro1">
          <table:table-cell table:formula="of:=IF(ISBLANK([LIST.B2054]);&quot;&quot;;[LIST.B2054])">
            <text:p/>
          </table:table-cell>
          <table:table-cell table:formula="of:=IF(ISBLANK([LIST.B2053]);&quot;&quot;;[LIST.B2053])">
            <text:p/>
          </table:table-cell>
          <table:table-cell table:number-columns-repeated="1022"/>
        </table:table-row>
        <table:table-row table:style-name="ro1">
          <table:table-cell table:formula="of:=IF(ISBLANK([LIST.B2056]);&quot;&quot;;[LIST.B2056])">
            <text:p/>
          </table:table-cell>
          <table:table-cell table:formula="of:=IF(ISBLANK([LIST.B2055]);&quot;&quot;;[LIST.B2055])">
            <text:p/>
          </table:table-cell>
          <table:table-cell table:number-columns-repeated="1022"/>
        </table:table-row>
        <table:table-row table:style-name="ro1">
          <table:table-cell table:formula="of:=IF(ISBLANK([LIST.B2058]);&quot;&quot;;[LIST.B2058])">
            <text:p/>
          </table:table-cell>
          <table:table-cell table:formula="of:=IF(ISBLANK([LIST.B2057]);&quot;&quot;;[LIST.B2057])">
            <text:p/>
          </table:table-cell>
          <table:table-cell table:number-columns-repeated="1022"/>
        </table:table-row>
        <table:table-row table:style-name="ro1">
          <table:table-cell table:formula="of:=IF(ISBLANK([LIST.B2060]);&quot;&quot;;[LIST.B2060])">
            <text:p/>
          </table:table-cell>
          <table:table-cell table:formula="of:=IF(ISBLANK([LIST.B2059]);&quot;&quot;;[LIST.B2059])">
            <text:p/>
          </table:table-cell>
          <table:table-cell table:number-columns-repeated="1022"/>
        </table:table-row>
        <table:table-row table:style-name="ro1">
          <table:table-cell table:formula="of:=IF(ISBLANK([LIST.A2061]);&quot;&quot;;[LIST.A2061])">
            <text:p/>
          </table:table-cell>
          <table:table-cell table:formula="of:=IF(ISBLANK([LIST.A2062]);&quot;&quot;;[LIST.A2062])">
            <text:p/>
          </table:table-cell>
          <table:table-cell table:number-columns-repeated="1022"/>
        </table:table-row>
        <table:table-row table:style-name="ro1">
          <table:table-cell table:formula="of:=IF(ISBLANK([LIST.A2063]);&quot;&quot;;[LIST.A2063])">
            <text:p/>
          </table:table-cell>
          <table:table-cell table:formula="of:=IF(ISBLANK([LIST.A2064]);&quot;&quot;;[LIST.A2064])">
            <text:p/>
          </table:table-cell>
          <table:table-cell table:number-columns-repeated="1022"/>
        </table:table-row>
        <table:table-row table:style-name="ro1">
          <table:table-cell table:formula="of:=IF(ISBLANK([LIST.A2065]);&quot;&quot;;[LIST.A2065])">
            <text:p/>
          </table:table-cell>
          <table:table-cell table:formula="of:=IF(ISBLANK([LIST.A2066]);&quot;&quot;;[LIST.A2066])">
            <text:p/>
          </table:table-cell>
          <table:table-cell table:number-columns-repeated="1022"/>
        </table:table-row>
        <table:table-row table:style-name="ro1">
          <table:table-cell table:formula="of:=IF(ISBLANK([LIST.A2067]);&quot;&quot;;[LIST.A2068])">
            <text:p/>
          </table:table-cell>
          <table:table-cell table:formula="of:=IF(ISBLANK([LIST.A2068]);&quot;&quot;;[LIST.A2068])">
            <text:p/>
          </table:table-cell>
          <table:table-cell table:number-columns-repeated="1022"/>
        </table:table-row>
        <table:table-row table:style-name="ro1">
          <table:table-cell table:formula="of:=IF(ISBLANK([LIST.A2069]);&quot;&quot;;[LIST.A2069])">
            <text:p/>
          </table:table-cell>
          <table:table-cell table:formula="of:=IF(ISBLANK([LIST.A2070]);&quot;&quot;;[LIST.A2070])">
            <text:p/>
          </table:table-cell>
          <table:table-cell table:number-columns-repeated="1022"/>
        </table:table-row>
        <table:table-row table:style-name="ro1">
          <table:table-cell table:formula="of:=IF(ISBLANK([LIST.B2062]);&quot;&quot;;[LIST.B2062])">
            <text:p/>
          </table:table-cell>
          <table:table-cell table:formula="of:=IF(ISBLANK([LIST.B2061]);&quot;&quot;;[LIST.B2061])">
            <text:p/>
          </table:table-cell>
          <table:table-cell table:number-columns-repeated="1022"/>
        </table:table-row>
        <table:table-row table:style-name="ro1">
          <table:table-cell table:formula="of:=IF(ISBLANK([LIST.B2064]);&quot;&quot;;[LIST.B2064])">
            <text:p/>
          </table:table-cell>
          <table:table-cell table:formula="of:=IF(ISBLANK([LIST.B2063]);&quot;&quot;;[LIST.B2063])">
            <text:p/>
          </table:table-cell>
          <table:table-cell table:number-columns-repeated="1022"/>
        </table:table-row>
        <table:table-row table:style-name="ro1">
          <table:table-cell table:formula="of:=IF(ISBLANK([LIST.B2066]);&quot;&quot;;[LIST.B2066])">
            <text:p/>
          </table:table-cell>
          <table:table-cell table:formula="of:=IF(ISBLANK([LIST.B2065]);&quot;&quot;;[LIST.B2065])">
            <text:p/>
          </table:table-cell>
          <table:table-cell table:number-columns-repeated="1022"/>
        </table:table-row>
        <table:table-row table:style-name="ro1">
          <table:table-cell table:formula="of:=IF(ISBLANK([LIST.B2068]);&quot;&quot;;[LIST.B2068])">
            <text:p/>
          </table:table-cell>
          <table:table-cell table:formula="of:=IF(ISBLANK([LIST.B2067]);&quot;&quot;;[LIST.B2067])">
            <text:p/>
          </table:table-cell>
          <table:table-cell table:number-columns-repeated="1022"/>
        </table:table-row>
        <table:table-row table:style-name="ro1">
          <table:table-cell table:formula="of:=IF(ISBLANK([LIST.B2070]);&quot;&quot;;[LIST.B2070])">
            <text:p/>
          </table:table-cell>
          <table:table-cell table:formula="of:=IF(ISBLANK([LIST.B2069]);&quot;&quot;;[LIST.B2069])">
            <text:p/>
          </table:table-cell>
          <table:table-cell table:number-columns-repeated="1022"/>
        </table:table-row>
        <table:table-row table:style-name="ro1">
          <table:table-cell table:formula="of:=IF(ISBLANK([LIST.A2071]);&quot;&quot;;[LIST.A2071])">
            <text:p/>
          </table:table-cell>
          <table:table-cell table:formula="of:=IF(ISBLANK([LIST.A2072]);&quot;&quot;;[LIST.A2072])">
            <text:p/>
          </table:table-cell>
          <table:table-cell table:number-columns-repeated="1022"/>
        </table:table-row>
        <table:table-row table:style-name="ro1">
          <table:table-cell table:formula="of:=IF(ISBLANK([LIST.A2073]);&quot;&quot;;[LIST.A2073])">
            <text:p/>
          </table:table-cell>
          <table:table-cell table:formula="of:=IF(ISBLANK([LIST.A2074]);&quot;&quot;;[LIST.A2074])">
            <text:p/>
          </table:table-cell>
          <table:table-cell table:number-columns-repeated="1022"/>
        </table:table-row>
        <table:table-row table:style-name="ro1">
          <table:table-cell table:formula="of:=IF(ISBLANK([LIST.A2075]);&quot;&quot;;[LIST.A2075])">
            <text:p/>
          </table:table-cell>
          <table:table-cell table:formula="of:=IF(ISBLANK([LIST.A2076]);&quot;&quot;;[LIST.A2076])">
            <text:p/>
          </table:table-cell>
          <table:table-cell table:number-columns-repeated="1022"/>
        </table:table-row>
        <table:table-row table:style-name="ro1">
          <table:table-cell table:formula="of:=IF(ISBLANK([LIST.A2077]);&quot;&quot;;[LIST.A2078])">
            <text:p/>
          </table:table-cell>
          <table:table-cell table:formula="of:=IF(ISBLANK([LIST.A2078]);&quot;&quot;;[LIST.A2078])">
            <text:p/>
          </table:table-cell>
          <table:table-cell table:number-columns-repeated="1022"/>
        </table:table-row>
        <table:table-row table:style-name="ro1">
          <table:table-cell table:formula="of:=IF(ISBLANK([LIST.A2079]);&quot;&quot;;[LIST.A2079])">
            <text:p/>
          </table:table-cell>
          <table:table-cell table:formula="of:=IF(ISBLANK([LIST.A2080]);&quot;&quot;;[LIST.A2080])">
            <text:p/>
          </table:table-cell>
          <table:table-cell table:number-columns-repeated="1022"/>
        </table:table-row>
        <table:table-row table:style-name="ro1">
          <table:table-cell table:formula="of:=IF(ISBLANK([LIST.B2072]);&quot;&quot;;[LIST.B2072])">
            <text:p/>
          </table:table-cell>
          <table:table-cell table:formula="of:=IF(ISBLANK([LIST.B2071]);&quot;&quot;;[LIST.B2071])">
            <text:p/>
          </table:table-cell>
          <table:table-cell table:number-columns-repeated="1022"/>
        </table:table-row>
        <table:table-row table:style-name="ro1">
          <table:table-cell table:formula="of:=IF(ISBLANK([LIST.B2074]);&quot;&quot;;[LIST.B2074])">
            <text:p/>
          </table:table-cell>
          <table:table-cell table:formula="of:=IF(ISBLANK([LIST.B2073]);&quot;&quot;;[LIST.B2073])">
            <text:p/>
          </table:table-cell>
          <table:table-cell table:number-columns-repeated="1022"/>
        </table:table-row>
        <table:table-row table:style-name="ro1">
          <table:table-cell table:formula="of:=IF(ISBLANK([LIST.B2076]);&quot;&quot;;[LIST.B2076])">
            <text:p/>
          </table:table-cell>
          <table:table-cell table:formula="of:=IF(ISBLANK([LIST.B2075]);&quot;&quot;;[LIST.B2075])">
            <text:p/>
          </table:table-cell>
          <table:table-cell table:number-columns-repeated="1022"/>
        </table:table-row>
        <table:table-row table:style-name="ro1">
          <table:table-cell table:formula="of:=IF(ISBLANK([LIST.B2078]);&quot;&quot;;[LIST.B2078])">
            <text:p/>
          </table:table-cell>
          <table:table-cell table:formula="of:=IF(ISBLANK([LIST.B2077]);&quot;&quot;;[LIST.B2077])">
            <text:p/>
          </table:table-cell>
          <table:table-cell table:number-columns-repeated="1022"/>
        </table:table-row>
        <table:table-row table:style-name="ro1">
          <table:table-cell table:formula="of:=IF(ISBLANK([LIST.B2080]);&quot;&quot;;[LIST.B2080])">
            <text:p/>
          </table:table-cell>
          <table:table-cell table:formula="of:=IF(ISBLANK([LIST.B2079]);&quot;&quot;;[LIST.B2079])">
            <text:p/>
          </table:table-cell>
          <table:table-cell table:number-columns-repeated="1022"/>
        </table:table-row>
        <table:table-row table:style-name="ro1">
          <table:table-cell table:formula="of:=IF(ISBLANK([LIST.A2081]);&quot;&quot;;[LIST.A2081])">
            <text:p/>
          </table:table-cell>
          <table:table-cell table:formula="of:=IF(ISBLANK([LIST.A2082]);&quot;&quot;;[LIST.A2082])">
            <text:p/>
          </table:table-cell>
          <table:table-cell table:number-columns-repeated="1022"/>
        </table:table-row>
        <table:table-row table:style-name="ro1">
          <table:table-cell table:formula="of:=IF(ISBLANK([LIST.A2083]);&quot;&quot;;[LIST.A2083])">
            <text:p/>
          </table:table-cell>
          <table:table-cell table:formula="of:=IF(ISBLANK([LIST.A2084]);&quot;&quot;;[LIST.A2084])">
            <text:p/>
          </table:table-cell>
          <table:table-cell table:number-columns-repeated="1022"/>
        </table:table-row>
        <table:table-row table:style-name="ro1">
          <table:table-cell table:formula="of:=IF(ISBLANK([LIST.A2085]);&quot;&quot;;[LIST.A2085])">
            <text:p/>
          </table:table-cell>
          <table:table-cell table:formula="of:=IF(ISBLANK([LIST.A2086]);&quot;&quot;;[LIST.A2086])">
            <text:p/>
          </table:table-cell>
          <table:table-cell table:number-columns-repeated="1022"/>
        </table:table-row>
        <table:table-row table:style-name="ro1">
          <table:table-cell table:formula="of:=IF(ISBLANK([LIST.A2087]);&quot;&quot;;[LIST.A2088])">
            <text:p/>
          </table:table-cell>
          <table:table-cell table:formula="of:=IF(ISBLANK([LIST.A2088]);&quot;&quot;;[LIST.A2088])">
            <text:p/>
          </table:table-cell>
          <table:table-cell table:number-columns-repeated="1022"/>
        </table:table-row>
        <table:table-row table:style-name="ro1">
          <table:table-cell table:formula="of:=IF(ISBLANK([LIST.A2089]);&quot;&quot;;[LIST.A2089])">
            <text:p/>
          </table:table-cell>
          <table:table-cell table:formula="of:=IF(ISBLANK([LIST.A2090]);&quot;&quot;;[LIST.A2090])">
            <text:p/>
          </table:table-cell>
          <table:table-cell table:number-columns-repeated="1022"/>
        </table:table-row>
        <table:table-row table:style-name="ro1">
          <table:table-cell table:formula="of:=IF(ISBLANK([LIST.B2082]);&quot;&quot;;[LIST.B2082])">
            <text:p/>
          </table:table-cell>
          <table:table-cell table:formula="of:=IF(ISBLANK([LIST.B2081]);&quot;&quot;;[LIST.B2081])">
            <text:p/>
          </table:table-cell>
          <table:table-cell table:number-columns-repeated="1022"/>
        </table:table-row>
        <table:table-row table:style-name="ro1">
          <table:table-cell table:formula="of:=IF(ISBLANK([LIST.B2084]);&quot;&quot;;[LIST.B2084])">
            <text:p/>
          </table:table-cell>
          <table:table-cell table:formula="of:=IF(ISBLANK([LIST.B2083]);&quot;&quot;;[LIST.B2083])">
            <text:p/>
          </table:table-cell>
          <table:table-cell table:number-columns-repeated="1022"/>
        </table:table-row>
        <table:table-row table:style-name="ro1">
          <table:table-cell table:formula="of:=IF(ISBLANK([LIST.B2086]);&quot;&quot;;[LIST.B2086])">
            <text:p/>
          </table:table-cell>
          <table:table-cell table:formula="of:=IF(ISBLANK([LIST.B2085]);&quot;&quot;;[LIST.B2085])">
            <text:p/>
          </table:table-cell>
          <table:table-cell table:number-columns-repeated="1022"/>
        </table:table-row>
        <table:table-row table:style-name="ro1">
          <table:table-cell table:formula="of:=IF(ISBLANK([LIST.B2088]);&quot;&quot;;[LIST.B2088])">
            <text:p/>
          </table:table-cell>
          <table:table-cell table:formula="of:=IF(ISBLANK([LIST.B2087]);&quot;&quot;;[LIST.B2087])">
            <text:p/>
          </table:table-cell>
          <table:table-cell table:number-columns-repeated="1022"/>
        </table:table-row>
        <table:table-row table:style-name="ro1">
          <table:table-cell table:formula="of:=IF(ISBLANK([LIST.B2090]);&quot;&quot;;[LIST.B2090])">
            <text:p/>
          </table:table-cell>
          <table:table-cell table:formula="of:=IF(ISBLANK([LIST.B2089]);&quot;&quot;;[LIST.B2089])">
            <text:p/>
          </table:table-cell>
          <table:table-cell table:number-columns-repeated="1022"/>
        </table:table-row>
        <table:table-row table:style-name="ro1">
          <table:table-cell table:formula="of:=IF(ISBLANK([LIST.A2091]);&quot;&quot;;[LIST.A2091])">
            <text:p/>
          </table:table-cell>
          <table:table-cell table:formula="of:=IF(ISBLANK([LIST.A2092]);&quot;&quot;;[LIST.A2092])">
            <text:p/>
          </table:table-cell>
          <table:table-cell table:number-columns-repeated="1022"/>
        </table:table-row>
        <table:table-row table:style-name="ro1">
          <table:table-cell table:formula="of:=IF(ISBLANK([LIST.A2093]);&quot;&quot;;[LIST.A2093])">
            <text:p/>
          </table:table-cell>
          <table:table-cell table:formula="of:=IF(ISBLANK([LIST.A2094]);&quot;&quot;;[LIST.A2094])">
            <text:p/>
          </table:table-cell>
          <table:table-cell table:number-columns-repeated="1022"/>
        </table:table-row>
        <table:table-row table:style-name="ro1">
          <table:table-cell table:formula="of:=IF(ISBLANK([LIST.A2095]);&quot;&quot;;[LIST.A2095])">
            <text:p/>
          </table:table-cell>
          <table:table-cell table:formula="of:=IF(ISBLANK([LIST.A2096]);&quot;&quot;;[LIST.A2096])">
            <text:p/>
          </table:table-cell>
          <table:table-cell table:number-columns-repeated="1022"/>
        </table:table-row>
        <table:table-row table:style-name="ro1">
          <table:table-cell table:formula="of:=IF(ISBLANK([LIST.A2097]);&quot;&quot;;[LIST.A2098])">
            <text:p/>
          </table:table-cell>
          <table:table-cell table:formula="of:=IF(ISBLANK([LIST.A2098]);&quot;&quot;;[LIST.A2098])">
            <text:p/>
          </table:table-cell>
          <table:table-cell table:number-columns-repeated="1022"/>
        </table:table-row>
        <table:table-row table:style-name="ro1">
          <table:table-cell table:formula="of:=IF(ISBLANK([LIST.A2099]);&quot;&quot;;[LIST.A2099])">
            <text:p/>
          </table:table-cell>
          <table:table-cell table:formula="of:=IF(ISBLANK([LIST.A2100]);&quot;&quot;;[LIST.A2100])">
            <text:p/>
          </table:table-cell>
          <table:table-cell table:number-columns-repeated="1022"/>
        </table:table-row>
        <table:table-row table:style-name="ro1">
          <table:table-cell table:formula="of:=IF(ISBLANK([LIST.B2092]);&quot;&quot;;[LIST.B2092])">
            <text:p/>
          </table:table-cell>
          <table:table-cell table:formula="of:=IF(ISBLANK([LIST.B2091]);&quot;&quot;;[LIST.B2091])">
            <text:p/>
          </table:table-cell>
          <table:table-cell table:number-columns-repeated="1022"/>
        </table:table-row>
        <table:table-row table:style-name="ro1">
          <table:table-cell table:formula="of:=IF(ISBLANK([LIST.B2094]);&quot;&quot;;[LIST.B2094])">
            <text:p/>
          </table:table-cell>
          <table:table-cell table:formula="of:=IF(ISBLANK([LIST.B2093]);&quot;&quot;;[LIST.B2093])">
            <text:p/>
          </table:table-cell>
          <table:table-cell table:number-columns-repeated="1022"/>
        </table:table-row>
        <table:table-row table:style-name="ro1">
          <table:table-cell table:formula="of:=IF(ISBLANK([LIST.B2096]);&quot;&quot;;[LIST.B2096])">
            <text:p/>
          </table:table-cell>
          <table:table-cell table:formula="of:=IF(ISBLANK([LIST.B2095]);&quot;&quot;;[LIST.B2095])">
            <text:p/>
          </table:table-cell>
          <table:table-cell table:number-columns-repeated="1022"/>
        </table:table-row>
        <table:table-row table:style-name="ro1">
          <table:table-cell table:formula="of:=IF(ISBLANK([LIST.B2098]);&quot;&quot;;[LIST.B2098])">
            <text:p/>
          </table:table-cell>
          <table:table-cell table:formula="of:=IF(ISBLANK([LIST.B2097]);&quot;&quot;;[LIST.B2097])">
            <text:p/>
          </table:table-cell>
          <table:table-cell table:number-columns-repeated="1022"/>
        </table:table-row>
        <table:table-row table:style-name="ro1">
          <table:table-cell table:formula="of:=IF(ISBLANK([LIST.B2100]);&quot;&quot;;[LIST.B2100])">
            <text:p/>
          </table:table-cell>
          <table:table-cell table:formula="of:=IF(ISBLANK([LIST.B2099]);&quot;&quot;;[LIST.B2099])">
            <text:p/>
          </table:table-cell>
          <table:table-cell table:number-columns-repeated="1022"/>
        </table:table-row>
        <table:table-row table:style-name="ro1">
          <table:table-cell table:formula="of:=IF(ISBLANK([LIST.A2101]);&quot;&quot;;[LIST.A2101])">
            <text:p/>
          </table:table-cell>
          <table:table-cell table:formula="of:=IF(ISBLANK([LIST.A2102]);&quot;&quot;;[LIST.A2102])">
            <text:p/>
          </table:table-cell>
          <table:table-cell table:number-columns-repeated="1022"/>
        </table:table-row>
        <table:table-row table:style-name="ro1">
          <table:table-cell table:formula="of:=IF(ISBLANK([LIST.A2103]);&quot;&quot;;[LIST.A2103])">
            <text:p/>
          </table:table-cell>
          <table:table-cell table:formula="of:=IF(ISBLANK([LIST.A2104]);&quot;&quot;;[LIST.A2104])">
            <text:p/>
          </table:table-cell>
          <table:table-cell table:number-columns-repeated="1022"/>
        </table:table-row>
        <table:table-row table:style-name="ro1">
          <table:table-cell table:formula="of:=IF(ISBLANK([LIST.A2105]);&quot;&quot;;[LIST.A2105])">
            <text:p/>
          </table:table-cell>
          <table:table-cell table:formula="of:=IF(ISBLANK([LIST.A2106]);&quot;&quot;;[LIST.A2106])">
            <text:p/>
          </table:table-cell>
          <table:table-cell table:number-columns-repeated="1022"/>
        </table:table-row>
        <table:table-row table:style-name="ro1">
          <table:table-cell table:formula="of:=IF(ISBLANK([LIST.A2107]);&quot;&quot;;[LIST.A2108])">
            <text:p/>
          </table:table-cell>
          <table:table-cell table:formula="of:=IF(ISBLANK([LIST.A2108]);&quot;&quot;;[LIST.A2108])">
            <text:p/>
          </table:table-cell>
          <table:table-cell table:number-columns-repeated="1022"/>
        </table:table-row>
        <table:table-row table:style-name="ro1">
          <table:table-cell table:formula="of:=IF(ISBLANK([LIST.A2109]);&quot;&quot;;[LIST.A2109])">
            <text:p/>
          </table:table-cell>
          <table:table-cell table:formula="of:=IF(ISBLANK([LIST.A2110]);&quot;&quot;;[LIST.A2110])">
            <text:p/>
          </table:table-cell>
          <table:table-cell table:number-columns-repeated="1022"/>
        </table:table-row>
        <table:table-row table:style-name="ro1">
          <table:table-cell table:formula="of:=IF(ISBLANK([LIST.B2102]);&quot;&quot;;[LIST.B2102])">
            <text:p/>
          </table:table-cell>
          <table:table-cell table:formula="of:=IF(ISBLANK([LIST.B2101]);&quot;&quot;;[LIST.B2101])">
            <text:p/>
          </table:table-cell>
          <table:table-cell table:number-columns-repeated="1022"/>
        </table:table-row>
        <table:table-row table:style-name="ro1">
          <table:table-cell table:formula="of:=IF(ISBLANK([LIST.B2104]);&quot;&quot;;[LIST.B2104])">
            <text:p/>
          </table:table-cell>
          <table:table-cell table:formula="of:=IF(ISBLANK([LIST.B2103]);&quot;&quot;;[LIST.B2103])">
            <text:p/>
          </table:table-cell>
          <table:table-cell table:number-columns-repeated="1022"/>
        </table:table-row>
        <table:table-row table:style-name="ro1">
          <table:table-cell table:formula="of:=IF(ISBLANK([LIST.B2106]);&quot;&quot;;[LIST.B2106])">
            <text:p/>
          </table:table-cell>
          <table:table-cell table:formula="of:=IF(ISBLANK([LIST.B2105]);&quot;&quot;;[LIST.B2105])">
            <text:p/>
          </table:table-cell>
          <table:table-cell table:number-columns-repeated="1022"/>
        </table:table-row>
        <table:table-row table:style-name="ro1">
          <table:table-cell table:formula="of:=IF(ISBLANK([LIST.B2108]);&quot;&quot;;[LIST.B2108])">
            <text:p/>
          </table:table-cell>
          <table:table-cell table:formula="of:=IF(ISBLANK([LIST.B2107]);&quot;&quot;;[LIST.B2107])">
            <text:p/>
          </table:table-cell>
          <table:table-cell table:number-columns-repeated="1022"/>
        </table:table-row>
        <table:table-row table:style-name="ro1">
          <table:table-cell table:formula="of:=IF(ISBLANK([LIST.B2110]);&quot;&quot;;[LIST.B2110])">
            <text:p/>
          </table:table-cell>
          <table:table-cell table:formula="of:=IF(ISBLANK([LIST.B2109]);&quot;&quot;;[LIST.B2109])">
            <text:p/>
          </table:table-cell>
          <table:table-cell table:number-columns-repeated="1022"/>
        </table:table-row>
        <table:table-row table:style-name="ro1">
          <table:table-cell table:formula="of:=IF(ISBLANK([LIST.A2111]);&quot;&quot;;[LIST.A2111])">
            <text:p/>
          </table:table-cell>
          <table:table-cell table:formula="of:=IF(ISBLANK([LIST.A2112]);&quot;&quot;;[LIST.A2112])">
            <text:p/>
          </table:table-cell>
          <table:table-cell table:number-columns-repeated="1022"/>
        </table:table-row>
        <table:table-row table:style-name="ro1">
          <table:table-cell table:formula="of:=IF(ISBLANK([LIST.A2113]);&quot;&quot;;[LIST.A2113])">
            <text:p/>
          </table:table-cell>
          <table:table-cell table:formula="of:=IF(ISBLANK([LIST.A2114]);&quot;&quot;;[LIST.A2114])">
            <text:p/>
          </table:table-cell>
          <table:table-cell table:number-columns-repeated="1022"/>
        </table:table-row>
        <table:table-row table:style-name="ro1">
          <table:table-cell table:formula="of:=IF(ISBLANK([LIST.A2115]);&quot;&quot;;[LIST.A2115])">
            <text:p/>
          </table:table-cell>
          <table:table-cell table:formula="of:=IF(ISBLANK([LIST.A2116]);&quot;&quot;;[LIST.A2116])">
            <text:p/>
          </table:table-cell>
          <table:table-cell table:number-columns-repeated="1022"/>
        </table:table-row>
        <table:table-row table:style-name="ro1">
          <table:table-cell table:formula="of:=IF(ISBLANK([LIST.A2117]);&quot;&quot;;[LIST.A2118])">
            <text:p/>
          </table:table-cell>
          <table:table-cell table:formula="of:=IF(ISBLANK([LIST.A2118]);&quot;&quot;;[LIST.A2118])">
            <text:p/>
          </table:table-cell>
          <table:table-cell table:number-columns-repeated="1022"/>
        </table:table-row>
        <table:table-row table:style-name="ro1">
          <table:table-cell table:formula="of:=IF(ISBLANK([LIST.A2119]);&quot;&quot;;[LIST.A2119])">
            <text:p/>
          </table:table-cell>
          <table:table-cell table:formula="of:=IF(ISBLANK([LIST.A2120]);&quot;&quot;;[LIST.A2120])">
            <text:p/>
          </table:table-cell>
          <table:table-cell table:number-columns-repeated="1022"/>
        </table:table-row>
        <table:table-row table:style-name="ro1">
          <table:table-cell table:formula="of:=IF(ISBLANK([LIST.B2112]);&quot;&quot;;[LIST.B2112])">
            <text:p/>
          </table:table-cell>
          <table:table-cell table:formula="of:=IF(ISBLANK([LIST.B2111]);&quot;&quot;;[LIST.B2111])">
            <text:p/>
          </table:table-cell>
          <table:table-cell table:number-columns-repeated="1022"/>
        </table:table-row>
        <table:table-row table:style-name="ro1">
          <table:table-cell table:formula="of:=IF(ISBLANK([LIST.B2114]);&quot;&quot;;[LIST.B2114])">
            <text:p/>
          </table:table-cell>
          <table:table-cell table:formula="of:=IF(ISBLANK([LIST.B2113]);&quot;&quot;;[LIST.B2113])">
            <text:p/>
          </table:table-cell>
          <table:table-cell table:number-columns-repeated="1022"/>
        </table:table-row>
        <table:table-row table:style-name="ro1">
          <table:table-cell table:formula="of:=IF(ISBLANK([LIST.B2116]);&quot;&quot;;[LIST.B2116])">
            <text:p/>
          </table:table-cell>
          <table:table-cell table:formula="of:=IF(ISBLANK([LIST.B2115]);&quot;&quot;;[LIST.B2115])">
            <text:p/>
          </table:table-cell>
          <table:table-cell table:number-columns-repeated="1022"/>
        </table:table-row>
        <table:table-row table:style-name="ro1">
          <table:table-cell table:formula="of:=IF(ISBLANK([LIST.B2118]);&quot;&quot;;[LIST.B2118])">
            <text:p/>
          </table:table-cell>
          <table:table-cell table:formula="of:=IF(ISBLANK([LIST.B2117]);&quot;&quot;;[LIST.B2117])">
            <text:p/>
          </table:table-cell>
          <table:table-cell table:number-columns-repeated="1022"/>
        </table:table-row>
        <table:table-row table:style-name="ro1">
          <table:table-cell table:formula="of:=IF(ISBLANK([LIST.B2120]);&quot;&quot;;[LIST.B2120])">
            <text:p/>
          </table:table-cell>
          <table:table-cell table:formula="of:=IF(ISBLANK([LIST.B2119]);&quot;&quot;;[LIST.B2119])">
            <text:p/>
          </table:table-cell>
          <table:table-cell table:number-columns-repeated="1022"/>
        </table:table-row>
        <table:table-row table:style-name="ro1">
          <table:table-cell table:formula="of:=IF(ISBLANK([LIST.A2121]);&quot;&quot;;[LIST.A2121])">
            <text:p/>
          </table:table-cell>
          <table:table-cell table:formula="of:=IF(ISBLANK([LIST.A2122]);&quot;&quot;;[LIST.A2122])">
            <text:p/>
          </table:table-cell>
          <table:table-cell table:number-columns-repeated="1022"/>
        </table:table-row>
        <table:table-row table:style-name="ro1">
          <table:table-cell table:formula="of:=IF(ISBLANK([LIST.A2123]);&quot;&quot;;[LIST.A2123])">
            <text:p/>
          </table:table-cell>
          <table:table-cell table:formula="of:=IF(ISBLANK([LIST.A2124]);&quot;&quot;;[LIST.A2124])">
            <text:p/>
          </table:table-cell>
          <table:table-cell table:number-columns-repeated="1022"/>
        </table:table-row>
        <table:table-row table:style-name="ro1">
          <table:table-cell table:formula="of:=IF(ISBLANK([LIST.A2125]);&quot;&quot;;[LIST.A2125])">
            <text:p/>
          </table:table-cell>
          <table:table-cell table:formula="of:=IF(ISBLANK([LIST.A2126]);&quot;&quot;;[LIST.A2126])">
            <text:p/>
          </table:table-cell>
          <table:table-cell table:number-columns-repeated="1022"/>
        </table:table-row>
        <table:table-row table:style-name="ro1">
          <table:table-cell table:formula="of:=IF(ISBLANK([LIST.A2127]);&quot;&quot;;[LIST.A2128])">
            <text:p/>
          </table:table-cell>
          <table:table-cell table:formula="of:=IF(ISBLANK([LIST.A2128]);&quot;&quot;;[LIST.A2128])">
            <text:p/>
          </table:table-cell>
          <table:table-cell table:number-columns-repeated="1022"/>
        </table:table-row>
        <table:table-row table:style-name="ro1">
          <table:table-cell table:formula="of:=IF(ISBLANK([LIST.A2129]);&quot;&quot;;[LIST.A2129])">
            <text:p/>
          </table:table-cell>
          <table:table-cell table:formula="of:=IF(ISBLANK([LIST.A2130]);&quot;&quot;;[LIST.A2130])">
            <text:p/>
          </table:table-cell>
          <table:table-cell table:number-columns-repeated="1022"/>
        </table:table-row>
        <table:table-row table:style-name="ro1">
          <table:table-cell table:formula="of:=IF(ISBLANK([LIST.B2122]);&quot;&quot;;[LIST.B2122])">
            <text:p/>
          </table:table-cell>
          <table:table-cell table:formula="of:=IF(ISBLANK([LIST.B2121]);&quot;&quot;;[LIST.B2121])">
            <text:p/>
          </table:table-cell>
          <table:table-cell table:number-columns-repeated="1022"/>
        </table:table-row>
        <table:table-row table:style-name="ro1">
          <table:table-cell table:formula="of:=IF(ISBLANK([LIST.B2124]);&quot;&quot;;[LIST.B2124])">
            <text:p/>
          </table:table-cell>
          <table:table-cell table:formula="of:=IF(ISBLANK([LIST.B2123]);&quot;&quot;;[LIST.B2123])">
            <text:p/>
          </table:table-cell>
          <table:table-cell table:number-columns-repeated="1022"/>
        </table:table-row>
        <table:table-row table:style-name="ro1">
          <table:table-cell table:formula="of:=IF(ISBLANK([LIST.B2126]);&quot;&quot;;[LIST.B2126])">
            <text:p/>
          </table:table-cell>
          <table:table-cell table:formula="of:=IF(ISBLANK([LIST.B2125]);&quot;&quot;;[LIST.B2125])">
            <text:p/>
          </table:table-cell>
          <table:table-cell table:number-columns-repeated="1022"/>
        </table:table-row>
        <table:table-row table:style-name="ro1">
          <table:table-cell table:formula="of:=IF(ISBLANK([LIST.B2128]);&quot;&quot;;[LIST.B2128])">
            <text:p/>
          </table:table-cell>
          <table:table-cell table:formula="of:=IF(ISBLANK([LIST.B2127]);&quot;&quot;;[LIST.B2127])">
            <text:p/>
          </table:table-cell>
          <table:table-cell table:number-columns-repeated="1022"/>
        </table:table-row>
        <table:table-row table:style-name="ro1">
          <table:table-cell table:formula="of:=IF(ISBLANK([LIST.B2130]);&quot;&quot;;[LIST.B2130])">
            <text:p/>
          </table:table-cell>
          <table:table-cell table:formula="of:=IF(ISBLANK([LIST.B2129]);&quot;&quot;;[LIST.B2129])">
            <text:p/>
          </table:table-cell>
          <table:table-cell table:number-columns-repeated="1022"/>
        </table:table-row>
        <table:table-row table:style-name="ro1">
          <table:table-cell table:formula="of:=IF(ISBLANK([LIST.A2131]);&quot;&quot;;[LIST.A2131])">
            <text:p/>
          </table:table-cell>
          <table:table-cell table:formula="of:=IF(ISBLANK([LIST.A2132]);&quot;&quot;;[LIST.A2132])">
            <text:p/>
          </table:table-cell>
          <table:table-cell table:number-columns-repeated="1022"/>
        </table:table-row>
        <table:table-row table:style-name="ro1">
          <table:table-cell table:formula="of:=IF(ISBLANK([LIST.A2133]);&quot;&quot;;[LIST.A2133])">
            <text:p/>
          </table:table-cell>
          <table:table-cell table:formula="of:=IF(ISBLANK([LIST.A2134]);&quot;&quot;;[LIST.A2134])">
            <text:p/>
          </table:table-cell>
          <table:table-cell table:number-columns-repeated="1022"/>
        </table:table-row>
        <table:table-row table:style-name="ro1">
          <table:table-cell table:formula="of:=IF(ISBLANK([LIST.A2135]);&quot;&quot;;[LIST.A2135])">
            <text:p/>
          </table:table-cell>
          <table:table-cell table:formula="of:=IF(ISBLANK([LIST.A2136]);&quot;&quot;;[LIST.A2136])">
            <text:p/>
          </table:table-cell>
          <table:table-cell table:number-columns-repeated="1022"/>
        </table:table-row>
        <table:table-row table:style-name="ro1">
          <table:table-cell table:formula="of:=IF(ISBLANK([LIST.A2137]);&quot;&quot;;[LIST.A2138])">
            <text:p/>
          </table:table-cell>
          <table:table-cell table:formula="of:=IF(ISBLANK([LIST.A2138]);&quot;&quot;;[LIST.A2138])">
            <text:p/>
          </table:table-cell>
          <table:table-cell table:number-columns-repeated="1022"/>
        </table:table-row>
        <table:table-row table:style-name="ro1">
          <table:table-cell table:formula="of:=IF(ISBLANK([LIST.A2139]);&quot;&quot;;[LIST.A2139])">
            <text:p/>
          </table:table-cell>
          <table:table-cell table:formula="of:=IF(ISBLANK([LIST.A2140]);&quot;&quot;;[LIST.A2140])">
            <text:p/>
          </table:table-cell>
          <table:table-cell table:number-columns-repeated="1022"/>
        </table:table-row>
        <table:table-row table:style-name="ro1">
          <table:table-cell table:formula="of:=IF(ISBLANK([LIST.B2132]);&quot;&quot;;[LIST.B2132])">
            <text:p/>
          </table:table-cell>
          <table:table-cell table:formula="of:=IF(ISBLANK([LIST.B2131]);&quot;&quot;;[LIST.B2131])">
            <text:p/>
          </table:table-cell>
          <table:table-cell table:number-columns-repeated="1022"/>
        </table:table-row>
        <table:table-row table:style-name="ro1">
          <table:table-cell table:formula="of:=IF(ISBLANK([LIST.B2134]);&quot;&quot;;[LIST.B2134])">
            <text:p/>
          </table:table-cell>
          <table:table-cell table:formula="of:=IF(ISBLANK([LIST.B2133]);&quot;&quot;;[LIST.B2133])">
            <text:p/>
          </table:table-cell>
          <table:table-cell table:number-columns-repeated="1022"/>
        </table:table-row>
        <table:table-row table:style-name="ro1">
          <table:table-cell table:formula="of:=IF(ISBLANK([LIST.B2136]);&quot;&quot;;[LIST.B2136])">
            <text:p/>
          </table:table-cell>
          <table:table-cell table:formula="of:=IF(ISBLANK([LIST.B2135]);&quot;&quot;;[LIST.B2135])">
            <text:p/>
          </table:table-cell>
          <table:table-cell table:number-columns-repeated="1022"/>
        </table:table-row>
        <table:table-row table:style-name="ro1">
          <table:table-cell table:formula="of:=IF(ISBLANK([LIST.B2138]);&quot;&quot;;[LIST.B2138])">
            <text:p/>
          </table:table-cell>
          <table:table-cell table:formula="of:=IF(ISBLANK([LIST.B2137]);&quot;&quot;;[LIST.B2137])">
            <text:p/>
          </table:table-cell>
          <table:table-cell table:number-columns-repeated="1022"/>
        </table:table-row>
        <table:table-row table:style-name="ro1">
          <table:table-cell table:formula="of:=IF(ISBLANK([LIST.B2140]);&quot;&quot;;[LIST.B2140])">
            <text:p/>
          </table:table-cell>
          <table:table-cell table:formula="of:=IF(ISBLANK([LIST.B2139]);&quot;&quot;;[LIST.B2139])">
            <text:p/>
          </table:table-cell>
          <table:table-cell table:number-columns-repeated="1022"/>
        </table:table-row>
        <table:table-row table:style-name="ro1">
          <table:table-cell table:formula="of:=IF(ISBLANK([LIST.A2141]);&quot;&quot;;[LIST.A2141])">
            <text:p/>
          </table:table-cell>
          <table:table-cell table:formula="of:=IF(ISBLANK([LIST.A2142]);&quot;&quot;;[LIST.A2142])">
            <text:p/>
          </table:table-cell>
          <table:table-cell table:number-columns-repeated="1022"/>
        </table:table-row>
        <table:table-row table:style-name="ro1">
          <table:table-cell table:formula="of:=IF(ISBLANK([LIST.A2143]);&quot;&quot;;[LIST.A2143])">
            <text:p/>
          </table:table-cell>
          <table:table-cell table:formula="of:=IF(ISBLANK([LIST.A2144]);&quot;&quot;;[LIST.A2144])">
            <text:p/>
          </table:table-cell>
          <table:table-cell table:number-columns-repeated="1022"/>
        </table:table-row>
        <table:table-row table:style-name="ro1">
          <table:table-cell table:formula="of:=IF(ISBLANK([LIST.A2145]);&quot;&quot;;[LIST.A2145])">
            <text:p/>
          </table:table-cell>
          <table:table-cell table:formula="of:=IF(ISBLANK([LIST.A2146]);&quot;&quot;;[LIST.A2146])">
            <text:p/>
          </table:table-cell>
          <table:table-cell table:number-columns-repeated="1022"/>
        </table:table-row>
        <table:table-row table:style-name="ro1">
          <table:table-cell table:formula="of:=IF(ISBLANK([LIST.A2147]);&quot;&quot;;[LIST.A2148])">
            <text:p/>
          </table:table-cell>
          <table:table-cell table:formula="of:=IF(ISBLANK([LIST.A2148]);&quot;&quot;;[LIST.A2148])">
            <text:p/>
          </table:table-cell>
          <table:table-cell table:number-columns-repeated="1022"/>
        </table:table-row>
        <table:table-row table:style-name="ro1">
          <table:table-cell table:formula="of:=IF(ISBLANK([LIST.A2149]);&quot;&quot;;[LIST.A2149])">
            <text:p/>
          </table:table-cell>
          <table:table-cell table:formula="of:=IF(ISBLANK([LIST.A2150]);&quot;&quot;;[LIST.A2150])">
            <text:p/>
          </table:table-cell>
          <table:table-cell table:number-columns-repeated="1022"/>
        </table:table-row>
        <table:table-row table:style-name="ro1">
          <table:table-cell table:formula="of:=IF(ISBLANK([LIST.B2142]);&quot;&quot;;[LIST.B2142])">
            <text:p/>
          </table:table-cell>
          <table:table-cell table:formula="of:=IF(ISBLANK([LIST.B2141]);&quot;&quot;;[LIST.B2141])">
            <text:p/>
          </table:table-cell>
          <table:table-cell table:number-columns-repeated="1022"/>
        </table:table-row>
        <table:table-row table:style-name="ro1">
          <table:table-cell table:formula="of:=IF(ISBLANK([LIST.B2144]);&quot;&quot;;[LIST.B2144])">
            <text:p/>
          </table:table-cell>
          <table:table-cell table:formula="of:=IF(ISBLANK([LIST.B2143]);&quot;&quot;;[LIST.B2143])">
            <text:p/>
          </table:table-cell>
          <table:table-cell table:number-columns-repeated="1022"/>
        </table:table-row>
        <table:table-row table:style-name="ro1">
          <table:table-cell table:formula="of:=IF(ISBLANK([LIST.B2146]);&quot;&quot;;[LIST.B2146])">
            <text:p/>
          </table:table-cell>
          <table:table-cell table:formula="of:=IF(ISBLANK([LIST.B2145]);&quot;&quot;;[LIST.B2145])">
            <text:p/>
          </table:table-cell>
          <table:table-cell table:number-columns-repeated="1022"/>
        </table:table-row>
        <table:table-row table:style-name="ro1">
          <table:table-cell table:formula="of:=IF(ISBLANK([LIST.B2148]);&quot;&quot;;[LIST.B2148])">
            <text:p/>
          </table:table-cell>
          <table:table-cell table:formula="of:=IF(ISBLANK([LIST.B2147]);&quot;&quot;;[LIST.B2147])">
            <text:p/>
          </table:table-cell>
          <table:table-cell table:number-columns-repeated="1022"/>
        </table:table-row>
        <table:table-row table:style-name="ro1">
          <table:table-cell table:formula="of:=IF(ISBLANK([LIST.B2150]);&quot;&quot;;[LIST.B2150])">
            <text:p/>
          </table:table-cell>
          <table:table-cell table:formula="of:=IF(ISBLANK([LIST.B2149]);&quot;&quot;;[LIST.B2149])">
            <text:p/>
          </table:table-cell>
          <table:table-cell table:number-columns-repeated="1022"/>
        </table:table-row>
        <table:table-row table:style-name="ro1">
          <table:table-cell table:formula="of:=IF(ISBLANK([LIST.A2151]);&quot;&quot;;[LIST.A2151])">
            <text:p/>
          </table:table-cell>
          <table:table-cell table:formula="of:=IF(ISBLANK([LIST.A2152]);&quot;&quot;;[LIST.A2152])">
            <text:p/>
          </table:table-cell>
          <table:table-cell table:number-columns-repeated="1022"/>
        </table:table-row>
        <table:table-row table:style-name="ro1">
          <table:table-cell table:formula="of:=IF(ISBLANK([LIST.A2153]);&quot;&quot;;[LIST.A2153])">
            <text:p/>
          </table:table-cell>
          <table:table-cell table:formula="of:=IF(ISBLANK([LIST.A2154]);&quot;&quot;;[LIST.A2154])">
            <text:p/>
          </table:table-cell>
          <table:table-cell table:number-columns-repeated="1022"/>
        </table:table-row>
        <table:table-row table:style-name="ro1">
          <table:table-cell table:formula="of:=IF(ISBLANK([LIST.A2155]);&quot;&quot;;[LIST.A2155])">
            <text:p/>
          </table:table-cell>
          <table:table-cell table:formula="of:=IF(ISBLANK([LIST.A2156]);&quot;&quot;;[LIST.A2156])">
            <text:p/>
          </table:table-cell>
          <table:table-cell table:number-columns-repeated="1022"/>
        </table:table-row>
        <table:table-row table:style-name="ro1">
          <table:table-cell table:formula="of:=IF(ISBLANK([LIST.A2157]);&quot;&quot;;[LIST.A2158])">
            <text:p/>
          </table:table-cell>
          <table:table-cell table:formula="of:=IF(ISBLANK([LIST.A2158]);&quot;&quot;;[LIST.A2158])">
            <text:p/>
          </table:table-cell>
          <table:table-cell table:number-columns-repeated="1022"/>
        </table:table-row>
        <table:table-row table:style-name="ro1">
          <table:table-cell table:formula="of:=IF(ISBLANK([LIST.A2159]);&quot;&quot;;[LIST.A2159])">
            <text:p/>
          </table:table-cell>
          <table:table-cell table:formula="of:=IF(ISBLANK([LIST.A2160]);&quot;&quot;;[LIST.A2160])">
            <text:p/>
          </table:table-cell>
          <table:table-cell table:number-columns-repeated="1022"/>
        </table:table-row>
        <table:table-row table:style-name="ro1">
          <table:table-cell table:formula="of:=IF(ISBLANK([LIST.B2152]);&quot;&quot;;[LIST.B2152])">
            <text:p/>
          </table:table-cell>
          <table:table-cell table:formula="of:=IF(ISBLANK([LIST.B2151]);&quot;&quot;;[LIST.B2151])">
            <text:p/>
          </table:table-cell>
          <table:table-cell table:number-columns-repeated="1022"/>
        </table:table-row>
        <table:table-row table:style-name="ro1">
          <table:table-cell table:formula="of:=IF(ISBLANK([LIST.B2154]);&quot;&quot;;[LIST.B2154])">
            <text:p/>
          </table:table-cell>
          <table:table-cell table:formula="of:=IF(ISBLANK([LIST.B2153]);&quot;&quot;;[LIST.B2153])">
            <text:p/>
          </table:table-cell>
          <table:table-cell table:number-columns-repeated="1022"/>
        </table:table-row>
        <table:table-row table:style-name="ro1">
          <table:table-cell table:formula="of:=IF(ISBLANK([LIST.B2156]);&quot;&quot;;[LIST.B2156])">
            <text:p/>
          </table:table-cell>
          <table:table-cell table:formula="of:=IF(ISBLANK([LIST.B2155]);&quot;&quot;;[LIST.B2155])">
            <text:p/>
          </table:table-cell>
          <table:table-cell table:number-columns-repeated="1022"/>
        </table:table-row>
        <table:table-row table:style-name="ro1">
          <table:table-cell table:formula="of:=IF(ISBLANK([LIST.B2158]);&quot;&quot;;[LIST.B2158])">
            <text:p/>
          </table:table-cell>
          <table:table-cell table:formula="of:=IF(ISBLANK([LIST.B2157]);&quot;&quot;;[LIST.B2157])">
            <text:p/>
          </table:table-cell>
          <table:table-cell table:number-columns-repeated="1022"/>
        </table:table-row>
        <table:table-row table:style-name="ro1">
          <table:table-cell table:formula="of:=IF(ISBLANK([LIST.B2160]);&quot;&quot;;[LIST.B2160])">
            <text:p/>
          </table:table-cell>
          <table:table-cell table:formula="of:=IF(ISBLANK([LIST.B2159]);&quot;&quot;;[LIST.B2159])">
            <text:p/>
          </table:table-cell>
          <table:table-cell table:number-columns-repeated="1022"/>
        </table:table-row>
        <table:table-row table:style-name="ro1">
          <table:table-cell table:formula="of:=IF(ISBLANK([LIST.A2161]);&quot;&quot;;[LIST.A2161])">
            <text:p/>
          </table:table-cell>
          <table:table-cell table:formula="of:=IF(ISBLANK([LIST.A2162]);&quot;&quot;;[LIST.A2162])">
            <text:p/>
          </table:table-cell>
          <table:table-cell table:number-columns-repeated="1022"/>
        </table:table-row>
        <table:table-row table:style-name="ro1">
          <table:table-cell table:formula="of:=IF(ISBLANK([LIST.A2163]);&quot;&quot;;[LIST.A2163])">
            <text:p/>
          </table:table-cell>
          <table:table-cell table:formula="of:=IF(ISBLANK([LIST.A2164]);&quot;&quot;;[LIST.A2164])">
            <text:p/>
          </table:table-cell>
          <table:table-cell table:number-columns-repeated="1022"/>
        </table:table-row>
        <table:table-row table:style-name="ro1">
          <table:table-cell table:formula="of:=IF(ISBLANK([LIST.A2165]);&quot;&quot;;[LIST.A2165])">
            <text:p/>
          </table:table-cell>
          <table:table-cell table:formula="of:=IF(ISBLANK([LIST.A2166]);&quot;&quot;;[LIST.A2166])">
            <text:p/>
          </table:table-cell>
          <table:table-cell table:number-columns-repeated="1022"/>
        </table:table-row>
        <table:table-row table:style-name="ro1">
          <table:table-cell table:formula="of:=IF(ISBLANK([LIST.A2167]);&quot;&quot;;[LIST.A2168])">
            <text:p/>
          </table:table-cell>
          <table:table-cell table:formula="of:=IF(ISBLANK([LIST.A2168]);&quot;&quot;;[LIST.A2168])">
            <text:p/>
          </table:table-cell>
          <table:table-cell table:number-columns-repeated="1022"/>
        </table:table-row>
        <table:table-row table:style-name="ro1">
          <table:table-cell table:formula="of:=IF(ISBLANK([LIST.A2169]);&quot;&quot;;[LIST.A2169])">
            <text:p/>
          </table:table-cell>
          <table:table-cell table:formula="of:=IF(ISBLANK([LIST.A2170]);&quot;&quot;;[LIST.A2170])">
            <text:p/>
          </table:table-cell>
          <table:table-cell table:number-columns-repeated="1022"/>
        </table:table-row>
        <table:table-row table:style-name="ro1">
          <table:table-cell table:formula="of:=IF(ISBLANK([LIST.B2162]);&quot;&quot;;[LIST.B2162])">
            <text:p/>
          </table:table-cell>
          <table:table-cell table:formula="of:=IF(ISBLANK([LIST.B2161]);&quot;&quot;;[LIST.B2161])">
            <text:p/>
          </table:table-cell>
          <table:table-cell table:number-columns-repeated="1022"/>
        </table:table-row>
        <table:table-row table:style-name="ro1">
          <table:table-cell table:formula="of:=IF(ISBLANK([LIST.B2164]);&quot;&quot;;[LIST.B2164])">
            <text:p/>
          </table:table-cell>
          <table:table-cell table:formula="of:=IF(ISBLANK([LIST.B2163]);&quot;&quot;;[LIST.B2163])">
            <text:p/>
          </table:table-cell>
          <table:table-cell table:number-columns-repeated="1022"/>
        </table:table-row>
        <table:table-row table:style-name="ro1">
          <table:table-cell table:formula="of:=IF(ISBLANK([LIST.B2166]);&quot;&quot;;[LIST.B2166])">
            <text:p/>
          </table:table-cell>
          <table:table-cell table:formula="of:=IF(ISBLANK([LIST.B2165]);&quot;&quot;;[LIST.B2165])">
            <text:p/>
          </table:table-cell>
          <table:table-cell table:number-columns-repeated="1022"/>
        </table:table-row>
        <table:table-row table:style-name="ro1">
          <table:table-cell table:formula="of:=IF(ISBLANK([LIST.B2168]);&quot;&quot;;[LIST.B2168])">
            <text:p/>
          </table:table-cell>
          <table:table-cell table:formula="of:=IF(ISBLANK([LIST.B2167]);&quot;&quot;;[LIST.B2167])">
            <text:p/>
          </table:table-cell>
          <table:table-cell table:number-columns-repeated="1022"/>
        </table:table-row>
        <table:table-row table:style-name="ro1">
          <table:table-cell table:formula="of:=IF(ISBLANK([LIST.B2170]);&quot;&quot;;[LIST.B2170])">
            <text:p/>
          </table:table-cell>
          <table:table-cell table:formula="of:=IF(ISBLANK([LIST.B2169]);&quot;&quot;;[LIST.B2169])">
            <text:p/>
          </table:table-cell>
          <table:table-cell table:number-columns-repeated="1022"/>
        </table:table-row>
        <table:table-row table:style-name="ro1">
          <table:table-cell table:formula="of:=IF(ISBLANK([LIST.A2171]);&quot;&quot;;[LIST.A2171])">
            <text:p/>
          </table:table-cell>
          <table:table-cell table:formula="of:=IF(ISBLANK([LIST.A2172]);&quot;&quot;;[LIST.A2172])">
            <text:p/>
          </table:table-cell>
          <table:table-cell table:number-columns-repeated="1022"/>
        </table:table-row>
        <table:table-row table:style-name="ro1">
          <table:table-cell table:formula="of:=IF(ISBLANK([LIST.A2173]);&quot;&quot;;[LIST.A2173])">
            <text:p/>
          </table:table-cell>
          <table:table-cell table:formula="of:=IF(ISBLANK([LIST.A2174]);&quot;&quot;;[LIST.A2174])">
            <text:p/>
          </table:table-cell>
          <table:table-cell table:number-columns-repeated="1022"/>
        </table:table-row>
        <table:table-row table:style-name="ro1">
          <table:table-cell table:formula="of:=IF(ISBLANK([LIST.A2175]);&quot;&quot;;[LIST.A2175])">
            <text:p/>
          </table:table-cell>
          <table:table-cell table:formula="of:=IF(ISBLANK([LIST.A2176]);&quot;&quot;;[LIST.A2176])">
            <text:p/>
          </table:table-cell>
          <table:table-cell table:number-columns-repeated="1022"/>
        </table:table-row>
        <table:table-row table:style-name="ro1">
          <table:table-cell table:formula="of:=IF(ISBLANK([LIST.A2177]);&quot;&quot;;[LIST.A2178])">
            <text:p/>
          </table:table-cell>
          <table:table-cell table:formula="of:=IF(ISBLANK([LIST.A2178]);&quot;&quot;;[LIST.A2178])">
            <text:p/>
          </table:table-cell>
          <table:table-cell table:number-columns-repeated="1022"/>
        </table:table-row>
        <table:table-row table:style-name="ro1">
          <table:table-cell table:formula="of:=IF(ISBLANK([LIST.A2179]);&quot;&quot;;[LIST.A2179])">
            <text:p/>
          </table:table-cell>
          <table:table-cell table:formula="of:=IF(ISBLANK([LIST.A2180]);&quot;&quot;;[LIST.A2180])">
            <text:p/>
          </table:table-cell>
          <table:table-cell table:number-columns-repeated="1022"/>
        </table:table-row>
        <table:table-row table:style-name="ro1">
          <table:table-cell table:formula="of:=IF(ISBLANK([LIST.B2172]);&quot;&quot;;[LIST.B2172])">
            <text:p/>
          </table:table-cell>
          <table:table-cell table:formula="of:=IF(ISBLANK([LIST.B2171]);&quot;&quot;;[LIST.B2171])">
            <text:p/>
          </table:table-cell>
          <table:table-cell table:number-columns-repeated="1022"/>
        </table:table-row>
        <table:table-row table:style-name="ro1">
          <table:table-cell table:formula="of:=IF(ISBLANK([LIST.B2174]);&quot;&quot;;[LIST.B2174])">
            <text:p/>
          </table:table-cell>
          <table:table-cell table:formula="of:=IF(ISBLANK([LIST.B2173]);&quot;&quot;;[LIST.B2173])">
            <text:p/>
          </table:table-cell>
          <table:table-cell table:number-columns-repeated="1022"/>
        </table:table-row>
        <table:table-row table:style-name="ro1">
          <table:table-cell table:formula="of:=IF(ISBLANK([LIST.B2176]);&quot;&quot;;[LIST.B2176])">
            <text:p/>
          </table:table-cell>
          <table:table-cell table:formula="of:=IF(ISBLANK([LIST.B2175]);&quot;&quot;;[LIST.B2175])">
            <text:p/>
          </table:table-cell>
          <table:table-cell table:number-columns-repeated="1022"/>
        </table:table-row>
        <table:table-row table:style-name="ro1">
          <table:table-cell table:formula="of:=IF(ISBLANK([LIST.B2178]);&quot;&quot;;[LIST.B2178])">
            <text:p/>
          </table:table-cell>
          <table:table-cell table:formula="of:=IF(ISBLANK([LIST.B2177]);&quot;&quot;;[LIST.B2177])">
            <text:p/>
          </table:table-cell>
          <table:table-cell table:number-columns-repeated="1022"/>
        </table:table-row>
        <table:table-row table:style-name="ro1">
          <table:table-cell table:formula="of:=IF(ISBLANK([LIST.B2180]);&quot;&quot;;[LIST.B2180])">
            <text:p/>
          </table:table-cell>
          <table:table-cell table:formula="of:=IF(ISBLANK([LIST.B2179]);&quot;&quot;;[LIST.B2179])">
            <text:p/>
          </table:table-cell>
          <table:table-cell table:number-columns-repeated="1022"/>
        </table:table-row>
        <table:table-row table:style-name="ro1">
          <table:table-cell table:formula="of:=IF(ISBLANK([LIST.A2181]);&quot;&quot;;[LIST.A2181])">
            <text:p/>
          </table:table-cell>
          <table:table-cell table:formula="of:=IF(ISBLANK([LIST.A2182]);&quot;&quot;;[LIST.A2182])">
            <text:p/>
          </table:table-cell>
          <table:table-cell table:number-columns-repeated="1022"/>
        </table:table-row>
        <table:table-row table:style-name="ro1">
          <table:table-cell table:formula="of:=IF(ISBLANK([LIST.A2183]);&quot;&quot;;[LIST.A2183])">
            <text:p/>
          </table:table-cell>
          <table:table-cell table:formula="of:=IF(ISBLANK([LIST.A2184]);&quot;&quot;;[LIST.A2184])">
            <text:p/>
          </table:table-cell>
          <table:table-cell table:number-columns-repeated="1022"/>
        </table:table-row>
        <table:table-row table:style-name="ro1">
          <table:table-cell table:formula="of:=IF(ISBLANK([LIST.A2185]);&quot;&quot;;[LIST.A2185])">
            <text:p/>
          </table:table-cell>
          <table:table-cell table:formula="of:=IF(ISBLANK([LIST.A2186]);&quot;&quot;;[LIST.A2186])">
            <text:p/>
          </table:table-cell>
          <table:table-cell table:number-columns-repeated="1022"/>
        </table:table-row>
        <table:table-row table:style-name="ro1">
          <table:table-cell table:formula="of:=IF(ISBLANK([LIST.A2187]);&quot;&quot;;[LIST.A2188])">
            <text:p/>
          </table:table-cell>
          <table:table-cell table:formula="of:=IF(ISBLANK([LIST.A2188]);&quot;&quot;;[LIST.A2188])">
            <text:p/>
          </table:table-cell>
          <table:table-cell table:number-columns-repeated="1022"/>
        </table:table-row>
        <table:table-row table:style-name="ro1">
          <table:table-cell table:formula="of:=IF(ISBLANK([LIST.A2189]);&quot;&quot;;[LIST.A2189])">
            <text:p/>
          </table:table-cell>
          <table:table-cell table:formula="of:=IF(ISBLANK([LIST.A2190]);&quot;&quot;;[LIST.A2190])">
            <text:p/>
          </table:table-cell>
          <table:table-cell table:number-columns-repeated="1022"/>
        </table:table-row>
        <table:table-row table:style-name="ro1">
          <table:table-cell table:formula="of:=IF(ISBLANK([LIST.B2182]);&quot;&quot;;[LIST.B2182])">
            <text:p/>
          </table:table-cell>
          <table:table-cell table:formula="of:=IF(ISBLANK([LIST.B2181]);&quot;&quot;;[LIST.B2181])">
            <text:p/>
          </table:table-cell>
          <table:table-cell table:number-columns-repeated="1022"/>
        </table:table-row>
        <table:table-row table:style-name="ro1">
          <table:table-cell table:formula="of:=IF(ISBLANK([LIST.B2184]);&quot;&quot;;[LIST.B2184])">
            <text:p/>
          </table:table-cell>
          <table:table-cell table:formula="of:=IF(ISBLANK([LIST.B2183]);&quot;&quot;;[LIST.B2183])">
            <text:p/>
          </table:table-cell>
          <table:table-cell table:number-columns-repeated="1022"/>
        </table:table-row>
        <table:table-row table:style-name="ro1">
          <table:table-cell table:formula="of:=IF(ISBLANK([LIST.B2186]);&quot;&quot;;[LIST.B2186])">
            <text:p/>
          </table:table-cell>
          <table:table-cell table:formula="of:=IF(ISBLANK([LIST.B2185]);&quot;&quot;;[LIST.B2185])">
            <text:p/>
          </table:table-cell>
          <table:table-cell table:number-columns-repeated="1022"/>
        </table:table-row>
        <table:table-row table:style-name="ro1">
          <table:table-cell table:formula="of:=IF(ISBLANK([LIST.B2188]);&quot;&quot;;[LIST.B2188])">
            <text:p/>
          </table:table-cell>
          <table:table-cell table:formula="of:=IF(ISBLANK([LIST.B2187]);&quot;&quot;;[LIST.B2187])">
            <text:p/>
          </table:table-cell>
          <table:table-cell table:number-columns-repeated="1022"/>
        </table:table-row>
        <table:table-row table:style-name="ro1">
          <table:table-cell table:formula="of:=IF(ISBLANK([LIST.B2190]);&quot;&quot;;[LIST.B2190])">
            <text:p/>
          </table:table-cell>
          <table:table-cell table:formula="of:=IF(ISBLANK([LIST.B2189]);&quot;&quot;;[LIST.B2189])">
            <text:p/>
          </table:table-cell>
          <table:table-cell table:number-columns-repeated="1022"/>
        </table:table-row>
        <table:table-row table:style-name="ro1">
          <table:table-cell table:formula="of:=IF(ISBLANK([LIST.A2191]);&quot;&quot;;[LIST.A2191])">
            <text:p/>
          </table:table-cell>
          <table:table-cell table:formula="of:=IF(ISBLANK([LIST.A2192]);&quot;&quot;;[LIST.A2192])">
            <text:p/>
          </table:table-cell>
          <table:table-cell table:number-columns-repeated="1022"/>
        </table:table-row>
        <table:table-row table:style-name="ro1">
          <table:table-cell table:formula="of:=IF(ISBLANK([LIST.A2193]);&quot;&quot;;[LIST.A2193])">
            <text:p/>
          </table:table-cell>
          <table:table-cell table:formula="of:=IF(ISBLANK([LIST.A2194]);&quot;&quot;;[LIST.A2194])">
            <text:p/>
          </table:table-cell>
          <table:table-cell table:number-columns-repeated="1022"/>
        </table:table-row>
        <table:table-row table:style-name="ro1">
          <table:table-cell table:formula="of:=IF(ISBLANK([LIST.A2195]);&quot;&quot;;[LIST.A2195])">
            <text:p/>
          </table:table-cell>
          <table:table-cell table:formula="of:=IF(ISBLANK([LIST.A2196]);&quot;&quot;;[LIST.A2196])">
            <text:p/>
          </table:table-cell>
          <table:table-cell table:number-columns-repeated="1022"/>
        </table:table-row>
        <table:table-row table:style-name="ro1">
          <table:table-cell table:formula="of:=IF(ISBLANK([LIST.A2197]);&quot;&quot;;[LIST.A2198])">
            <text:p/>
          </table:table-cell>
          <table:table-cell table:formula="of:=IF(ISBLANK([LIST.A2198]);&quot;&quot;;[LIST.A2198])">
            <text:p/>
          </table:table-cell>
          <table:table-cell table:number-columns-repeated="1022"/>
        </table:table-row>
        <table:table-row table:style-name="ro1">
          <table:table-cell table:formula="of:=IF(ISBLANK([LIST.A2199]);&quot;&quot;;[LIST.A2199])">
            <text:p/>
          </table:table-cell>
          <table:table-cell table:formula="of:=IF(ISBLANK([LIST.A2200]);&quot;&quot;;[LIST.A2200])">
            <text:p/>
          </table:table-cell>
          <table:table-cell table:number-columns-repeated="1022"/>
        </table:table-row>
        <table:table-row table:style-name="ro1">
          <table:table-cell table:formula="of:=IF(ISBLANK([LIST.B2192]);&quot;&quot;;[LIST.B2192])">
            <text:p/>
          </table:table-cell>
          <table:table-cell table:formula="of:=IF(ISBLANK([LIST.B2191]);&quot;&quot;;[LIST.B2191])">
            <text:p/>
          </table:table-cell>
          <table:table-cell table:number-columns-repeated="1022"/>
        </table:table-row>
        <table:table-row table:style-name="ro1">
          <table:table-cell table:formula="of:=IF(ISBLANK([LIST.B2194]);&quot;&quot;;[LIST.B2194])">
            <text:p/>
          </table:table-cell>
          <table:table-cell table:formula="of:=IF(ISBLANK([LIST.B2193]);&quot;&quot;;[LIST.B2193])">
            <text:p/>
          </table:table-cell>
          <table:table-cell table:number-columns-repeated="1022"/>
        </table:table-row>
        <table:table-row table:style-name="ro1">
          <table:table-cell table:formula="of:=IF(ISBLANK([LIST.B2196]);&quot;&quot;;[LIST.B2196])">
            <text:p/>
          </table:table-cell>
          <table:table-cell table:formula="of:=IF(ISBLANK([LIST.B2195]);&quot;&quot;;[LIST.B2195])">
            <text:p/>
          </table:table-cell>
          <table:table-cell table:number-columns-repeated="1022"/>
        </table:table-row>
        <table:table-row table:style-name="ro1">
          <table:table-cell table:formula="of:=IF(ISBLANK([LIST.B2198]);&quot;&quot;;[LIST.B2198])">
            <text:p/>
          </table:table-cell>
          <table:table-cell table:formula="of:=IF(ISBLANK([LIST.B2197]);&quot;&quot;;[LIST.B2197])">
            <text:p/>
          </table:table-cell>
          <table:table-cell table:number-columns-repeated="1022"/>
        </table:table-row>
        <table:table-row table:style-name="ro1">
          <table:table-cell table:formula="of:=IF(ISBLANK([LIST.B2200]);&quot;&quot;;[LIST.B2200])">
            <text:p/>
          </table:table-cell>
          <table:table-cell table:formula="of:=IF(ISBLANK([LIST.B2199]);&quot;&quot;;[LIST.B2199])">
            <text:p/>
          </table:table-cell>
          <table:table-cell table:number-columns-repeated="1022"/>
        </table:table-row>
        <table:table-row table:style-name="ro1">
          <table:table-cell table:formula="of:=IF(ISBLANK([LIST.A2201]);&quot;&quot;;[LIST.A2201])">
            <text:p/>
          </table:table-cell>
          <table:table-cell table:formula="of:=IF(ISBLANK([LIST.A2202]);&quot;&quot;;[LIST.A2202])">
            <text:p/>
          </table:table-cell>
          <table:table-cell table:number-columns-repeated="1022"/>
        </table:table-row>
        <table:table-row table:style-name="ro1">
          <table:table-cell table:formula="of:=IF(ISBLANK([LIST.A2203]);&quot;&quot;;[LIST.A2203])">
            <text:p/>
          </table:table-cell>
          <table:table-cell table:formula="of:=IF(ISBLANK([LIST.A2204]);&quot;&quot;;[LIST.A2204])">
            <text:p/>
          </table:table-cell>
          <table:table-cell table:number-columns-repeated="1022"/>
        </table:table-row>
        <table:table-row table:style-name="ro1">
          <table:table-cell table:formula="of:=IF(ISBLANK([LIST.A2205]);&quot;&quot;;[LIST.A2205])">
            <text:p/>
          </table:table-cell>
          <table:table-cell table:formula="of:=IF(ISBLANK([LIST.A2206]);&quot;&quot;;[LIST.A2206])">
            <text:p/>
          </table:table-cell>
          <table:table-cell table:number-columns-repeated="1022"/>
        </table:table-row>
        <table:table-row table:style-name="ro1">
          <table:table-cell table:formula="of:=IF(ISBLANK([LIST.A2207]);&quot;&quot;;[LIST.A2208])">
            <text:p/>
          </table:table-cell>
          <table:table-cell table:formula="of:=IF(ISBLANK([LIST.A2208]);&quot;&quot;;[LIST.A2208])">
            <text:p/>
          </table:table-cell>
          <table:table-cell table:number-columns-repeated="1022"/>
        </table:table-row>
        <table:table-row table:style-name="ro1">
          <table:table-cell table:formula="of:=IF(ISBLANK([LIST.A2209]);&quot;&quot;;[LIST.A2209])">
            <text:p/>
          </table:table-cell>
          <table:table-cell table:formula="of:=IF(ISBLANK([LIST.A2210]);&quot;&quot;;[LIST.A2210])">
            <text:p/>
          </table:table-cell>
          <table:table-cell table:number-columns-repeated="1022"/>
        </table:table-row>
        <table:table-row table:style-name="ro1">
          <table:table-cell table:formula="of:=IF(ISBLANK([LIST.B2202]);&quot;&quot;;[LIST.B2202])">
            <text:p/>
          </table:table-cell>
          <table:table-cell table:formula="of:=IF(ISBLANK([LIST.B2201]);&quot;&quot;;[LIST.B2201])">
            <text:p/>
          </table:table-cell>
          <table:table-cell table:number-columns-repeated="1022"/>
        </table:table-row>
        <table:table-row table:style-name="ro1">
          <table:table-cell table:formula="of:=IF(ISBLANK([LIST.B2204]);&quot;&quot;;[LIST.B2204])">
            <text:p/>
          </table:table-cell>
          <table:table-cell table:formula="of:=IF(ISBLANK([LIST.B2203]);&quot;&quot;;[LIST.B2203])">
            <text:p/>
          </table:table-cell>
          <table:table-cell table:number-columns-repeated="1022"/>
        </table:table-row>
        <table:table-row table:style-name="ro1">
          <table:table-cell table:formula="of:=IF(ISBLANK([LIST.B2206]);&quot;&quot;;[LIST.B2206])">
            <text:p/>
          </table:table-cell>
          <table:table-cell table:formula="of:=IF(ISBLANK([LIST.B2205]);&quot;&quot;;[LIST.B2205])">
            <text:p/>
          </table:table-cell>
          <table:table-cell table:number-columns-repeated="1022"/>
        </table:table-row>
        <table:table-row table:style-name="ro1">
          <table:table-cell table:formula="of:=IF(ISBLANK([LIST.B2208]);&quot;&quot;;[LIST.B2208])">
            <text:p/>
          </table:table-cell>
          <table:table-cell table:formula="of:=IF(ISBLANK([LIST.B2207]);&quot;&quot;;[LIST.B2207])">
            <text:p/>
          </table:table-cell>
          <table:table-cell table:number-columns-repeated="1022"/>
        </table:table-row>
        <table:table-row table:style-name="ro1">
          <table:table-cell table:formula="of:=IF(ISBLANK([LIST.B2210]);&quot;&quot;;[LIST.B2210])">
            <text:p/>
          </table:table-cell>
          <table:table-cell table:formula="of:=IF(ISBLANK([LIST.B2209]);&quot;&quot;;[LIST.B2209])">
            <text:p/>
          </table:table-cell>
          <table:table-cell table:number-columns-repeated="1022"/>
        </table:table-row>
        <table:table-row table:style-name="ro1">
          <table:table-cell table:formula="of:=IF(ISBLANK([LIST.A2211]);&quot;&quot;;[LIST.A2211])">
            <text:p/>
          </table:table-cell>
          <table:table-cell table:formula="of:=IF(ISBLANK([LIST.A2212]);&quot;&quot;;[LIST.A2212])">
            <text:p/>
          </table:table-cell>
          <table:table-cell table:number-columns-repeated="1022"/>
        </table:table-row>
        <table:table-row table:style-name="ro1">
          <table:table-cell table:formula="of:=IF(ISBLANK([LIST.A2213]);&quot;&quot;;[LIST.A2213])">
            <text:p/>
          </table:table-cell>
          <table:table-cell table:formula="of:=IF(ISBLANK([LIST.A2214]);&quot;&quot;;[LIST.A2214])">
            <text:p/>
          </table:table-cell>
          <table:table-cell table:number-columns-repeated="1022"/>
        </table:table-row>
        <table:table-row table:style-name="ro1">
          <table:table-cell table:formula="of:=IF(ISBLANK([LIST.A2215]);&quot;&quot;;[LIST.A2215])">
            <text:p/>
          </table:table-cell>
          <table:table-cell table:formula="of:=IF(ISBLANK([LIST.A2216]);&quot;&quot;;[LIST.A2216])">
            <text:p/>
          </table:table-cell>
          <table:table-cell table:number-columns-repeated="1022"/>
        </table:table-row>
        <table:table-row table:style-name="ro1">
          <table:table-cell table:formula="of:=IF(ISBLANK([LIST.A2217]);&quot;&quot;;[LIST.A2218])">
            <text:p/>
          </table:table-cell>
          <table:table-cell table:formula="of:=IF(ISBLANK([LIST.A2218]);&quot;&quot;;[LIST.A2218])">
            <text:p/>
          </table:table-cell>
          <table:table-cell table:number-columns-repeated="1022"/>
        </table:table-row>
        <table:table-row table:style-name="ro1">
          <table:table-cell table:formula="of:=IF(ISBLANK([LIST.A2219]);&quot;&quot;;[LIST.A2219])">
            <text:p/>
          </table:table-cell>
          <table:table-cell table:formula="of:=IF(ISBLANK([LIST.A2220]);&quot;&quot;;[LIST.A2220])">
            <text:p/>
          </table:table-cell>
          <table:table-cell table:number-columns-repeated="1022"/>
        </table:table-row>
        <table:table-row table:style-name="ro1">
          <table:table-cell table:formula="of:=IF(ISBLANK([LIST.B2212]);&quot;&quot;;[LIST.B2212])">
            <text:p/>
          </table:table-cell>
          <table:table-cell table:formula="of:=IF(ISBLANK([LIST.B2211]);&quot;&quot;;[LIST.B2211])">
            <text:p/>
          </table:table-cell>
          <table:table-cell table:number-columns-repeated="1022"/>
        </table:table-row>
        <table:table-row table:style-name="ro1">
          <table:table-cell table:formula="of:=IF(ISBLANK([LIST.B2214]);&quot;&quot;;[LIST.B2214])">
            <text:p/>
          </table:table-cell>
          <table:table-cell table:formula="of:=IF(ISBLANK([LIST.B2213]);&quot;&quot;;[LIST.B2213])">
            <text:p/>
          </table:table-cell>
          <table:table-cell table:number-columns-repeated="1022"/>
        </table:table-row>
        <table:table-row table:style-name="ro1">
          <table:table-cell table:formula="of:=IF(ISBLANK([LIST.B2216]);&quot;&quot;;[LIST.B2216])">
            <text:p/>
          </table:table-cell>
          <table:table-cell table:formula="of:=IF(ISBLANK([LIST.B2215]);&quot;&quot;;[LIST.B2215])">
            <text:p/>
          </table:table-cell>
          <table:table-cell table:number-columns-repeated="1022"/>
        </table:table-row>
        <table:table-row table:style-name="ro1">
          <table:table-cell table:formula="of:=IF(ISBLANK([LIST.B2218]);&quot;&quot;;[LIST.B2218])">
            <text:p/>
          </table:table-cell>
          <table:table-cell table:formula="of:=IF(ISBLANK([LIST.B2217]);&quot;&quot;;[LIST.B2217])">
            <text:p/>
          </table:table-cell>
          <table:table-cell table:number-columns-repeated="1022"/>
        </table:table-row>
        <table:table-row table:style-name="ro1">
          <table:table-cell table:formula="of:=IF(ISBLANK([LIST.B2220]);&quot;&quot;;[LIST.B2220])">
            <text:p/>
          </table:table-cell>
          <table:table-cell table:formula="of:=IF(ISBLANK([LIST.B2219]);&quot;&quot;;[LIST.B2219])">
            <text:p/>
          </table:table-cell>
          <table:table-cell table:number-columns-repeated="1022"/>
        </table:table-row>
        <table:table-row table:style-name="ro1">
          <table:table-cell table:formula="of:=IF(ISBLANK([LIST.A2221]);&quot;&quot;;[LIST.A2221])">
            <text:p/>
          </table:table-cell>
          <table:table-cell table:formula="of:=IF(ISBLANK([LIST.A2222]);&quot;&quot;;[LIST.A2222])">
            <text:p/>
          </table:table-cell>
          <table:table-cell table:number-columns-repeated="1022"/>
        </table:table-row>
        <table:table-row table:style-name="ro1">
          <table:table-cell table:formula="of:=IF(ISBLANK([LIST.A2223]);&quot;&quot;;[LIST.A2223])">
            <text:p/>
          </table:table-cell>
          <table:table-cell table:formula="of:=IF(ISBLANK([LIST.A2224]);&quot;&quot;;[LIST.A2224])">
            <text:p/>
          </table:table-cell>
          <table:table-cell table:number-columns-repeated="1022"/>
        </table:table-row>
        <table:table-row table:style-name="ro1">
          <table:table-cell table:formula="of:=IF(ISBLANK([LIST.A2225]);&quot;&quot;;[LIST.A2225])">
            <text:p/>
          </table:table-cell>
          <table:table-cell table:formula="of:=IF(ISBLANK([LIST.A2226]);&quot;&quot;;[LIST.A2226])">
            <text:p/>
          </table:table-cell>
          <table:table-cell table:number-columns-repeated="1022"/>
        </table:table-row>
        <table:table-row table:style-name="ro1">
          <table:table-cell table:formula="of:=IF(ISBLANK([LIST.A2227]);&quot;&quot;;[LIST.A2228])">
            <text:p/>
          </table:table-cell>
          <table:table-cell table:formula="of:=IF(ISBLANK([LIST.A2228]);&quot;&quot;;[LIST.A2228])">
            <text:p/>
          </table:table-cell>
          <table:table-cell table:number-columns-repeated="1022"/>
        </table:table-row>
        <table:table-row table:style-name="ro1">
          <table:table-cell table:formula="of:=IF(ISBLANK([LIST.A2229]);&quot;&quot;;[LIST.A2229])">
            <text:p/>
          </table:table-cell>
          <table:table-cell table:formula="of:=IF(ISBLANK([LIST.A2230]);&quot;&quot;;[LIST.A2230])">
            <text:p/>
          </table:table-cell>
          <table:table-cell table:number-columns-repeated="1022"/>
        </table:table-row>
        <table:table-row table:style-name="ro1">
          <table:table-cell table:formula="of:=IF(ISBLANK([LIST.B2222]);&quot;&quot;;[LIST.B2222])">
            <text:p/>
          </table:table-cell>
          <table:table-cell table:formula="of:=IF(ISBLANK([LIST.B2221]);&quot;&quot;;[LIST.B2221])">
            <text:p/>
          </table:table-cell>
          <table:table-cell table:number-columns-repeated="1022"/>
        </table:table-row>
        <table:table-row table:style-name="ro1">
          <table:table-cell table:formula="of:=IF(ISBLANK([LIST.B2224]);&quot;&quot;;[LIST.B2224])">
            <text:p/>
          </table:table-cell>
          <table:table-cell table:formula="of:=IF(ISBLANK([LIST.B2223]);&quot;&quot;;[LIST.B2223])">
            <text:p/>
          </table:table-cell>
          <table:table-cell table:number-columns-repeated="1022"/>
        </table:table-row>
        <table:table-row table:style-name="ro1">
          <table:table-cell table:formula="of:=IF(ISBLANK([LIST.B2226]);&quot;&quot;;[LIST.B2226])">
            <text:p/>
          </table:table-cell>
          <table:table-cell table:formula="of:=IF(ISBLANK([LIST.B2225]);&quot;&quot;;[LIST.B2225])">
            <text:p/>
          </table:table-cell>
          <table:table-cell table:number-columns-repeated="1022"/>
        </table:table-row>
        <table:table-row table:style-name="ro1">
          <table:table-cell table:formula="of:=IF(ISBLANK([LIST.B2228]);&quot;&quot;;[LIST.B2228])">
            <text:p/>
          </table:table-cell>
          <table:table-cell table:formula="of:=IF(ISBLANK([LIST.B2227]);&quot;&quot;;[LIST.B2227])">
            <text:p/>
          </table:table-cell>
          <table:table-cell table:number-columns-repeated="1022"/>
        </table:table-row>
        <table:table-row table:style-name="ro1">
          <table:table-cell table:formula="of:=IF(ISBLANK([LIST.B2230]);&quot;&quot;;[LIST.B2230])">
            <text:p/>
          </table:table-cell>
          <table:table-cell table:formula="of:=IF(ISBLANK([LIST.B2229]);&quot;&quot;;[LIST.B2229])">
            <text:p/>
          </table:table-cell>
          <table:table-cell table:number-columns-repeated="1022"/>
        </table:table-row>
        <table:table-row table:style-name="ro1">
          <table:table-cell table:formula="of:=IF(ISBLANK([LIST.A2231]);&quot;&quot;;[LIST.A2231])">
            <text:p/>
          </table:table-cell>
          <table:table-cell table:formula="of:=IF(ISBLANK([LIST.A2232]);&quot;&quot;;[LIST.A2232])">
            <text:p/>
          </table:table-cell>
          <table:table-cell table:number-columns-repeated="1022"/>
        </table:table-row>
        <table:table-row table:style-name="ro1">
          <table:table-cell table:formula="of:=IF(ISBLANK([LIST.A2233]);&quot;&quot;;[LIST.A2233])">
            <text:p/>
          </table:table-cell>
          <table:table-cell table:formula="of:=IF(ISBLANK([LIST.A2234]);&quot;&quot;;[LIST.A2234])">
            <text:p/>
          </table:table-cell>
          <table:table-cell table:number-columns-repeated="1022"/>
        </table:table-row>
        <table:table-row table:style-name="ro1">
          <table:table-cell table:formula="of:=IF(ISBLANK([LIST.A2235]);&quot;&quot;;[LIST.A2235])">
            <text:p/>
          </table:table-cell>
          <table:table-cell table:formula="of:=IF(ISBLANK([LIST.A2236]);&quot;&quot;;[LIST.A2236])">
            <text:p/>
          </table:table-cell>
          <table:table-cell table:number-columns-repeated="1022"/>
        </table:table-row>
        <table:table-row table:style-name="ro1">
          <table:table-cell table:formula="of:=IF(ISBLANK([LIST.A2237]);&quot;&quot;;[LIST.A2238])">
            <text:p/>
          </table:table-cell>
          <table:table-cell table:formula="of:=IF(ISBLANK([LIST.A2238]);&quot;&quot;;[LIST.A2238])">
            <text:p/>
          </table:table-cell>
          <table:table-cell table:number-columns-repeated="1022"/>
        </table:table-row>
        <table:table-row table:style-name="ro1">
          <table:table-cell table:formula="of:=IF(ISBLANK([LIST.A2239]);&quot;&quot;;[LIST.A2239])">
            <text:p/>
          </table:table-cell>
          <table:table-cell table:formula="of:=IF(ISBLANK([LIST.A2240]);&quot;&quot;;[LIST.A2240])">
            <text:p/>
          </table:table-cell>
          <table:table-cell table:number-columns-repeated="1022"/>
        </table:table-row>
        <table:table-row table:style-name="ro1">
          <table:table-cell table:formula="of:=IF(ISBLANK([LIST.B2232]);&quot;&quot;;[LIST.B2232])">
            <text:p/>
          </table:table-cell>
          <table:table-cell table:formula="of:=IF(ISBLANK([LIST.B2231]);&quot;&quot;;[LIST.B2231])">
            <text:p/>
          </table:table-cell>
          <table:table-cell table:number-columns-repeated="1022"/>
        </table:table-row>
        <table:table-row table:style-name="ro1">
          <table:table-cell table:formula="of:=IF(ISBLANK([LIST.B2234]);&quot;&quot;;[LIST.B2234])">
            <text:p/>
          </table:table-cell>
          <table:table-cell table:formula="of:=IF(ISBLANK([LIST.B2233]);&quot;&quot;;[LIST.B2233])">
            <text:p/>
          </table:table-cell>
          <table:table-cell table:number-columns-repeated="1022"/>
        </table:table-row>
        <table:table-row table:style-name="ro1">
          <table:table-cell table:formula="of:=IF(ISBLANK([LIST.B2236]);&quot;&quot;;[LIST.B2236])">
            <text:p/>
          </table:table-cell>
          <table:table-cell table:formula="of:=IF(ISBLANK([LIST.B2235]);&quot;&quot;;[LIST.B2235])">
            <text:p/>
          </table:table-cell>
          <table:table-cell table:number-columns-repeated="1022"/>
        </table:table-row>
        <table:table-row table:style-name="ro1">
          <table:table-cell table:formula="of:=IF(ISBLANK([LIST.B2238]);&quot;&quot;;[LIST.B2238])">
            <text:p/>
          </table:table-cell>
          <table:table-cell table:formula="of:=IF(ISBLANK([LIST.B2237]);&quot;&quot;;[LIST.B2237])">
            <text:p/>
          </table:table-cell>
          <table:table-cell table:number-columns-repeated="1022"/>
        </table:table-row>
        <table:table-row table:style-name="ro1">
          <table:table-cell table:formula="of:=IF(ISBLANK([LIST.B2240]);&quot;&quot;;[LIST.B2240])">
            <text:p/>
          </table:table-cell>
          <table:table-cell table:formula="of:=IF(ISBLANK([LIST.B2239]);&quot;&quot;;[LIST.B2239])">
            <text:p/>
          </table:table-cell>
          <table:table-cell table:number-columns-repeated="1022"/>
        </table:table-row>
        <table:table-row table:style-name="ro1">
          <table:table-cell table:formula="of:=IF(ISBLANK([LIST.A2241]);&quot;&quot;;[LIST.A2241])">
            <text:p/>
          </table:table-cell>
          <table:table-cell table:formula="of:=IF(ISBLANK([LIST.A2242]);&quot;&quot;;[LIST.A2242])">
            <text:p/>
          </table:table-cell>
          <table:table-cell table:number-columns-repeated="1022"/>
        </table:table-row>
        <table:table-row table:style-name="ro1">
          <table:table-cell table:formula="of:=IF(ISBLANK([LIST.A2243]);&quot;&quot;;[LIST.A2243])">
            <text:p/>
          </table:table-cell>
          <table:table-cell table:formula="of:=IF(ISBLANK([LIST.A2244]);&quot;&quot;;[LIST.A2244])">
            <text:p/>
          </table:table-cell>
          <table:table-cell table:number-columns-repeated="1022"/>
        </table:table-row>
        <table:table-row table:style-name="ro1">
          <table:table-cell table:formula="of:=IF(ISBLANK([LIST.A2245]);&quot;&quot;;[LIST.A2245])">
            <text:p/>
          </table:table-cell>
          <table:table-cell table:formula="of:=IF(ISBLANK([LIST.A2246]);&quot;&quot;;[LIST.A2246])">
            <text:p/>
          </table:table-cell>
          <table:table-cell table:number-columns-repeated="1022"/>
        </table:table-row>
        <table:table-row table:style-name="ro1">
          <table:table-cell table:formula="of:=IF(ISBLANK([LIST.A2247]);&quot;&quot;;[LIST.A2248])">
            <text:p/>
          </table:table-cell>
          <table:table-cell table:formula="of:=IF(ISBLANK([LIST.A2248]);&quot;&quot;;[LIST.A2248])">
            <text:p/>
          </table:table-cell>
          <table:table-cell table:number-columns-repeated="1022"/>
        </table:table-row>
        <table:table-row table:style-name="ro1">
          <table:table-cell table:formula="of:=IF(ISBLANK([LIST.A2249]);&quot;&quot;;[LIST.A2249])">
            <text:p/>
          </table:table-cell>
          <table:table-cell table:formula="of:=IF(ISBLANK([LIST.A2250]);&quot;&quot;;[LIST.A2250])">
            <text:p/>
          </table:table-cell>
          <table:table-cell table:number-columns-repeated="1022"/>
        </table:table-row>
        <table:table-row table:style-name="ro1">
          <table:table-cell table:formula="of:=IF(ISBLANK([LIST.B2242]);&quot;&quot;;[LIST.B2242])">
            <text:p/>
          </table:table-cell>
          <table:table-cell table:formula="of:=IF(ISBLANK([LIST.B2241]);&quot;&quot;;[LIST.B2241])">
            <text:p/>
          </table:table-cell>
          <table:table-cell table:number-columns-repeated="1022"/>
        </table:table-row>
        <table:table-row table:style-name="ro1">
          <table:table-cell table:formula="of:=IF(ISBLANK([LIST.B2244]);&quot;&quot;;[LIST.B2244])">
            <text:p/>
          </table:table-cell>
          <table:table-cell table:formula="of:=IF(ISBLANK([LIST.B2243]);&quot;&quot;;[LIST.B2243])">
            <text:p/>
          </table:table-cell>
          <table:table-cell table:number-columns-repeated="1022"/>
        </table:table-row>
        <table:table-row table:style-name="ro1">
          <table:table-cell table:formula="of:=IF(ISBLANK([LIST.B2246]);&quot;&quot;;[LIST.B2246])">
            <text:p/>
          </table:table-cell>
          <table:table-cell table:formula="of:=IF(ISBLANK([LIST.B2245]);&quot;&quot;;[LIST.B2245])">
            <text:p/>
          </table:table-cell>
          <table:table-cell table:number-columns-repeated="1022"/>
        </table:table-row>
        <table:table-row table:style-name="ro1">
          <table:table-cell table:formula="of:=IF(ISBLANK([LIST.B2248]);&quot;&quot;;[LIST.B2248])">
            <text:p/>
          </table:table-cell>
          <table:table-cell table:formula="of:=IF(ISBLANK([LIST.B2247]);&quot;&quot;;[LIST.B2247])">
            <text:p/>
          </table:table-cell>
          <table:table-cell table:number-columns-repeated="1022"/>
        </table:table-row>
        <table:table-row table:style-name="ro1">
          <table:table-cell table:formula="of:=IF(ISBLANK([LIST.B2250]);&quot;&quot;;[LIST.B2250])">
            <text:p/>
          </table:table-cell>
          <table:table-cell table:formula="of:=IF(ISBLANK([LIST.B2249]);&quot;&quot;;[LIST.B2249])">
            <text:p/>
          </table:table-cell>
          <table:table-cell table:number-columns-repeated="1022"/>
        </table:table-row>
        <table:table-row table:style-name="ro1">
          <table:table-cell table:formula="of:=IF(ISBLANK([LIST.A2251]);&quot;&quot;;[LIST.A2251])">
            <text:p/>
          </table:table-cell>
          <table:table-cell table:formula="of:=IF(ISBLANK([LIST.A2252]);&quot;&quot;;[LIST.A2252])">
            <text:p/>
          </table:table-cell>
          <table:table-cell table:number-columns-repeated="1022"/>
        </table:table-row>
        <table:table-row table:style-name="ro1">
          <table:table-cell table:formula="of:=IF(ISBLANK([LIST.A2253]);&quot;&quot;;[LIST.A2253])">
            <text:p/>
          </table:table-cell>
          <table:table-cell table:formula="of:=IF(ISBLANK([LIST.A2254]);&quot;&quot;;[LIST.A2254])">
            <text:p/>
          </table:table-cell>
          <table:table-cell table:number-columns-repeated="1022"/>
        </table:table-row>
        <table:table-row table:style-name="ro1">
          <table:table-cell table:formula="of:=IF(ISBLANK([LIST.A2255]);&quot;&quot;;[LIST.A2255])">
            <text:p/>
          </table:table-cell>
          <table:table-cell table:formula="of:=IF(ISBLANK([LIST.A2256]);&quot;&quot;;[LIST.A2256])">
            <text:p/>
          </table:table-cell>
          <table:table-cell table:number-columns-repeated="1022"/>
        </table:table-row>
        <table:table-row table:style-name="ro1">
          <table:table-cell table:formula="of:=IF(ISBLANK([LIST.A2257]);&quot;&quot;;[LIST.A2258])">
            <text:p/>
          </table:table-cell>
          <table:table-cell table:formula="of:=IF(ISBLANK([LIST.A2258]);&quot;&quot;;[LIST.A2258])">
            <text:p/>
          </table:table-cell>
          <table:table-cell table:number-columns-repeated="1022"/>
        </table:table-row>
        <table:table-row table:style-name="ro1">
          <table:table-cell table:formula="of:=IF(ISBLANK([LIST.A2259]);&quot;&quot;;[LIST.A2259])">
            <text:p/>
          </table:table-cell>
          <table:table-cell table:formula="of:=IF(ISBLANK([LIST.A2260]);&quot;&quot;;[LIST.A2260])">
            <text:p/>
          </table:table-cell>
          <table:table-cell table:number-columns-repeated="1022"/>
        </table:table-row>
        <table:table-row table:style-name="ro1">
          <table:table-cell table:formula="of:=IF(ISBLANK([LIST.B2252]);&quot;&quot;;[LIST.B2252])">
            <text:p/>
          </table:table-cell>
          <table:table-cell table:formula="of:=IF(ISBLANK([LIST.B2251]);&quot;&quot;;[LIST.B2251])">
            <text:p/>
          </table:table-cell>
          <table:table-cell table:number-columns-repeated="1022"/>
        </table:table-row>
        <table:table-row table:style-name="ro1">
          <table:table-cell table:formula="of:=IF(ISBLANK([LIST.B2254]);&quot;&quot;;[LIST.B2254])">
            <text:p/>
          </table:table-cell>
          <table:table-cell table:formula="of:=IF(ISBLANK([LIST.B2253]);&quot;&quot;;[LIST.B2253])">
            <text:p/>
          </table:table-cell>
          <table:table-cell table:number-columns-repeated="1022"/>
        </table:table-row>
        <table:table-row table:style-name="ro1">
          <table:table-cell table:formula="of:=IF(ISBLANK([LIST.B2256]);&quot;&quot;;[LIST.B2256])">
            <text:p/>
          </table:table-cell>
          <table:table-cell table:formula="of:=IF(ISBLANK([LIST.B2255]);&quot;&quot;;[LIST.B2255])">
            <text:p/>
          </table:table-cell>
          <table:table-cell table:number-columns-repeated="1022"/>
        </table:table-row>
        <table:table-row table:style-name="ro1">
          <table:table-cell table:formula="of:=IF(ISBLANK([LIST.B2258]);&quot;&quot;;[LIST.B2258])">
            <text:p/>
          </table:table-cell>
          <table:table-cell table:formula="of:=IF(ISBLANK([LIST.B2257]);&quot;&quot;;[LIST.B2257])">
            <text:p/>
          </table:table-cell>
          <table:table-cell table:number-columns-repeated="1022"/>
        </table:table-row>
        <table:table-row table:style-name="ro1">
          <table:table-cell table:formula="of:=IF(ISBLANK([LIST.B2260]);&quot;&quot;;[LIST.B2260])">
            <text:p/>
          </table:table-cell>
          <table:table-cell table:formula="of:=IF(ISBLANK([LIST.B2259]);&quot;&quot;;[LIST.B2259])">
            <text:p/>
          </table:table-cell>
          <table:table-cell table:number-columns-repeated="1022"/>
        </table:table-row>
        <table:table-row table:style-name="ro1">
          <table:table-cell table:formula="of:=IF(ISBLANK([LIST.A2261]);&quot;&quot;;[LIST.A2261])">
            <text:p/>
          </table:table-cell>
          <table:table-cell table:formula="of:=IF(ISBLANK([LIST.A2262]);&quot;&quot;;[LIST.A2262])">
            <text:p/>
          </table:table-cell>
          <table:table-cell table:number-columns-repeated="1022"/>
        </table:table-row>
        <table:table-row table:style-name="ro1">
          <table:table-cell table:formula="of:=IF(ISBLANK([LIST.A2263]);&quot;&quot;;[LIST.A2263])">
            <text:p/>
          </table:table-cell>
          <table:table-cell table:formula="of:=IF(ISBLANK([LIST.A2264]);&quot;&quot;;[LIST.A2264])">
            <text:p/>
          </table:table-cell>
          <table:table-cell table:number-columns-repeated="1022"/>
        </table:table-row>
        <table:table-row table:style-name="ro1">
          <table:table-cell table:formula="of:=IF(ISBLANK([LIST.A2265]);&quot;&quot;;[LIST.A2265])">
            <text:p/>
          </table:table-cell>
          <table:table-cell table:formula="of:=IF(ISBLANK([LIST.A2266]);&quot;&quot;;[LIST.A2266])">
            <text:p/>
          </table:table-cell>
          <table:table-cell table:number-columns-repeated="1022"/>
        </table:table-row>
        <table:table-row table:style-name="ro1">
          <table:table-cell table:formula="of:=IF(ISBLANK([LIST.A2267]);&quot;&quot;;[LIST.A2268])">
            <text:p/>
          </table:table-cell>
          <table:table-cell table:formula="of:=IF(ISBLANK([LIST.A2268]);&quot;&quot;;[LIST.A2268])">
            <text:p/>
          </table:table-cell>
          <table:table-cell table:number-columns-repeated="1022"/>
        </table:table-row>
        <table:table-row table:style-name="ro1">
          <table:table-cell table:formula="of:=IF(ISBLANK([LIST.A2269]);&quot;&quot;;[LIST.A2269])">
            <text:p/>
          </table:table-cell>
          <table:table-cell table:formula="of:=IF(ISBLANK([LIST.A2270]);&quot;&quot;;[LIST.A2270])">
            <text:p/>
          </table:table-cell>
          <table:table-cell table:number-columns-repeated="1022"/>
        </table:table-row>
        <table:table-row table:style-name="ro1">
          <table:table-cell table:formula="of:=IF(ISBLANK([LIST.B2262]);&quot;&quot;;[LIST.B2262])">
            <text:p/>
          </table:table-cell>
          <table:table-cell table:formula="of:=IF(ISBLANK([LIST.B2261]);&quot;&quot;;[LIST.B2261])">
            <text:p/>
          </table:table-cell>
          <table:table-cell table:number-columns-repeated="1022"/>
        </table:table-row>
        <table:table-row table:style-name="ro1">
          <table:table-cell table:formula="of:=IF(ISBLANK([LIST.B2264]);&quot;&quot;;[LIST.B2264])">
            <text:p/>
          </table:table-cell>
          <table:table-cell table:formula="of:=IF(ISBLANK([LIST.B2263]);&quot;&quot;;[LIST.B2263])">
            <text:p/>
          </table:table-cell>
          <table:table-cell table:number-columns-repeated="1022"/>
        </table:table-row>
        <table:table-row table:style-name="ro1">
          <table:table-cell table:formula="of:=IF(ISBLANK([LIST.B2266]);&quot;&quot;;[LIST.B2266])">
            <text:p/>
          </table:table-cell>
          <table:table-cell table:formula="of:=IF(ISBLANK([LIST.B2265]);&quot;&quot;;[LIST.B2265])">
            <text:p/>
          </table:table-cell>
          <table:table-cell table:number-columns-repeated="1022"/>
        </table:table-row>
        <table:table-row table:style-name="ro1">
          <table:table-cell table:formula="of:=IF(ISBLANK([LIST.B2268]);&quot;&quot;;[LIST.B2268])">
            <text:p/>
          </table:table-cell>
          <table:table-cell table:formula="of:=IF(ISBLANK([LIST.B2267]);&quot;&quot;;[LIST.B2267])">
            <text:p/>
          </table:table-cell>
          <table:table-cell table:number-columns-repeated="1022"/>
        </table:table-row>
        <table:table-row table:style-name="ro1">
          <table:table-cell table:formula="of:=IF(ISBLANK([LIST.B2270]);&quot;&quot;;[LIST.B2270])">
            <text:p/>
          </table:table-cell>
          <table:table-cell table:formula="of:=IF(ISBLANK([LIST.B2269]);&quot;&quot;;[LIST.B2269])">
            <text:p/>
          </table:table-cell>
          <table:table-cell table:number-columns-repeated="1022"/>
        </table:table-row>
        <table:table-row table:style-name="ro1">
          <table:table-cell table:formula="of:=IF(ISBLANK([LIST.A2271]);&quot;&quot;;[LIST.A2271])">
            <text:p/>
          </table:table-cell>
          <table:table-cell table:formula="of:=IF(ISBLANK([LIST.A2272]);&quot;&quot;;[LIST.A2272])">
            <text:p/>
          </table:table-cell>
          <table:table-cell table:number-columns-repeated="1022"/>
        </table:table-row>
        <table:table-row table:style-name="ro1">
          <table:table-cell table:formula="of:=IF(ISBLANK([LIST.A2273]);&quot;&quot;;[LIST.A2273])">
            <text:p/>
          </table:table-cell>
          <table:table-cell table:formula="of:=IF(ISBLANK([LIST.A2274]);&quot;&quot;;[LIST.A2274])">
            <text:p/>
          </table:table-cell>
          <table:table-cell table:number-columns-repeated="1022"/>
        </table:table-row>
        <table:table-row table:style-name="ro1">
          <table:table-cell table:formula="of:=IF(ISBLANK([LIST.A2275]);&quot;&quot;;[LIST.A2275])">
            <text:p/>
          </table:table-cell>
          <table:table-cell table:formula="of:=IF(ISBLANK([LIST.A2276]);&quot;&quot;;[LIST.A2276])">
            <text:p/>
          </table:table-cell>
          <table:table-cell table:number-columns-repeated="1022"/>
        </table:table-row>
        <table:table-row table:style-name="ro1">
          <table:table-cell table:formula="of:=IF(ISBLANK([LIST.A2277]);&quot;&quot;;[LIST.A2278])">
            <text:p/>
          </table:table-cell>
          <table:table-cell table:formula="of:=IF(ISBLANK([LIST.A2278]);&quot;&quot;;[LIST.A2278])">
            <text:p/>
          </table:table-cell>
          <table:table-cell table:number-columns-repeated="1022"/>
        </table:table-row>
        <table:table-row table:style-name="ro1">
          <table:table-cell table:formula="of:=IF(ISBLANK([LIST.A2279]);&quot;&quot;;[LIST.A2279])">
            <text:p/>
          </table:table-cell>
          <table:table-cell table:formula="of:=IF(ISBLANK([LIST.A2280]);&quot;&quot;;[LIST.A2280])">
            <text:p/>
          </table:table-cell>
          <table:table-cell table:number-columns-repeated="1022"/>
        </table:table-row>
        <table:table-row table:style-name="ro1">
          <table:table-cell table:formula="of:=IF(ISBLANK([LIST.B2272]);&quot;&quot;;[LIST.B2272])">
            <text:p/>
          </table:table-cell>
          <table:table-cell table:formula="of:=IF(ISBLANK([LIST.B2271]);&quot;&quot;;[LIST.B2271])">
            <text:p/>
          </table:table-cell>
          <table:table-cell table:number-columns-repeated="1022"/>
        </table:table-row>
        <table:table-row table:style-name="ro1">
          <table:table-cell table:formula="of:=IF(ISBLANK([LIST.B2274]);&quot;&quot;;[LIST.B2274])">
            <text:p/>
          </table:table-cell>
          <table:table-cell table:formula="of:=IF(ISBLANK([LIST.B2273]);&quot;&quot;;[LIST.B2273])">
            <text:p/>
          </table:table-cell>
          <table:table-cell table:number-columns-repeated="1022"/>
        </table:table-row>
        <table:table-row table:style-name="ro1">
          <table:table-cell table:formula="of:=IF(ISBLANK([LIST.B2276]);&quot;&quot;;[LIST.B2276])">
            <text:p/>
          </table:table-cell>
          <table:table-cell table:formula="of:=IF(ISBLANK([LIST.B2275]);&quot;&quot;;[LIST.B2275])">
            <text:p/>
          </table:table-cell>
          <table:table-cell table:number-columns-repeated="1022"/>
        </table:table-row>
        <table:table-row table:style-name="ro1">
          <table:table-cell table:formula="of:=IF(ISBLANK([LIST.B2278]);&quot;&quot;;[LIST.B2278])">
            <text:p/>
          </table:table-cell>
          <table:table-cell table:formula="of:=IF(ISBLANK([LIST.B2277]);&quot;&quot;;[LIST.B2277])">
            <text:p/>
          </table:table-cell>
          <table:table-cell table:number-columns-repeated="1022"/>
        </table:table-row>
        <table:table-row table:style-name="ro1">
          <table:table-cell table:formula="of:=IF(ISBLANK([LIST.B2280]);&quot;&quot;;[LIST.B2280])">
            <text:p/>
          </table:table-cell>
          <table:table-cell table:formula="of:=IF(ISBLANK([LIST.B2279]);&quot;&quot;;[LIST.B2279])">
            <text:p/>
          </table:table-cell>
          <table:table-cell table:number-columns-repeated="1022"/>
        </table:table-row>
        <table:table-row table:style-name="ro1">
          <table:table-cell table:formula="of:=IF(ISBLANK([LIST.A2281]);&quot;&quot;;[LIST.A2281])">
            <text:p/>
          </table:table-cell>
          <table:table-cell table:formula="of:=IF(ISBLANK([LIST.A2282]);&quot;&quot;;[LIST.A2282])">
            <text:p/>
          </table:table-cell>
          <table:table-cell table:number-columns-repeated="1022"/>
        </table:table-row>
        <table:table-row table:style-name="ro1">
          <table:table-cell table:formula="of:=IF(ISBLANK([LIST.A2283]);&quot;&quot;;[LIST.A2283])">
            <text:p/>
          </table:table-cell>
          <table:table-cell table:formula="of:=IF(ISBLANK([LIST.A2284]);&quot;&quot;;[LIST.A2284])">
            <text:p/>
          </table:table-cell>
          <table:table-cell table:number-columns-repeated="1022"/>
        </table:table-row>
        <table:table-row table:style-name="ro1">
          <table:table-cell table:formula="of:=IF(ISBLANK([LIST.A2285]);&quot;&quot;;[LIST.A2285])">
            <text:p/>
          </table:table-cell>
          <table:table-cell table:formula="of:=IF(ISBLANK([LIST.A2286]);&quot;&quot;;[LIST.A2286])">
            <text:p/>
          </table:table-cell>
          <table:table-cell table:number-columns-repeated="1022"/>
        </table:table-row>
        <table:table-row table:style-name="ro1">
          <table:table-cell table:formula="of:=IF(ISBLANK([LIST.A2287]);&quot;&quot;;[LIST.A2288])">
            <text:p/>
          </table:table-cell>
          <table:table-cell table:formula="of:=IF(ISBLANK([LIST.A2288]);&quot;&quot;;[LIST.A2288])">
            <text:p/>
          </table:table-cell>
          <table:table-cell table:number-columns-repeated="1022"/>
        </table:table-row>
        <table:table-row table:style-name="ro1">
          <table:table-cell table:formula="of:=IF(ISBLANK([LIST.A2289]);&quot;&quot;;[LIST.A2289])">
            <text:p/>
          </table:table-cell>
          <table:table-cell table:formula="of:=IF(ISBLANK([LIST.A2290]);&quot;&quot;;[LIST.A2290])">
            <text:p/>
          </table:table-cell>
          <table:table-cell table:number-columns-repeated="1022"/>
        </table:table-row>
        <table:table-row table:style-name="ro1">
          <table:table-cell table:formula="of:=IF(ISBLANK([LIST.B2282]);&quot;&quot;;[LIST.B2282])">
            <text:p/>
          </table:table-cell>
          <table:table-cell table:formula="of:=IF(ISBLANK([LIST.B2281]);&quot;&quot;;[LIST.B2281])">
            <text:p/>
          </table:table-cell>
          <table:table-cell table:number-columns-repeated="1022"/>
        </table:table-row>
        <table:table-row table:style-name="ro1">
          <table:table-cell table:formula="of:=IF(ISBLANK([LIST.B2284]);&quot;&quot;;[LIST.B2284])">
            <text:p/>
          </table:table-cell>
          <table:table-cell table:formula="of:=IF(ISBLANK([LIST.B2283]);&quot;&quot;;[LIST.B2283])">
            <text:p/>
          </table:table-cell>
          <table:table-cell table:number-columns-repeated="1022"/>
        </table:table-row>
        <table:table-row table:style-name="ro1">
          <table:table-cell table:formula="of:=IF(ISBLANK([LIST.B2286]);&quot;&quot;;[LIST.B2286])">
            <text:p/>
          </table:table-cell>
          <table:table-cell table:formula="of:=IF(ISBLANK([LIST.B2285]);&quot;&quot;;[LIST.B2285])">
            <text:p/>
          </table:table-cell>
          <table:table-cell table:number-columns-repeated="1022"/>
        </table:table-row>
        <table:table-row table:style-name="ro1">
          <table:table-cell table:formula="of:=IF(ISBLANK([LIST.B2288]);&quot;&quot;;[LIST.B2288])">
            <text:p/>
          </table:table-cell>
          <table:table-cell table:formula="of:=IF(ISBLANK([LIST.B2287]);&quot;&quot;;[LIST.B2287])">
            <text:p/>
          </table:table-cell>
          <table:table-cell table:number-columns-repeated="1022"/>
        </table:table-row>
        <table:table-row table:style-name="ro1">
          <table:table-cell table:formula="of:=IF(ISBLANK([LIST.B2290]);&quot;&quot;;[LIST.B2290])">
            <text:p/>
          </table:table-cell>
          <table:table-cell table:formula="of:=IF(ISBLANK([LIST.B2289]);&quot;&quot;;[LIST.B2289])">
            <text:p/>
          </table:table-cell>
          <table:table-cell table:number-columns-repeated="1022"/>
        </table:table-row>
        <table:table-row table:style-name="ro1">
          <table:table-cell table:formula="of:=IF(ISBLANK([LIST.A2291]);&quot;&quot;;[LIST.A2291])">
            <text:p/>
          </table:table-cell>
          <table:table-cell table:formula="of:=IF(ISBLANK([LIST.A2292]);&quot;&quot;;[LIST.A2292])">
            <text:p/>
          </table:table-cell>
          <table:table-cell table:number-columns-repeated="1022"/>
        </table:table-row>
        <table:table-row table:style-name="ro1">
          <table:table-cell table:formula="of:=IF(ISBLANK([LIST.A2293]);&quot;&quot;;[LIST.A2293])">
            <text:p/>
          </table:table-cell>
          <table:table-cell table:formula="of:=IF(ISBLANK([LIST.A2294]);&quot;&quot;;[LIST.A2294])">
            <text:p/>
          </table:table-cell>
          <table:table-cell table:number-columns-repeated="1022"/>
        </table:table-row>
        <table:table-row table:style-name="ro1">
          <table:table-cell table:formula="of:=IF(ISBLANK([LIST.A2295]);&quot;&quot;;[LIST.A2295])">
            <text:p/>
          </table:table-cell>
          <table:table-cell table:formula="of:=IF(ISBLANK([LIST.A2296]);&quot;&quot;;[LIST.A2296])">
            <text:p/>
          </table:table-cell>
          <table:table-cell table:number-columns-repeated="1022"/>
        </table:table-row>
        <table:table-row table:style-name="ro1">
          <table:table-cell table:formula="of:=IF(ISBLANK([LIST.A2297]);&quot;&quot;;[LIST.A2298])">
            <text:p/>
          </table:table-cell>
          <table:table-cell table:formula="of:=IF(ISBLANK([LIST.A2298]);&quot;&quot;;[LIST.A2298])">
            <text:p/>
          </table:table-cell>
          <table:table-cell table:number-columns-repeated="1022"/>
        </table:table-row>
        <table:table-row table:style-name="ro1">
          <table:table-cell table:formula="of:=IF(ISBLANK([LIST.A2299]);&quot;&quot;;[LIST.A2299])">
            <text:p/>
          </table:table-cell>
          <table:table-cell table:formula="of:=IF(ISBLANK([LIST.A2300]);&quot;&quot;;[LIST.A2300])">
            <text:p/>
          </table:table-cell>
          <table:table-cell table:number-columns-repeated="1022"/>
        </table:table-row>
        <table:table-row table:style-name="ro1">
          <table:table-cell table:formula="of:=IF(ISBLANK([LIST.B2292]);&quot;&quot;;[LIST.B2292])">
            <text:p/>
          </table:table-cell>
          <table:table-cell table:formula="of:=IF(ISBLANK([LIST.B2291]);&quot;&quot;;[LIST.B2291])">
            <text:p/>
          </table:table-cell>
          <table:table-cell table:number-columns-repeated="1022"/>
        </table:table-row>
        <table:table-row table:style-name="ro1">
          <table:table-cell table:formula="of:=IF(ISBLANK([LIST.B2294]);&quot;&quot;;[LIST.B2294])">
            <text:p/>
          </table:table-cell>
          <table:table-cell table:formula="of:=IF(ISBLANK([LIST.B2293]);&quot;&quot;;[LIST.B2293])">
            <text:p/>
          </table:table-cell>
          <table:table-cell table:number-columns-repeated="1022"/>
        </table:table-row>
        <table:table-row table:style-name="ro1">
          <table:table-cell table:formula="of:=IF(ISBLANK([LIST.B2296]);&quot;&quot;;[LIST.B2296])">
            <text:p/>
          </table:table-cell>
          <table:table-cell table:formula="of:=IF(ISBLANK([LIST.B2295]);&quot;&quot;;[LIST.B2295])">
            <text:p/>
          </table:table-cell>
          <table:table-cell table:number-columns-repeated="1022"/>
        </table:table-row>
        <table:table-row table:style-name="ro1">
          <table:table-cell table:formula="of:=IF(ISBLANK([LIST.B2298]);&quot;&quot;;[LIST.B2298])">
            <text:p/>
          </table:table-cell>
          <table:table-cell table:formula="of:=IF(ISBLANK([LIST.B2297]);&quot;&quot;;[LIST.B2297])">
            <text:p/>
          </table:table-cell>
          <table:table-cell table:number-columns-repeated="1022"/>
        </table:table-row>
        <table:table-row table:style-name="ro1">
          <table:table-cell table:formula="of:=IF(ISBLANK([LIST.B2300]);&quot;&quot;;[LIST.B2300])">
            <text:p/>
          </table:table-cell>
          <table:table-cell table:formula="of:=IF(ISBLANK([LIST.B2299]);&quot;&quot;;[LIST.B2299])">
            <text:p/>
          </table:table-cell>
          <table:table-cell table:number-columns-repeated="1022"/>
        </table:table-row>
        <table:table-row table:style-name="ro1">
          <table:table-cell table:formula="of:=IF(ISBLANK([LIST.A2301]);&quot;&quot;;[LIST.A2301])">
            <text:p/>
          </table:table-cell>
          <table:table-cell table:formula="of:=IF(ISBLANK([LIST.A2302]);&quot;&quot;;[LIST.A2302])">
            <text:p/>
          </table:table-cell>
          <table:table-cell table:number-columns-repeated="1022"/>
        </table:table-row>
        <table:table-row table:style-name="ro1">
          <table:table-cell table:formula="of:=IF(ISBLANK([LIST.A2303]);&quot;&quot;;[LIST.A2303])">
            <text:p/>
          </table:table-cell>
          <table:table-cell table:formula="of:=IF(ISBLANK([LIST.A2304]);&quot;&quot;;[LIST.A2304])">
            <text:p/>
          </table:table-cell>
          <table:table-cell table:number-columns-repeated="1022"/>
        </table:table-row>
        <table:table-row table:style-name="ro1">
          <table:table-cell table:formula="of:=IF(ISBLANK([LIST.A2305]);&quot;&quot;;[LIST.A2305])">
            <text:p/>
          </table:table-cell>
          <table:table-cell table:formula="of:=IF(ISBLANK([LIST.A2306]);&quot;&quot;;[LIST.A2306])">
            <text:p/>
          </table:table-cell>
          <table:table-cell table:number-columns-repeated="1022"/>
        </table:table-row>
        <table:table-row table:style-name="ro1">
          <table:table-cell table:formula="of:=IF(ISBLANK([LIST.A2307]);&quot;&quot;;[LIST.A2308])">
            <text:p/>
          </table:table-cell>
          <table:table-cell table:formula="of:=IF(ISBLANK([LIST.A2308]);&quot;&quot;;[LIST.A2308])">
            <text:p/>
          </table:table-cell>
          <table:table-cell table:number-columns-repeated="1022"/>
        </table:table-row>
        <table:table-row table:style-name="ro1">
          <table:table-cell table:formula="of:=IF(ISBLANK([LIST.A2309]);&quot;&quot;;[LIST.A2309])">
            <text:p/>
          </table:table-cell>
          <table:table-cell table:formula="of:=IF(ISBLANK([LIST.A2310]);&quot;&quot;;[LIST.A2310])">
            <text:p/>
          </table:table-cell>
          <table:table-cell table:number-columns-repeated="1022"/>
        </table:table-row>
        <table:table-row table:style-name="ro1">
          <table:table-cell table:formula="of:=IF(ISBLANK([LIST.B2302]);&quot;&quot;;[LIST.B2302])">
            <text:p/>
          </table:table-cell>
          <table:table-cell table:formula="of:=IF(ISBLANK([LIST.B2301]);&quot;&quot;;[LIST.B2301])">
            <text:p/>
          </table:table-cell>
          <table:table-cell table:number-columns-repeated="1022"/>
        </table:table-row>
        <table:table-row table:style-name="ro1">
          <table:table-cell table:formula="of:=IF(ISBLANK([LIST.B2304]);&quot;&quot;;[LIST.B2304])">
            <text:p/>
          </table:table-cell>
          <table:table-cell table:formula="of:=IF(ISBLANK([LIST.B2303]);&quot;&quot;;[LIST.B2303])">
            <text:p/>
          </table:table-cell>
          <table:table-cell table:number-columns-repeated="1022"/>
        </table:table-row>
        <table:table-row table:style-name="ro1">
          <table:table-cell table:formula="of:=IF(ISBLANK([LIST.B2306]);&quot;&quot;;[LIST.B2306])">
            <text:p/>
          </table:table-cell>
          <table:table-cell table:formula="of:=IF(ISBLANK([LIST.B2305]);&quot;&quot;;[LIST.B2305])">
            <text:p/>
          </table:table-cell>
          <table:table-cell table:number-columns-repeated="1022"/>
        </table:table-row>
        <table:table-row table:style-name="ro1">
          <table:table-cell table:formula="of:=IF(ISBLANK([LIST.B2308]);&quot;&quot;;[LIST.B2308])">
            <text:p/>
          </table:table-cell>
          <table:table-cell table:formula="of:=IF(ISBLANK([LIST.B2307]);&quot;&quot;;[LIST.B2307])">
            <text:p/>
          </table:table-cell>
          <table:table-cell table:number-columns-repeated="1022"/>
        </table:table-row>
        <table:table-row table:style-name="ro1">
          <table:table-cell table:formula="of:=IF(ISBLANK([LIST.B2310]);&quot;&quot;;[LIST.B2310])">
            <text:p/>
          </table:table-cell>
          <table:table-cell table:formula="of:=IF(ISBLANK([LIST.B2309]);&quot;&quot;;[LIST.B2309])">
            <text:p/>
          </table:table-cell>
          <table:table-cell table:number-columns-repeated="1022"/>
        </table:table-row>
        <table:table-row table:style-name="ro1">
          <table:table-cell table:formula="of:=IF(ISBLANK([LIST.A2311]);&quot;&quot;;[LIST.A2311])">
            <text:p/>
          </table:table-cell>
          <table:table-cell table:formula="of:=IF(ISBLANK([LIST.A2312]);&quot;&quot;;[LIST.A2312])">
            <text:p/>
          </table:table-cell>
          <table:table-cell table:number-columns-repeated="1022"/>
        </table:table-row>
        <table:table-row table:style-name="ro1">
          <table:table-cell table:formula="of:=IF(ISBLANK([LIST.A2313]);&quot;&quot;;[LIST.A2313])">
            <text:p/>
          </table:table-cell>
          <table:table-cell table:formula="of:=IF(ISBLANK([LIST.A2314]);&quot;&quot;;[LIST.A2314])">
            <text:p/>
          </table:table-cell>
          <table:table-cell table:number-columns-repeated="1022"/>
        </table:table-row>
        <table:table-row table:style-name="ro1">
          <table:table-cell table:formula="of:=IF(ISBLANK([LIST.A2315]);&quot;&quot;;[LIST.A2315])">
            <text:p/>
          </table:table-cell>
          <table:table-cell table:formula="of:=IF(ISBLANK([LIST.A2316]);&quot;&quot;;[LIST.A2316])">
            <text:p/>
          </table:table-cell>
          <table:table-cell table:number-columns-repeated="1022"/>
        </table:table-row>
        <table:table-row table:style-name="ro1">
          <table:table-cell table:formula="of:=IF(ISBLANK([LIST.A2317]);&quot;&quot;;[LIST.A2318])">
            <text:p/>
          </table:table-cell>
          <table:table-cell table:formula="of:=IF(ISBLANK([LIST.A2318]);&quot;&quot;;[LIST.A2318])">
            <text:p/>
          </table:table-cell>
          <table:table-cell table:number-columns-repeated="1022"/>
        </table:table-row>
        <table:table-row table:style-name="ro1">
          <table:table-cell table:formula="of:=IF(ISBLANK([LIST.A2319]);&quot;&quot;;[LIST.A2319])">
            <text:p/>
          </table:table-cell>
          <table:table-cell table:formula="of:=IF(ISBLANK([LIST.A2320]);&quot;&quot;;[LIST.A2320])">
            <text:p/>
          </table:table-cell>
          <table:table-cell table:number-columns-repeated="1022"/>
        </table:table-row>
        <table:table-row table:style-name="ro1">
          <table:table-cell table:formula="of:=IF(ISBLANK([LIST.B2312]);&quot;&quot;;[LIST.B2312])">
            <text:p/>
          </table:table-cell>
          <table:table-cell table:formula="of:=IF(ISBLANK([LIST.B2311]);&quot;&quot;;[LIST.B2311])">
            <text:p/>
          </table:table-cell>
          <table:table-cell table:number-columns-repeated="1022"/>
        </table:table-row>
        <table:table-row table:style-name="ro1">
          <table:table-cell table:formula="of:=IF(ISBLANK([LIST.B2314]);&quot;&quot;;[LIST.B2314])">
            <text:p/>
          </table:table-cell>
          <table:table-cell table:formula="of:=IF(ISBLANK([LIST.B2313]);&quot;&quot;;[LIST.B2313])">
            <text:p/>
          </table:table-cell>
          <table:table-cell table:number-columns-repeated="1022"/>
        </table:table-row>
        <table:table-row table:style-name="ro1">
          <table:table-cell table:formula="of:=IF(ISBLANK([LIST.B2316]);&quot;&quot;;[LIST.B2316])">
            <text:p/>
          </table:table-cell>
          <table:table-cell table:formula="of:=IF(ISBLANK([LIST.B2315]);&quot;&quot;;[LIST.B2315])">
            <text:p/>
          </table:table-cell>
          <table:table-cell table:number-columns-repeated="1022"/>
        </table:table-row>
        <table:table-row table:style-name="ro1">
          <table:table-cell table:formula="of:=IF(ISBLANK([LIST.B2318]);&quot;&quot;;[LIST.B2318])">
            <text:p/>
          </table:table-cell>
          <table:table-cell table:formula="of:=IF(ISBLANK([LIST.B2317]);&quot;&quot;;[LIST.B2317])">
            <text:p/>
          </table:table-cell>
          <table:table-cell table:number-columns-repeated="1022"/>
        </table:table-row>
        <table:table-row table:style-name="ro1">
          <table:table-cell table:formula="of:=IF(ISBLANK([LIST.B2320]);&quot;&quot;;[LIST.B2320])">
            <text:p/>
          </table:table-cell>
          <table:table-cell table:formula="of:=IF(ISBLANK([LIST.B2319]);&quot;&quot;;[LIST.B2319])">
            <text:p/>
          </table:table-cell>
          <table:table-cell table:number-columns-repeated="1022"/>
        </table:table-row>
        <table:table-row table:style-name="ro1">
          <table:table-cell table:formula="of:=IF(ISBLANK([LIST.A2321]);&quot;&quot;;[LIST.A2321])">
            <text:p/>
          </table:table-cell>
          <table:table-cell table:formula="of:=IF(ISBLANK([LIST.A2322]);&quot;&quot;;[LIST.A2322])">
            <text:p/>
          </table:table-cell>
          <table:table-cell table:number-columns-repeated="1022"/>
        </table:table-row>
        <table:table-row table:style-name="ro1">
          <table:table-cell table:formula="of:=IF(ISBLANK([LIST.A2323]);&quot;&quot;;[LIST.A2323])">
            <text:p/>
          </table:table-cell>
          <table:table-cell table:formula="of:=IF(ISBLANK([LIST.A2324]);&quot;&quot;;[LIST.A2324])">
            <text:p/>
          </table:table-cell>
          <table:table-cell table:number-columns-repeated="1022"/>
        </table:table-row>
        <table:table-row table:style-name="ro1">
          <table:table-cell table:formula="of:=IF(ISBLANK([LIST.A2325]);&quot;&quot;;[LIST.A2325])">
            <text:p/>
          </table:table-cell>
          <table:table-cell table:formula="of:=IF(ISBLANK([LIST.A2326]);&quot;&quot;;[LIST.A2326])">
            <text:p/>
          </table:table-cell>
          <table:table-cell table:number-columns-repeated="1022"/>
        </table:table-row>
        <table:table-row table:style-name="ro1">
          <table:table-cell table:formula="of:=IF(ISBLANK([LIST.A2327]);&quot;&quot;;[LIST.A2328])">
            <text:p/>
          </table:table-cell>
          <table:table-cell table:formula="of:=IF(ISBLANK([LIST.A2328]);&quot;&quot;;[LIST.A2328])">
            <text:p/>
          </table:table-cell>
          <table:table-cell table:number-columns-repeated="1022"/>
        </table:table-row>
        <table:table-row table:style-name="ro1">
          <table:table-cell table:formula="of:=IF(ISBLANK([LIST.A2329]);&quot;&quot;;[LIST.A2329])">
            <text:p/>
          </table:table-cell>
          <table:table-cell table:formula="of:=IF(ISBLANK([LIST.A2330]);&quot;&quot;;[LIST.A2330])">
            <text:p/>
          </table:table-cell>
          <table:table-cell table:number-columns-repeated="1022"/>
        </table:table-row>
        <table:table-row table:style-name="ro1">
          <table:table-cell table:formula="of:=IF(ISBLANK([LIST.B2322]);&quot;&quot;;[LIST.B2322])">
            <text:p/>
          </table:table-cell>
          <table:table-cell table:formula="of:=IF(ISBLANK([LIST.B2321]);&quot;&quot;;[LIST.B2321])">
            <text:p/>
          </table:table-cell>
          <table:table-cell table:number-columns-repeated="1022"/>
        </table:table-row>
        <table:table-row table:style-name="ro1">
          <table:table-cell table:formula="of:=IF(ISBLANK([LIST.B2324]);&quot;&quot;;[LIST.B2324])">
            <text:p/>
          </table:table-cell>
          <table:table-cell table:formula="of:=IF(ISBLANK([LIST.B2323]);&quot;&quot;;[LIST.B2323])">
            <text:p/>
          </table:table-cell>
          <table:table-cell table:number-columns-repeated="1022"/>
        </table:table-row>
        <table:table-row table:style-name="ro1">
          <table:table-cell table:formula="of:=IF(ISBLANK([LIST.B2326]);&quot;&quot;;[LIST.B2326])">
            <text:p/>
          </table:table-cell>
          <table:table-cell table:formula="of:=IF(ISBLANK([LIST.B2325]);&quot;&quot;;[LIST.B2325])">
            <text:p/>
          </table:table-cell>
          <table:table-cell table:number-columns-repeated="1022"/>
        </table:table-row>
        <table:table-row table:style-name="ro1">
          <table:table-cell table:formula="of:=IF(ISBLANK([LIST.B2328]);&quot;&quot;;[LIST.B2328])">
            <text:p/>
          </table:table-cell>
          <table:table-cell table:formula="of:=IF(ISBLANK([LIST.B2327]);&quot;&quot;;[LIST.B2327])">
            <text:p/>
          </table:table-cell>
          <table:table-cell table:number-columns-repeated="1022"/>
        </table:table-row>
        <table:table-row table:style-name="ro1">
          <table:table-cell table:formula="of:=IF(ISBLANK([LIST.B2330]);&quot;&quot;;[LIST.B2330])">
            <text:p/>
          </table:table-cell>
          <table:table-cell table:formula="of:=IF(ISBLANK([LIST.B2329]);&quot;&quot;;[LIST.B2329])">
            <text:p/>
          </table:table-cell>
          <table:table-cell table:number-columns-repeated="1022"/>
        </table:table-row>
        <table:table-row table:style-name="ro1">
          <table:table-cell table:formula="of:=IF(ISBLANK([LIST.A2331]);&quot;&quot;;[LIST.A2331])">
            <text:p/>
          </table:table-cell>
          <table:table-cell table:formula="of:=IF(ISBLANK([LIST.A2332]);&quot;&quot;;[LIST.A2332])">
            <text:p/>
          </table:table-cell>
          <table:table-cell table:number-columns-repeated="1022"/>
        </table:table-row>
        <table:table-row table:style-name="ro1">
          <table:table-cell table:formula="of:=IF(ISBLANK([LIST.A2333]);&quot;&quot;;[LIST.A2333])">
            <text:p/>
          </table:table-cell>
          <table:table-cell table:formula="of:=IF(ISBLANK([LIST.A2334]);&quot;&quot;;[LIST.A2334])">
            <text:p/>
          </table:table-cell>
          <table:table-cell table:number-columns-repeated="1022"/>
        </table:table-row>
        <table:table-row table:style-name="ro1">
          <table:table-cell table:formula="of:=IF(ISBLANK([LIST.A2335]);&quot;&quot;;[LIST.A2335])">
            <text:p/>
          </table:table-cell>
          <table:table-cell table:formula="of:=IF(ISBLANK([LIST.A2336]);&quot;&quot;;[LIST.A2336])">
            <text:p/>
          </table:table-cell>
          <table:table-cell table:number-columns-repeated="1022"/>
        </table:table-row>
        <table:table-row table:style-name="ro1">
          <table:table-cell table:formula="of:=IF(ISBLANK([LIST.A2337]);&quot;&quot;;[LIST.A2338])">
            <text:p/>
          </table:table-cell>
          <table:table-cell table:formula="of:=IF(ISBLANK([LIST.A2338]);&quot;&quot;;[LIST.A2338])">
            <text:p/>
          </table:table-cell>
          <table:table-cell table:number-columns-repeated="1022"/>
        </table:table-row>
        <table:table-row table:style-name="ro1">
          <table:table-cell table:formula="of:=IF(ISBLANK([LIST.A2339]);&quot;&quot;;[LIST.A2339])">
            <text:p/>
          </table:table-cell>
          <table:table-cell table:formula="of:=IF(ISBLANK([LIST.A2340]);&quot;&quot;;[LIST.A2340])">
            <text:p/>
          </table:table-cell>
          <table:table-cell table:number-columns-repeated="1022"/>
        </table:table-row>
        <table:table-row table:style-name="ro1">
          <table:table-cell table:formula="of:=IF(ISBLANK([LIST.B2332]);&quot;&quot;;[LIST.B2332])">
            <text:p/>
          </table:table-cell>
          <table:table-cell table:formula="of:=IF(ISBLANK([LIST.B2331]);&quot;&quot;;[LIST.B2331])">
            <text:p/>
          </table:table-cell>
          <table:table-cell table:number-columns-repeated="1022"/>
        </table:table-row>
        <table:table-row table:style-name="ro1">
          <table:table-cell table:formula="of:=IF(ISBLANK([LIST.B2334]);&quot;&quot;;[LIST.B2334])">
            <text:p/>
          </table:table-cell>
          <table:table-cell table:formula="of:=IF(ISBLANK([LIST.B2333]);&quot;&quot;;[LIST.B2333])">
            <text:p/>
          </table:table-cell>
          <table:table-cell table:number-columns-repeated="1022"/>
        </table:table-row>
        <table:table-row table:style-name="ro1">
          <table:table-cell table:formula="of:=IF(ISBLANK([LIST.B2336]);&quot;&quot;;[LIST.B2336])">
            <text:p/>
          </table:table-cell>
          <table:table-cell table:formula="of:=IF(ISBLANK([LIST.B2335]);&quot;&quot;;[LIST.B2335])">
            <text:p/>
          </table:table-cell>
          <table:table-cell table:number-columns-repeated="1022"/>
        </table:table-row>
        <table:table-row table:style-name="ro1">
          <table:table-cell table:formula="of:=IF(ISBLANK([LIST.B2338]);&quot;&quot;;[LIST.B2338])">
            <text:p/>
          </table:table-cell>
          <table:table-cell table:formula="of:=IF(ISBLANK([LIST.B2337]);&quot;&quot;;[LIST.B2337])">
            <text:p/>
          </table:table-cell>
          <table:table-cell table:number-columns-repeated="1022"/>
        </table:table-row>
        <table:table-row table:style-name="ro1">
          <table:table-cell table:formula="of:=IF(ISBLANK([LIST.B2340]);&quot;&quot;;[LIST.B2340])">
            <text:p/>
          </table:table-cell>
          <table:table-cell table:formula="of:=IF(ISBLANK([LIST.B2339]);&quot;&quot;;[LIST.B2339])">
            <text:p/>
          </table:table-cell>
          <table:table-cell table:number-columns-repeated="1022"/>
        </table:table-row>
        <table:table-row table:style-name="ro1">
          <table:table-cell table:formula="of:=IF(ISBLANK([LIST.A2341]);&quot;&quot;;[LIST.A2341])">
            <text:p/>
          </table:table-cell>
          <table:table-cell table:formula="of:=IF(ISBLANK([LIST.A2342]);&quot;&quot;;[LIST.A2342])">
            <text:p/>
          </table:table-cell>
          <table:table-cell table:number-columns-repeated="1022"/>
        </table:table-row>
        <table:table-row table:style-name="ro1">
          <table:table-cell table:formula="of:=IF(ISBLANK([LIST.A2343]);&quot;&quot;;[LIST.A2343])">
            <text:p/>
          </table:table-cell>
          <table:table-cell table:formula="of:=IF(ISBLANK([LIST.A2344]);&quot;&quot;;[LIST.A2344])">
            <text:p/>
          </table:table-cell>
          <table:table-cell table:number-columns-repeated="1022"/>
        </table:table-row>
        <table:table-row table:style-name="ro1">
          <table:table-cell table:formula="of:=IF(ISBLANK([LIST.A2345]);&quot;&quot;;[LIST.A2345])">
            <text:p/>
          </table:table-cell>
          <table:table-cell table:formula="of:=IF(ISBLANK([LIST.A2346]);&quot;&quot;;[LIST.A2346])">
            <text:p/>
          </table:table-cell>
          <table:table-cell table:number-columns-repeated="1022"/>
        </table:table-row>
        <table:table-row table:style-name="ro1">
          <table:table-cell table:formula="of:=IF(ISBLANK([LIST.A2347]);&quot;&quot;;[LIST.A2348])">
            <text:p/>
          </table:table-cell>
          <table:table-cell table:formula="of:=IF(ISBLANK([LIST.A2348]);&quot;&quot;;[LIST.A2348])">
            <text:p/>
          </table:table-cell>
          <table:table-cell table:number-columns-repeated="1022"/>
        </table:table-row>
        <table:table-row table:style-name="ro1">
          <table:table-cell table:formula="of:=IF(ISBLANK([LIST.A2349]);&quot;&quot;;[LIST.A2349])">
            <text:p/>
          </table:table-cell>
          <table:table-cell table:formula="of:=IF(ISBLANK([LIST.A2350]);&quot;&quot;;[LIST.A2350])">
            <text:p/>
          </table:table-cell>
          <table:table-cell table:number-columns-repeated="1022"/>
        </table:table-row>
        <table:table-row table:style-name="ro1">
          <table:table-cell table:formula="of:=IF(ISBLANK([LIST.B2342]);&quot;&quot;;[LIST.B2342])">
            <text:p/>
          </table:table-cell>
          <table:table-cell table:formula="of:=IF(ISBLANK([LIST.B2341]);&quot;&quot;;[LIST.B2341])">
            <text:p/>
          </table:table-cell>
          <table:table-cell table:number-columns-repeated="1022"/>
        </table:table-row>
        <table:table-row table:style-name="ro1">
          <table:table-cell table:formula="of:=IF(ISBLANK([LIST.B2344]);&quot;&quot;;[LIST.B2344])">
            <text:p/>
          </table:table-cell>
          <table:table-cell table:formula="of:=IF(ISBLANK([LIST.B2343]);&quot;&quot;;[LIST.B2343])">
            <text:p/>
          </table:table-cell>
          <table:table-cell table:number-columns-repeated="1022"/>
        </table:table-row>
        <table:table-row table:style-name="ro1">
          <table:table-cell table:formula="of:=IF(ISBLANK([LIST.B2346]);&quot;&quot;;[LIST.B2346])">
            <text:p/>
          </table:table-cell>
          <table:table-cell table:formula="of:=IF(ISBLANK([LIST.B2345]);&quot;&quot;;[LIST.B2345])">
            <text:p/>
          </table:table-cell>
          <table:table-cell table:number-columns-repeated="1022"/>
        </table:table-row>
        <table:table-row table:style-name="ro1">
          <table:table-cell table:formula="of:=IF(ISBLANK([LIST.B2348]);&quot;&quot;;[LIST.B2348])">
            <text:p/>
          </table:table-cell>
          <table:table-cell table:formula="of:=IF(ISBLANK([LIST.B2347]);&quot;&quot;;[LIST.B2347])">
            <text:p/>
          </table:table-cell>
          <table:table-cell table:number-columns-repeated="1022"/>
        </table:table-row>
        <table:table-row table:style-name="ro1">
          <table:table-cell table:formula="of:=IF(ISBLANK([LIST.B2350]);&quot;&quot;;[LIST.B2350])">
            <text:p/>
          </table:table-cell>
          <table:table-cell table:formula="of:=IF(ISBLANK([LIST.B2349]);&quot;&quot;;[LIST.B2349])">
            <text:p/>
          </table:table-cell>
          <table:table-cell table:number-columns-repeated="1022"/>
        </table:table-row>
        <table:table-row table:style-name="ro1">
          <table:table-cell table:formula="of:=IF(ISBLANK([LIST.A2351]);&quot;&quot;;[LIST.A2351])">
            <text:p/>
          </table:table-cell>
          <table:table-cell table:formula="of:=IF(ISBLANK([LIST.A2352]);&quot;&quot;;[LIST.A2352])">
            <text:p/>
          </table:table-cell>
          <table:table-cell table:number-columns-repeated="1022"/>
        </table:table-row>
        <table:table-row table:style-name="ro1">
          <table:table-cell table:formula="of:=IF(ISBLANK([LIST.A2353]);&quot;&quot;;[LIST.A2353])">
            <text:p/>
          </table:table-cell>
          <table:table-cell table:formula="of:=IF(ISBLANK([LIST.A2354]);&quot;&quot;;[LIST.A2354])">
            <text:p/>
          </table:table-cell>
          <table:table-cell table:number-columns-repeated="1022"/>
        </table:table-row>
        <table:table-row table:style-name="ro1">
          <table:table-cell table:formula="of:=IF(ISBLANK([LIST.A2355]);&quot;&quot;;[LIST.A2355])">
            <text:p/>
          </table:table-cell>
          <table:table-cell table:formula="of:=IF(ISBLANK([LIST.A2356]);&quot;&quot;;[LIST.A2356])">
            <text:p/>
          </table:table-cell>
          <table:table-cell table:number-columns-repeated="1022"/>
        </table:table-row>
        <table:table-row table:style-name="ro1">
          <table:table-cell table:formula="of:=IF(ISBLANK([LIST.A2357]);&quot;&quot;;[LIST.A2358])">
            <text:p/>
          </table:table-cell>
          <table:table-cell table:formula="of:=IF(ISBLANK([LIST.A2358]);&quot;&quot;;[LIST.A2358])">
            <text:p/>
          </table:table-cell>
          <table:table-cell table:number-columns-repeated="1022"/>
        </table:table-row>
        <table:table-row table:style-name="ro1">
          <table:table-cell table:formula="of:=IF(ISBLANK([LIST.A2359]);&quot;&quot;;[LIST.A2359])">
            <text:p/>
          </table:table-cell>
          <table:table-cell table:formula="of:=IF(ISBLANK([LIST.A2360]);&quot;&quot;;[LIST.A2360])">
            <text:p/>
          </table:table-cell>
          <table:table-cell table:number-columns-repeated="1022"/>
        </table:table-row>
        <table:table-row table:style-name="ro1">
          <table:table-cell table:formula="of:=IF(ISBLANK([LIST.B2352]);&quot;&quot;;[LIST.B2352])">
            <text:p/>
          </table:table-cell>
          <table:table-cell table:formula="of:=IF(ISBLANK([LIST.B2351]);&quot;&quot;;[LIST.B2351])">
            <text:p/>
          </table:table-cell>
          <table:table-cell table:number-columns-repeated="1022"/>
        </table:table-row>
        <table:table-row table:style-name="ro1">
          <table:table-cell table:formula="of:=IF(ISBLANK([LIST.B2354]);&quot;&quot;;[LIST.B2354])">
            <text:p/>
          </table:table-cell>
          <table:table-cell table:formula="of:=IF(ISBLANK([LIST.B2353]);&quot;&quot;;[LIST.B2353])">
            <text:p/>
          </table:table-cell>
          <table:table-cell table:number-columns-repeated="1022"/>
        </table:table-row>
        <table:table-row table:style-name="ro1">
          <table:table-cell table:formula="of:=IF(ISBLANK([LIST.B2356]);&quot;&quot;;[LIST.B2356])">
            <text:p/>
          </table:table-cell>
          <table:table-cell table:formula="of:=IF(ISBLANK([LIST.B2355]);&quot;&quot;;[LIST.B2355])">
            <text:p/>
          </table:table-cell>
          <table:table-cell table:number-columns-repeated="1022"/>
        </table:table-row>
        <table:table-row table:style-name="ro1">
          <table:table-cell table:formula="of:=IF(ISBLANK([LIST.B2358]);&quot;&quot;;[LIST.B2358])">
            <text:p/>
          </table:table-cell>
          <table:table-cell table:formula="of:=IF(ISBLANK([LIST.B2357]);&quot;&quot;;[LIST.B2357])">
            <text:p/>
          </table:table-cell>
          <table:table-cell table:number-columns-repeated="1022"/>
        </table:table-row>
        <table:table-row table:style-name="ro1">
          <table:table-cell table:formula="of:=IF(ISBLANK([LIST.B2360]);&quot;&quot;;[LIST.B2360])">
            <text:p/>
          </table:table-cell>
          <table:table-cell table:formula="of:=IF(ISBLANK([LIST.B2359]);&quot;&quot;;[LIST.B2359])">
            <text:p/>
          </table:table-cell>
          <table:table-cell table:number-columns-repeated="1022"/>
        </table:table-row>
        <table:table-row table:style-name="ro1">
          <table:table-cell table:formula="of:=IF(ISBLANK([LIST.A2361]);&quot;&quot;;[LIST.A2361])">
            <text:p/>
          </table:table-cell>
          <table:table-cell table:formula="of:=IF(ISBLANK([LIST.A2362]);&quot;&quot;;[LIST.A2362])">
            <text:p/>
          </table:table-cell>
          <table:table-cell table:number-columns-repeated="1022"/>
        </table:table-row>
        <table:table-row table:style-name="ro1">
          <table:table-cell table:formula="of:=IF(ISBLANK([LIST.A2363]);&quot;&quot;;[LIST.A2363])">
            <text:p/>
          </table:table-cell>
          <table:table-cell table:formula="of:=IF(ISBLANK([LIST.A2364]);&quot;&quot;;[LIST.A2364])">
            <text:p/>
          </table:table-cell>
          <table:table-cell table:number-columns-repeated="1022"/>
        </table:table-row>
        <table:table-row table:style-name="ro1">
          <table:table-cell table:formula="of:=IF(ISBLANK([LIST.A2365]);&quot;&quot;;[LIST.A2365])">
            <text:p/>
          </table:table-cell>
          <table:table-cell table:formula="of:=IF(ISBLANK([LIST.A2366]);&quot;&quot;;[LIST.A2366])">
            <text:p/>
          </table:table-cell>
          <table:table-cell table:number-columns-repeated="1022"/>
        </table:table-row>
        <table:table-row table:style-name="ro1">
          <table:table-cell table:formula="of:=IF(ISBLANK([LIST.A2367]);&quot;&quot;;[LIST.A2368])">
            <text:p/>
          </table:table-cell>
          <table:table-cell table:formula="of:=IF(ISBLANK([LIST.A2368]);&quot;&quot;;[LIST.A2368])">
            <text:p/>
          </table:table-cell>
          <table:table-cell table:number-columns-repeated="1022"/>
        </table:table-row>
        <table:table-row table:style-name="ro1">
          <table:table-cell table:formula="of:=IF(ISBLANK([LIST.A2369]);&quot;&quot;;[LIST.A2369])">
            <text:p/>
          </table:table-cell>
          <table:table-cell table:formula="of:=IF(ISBLANK([LIST.A2370]);&quot;&quot;;[LIST.A2370])">
            <text:p/>
          </table:table-cell>
          <table:table-cell table:number-columns-repeated="1022"/>
        </table:table-row>
        <table:table-row table:style-name="ro1">
          <table:table-cell table:formula="of:=IF(ISBLANK([LIST.B2362]);&quot;&quot;;[LIST.B2362])">
            <text:p/>
          </table:table-cell>
          <table:table-cell table:formula="of:=IF(ISBLANK([LIST.B2361]);&quot;&quot;;[LIST.B2361])">
            <text:p/>
          </table:table-cell>
          <table:table-cell table:number-columns-repeated="1022"/>
        </table:table-row>
        <table:table-row table:style-name="ro1">
          <table:table-cell table:formula="of:=IF(ISBLANK([LIST.B2364]);&quot;&quot;;[LIST.B2364])">
            <text:p/>
          </table:table-cell>
          <table:table-cell table:formula="of:=IF(ISBLANK([LIST.B2363]);&quot;&quot;;[LIST.B2363])">
            <text:p/>
          </table:table-cell>
          <table:table-cell table:number-columns-repeated="1022"/>
        </table:table-row>
        <table:table-row table:style-name="ro1">
          <table:table-cell table:formula="of:=IF(ISBLANK([LIST.B2366]);&quot;&quot;;[LIST.B2366])">
            <text:p/>
          </table:table-cell>
          <table:table-cell table:formula="of:=IF(ISBLANK([LIST.B2365]);&quot;&quot;;[LIST.B2365])">
            <text:p/>
          </table:table-cell>
          <table:table-cell table:number-columns-repeated="1022"/>
        </table:table-row>
        <table:table-row table:style-name="ro1">
          <table:table-cell table:formula="of:=IF(ISBLANK([LIST.B2368]);&quot;&quot;;[LIST.B2368])">
            <text:p/>
          </table:table-cell>
          <table:table-cell table:formula="of:=IF(ISBLANK([LIST.B2367]);&quot;&quot;;[LIST.B2367])">
            <text:p/>
          </table:table-cell>
          <table:table-cell table:number-columns-repeated="1022"/>
        </table:table-row>
        <table:table-row table:style-name="ro1">
          <table:table-cell table:formula="of:=IF(ISBLANK([LIST.B2370]);&quot;&quot;;[LIST.B2370])">
            <text:p/>
          </table:table-cell>
          <table:table-cell table:formula="of:=IF(ISBLANK([LIST.B2369]);&quot;&quot;;[LIST.B2369])">
            <text:p/>
          </table:table-cell>
          <table:table-cell table:number-columns-repeated="1022"/>
        </table:table-row>
        <table:table-row table:style-name="ro1">
          <table:table-cell table:formula="of:=IF(ISBLANK([LIST.A2371]);&quot;&quot;;[LIST.A2371])">
            <text:p/>
          </table:table-cell>
          <table:table-cell table:formula="of:=IF(ISBLANK([LIST.A2372]);&quot;&quot;;[LIST.A2372])">
            <text:p/>
          </table:table-cell>
          <table:table-cell table:number-columns-repeated="1022"/>
        </table:table-row>
        <table:table-row table:style-name="ro1">
          <table:table-cell table:formula="of:=IF(ISBLANK([LIST.A2373]);&quot;&quot;;[LIST.A2373])">
            <text:p/>
          </table:table-cell>
          <table:table-cell table:formula="of:=IF(ISBLANK([LIST.A2374]);&quot;&quot;;[LIST.A2374])">
            <text:p/>
          </table:table-cell>
          <table:table-cell table:number-columns-repeated="1022"/>
        </table:table-row>
        <table:table-row table:style-name="ro1">
          <table:table-cell table:formula="of:=IF(ISBLANK([LIST.A2375]);&quot;&quot;;[LIST.A2375])">
            <text:p/>
          </table:table-cell>
          <table:table-cell table:formula="of:=IF(ISBLANK([LIST.A2376]);&quot;&quot;;[LIST.A2376])">
            <text:p/>
          </table:table-cell>
          <table:table-cell table:number-columns-repeated="1022"/>
        </table:table-row>
        <table:table-row table:style-name="ro1">
          <table:table-cell table:formula="of:=IF(ISBLANK([LIST.A2377]);&quot;&quot;;[LIST.A2378])">
            <text:p/>
          </table:table-cell>
          <table:table-cell table:formula="of:=IF(ISBLANK([LIST.A2378]);&quot;&quot;;[LIST.A2378])">
            <text:p/>
          </table:table-cell>
          <table:table-cell table:number-columns-repeated="1022"/>
        </table:table-row>
        <table:table-row table:style-name="ro1">
          <table:table-cell table:formula="of:=IF(ISBLANK([LIST.A2379]);&quot;&quot;;[LIST.A2379])">
            <text:p/>
          </table:table-cell>
          <table:table-cell table:formula="of:=IF(ISBLANK([LIST.A2380]);&quot;&quot;;[LIST.A2380])">
            <text:p/>
          </table:table-cell>
          <table:table-cell table:number-columns-repeated="1022"/>
        </table:table-row>
        <table:table-row table:style-name="ro1">
          <table:table-cell table:formula="of:=IF(ISBLANK([LIST.B2372]);&quot;&quot;;[LIST.B2372])">
            <text:p/>
          </table:table-cell>
          <table:table-cell table:formula="of:=IF(ISBLANK([LIST.B2371]);&quot;&quot;;[LIST.B2371])">
            <text:p/>
          </table:table-cell>
          <table:table-cell table:number-columns-repeated="1022"/>
        </table:table-row>
        <table:table-row table:style-name="ro1">
          <table:table-cell table:formula="of:=IF(ISBLANK([LIST.B2374]);&quot;&quot;;[LIST.B2374])">
            <text:p/>
          </table:table-cell>
          <table:table-cell table:formula="of:=IF(ISBLANK([LIST.B2373]);&quot;&quot;;[LIST.B2373])">
            <text:p/>
          </table:table-cell>
          <table:table-cell table:number-columns-repeated="1022"/>
        </table:table-row>
        <table:table-row table:style-name="ro1">
          <table:table-cell table:formula="of:=IF(ISBLANK([LIST.B2376]);&quot;&quot;;[LIST.B2376])">
            <text:p/>
          </table:table-cell>
          <table:table-cell table:formula="of:=IF(ISBLANK([LIST.B2375]);&quot;&quot;;[LIST.B2375])">
            <text:p/>
          </table:table-cell>
          <table:table-cell table:number-columns-repeated="1022"/>
        </table:table-row>
        <table:table-row table:style-name="ro1">
          <table:table-cell table:formula="of:=IF(ISBLANK([LIST.B2378]);&quot;&quot;;[LIST.B2378])">
            <text:p/>
          </table:table-cell>
          <table:table-cell table:formula="of:=IF(ISBLANK([LIST.B2377]);&quot;&quot;;[LIST.B2377])">
            <text:p/>
          </table:table-cell>
          <table:table-cell table:number-columns-repeated="1022"/>
        </table:table-row>
        <table:table-row table:style-name="ro1">
          <table:table-cell table:formula="of:=IF(ISBLANK([LIST.B2380]);&quot;&quot;;[LIST.B2380])">
            <text:p/>
          </table:table-cell>
          <table:table-cell table:formula="of:=IF(ISBLANK([LIST.B2379]);&quot;&quot;;[LIST.B2379])">
            <text:p/>
          </table:table-cell>
          <table:table-cell table:number-columns-repeated="1022"/>
        </table:table-row>
        <table:table-row table:style-name="ro1">
          <table:table-cell table:formula="of:=IF(ISBLANK([LIST.A2381]);&quot;&quot;;[LIST.A2381])">
            <text:p/>
          </table:table-cell>
          <table:table-cell table:formula="of:=IF(ISBLANK([LIST.A2382]);&quot;&quot;;[LIST.A2382])">
            <text:p/>
          </table:table-cell>
          <table:table-cell table:number-columns-repeated="1022"/>
        </table:table-row>
        <table:table-row table:style-name="ro1">
          <table:table-cell table:formula="of:=IF(ISBLANK([LIST.A2383]);&quot;&quot;;[LIST.A2383])">
            <text:p/>
          </table:table-cell>
          <table:table-cell table:formula="of:=IF(ISBLANK([LIST.A2384]);&quot;&quot;;[LIST.A2384])">
            <text:p/>
          </table:table-cell>
          <table:table-cell table:number-columns-repeated="1022"/>
        </table:table-row>
        <table:table-row table:style-name="ro1">
          <table:table-cell table:formula="of:=IF(ISBLANK([LIST.A2385]);&quot;&quot;;[LIST.A2385])">
            <text:p/>
          </table:table-cell>
          <table:table-cell table:formula="of:=IF(ISBLANK([LIST.A2386]);&quot;&quot;;[LIST.A2386])">
            <text:p/>
          </table:table-cell>
          <table:table-cell table:number-columns-repeated="1022"/>
        </table:table-row>
        <table:table-row table:style-name="ro1">
          <table:table-cell table:formula="of:=IF(ISBLANK([LIST.A2387]);&quot;&quot;;[LIST.A2388])">
            <text:p/>
          </table:table-cell>
          <table:table-cell table:formula="of:=IF(ISBLANK([LIST.A2388]);&quot;&quot;;[LIST.A2388])">
            <text:p/>
          </table:table-cell>
          <table:table-cell table:number-columns-repeated="1022"/>
        </table:table-row>
        <table:table-row table:style-name="ro1">
          <table:table-cell table:formula="of:=IF(ISBLANK([LIST.A2389]);&quot;&quot;;[LIST.A2389])">
            <text:p/>
          </table:table-cell>
          <table:table-cell table:formula="of:=IF(ISBLANK([LIST.A2390]);&quot;&quot;;[LIST.A2390])">
            <text:p/>
          </table:table-cell>
          <table:table-cell table:number-columns-repeated="1022"/>
        </table:table-row>
        <table:table-row table:style-name="ro1">
          <table:table-cell table:formula="of:=IF(ISBLANK([LIST.B2382]);&quot;&quot;;[LIST.B2382])">
            <text:p/>
          </table:table-cell>
          <table:table-cell table:formula="of:=IF(ISBLANK([LIST.B2381]);&quot;&quot;;[LIST.B2381])">
            <text:p/>
          </table:table-cell>
          <table:table-cell table:number-columns-repeated="1022"/>
        </table:table-row>
        <table:table-row table:style-name="ro1">
          <table:table-cell table:formula="of:=IF(ISBLANK([LIST.B2384]);&quot;&quot;;[LIST.B2384])">
            <text:p/>
          </table:table-cell>
          <table:table-cell table:formula="of:=IF(ISBLANK([LIST.B2383]);&quot;&quot;;[LIST.B2383])">
            <text:p/>
          </table:table-cell>
          <table:table-cell table:number-columns-repeated="1022"/>
        </table:table-row>
        <table:table-row table:style-name="ro1">
          <table:table-cell table:formula="of:=IF(ISBLANK([LIST.B2386]);&quot;&quot;;[LIST.B2386])">
            <text:p/>
          </table:table-cell>
          <table:table-cell table:formula="of:=IF(ISBLANK([LIST.B2385]);&quot;&quot;;[LIST.B2385])">
            <text:p/>
          </table:table-cell>
          <table:table-cell table:number-columns-repeated="1022"/>
        </table:table-row>
        <table:table-row table:style-name="ro1">
          <table:table-cell table:formula="of:=IF(ISBLANK([LIST.B2388]);&quot;&quot;;[LIST.B2388])">
            <text:p/>
          </table:table-cell>
          <table:table-cell table:formula="of:=IF(ISBLANK([LIST.B2387]);&quot;&quot;;[LIST.B2387])">
            <text:p/>
          </table:table-cell>
          <table:table-cell table:number-columns-repeated="1022"/>
        </table:table-row>
        <table:table-row table:style-name="ro1">
          <table:table-cell table:formula="of:=IF(ISBLANK([LIST.B2390]);&quot;&quot;;[LIST.B2390])">
            <text:p/>
          </table:table-cell>
          <table:table-cell table:formula="of:=IF(ISBLANK([LIST.B2389]);&quot;&quot;;[LIST.B2389])">
            <text:p/>
          </table:table-cell>
          <table:table-cell table:number-columns-repeated="1022"/>
        </table:table-row>
        <table:table-row table:style-name="ro1">
          <table:table-cell table:formula="of:=IF(ISBLANK([LIST.A2391]);&quot;&quot;;[LIST.A2391])">
            <text:p/>
          </table:table-cell>
          <table:table-cell table:formula="of:=IF(ISBLANK([LIST.A2392]);&quot;&quot;;[LIST.A2392])">
            <text:p/>
          </table:table-cell>
          <table:table-cell table:number-columns-repeated="1022"/>
        </table:table-row>
        <table:table-row table:style-name="ro1">
          <table:table-cell table:formula="of:=IF(ISBLANK([LIST.A2393]);&quot;&quot;;[LIST.A2393])">
            <text:p/>
          </table:table-cell>
          <table:table-cell table:formula="of:=IF(ISBLANK([LIST.A2394]);&quot;&quot;;[LIST.A2394])">
            <text:p/>
          </table:table-cell>
          <table:table-cell table:number-columns-repeated="1022"/>
        </table:table-row>
        <table:table-row table:style-name="ro1">
          <table:table-cell table:formula="of:=IF(ISBLANK([LIST.A2395]);&quot;&quot;;[LIST.A2395])">
            <text:p/>
          </table:table-cell>
          <table:table-cell table:formula="of:=IF(ISBLANK([LIST.A2396]);&quot;&quot;;[LIST.A2396])">
            <text:p/>
          </table:table-cell>
          <table:table-cell table:number-columns-repeated="1022"/>
        </table:table-row>
        <table:table-row table:style-name="ro1">
          <table:table-cell table:formula="of:=IF(ISBLANK([LIST.A2397]);&quot;&quot;;[LIST.A2398])">
            <text:p/>
          </table:table-cell>
          <table:table-cell table:formula="of:=IF(ISBLANK([LIST.A2398]);&quot;&quot;;[LIST.A2398])">
            <text:p/>
          </table:table-cell>
          <table:table-cell table:number-columns-repeated="1022"/>
        </table:table-row>
        <table:table-row table:style-name="ro1">
          <table:table-cell table:formula="of:=IF(ISBLANK([LIST.A2399]);&quot;&quot;;[LIST.A2399])">
            <text:p/>
          </table:table-cell>
          <table:table-cell table:formula="of:=IF(ISBLANK([LIST.A2400]);&quot;&quot;;[LIST.A2400])">
            <text:p/>
          </table:table-cell>
          <table:table-cell table:number-columns-repeated="1022"/>
        </table:table-row>
        <table:table-row table:style-name="ro1">
          <table:table-cell table:formula="of:=IF(ISBLANK([LIST.B2392]);&quot;&quot;;[LIST.B2392])">
            <text:p/>
          </table:table-cell>
          <table:table-cell table:formula="of:=IF(ISBLANK([LIST.B2391]);&quot;&quot;;[LIST.B2391])">
            <text:p/>
          </table:table-cell>
          <table:table-cell table:number-columns-repeated="1022"/>
        </table:table-row>
        <table:table-row table:style-name="ro1">
          <table:table-cell table:formula="of:=IF(ISBLANK([LIST.B2394]);&quot;&quot;;[LIST.B2394])">
            <text:p/>
          </table:table-cell>
          <table:table-cell table:formula="of:=IF(ISBLANK([LIST.B2393]);&quot;&quot;;[LIST.B2393])">
            <text:p/>
          </table:table-cell>
          <table:table-cell table:number-columns-repeated="1022"/>
        </table:table-row>
        <table:table-row table:style-name="ro1">
          <table:table-cell table:formula="of:=IF(ISBLANK([LIST.B2396]);&quot;&quot;;[LIST.B2396])">
            <text:p/>
          </table:table-cell>
          <table:table-cell table:formula="of:=IF(ISBLANK([LIST.B2395]);&quot;&quot;;[LIST.B2395])">
            <text:p/>
          </table:table-cell>
          <table:table-cell table:number-columns-repeated="1022"/>
        </table:table-row>
        <table:table-row table:style-name="ro1">
          <table:table-cell table:formula="of:=IF(ISBLANK([LIST.B2398]);&quot;&quot;;[LIST.B2398])">
            <text:p/>
          </table:table-cell>
          <table:table-cell table:formula="of:=IF(ISBLANK([LIST.B2397]);&quot;&quot;;[LIST.B2397])">
            <text:p/>
          </table:table-cell>
          <table:table-cell table:number-columns-repeated="1022"/>
        </table:table-row>
        <table:table-row table:style-name="ro1">
          <table:table-cell table:formula="of:=IF(ISBLANK([LIST.B2400]);&quot;&quot;;[LIST.B2400])">
            <text:p/>
          </table:table-cell>
          <table:table-cell table:formula="of:=IF(ISBLANK([LIST.B2399]);&quot;&quot;;[LIST.B2399])">
            <text:p/>
          </table:table-cell>
          <table:table-cell table:number-columns-repeated="1022"/>
        </table:table-row>
        <table:table-row table:style-name="ro1">
          <table:table-cell table:formula="of:=IF(ISBLANK([LIST.A2401]);&quot;&quot;;[LIST.A2401])">
            <text:p/>
          </table:table-cell>
          <table:table-cell table:formula="of:=IF(ISBLANK([LIST.A2402]);&quot;&quot;;[LIST.A2402])">
            <text:p/>
          </table:table-cell>
          <table:table-cell table:number-columns-repeated="1022"/>
        </table:table-row>
        <table:table-row table:style-name="ro1">
          <table:table-cell table:formula="of:=IF(ISBLANK([LIST.A2403]);&quot;&quot;;[LIST.A2403])">
            <text:p/>
          </table:table-cell>
          <table:table-cell table:formula="of:=IF(ISBLANK([LIST.A2404]);&quot;&quot;;[LIST.A2404])">
            <text:p/>
          </table:table-cell>
          <table:table-cell table:number-columns-repeated="1022"/>
        </table:table-row>
        <table:table-row table:style-name="ro1">
          <table:table-cell table:formula="of:=IF(ISBLANK([LIST.A2405]);&quot;&quot;;[LIST.A2405])">
            <text:p/>
          </table:table-cell>
          <table:table-cell table:formula="of:=IF(ISBLANK([LIST.A2406]);&quot;&quot;;[LIST.A2406])">
            <text:p/>
          </table:table-cell>
          <table:table-cell table:number-columns-repeated="1022"/>
        </table:table-row>
        <table:table-row table:style-name="ro1">
          <table:table-cell table:formula="of:=IF(ISBLANK([LIST.A2407]);&quot;&quot;;[LIST.A2408])">
            <text:p/>
          </table:table-cell>
          <table:table-cell table:formula="of:=IF(ISBLANK([LIST.A2408]);&quot;&quot;;[LIST.A2408])">
            <text:p/>
          </table:table-cell>
          <table:table-cell table:number-columns-repeated="1022"/>
        </table:table-row>
        <table:table-row table:style-name="ro1">
          <table:table-cell table:formula="of:=IF(ISBLANK([LIST.A2409]);&quot;&quot;;[LIST.A2409])">
            <text:p/>
          </table:table-cell>
          <table:table-cell table:formula="of:=IF(ISBLANK([LIST.A2410]);&quot;&quot;;[LIST.A2410])">
            <text:p/>
          </table:table-cell>
          <table:table-cell table:number-columns-repeated="1022"/>
        </table:table-row>
        <table:table-row table:style-name="ro1">
          <table:table-cell table:formula="of:=IF(ISBLANK([LIST.B2402]);&quot;&quot;;[LIST.B2402])">
            <text:p/>
          </table:table-cell>
          <table:table-cell table:formula="of:=IF(ISBLANK([LIST.B2401]);&quot;&quot;;[LIST.B2401])">
            <text:p/>
          </table:table-cell>
          <table:table-cell table:number-columns-repeated="1022"/>
        </table:table-row>
        <table:table-row table:style-name="ro1">
          <table:table-cell table:formula="of:=IF(ISBLANK([LIST.B2404]);&quot;&quot;;[LIST.B2404])">
            <text:p/>
          </table:table-cell>
          <table:table-cell table:formula="of:=IF(ISBLANK([LIST.B2403]);&quot;&quot;;[LIST.B2403])">
            <text:p/>
          </table:table-cell>
          <table:table-cell table:number-columns-repeated="1022"/>
        </table:table-row>
        <table:table-row table:style-name="ro1">
          <table:table-cell table:formula="of:=IF(ISBLANK([LIST.B2406]);&quot;&quot;;[LIST.B2406])">
            <text:p/>
          </table:table-cell>
          <table:table-cell table:formula="of:=IF(ISBLANK([LIST.B2405]);&quot;&quot;;[LIST.B2405])">
            <text:p/>
          </table:table-cell>
          <table:table-cell table:number-columns-repeated="1022"/>
        </table:table-row>
        <table:table-row table:style-name="ro1">
          <table:table-cell table:formula="of:=IF(ISBLANK([LIST.B2408]);&quot;&quot;;[LIST.B2408])">
            <text:p/>
          </table:table-cell>
          <table:table-cell table:formula="of:=IF(ISBLANK([LIST.B2407]);&quot;&quot;;[LIST.B2407])">
            <text:p/>
          </table:table-cell>
          <table:table-cell table:number-columns-repeated="1022"/>
        </table:table-row>
        <table:table-row table:style-name="ro1">
          <table:table-cell table:formula="of:=IF(ISBLANK([LIST.B2410]);&quot;&quot;;[LIST.B2410])">
            <text:p/>
          </table:table-cell>
          <table:table-cell table:formula="of:=IF(ISBLANK([LIST.B2409]);&quot;&quot;;[LIST.B2409])">
            <text:p/>
          </table:table-cell>
          <table:table-cell table:number-columns-repeated="1022"/>
        </table:table-row>
        <table:table-row table:style-name="ro1">
          <table:table-cell table:formula="of:=IF(ISBLANK([LIST.A2411]);&quot;&quot;;[LIST.A2411])">
            <text:p/>
          </table:table-cell>
          <table:table-cell table:formula="of:=IF(ISBLANK([LIST.A2412]);&quot;&quot;;[LIST.A2412])">
            <text:p/>
          </table:table-cell>
          <table:table-cell table:number-columns-repeated="1022"/>
        </table:table-row>
        <table:table-row table:style-name="ro1">
          <table:table-cell table:formula="of:=IF(ISBLANK([LIST.A2413]);&quot;&quot;;[LIST.A2413])">
            <text:p/>
          </table:table-cell>
          <table:table-cell table:formula="of:=IF(ISBLANK([LIST.A2414]);&quot;&quot;;[LIST.A2414])">
            <text:p/>
          </table:table-cell>
          <table:table-cell table:number-columns-repeated="1022"/>
        </table:table-row>
        <table:table-row table:style-name="ro1">
          <table:table-cell table:formula="of:=IF(ISBLANK([LIST.A2415]);&quot;&quot;;[LIST.A2415])">
            <text:p/>
          </table:table-cell>
          <table:table-cell table:formula="of:=IF(ISBLANK([LIST.A2416]);&quot;&quot;;[LIST.A2416])">
            <text:p/>
          </table:table-cell>
          <table:table-cell table:number-columns-repeated="1022"/>
        </table:table-row>
        <table:table-row table:style-name="ro1">
          <table:table-cell table:formula="of:=IF(ISBLANK([LIST.A2417]);&quot;&quot;;[LIST.A2418])">
            <text:p/>
          </table:table-cell>
          <table:table-cell table:formula="of:=IF(ISBLANK([LIST.A2418]);&quot;&quot;;[LIST.A2418])">
            <text:p/>
          </table:table-cell>
          <table:table-cell table:number-columns-repeated="1022"/>
        </table:table-row>
        <table:table-row table:style-name="ro1">
          <table:table-cell table:formula="of:=IF(ISBLANK([LIST.A2419]);&quot;&quot;;[LIST.A2419])">
            <text:p/>
          </table:table-cell>
          <table:table-cell table:formula="of:=IF(ISBLANK([LIST.A2420]);&quot;&quot;;[LIST.A2420])">
            <text:p/>
          </table:table-cell>
          <table:table-cell table:number-columns-repeated="1022"/>
        </table:table-row>
        <table:table-row table:style-name="ro1">
          <table:table-cell table:formula="of:=IF(ISBLANK([LIST.B2412]);&quot;&quot;;[LIST.B2412])">
            <text:p/>
          </table:table-cell>
          <table:table-cell table:formula="of:=IF(ISBLANK([LIST.B2411]);&quot;&quot;;[LIST.B2411])">
            <text:p/>
          </table:table-cell>
          <table:table-cell table:number-columns-repeated="1022"/>
        </table:table-row>
        <table:table-row table:style-name="ro1">
          <table:table-cell table:formula="of:=IF(ISBLANK([LIST.B2414]);&quot;&quot;;[LIST.B2414])">
            <text:p/>
          </table:table-cell>
          <table:table-cell table:formula="of:=IF(ISBLANK([LIST.B2413]);&quot;&quot;;[LIST.B2413])">
            <text:p/>
          </table:table-cell>
          <table:table-cell table:number-columns-repeated="1022"/>
        </table:table-row>
        <table:table-row table:style-name="ro1">
          <table:table-cell table:formula="of:=IF(ISBLANK([LIST.B2416]);&quot;&quot;;[LIST.B2416])">
            <text:p/>
          </table:table-cell>
          <table:table-cell table:formula="of:=IF(ISBLANK([LIST.B2415]);&quot;&quot;;[LIST.B2415])">
            <text:p/>
          </table:table-cell>
          <table:table-cell table:number-columns-repeated="1022"/>
        </table:table-row>
        <table:table-row table:style-name="ro1">
          <table:table-cell table:formula="of:=IF(ISBLANK([LIST.B2418]);&quot;&quot;;[LIST.B2418])">
            <text:p/>
          </table:table-cell>
          <table:table-cell table:formula="of:=IF(ISBLANK([LIST.B2417]);&quot;&quot;;[LIST.B2417])">
            <text:p/>
          </table:table-cell>
          <table:table-cell table:number-columns-repeated="1022"/>
        </table:table-row>
        <table:table-row table:style-name="ro1">
          <table:table-cell table:formula="of:=IF(ISBLANK([LIST.B2420]);&quot;&quot;;[LIST.B2420])">
            <text:p/>
          </table:table-cell>
          <table:table-cell table:formula="of:=IF(ISBLANK([LIST.B2419]);&quot;&quot;;[LIST.B2419])">
            <text:p/>
          </table:table-cell>
          <table:table-cell table:number-columns-repeated="1022"/>
        </table:table-row>
        <table:table-row table:style-name="ro1">
          <table:table-cell table:formula="of:=IF(ISBLANK([LIST.A2421]);&quot;&quot;;[LIST.A2421])">
            <text:p/>
          </table:table-cell>
          <table:table-cell table:formula="of:=IF(ISBLANK([LIST.A2422]);&quot;&quot;;[LIST.A2422])">
            <text:p/>
          </table:table-cell>
          <table:table-cell table:number-columns-repeated="1022"/>
        </table:table-row>
        <table:table-row table:style-name="ro1">
          <table:table-cell table:formula="of:=IF(ISBLANK([LIST.A2423]);&quot;&quot;;[LIST.A2423])">
            <text:p/>
          </table:table-cell>
          <table:table-cell table:formula="of:=IF(ISBLANK([LIST.A2424]);&quot;&quot;;[LIST.A2424])">
            <text:p/>
          </table:table-cell>
          <table:table-cell table:number-columns-repeated="1022"/>
        </table:table-row>
        <table:table-row table:style-name="ro1">
          <table:table-cell table:formula="of:=IF(ISBLANK([LIST.A2425]);&quot;&quot;;[LIST.A2425])">
            <text:p/>
          </table:table-cell>
          <table:table-cell table:formula="of:=IF(ISBLANK([LIST.A2426]);&quot;&quot;;[LIST.A2426])">
            <text:p/>
          </table:table-cell>
          <table:table-cell table:number-columns-repeated="1022"/>
        </table:table-row>
        <table:table-row table:style-name="ro1">
          <table:table-cell table:formula="of:=IF(ISBLANK([LIST.A2427]);&quot;&quot;;[LIST.A2428])">
            <text:p/>
          </table:table-cell>
          <table:table-cell table:formula="of:=IF(ISBLANK([LIST.A2428]);&quot;&quot;;[LIST.A2428])">
            <text:p/>
          </table:table-cell>
          <table:table-cell table:number-columns-repeated="1022"/>
        </table:table-row>
        <table:table-row table:style-name="ro1">
          <table:table-cell table:formula="of:=IF(ISBLANK([LIST.A2429]);&quot;&quot;;[LIST.A2429])">
            <text:p/>
          </table:table-cell>
          <table:table-cell table:formula="of:=IF(ISBLANK([LIST.A2430]);&quot;&quot;;[LIST.A2430])">
            <text:p/>
          </table:table-cell>
          <table:table-cell table:number-columns-repeated="1022"/>
        </table:table-row>
        <table:table-row table:style-name="ro1">
          <table:table-cell table:formula="of:=IF(ISBLANK([LIST.B2422]);&quot;&quot;;[LIST.B2422])">
            <text:p/>
          </table:table-cell>
          <table:table-cell table:formula="of:=IF(ISBLANK([LIST.B2421]);&quot;&quot;;[LIST.B2421])">
            <text:p/>
          </table:table-cell>
          <table:table-cell table:number-columns-repeated="1022"/>
        </table:table-row>
        <table:table-row table:style-name="ro1">
          <table:table-cell table:formula="of:=IF(ISBLANK([LIST.B2424]);&quot;&quot;;[LIST.B2424])">
            <text:p/>
          </table:table-cell>
          <table:table-cell table:formula="of:=IF(ISBLANK([LIST.B2423]);&quot;&quot;;[LIST.B2423])">
            <text:p/>
          </table:table-cell>
          <table:table-cell table:number-columns-repeated="1022"/>
        </table:table-row>
        <table:table-row table:style-name="ro1">
          <table:table-cell table:formula="of:=IF(ISBLANK([LIST.B2426]);&quot;&quot;;[LIST.B2426])">
            <text:p/>
          </table:table-cell>
          <table:table-cell table:formula="of:=IF(ISBLANK([LIST.B2425]);&quot;&quot;;[LIST.B2425])">
            <text:p/>
          </table:table-cell>
          <table:table-cell table:number-columns-repeated="1022"/>
        </table:table-row>
        <table:table-row table:style-name="ro1">
          <table:table-cell table:formula="of:=IF(ISBLANK([LIST.B2428]);&quot;&quot;;[LIST.B2428])">
            <text:p/>
          </table:table-cell>
          <table:table-cell table:formula="of:=IF(ISBLANK([LIST.B2427]);&quot;&quot;;[LIST.B2427])">
            <text:p/>
          </table:table-cell>
          <table:table-cell table:number-columns-repeated="1022"/>
        </table:table-row>
        <table:table-row table:style-name="ro1">
          <table:table-cell table:formula="of:=IF(ISBLANK([LIST.B2430]);&quot;&quot;;[LIST.B2430])">
            <text:p/>
          </table:table-cell>
          <table:table-cell table:formula="of:=IF(ISBLANK([LIST.B2429]);&quot;&quot;;[LIST.B2429])">
            <text:p/>
          </table:table-cell>
          <table:table-cell table:number-columns-repeated="1022"/>
        </table:table-row>
        <table:table-row table:style-name="ro1">
          <table:table-cell table:formula="of:=IF(ISBLANK([LIST.A2431]);&quot;&quot;;[LIST.A2431])">
            <text:p/>
          </table:table-cell>
          <table:table-cell table:formula="of:=IF(ISBLANK([LIST.A2432]);&quot;&quot;;[LIST.A2432])">
            <text:p/>
          </table:table-cell>
          <table:table-cell table:number-columns-repeated="1022"/>
        </table:table-row>
        <table:table-row table:style-name="ro1">
          <table:table-cell table:formula="of:=IF(ISBLANK([LIST.A2433]);&quot;&quot;;[LIST.A2433])">
            <text:p/>
          </table:table-cell>
          <table:table-cell table:formula="of:=IF(ISBLANK([LIST.A2434]);&quot;&quot;;[LIST.A2434])">
            <text:p/>
          </table:table-cell>
          <table:table-cell table:number-columns-repeated="1022"/>
        </table:table-row>
        <table:table-row table:style-name="ro1">
          <table:table-cell table:formula="of:=IF(ISBLANK([LIST.A2435]);&quot;&quot;;[LIST.A2435])">
            <text:p/>
          </table:table-cell>
          <table:table-cell table:formula="of:=IF(ISBLANK([LIST.A2436]);&quot;&quot;;[LIST.A2436])">
            <text:p/>
          </table:table-cell>
          <table:table-cell table:number-columns-repeated="1022"/>
        </table:table-row>
        <table:table-row table:style-name="ro1">
          <table:table-cell table:formula="of:=IF(ISBLANK([LIST.A2437]);&quot;&quot;;[LIST.A2438])">
            <text:p/>
          </table:table-cell>
          <table:table-cell table:formula="of:=IF(ISBLANK([LIST.A2438]);&quot;&quot;;[LIST.A2438])">
            <text:p/>
          </table:table-cell>
          <table:table-cell table:number-columns-repeated="1022"/>
        </table:table-row>
        <table:table-row table:style-name="ro1">
          <table:table-cell table:formula="of:=IF(ISBLANK([LIST.A2439]);&quot;&quot;;[LIST.A2439])">
            <text:p/>
          </table:table-cell>
          <table:table-cell table:formula="of:=IF(ISBLANK([LIST.A2440]);&quot;&quot;;[LIST.A2440])">
            <text:p/>
          </table:table-cell>
          <table:table-cell table:number-columns-repeated="1022"/>
        </table:table-row>
        <table:table-row table:style-name="ro1">
          <table:table-cell table:formula="of:=IF(ISBLANK([LIST.B2432]);&quot;&quot;;[LIST.B2432])">
            <text:p/>
          </table:table-cell>
          <table:table-cell table:formula="of:=IF(ISBLANK([LIST.B2431]);&quot;&quot;;[LIST.B2431])">
            <text:p/>
          </table:table-cell>
          <table:table-cell table:number-columns-repeated="1022"/>
        </table:table-row>
        <table:table-row table:style-name="ro1">
          <table:table-cell table:formula="of:=IF(ISBLANK([LIST.B2434]);&quot;&quot;;[LIST.B2434])">
            <text:p/>
          </table:table-cell>
          <table:table-cell table:formula="of:=IF(ISBLANK([LIST.B2433]);&quot;&quot;;[LIST.B2433])">
            <text:p/>
          </table:table-cell>
          <table:table-cell table:number-columns-repeated="1022"/>
        </table:table-row>
        <table:table-row table:style-name="ro1">
          <table:table-cell table:formula="of:=IF(ISBLANK([LIST.B2436]);&quot;&quot;;[LIST.B2436])">
            <text:p/>
          </table:table-cell>
          <table:table-cell table:formula="of:=IF(ISBLANK([LIST.B2435]);&quot;&quot;;[LIST.B2435])">
            <text:p/>
          </table:table-cell>
          <table:table-cell table:number-columns-repeated="1022"/>
        </table:table-row>
        <table:table-row table:style-name="ro1">
          <table:table-cell table:formula="of:=IF(ISBLANK([LIST.B2438]);&quot;&quot;;[LIST.B2438])">
            <text:p/>
          </table:table-cell>
          <table:table-cell table:formula="of:=IF(ISBLANK([LIST.B2437]);&quot;&quot;;[LIST.B2437])">
            <text:p/>
          </table:table-cell>
          <table:table-cell table:number-columns-repeated="1022"/>
        </table:table-row>
        <table:table-row table:style-name="ro1">
          <table:table-cell table:formula="of:=IF(ISBLANK([LIST.B2440]);&quot;&quot;;[LIST.B2440])">
            <text:p/>
          </table:table-cell>
          <table:table-cell table:formula="of:=IF(ISBLANK([LIST.B2439]);&quot;&quot;;[LIST.B2439])">
            <text:p/>
          </table:table-cell>
          <table:table-cell table:number-columns-repeated="1022"/>
        </table:table-row>
        <table:table-row table:style-name="ro1">
          <table:table-cell table:formula="of:=IF(ISBLANK([LIST.A2441]);&quot;&quot;;[LIST.A2441])">
            <text:p/>
          </table:table-cell>
          <table:table-cell table:formula="of:=IF(ISBLANK([LIST.A2442]);&quot;&quot;;[LIST.A2442])">
            <text:p/>
          </table:table-cell>
          <table:table-cell table:number-columns-repeated="1022"/>
        </table:table-row>
        <table:table-row table:style-name="ro1">
          <table:table-cell table:formula="of:=IF(ISBLANK([LIST.A2443]);&quot;&quot;;[LIST.A2443])">
            <text:p/>
          </table:table-cell>
          <table:table-cell table:formula="of:=IF(ISBLANK([LIST.A2444]);&quot;&quot;;[LIST.A2444])">
            <text:p/>
          </table:table-cell>
          <table:table-cell table:number-columns-repeated="1022"/>
        </table:table-row>
        <table:table-row table:style-name="ro1">
          <table:table-cell table:formula="of:=IF(ISBLANK([LIST.A2445]);&quot;&quot;;[LIST.A2445])">
            <text:p/>
          </table:table-cell>
          <table:table-cell table:formula="of:=IF(ISBLANK([LIST.A2446]);&quot;&quot;;[LIST.A2446])">
            <text:p/>
          </table:table-cell>
          <table:table-cell table:number-columns-repeated="1022"/>
        </table:table-row>
        <table:table-row table:style-name="ro1">
          <table:table-cell table:formula="of:=IF(ISBLANK([LIST.A2447]);&quot;&quot;;[LIST.A2448])">
            <text:p/>
          </table:table-cell>
          <table:table-cell table:formula="of:=IF(ISBLANK([LIST.A2448]);&quot;&quot;;[LIST.A2448])">
            <text:p/>
          </table:table-cell>
          <table:table-cell table:number-columns-repeated="1022"/>
        </table:table-row>
        <table:table-row table:style-name="ro1">
          <table:table-cell table:formula="of:=IF(ISBLANK([LIST.A2449]);&quot;&quot;;[LIST.A2449])">
            <text:p/>
          </table:table-cell>
          <table:table-cell table:formula="of:=IF(ISBLANK([LIST.A2450]);&quot;&quot;;[LIST.A2450])">
            <text:p/>
          </table:table-cell>
          <table:table-cell table:number-columns-repeated="1022"/>
        </table:table-row>
        <table:table-row table:style-name="ro1">
          <table:table-cell table:formula="of:=IF(ISBLANK([LIST.B2442]);&quot;&quot;;[LIST.B2442])">
            <text:p/>
          </table:table-cell>
          <table:table-cell table:formula="of:=IF(ISBLANK([LIST.B2441]);&quot;&quot;;[LIST.B2441])">
            <text:p/>
          </table:table-cell>
          <table:table-cell table:number-columns-repeated="1022"/>
        </table:table-row>
        <table:table-row table:style-name="ro1">
          <table:table-cell table:formula="of:=IF(ISBLANK([LIST.B2444]);&quot;&quot;;[LIST.B2444])">
            <text:p/>
          </table:table-cell>
          <table:table-cell table:formula="of:=IF(ISBLANK([LIST.B2443]);&quot;&quot;;[LIST.B2443])">
            <text:p/>
          </table:table-cell>
          <table:table-cell table:number-columns-repeated="1022"/>
        </table:table-row>
        <table:table-row table:style-name="ro1">
          <table:table-cell table:formula="of:=IF(ISBLANK([LIST.B2446]);&quot;&quot;;[LIST.B2446])">
            <text:p/>
          </table:table-cell>
          <table:table-cell table:formula="of:=IF(ISBLANK([LIST.B2445]);&quot;&quot;;[LIST.B2445])">
            <text:p/>
          </table:table-cell>
          <table:table-cell table:number-columns-repeated="1022"/>
        </table:table-row>
        <table:table-row table:style-name="ro1">
          <table:table-cell table:formula="of:=IF(ISBLANK([LIST.B2448]);&quot;&quot;;[LIST.B2448])">
            <text:p/>
          </table:table-cell>
          <table:table-cell table:formula="of:=IF(ISBLANK([LIST.B2447]);&quot;&quot;;[LIST.B2447])">
            <text:p/>
          </table:table-cell>
          <table:table-cell table:number-columns-repeated="1022"/>
        </table:table-row>
        <table:table-row table:style-name="ro1">
          <table:table-cell table:formula="of:=IF(ISBLANK([LIST.B2450]);&quot;&quot;;[LIST.B2450])">
            <text:p/>
          </table:table-cell>
          <table:table-cell table:formula="of:=IF(ISBLANK([LIST.B2449]);&quot;&quot;;[LIST.B2449])">
            <text:p/>
          </table:table-cell>
          <table:table-cell table:number-columns-repeated="1022"/>
        </table:table-row>
        <table:table-row table:style-name="ro1">
          <table:table-cell table:formula="of:=IF(ISBLANK([LIST.A2451]);&quot;&quot;;[LIST.A2451])">
            <text:p/>
          </table:table-cell>
          <table:table-cell table:formula="of:=IF(ISBLANK([LIST.A2452]);&quot;&quot;;[LIST.A2452])">
            <text:p/>
          </table:table-cell>
          <table:table-cell table:number-columns-repeated="1022"/>
        </table:table-row>
        <table:table-row table:style-name="ro1">
          <table:table-cell table:formula="of:=IF(ISBLANK([LIST.A2453]);&quot;&quot;;[LIST.A2453])">
            <text:p/>
          </table:table-cell>
          <table:table-cell table:formula="of:=IF(ISBLANK([LIST.A2454]);&quot;&quot;;[LIST.A2454])">
            <text:p/>
          </table:table-cell>
          <table:table-cell table:number-columns-repeated="1022"/>
        </table:table-row>
        <table:table-row table:style-name="ro1">
          <table:table-cell table:formula="of:=IF(ISBLANK([LIST.A2455]);&quot;&quot;;[LIST.A2455])">
            <text:p/>
          </table:table-cell>
          <table:table-cell table:formula="of:=IF(ISBLANK([LIST.A2456]);&quot;&quot;;[LIST.A2456])">
            <text:p/>
          </table:table-cell>
          <table:table-cell table:number-columns-repeated="1022"/>
        </table:table-row>
        <table:table-row table:style-name="ro1">
          <table:table-cell table:formula="of:=IF(ISBLANK([LIST.A2457]);&quot;&quot;;[LIST.A2458])">
            <text:p/>
          </table:table-cell>
          <table:table-cell table:formula="of:=IF(ISBLANK([LIST.A2458]);&quot;&quot;;[LIST.A2458])">
            <text:p/>
          </table:table-cell>
          <table:table-cell table:number-columns-repeated="1022"/>
        </table:table-row>
        <table:table-row table:style-name="ro1">
          <table:table-cell table:formula="of:=IF(ISBLANK([LIST.A2459]);&quot;&quot;;[LIST.A2459])">
            <text:p/>
          </table:table-cell>
          <table:table-cell table:formula="of:=IF(ISBLANK([LIST.A2460]);&quot;&quot;;[LIST.A2460])">
            <text:p/>
          </table:table-cell>
          <table:table-cell table:number-columns-repeated="1022"/>
        </table:table-row>
        <table:table-row table:style-name="ro1">
          <table:table-cell table:formula="of:=IF(ISBLANK([LIST.B2452]);&quot;&quot;;[LIST.B2452])">
            <text:p/>
          </table:table-cell>
          <table:table-cell table:formula="of:=IF(ISBLANK([LIST.B2451]);&quot;&quot;;[LIST.B2451])">
            <text:p/>
          </table:table-cell>
          <table:table-cell table:number-columns-repeated="1022"/>
        </table:table-row>
        <table:table-row table:style-name="ro1">
          <table:table-cell table:formula="of:=IF(ISBLANK([LIST.B2454]);&quot;&quot;;[LIST.B2454])">
            <text:p/>
          </table:table-cell>
          <table:table-cell table:formula="of:=IF(ISBLANK([LIST.B2453]);&quot;&quot;;[LIST.B2453])">
            <text:p/>
          </table:table-cell>
          <table:table-cell table:number-columns-repeated="1022"/>
        </table:table-row>
        <table:table-row table:style-name="ro1">
          <table:table-cell table:formula="of:=IF(ISBLANK([LIST.B2456]);&quot;&quot;;[LIST.B2456])">
            <text:p/>
          </table:table-cell>
          <table:table-cell table:formula="of:=IF(ISBLANK([LIST.B2455]);&quot;&quot;;[LIST.B2455])">
            <text:p/>
          </table:table-cell>
          <table:table-cell table:number-columns-repeated="1022"/>
        </table:table-row>
        <table:table-row table:style-name="ro1">
          <table:table-cell table:formula="of:=IF(ISBLANK([LIST.B2458]);&quot;&quot;;[LIST.B2458])">
            <text:p/>
          </table:table-cell>
          <table:table-cell table:formula="of:=IF(ISBLANK([LIST.B2457]);&quot;&quot;;[LIST.B2457])">
            <text:p/>
          </table:table-cell>
          <table:table-cell table:number-columns-repeated="1022"/>
        </table:table-row>
        <table:table-row table:style-name="ro1">
          <table:table-cell table:formula="of:=IF(ISBLANK([LIST.B2460]);&quot;&quot;;[LIST.B2460])">
            <text:p/>
          </table:table-cell>
          <table:table-cell table:formula="of:=IF(ISBLANK([LIST.B2459]);&quot;&quot;;[LIST.B2459])">
            <text:p/>
          </table:table-cell>
          <table:table-cell table:number-columns-repeated="1022"/>
        </table:table-row>
        <table:table-row table:style-name="ro1">
          <table:table-cell table:formula="of:=IF(ISBLANK([LIST.A2461]);&quot;&quot;;[LIST.A2461])">
            <text:p/>
          </table:table-cell>
          <table:table-cell table:formula="of:=IF(ISBLANK([LIST.A2462]);&quot;&quot;;[LIST.A2462])">
            <text:p/>
          </table:table-cell>
          <table:table-cell table:number-columns-repeated="1022"/>
        </table:table-row>
        <table:table-row table:style-name="ro1">
          <table:table-cell table:formula="of:=IF(ISBLANK([LIST.A2463]);&quot;&quot;;[LIST.A2463])">
            <text:p/>
          </table:table-cell>
          <table:table-cell table:formula="of:=IF(ISBLANK([LIST.A2464]);&quot;&quot;;[LIST.A2464])">
            <text:p/>
          </table:table-cell>
          <table:table-cell table:number-columns-repeated="1022"/>
        </table:table-row>
        <table:table-row table:style-name="ro1">
          <table:table-cell table:formula="of:=IF(ISBLANK([LIST.A2465]);&quot;&quot;;[LIST.A2465])">
            <text:p/>
          </table:table-cell>
          <table:table-cell table:formula="of:=IF(ISBLANK([LIST.A2466]);&quot;&quot;;[LIST.A2466])">
            <text:p/>
          </table:table-cell>
          <table:table-cell table:number-columns-repeated="1022"/>
        </table:table-row>
        <table:table-row table:style-name="ro1">
          <table:table-cell table:formula="of:=IF(ISBLANK([LIST.A2467]);&quot;&quot;;[LIST.A2468])">
            <text:p/>
          </table:table-cell>
          <table:table-cell table:formula="of:=IF(ISBLANK([LIST.A2468]);&quot;&quot;;[LIST.A2468])">
            <text:p/>
          </table:table-cell>
          <table:table-cell table:number-columns-repeated="1022"/>
        </table:table-row>
        <table:table-row table:style-name="ro1">
          <table:table-cell table:formula="of:=IF(ISBLANK([LIST.A2469]);&quot;&quot;;[LIST.A2469])">
            <text:p/>
          </table:table-cell>
          <table:table-cell table:formula="of:=IF(ISBLANK([LIST.A2470]);&quot;&quot;;[LIST.A2470])">
            <text:p/>
          </table:table-cell>
          <table:table-cell table:number-columns-repeated="1022"/>
        </table:table-row>
        <table:table-row table:style-name="ro1">
          <table:table-cell table:formula="of:=IF(ISBLANK([LIST.B2462]);&quot;&quot;;[LIST.B2462])">
            <text:p/>
          </table:table-cell>
          <table:table-cell table:formula="of:=IF(ISBLANK([LIST.B2461]);&quot;&quot;;[LIST.B2461])">
            <text:p/>
          </table:table-cell>
          <table:table-cell table:number-columns-repeated="1022"/>
        </table:table-row>
        <table:table-row table:style-name="ro1">
          <table:table-cell table:formula="of:=IF(ISBLANK([LIST.B2464]);&quot;&quot;;[LIST.B2464])">
            <text:p/>
          </table:table-cell>
          <table:table-cell table:formula="of:=IF(ISBLANK([LIST.B2463]);&quot;&quot;;[LIST.B2463])">
            <text:p/>
          </table:table-cell>
          <table:table-cell table:number-columns-repeated="1022"/>
        </table:table-row>
        <table:table-row table:style-name="ro1">
          <table:table-cell table:formula="of:=IF(ISBLANK([LIST.B2466]);&quot;&quot;;[LIST.B2466])">
            <text:p/>
          </table:table-cell>
          <table:table-cell table:formula="of:=IF(ISBLANK([LIST.B2465]);&quot;&quot;;[LIST.B2465])">
            <text:p/>
          </table:table-cell>
          <table:table-cell table:number-columns-repeated="1022"/>
        </table:table-row>
        <table:table-row table:style-name="ro1">
          <table:table-cell table:formula="of:=IF(ISBLANK([LIST.B2468]);&quot;&quot;;[LIST.B2468])">
            <text:p/>
          </table:table-cell>
          <table:table-cell table:formula="of:=IF(ISBLANK([LIST.B2467]);&quot;&quot;;[LIST.B2467])">
            <text:p/>
          </table:table-cell>
          <table:table-cell table:number-columns-repeated="1022"/>
        </table:table-row>
        <table:table-row table:style-name="ro1">
          <table:table-cell table:formula="of:=IF(ISBLANK([LIST.B2470]);&quot;&quot;;[LIST.B2470])">
            <text:p/>
          </table:table-cell>
          <table:table-cell table:formula="of:=IF(ISBLANK([LIST.B2469]);&quot;&quot;;[LIST.B2469])">
            <text:p/>
          </table:table-cell>
          <table:table-cell table:number-columns-repeated="1022"/>
        </table:table-row>
        <table:table-row table:style-name="ro1">
          <table:table-cell table:formula="of:=IF(ISBLANK([LIST.A2471]);&quot;&quot;;[LIST.A2471])">
            <text:p/>
          </table:table-cell>
          <table:table-cell table:formula="of:=IF(ISBLANK([LIST.A2472]);&quot;&quot;;[LIST.A2472])">
            <text:p/>
          </table:table-cell>
          <table:table-cell table:number-columns-repeated="1022"/>
        </table:table-row>
        <table:table-row table:style-name="ro1">
          <table:table-cell table:formula="of:=IF(ISBLANK([LIST.A2473]);&quot;&quot;;[LIST.A2473])">
            <text:p/>
          </table:table-cell>
          <table:table-cell table:formula="of:=IF(ISBLANK([LIST.A2474]);&quot;&quot;;[LIST.A2474])">
            <text:p/>
          </table:table-cell>
          <table:table-cell table:number-columns-repeated="1022"/>
        </table:table-row>
        <table:table-row table:style-name="ro1">
          <table:table-cell table:formula="of:=IF(ISBLANK([LIST.A2475]);&quot;&quot;;[LIST.A2475])">
            <text:p/>
          </table:table-cell>
          <table:table-cell table:formula="of:=IF(ISBLANK([LIST.A2476]);&quot;&quot;;[LIST.A2476])">
            <text:p/>
          </table:table-cell>
          <table:table-cell table:number-columns-repeated="1022"/>
        </table:table-row>
        <table:table-row table:style-name="ro1">
          <table:table-cell table:formula="of:=IF(ISBLANK([LIST.A2477]);&quot;&quot;;[LIST.A2478])">
            <text:p/>
          </table:table-cell>
          <table:table-cell table:formula="of:=IF(ISBLANK([LIST.A2478]);&quot;&quot;;[LIST.A2478])">
            <text:p/>
          </table:table-cell>
          <table:table-cell table:number-columns-repeated="1022"/>
        </table:table-row>
        <table:table-row table:style-name="ro1">
          <table:table-cell table:formula="of:=IF(ISBLANK([LIST.A2479]);&quot;&quot;;[LIST.A2479])">
            <text:p/>
          </table:table-cell>
          <table:table-cell table:formula="of:=IF(ISBLANK([LIST.A2480]);&quot;&quot;;[LIST.A2480])">
            <text:p/>
          </table:table-cell>
          <table:table-cell table:number-columns-repeated="1022"/>
        </table:table-row>
        <table:table-row table:style-name="ro1">
          <table:table-cell table:formula="of:=IF(ISBLANK([LIST.B2472]);&quot;&quot;;[LIST.B2472])">
            <text:p/>
          </table:table-cell>
          <table:table-cell table:formula="of:=IF(ISBLANK([LIST.B2471]);&quot;&quot;;[LIST.B2471])">
            <text:p/>
          </table:table-cell>
          <table:table-cell table:number-columns-repeated="1022"/>
        </table:table-row>
        <table:table-row table:style-name="ro1">
          <table:table-cell table:formula="of:=IF(ISBLANK([LIST.B2474]);&quot;&quot;;[LIST.B2474])">
            <text:p/>
          </table:table-cell>
          <table:table-cell table:formula="of:=IF(ISBLANK([LIST.B2473]);&quot;&quot;;[LIST.B2473])">
            <text:p/>
          </table:table-cell>
          <table:table-cell table:number-columns-repeated="1022"/>
        </table:table-row>
        <table:table-row table:style-name="ro1">
          <table:table-cell table:formula="of:=IF(ISBLANK([LIST.B2476]);&quot;&quot;;[LIST.B2476])">
            <text:p/>
          </table:table-cell>
          <table:table-cell table:formula="of:=IF(ISBLANK([LIST.B2475]);&quot;&quot;;[LIST.B2475])">
            <text:p/>
          </table:table-cell>
          <table:table-cell table:number-columns-repeated="1022"/>
        </table:table-row>
        <table:table-row table:style-name="ro1">
          <table:table-cell table:formula="of:=IF(ISBLANK([LIST.B2478]);&quot;&quot;;[LIST.B2478])">
            <text:p/>
          </table:table-cell>
          <table:table-cell table:formula="of:=IF(ISBLANK([LIST.B2477]);&quot;&quot;;[LIST.B2477])">
            <text:p/>
          </table:table-cell>
          <table:table-cell table:number-columns-repeated="1022"/>
        </table:table-row>
        <table:table-row table:style-name="ro1">
          <table:table-cell table:formula="of:=IF(ISBLANK([LIST.B2480]);&quot;&quot;;[LIST.B2480])">
            <text:p/>
          </table:table-cell>
          <table:table-cell table:formula="of:=IF(ISBLANK([LIST.B2479]);&quot;&quot;;[LIST.B2479])">
            <text:p/>
          </table:table-cell>
          <table:table-cell table:number-columns-repeated="1022"/>
        </table:table-row>
        <table:table-row table:style-name="ro1">
          <table:table-cell table:formula="of:=IF(ISBLANK([LIST.A2481]);&quot;&quot;;[LIST.A2481])">
            <text:p/>
          </table:table-cell>
          <table:table-cell table:formula="of:=IF(ISBLANK([LIST.A2482]);&quot;&quot;;[LIST.A2482])">
            <text:p/>
          </table:table-cell>
          <table:table-cell table:number-columns-repeated="1022"/>
        </table:table-row>
        <table:table-row table:style-name="ro1">
          <table:table-cell table:formula="of:=IF(ISBLANK([LIST.A2483]);&quot;&quot;;[LIST.A2483])">
            <text:p/>
          </table:table-cell>
          <table:table-cell table:formula="of:=IF(ISBLANK([LIST.A2484]);&quot;&quot;;[LIST.A2484])">
            <text:p/>
          </table:table-cell>
          <table:table-cell table:number-columns-repeated="1022"/>
        </table:table-row>
        <table:table-row table:style-name="ro1">
          <table:table-cell table:formula="of:=IF(ISBLANK([LIST.A2485]);&quot;&quot;;[LIST.A2485])">
            <text:p/>
          </table:table-cell>
          <table:table-cell table:formula="of:=IF(ISBLANK([LIST.A2486]);&quot;&quot;;[LIST.A2486])">
            <text:p/>
          </table:table-cell>
          <table:table-cell table:number-columns-repeated="1022"/>
        </table:table-row>
        <table:table-row table:style-name="ro1">
          <table:table-cell table:formula="of:=IF(ISBLANK([LIST.A2487]);&quot;&quot;;[LIST.A2488])">
            <text:p/>
          </table:table-cell>
          <table:table-cell table:formula="of:=IF(ISBLANK([LIST.A2488]);&quot;&quot;;[LIST.A2488])">
            <text:p/>
          </table:table-cell>
          <table:table-cell table:number-columns-repeated="1022"/>
        </table:table-row>
        <table:table-row table:style-name="ro1">
          <table:table-cell table:formula="of:=IF(ISBLANK([LIST.A2489]);&quot;&quot;;[LIST.A2489])">
            <text:p/>
          </table:table-cell>
          <table:table-cell table:formula="of:=IF(ISBLANK([LIST.A2490]);&quot;&quot;;[LIST.A2490])">
            <text:p/>
          </table:table-cell>
          <table:table-cell table:number-columns-repeated="1022"/>
        </table:table-row>
        <table:table-row table:style-name="ro1">
          <table:table-cell table:formula="of:=IF(ISBLANK([LIST.B2482]);&quot;&quot;;[LIST.B2482])">
            <text:p/>
          </table:table-cell>
          <table:table-cell table:formula="of:=IF(ISBLANK([LIST.B2481]);&quot;&quot;;[LIST.B2481])">
            <text:p/>
          </table:table-cell>
          <table:table-cell table:number-columns-repeated="1022"/>
        </table:table-row>
        <table:table-row table:style-name="ro1">
          <table:table-cell table:formula="of:=IF(ISBLANK([LIST.B2484]);&quot;&quot;;[LIST.B2484])">
            <text:p/>
          </table:table-cell>
          <table:table-cell table:formula="of:=IF(ISBLANK([LIST.B2483]);&quot;&quot;;[LIST.B2483])">
            <text:p/>
          </table:table-cell>
          <table:table-cell table:number-columns-repeated="1022"/>
        </table:table-row>
        <table:table-row table:style-name="ro1">
          <table:table-cell table:formula="of:=IF(ISBLANK([LIST.B2486]);&quot;&quot;;[LIST.B2486])">
            <text:p/>
          </table:table-cell>
          <table:table-cell table:formula="of:=IF(ISBLANK([LIST.B2485]);&quot;&quot;;[LIST.B2485])">
            <text:p/>
          </table:table-cell>
          <table:table-cell table:number-columns-repeated="1022"/>
        </table:table-row>
        <table:table-row table:style-name="ro1">
          <table:table-cell table:formula="of:=IF(ISBLANK([LIST.B2488]);&quot;&quot;;[LIST.B2488])">
            <text:p/>
          </table:table-cell>
          <table:table-cell table:formula="of:=IF(ISBLANK([LIST.B2487]);&quot;&quot;;[LIST.B2487])">
            <text:p/>
          </table:table-cell>
          <table:table-cell table:number-columns-repeated="1022"/>
        </table:table-row>
        <table:table-row table:style-name="ro1">
          <table:table-cell table:formula="of:=IF(ISBLANK([LIST.B2490]);&quot;&quot;;[LIST.B2490])">
            <text:p/>
          </table:table-cell>
          <table:table-cell table:formula="of:=IF(ISBLANK([LIST.B2489]);&quot;&quot;;[LIST.B2489])">
            <text:p/>
          </table:table-cell>
          <table:table-cell table:number-columns-repeated="1022"/>
        </table:table-row>
        <table:table-row table:style-name="ro1">
          <table:table-cell table:formula="of:=IF(ISBLANK([LIST.A2491]);&quot;&quot;;[LIST.A2491])">
            <text:p/>
          </table:table-cell>
          <table:table-cell table:formula="of:=IF(ISBLANK([LIST.A2492]);&quot;&quot;;[LIST.A2492])">
            <text:p/>
          </table:table-cell>
          <table:table-cell table:number-columns-repeated="1022"/>
        </table:table-row>
        <table:table-row table:style-name="ro1">
          <table:table-cell table:formula="of:=IF(ISBLANK([LIST.A2493]);&quot;&quot;;[LIST.A2493])">
            <text:p/>
          </table:table-cell>
          <table:table-cell table:formula="of:=IF(ISBLANK([LIST.A2494]);&quot;&quot;;[LIST.A2494])">
            <text:p/>
          </table:table-cell>
          <table:table-cell table:number-columns-repeated="1022"/>
        </table:table-row>
        <table:table-row table:style-name="ro1">
          <table:table-cell table:formula="of:=IF(ISBLANK([LIST.A2495]);&quot;&quot;;[LIST.A2495])">
            <text:p/>
          </table:table-cell>
          <table:table-cell table:formula="of:=IF(ISBLANK([LIST.A2496]);&quot;&quot;;[LIST.A2496])">
            <text:p/>
          </table:table-cell>
          <table:table-cell table:number-columns-repeated="1022"/>
        </table:table-row>
        <table:table-row table:style-name="ro1">
          <table:table-cell table:formula="of:=IF(ISBLANK([LIST.A2497]);&quot;&quot;;[LIST.A2498])">
            <text:p/>
          </table:table-cell>
          <table:table-cell table:formula="of:=IF(ISBLANK([LIST.A2498]);&quot;&quot;;[LIST.A2498])">
            <text:p/>
          </table:table-cell>
          <table:table-cell table:number-columns-repeated="1022"/>
        </table:table-row>
        <table:table-row table:style-name="ro1">
          <table:table-cell table:formula="of:=IF(ISBLANK([LIST.A2499]);&quot;&quot;;[LIST.A2499])">
            <text:p/>
          </table:table-cell>
          <table:table-cell table:formula="of:=IF(ISBLANK([LIST.A2500]);&quot;&quot;;[LIST.A2500])">
            <text:p/>
          </table:table-cell>
          <table:table-cell table:number-columns-repeated="1022"/>
        </table:table-row>
        <table:table-row table:style-name="ro1">
          <table:table-cell table:formula="of:=IF(ISBLANK([LIST.B2492]);&quot;&quot;;[LIST.B2492])">
            <text:p/>
          </table:table-cell>
          <table:table-cell table:formula="of:=IF(ISBLANK([LIST.B2491]);&quot;&quot;;[LIST.B2491])">
            <text:p/>
          </table:table-cell>
          <table:table-cell table:number-columns-repeated="1022"/>
        </table:table-row>
        <table:table-row table:style-name="ro1">
          <table:table-cell table:formula="of:=IF(ISBLANK([LIST.B2494]);&quot;&quot;;[LIST.B2494])">
            <text:p/>
          </table:table-cell>
          <table:table-cell table:formula="of:=IF(ISBLANK([LIST.B2493]);&quot;&quot;;[LIST.B2493])">
            <text:p/>
          </table:table-cell>
          <table:table-cell table:number-columns-repeated="1022"/>
        </table:table-row>
        <table:table-row table:style-name="ro1">
          <table:table-cell table:formula="of:=IF(ISBLANK([LIST.B2496]);&quot;&quot;;[LIST.B2496])">
            <text:p/>
          </table:table-cell>
          <table:table-cell table:formula="of:=IF(ISBLANK([LIST.B2495]);&quot;&quot;;[LIST.B2495])">
            <text:p/>
          </table:table-cell>
          <table:table-cell table:number-columns-repeated="1022"/>
        </table:table-row>
        <table:table-row table:style-name="ro1">
          <table:table-cell table:formula="of:=IF(ISBLANK([LIST.B2498]);&quot;&quot;;[LIST.B2498])">
            <text:p/>
          </table:table-cell>
          <table:table-cell table:formula="of:=IF(ISBLANK([LIST.B2497]);&quot;&quot;;[LIST.B2497])">
            <text:p/>
          </table:table-cell>
          <table:table-cell table:number-columns-repeated="1022"/>
        </table:table-row>
        <table:table-row table:style-name="ro1">
          <table:table-cell table:formula="of:=IF(ISBLANK([LIST.B2500]);&quot;&quot;;[LIST.B2500])">
            <text:p/>
          </table:table-cell>
          <table:table-cell table:formula="of:=IF(ISBLANK([LIST.B2499]);&quot;&quot;;[LIST.B2499])">
            <text:p/>
          </table:table-cell>
          <table:table-cell table:number-columns-repeated="1022"/>
        </table:table-row>
        <table:table-row table:style-name="ro1">
          <table:table-cell table:formula="of:=IF(ISBLANK([LIST.A2501]);&quot;&quot;;[LIST.A2501])">
            <text:p/>
          </table:table-cell>
          <table:table-cell table:formula="of:=IF(ISBLANK([LIST.A2502]);&quot;&quot;;[LIST.A2502])">
            <text:p/>
          </table:table-cell>
          <table:table-cell table:number-columns-repeated="1022"/>
        </table:table-row>
        <table:table-row table:style-name="ro1">
          <table:table-cell table:formula="of:=IF(ISBLANK([LIST.A2503]);&quot;&quot;;[LIST.A2503])">
            <text:p/>
          </table:table-cell>
          <table:table-cell table:formula="of:=IF(ISBLANK([LIST.A2504]);&quot;&quot;;[LIST.A2504])">
            <text:p/>
          </table:table-cell>
          <table:table-cell table:number-columns-repeated="1022"/>
        </table:table-row>
        <table:table-row table:style-name="ro1">
          <table:table-cell table:formula="of:=IF(ISBLANK([LIST.A2505]);&quot;&quot;;[LIST.A2505])">
            <text:p/>
          </table:table-cell>
          <table:table-cell table:formula="of:=IF(ISBLANK([LIST.A2506]);&quot;&quot;;[LIST.A2506])">
            <text:p/>
          </table:table-cell>
          <table:table-cell table:number-columns-repeated="1022"/>
        </table:table-row>
        <table:table-row table:style-name="ro1">
          <table:table-cell table:formula="of:=IF(ISBLANK([LIST.A2507]);&quot;&quot;;[LIST.A2508])">
            <text:p/>
          </table:table-cell>
          <table:table-cell table:formula="of:=IF(ISBLANK([LIST.A2508]);&quot;&quot;;[LIST.A2508])">
            <text:p/>
          </table:table-cell>
          <table:table-cell table:number-columns-repeated="1022"/>
        </table:table-row>
        <table:table-row table:style-name="ro1">
          <table:table-cell table:formula="of:=IF(ISBLANK([LIST.A2509]);&quot;&quot;;[LIST.A2509])">
            <text:p/>
          </table:table-cell>
          <table:table-cell table:formula="of:=IF(ISBLANK([LIST.A2510]);&quot;&quot;;[LIST.A2510])">
            <text:p/>
          </table:table-cell>
          <table:table-cell table:number-columns-repeated="1022"/>
        </table:table-row>
        <table:table-row table:style-name="ro1">
          <table:table-cell table:formula="of:=IF(ISBLANK([LIST.B2502]);&quot;&quot;;[LIST.B2502])">
            <text:p/>
          </table:table-cell>
          <table:table-cell table:formula="of:=IF(ISBLANK([LIST.B2501]);&quot;&quot;;[LIST.B2501])">
            <text:p/>
          </table:table-cell>
          <table:table-cell table:number-columns-repeated="1022"/>
        </table:table-row>
        <table:table-row table:style-name="ro1">
          <table:table-cell table:formula="of:=IF(ISBLANK([LIST.B2504]);&quot;&quot;;[LIST.B2504])">
            <text:p/>
          </table:table-cell>
          <table:table-cell table:formula="of:=IF(ISBLANK([LIST.B2503]);&quot;&quot;;[LIST.B2503])">
            <text:p/>
          </table:table-cell>
          <table:table-cell table:number-columns-repeated="1022"/>
        </table:table-row>
        <table:table-row table:style-name="ro1">
          <table:table-cell table:formula="of:=IF(ISBLANK([LIST.B2506]);&quot;&quot;;[LIST.B2506])">
            <text:p/>
          </table:table-cell>
          <table:table-cell table:formula="of:=IF(ISBLANK([LIST.B2505]);&quot;&quot;;[LIST.B2505])">
            <text:p/>
          </table:table-cell>
          <table:table-cell table:number-columns-repeated="1022"/>
        </table:table-row>
        <table:table-row table:style-name="ro1">
          <table:table-cell table:formula="of:=IF(ISBLANK([LIST.B2508]);&quot;&quot;;[LIST.B2508])">
            <text:p/>
          </table:table-cell>
          <table:table-cell table:formula="of:=IF(ISBLANK([LIST.B2507]);&quot;&quot;;[LIST.B2507])">
            <text:p/>
          </table:table-cell>
          <table:table-cell table:number-columns-repeated="1022"/>
        </table:table-row>
        <table:table-row table:style-name="ro1">
          <table:table-cell table:formula="of:=IF(ISBLANK([LIST.B2510]);&quot;&quot;;[LIST.B2510])">
            <text:p/>
          </table:table-cell>
          <table:table-cell table:formula="of:=IF(ISBLANK([LIST.B2509]);&quot;&quot;;[LIST.B2509])">
            <text:p/>
          </table:table-cell>
          <table:table-cell table:number-columns-repeated="1022"/>
        </table:table-row>
        <table:table-row table:style-name="ro1">
          <table:table-cell table:formula="of:=IF(ISBLANK([LIST.A2511]);&quot;&quot;;[LIST.A2511])">
            <text:p/>
          </table:table-cell>
          <table:table-cell table:formula="of:=IF(ISBLANK([LIST.A2512]);&quot;&quot;;[LIST.A2512])">
            <text:p/>
          </table:table-cell>
          <table:table-cell table:number-columns-repeated="1022"/>
        </table:table-row>
        <table:table-row table:style-name="ro1">
          <table:table-cell table:formula="of:=IF(ISBLANK([LIST.A2513]);&quot;&quot;;[LIST.A2513])">
            <text:p/>
          </table:table-cell>
          <table:table-cell table:formula="of:=IF(ISBLANK([LIST.A2514]);&quot;&quot;;[LIST.A2514])">
            <text:p/>
          </table:table-cell>
          <table:table-cell table:number-columns-repeated="1022"/>
        </table:table-row>
        <table:table-row table:style-name="ro1">
          <table:table-cell table:formula="of:=IF(ISBLANK([LIST.A2515]);&quot;&quot;;[LIST.A2515])">
            <text:p/>
          </table:table-cell>
          <table:table-cell table:formula="of:=IF(ISBLANK([LIST.A2516]);&quot;&quot;;[LIST.A2516])">
            <text:p/>
          </table:table-cell>
          <table:table-cell table:number-columns-repeated="1022"/>
        </table:table-row>
        <table:table-row table:style-name="ro1">
          <table:table-cell table:formula="of:=IF(ISBLANK([LIST.A2517]);&quot;&quot;;[LIST.A2518])">
            <text:p/>
          </table:table-cell>
          <table:table-cell table:formula="of:=IF(ISBLANK([LIST.A2518]);&quot;&quot;;[LIST.A2518])">
            <text:p/>
          </table:table-cell>
          <table:table-cell table:number-columns-repeated="1022"/>
        </table:table-row>
        <table:table-row table:style-name="ro1">
          <table:table-cell table:formula="of:=IF(ISBLANK([LIST.A2519]);&quot;&quot;;[LIST.A2519])">
            <text:p/>
          </table:table-cell>
          <table:table-cell table:formula="of:=IF(ISBLANK([LIST.A2520]);&quot;&quot;;[LIST.A2520])">
            <text:p/>
          </table:table-cell>
          <table:table-cell table:number-columns-repeated="1022"/>
        </table:table-row>
        <table:table-row table:style-name="ro1">
          <table:table-cell table:formula="of:=IF(ISBLANK([LIST.B2512]);&quot;&quot;;[LIST.B2512])">
            <text:p/>
          </table:table-cell>
          <table:table-cell table:formula="of:=IF(ISBLANK([LIST.B2511]);&quot;&quot;;[LIST.B2511])">
            <text:p/>
          </table:table-cell>
          <table:table-cell table:number-columns-repeated="1022"/>
        </table:table-row>
        <table:table-row table:style-name="ro1">
          <table:table-cell table:formula="of:=IF(ISBLANK([LIST.B2514]);&quot;&quot;;[LIST.B2514])">
            <text:p/>
          </table:table-cell>
          <table:table-cell table:formula="of:=IF(ISBLANK([LIST.B2513]);&quot;&quot;;[LIST.B2513])">
            <text:p/>
          </table:table-cell>
          <table:table-cell table:number-columns-repeated="1022"/>
        </table:table-row>
        <table:table-row table:style-name="ro1">
          <table:table-cell table:formula="of:=IF(ISBLANK([LIST.B2516]);&quot;&quot;;[LIST.B2516])">
            <text:p/>
          </table:table-cell>
          <table:table-cell table:formula="of:=IF(ISBLANK([LIST.B2515]);&quot;&quot;;[LIST.B2515])">
            <text:p/>
          </table:table-cell>
          <table:table-cell table:number-columns-repeated="1022"/>
        </table:table-row>
        <table:table-row table:style-name="ro1">
          <table:table-cell table:formula="of:=IF(ISBLANK([LIST.B2518]);&quot;&quot;;[LIST.B2518])">
            <text:p/>
          </table:table-cell>
          <table:table-cell table:formula="of:=IF(ISBLANK([LIST.B2517]);&quot;&quot;;[LIST.B2517])">
            <text:p/>
          </table:table-cell>
          <table:table-cell table:number-columns-repeated="1022"/>
        </table:table-row>
        <table:table-row table:style-name="ro1">
          <table:table-cell table:formula="of:=IF(ISBLANK([LIST.B2520]);&quot;&quot;;[LIST.B2520])">
            <text:p/>
          </table:table-cell>
          <table:table-cell table:formula="of:=IF(ISBLANK([LIST.B2519]);&quot;&quot;;[LIST.B2519])">
            <text:p/>
          </table:table-cell>
          <table:table-cell table:number-columns-repeated="1022"/>
        </table:table-row>
        <table:table-row table:style-name="ro1">
          <table:table-cell table:formula="of:=IF(ISBLANK([LIST.A2521]);&quot;&quot;;[LIST.A2521])">
            <text:p/>
          </table:table-cell>
          <table:table-cell table:formula="of:=IF(ISBLANK([LIST.A2522]);&quot;&quot;;[LIST.A2522])">
            <text:p/>
          </table:table-cell>
          <table:table-cell table:number-columns-repeated="1022"/>
        </table:table-row>
        <table:table-row table:style-name="ro1">
          <table:table-cell table:formula="of:=IF(ISBLANK([LIST.A2523]);&quot;&quot;;[LIST.A2523])">
            <text:p/>
          </table:table-cell>
          <table:table-cell table:formula="of:=IF(ISBLANK([LIST.A2524]);&quot;&quot;;[LIST.A2524])">
            <text:p/>
          </table:table-cell>
          <table:table-cell table:number-columns-repeated="1022"/>
        </table:table-row>
        <table:table-row table:style-name="ro1">
          <table:table-cell table:formula="of:=IF(ISBLANK([LIST.A2525]);&quot;&quot;;[LIST.A2525])">
            <text:p/>
          </table:table-cell>
          <table:table-cell table:formula="of:=IF(ISBLANK([LIST.A2526]);&quot;&quot;;[LIST.A2526])">
            <text:p/>
          </table:table-cell>
          <table:table-cell table:number-columns-repeated="1022"/>
        </table:table-row>
        <table:table-row table:style-name="ro1">
          <table:table-cell table:formula="of:=IF(ISBLANK([LIST.A2527]);&quot;&quot;;[LIST.A2528])">
            <text:p/>
          </table:table-cell>
          <table:table-cell table:formula="of:=IF(ISBLANK([LIST.A2528]);&quot;&quot;;[LIST.A2528])">
            <text:p/>
          </table:table-cell>
          <table:table-cell table:number-columns-repeated="1022"/>
        </table:table-row>
        <table:table-row table:style-name="ro1">
          <table:table-cell table:formula="of:=IF(ISBLANK([LIST.A2529]);&quot;&quot;;[LIST.A2529])">
            <text:p/>
          </table:table-cell>
          <table:table-cell table:formula="of:=IF(ISBLANK([LIST.A2530]);&quot;&quot;;[LIST.A2530])">
            <text:p/>
          </table:table-cell>
          <table:table-cell table:number-columns-repeated="1022"/>
        </table:table-row>
        <table:table-row table:style-name="ro1">
          <table:table-cell table:formula="of:=IF(ISBLANK([LIST.B2522]);&quot;&quot;;[LIST.B2522])">
            <text:p/>
          </table:table-cell>
          <table:table-cell table:formula="of:=IF(ISBLANK([LIST.B2521]);&quot;&quot;;[LIST.B2521])">
            <text:p/>
          </table:table-cell>
          <table:table-cell table:number-columns-repeated="1022"/>
        </table:table-row>
        <table:table-row table:style-name="ro1">
          <table:table-cell table:formula="of:=IF(ISBLANK([LIST.B2524]);&quot;&quot;;[LIST.B2524])">
            <text:p/>
          </table:table-cell>
          <table:table-cell table:formula="of:=IF(ISBLANK([LIST.B2523]);&quot;&quot;;[LIST.B2523])">
            <text:p/>
          </table:table-cell>
          <table:table-cell table:number-columns-repeated="1022"/>
        </table:table-row>
        <table:table-row table:style-name="ro1">
          <table:table-cell table:formula="of:=IF(ISBLANK([LIST.B2526]);&quot;&quot;;[LIST.B2526])">
            <text:p/>
          </table:table-cell>
          <table:table-cell table:formula="of:=IF(ISBLANK([LIST.B2525]);&quot;&quot;;[LIST.B2525])">
            <text:p/>
          </table:table-cell>
          <table:table-cell table:number-columns-repeated="1022"/>
        </table:table-row>
        <table:table-row table:style-name="ro1">
          <table:table-cell table:formula="of:=IF(ISBLANK([LIST.B2528]);&quot;&quot;;[LIST.B2528])">
            <text:p/>
          </table:table-cell>
          <table:table-cell table:formula="of:=IF(ISBLANK([LIST.B2527]);&quot;&quot;;[LIST.B2527])">
            <text:p/>
          </table:table-cell>
          <table:table-cell table:number-columns-repeated="1022"/>
        </table:table-row>
        <table:table-row table:style-name="ro1">
          <table:table-cell table:formula="of:=IF(ISBLANK([LIST.B2530]);&quot;&quot;;[LIST.B2530])">
            <text:p/>
          </table:table-cell>
          <table:table-cell table:formula="of:=IF(ISBLANK([LIST.B2529]);&quot;&quot;;[LIST.B2529])">
            <text:p/>
          </table:table-cell>
          <table:table-cell table:number-columns-repeated="1022"/>
        </table:table-row>
        <table:table-row table:style-name="ro1">
          <table:table-cell table:formula="of:=IF(ISBLANK([LIST.A2531]);&quot;&quot;;[LIST.A2531])">
            <text:p/>
          </table:table-cell>
          <table:table-cell table:formula="of:=IF(ISBLANK([LIST.A2532]);&quot;&quot;;[LIST.A2532])">
            <text:p/>
          </table:table-cell>
          <table:table-cell table:number-columns-repeated="1022"/>
        </table:table-row>
        <table:table-row table:style-name="ro1">
          <table:table-cell table:formula="of:=IF(ISBLANK([LIST.A2533]);&quot;&quot;;[LIST.A2533])">
            <text:p/>
          </table:table-cell>
          <table:table-cell table:formula="of:=IF(ISBLANK([LIST.A2534]);&quot;&quot;;[LIST.A2534])">
            <text:p/>
          </table:table-cell>
          <table:table-cell table:number-columns-repeated="1022"/>
        </table:table-row>
        <table:table-row table:style-name="ro1">
          <table:table-cell table:formula="of:=IF(ISBLANK([LIST.A2535]);&quot;&quot;;[LIST.A2535])">
            <text:p/>
          </table:table-cell>
          <table:table-cell table:formula="of:=IF(ISBLANK([LIST.A2536]);&quot;&quot;;[LIST.A2536])">
            <text:p/>
          </table:table-cell>
          <table:table-cell table:number-columns-repeated="1022"/>
        </table:table-row>
        <table:table-row table:style-name="ro1">
          <table:table-cell table:formula="of:=IF(ISBLANK([LIST.A2537]);&quot;&quot;;[LIST.A2538])">
            <text:p/>
          </table:table-cell>
          <table:table-cell table:formula="of:=IF(ISBLANK([LIST.A2538]);&quot;&quot;;[LIST.A2538])">
            <text:p/>
          </table:table-cell>
          <table:table-cell table:number-columns-repeated="1022"/>
        </table:table-row>
        <table:table-row table:style-name="ro1">
          <table:table-cell table:formula="of:=IF(ISBLANK([LIST.A2539]);&quot;&quot;;[LIST.A2539])">
            <text:p/>
          </table:table-cell>
          <table:table-cell table:formula="of:=IF(ISBLANK([LIST.A2540]);&quot;&quot;;[LIST.A2540])">
            <text:p/>
          </table:table-cell>
          <table:table-cell table:number-columns-repeated="1022"/>
        </table:table-row>
        <table:table-row table:style-name="ro1">
          <table:table-cell table:formula="of:=IF(ISBLANK([LIST.B2532]);&quot;&quot;;[LIST.B2532])">
            <text:p/>
          </table:table-cell>
          <table:table-cell table:formula="of:=IF(ISBLANK([LIST.B2531]);&quot;&quot;;[LIST.B2531])">
            <text:p/>
          </table:table-cell>
          <table:table-cell table:number-columns-repeated="1022"/>
        </table:table-row>
        <table:table-row table:style-name="ro1">
          <table:table-cell table:formula="of:=IF(ISBLANK([LIST.B2534]);&quot;&quot;;[LIST.B2534])">
            <text:p/>
          </table:table-cell>
          <table:table-cell table:formula="of:=IF(ISBLANK([LIST.B2533]);&quot;&quot;;[LIST.B2533])">
            <text:p/>
          </table:table-cell>
          <table:table-cell table:number-columns-repeated="1022"/>
        </table:table-row>
        <table:table-row table:style-name="ro1">
          <table:table-cell table:formula="of:=IF(ISBLANK([LIST.B2536]);&quot;&quot;;[LIST.B2536])">
            <text:p/>
          </table:table-cell>
          <table:table-cell table:formula="of:=IF(ISBLANK([LIST.B2535]);&quot;&quot;;[LIST.B2535])">
            <text:p/>
          </table:table-cell>
          <table:table-cell table:number-columns-repeated="1022"/>
        </table:table-row>
        <table:table-row table:style-name="ro1">
          <table:table-cell table:formula="of:=IF(ISBLANK([LIST.B2538]);&quot;&quot;;[LIST.B2538])">
            <text:p/>
          </table:table-cell>
          <table:table-cell table:formula="of:=IF(ISBLANK([LIST.B2537]);&quot;&quot;;[LIST.B2537])">
            <text:p/>
          </table:table-cell>
          <table:table-cell table:number-columns-repeated="1022"/>
        </table:table-row>
        <table:table-row table:style-name="ro1">
          <table:table-cell table:formula="of:=IF(ISBLANK([LIST.B2540]);&quot;&quot;;[LIST.B2540])">
            <text:p/>
          </table:table-cell>
          <table:table-cell table:formula="of:=IF(ISBLANK([LIST.B2539]);&quot;&quot;;[LIST.B2539])">
            <text:p/>
          </table:table-cell>
          <table:table-cell table:number-columns-repeated="1022"/>
        </table:table-row>
        <table:table-row table:style-name="ro1">
          <table:table-cell table:formula="of:=IF(ISBLANK([LIST.A2541]);&quot;&quot;;[LIST.A2541])">
            <text:p/>
          </table:table-cell>
          <table:table-cell table:formula="of:=IF(ISBLANK([LIST.A2542]);&quot;&quot;;[LIST.A2542])">
            <text:p/>
          </table:table-cell>
          <table:table-cell table:number-columns-repeated="1022"/>
        </table:table-row>
        <table:table-row table:style-name="ro1">
          <table:table-cell table:formula="of:=IF(ISBLANK([LIST.A2543]);&quot;&quot;;[LIST.A2543])">
            <text:p/>
          </table:table-cell>
          <table:table-cell table:formula="of:=IF(ISBLANK([LIST.A2544]);&quot;&quot;;[LIST.A2544])">
            <text:p/>
          </table:table-cell>
          <table:table-cell table:number-columns-repeated="1022"/>
        </table:table-row>
        <table:table-row table:style-name="ro1">
          <table:table-cell table:formula="of:=IF(ISBLANK([LIST.A2545]);&quot;&quot;;[LIST.A2545])">
            <text:p/>
          </table:table-cell>
          <table:table-cell table:formula="of:=IF(ISBLANK([LIST.A2546]);&quot;&quot;;[LIST.A2546])">
            <text:p/>
          </table:table-cell>
          <table:table-cell table:number-columns-repeated="1022"/>
        </table:table-row>
        <table:table-row table:style-name="ro1">
          <table:table-cell table:formula="of:=IF(ISBLANK([LIST.A2547]);&quot;&quot;;[LIST.A2548])">
            <text:p/>
          </table:table-cell>
          <table:table-cell table:formula="of:=IF(ISBLANK([LIST.A2548]);&quot;&quot;;[LIST.A2548])">
            <text:p/>
          </table:table-cell>
          <table:table-cell table:number-columns-repeated="1022"/>
        </table:table-row>
        <table:table-row table:style-name="ro1">
          <table:table-cell table:formula="of:=IF(ISBLANK([LIST.A2549]);&quot;&quot;;[LIST.A2549])">
            <text:p/>
          </table:table-cell>
          <table:table-cell table:formula="of:=IF(ISBLANK([LIST.A2550]);&quot;&quot;;[LIST.A2550])">
            <text:p/>
          </table:table-cell>
          <table:table-cell table:number-columns-repeated="1022"/>
        </table:table-row>
        <table:table-row table:style-name="ro1">
          <table:table-cell table:formula="of:=IF(ISBLANK([LIST.B2542]);&quot;&quot;;[LIST.B2542])">
            <text:p/>
          </table:table-cell>
          <table:table-cell table:formula="of:=IF(ISBLANK([LIST.B2541]);&quot;&quot;;[LIST.B2541])">
            <text:p/>
          </table:table-cell>
          <table:table-cell table:number-columns-repeated="1022"/>
        </table:table-row>
        <table:table-row table:style-name="ro1">
          <table:table-cell table:formula="of:=IF(ISBLANK([LIST.B2544]);&quot;&quot;;[LIST.B2544])">
            <text:p/>
          </table:table-cell>
          <table:table-cell table:formula="of:=IF(ISBLANK([LIST.B2543]);&quot;&quot;;[LIST.B2543])">
            <text:p/>
          </table:table-cell>
          <table:table-cell table:number-columns-repeated="1022"/>
        </table:table-row>
        <table:table-row table:style-name="ro1">
          <table:table-cell table:formula="of:=IF(ISBLANK([LIST.B2546]);&quot;&quot;;[LIST.B2546])">
            <text:p/>
          </table:table-cell>
          <table:table-cell table:formula="of:=IF(ISBLANK([LIST.B2545]);&quot;&quot;;[LIST.B2545])">
            <text:p/>
          </table:table-cell>
          <table:table-cell table:number-columns-repeated="1022"/>
        </table:table-row>
        <table:table-row table:style-name="ro1">
          <table:table-cell table:formula="of:=IF(ISBLANK([LIST.B2548]);&quot;&quot;;[LIST.B2548])">
            <text:p/>
          </table:table-cell>
          <table:table-cell table:formula="of:=IF(ISBLANK([LIST.B2547]);&quot;&quot;;[LIST.B2547])">
            <text:p/>
          </table:table-cell>
          <table:table-cell table:number-columns-repeated="1022"/>
        </table:table-row>
        <table:table-row table:style-name="ro1">
          <table:table-cell table:formula="of:=IF(ISBLANK([LIST.B2550]);&quot;&quot;;[LIST.B2550])">
            <text:p/>
          </table:table-cell>
          <table:table-cell table:formula="of:=IF(ISBLANK([LIST.B2549]);&quot;&quot;;[LIST.B2549])">
            <text:p/>
          </table:table-cell>
          <table:table-cell table:number-columns-repeated="1022"/>
        </table:table-row>
        <table:table-row table:style-name="ro1">
          <table:table-cell table:formula="of:=IF(ISBLANK([LIST.A2551]);&quot;&quot;;[LIST.A2551])">
            <text:p/>
          </table:table-cell>
          <table:table-cell table:formula="of:=IF(ISBLANK([LIST.A2552]);&quot;&quot;;[LIST.A2552])">
            <text:p/>
          </table:table-cell>
          <table:table-cell table:number-columns-repeated="1022"/>
        </table:table-row>
        <table:table-row table:style-name="ro1">
          <table:table-cell table:formula="of:=IF(ISBLANK([LIST.A2553]);&quot;&quot;;[LIST.A2553])">
            <text:p/>
          </table:table-cell>
          <table:table-cell table:formula="of:=IF(ISBLANK([LIST.A2554]);&quot;&quot;;[LIST.A2554])">
            <text:p/>
          </table:table-cell>
          <table:table-cell table:number-columns-repeated="1022"/>
        </table:table-row>
        <table:table-row table:style-name="ro1">
          <table:table-cell table:formula="of:=IF(ISBLANK([LIST.A2555]);&quot;&quot;;[LIST.A2555])">
            <text:p/>
          </table:table-cell>
          <table:table-cell table:formula="of:=IF(ISBLANK([LIST.A2556]);&quot;&quot;;[LIST.A2556])">
            <text:p/>
          </table:table-cell>
          <table:table-cell table:number-columns-repeated="1022"/>
        </table:table-row>
        <table:table-row table:style-name="ro1">
          <table:table-cell table:formula="of:=IF(ISBLANK([LIST.A2557]);&quot;&quot;;[LIST.A2558])">
            <text:p/>
          </table:table-cell>
          <table:table-cell table:formula="of:=IF(ISBLANK([LIST.A2558]);&quot;&quot;;[LIST.A2558])">
            <text:p/>
          </table:table-cell>
          <table:table-cell table:number-columns-repeated="1022"/>
        </table:table-row>
        <table:table-row table:style-name="ro1">
          <table:table-cell table:formula="of:=IF(ISBLANK([LIST.A2559]);&quot;&quot;;[LIST.A2559])">
            <text:p/>
          </table:table-cell>
          <table:table-cell table:formula="of:=IF(ISBLANK([LIST.A2560]);&quot;&quot;;[LIST.A2560])">
            <text:p/>
          </table:table-cell>
          <table:table-cell table:number-columns-repeated="1022"/>
        </table:table-row>
        <table:table-row table:style-name="ro1">
          <table:table-cell table:formula="of:=IF(ISBLANK([LIST.B2552]);&quot;&quot;;[LIST.B2552])">
            <text:p/>
          </table:table-cell>
          <table:table-cell table:formula="of:=IF(ISBLANK([LIST.B2551]);&quot;&quot;;[LIST.B2551])">
            <text:p/>
          </table:table-cell>
          <table:table-cell table:number-columns-repeated="1022"/>
        </table:table-row>
        <table:table-row table:style-name="ro1">
          <table:table-cell table:formula="of:=IF(ISBLANK([LIST.B2554]);&quot;&quot;;[LIST.B2554])">
            <text:p/>
          </table:table-cell>
          <table:table-cell table:formula="of:=IF(ISBLANK([LIST.B2553]);&quot;&quot;;[LIST.B2553])">
            <text:p/>
          </table:table-cell>
          <table:table-cell table:number-columns-repeated="1022"/>
        </table:table-row>
        <table:table-row table:style-name="ro1">
          <table:table-cell table:formula="of:=IF(ISBLANK([LIST.B2556]);&quot;&quot;;[LIST.B2556])">
            <text:p/>
          </table:table-cell>
          <table:table-cell table:formula="of:=IF(ISBLANK([LIST.B2555]);&quot;&quot;;[LIST.B2555])">
            <text:p/>
          </table:table-cell>
          <table:table-cell table:number-columns-repeated="1022"/>
        </table:table-row>
        <table:table-row table:style-name="ro1">
          <table:table-cell table:formula="of:=IF(ISBLANK([LIST.B2558]);&quot;&quot;;[LIST.B2558])">
            <text:p/>
          </table:table-cell>
          <table:table-cell table:formula="of:=IF(ISBLANK([LIST.B2557]);&quot;&quot;;[LIST.B2557])">
            <text:p/>
          </table:table-cell>
          <table:table-cell table:number-columns-repeated="1022"/>
        </table:table-row>
        <table:table-row table:style-name="ro1">
          <table:table-cell table:formula="of:=IF(ISBLANK([LIST.B2560]);&quot;&quot;;[LIST.B2560])">
            <text:p/>
          </table:table-cell>
          <table:table-cell table:formula="of:=IF(ISBLANK([LIST.B2559]);&quot;&quot;;[LIST.B2559])">
            <text:p/>
          </table:table-cell>
          <table:table-cell table:number-columns-repeated="1022"/>
        </table:table-row>
        <table:table-row table:style-name="ro1">
          <table:table-cell table:formula="of:=IF(ISBLANK([LIST.A2561]);&quot;&quot;;[LIST.A2561])">
            <text:p/>
          </table:table-cell>
          <table:table-cell table:formula="of:=IF(ISBLANK([LIST.A2562]);&quot;&quot;;[LIST.A2562])">
            <text:p/>
          </table:table-cell>
          <table:table-cell table:number-columns-repeated="1022"/>
        </table:table-row>
        <table:table-row table:style-name="ro1">
          <table:table-cell table:formula="of:=IF(ISBLANK([LIST.A2563]);&quot;&quot;;[LIST.A2563])">
            <text:p/>
          </table:table-cell>
          <table:table-cell table:formula="of:=IF(ISBLANK([LIST.A2564]);&quot;&quot;;[LIST.A2564])">
            <text:p/>
          </table:table-cell>
          <table:table-cell table:number-columns-repeated="1022"/>
        </table:table-row>
        <table:table-row table:style-name="ro1">
          <table:table-cell table:formula="of:=IF(ISBLANK([LIST.A2565]);&quot;&quot;;[LIST.A2565])">
            <text:p/>
          </table:table-cell>
          <table:table-cell table:formula="of:=IF(ISBLANK([LIST.A2566]);&quot;&quot;;[LIST.A2566])">
            <text:p/>
          </table:table-cell>
          <table:table-cell table:number-columns-repeated="1022"/>
        </table:table-row>
        <table:table-row table:style-name="ro1">
          <table:table-cell table:formula="of:=IF(ISBLANK([LIST.A2567]);&quot;&quot;;[LIST.A2568])">
            <text:p/>
          </table:table-cell>
          <table:table-cell table:formula="of:=IF(ISBLANK([LIST.A2568]);&quot;&quot;;[LIST.A2568])">
            <text:p/>
          </table:table-cell>
          <table:table-cell table:number-columns-repeated="1022"/>
        </table:table-row>
        <table:table-row table:style-name="ro1">
          <table:table-cell table:formula="of:=IF(ISBLANK([LIST.A2569]);&quot;&quot;;[LIST.A2569])">
            <text:p/>
          </table:table-cell>
          <table:table-cell table:formula="of:=IF(ISBLANK([LIST.A2570]);&quot;&quot;;[LIST.A2570])">
            <text:p/>
          </table:table-cell>
          <table:table-cell table:number-columns-repeated="1022"/>
        </table:table-row>
        <table:table-row table:style-name="ro1">
          <table:table-cell table:formula="of:=IF(ISBLANK([LIST.B2562]);&quot;&quot;;[LIST.B2562])">
            <text:p/>
          </table:table-cell>
          <table:table-cell table:formula="of:=IF(ISBLANK([LIST.B2561]);&quot;&quot;;[LIST.B2561])">
            <text:p/>
          </table:table-cell>
          <table:table-cell table:number-columns-repeated="1022"/>
        </table:table-row>
        <table:table-row table:style-name="ro1">
          <table:table-cell table:formula="of:=IF(ISBLANK([LIST.B2564]);&quot;&quot;;[LIST.B2564])">
            <text:p/>
          </table:table-cell>
          <table:table-cell table:formula="of:=IF(ISBLANK([LIST.B2563]);&quot;&quot;;[LIST.B2563])">
            <text:p/>
          </table:table-cell>
          <table:table-cell table:number-columns-repeated="1022"/>
        </table:table-row>
        <table:table-row table:style-name="ro1">
          <table:table-cell table:formula="of:=IF(ISBLANK([LIST.B2566]);&quot;&quot;;[LIST.B2566])">
            <text:p/>
          </table:table-cell>
          <table:table-cell table:formula="of:=IF(ISBLANK([LIST.B2565]);&quot;&quot;;[LIST.B2565])">
            <text:p/>
          </table:table-cell>
          <table:table-cell table:number-columns-repeated="1022"/>
        </table:table-row>
        <table:table-row table:style-name="ro1">
          <table:table-cell table:formula="of:=IF(ISBLANK([LIST.B2568]);&quot;&quot;;[LIST.B2568])">
            <text:p/>
          </table:table-cell>
          <table:table-cell table:formula="of:=IF(ISBLANK([LIST.B2567]);&quot;&quot;;[LIST.B2567])">
            <text:p/>
          </table:table-cell>
          <table:table-cell table:number-columns-repeated="1022"/>
        </table:table-row>
        <table:table-row table:style-name="ro1">
          <table:table-cell table:formula="of:=IF(ISBLANK([LIST.B2570]);&quot;&quot;;[LIST.B2570])">
            <text:p/>
          </table:table-cell>
          <table:table-cell table:formula="of:=IF(ISBLANK([LIST.B2569]);&quot;&quot;;[LIST.B2569])">
            <text:p/>
          </table:table-cell>
          <table:table-cell table:number-columns-repeated="1022"/>
        </table:table-row>
        <table:table-row table:style-name="ro1">
          <table:table-cell table:formula="of:=IF(ISBLANK([LIST.A2571]);&quot;&quot;;[LIST.A2571])">
            <text:p/>
          </table:table-cell>
          <table:table-cell table:formula="of:=IF(ISBLANK([LIST.A2572]);&quot;&quot;;[LIST.A2572])">
            <text:p/>
          </table:table-cell>
          <table:table-cell table:number-columns-repeated="1022"/>
        </table:table-row>
        <table:table-row table:style-name="ro1">
          <table:table-cell table:formula="of:=IF(ISBLANK([LIST.A2573]);&quot;&quot;;[LIST.A2573])">
            <text:p/>
          </table:table-cell>
          <table:table-cell table:formula="of:=IF(ISBLANK([LIST.A2574]);&quot;&quot;;[LIST.A2574])">
            <text:p/>
          </table:table-cell>
          <table:table-cell table:number-columns-repeated="1022"/>
        </table:table-row>
        <table:table-row table:style-name="ro1">
          <table:table-cell table:formula="of:=IF(ISBLANK([LIST.A2575]);&quot;&quot;;[LIST.A2575])">
            <text:p/>
          </table:table-cell>
          <table:table-cell table:formula="of:=IF(ISBLANK([LIST.A2576]);&quot;&quot;;[LIST.A2576])">
            <text:p/>
          </table:table-cell>
          <table:table-cell table:number-columns-repeated="1022"/>
        </table:table-row>
        <table:table-row table:style-name="ro1">
          <table:table-cell table:formula="of:=IF(ISBLANK([LIST.A2577]);&quot;&quot;;[LIST.A2578])">
            <text:p/>
          </table:table-cell>
          <table:table-cell table:formula="of:=IF(ISBLANK([LIST.A2578]);&quot;&quot;;[LIST.A2578])">
            <text:p/>
          </table:table-cell>
          <table:table-cell table:number-columns-repeated="1022"/>
        </table:table-row>
        <table:table-row table:style-name="ro1">
          <table:table-cell table:formula="of:=IF(ISBLANK([LIST.A2579]);&quot;&quot;;[LIST.A2579])">
            <text:p/>
          </table:table-cell>
          <table:table-cell table:formula="of:=IF(ISBLANK([LIST.A2580]);&quot;&quot;;[LIST.A2580])">
            <text:p/>
          </table:table-cell>
          <table:table-cell table:number-columns-repeated="1022"/>
        </table:table-row>
        <table:table-row table:style-name="ro1">
          <table:table-cell table:formula="of:=IF(ISBLANK([LIST.B2572]);&quot;&quot;;[LIST.B2572])">
            <text:p/>
          </table:table-cell>
          <table:table-cell table:formula="of:=IF(ISBLANK([LIST.B2571]);&quot;&quot;;[LIST.B2571])">
            <text:p/>
          </table:table-cell>
          <table:table-cell table:number-columns-repeated="1022"/>
        </table:table-row>
        <table:table-row table:style-name="ro1">
          <table:table-cell table:formula="of:=IF(ISBLANK([LIST.B2574]);&quot;&quot;;[LIST.B2574])">
            <text:p/>
          </table:table-cell>
          <table:table-cell table:formula="of:=IF(ISBLANK([LIST.B2573]);&quot;&quot;;[LIST.B2573])">
            <text:p/>
          </table:table-cell>
          <table:table-cell table:number-columns-repeated="1022"/>
        </table:table-row>
        <table:table-row table:style-name="ro1">
          <table:table-cell table:formula="of:=IF(ISBLANK([LIST.B2576]);&quot;&quot;;[LIST.B2576])">
            <text:p/>
          </table:table-cell>
          <table:table-cell table:formula="of:=IF(ISBLANK([LIST.B2575]);&quot;&quot;;[LIST.B2575])">
            <text:p/>
          </table:table-cell>
          <table:table-cell table:number-columns-repeated="1022"/>
        </table:table-row>
        <table:table-row table:style-name="ro1">
          <table:table-cell table:formula="of:=IF(ISBLANK([LIST.B2578]);&quot;&quot;;[LIST.B2578])">
            <text:p/>
          </table:table-cell>
          <table:table-cell table:formula="of:=IF(ISBLANK([LIST.B2577]);&quot;&quot;;[LIST.B2577])">
            <text:p/>
          </table:table-cell>
          <table:table-cell table:number-columns-repeated="1022"/>
        </table:table-row>
        <table:table-row table:style-name="ro1">
          <table:table-cell table:formula="of:=IF(ISBLANK([LIST.B2580]);&quot;&quot;;[LIST.B2580])">
            <text:p/>
          </table:table-cell>
          <table:table-cell table:formula="of:=IF(ISBLANK([LIST.B2579]);&quot;&quot;;[LIST.B2579])">
            <text:p/>
          </table:table-cell>
          <table:table-cell table:number-columns-repeated="1022"/>
        </table:table-row>
        <table:table-row table:style-name="ro1">
          <table:table-cell table:formula="of:=IF(ISBLANK([LIST.A2581]);&quot;&quot;;[LIST.A2581])">
            <text:p/>
          </table:table-cell>
          <table:table-cell table:formula="of:=IF(ISBLANK([LIST.A2582]);&quot;&quot;;[LIST.A2582])">
            <text:p/>
          </table:table-cell>
          <table:table-cell table:number-columns-repeated="1022"/>
        </table:table-row>
        <table:table-row table:style-name="ro1">
          <table:table-cell table:formula="of:=IF(ISBLANK([LIST.A2583]);&quot;&quot;;[LIST.A2583])">
            <text:p/>
          </table:table-cell>
          <table:table-cell table:formula="of:=IF(ISBLANK([LIST.A2584]);&quot;&quot;;[LIST.A2584])">
            <text:p/>
          </table:table-cell>
          <table:table-cell table:number-columns-repeated="1022"/>
        </table:table-row>
        <table:table-row table:style-name="ro1">
          <table:table-cell table:formula="of:=IF(ISBLANK([LIST.A2585]);&quot;&quot;;[LIST.A2585])">
            <text:p/>
          </table:table-cell>
          <table:table-cell table:formula="of:=IF(ISBLANK([LIST.A2586]);&quot;&quot;;[LIST.A2586])">
            <text:p/>
          </table:table-cell>
          <table:table-cell table:number-columns-repeated="1022"/>
        </table:table-row>
        <table:table-row table:style-name="ro1">
          <table:table-cell table:formula="of:=IF(ISBLANK([LIST.A2587]);&quot;&quot;;[LIST.A2588])">
            <text:p/>
          </table:table-cell>
          <table:table-cell table:formula="of:=IF(ISBLANK([LIST.A2588]);&quot;&quot;;[LIST.A2588])">
            <text:p/>
          </table:table-cell>
          <table:table-cell table:number-columns-repeated="1022"/>
        </table:table-row>
        <table:table-row table:style-name="ro1">
          <table:table-cell table:formula="of:=IF(ISBLANK([LIST.A2589]);&quot;&quot;;[LIST.A2589])">
            <text:p/>
          </table:table-cell>
          <table:table-cell table:formula="of:=IF(ISBLANK([LIST.A2590]);&quot;&quot;;[LIST.A2590])">
            <text:p/>
          </table:table-cell>
          <table:table-cell table:number-columns-repeated="1022"/>
        </table:table-row>
        <table:table-row table:style-name="ro1">
          <table:table-cell table:formula="of:=IF(ISBLANK([LIST.B2582]);&quot;&quot;;[LIST.B2582])">
            <text:p/>
          </table:table-cell>
          <table:table-cell table:formula="of:=IF(ISBLANK([LIST.B2581]);&quot;&quot;;[LIST.B2581])">
            <text:p/>
          </table:table-cell>
          <table:table-cell table:number-columns-repeated="1022"/>
        </table:table-row>
        <table:table-row table:style-name="ro1">
          <table:table-cell table:formula="of:=IF(ISBLANK([LIST.B2584]);&quot;&quot;;[LIST.B2584])">
            <text:p/>
          </table:table-cell>
          <table:table-cell table:formula="of:=IF(ISBLANK([LIST.B2583]);&quot;&quot;;[LIST.B2583])">
            <text:p/>
          </table:table-cell>
          <table:table-cell table:number-columns-repeated="1022"/>
        </table:table-row>
        <table:table-row table:style-name="ro1">
          <table:table-cell table:formula="of:=IF(ISBLANK([LIST.B2586]);&quot;&quot;;[LIST.B2586])">
            <text:p/>
          </table:table-cell>
          <table:table-cell table:formula="of:=IF(ISBLANK([LIST.B2585]);&quot;&quot;;[LIST.B2585])">
            <text:p/>
          </table:table-cell>
          <table:table-cell table:number-columns-repeated="1022"/>
        </table:table-row>
        <table:table-row table:style-name="ro1">
          <table:table-cell table:formula="of:=IF(ISBLANK([LIST.B2588]);&quot;&quot;;[LIST.B2588])">
            <text:p/>
          </table:table-cell>
          <table:table-cell table:formula="of:=IF(ISBLANK([LIST.B2587]);&quot;&quot;;[LIST.B2587])">
            <text:p/>
          </table:table-cell>
          <table:table-cell table:number-columns-repeated="1022"/>
        </table:table-row>
        <table:table-row table:style-name="ro1">
          <table:table-cell table:formula="of:=IF(ISBLANK([LIST.B2590]);&quot;&quot;;[LIST.B2590])">
            <text:p/>
          </table:table-cell>
          <table:table-cell table:formula="of:=IF(ISBLANK([LIST.B2589]);&quot;&quot;;[LIST.B2589])">
            <text:p/>
          </table:table-cell>
          <table:table-cell table:number-columns-repeated="1022"/>
        </table:table-row>
        <table:table-row table:style-name="ro1">
          <table:table-cell table:formula="of:=IF(ISBLANK([LIST.A2591]);&quot;&quot;;[LIST.A2591])">
            <text:p/>
          </table:table-cell>
          <table:table-cell table:formula="of:=IF(ISBLANK([LIST.A2592]);&quot;&quot;;[LIST.A2592])">
            <text:p/>
          </table:table-cell>
          <table:table-cell table:number-columns-repeated="1022"/>
        </table:table-row>
        <table:table-row table:style-name="ro1">
          <table:table-cell table:formula="of:=IF(ISBLANK([LIST.A2593]);&quot;&quot;;[LIST.A2593])">
            <text:p/>
          </table:table-cell>
          <table:table-cell table:formula="of:=IF(ISBLANK([LIST.A2594]);&quot;&quot;;[LIST.A2594])">
            <text:p/>
          </table:table-cell>
          <table:table-cell table:number-columns-repeated="1022"/>
        </table:table-row>
        <table:table-row table:style-name="ro1">
          <table:table-cell table:formula="of:=IF(ISBLANK([LIST.A2595]);&quot;&quot;;[LIST.A2595])">
            <text:p/>
          </table:table-cell>
          <table:table-cell table:formula="of:=IF(ISBLANK([LIST.A2596]);&quot;&quot;;[LIST.A2596])">
            <text:p/>
          </table:table-cell>
          <table:table-cell table:number-columns-repeated="1022"/>
        </table:table-row>
        <table:table-row table:style-name="ro1">
          <table:table-cell table:formula="of:=IF(ISBLANK([LIST.A2597]);&quot;&quot;;[LIST.A2598])">
            <text:p/>
          </table:table-cell>
          <table:table-cell table:formula="of:=IF(ISBLANK([LIST.A2598]);&quot;&quot;;[LIST.A2598])">
            <text:p/>
          </table:table-cell>
          <table:table-cell table:number-columns-repeated="1022"/>
        </table:table-row>
        <table:table-row table:style-name="ro1">
          <table:table-cell table:formula="of:=IF(ISBLANK([LIST.A2599]);&quot;&quot;;[LIST.A2599])">
            <text:p/>
          </table:table-cell>
          <table:table-cell table:formula="of:=IF(ISBLANK([LIST.A2600]);&quot;&quot;;[LIST.A2600])">
            <text:p/>
          </table:table-cell>
          <table:table-cell table:number-columns-repeated="1022"/>
        </table:table-row>
        <table:table-row table:style-name="ro1">
          <table:table-cell table:formula="of:=IF(ISBLANK([LIST.B2592]);&quot;&quot;;[LIST.B2592])">
            <text:p/>
          </table:table-cell>
          <table:table-cell table:formula="of:=IF(ISBLANK([LIST.B2591]);&quot;&quot;;[LIST.B2591])">
            <text:p/>
          </table:table-cell>
          <table:table-cell table:number-columns-repeated="1022"/>
        </table:table-row>
        <table:table-row table:style-name="ro1">
          <table:table-cell table:formula="of:=IF(ISBLANK([LIST.B2594]);&quot;&quot;;[LIST.B2594])">
            <text:p/>
          </table:table-cell>
          <table:table-cell table:formula="of:=IF(ISBLANK([LIST.B2593]);&quot;&quot;;[LIST.B2593])">
            <text:p/>
          </table:table-cell>
          <table:table-cell table:number-columns-repeated="1022"/>
        </table:table-row>
        <table:table-row table:style-name="ro1">
          <table:table-cell table:formula="of:=IF(ISBLANK([LIST.B2596]);&quot;&quot;;[LIST.B2596])">
            <text:p/>
          </table:table-cell>
          <table:table-cell table:formula="of:=IF(ISBLANK([LIST.B2595]);&quot;&quot;;[LIST.B2595])">
            <text:p/>
          </table:table-cell>
          <table:table-cell table:number-columns-repeated="1022"/>
        </table:table-row>
        <table:table-row table:style-name="ro1">
          <table:table-cell table:formula="of:=IF(ISBLANK([LIST.B2598]);&quot;&quot;;[LIST.B2598])">
            <text:p/>
          </table:table-cell>
          <table:table-cell table:formula="of:=IF(ISBLANK([LIST.B2597]);&quot;&quot;;[LIST.B2597])">
            <text:p/>
          </table:table-cell>
          <table:table-cell table:number-columns-repeated="1022"/>
        </table:table-row>
        <table:table-row table:style-name="ro1">
          <table:table-cell table:formula="of:=IF(ISBLANK([LIST.B2600]);&quot;&quot;;[LIST.B2600])">
            <text:p/>
          </table:table-cell>
          <table:table-cell table:formula="of:=IF(ISBLANK([LIST.B2599]);&quot;&quot;;[LIST.B2599])">
            <text:p/>
          </table:table-cell>
          <table:table-cell table:number-columns-repeated="1022"/>
        </table:table-row>
        <table:table-row table:style-name="ro1">
          <table:table-cell table:formula="of:=IF(ISBLANK([LIST.A2601]);&quot;&quot;;[LIST.A2601])">
            <text:p/>
          </table:table-cell>
          <table:table-cell table:formula="of:=IF(ISBLANK([LIST.A2602]);&quot;&quot;;[LIST.A2602])">
            <text:p/>
          </table:table-cell>
          <table:table-cell table:number-columns-repeated="1022"/>
        </table:table-row>
        <table:table-row table:style-name="ro1">
          <table:table-cell table:formula="of:=IF(ISBLANK([LIST.A2603]);&quot;&quot;;[LIST.A2603])">
            <text:p/>
          </table:table-cell>
          <table:table-cell table:formula="of:=IF(ISBLANK([LIST.A2604]);&quot;&quot;;[LIST.A2604])">
            <text:p/>
          </table:table-cell>
          <table:table-cell table:number-columns-repeated="1022"/>
        </table:table-row>
        <table:table-row table:style-name="ro1">
          <table:table-cell table:formula="of:=IF(ISBLANK([LIST.A2605]);&quot;&quot;;[LIST.A2605])">
            <text:p/>
          </table:table-cell>
          <table:table-cell table:formula="of:=IF(ISBLANK([LIST.A2606]);&quot;&quot;;[LIST.A2606])">
            <text:p/>
          </table:table-cell>
          <table:table-cell table:number-columns-repeated="1022"/>
        </table:table-row>
        <table:table-row table:style-name="ro1">
          <table:table-cell table:formula="of:=IF(ISBLANK([LIST.A2607]);&quot;&quot;;[LIST.A2608])">
            <text:p/>
          </table:table-cell>
          <table:table-cell table:formula="of:=IF(ISBLANK([LIST.A2608]);&quot;&quot;;[LIST.A2608])">
            <text:p/>
          </table:table-cell>
          <table:table-cell table:number-columns-repeated="1022"/>
        </table:table-row>
        <table:table-row table:style-name="ro1">
          <table:table-cell table:formula="of:=IF(ISBLANK([LIST.A2609]);&quot;&quot;;[LIST.A2609])">
            <text:p/>
          </table:table-cell>
          <table:table-cell table:formula="of:=IF(ISBLANK([LIST.A2610]);&quot;&quot;;[LIST.A2610])">
            <text:p/>
          </table:table-cell>
          <table:table-cell table:number-columns-repeated="1022"/>
        </table:table-row>
        <table:table-row table:style-name="ro1">
          <table:table-cell table:formula="of:=IF(ISBLANK([LIST.B2602]);&quot;&quot;;[LIST.B2602])">
            <text:p/>
          </table:table-cell>
          <table:table-cell table:formula="of:=IF(ISBLANK([LIST.B2601]);&quot;&quot;;[LIST.B2601])">
            <text:p/>
          </table:table-cell>
          <table:table-cell table:number-columns-repeated="1022"/>
        </table:table-row>
        <table:table-row table:style-name="ro1">
          <table:table-cell table:formula="of:=IF(ISBLANK([LIST.B2604]);&quot;&quot;;[LIST.B2604])">
            <text:p/>
          </table:table-cell>
          <table:table-cell table:formula="of:=IF(ISBLANK([LIST.B2603]);&quot;&quot;;[LIST.B2603])">
            <text:p/>
          </table:table-cell>
          <table:table-cell table:number-columns-repeated="1022"/>
        </table:table-row>
        <table:table-row table:style-name="ro1">
          <table:table-cell table:formula="of:=IF(ISBLANK([LIST.B2606]);&quot;&quot;;[LIST.B2606])">
            <text:p/>
          </table:table-cell>
          <table:table-cell table:formula="of:=IF(ISBLANK([LIST.B2605]);&quot;&quot;;[LIST.B2605])">
            <text:p/>
          </table:table-cell>
          <table:table-cell table:number-columns-repeated="1022"/>
        </table:table-row>
        <table:table-row table:style-name="ro1">
          <table:table-cell table:formula="of:=IF(ISBLANK([LIST.B2608]);&quot;&quot;;[LIST.B2608])">
            <text:p/>
          </table:table-cell>
          <table:table-cell table:formula="of:=IF(ISBLANK([LIST.B2607]);&quot;&quot;;[LIST.B2607])">
            <text:p/>
          </table:table-cell>
          <table:table-cell table:number-columns-repeated="1022"/>
        </table:table-row>
        <table:table-row table:style-name="ro1">
          <table:table-cell table:formula="of:=IF(ISBLANK([LIST.B2610]);&quot;&quot;;[LIST.B2610])">
            <text:p/>
          </table:table-cell>
          <table:table-cell table:formula="of:=IF(ISBLANK([LIST.B2609]);&quot;&quot;;[LIST.B2609])">
            <text:p/>
          </table:table-cell>
          <table:table-cell table:number-columns-repeated="1022"/>
        </table:table-row>
        <table:table-row table:style-name="ro1">
          <table:table-cell table:formula="of:=IF(ISBLANK([LIST.A2611]);&quot;&quot;;[LIST.A2611])">
            <text:p/>
          </table:table-cell>
          <table:table-cell table:formula="of:=IF(ISBLANK([LIST.A2612]);&quot;&quot;;[LIST.A2612])">
            <text:p/>
          </table:table-cell>
          <table:table-cell table:number-columns-repeated="1022"/>
        </table:table-row>
        <table:table-row table:style-name="ro1">
          <table:table-cell table:formula="of:=IF(ISBLANK([LIST.A2613]);&quot;&quot;;[LIST.A2613])">
            <text:p/>
          </table:table-cell>
          <table:table-cell table:formula="of:=IF(ISBLANK([LIST.A2614]);&quot;&quot;;[LIST.A2614])">
            <text:p/>
          </table:table-cell>
          <table:table-cell table:number-columns-repeated="1022"/>
        </table:table-row>
        <table:table-row table:style-name="ro1">
          <table:table-cell table:formula="of:=IF(ISBLANK([LIST.A2615]);&quot;&quot;;[LIST.A2615])">
            <text:p/>
          </table:table-cell>
          <table:table-cell table:formula="of:=IF(ISBLANK([LIST.A2616]);&quot;&quot;;[LIST.A2616])">
            <text:p/>
          </table:table-cell>
          <table:table-cell table:number-columns-repeated="1022"/>
        </table:table-row>
        <table:table-row table:style-name="ro1">
          <table:table-cell table:formula="of:=IF(ISBLANK([LIST.A2617]);&quot;&quot;;[LIST.A2618])">
            <text:p/>
          </table:table-cell>
          <table:table-cell table:formula="of:=IF(ISBLANK([LIST.A2618]);&quot;&quot;;[LIST.A2618])">
            <text:p/>
          </table:table-cell>
          <table:table-cell table:number-columns-repeated="1022"/>
        </table:table-row>
        <table:table-row table:style-name="ro1">
          <table:table-cell table:formula="of:=IF(ISBLANK([LIST.A2619]);&quot;&quot;;[LIST.A2619])">
            <text:p/>
          </table:table-cell>
          <table:table-cell table:formula="of:=IF(ISBLANK([LIST.A2620]);&quot;&quot;;[LIST.A2620])">
            <text:p/>
          </table:table-cell>
          <table:table-cell table:number-columns-repeated="1022"/>
        </table:table-row>
        <table:table-row table:style-name="ro1">
          <table:table-cell table:formula="of:=IF(ISBLANK([LIST.B2612]);&quot;&quot;;[LIST.B2612])">
            <text:p/>
          </table:table-cell>
          <table:table-cell table:formula="of:=IF(ISBLANK([LIST.B2611]);&quot;&quot;;[LIST.B2611])">
            <text:p/>
          </table:table-cell>
          <table:table-cell table:number-columns-repeated="1022"/>
        </table:table-row>
        <table:table-row table:style-name="ro1">
          <table:table-cell table:formula="of:=IF(ISBLANK([LIST.B2614]);&quot;&quot;;[LIST.B2614])">
            <text:p/>
          </table:table-cell>
          <table:table-cell table:formula="of:=IF(ISBLANK([LIST.B2613]);&quot;&quot;;[LIST.B2613])">
            <text:p/>
          </table:table-cell>
          <table:table-cell table:number-columns-repeated="1022"/>
        </table:table-row>
        <table:table-row table:style-name="ro1">
          <table:table-cell table:formula="of:=IF(ISBLANK([LIST.B2616]);&quot;&quot;;[LIST.B2616])">
            <text:p/>
          </table:table-cell>
          <table:table-cell table:formula="of:=IF(ISBLANK([LIST.B2615]);&quot;&quot;;[LIST.B2615])">
            <text:p/>
          </table:table-cell>
          <table:table-cell table:number-columns-repeated="1022"/>
        </table:table-row>
        <table:table-row table:style-name="ro1">
          <table:table-cell table:formula="of:=IF(ISBLANK([LIST.B2618]);&quot;&quot;;[LIST.B2618])">
            <text:p/>
          </table:table-cell>
          <table:table-cell table:formula="of:=IF(ISBLANK([LIST.B2617]);&quot;&quot;;[LIST.B2617])">
            <text:p/>
          </table:table-cell>
          <table:table-cell table:number-columns-repeated="1022"/>
        </table:table-row>
        <table:table-row table:style-name="ro1">
          <table:table-cell table:formula="of:=IF(ISBLANK([LIST.B2620]);&quot;&quot;;[LIST.B2620])">
            <text:p/>
          </table:table-cell>
          <table:table-cell table:formula="of:=IF(ISBLANK([LIST.B2619]);&quot;&quot;;[LIST.B2619])">
            <text:p/>
          </table:table-cell>
          <table:table-cell table:number-columns-repeated="1022"/>
        </table:table-row>
        <table:table-row table:style-name="ro1">
          <table:table-cell table:formula="of:=IF(ISBLANK([LIST.A2621]);&quot;&quot;;[LIST.A2621])">
            <text:p/>
          </table:table-cell>
          <table:table-cell table:formula="of:=IF(ISBLANK([LIST.A2622]);&quot;&quot;;[LIST.A2622])">
            <text:p/>
          </table:table-cell>
          <table:table-cell table:number-columns-repeated="1022"/>
        </table:table-row>
        <table:table-row table:style-name="ro1">
          <table:table-cell table:formula="of:=IF(ISBLANK([LIST.A2623]);&quot;&quot;;[LIST.A2623])">
            <text:p/>
          </table:table-cell>
          <table:table-cell table:formula="of:=IF(ISBLANK([LIST.A2624]);&quot;&quot;;[LIST.A2624])">
            <text:p/>
          </table:table-cell>
          <table:table-cell table:number-columns-repeated="1022"/>
        </table:table-row>
        <table:table-row table:style-name="ro1">
          <table:table-cell table:formula="of:=IF(ISBLANK([LIST.A2625]);&quot;&quot;;[LIST.A2625])">
            <text:p/>
          </table:table-cell>
          <table:table-cell table:formula="of:=IF(ISBLANK([LIST.A2626]);&quot;&quot;;[LIST.A2626])">
            <text:p/>
          </table:table-cell>
          <table:table-cell table:number-columns-repeated="1022"/>
        </table:table-row>
        <table:table-row table:style-name="ro1">
          <table:table-cell table:formula="of:=IF(ISBLANK([LIST.A2627]);&quot;&quot;;[LIST.A2628])">
            <text:p/>
          </table:table-cell>
          <table:table-cell table:formula="of:=IF(ISBLANK([LIST.A2628]);&quot;&quot;;[LIST.A2628])">
            <text:p/>
          </table:table-cell>
          <table:table-cell table:number-columns-repeated="1022"/>
        </table:table-row>
        <table:table-row table:style-name="ro1">
          <table:table-cell table:formula="of:=IF(ISBLANK([LIST.A2629]);&quot;&quot;;[LIST.A2629])">
            <text:p/>
          </table:table-cell>
          <table:table-cell table:formula="of:=IF(ISBLANK([LIST.A2630]);&quot;&quot;;[LIST.A2630])">
            <text:p/>
          </table:table-cell>
          <table:table-cell table:number-columns-repeated="1022"/>
        </table:table-row>
        <table:table-row table:style-name="ro1">
          <table:table-cell table:formula="of:=IF(ISBLANK([LIST.B2622]);&quot;&quot;;[LIST.B2622])">
            <text:p/>
          </table:table-cell>
          <table:table-cell table:formula="of:=IF(ISBLANK([LIST.B2621]);&quot;&quot;;[LIST.B2621])">
            <text:p/>
          </table:table-cell>
          <table:table-cell table:number-columns-repeated="1022"/>
        </table:table-row>
        <table:table-row table:style-name="ro1">
          <table:table-cell table:formula="of:=IF(ISBLANK([LIST.B2624]);&quot;&quot;;[LIST.B2624])">
            <text:p/>
          </table:table-cell>
          <table:table-cell table:formula="of:=IF(ISBLANK([LIST.B2623]);&quot;&quot;;[LIST.B2623])">
            <text:p/>
          </table:table-cell>
          <table:table-cell table:number-columns-repeated="1022"/>
        </table:table-row>
        <table:table-row table:style-name="ro1">
          <table:table-cell table:formula="of:=IF(ISBLANK([LIST.B2626]);&quot;&quot;;[LIST.B2626])">
            <text:p/>
          </table:table-cell>
          <table:table-cell table:formula="of:=IF(ISBLANK([LIST.B2625]);&quot;&quot;;[LIST.B2625])">
            <text:p/>
          </table:table-cell>
          <table:table-cell table:number-columns-repeated="1022"/>
        </table:table-row>
        <table:table-row table:style-name="ro1">
          <table:table-cell table:formula="of:=IF(ISBLANK([LIST.B2628]);&quot;&quot;;[LIST.B2628])">
            <text:p/>
          </table:table-cell>
          <table:table-cell table:formula="of:=IF(ISBLANK([LIST.B2627]);&quot;&quot;;[LIST.B2627])">
            <text:p/>
          </table:table-cell>
          <table:table-cell table:number-columns-repeated="1022"/>
        </table:table-row>
        <table:table-row table:style-name="ro1">
          <table:table-cell table:formula="of:=IF(ISBLANK([LIST.B2630]);&quot;&quot;;[LIST.B2630])">
            <text:p/>
          </table:table-cell>
          <table:table-cell table:formula="of:=IF(ISBLANK([LIST.B2629]);&quot;&quot;;[LIST.B2629])">
            <text:p/>
          </table:table-cell>
          <table:table-cell table:number-columns-repeated="1022"/>
        </table:table-row>
        <table:table-row table:style-name="ro1">
          <table:table-cell table:formula="of:=IF(ISBLANK([LIST.A2631]);&quot;&quot;;[LIST.A2631])">
            <text:p/>
          </table:table-cell>
          <table:table-cell table:formula="of:=IF(ISBLANK([LIST.A2632]);&quot;&quot;;[LIST.A2632])">
            <text:p/>
          </table:table-cell>
          <table:table-cell table:number-columns-repeated="1022"/>
        </table:table-row>
        <table:table-row table:style-name="ro1">
          <table:table-cell table:formula="of:=IF(ISBLANK([LIST.A2633]);&quot;&quot;;[LIST.A2633])">
            <text:p/>
          </table:table-cell>
          <table:table-cell table:formula="of:=IF(ISBLANK([LIST.A2634]);&quot;&quot;;[LIST.A2634])">
            <text:p/>
          </table:table-cell>
          <table:table-cell table:number-columns-repeated="1022"/>
        </table:table-row>
        <table:table-row table:style-name="ro1">
          <table:table-cell table:formula="of:=IF(ISBLANK([LIST.A2635]);&quot;&quot;;[LIST.A2635])">
            <text:p/>
          </table:table-cell>
          <table:table-cell table:formula="of:=IF(ISBLANK([LIST.A2636]);&quot;&quot;;[LIST.A2636])">
            <text:p/>
          </table:table-cell>
          <table:table-cell table:number-columns-repeated="1022"/>
        </table:table-row>
        <table:table-row table:style-name="ro1">
          <table:table-cell table:formula="of:=IF(ISBLANK([LIST.A2637]);&quot;&quot;;[LIST.A2638])">
            <text:p/>
          </table:table-cell>
          <table:table-cell table:formula="of:=IF(ISBLANK([LIST.A2638]);&quot;&quot;;[LIST.A2638])">
            <text:p/>
          </table:table-cell>
          <table:table-cell table:number-columns-repeated="1022"/>
        </table:table-row>
        <table:table-row table:style-name="ro1">
          <table:table-cell table:formula="of:=IF(ISBLANK([LIST.A2639]);&quot;&quot;;[LIST.A2639])">
            <text:p/>
          </table:table-cell>
          <table:table-cell table:formula="of:=IF(ISBLANK([LIST.A2640]);&quot;&quot;;[LIST.A2640])">
            <text:p/>
          </table:table-cell>
          <table:table-cell table:number-columns-repeated="1022"/>
        </table:table-row>
        <table:table-row table:style-name="ro1">
          <table:table-cell table:formula="of:=IF(ISBLANK([LIST.B2632]);&quot;&quot;;[LIST.B2632])">
            <text:p/>
          </table:table-cell>
          <table:table-cell table:formula="of:=IF(ISBLANK([LIST.B2631]);&quot;&quot;;[LIST.B2631])">
            <text:p/>
          </table:table-cell>
          <table:table-cell table:number-columns-repeated="1022"/>
        </table:table-row>
        <table:table-row table:style-name="ro1">
          <table:table-cell table:formula="of:=IF(ISBLANK([LIST.B2634]);&quot;&quot;;[LIST.B2634])">
            <text:p/>
          </table:table-cell>
          <table:table-cell table:formula="of:=IF(ISBLANK([LIST.B2633]);&quot;&quot;;[LIST.B2633])">
            <text:p/>
          </table:table-cell>
          <table:table-cell table:number-columns-repeated="1022"/>
        </table:table-row>
        <table:table-row table:style-name="ro1">
          <table:table-cell table:formula="of:=IF(ISBLANK([LIST.B2636]);&quot;&quot;;[LIST.B2636])">
            <text:p/>
          </table:table-cell>
          <table:table-cell table:formula="of:=IF(ISBLANK([LIST.B2635]);&quot;&quot;;[LIST.B2635])">
            <text:p/>
          </table:table-cell>
          <table:table-cell table:number-columns-repeated="1022"/>
        </table:table-row>
        <table:table-row table:style-name="ro1">
          <table:table-cell table:formula="of:=IF(ISBLANK([LIST.B2638]);&quot;&quot;;[LIST.B2638])">
            <text:p/>
          </table:table-cell>
          <table:table-cell table:formula="of:=IF(ISBLANK([LIST.B2637]);&quot;&quot;;[LIST.B2637])">
            <text:p/>
          </table:table-cell>
          <table:table-cell table:number-columns-repeated="1022"/>
        </table:table-row>
        <table:table-row table:style-name="ro1">
          <table:table-cell table:formula="of:=IF(ISBLANK([LIST.B2640]);&quot;&quot;;[LIST.B2640])">
            <text:p/>
          </table:table-cell>
          <table:table-cell table:formula="of:=IF(ISBLANK([LIST.B2639]);&quot;&quot;;[LIST.B2639])">
            <text:p/>
          </table:table-cell>
          <table:table-cell table:number-columns-repeated="1022"/>
        </table:table-row>
        <table:table-row table:style-name="ro1">
          <table:table-cell table:formula="of:=IF(ISBLANK([LIST.A2641]);&quot;&quot;;[LIST.A2641])">
            <text:p/>
          </table:table-cell>
          <table:table-cell table:formula="of:=IF(ISBLANK([LIST.A2642]);&quot;&quot;;[LIST.A2642])">
            <text:p/>
          </table:table-cell>
          <table:table-cell table:number-columns-repeated="1022"/>
        </table:table-row>
        <table:table-row table:style-name="ro1">
          <table:table-cell table:formula="of:=IF(ISBLANK([LIST.A2643]);&quot;&quot;;[LIST.A2643])">
            <text:p/>
          </table:table-cell>
          <table:table-cell table:formula="of:=IF(ISBLANK([LIST.A2644]);&quot;&quot;;[LIST.A2644])">
            <text:p/>
          </table:table-cell>
          <table:table-cell table:number-columns-repeated="1022"/>
        </table:table-row>
        <table:table-row table:style-name="ro1">
          <table:table-cell table:formula="of:=IF(ISBLANK([LIST.A2645]);&quot;&quot;;[LIST.A2645])">
            <text:p/>
          </table:table-cell>
          <table:table-cell table:formula="of:=IF(ISBLANK([LIST.A2646]);&quot;&quot;;[LIST.A2646])">
            <text:p/>
          </table:table-cell>
          <table:table-cell table:number-columns-repeated="1022"/>
        </table:table-row>
        <table:table-row table:style-name="ro1">
          <table:table-cell table:formula="of:=IF(ISBLANK([LIST.A2647]);&quot;&quot;;[LIST.A2648])">
            <text:p/>
          </table:table-cell>
          <table:table-cell table:formula="of:=IF(ISBLANK([LIST.A2648]);&quot;&quot;;[LIST.A2648])">
            <text:p/>
          </table:table-cell>
          <table:table-cell table:number-columns-repeated="1022"/>
        </table:table-row>
        <table:table-row table:style-name="ro1">
          <table:table-cell table:formula="of:=IF(ISBLANK([LIST.A2649]);&quot;&quot;;[LIST.A2649])">
            <text:p/>
          </table:table-cell>
          <table:table-cell table:formula="of:=IF(ISBLANK([LIST.A2650]);&quot;&quot;;[LIST.A2650])">
            <text:p/>
          </table:table-cell>
          <table:table-cell table:number-columns-repeated="1022"/>
        </table:table-row>
        <table:table-row table:style-name="ro1">
          <table:table-cell table:formula="of:=IF(ISBLANK([LIST.B2642]);&quot;&quot;;[LIST.B2642])">
            <text:p/>
          </table:table-cell>
          <table:table-cell table:formula="of:=IF(ISBLANK([LIST.B2641]);&quot;&quot;;[LIST.B2641])">
            <text:p/>
          </table:table-cell>
          <table:table-cell table:number-columns-repeated="1022"/>
        </table:table-row>
        <table:table-row table:style-name="ro1">
          <table:table-cell table:formula="of:=IF(ISBLANK([LIST.B2644]);&quot;&quot;;[LIST.B2644])">
            <text:p/>
          </table:table-cell>
          <table:table-cell table:formula="of:=IF(ISBLANK([LIST.B2643]);&quot;&quot;;[LIST.B2643])">
            <text:p/>
          </table:table-cell>
          <table:table-cell table:number-columns-repeated="1022"/>
        </table:table-row>
        <table:table-row table:style-name="ro1">
          <table:table-cell table:formula="of:=IF(ISBLANK([LIST.B2646]);&quot;&quot;;[LIST.B2646])">
            <text:p/>
          </table:table-cell>
          <table:table-cell table:formula="of:=IF(ISBLANK([LIST.B2645]);&quot;&quot;;[LIST.B2645])">
            <text:p/>
          </table:table-cell>
          <table:table-cell table:number-columns-repeated="1022"/>
        </table:table-row>
        <table:table-row table:style-name="ro1">
          <table:table-cell table:formula="of:=IF(ISBLANK([LIST.B2648]);&quot;&quot;;[LIST.B2648])">
            <text:p/>
          </table:table-cell>
          <table:table-cell table:formula="of:=IF(ISBLANK([LIST.B2647]);&quot;&quot;;[LIST.B2647])">
            <text:p/>
          </table:table-cell>
          <table:table-cell table:number-columns-repeated="1022"/>
        </table:table-row>
        <table:table-row table:style-name="ro1">
          <table:table-cell table:formula="of:=IF(ISBLANK([LIST.B2650]);&quot;&quot;;[LIST.B2650])">
            <text:p/>
          </table:table-cell>
          <table:table-cell table:formula="of:=IF(ISBLANK([LIST.B2649]);&quot;&quot;;[LIST.B2649])">
            <text:p/>
          </table:table-cell>
          <table:table-cell table:number-columns-repeated="1022"/>
        </table:table-row>
        <table:table-row table:style-name="ro1">
          <table:table-cell table:formula="of:=IF(ISBLANK([LIST.A2651]);&quot;&quot;;[LIST.A2651])">
            <text:p/>
          </table:table-cell>
          <table:table-cell table:formula="of:=IF(ISBLANK([LIST.A2652]);&quot;&quot;;[LIST.A2652])">
            <text:p/>
          </table:table-cell>
          <table:table-cell table:number-columns-repeated="1022"/>
        </table:table-row>
        <table:table-row table:style-name="ro1">
          <table:table-cell table:formula="of:=IF(ISBLANK([LIST.A2653]);&quot;&quot;;[LIST.A2653])">
            <text:p/>
          </table:table-cell>
          <table:table-cell table:formula="of:=IF(ISBLANK([LIST.A2654]);&quot;&quot;;[LIST.A2654])">
            <text:p/>
          </table:table-cell>
          <table:table-cell table:number-columns-repeated="1022"/>
        </table:table-row>
        <table:table-row table:style-name="ro1">
          <table:table-cell table:formula="of:=IF(ISBLANK([LIST.A2655]);&quot;&quot;;[LIST.A2655])">
            <text:p/>
          </table:table-cell>
          <table:table-cell table:formula="of:=IF(ISBLANK([LIST.A2656]);&quot;&quot;;[LIST.A2656])">
            <text:p/>
          </table:table-cell>
          <table:table-cell table:number-columns-repeated="1022"/>
        </table:table-row>
        <table:table-row table:style-name="ro1">
          <table:table-cell table:formula="of:=IF(ISBLANK([LIST.A2657]);&quot;&quot;;[LIST.A2658])">
            <text:p/>
          </table:table-cell>
          <table:table-cell table:formula="of:=IF(ISBLANK([LIST.A2658]);&quot;&quot;;[LIST.A2658])">
            <text:p/>
          </table:table-cell>
          <table:table-cell table:number-columns-repeated="1022"/>
        </table:table-row>
        <table:table-row table:style-name="ro1">
          <table:table-cell table:formula="of:=IF(ISBLANK([LIST.A2659]);&quot;&quot;;[LIST.A2659])">
            <text:p/>
          </table:table-cell>
          <table:table-cell table:formula="of:=IF(ISBLANK([LIST.A2660]);&quot;&quot;;[LIST.A2660])">
            <text:p/>
          </table:table-cell>
          <table:table-cell table:number-columns-repeated="1022"/>
        </table:table-row>
        <table:table-row table:style-name="ro1">
          <table:table-cell table:formula="of:=IF(ISBLANK([LIST.B2652]);&quot;&quot;;[LIST.B2652])">
            <text:p/>
          </table:table-cell>
          <table:table-cell table:formula="of:=IF(ISBLANK([LIST.B2651]);&quot;&quot;;[LIST.B2651])">
            <text:p/>
          </table:table-cell>
          <table:table-cell table:number-columns-repeated="1022"/>
        </table:table-row>
        <table:table-row table:style-name="ro1">
          <table:table-cell table:formula="of:=IF(ISBLANK([LIST.B2654]);&quot;&quot;;[LIST.B2654])">
            <text:p/>
          </table:table-cell>
          <table:table-cell table:formula="of:=IF(ISBLANK([LIST.B2653]);&quot;&quot;;[LIST.B2653])">
            <text:p/>
          </table:table-cell>
          <table:table-cell table:number-columns-repeated="1022"/>
        </table:table-row>
        <table:table-row table:style-name="ro1">
          <table:table-cell table:formula="of:=IF(ISBLANK([LIST.B2656]);&quot;&quot;;[LIST.B2656])">
            <text:p/>
          </table:table-cell>
          <table:table-cell table:formula="of:=IF(ISBLANK([LIST.B2655]);&quot;&quot;;[LIST.B2655])">
            <text:p/>
          </table:table-cell>
          <table:table-cell table:number-columns-repeated="1022"/>
        </table:table-row>
        <table:table-row table:style-name="ro1">
          <table:table-cell table:formula="of:=IF(ISBLANK([LIST.B2658]);&quot;&quot;;[LIST.B2658])">
            <text:p/>
          </table:table-cell>
          <table:table-cell table:formula="of:=IF(ISBLANK([LIST.B2657]);&quot;&quot;;[LIST.B2657])">
            <text:p/>
          </table:table-cell>
          <table:table-cell table:number-columns-repeated="1022"/>
        </table:table-row>
        <table:table-row table:style-name="ro1">
          <table:table-cell table:formula="of:=IF(ISBLANK([LIST.B2660]);&quot;&quot;;[LIST.B2660])">
            <text:p/>
          </table:table-cell>
          <table:table-cell table:formula="of:=IF(ISBLANK([LIST.B2659]);&quot;&quot;;[LIST.B2659])">
            <text:p/>
          </table:table-cell>
          <table:table-cell table:number-columns-repeated="1022"/>
        </table:table-row>
        <table:table-row table:style-name="ro1">
          <table:table-cell table:formula="of:=IF(ISBLANK([LIST.A2661]);&quot;&quot;;[LIST.A2661])">
            <text:p/>
          </table:table-cell>
          <table:table-cell table:formula="of:=IF(ISBLANK([LIST.A2662]);&quot;&quot;;[LIST.A2662])">
            <text:p/>
          </table:table-cell>
          <table:table-cell table:number-columns-repeated="1022"/>
        </table:table-row>
        <table:table-row table:style-name="ro1">
          <table:table-cell table:formula="of:=IF(ISBLANK([LIST.A2663]);&quot;&quot;;[LIST.A2663])">
            <text:p/>
          </table:table-cell>
          <table:table-cell table:formula="of:=IF(ISBLANK([LIST.A2664]);&quot;&quot;;[LIST.A2664])">
            <text:p/>
          </table:table-cell>
          <table:table-cell table:number-columns-repeated="1022"/>
        </table:table-row>
        <table:table-row table:style-name="ro1">
          <table:table-cell table:formula="of:=IF(ISBLANK([LIST.A2665]);&quot;&quot;;[LIST.A2665])">
            <text:p/>
          </table:table-cell>
          <table:table-cell table:formula="of:=IF(ISBLANK([LIST.A2666]);&quot;&quot;;[LIST.A2666])">
            <text:p/>
          </table:table-cell>
          <table:table-cell table:number-columns-repeated="1022"/>
        </table:table-row>
        <table:table-row table:style-name="ro1">
          <table:table-cell table:formula="of:=IF(ISBLANK([LIST.A2667]);&quot;&quot;;[LIST.A2668])">
            <text:p/>
          </table:table-cell>
          <table:table-cell table:formula="of:=IF(ISBLANK([LIST.A2668]);&quot;&quot;;[LIST.A2668])">
            <text:p/>
          </table:table-cell>
          <table:table-cell table:number-columns-repeated="1022"/>
        </table:table-row>
        <table:table-row table:style-name="ro1">
          <table:table-cell table:formula="of:=IF(ISBLANK([LIST.A2669]);&quot;&quot;;[LIST.A2669])">
            <text:p/>
          </table:table-cell>
          <table:table-cell table:formula="of:=IF(ISBLANK([LIST.A2670]);&quot;&quot;;[LIST.A2670])">
            <text:p/>
          </table:table-cell>
          <table:table-cell table:number-columns-repeated="1022"/>
        </table:table-row>
        <table:table-row table:style-name="ro1">
          <table:table-cell table:formula="of:=IF(ISBLANK([LIST.B2662]);&quot;&quot;;[LIST.B2662])">
            <text:p/>
          </table:table-cell>
          <table:table-cell table:formula="of:=IF(ISBLANK([LIST.B2661]);&quot;&quot;;[LIST.B2661])">
            <text:p/>
          </table:table-cell>
          <table:table-cell table:number-columns-repeated="1022"/>
        </table:table-row>
        <table:table-row table:style-name="ro1">
          <table:table-cell table:formula="of:=IF(ISBLANK([LIST.B2664]);&quot;&quot;;[LIST.B2664])">
            <text:p/>
          </table:table-cell>
          <table:table-cell table:formula="of:=IF(ISBLANK([LIST.B2663]);&quot;&quot;;[LIST.B2663])">
            <text:p/>
          </table:table-cell>
          <table:table-cell table:number-columns-repeated="1022"/>
        </table:table-row>
        <table:table-row table:style-name="ro1">
          <table:table-cell table:formula="of:=IF(ISBLANK([LIST.B2666]);&quot;&quot;;[LIST.B2666])">
            <text:p/>
          </table:table-cell>
          <table:table-cell table:formula="of:=IF(ISBLANK([LIST.B2665]);&quot;&quot;;[LIST.B2665])">
            <text:p/>
          </table:table-cell>
          <table:table-cell table:number-columns-repeated="1022"/>
        </table:table-row>
        <table:table-row table:style-name="ro1">
          <table:table-cell table:formula="of:=IF(ISBLANK([LIST.B2668]);&quot;&quot;;[LIST.B2668])">
            <text:p/>
          </table:table-cell>
          <table:table-cell table:formula="of:=IF(ISBLANK([LIST.B2667]);&quot;&quot;;[LIST.B2667])">
            <text:p/>
          </table:table-cell>
          <table:table-cell table:number-columns-repeated="1022"/>
        </table:table-row>
        <table:table-row table:style-name="ro1">
          <table:table-cell table:formula="of:=IF(ISBLANK([LIST.B2670]);&quot;&quot;;[LIST.B2670])">
            <text:p/>
          </table:table-cell>
          <table:table-cell table:formula="of:=IF(ISBLANK([LIST.B2669]);&quot;&quot;;[LIST.B2669])">
            <text:p/>
          </table:table-cell>
          <table:table-cell table:number-columns-repeated="1022"/>
        </table:table-row>
        <table:table-row table:style-name="ro1">
          <table:table-cell table:formula="of:=IF(ISBLANK([LIST.A2671]);&quot;&quot;;[LIST.A2671])">
            <text:p/>
          </table:table-cell>
          <table:table-cell table:formula="of:=IF(ISBLANK([LIST.A2672]);&quot;&quot;;[LIST.A2672])">
            <text:p/>
          </table:table-cell>
          <table:table-cell table:number-columns-repeated="1022"/>
        </table:table-row>
        <table:table-row table:style-name="ro1">
          <table:table-cell table:formula="of:=IF(ISBLANK([LIST.A2673]);&quot;&quot;;[LIST.A2673])">
            <text:p/>
          </table:table-cell>
          <table:table-cell table:formula="of:=IF(ISBLANK([LIST.A2674]);&quot;&quot;;[LIST.A2674])">
            <text:p/>
          </table:table-cell>
          <table:table-cell table:number-columns-repeated="1022"/>
        </table:table-row>
        <table:table-row table:style-name="ro1">
          <table:table-cell table:formula="of:=IF(ISBLANK([LIST.A2675]);&quot;&quot;;[LIST.A2675])">
            <text:p/>
          </table:table-cell>
          <table:table-cell table:formula="of:=IF(ISBLANK([LIST.A2676]);&quot;&quot;;[LIST.A2676])">
            <text:p/>
          </table:table-cell>
          <table:table-cell table:number-columns-repeated="1022"/>
        </table:table-row>
        <table:table-row table:style-name="ro1">
          <table:table-cell table:formula="of:=IF(ISBLANK([LIST.A2677]);&quot;&quot;;[LIST.A2678])">
            <text:p/>
          </table:table-cell>
          <table:table-cell table:formula="of:=IF(ISBLANK([LIST.A2678]);&quot;&quot;;[LIST.A2678])">
            <text:p/>
          </table:table-cell>
          <table:table-cell table:number-columns-repeated="1022"/>
        </table:table-row>
        <table:table-row table:style-name="ro1">
          <table:table-cell table:formula="of:=IF(ISBLANK([LIST.A2679]);&quot;&quot;;[LIST.A2679])">
            <text:p/>
          </table:table-cell>
          <table:table-cell table:formula="of:=IF(ISBLANK([LIST.A2680]);&quot;&quot;;[LIST.A2680])">
            <text:p/>
          </table:table-cell>
          <table:table-cell table:number-columns-repeated="1022"/>
        </table:table-row>
        <table:table-row table:style-name="ro1">
          <table:table-cell table:formula="of:=IF(ISBLANK([LIST.B2672]);&quot;&quot;;[LIST.B2672])">
            <text:p/>
          </table:table-cell>
          <table:table-cell table:formula="of:=IF(ISBLANK([LIST.B2671]);&quot;&quot;;[LIST.B2671])">
            <text:p/>
          </table:table-cell>
          <table:table-cell table:number-columns-repeated="1022"/>
        </table:table-row>
        <table:table-row table:style-name="ro1">
          <table:table-cell table:formula="of:=IF(ISBLANK([LIST.B2674]);&quot;&quot;;[LIST.B2674])">
            <text:p/>
          </table:table-cell>
          <table:table-cell table:formula="of:=IF(ISBLANK([LIST.B2673]);&quot;&quot;;[LIST.B2673])">
            <text:p/>
          </table:table-cell>
          <table:table-cell table:number-columns-repeated="1022"/>
        </table:table-row>
        <table:table-row table:style-name="ro1">
          <table:table-cell table:formula="of:=IF(ISBLANK([LIST.B2676]);&quot;&quot;;[LIST.B2676])">
            <text:p/>
          </table:table-cell>
          <table:table-cell table:formula="of:=IF(ISBLANK([LIST.B2675]);&quot;&quot;;[LIST.B2675])">
            <text:p/>
          </table:table-cell>
          <table:table-cell table:number-columns-repeated="1022"/>
        </table:table-row>
        <table:table-row table:style-name="ro1">
          <table:table-cell table:formula="of:=IF(ISBLANK([LIST.B2678]);&quot;&quot;;[LIST.B2678])">
            <text:p/>
          </table:table-cell>
          <table:table-cell table:formula="of:=IF(ISBLANK([LIST.B2677]);&quot;&quot;;[LIST.B2677])">
            <text:p/>
          </table:table-cell>
          <table:table-cell table:number-columns-repeated="1022"/>
        </table:table-row>
        <table:table-row table:style-name="ro1">
          <table:table-cell table:formula="of:=IF(ISBLANK([LIST.B2680]);&quot;&quot;;[LIST.B2680])">
            <text:p/>
          </table:table-cell>
          <table:table-cell table:formula="of:=IF(ISBLANK([LIST.B2679]);&quot;&quot;;[LIST.B2679])">
            <text:p/>
          </table:table-cell>
          <table:table-cell table:number-columns-repeated="1022"/>
        </table:table-row>
        <table:table-row table:style-name="ro1">
          <table:table-cell table:formula="of:=IF(ISBLANK([LIST.A2681]);&quot;&quot;;[LIST.A2681])">
            <text:p/>
          </table:table-cell>
          <table:table-cell table:formula="of:=IF(ISBLANK([LIST.A2682]);&quot;&quot;;[LIST.A2682])">
            <text:p/>
          </table:table-cell>
          <table:table-cell table:number-columns-repeated="1022"/>
        </table:table-row>
        <table:table-row table:style-name="ro1">
          <table:table-cell table:formula="of:=IF(ISBLANK([LIST.A2683]);&quot;&quot;;[LIST.A2683])">
            <text:p/>
          </table:table-cell>
          <table:table-cell table:formula="of:=IF(ISBLANK([LIST.A2684]);&quot;&quot;;[LIST.A2684])">
            <text:p/>
          </table:table-cell>
          <table:table-cell table:number-columns-repeated="1022"/>
        </table:table-row>
        <table:table-row table:style-name="ro1">
          <table:table-cell table:formula="of:=IF(ISBLANK([LIST.A2685]);&quot;&quot;;[LIST.A2685])">
            <text:p/>
          </table:table-cell>
          <table:table-cell table:formula="of:=IF(ISBLANK([LIST.A2686]);&quot;&quot;;[LIST.A2686])">
            <text:p/>
          </table:table-cell>
          <table:table-cell table:number-columns-repeated="1022"/>
        </table:table-row>
        <table:table-row table:style-name="ro1">
          <table:table-cell table:formula="of:=IF(ISBLANK([LIST.A2687]);&quot;&quot;;[LIST.A2688])">
            <text:p/>
          </table:table-cell>
          <table:table-cell table:formula="of:=IF(ISBLANK([LIST.A2688]);&quot;&quot;;[LIST.A2688])">
            <text:p/>
          </table:table-cell>
          <table:table-cell table:number-columns-repeated="1022"/>
        </table:table-row>
        <table:table-row table:style-name="ro1">
          <table:table-cell table:formula="of:=IF(ISBLANK([LIST.A2689]);&quot;&quot;;[LIST.A2689])">
            <text:p/>
          </table:table-cell>
          <table:table-cell table:formula="of:=IF(ISBLANK([LIST.A2690]);&quot;&quot;;[LIST.A2690])">
            <text:p/>
          </table:table-cell>
          <table:table-cell table:number-columns-repeated="1022"/>
        </table:table-row>
        <table:table-row table:style-name="ro1">
          <table:table-cell table:formula="of:=IF(ISBLANK([LIST.B2682]);&quot;&quot;;[LIST.B2682])">
            <text:p/>
          </table:table-cell>
          <table:table-cell table:formula="of:=IF(ISBLANK([LIST.B2681]);&quot;&quot;;[LIST.B2681])">
            <text:p/>
          </table:table-cell>
          <table:table-cell table:number-columns-repeated="1022"/>
        </table:table-row>
        <table:table-row table:style-name="ro1">
          <table:table-cell table:formula="of:=IF(ISBLANK([LIST.B2684]);&quot;&quot;;[LIST.B2684])">
            <text:p/>
          </table:table-cell>
          <table:table-cell table:formula="of:=IF(ISBLANK([LIST.B2683]);&quot;&quot;;[LIST.B2683])">
            <text:p/>
          </table:table-cell>
          <table:table-cell table:number-columns-repeated="1022"/>
        </table:table-row>
        <table:table-row table:style-name="ro1">
          <table:table-cell table:formula="of:=IF(ISBLANK([LIST.B2686]);&quot;&quot;;[LIST.B2686])">
            <text:p/>
          </table:table-cell>
          <table:table-cell table:formula="of:=IF(ISBLANK([LIST.B2685]);&quot;&quot;;[LIST.B2685])">
            <text:p/>
          </table:table-cell>
          <table:table-cell table:number-columns-repeated="1022"/>
        </table:table-row>
        <table:table-row table:style-name="ro1">
          <table:table-cell table:formula="of:=IF(ISBLANK([LIST.B2688]);&quot;&quot;;[LIST.B2688])">
            <text:p/>
          </table:table-cell>
          <table:table-cell table:formula="of:=IF(ISBLANK([LIST.B2687]);&quot;&quot;;[LIST.B2687])">
            <text:p/>
          </table:table-cell>
          <table:table-cell table:number-columns-repeated="1022"/>
        </table:table-row>
        <table:table-row table:style-name="ro1">
          <table:table-cell table:formula="of:=IF(ISBLANK([LIST.B2690]);&quot;&quot;;[LIST.B2690])">
            <text:p/>
          </table:table-cell>
          <table:table-cell table:formula="of:=IF(ISBLANK([LIST.B2689]);&quot;&quot;;[LIST.B2689])">
            <text:p/>
          </table:table-cell>
          <table:table-cell table:number-columns-repeated="1022"/>
        </table:table-row>
        <table:table-row table:style-name="ro1">
          <table:table-cell table:formula="of:=IF(ISBLANK([LIST.A2691]);&quot;&quot;;[LIST.A2691])">
            <text:p/>
          </table:table-cell>
          <table:table-cell table:formula="of:=IF(ISBLANK([LIST.A2692]);&quot;&quot;;[LIST.A2692])">
            <text:p/>
          </table:table-cell>
          <table:table-cell table:number-columns-repeated="1022"/>
        </table:table-row>
        <table:table-row table:style-name="ro1">
          <table:table-cell table:formula="of:=IF(ISBLANK([LIST.A2693]);&quot;&quot;;[LIST.A2693])">
            <text:p/>
          </table:table-cell>
          <table:table-cell table:formula="of:=IF(ISBLANK([LIST.A2694]);&quot;&quot;;[LIST.A2694])">
            <text:p/>
          </table:table-cell>
          <table:table-cell table:number-columns-repeated="1022"/>
        </table:table-row>
        <table:table-row table:style-name="ro1">
          <table:table-cell table:formula="of:=IF(ISBLANK([LIST.A2695]);&quot;&quot;;[LIST.A2695])">
            <text:p/>
          </table:table-cell>
          <table:table-cell table:formula="of:=IF(ISBLANK([LIST.A2696]);&quot;&quot;;[LIST.A2696])">
            <text:p/>
          </table:table-cell>
          <table:table-cell table:number-columns-repeated="1022"/>
        </table:table-row>
        <table:table-row table:style-name="ro1">
          <table:table-cell table:formula="of:=IF(ISBLANK([LIST.A2697]);&quot;&quot;;[LIST.A2698])">
            <text:p/>
          </table:table-cell>
          <table:table-cell table:formula="of:=IF(ISBLANK([LIST.A2698]);&quot;&quot;;[LIST.A2698])">
            <text:p/>
          </table:table-cell>
          <table:table-cell table:number-columns-repeated="1022"/>
        </table:table-row>
        <table:table-row table:style-name="ro1">
          <table:table-cell table:formula="of:=IF(ISBLANK([LIST.A2699]);&quot;&quot;;[LIST.A2699])">
            <text:p/>
          </table:table-cell>
          <table:table-cell table:formula="of:=IF(ISBLANK([LIST.A2700]);&quot;&quot;;[LIST.A2700])">
            <text:p/>
          </table:table-cell>
          <table:table-cell table:number-columns-repeated="1022"/>
        </table:table-row>
        <table:table-row table:style-name="ro1">
          <table:table-cell table:formula="of:=IF(ISBLANK([LIST.B2692]);&quot;&quot;;[LIST.B2692])">
            <text:p/>
          </table:table-cell>
          <table:table-cell table:formula="of:=IF(ISBLANK([LIST.B2691]);&quot;&quot;;[LIST.B2691])">
            <text:p/>
          </table:table-cell>
          <table:table-cell table:number-columns-repeated="1022"/>
        </table:table-row>
        <table:table-row table:style-name="ro1">
          <table:table-cell table:formula="of:=IF(ISBLANK([LIST.B2694]);&quot;&quot;;[LIST.B2694])">
            <text:p/>
          </table:table-cell>
          <table:table-cell table:formula="of:=IF(ISBLANK([LIST.B2693]);&quot;&quot;;[LIST.B2693])">
            <text:p/>
          </table:table-cell>
          <table:table-cell table:number-columns-repeated="1022"/>
        </table:table-row>
        <table:table-row table:style-name="ro1">
          <table:table-cell table:formula="of:=IF(ISBLANK([LIST.B2696]);&quot;&quot;;[LIST.B2696])">
            <text:p/>
          </table:table-cell>
          <table:table-cell table:formula="of:=IF(ISBLANK([LIST.B2695]);&quot;&quot;;[LIST.B2695])">
            <text:p/>
          </table:table-cell>
          <table:table-cell table:number-columns-repeated="1022"/>
        </table:table-row>
        <table:table-row table:style-name="ro1">
          <table:table-cell table:formula="of:=IF(ISBLANK([LIST.B2698]);&quot;&quot;;[LIST.B2698])">
            <text:p/>
          </table:table-cell>
          <table:table-cell table:formula="of:=IF(ISBLANK([LIST.B2697]);&quot;&quot;;[LIST.B2697])">
            <text:p/>
          </table:table-cell>
          <table:table-cell table:number-columns-repeated="1022"/>
        </table:table-row>
        <table:table-row table:style-name="ro1">
          <table:table-cell table:formula="of:=IF(ISBLANK([LIST.B2700]);&quot;&quot;;[LIST.B2700])">
            <text:p/>
          </table:table-cell>
          <table:table-cell table:formula="of:=IF(ISBLANK([LIST.B2699]);&quot;&quot;;[LIST.B2699])">
            <text:p/>
          </table:table-cell>
          <table:table-cell table:number-columns-repeated="1022"/>
        </table:table-row>
        <table:table-row table:style-name="ro1">
          <table:table-cell table:formula="of:=IF(ISBLANK([LIST.A2701]);&quot;&quot;;[LIST.A2701])">
            <text:p/>
          </table:table-cell>
          <table:table-cell table:formula="of:=IF(ISBLANK([LIST.A2702]);&quot;&quot;;[LIST.A2702])">
            <text:p/>
          </table:table-cell>
          <table:table-cell table:number-columns-repeated="1022"/>
        </table:table-row>
        <table:table-row table:style-name="ro1">
          <table:table-cell table:formula="of:=IF(ISBLANK([LIST.A2703]);&quot;&quot;;[LIST.A2703])">
            <text:p/>
          </table:table-cell>
          <table:table-cell table:formula="of:=IF(ISBLANK([LIST.A2704]);&quot;&quot;;[LIST.A2704])">
            <text:p/>
          </table:table-cell>
          <table:table-cell table:number-columns-repeated="1022"/>
        </table:table-row>
        <table:table-row table:style-name="ro1">
          <table:table-cell table:formula="of:=IF(ISBLANK([LIST.A2705]);&quot;&quot;;[LIST.A2705])">
            <text:p/>
          </table:table-cell>
          <table:table-cell table:formula="of:=IF(ISBLANK([LIST.A2706]);&quot;&quot;;[LIST.A2706])">
            <text:p/>
          </table:table-cell>
          <table:table-cell table:number-columns-repeated="1022"/>
        </table:table-row>
        <table:table-row table:style-name="ro1">
          <table:table-cell table:formula="of:=IF(ISBLANK([LIST.A2707]);&quot;&quot;;[LIST.A2708])">
            <text:p/>
          </table:table-cell>
          <table:table-cell table:formula="of:=IF(ISBLANK([LIST.A2708]);&quot;&quot;;[LIST.A2708])">
            <text:p/>
          </table:table-cell>
          <table:table-cell table:number-columns-repeated="1022"/>
        </table:table-row>
        <table:table-row table:style-name="ro1">
          <table:table-cell table:formula="of:=IF(ISBLANK([LIST.A2709]);&quot;&quot;;[LIST.A2709])">
            <text:p/>
          </table:table-cell>
          <table:table-cell table:formula="of:=IF(ISBLANK([LIST.A2710]);&quot;&quot;;[LIST.A2710])">
            <text:p/>
          </table:table-cell>
          <table:table-cell table:number-columns-repeated="1022"/>
        </table:table-row>
        <table:table-row table:style-name="ro1">
          <table:table-cell table:formula="of:=IF(ISBLANK([LIST.B2702]);&quot;&quot;;[LIST.B2702])">
            <text:p/>
          </table:table-cell>
          <table:table-cell table:formula="of:=IF(ISBLANK([LIST.B2701]);&quot;&quot;;[LIST.B2701])">
            <text:p/>
          </table:table-cell>
          <table:table-cell table:number-columns-repeated="1022"/>
        </table:table-row>
        <table:table-row table:style-name="ro1">
          <table:table-cell table:formula="of:=IF(ISBLANK([LIST.B2704]);&quot;&quot;;[LIST.B2704])">
            <text:p/>
          </table:table-cell>
          <table:table-cell table:formula="of:=IF(ISBLANK([LIST.B2703]);&quot;&quot;;[LIST.B2703])">
            <text:p/>
          </table:table-cell>
          <table:table-cell table:number-columns-repeated="1022"/>
        </table:table-row>
        <table:table-row table:style-name="ro1">
          <table:table-cell table:formula="of:=IF(ISBLANK([LIST.B2706]);&quot;&quot;;[LIST.B2706])">
            <text:p/>
          </table:table-cell>
          <table:table-cell table:formula="of:=IF(ISBLANK([LIST.B2705]);&quot;&quot;;[LIST.B2705])">
            <text:p/>
          </table:table-cell>
          <table:table-cell table:number-columns-repeated="1022"/>
        </table:table-row>
        <table:table-row table:style-name="ro1">
          <table:table-cell table:formula="of:=IF(ISBLANK([LIST.B2708]);&quot;&quot;;[LIST.B2708])">
            <text:p/>
          </table:table-cell>
          <table:table-cell table:formula="of:=IF(ISBLANK([LIST.B2707]);&quot;&quot;;[LIST.B2707])">
            <text:p/>
          </table:table-cell>
          <table:table-cell table:number-columns-repeated="1022"/>
        </table:table-row>
        <table:table-row table:style-name="ro1">
          <table:table-cell table:formula="of:=IF(ISBLANK([LIST.B2710]);&quot;&quot;;[LIST.B2710])">
            <text:p/>
          </table:table-cell>
          <table:table-cell table:formula="of:=IF(ISBLANK([LIST.B2709]);&quot;&quot;;[LIST.B2709])">
            <text:p/>
          </table:table-cell>
          <table:table-cell table:number-columns-repeated="1022"/>
        </table:table-row>
        <table:table-row table:style-name="ro1">
          <table:table-cell table:formula="of:=IF(ISBLANK([LIST.A2711]);&quot;&quot;;[LIST.A2711])">
            <text:p/>
          </table:table-cell>
          <table:table-cell table:formula="of:=IF(ISBLANK([LIST.A2712]);&quot;&quot;;[LIST.A2712])">
            <text:p/>
          </table:table-cell>
          <table:table-cell table:number-columns-repeated="1022"/>
        </table:table-row>
        <table:table-row table:style-name="ro1">
          <table:table-cell table:formula="of:=IF(ISBLANK([LIST.A2713]);&quot;&quot;;[LIST.A2713])">
            <text:p/>
          </table:table-cell>
          <table:table-cell table:formula="of:=IF(ISBLANK([LIST.A2714]);&quot;&quot;;[LIST.A2714])">
            <text:p/>
          </table:table-cell>
          <table:table-cell table:number-columns-repeated="1022"/>
        </table:table-row>
        <table:table-row table:style-name="ro1">
          <table:table-cell table:formula="of:=IF(ISBLANK([LIST.A2715]);&quot;&quot;;[LIST.A2715])">
            <text:p/>
          </table:table-cell>
          <table:table-cell table:formula="of:=IF(ISBLANK([LIST.A2716]);&quot;&quot;;[LIST.A2716])">
            <text:p/>
          </table:table-cell>
          <table:table-cell table:number-columns-repeated="1022"/>
        </table:table-row>
        <table:table-row table:style-name="ro1">
          <table:table-cell table:formula="of:=IF(ISBLANK([LIST.A2717]);&quot;&quot;;[LIST.A2718])">
            <text:p/>
          </table:table-cell>
          <table:table-cell table:formula="of:=IF(ISBLANK([LIST.A2718]);&quot;&quot;;[LIST.A2718])">
            <text:p/>
          </table:table-cell>
          <table:table-cell table:number-columns-repeated="1022"/>
        </table:table-row>
        <table:table-row table:style-name="ro1">
          <table:table-cell table:formula="of:=IF(ISBLANK([LIST.A2719]);&quot;&quot;;[LIST.A2719])">
            <text:p/>
          </table:table-cell>
          <table:table-cell table:formula="of:=IF(ISBLANK([LIST.A2720]);&quot;&quot;;[LIST.A2720])">
            <text:p/>
          </table:table-cell>
          <table:table-cell table:number-columns-repeated="1022"/>
        </table:table-row>
        <table:table-row table:style-name="ro1">
          <table:table-cell table:formula="of:=IF(ISBLANK([LIST.B2712]);&quot;&quot;;[LIST.B2712])">
            <text:p/>
          </table:table-cell>
          <table:table-cell table:formula="of:=IF(ISBLANK([LIST.B2711]);&quot;&quot;;[LIST.B2711])">
            <text:p/>
          </table:table-cell>
          <table:table-cell table:number-columns-repeated="1022"/>
        </table:table-row>
        <table:table-row table:style-name="ro1">
          <table:table-cell table:formula="of:=IF(ISBLANK([LIST.B2714]);&quot;&quot;;[LIST.B2714])">
            <text:p/>
          </table:table-cell>
          <table:table-cell table:formula="of:=IF(ISBLANK([LIST.B2713]);&quot;&quot;;[LIST.B2713])">
            <text:p/>
          </table:table-cell>
          <table:table-cell table:number-columns-repeated="1022"/>
        </table:table-row>
        <table:table-row table:style-name="ro1">
          <table:table-cell table:formula="of:=IF(ISBLANK([LIST.B2716]);&quot;&quot;;[LIST.B2716])">
            <text:p/>
          </table:table-cell>
          <table:table-cell table:formula="of:=IF(ISBLANK([LIST.B2715]);&quot;&quot;;[LIST.B2715])">
            <text:p/>
          </table:table-cell>
          <table:table-cell table:number-columns-repeated="1022"/>
        </table:table-row>
        <table:table-row table:style-name="ro1">
          <table:table-cell table:formula="of:=IF(ISBLANK([LIST.B2718]);&quot;&quot;;[LIST.B2718])">
            <text:p/>
          </table:table-cell>
          <table:table-cell table:formula="of:=IF(ISBLANK([LIST.B2717]);&quot;&quot;;[LIST.B2717])">
            <text:p/>
          </table:table-cell>
          <table:table-cell table:number-columns-repeated="1022"/>
        </table:table-row>
        <table:table-row table:style-name="ro1">
          <table:table-cell table:formula="of:=IF(ISBLANK([LIST.B2720]);&quot;&quot;;[LIST.B2720])">
            <text:p/>
          </table:table-cell>
          <table:table-cell table:formula="of:=IF(ISBLANK([LIST.B2719]);&quot;&quot;;[LIST.B2719])">
            <text:p/>
          </table:table-cell>
          <table:table-cell table:number-columns-repeated="1022"/>
        </table:table-row>
        <table:table-row table:style-name="ro1">
          <table:table-cell table:formula="of:=IF(ISBLANK([LIST.A2721]);&quot;&quot;;[LIST.A2721])">
            <text:p/>
          </table:table-cell>
          <table:table-cell table:formula="of:=IF(ISBLANK([LIST.A2722]);&quot;&quot;;[LIST.A2722])">
            <text:p/>
          </table:table-cell>
          <table:table-cell table:number-columns-repeated="1022"/>
        </table:table-row>
        <table:table-row table:style-name="ro1">
          <table:table-cell table:formula="of:=IF(ISBLANK([LIST.A2723]);&quot;&quot;;[LIST.A2723])">
            <text:p/>
          </table:table-cell>
          <table:table-cell table:formula="of:=IF(ISBLANK([LIST.A2724]);&quot;&quot;;[LIST.A2724])">
            <text:p/>
          </table:table-cell>
          <table:table-cell table:number-columns-repeated="1022"/>
        </table:table-row>
        <table:table-row table:style-name="ro1">
          <table:table-cell table:formula="of:=IF(ISBLANK([LIST.A2725]);&quot;&quot;;[LIST.A2725])">
            <text:p/>
          </table:table-cell>
          <table:table-cell table:formula="of:=IF(ISBLANK([LIST.A2726]);&quot;&quot;;[LIST.A2726])">
            <text:p/>
          </table:table-cell>
          <table:table-cell table:number-columns-repeated="1022"/>
        </table:table-row>
        <table:table-row table:style-name="ro1">
          <table:table-cell table:formula="of:=IF(ISBLANK([LIST.A2727]);&quot;&quot;;[LIST.A2728])">
            <text:p/>
          </table:table-cell>
          <table:table-cell table:formula="of:=IF(ISBLANK([LIST.A2728]);&quot;&quot;;[LIST.A2728])">
            <text:p/>
          </table:table-cell>
          <table:table-cell table:number-columns-repeated="1022"/>
        </table:table-row>
        <table:table-row table:style-name="ro1">
          <table:table-cell table:formula="of:=IF(ISBLANK([LIST.A2729]);&quot;&quot;;[LIST.A2729])">
            <text:p/>
          </table:table-cell>
          <table:table-cell table:formula="of:=IF(ISBLANK([LIST.A2730]);&quot;&quot;;[LIST.A2730])">
            <text:p/>
          </table:table-cell>
          <table:table-cell table:number-columns-repeated="1022"/>
        </table:table-row>
        <table:table-row table:style-name="ro1">
          <table:table-cell table:formula="of:=IF(ISBLANK([LIST.B2722]);&quot;&quot;;[LIST.B2722])">
            <text:p/>
          </table:table-cell>
          <table:table-cell table:formula="of:=IF(ISBLANK([LIST.B2721]);&quot;&quot;;[LIST.B2721])">
            <text:p/>
          </table:table-cell>
          <table:table-cell table:number-columns-repeated="1022"/>
        </table:table-row>
        <table:table-row table:style-name="ro1">
          <table:table-cell table:formula="of:=IF(ISBLANK([LIST.B2724]);&quot;&quot;;[LIST.B2724])">
            <text:p/>
          </table:table-cell>
          <table:table-cell table:formula="of:=IF(ISBLANK([LIST.B2723]);&quot;&quot;;[LIST.B2723])">
            <text:p/>
          </table:table-cell>
          <table:table-cell table:number-columns-repeated="1022"/>
        </table:table-row>
        <table:table-row table:style-name="ro1">
          <table:table-cell table:formula="of:=IF(ISBLANK([LIST.B2726]);&quot;&quot;;[LIST.B2726])">
            <text:p/>
          </table:table-cell>
          <table:table-cell table:formula="of:=IF(ISBLANK([LIST.B2725]);&quot;&quot;;[LIST.B2725])">
            <text:p/>
          </table:table-cell>
          <table:table-cell table:number-columns-repeated="1022"/>
        </table:table-row>
        <table:table-row table:style-name="ro1">
          <table:table-cell table:formula="of:=IF(ISBLANK([LIST.B2728]);&quot;&quot;;[LIST.B2728])">
            <text:p/>
          </table:table-cell>
          <table:table-cell table:formula="of:=IF(ISBLANK([LIST.B2727]);&quot;&quot;;[LIST.B2727])">
            <text:p/>
          </table:table-cell>
          <table:table-cell table:number-columns-repeated="1022"/>
        </table:table-row>
        <table:table-row table:style-name="ro1">
          <table:table-cell table:formula="of:=IF(ISBLANK([LIST.B2730]);&quot;&quot;;[LIST.B2730])">
            <text:p/>
          </table:table-cell>
          <table:table-cell table:formula="of:=IF(ISBLANK([LIST.B2729]);&quot;&quot;;[LIST.B2729])">
            <text:p/>
          </table:table-cell>
          <table:table-cell table:number-columns-repeated="1022"/>
        </table:table-row>
        <table:table-row table:style-name="ro1">
          <table:table-cell table:formula="of:=IF(ISBLANK([LIST.A2731]);&quot;&quot;;[LIST.A2731])">
            <text:p/>
          </table:table-cell>
          <table:table-cell table:formula="of:=IF(ISBLANK([LIST.A2732]);&quot;&quot;;[LIST.A2732])">
            <text:p/>
          </table:table-cell>
          <table:table-cell table:number-columns-repeated="1022"/>
        </table:table-row>
        <table:table-row table:style-name="ro1">
          <table:table-cell table:formula="of:=IF(ISBLANK([LIST.A2733]);&quot;&quot;;[LIST.A2733])">
            <text:p/>
          </table:table-cell>
          <table:table-cell table:formula="of:=IF(ISBLANK([LIST.A2734]);&quot;&quot;;[LIST.A2734])">
            <text:p/>
          </table:table-cell>
          <table:table-cell table:number-columns-repeated="1022"/>
        </table:table-row>
        <table:table-row table:style-name="ro1">
          <table:table-cell table:formula="of:=IF(ISBLANK([LIST.A2735]);&quot;&quot;;[LIST.A2735])">
            <text:p/>
          </table:table-cell>
          <table:table-cell table:formula="of:=IF(ISBLANK([LIST.A2736]);&quot;&quot;;[LIST.A2736])">
            <text:p/>
          </table:table-cell>
          <table:table-cell table:number-columns-repeated="1022"/>
        </table:table-row>
        <table:table-row table:style-name="ro1">
          <table:table-cell table:formula="of:=IF(ISBLANK([LIST.A2737]);&quot;&quot;;[LIST.A2738])">
            <text:p/>
          </table:table-cell>
          <table:table-cell table:formula="of:=IF(ISBLANK([LIST.A2738]);&quot;&quot;;[LIST.A2738])">
            <text:p/>
          </table:table-cell>
          <table:table-cell table:number-columns-repeated="1022"/>
        </table:table-row>
        <table:table-row table:style-name="ro1">
          <table:table-cell table:formula="of:=IF(ISBLANK([LIST.A2739]);&quot;&quot;;[LIST.A2739])">
            <text:p/>
          </table:table-cell>
          <table:table-cell table:formula="of:=IF(ISBLANK([LIST.A2740]);&quot;&quot;;[LIST.A2740])">
            <text:p/>
          </table:table-cell>
          <table:table-cell table:number-columns-repeated="1022"/>
        </table:table-row>
        <table:table-row table:style-name="ro1">
          <table:table-cell table:formula="of:=IF(ISBLANK([LIST.B2732]);&quot;&quot;;[LIST.B2732])">
            <text:p/>
          </table:table-cell>
          <table:table-cell table:formula="of:=IF(ISBLANK([LIST.B2731]);&quot;&quot;;[LIST.B2731])">
            <text:p/>
          </table:table-cell>
          <table:table-cell table:number-columns-repeated="1022"/>
        </table:table-row>
        <table:table-row table:style-name="ro1">
          <table:table-cell table:formula="of:=IF(ISBLANK([LIST.B2734]);&quot;&quot;;[LIST.B2734])">
            <text:p/>
          </table:table-cell>
          <table:table-cell table:formula="of:=IF(ISBLANK([LIST.B2733]);&quot;&quot;;[LIST.B2733])">
            <text:p/>
          </table:table-cell>
          <table:table-cell table:number-columns-repeated="1022"/>
        </table:table-row>
        <table:table-row table:style-name="ro1">
          <table:table-cell table:formula="of:=IF(ISBLANK([LIST.B2736]);&quot;&quot;;[LIST.B2736])">
            <text:p/>
          </table:table-cell>
          <table:table-cell table:formula="of:=IF(ISBLANK([LIST.B2735]);&quot;&quot;;[LIST.B2735])">
            <text:p/>
          </table:table-cell>
          <table:table-cell table:number-columns-repeated="1022"/>
        </table:table-row>
        <table:table-row table:style-name="ro1">
          <table:table-cell table:formula="of:=IF(ISBLANK([LIST.B2738]);&quot;&quot;;[LIST.B2738])">
            <text:p/>
          </table:table-cell>
          <table:table-cell table:formula="of:=IF(ISBLANK([LIST.B2737]);&quot;&quot;;[LIST.B2737])">
            <text:p/>
          </table:table-cell>
          <table:table-cell table:number-columns-repeated="1022"/>
        </table:table-row>
        <table:table-row table:style-name="ro1">
          <table:table-cell table:formula="of:=IF(ISBLANK([LIST.B2740]);&quot;&quot;;[LIST.B2740])">
            <text:p/>
          </table:table-cell>
          <table:table-cell table:formula="of:=IF(ISBLANK([LIST.B2739]);&quot;&quot;;[LIST.B2739])">
            <text:p/>
          </table:table-cell>
          <table:table-cell table:number-columns-repeated="1022"/>
        </table:table-row>
        <table:table-row table:style-name="ro1">
          <table:table-cell table:formula="of:=IF(ISBLANK([LIST.A2741]);&quot;&quot;;[LIST.A2741])">
            <text:p/>
          </table:table-cell>
          <table:table-cell table:formula="of:=IF(ISBLANK([LIST.A2742]);&quot;&quot;;[LIST.A2742])">
            <text:p/>
          </table:table-cell>
          <table:table-cell table:number-columns-repeated="1022"/>
        </table:table-row>
        <table:table-row table:style-name="ro1">
          <table:table-cell table:formula="of:=IF(ISBLANK([LIST.A2743]);&quot;&quot;;[LIST.A2743])">
            <text:p/>
          </table:table-cell>
          <table:table-cell table:formula="of:=IF(ISBLANK([LIST.A2744]);&quot;&quot;;[LIST.A2744])">
            <text:p/>
          </table:table-cell>
          <table:table-cell table:number-columns-repeated="1022"/>
        </table:table-row>
        <table:table-row table:style-name="ro1">
          <table:table-cell table:formula="of:=IF(ISBLANK([LIST.A2745]);&quot;&quot;;[LIST.A2745])">
            <text:p/>
          </table:table-cell>
          <table:table-cell table:formula="of:=IF(ISBLANK([LIST.A2746]);&quot;&quot;;[LIST.A2746])">
            <text:p/>
          </table:table-cell>
          <table:table-cell table:number-columns-repeated="1022"/>
        </table:table-row>
        <table:table-row table:style-name="ro1">
          <table:table-cell table:formula="of:=IF(ISBLANK([LIST.A2747]);&quot;&quot;;[LIST.A2748])">
            <text:p/>
          </table:table-cell>
          <table:table-cell table:formula="of:=IF(ISBLANK([LIST.A2748]);&quot;&quot;;[LIST.A2748])">
            <text:p/>
          </table:table-cell>
          <table:table-cell table:number-columns-repeated="1022"/>
        </table:table-row>
        <table:table-row table:style-name="ro1">
          <table:table-cell table:formula="of:=IF(ISBLANK([LIST.A2749]);&quot;&quot;;[LIST.A2749])">
            <text:p/>
          </table:table-cell>
          <table:table-cell table:formula="of:=IF(ISBLANK([LIST.A2750]);&quot;&quot;;[LIST.A2750])">
            <text:p/>
          </table:table-cell>
          <table:table-cell table:number-columns-repeated="1022"/>
        </table:table-row>
        <table:table-row table:style-name="ro1">
          <table:table-cell table:formula="of:=IF(ISBLANK([LIST.B2742]);&quot;&quot;;[LIST.B2742])">
            <text:p/>
          </table:table-cell>
          <table:table-cell table:formula="of:=IF(ISBLANK([LIST.B2741]);&quot;&quot;;[LIST.B2741])">
            <text:p/>
          </table:table-cell>
          <table:table-cell table:number-columns-repeated="1022"/>
        </table:table-row>
        <table:table-row table:style-name="ro1">
          <table:table-cell table:formula="of:=IF(ISBLANK([LIST.B2744]);&quot;&quot;;[LIST.B2744])">
            <text:p/>
          </table:table-cell>
          <table:table-cell table:formula="of:=IF(ISBLANK([LIST.B2743]);&quot;&quot;;[LIST.B2743])">
            <text:p/>
          </table:table-cell>
          <table:table-cell table:number-columns-repeated="1022"/>
        </table:table-row>
        <table:table-row table:style-name="ro1">
          <table:table-cell table:formula="of:=IF(ISBLANK([LIST.B2746]);&quot;&quot;;[LIST.B2746])">
            <text:p/>
          </table:table-cell>
          <table:table-cell table:formula="of:=IF(ISBLANK([LIST.B2745]);&quot;&quot;;[LIST.B2745])">
            <text:p/>
          </table:table-cell>
          <table:table-cell table:number-columns-repeated="1022"/>
        </table:table-row>
        <table:table-row table:style-name="ro1">
          <table:table-cell table:formula="of:=IF(ISBLANK([LIST.B2748]);&quot;&quot;;[LIST.B2748])">
            <text:p/>
          </table:table-cell>
          <table:table-cell table:formula="of:=IF(ISBLANK([LIST.B2747]);&quot;&quot;;[LIST.B2747])">
            <text:p/>
          </table:table-cell>
          <table:table-cell table:number-columns-repeated="1022"/>
        </table:table-row>
        <table:table-row table:style-name="ro1">
          <table:table-cell table:formula="of:=IF(ISBLANK([LIST.B2750]);&quot;&quot;;[LIST.B2750])">
            <text:p/>
          </table:table-cell>
          <table:table-cell table:formula="of:=IF(ISBLANK([LIST.B2749]);&quot;&quot;;[LIST.B2749])">
            <text:p/>
          </table:table-cell>
          <table:table-cell table:number-columns-repeated="1022"/>
        </table:table-row>
        <table:table-row table:style-name="ro1">
          <table:table-cell table:formula="of:=IF(ISBLANK([LIST.A2751]);&quot;&quot;;[LIST.A2751])">
            <text:p/>
          </table:table-cell>
          <table:table-cell table:formula="of:=IF(ISBLANK([LIST.A2752]);&quot;&quot;;[LIST.A2752])">
            <text:p/>
          </table:table-cell>
          <table:table-cell table:number-columns-repeated="1022"/>
        </table:table-row>
        <table:table-row table:style-name="ro1">
          <table:table-cell table:formula="of:=IF(ISBLANK([LIST.A2753]);&quot;&quot;;[LIST.A2753])">
            <text:p/>
          </table:table-cell>
          <table:table-cell table:formula="of:=IF(ISBLANK([LIST.A2754]);&quot;&quot;;[LIST.A2754])">
            <text:p/>
          </table:table-cell>
          <table:table-cell table:number-columns-repeated="1022"/>
        </table:table-row>
        <table:table-row table:style-name="ro1">
          <table:table-cell table:formula="of:=IF(ISBLANK([LIST.A2755]);&quot;&quot;;[LIST.A2755])">
            <text:p/>
          </table:table-cell>
          <table:table-cell table:formula="of:=IF(ISBLANK([LIST.A2756]);&quot;&quot;;[LIST.A2756])">
            <text:p/>
          </table:table-cell>
          <table:table-cell table:number-columns-repeated="1022"/>
        </table:table-row>
        <table:table-row table:style-name="ro1">
          <table:table-cell table:formula="of:=IF(ISBLANK([LIST.A2757]);&quot;&quot;;[LIST.A2758])">
            <text:p/>
          </table:table-cell>
          <table:table-cell table:formula="of:=IF(ISBLANK([LIST.A2758]);&quot;&quot;;[LIST.A2758])">
            <text:p/>
          </table:table-cell>
          <table:table-cell table:number-columns-repeated="1022"/>
        </table:table-row>
        <table:table-row table:style-name="ro1">
          <table:table-cell table:formula="of:=IF(ISBLANK([LIST.A2759]);&quot;&quot;;[LIST.A2759])">
            <text:p/>
          </table:table-cell>
          <table:table-cell table:formula="of:=IF(ISBLANK([LIST.A2760]);&quot;&quot;;[LIST.A2760])">
            <text:p/>
          </table:table-cell>
          <table:table-cell table:number-columns-repeated="1022"/>
        </table:table-row>
        <table:table-row table:style-name="ro1">
          <table:table-cell table:formula="of:=IF(ISBLANK([LIST.B2752]);&quot;&quot;;[LIST.B2752])">
            <text:p/>
          </table:table-cell>
          <table:table-cell table:formula="of:=IF(ISBLANK([LIST.B2751]);&quot;&quot;;[LIST.B2751])">
            <text:p/>
          </table:table-cell>
          <table:table-cell table:number-columns-repeated="1022"/>
        </table:table-row>
        <table:table-row table:style-name="ro1">
          <table:table-cell table:formula="of:=IF(ISBLANK([LIST.B2754]);&quot;&quot;;[LIST.B2754])">
            <text:p/>
          </table:table-cell>
          <table:table-cell table:formula="of:=IF(ISBLANK([LIST.B2753]);&quot;&quot;;[LIST.B2753])">
            <text:p/>
          </table:table-cell>
          <table:table-cell table:number-columns-repeated="1022"/>
        </table:table-row>
        <table:table-row table:style-name="ro1">
          <table:table-cell table:formula="of:=IF(ISBLANK([LIST.B2756]);&quot;&quot;;[LIST.B2756])">
            <text:p/>
          </table:table-cell>
          <table:table-cell table:formula="of:=IF(ISBLANK([LIST.B2755]);&quot;&quot;;[LIST.B2755])">
            <text:p/>
          </table:table-cell>
          <table:table-cell table:number-columns-repeated="1022"/>
        </table:table-row>
        <table:table-row table:style-name="ro1">
          <table:table-cell table:formula="of:=IF(ISBLANK([LIST.B2758]);&quot;&quot;;[LIST.B2758])">
            <text:p/>
          </table:table-cell>
          <table:table-cell table:formula="of:=IF(ISBLANK([LIST.B2757]);&quot;&quot;;[LIST.B2757])">
            <text:p/>
          </table:table-cell>
          <table:table-cell table:number-columns-repeated="1022"/>
        </table:table-row>
        <table:table-row table:style-name="ro1">
          <table:table-cell table:formula="of:=IF(ISBLANK([LIST.B2760]);&quot;&quot;;[LIST.B2760])">
            <text:p/>
          </table:table-cell>
          <table:table-cell table:formula="of:=IF(ISBLANK([LIST.B2759]);&quot;&quot;;[LIST.B2759])">
            <text:p/>
          </table:table-cell>
          <table:table-cell table:number-columns-repeated="1022"/>
        </table:table-row>
        <table:table-row table:style-name="ro1">
          <table:table-cell table:formula="of:=IF(ISBLANK([LIST.A2761]);&quot;&quot;;[LIST.A2761])">
            <text:p/>
          </table:table-cell>
          <table:table-cell table:formula="of:=IF(ISBLANK([LIST.A2762]);&quot;&quot;;[LIST.A2762])">
            <text:p/>
          </table:table-cell>
          <table:table-cell table:number-columns-repeated="1022"/>
        </table:table-row>
        <table:table-row table:style-name="ro1">
          <table:table-cell table:formula="of:=IF(ISBLANK([LIST.A2763]);&quot;&quot;;[LIST.A2763])">
            <text:p/>
          </table:table-cell>
          <table:table-cell table:formula="of:=IF(ISBLANK([LIST.A2764]);&quot;&quot;;[LIST.A2764])">
            <text:p/>
          </table:table-cell>
          <table:table-cell table:number-columns-repeated="1022"/>
        </table:table-row>
        <table:table-row table:style-name="ro1">
          <table:table-cell table:formula="of:=IF(ISBLANK([LIST.A2765]);&quot;&quot;;[LIST.A2765])">
            <text:p/>
          </table:table-cell>
          <table:table-cell table:formula="of:=IF(ISBLANK([LIST.A2766]);&quot;&quot;;[LIST.A2766])">
            <text:p/>
          </table:table-cell>
          <table:table-cell table:number-columns-repeated="1022"/>
        </table:table-row>
        <table:table-row table:style-name="ro1">
          <table:table-cell table:formula="of:=IF(ISBLANK([LIST.A2767]);&quot;&quot;;[LIST.A2768])">
            <text:p/>
          </table:table-cell>
          <table:table-cell table:formula="of:=IF(ISBLANK([LIST.A2768]);&quot;&quot;;[LIST.A2768])">
            <text:p/>
          </table:table-cell>
          <table:table-cell table:number-columns-repeated="1022"/>
        </table:table-row>
        <table:table-row table:style-name="ro1">
          <table:table-cell table:formula="of:=IF(ISBLANK([LIST.A2769]);&quot;&quot;;[LIST.A2769])">
            <text:p/>
          </table:table-cell>
          <table:table-cell table:formula="of:=IF(ISBLANK([LIST.A2770]);&quot;&quot;;[LIST.A2770])">
            <text:p/>
          </table:table-cell>
          <table:table-cell table:number-columns-repeated="1022"/>
        </table:table-row>
        <table:table-row table:style-name="ro1">
          <table:table-cell table:formula="of:=IF(ISBLANK([LIST.B2762]);&quot;&quot;;[LIST.B2762])">
            <text:p/>
          </table:table-cell>
          <table:table-cell table:formula="of:=IF(ISBLANK([LIST.B2761]);&quot;&quot;;[LIST.B2761])">
            <text:p/>
          </table:table-cell>
          <table:table-cell table:number-columns-repeated="1022"/>
        </table:table-row>
        <table:table-row table:style-name="ro1">
          <table:table-cell table:formula="of:=IF(ISBLANK([LIST.B2764]);&quot;&quot;;[LIST.B2764])">
            <text:p/>
          </table:table-cell>
          <table:table-cell table:formula="of:=IF(ISBLANK([LIST.B2763]);&quot;&quot;;[LIST.B2763])">
            <text:p/>
          </table:table-cell>
          <table:table-cell table:number-columns-repeated="1022"/>
        </table:table-row>
        <table:table-row table:style-name="ro1">
          <table:table-cell table:formula="of:=IF(ISBLANK([LIST.B2766]);&quot;&quot;;[LIST.B2766])">
            <text:p/>
          </table:table-cell>
          <table:table-cell table:formula="of:=IF(ISBLANK([LIST.B2765]);&quot;&quot;;[LIST.B2765])">
            <text:p/>
          </table:table-cell>
          <table:table-cell table:number-columns-repeated="1022"/>
        </table:table-row>
        <table:table-row table:style-name="ro1">
          <table:table-cell table:formula="of:=IF(ISBLANK([LIST.B2768]);&quot;&quot;;[LIST.B2768])">
            <text:p/>
          </table:table-cell>
          <table:table-cell table:formula="of:=IF(ISBLANK([LIST.B2767]);&quot;&quot;;[LIST.B2767])">
            <text:p/>
          </table:table-cell>
          <table:table-cell table:number-columns-repeated="1022"/>
        </table:table-row>
        <table:table-row table:style-name="ro1">
          <table:table-cell table:formula="of:=IF(ISBLANK([LIST.B2770]);&quot;&quot;;[LIST.B2770])">
            <text:p/>
          </table:table-cell>
          <table:table-cell table:formula="of:=IF(ISBLANK([LIST.B2769]);&quot;&quot;;[LIST.B2769])">
            <text:p/>
          </table:table-cell>
          <table:table-cell table:number-columns-repeated="1022"/>
        </table:table-row>
        <table:table-row table:style-name="ro1">
          <table:table-cell table:formula="of:=IF(ISBLANK([LIST.A2771]);&quot;&quot;;[LIST.A2771])">
            <text:p/>
          </table:table-cell>
          <table:table-cell table:formula="of:=IF(ISBLANK([LIST.A2772]);&quot;&quot;;[LIST.A2772])">
            <text:p/>
          </table:table-cell>
          <table:table-cell table:number-columns-repeated="1022"/>
        </table:table-row>
        <table:table-row table:style-name="ro1">
          <table:table-cell table:formula="of:=IF(ISBLANK([LIST.A2773]);&quot;&quot;;[LIST.A2773])">
            <text:p/>
          </table:table-cell>
          <table:table-cell table:formula="of:=IF(ISBLANK([LIST.A2774]);&quot;&quot;;[LIST.A2774])">
            <text:p/>
          </table:table-cell>
          <table:table-cell table:number-columns-repeated="1022"/>
        </table:table-row>
        <table:table-row table:style-name="ro1">
          <table:table-cell table:formula="of:=IF(ISBLANK([LIST.A2775]);&quot;&quot;;[LIST.A2775])">
            <text:p/>
          </table:table-cell>
          <table:table-cell table:formula="of:=IF(ISBLANK([LIST.A2776]);&quot;&quot;;[LIST.A2776])">
            <text:p/>
          </table:table-cell>
          <table:table-cell table:number-columns-repeated="1022"/>
        </table:table-row>
        <table:table-row table:style-name="ro1">
          <table:table-cell table:formula="of:=IF(ISBLANK([LIST.A2777]);&quot;&quot;;[LIST.A2778])">
            <text:p/>
          </table:table-cell>
          <table:table-cell table:formula="of:=IF(ISBLANK([LIST.A2778]);&quot;&quot;;[LIST.A2778])">
            <text:p/>
          </table:table-cell>
          <table:table-cell table:number-columns-repeated="1022"/>
        </table:table-row>
        <table:table-row table:style-name="ro1">
          <table:table-cell table:formula="of:=IF(ISBLANK([LIST.A2779]);&quot;&quot;;[LIST.A2779])">
            <text:p/>
          </table:table-cell>
          <table:table-cell table:formula="of:=IF(ISBLANK([LIST.A2780]);&quot;&quot;;[LIST.A2780])">
            <text:p/>
          </table:table-cell>
          <table:table-cell table:number-columns-repeated="1022"/>
        </table:table-row>
        <table:table-row table:style-name="ro1">
          <table:table-cell table:formula="of:=IF(ISBLANK([LIST.B2772]);&quot;&quot;;[LIST.B2772])">
            <text:p/>
          </table:table-cell>
          <table:table-cell table:formula="of:=IF(ISBLANK([LIST.B2771]);&quot;&quot;;[LIST.B2771])">
            <text:p/>
          </table:table-cell>
          <table:table-cell table:number-columns-repeated="1022"/>
        </table:table-row>
        <table:table-row table:style-name="ro1">
          <table:table-cell table:formula="of:=IF(ISBLANK([LIST.B2774]);&quot;&quot;;[LIST.B2774])">
            <text:p/>
          </table:table-cell>
          <table:table-cell table:formula="of:=IF(ISBLANK([LIST.B2773]);&quot;&quot;;[LIST.B2773])">
            <text:p/>
          </table:table-cell>
          <table:table-cell table:number-columns-repeated="1022"/>
        </table:table-row>
        <table:table-row table:style-name="ro1">
          <table:table-cell table:formula="of:=IF(ISBLANK([LIST.B2776]);&quot;&quot;;[LIST.B2776])">
            <text:p/>
          </table:table-cell>
          <table:table-cell table:formula="of:=IF(ISBLANK([LIST.B2775]);&quot;&quot;;[LIST.B2775])">
            <text:p/>
          </table:table-cell>
          <table:table-cell table:number-columns-repeated="1022"/>
        </table:table-row>
        <table:table-row table:style-name="ro1">
          <table:table-cell table:formula="of:=IF(ISBLANK([LIST.B2778]);&quot;&quot;;[LIST.B2778])">
            <text:p/>
          </table:table-cell>
          <table:table-cell table:formula="of:=IF(ISBLANK([LIST.B2777]);&quot;&quot;;[LIST.B2777])">
            <text:p/>
          </table:table-cell>
          <table:table-cell table:number-columns-repeated="1022"/>
        </table:table-row>
        <table:table-row table:style-name="ro1">
          <table:table-cell table:formula="of:=IF(ISBLANK([LIST.B2780]);&quot;&quot;;[LIST.B2780])">
            <text:p/>
          </table:table-cell>
          <table:table-cell table:formula="of:=IF(ISBLANK([LIST.B2779]);&quot;&quot;;[LIST.B2779])">
            <text:p/>
          </table:table-cell>
          <table:table-cell table:number-columns-repeated="1022"/>
        </table:table-row>
        <table:table-row table:style-name="ro1">
          <table:table-cell table:formula="of:=IF(ISBLANK([LIST.A2781]);&quot;&quot;;[LIST.A2781])">
            <text:p/>
          </table:table-cell>
          <table:table-cell table:formula="of:=IF(ISBLANK([LIST.A2782]);&quot;&quot;;[LIST.A2782])">
            <text:p/>
          </table:table-cell>
          <table:table-cell table:number-columns-repeated="1022"/>
        </table:table-row>
        <table:table-row table:style-name="ro1">
          <table:table-cell table:formula="of:=IF(ISBLANK([LIST.A2783]);&quot;&quot;;[LIST.A2783])">
            <text:p/>
          </table:table-cell>
          <table:table-cell table:formula="of:=IF(ISBLANK([LIST.A2784]);&quot;&quot;;[LIST.A2784])">
            <text:p/>
          </table:table-cell>
          <table:table-cell table:number-columns-repeated="1022"/>
        </table:table-row>
        <table:table-row table:style-name="ro1">
          <table:table-cell table:formula="of:=IF(ISBLANK([LIST.A2785]);&quot;&quot;;[LIST.A2785])">
            <text:p/>
          </table:table-cell>
          <table:table-cell table:formula="of:=IF(ISBLANK([LIST.A2786]);&quot;&quot;;[LIST.A2786])">
            <text:p/>
          </table:table-cell>
          <table:table-cell table:number-columns-repeated="1022"/>
        </table:table-row>
        <table:table-row table:style-name="ro1">
          <table:table-cell table:formula="of:=IF(ISBLANK([LIST.A2787]);&quot;&quot;;[LIST.A2788])">
            <text:p/>
          </table:table-cell>
          <table:table-cell table:formula="of:=IF(ISBLANK([LIST.A2788]);&quot;&quot;;[LIST.A2788])">
            <text:p/>
          </table:table-cell>
          <table:table-cell table:number-columns-repeated="1022"/>
        </table:table-row>
        <table:table-row table:style-name="ro1">
          <table:table-cell table:formula="of:=IF(ISBLANK([LIST.A2789]);&quot;&quot;;[LIST.A2789])">
            <text:p/>
          </table:table-cell>
          <table:table-cell table:formula="of:=IF(ISBLANK([LIST.A2790]);&quot;&quot;;[LIST.A2790])">
            <text:p/>
          </table:table-cell>
          <table:table-cell table:number-columns-repeated="1022"/>
        </table:table-row>
        <table:table-row table:style-name="ro1">
          <table:table-cell table:formula="of:=IF(ISBLANK([LIST.B2782]);&quot;&quot;;[LIST.B2782])">
            <text:p/>
          </table:table-cell>
          <table:table-cell table:formula="of:=IF(ISBLANK([LIST.B2781]);&quot;&quot;;[LIST.B2781])">
            <text:p/>
          </table:table-cell>
          <table:table-cell table:number-columns-repeated="1022"/>
        </table:table-row>
        <table:table-row table:style-name="ro1">
          <table:table-cell table:formula="of:=IF(ISBLANK([LIST.B2784]);&quot;&quot;;[LIST.B2784])">
            <text:p/>
          </table:table-cell>
          <table:table-cell table:formula="of:=IF(ISBLANK([LIST.B2783]);&quot;&quot;;[LIST.B2783])">
            <text:p/>
          </table:table-cell>
          <table:table-cell table:number-columns-repeated="1022"/>
        </table:table-row>
        <table:table-row table:style-name="ro1">
          <table:table-cell table:formula="of:=IF(ISBLANK([LIST.B2786]);&quot;&quot;;[LIST.B2786])">
            <text:p/>
          </table:table-cell>
          <table:table-cell table:formula="of:=IF(ISBLANK([LIST.B2785]);&quot;&quot;;[LIST.B2785])">
            <text:p/>
          </table:table-cell>
          <table:table-cell table:number-columns-repeated="1022"/>
        </table:table-row>
        <table:table-row table:style-name="ro1">
          <table:table-cell table:formula="of:=IF(ISBLANK([LIST.B2788]);&quot;&quot;;[LIST.B2788])">
            <text:p/>
          </table:table-cell>
          <table:table-cell table:formula="of:=IF(ISBLANK([LIST.B2787]);&quot;&quot;;[LIST.B2787])">
            <text:p/>
          </table:table-cell>
          <table:table-cell table:number-columns-repeated="1022"/>
        </table:table-row>
        <table:table-row table:style-name="ro1">
          <table:table-cell table:formula="of:=IF(ISBLANK([LIST.B2790]);&quot;&quot;;[LIST.B2790])">
            <text:p/>
          </table:table-cell>
          <table:table-cell table:formula="of:=IF(ISBLANK([LIST.B2789]);&quot;&quot;;[LIST.B2789])">
            <text:p/>
          </table:table-cell>
          <table:table-cell table:number-columns-repeated="1022"/>
        </table:table-row>
        <table:table-row table:style-name="ro1">
          <table:table-cell table:formula="of:=IF(ISBLANK([LIST.A2791]);&quot;&quot;;[LIST.A2791])">
            <text:p/>
          </table:table-cell>
          <table:table-cell table:formula="of:=IF(ISBLANK([LIST.A2792]);&quot;&quot;;[LIST.A2792])">
            <text:p/>
          </table:table-cell>
          <table:table-cell table:number-columns-repeated="1022"/>
        </table:table-row>
        <table:table-row table:style-name="ro1">
          <table:table-cell table:formula="of:=IF(ISBLANK([LIST.A2793]);&quot;&quot;;[LIST.A2793])">
            <text:p/>
          </table:table-cell>
          <table:table-cell table:formula="of:=IF(ISBLANK([LIST.A2794]);&quot;&quot;;[LIST.A2794])">
            <text:p/>
          </table:table-cell>
          <table:table-cell table:number-columns-repeated="1022"/>
        </table:table-row>
        <table:table-row table:style-name="ro1">
          <table:table-cell table:formula="of:=IF(ISBLANK([LIST.A2795]);&quot;&quot;;[LIST.A2795])">
            <text:p/>
          </table:table-cell>
          <table:table-cell table:formula="of:=IF(ISBLANK([LIST.A2796]);&quot;&quot;;[LIST.A2796])">
            <text:p/>
          </table:table-cell>
          <table:table-cell table:number-columns-repeated="1022"/>
        </table:table-row>
        <table:table-row table:style-name="ro1">
          <table:table-cell table:formula="of:=IF(ISBLANK([LIST.A2797]);&quot;&quot;;[LIST.A2798])">
            <text:p/>
          </table:table-cell>
          <table:table-cell table:formula="of:=IF(ISBLANK([LIST.A2798]);&quot;&quot;;[LIST.A2798])">
            <text:p/>
          </table:table-cell>
          <table:table-cell table:number-columns-repeated="1022"/>
        </table:table-row>
        <table:table-row table:style-name="ro1">
          <table:table-cell table:formula="of:=IF(ISBLANK([LIST.A2799]);&quot;&quot;;[LIST.A2799])">
            <text:p/>
          </table:table-cell>
          <table:table-cell table:formula="of:=IF(ISBLANK([LIST.A2800]);&quot;&quot;;[LIST.A2800])">
            <text:p/>
          </table:table-cell>
          <table:table-cell table:number-columns-repeated="1022"/>
        </table:table-row>
        <table:table-row table:style-name="ro1">
          <table:table-cell table:formula="of:=IF(ISBLANK([LIST.B2792]);&quot;&quot;;[LIST.B2792])">
            <text:p/>
          </table:table-cell>
          <table:table-cell table:formula="of:=IF(ISBLANK([LIST.B2791]);&quot;&quot;;[LIST.B2791])">
            <text:p/>
          </table:table-cell>
          <table:table-cell table:number-columns-repeated="1022"/>
        </table:table-row>
        <table:table-row table:style-name="ro1">
          <table:table-cell table:formula="of:=IF(ISBLANK([LIST.B2794]);&quot;&quot;;[LIST.B2794])">
            <text:p/>
          </table:table-cell>
          <table:table-cell table:formula="of:=IF(ISBLANK([LIST.B2793]);&quot;&quot;;[LIST.B2793])">
            <text:p/>
          </table:table-cell>
          <table:table-cell table:number-columns-repeated="1022"/>
        </table:table-row>
        <table:table-row table:style-name="ro1">
          <table:table-cell table:formula="of:=IF(ISBLANK([LIST.B2796]);&quot;&quot;;[LIST.B2796])">
            <text:p/>
          </table:table-cell>
          <table:table-cell table:formula="of:=IF(ISBLANK([LIST.B2795]);&quot;&quot;;[LIST.B2795])">
            <text:p/>
          </table:table-cell>
          <table:table-cell table:number-columns-repeated="1022"/>
        </table:table-row>
        <table:table-row table:style-name="ro1">
          <table:table-cell table:formula="of:=IF(ISBLANK([LIST.B2798]);&quot;&quot;;[LIST.B2798])">
            <text:p/>
          </table:table-cell>
          <table:table-cell table:formula="of:=IF(ISBLANK([LIST.B2797]);&quot;&quot;;[LIST.B2797])">
            <text:p/>
          </table:table-cell>
          <table:table-cell table:number-columns-repeated="1022"/>
        </table:table-row>
        <table:table-row table:style-name="ro1">
          <table:table-cell table:formula="of:=IF(ISBLANK([LIST.B2800]);&quot;&quot;;[LIST.B2800])">
            <text:p/>
          </table:table-cell>
          <table:table-cell table:formula="of:=IF(ISBLANK([LIST.B2799]);&quot;&quot;;[LIST.B2799])">
            <text:p/>
          </table:table-cell>
          <table:table-cell table:number-columns-repeated="1022"/>
        </table:table-row>
        <table:table-row table:style-name="ro1">
          <table:table-cell table:formula="of:=IF(ISBLANK([LIST.A2801]);&quot;&quot;;[LIST.A2801])">
            <text:p/>
          </table:table-cell>
          <table:table-cell table:formula="of:=IF(ISBLANK([LIST.A2802]);&quot;&quot;;[LIST.A2802])">
            <text:p/>
          </table:table-cell>
          <table:table-cell table:number-columns-repeated="1022"/>
        </table:table-row>
        <table:table-row table:style-name="ro1">
          <table:table-cell table:formula="of:=IF(ISBLANK([LIST.A2803]);&quot;&quot;;[LIST.A2803])">
            <text:p/>
          </table:table-cell>
          <table:table-cell table:formula="of:=IF(ISBLANK([LIST.A2804]);&quot;&quot;;[LIST.A2804])">
            <text:p/>
          </table:table-cell>
          <table:table-cell table:number-columns-repeated="1022"/>
        </table:table-row>
        <table:table-row table:style-name="ro1">
          <table:table-cell table:formula="of:=IF(ISBLANK([LIST.A2805]);&quot;&quot;;[LIST.A2805])">
            <text:p/>
          </table:table-cell>
          <table:table-cell table:formula="of:=IF(ISBLANK([LIST.A2806]);&quot;&quot;;[LIST.A2806])">
            <text:p/>
          </table:table-cell>
          <table:table-cell table:number-columns-repeated="1022"/>
        </table:table-row>
        <table:table-row table:style-name="ro1">
          <table:table-cell table:formula="of:=IF(ISBLANK([LIST.A2807]);&quot;&quot;;[LIST.A2808])">
            <text:p/>
          </table:table-cell>
          <table:table-cell table:formula="of:=IF(ISBLANK([LIST.A2808]);&quot;&quot;;[LIST.A2808])">
            <text:p/>
          </table:table-cell>
          <table:table-cell table:number-columns-repeated="1022"/>
        </table:table-row>
        <table:table-row table:style-name="ro1">
          <table:table-cell table:formula="of:=IF(ISBLANK([LIST.A2809]);&quot;&quot;;[LIST.A2809])">
            <text:p/>
          </table:table-cell>
          <table:table-cell table:formula="of:=IF(ISBLANK([LIST.A2810]);&quot;&quot;;[LIST.A2810])">
            <text:p/>
          </table:table-cell>
          <table:table-cell table:number-columns-repeated="1022"/>
        </table:table-row>
        <table:table-row table:style-name="ro1">
          <table:table-cell table:formula="of:=IF(ISBLANK([LIST.B2802]);&quot;&quot;;[LIST.B2802])">
            <text:p/>
          </table:table-cell>
          <table:table-cell table:formula="of:=IF(ISBLANK([LIST.B2801]);&quot;&quot;;[LIST.B2801])">
            <text:p/>
          </table:table-cell>
          <table:table-cell table:number-columns-repeated="1022"/>
        </table:table-row>
        <table:table-row table:style-name="ro1">
          <table:table-cell table:formula="of:=IF(ISBLANK([LIST.B2804]);&quot;&quot;;[LIST.B2804])">
            <text:p/>
          </table:table-cell>
          <table:table-cell table:formula="of:=IF(ISBLANK([LIST.B2803]);&quot;&quot;;[LIST.B2803])">
            <text:p/>
          </table:table-cell>
          <table:table-cell table:number-columns-repeated="1022"/>
        </table:table-row>
        <table:table-row table:style-name="ro1">
          <table:table-cell table:formula="of:=IF(ISBLANK([LIST.B2806]);&quot;&quot;;[LIST.B2806])">
            <text:p/>
          </table:table-cell>
          <table:table-cell table:formula="of:=IF(ISBLANK([LIST.B2805]);&quot;&quot;;[LIST.B2805])">
            <text:p/>
          </table:table-cell>
          <table:table-cell table:number-columns-repeated="1022"/>
        </table:table-row>
        <table:table-row table:style-name="ro1">
          <table:table-cell table:formula="of:=IF(ISBLANK([LIST.B2808]);&quot;&quot;;[LIST.B2808])">
            <text:p/>
          </table:table-cell>
          <table:table-cell table:formula="of:=IF(ISBLANK([LIST.B2807]);&quot;&quot;;[LIST.B2807])">
            <text:p/>
          </table:table-cell>
          <table:table-cell table:number-columns-repeated="1022"/>
        </table:table-row>
        <table:table-row table:style-name="ro1">
          <table:table-cell table:formula="of:=IF(ISBLANK([LIST.B2810]);&quot;&quot;;[LIST.B2810])">
            <text:p/>
          </table:table-cell>
          <table:table-cell table:formula="of:=IF(ISBLANK([LIST.B2809]);&quot;&quot;;[LIST.B2809])">
            <text:p/>
          </table:table-cell>
          <table:table-cell table:number-columns-repeated="1022"/>
        </table:table-row>
        <table:table-row table:style-name="ro1">
          <table:table-cell table:formula="of:=IF(ISBLANK([LIST.A2811]);&quot;&quot;;[LIST.A2811])">
            <text:p/>
          </table:table-cell>
          <table:table-cell table:formula="of:=IF(ISBLANK([LIST.A2812]);&quot;&quot;;[LIST.A2812])">
            <text:p/>
          </table:table-cell>
          <table:table-cell table:number-columns-repeated="1022"/>
        </table:table-row>
        <table:table-row table:style-name="ro1">
          <table:table-cell table:formula="of:=IF(ISBLANK([LIST.A2813]);&quot;&quot;;[LIST.A2813])">
            <text:p/>
          </table:table-cell>
          <table:table-cell table:formula="of:=IF(ISBLANK([LIST.A2814]);&quot;&quot;;[LIST.A2814])">
            <text:p/>
          </table:table-cell>
          <table:table-cell table:number-columns-repeated="1022"/>
        </table:table-row>
        <table:table-row table:style-name="ro1">
          <table:table-cell table:formula="of:=IF(ISBLANK([LIST.A2815]);&quot;&quot;;[LIST.A2815])">
            <text:p/>
          </table:table-cell>
          <table:table-cell table:formula="of:=IF(ISBLANK([LIST.A2816]);&quot;&quot;;[LIST.A2816])">
            <text:p/>
          </table:table-cell>
          <table:table-cell table:number-columns-repeated="1022"/>
        </table:table-row>
        <table:table-row table:style-name="ro1">
          <table:table-cell table:formula="of:=IF(ISBLANK([LIST.A2817]);&quot;&quot;;[LIST.A2818])">
            <text:p/>
          </table:table-cell>
          <table:table-cell table:formula="of:=IF(ISBLANK([LIST.A2818]);&quot;&quot;;[LIST.A2818])">
            <text:p/>
          </table:table-cell>
          <table:table-cell table:number-columns-repeated="1022"/>
        </table:table-row>
        <table:table-row table:style-name="ro1">
          <table:table-cell table:formula="of:=IF(ISBLANK([LIST.A2819]);&quot;&quot;;[LIST.A2819])">
            <text:p/>
          </table:table-cell>
          <table:table-cell table:formula="of:=IF(ISBLANK([LIST.A2820]);&quot;&quot;;[LIST.A2820])">
            <text:p/>
          </table:table-cell>
          <table:table-cell table:number-columns-repeated="1022"/>
        </table:table-row>
        <table:table-row table:style-name="ro1">
          <table:table-cell table:formula="of:=IF(ISBLANK([LIST.B2812]);&quot;&quot;;[LIST.B2812])">
            <text:p/>
          </table:table-cell>
          <table:table-cell table:formula="of:=IF(ISBLANK([LIST.B2811]);&quot;&quot;;[LIST.B2811])">
            <text:p/>
          </table:table-cell>
          <table:table-cell table:number-columns-repeated="1022"/>
        </table:table-row>
        <table:table-row table:style-name="ro1">
          <table:table-cell table:formula="of:=IF(ISBLANK([LIST.B2814]);&quot;&quot;;[LIST.B2814])">
            <text:p/>
          </table:table-cell>
          <table:table-cell table:formula="of:=IF(ISBLANK([LIST.B2813]);&quot;&quot;;[LIST.B2813])">
            <text:p/>
          </table:table-cell>
          <table:table-cell table:number-columns-repeated="1022"/>
        </table:table-row>
        <table:table-row table:style-name="ro1">
          <table:table-cell table:formula="of:=IF(ISBLANK([LIST.B2816]);&quot;&quot;;[LIST.B2816])">
            <text:p/>
          </table:table-cell>
          <table:table-cell table:formula="of:=IF(ISBLANK([LIST.B2815]);&quot;&quot;;[LIST.B2815])">
            <text:p/>
          </table:table-cell>
          <table:table-cell table:number-columns-repeated="1022"/>
        </table:table-row>
        <table:table-row table:style-name="ro1">
          <table:table-cell table:formula="of:=IF(ISBLANK([LIST.B2818]);&quot;&quot;;[LIST.B2818])">
            <text:p/>
          </table:table-cell>
          <table:table-cell table:formula="of:=IF(ISBLANK([LIST.B2817]);&quot;&quot;;[LIST.B2817])">
            <text:p/>
          </table:table-cell>
          <table:table-cell table:number-columns-repeated="1022"/>
        </table:table-row>
        <table:table-row table:style-name="ro1">
          <table:table-cell table:formula="of:=IF(ISBLANK([LIST.B2820]);&quot;&quot;;[LIST.B2820])">
            <text:p/>
          </table:table-cell>
          <table:table-cell table:formula="of:=IF(ISBLANK([LIST.B2819]);&quot;&quot;;[LIST.B2819])">
            <text:p/>
          </table:table-cell>
          <table:table-cell table:number-columns-repeated="1022"/>
        </table:table-row>
        <table:table-row table:style-name="ro1">
          <table:table-cell table:formula="of:=IF(ISBLANK([LIST.A2821]);&quot;&quot;;[LIST.A2821])">
            <text:p/>
          </table:table-cell>
          <table:table-cell table:formula="of:=IF(ISBLANK([LIST.A2822]);&quot;&quot;;[LIST.A2822])">
            <text:p/>
          </table:table-cell>
          <table:table-cell table:number-columns-repeated="1022"/>
        </table:table-row>
        <table:table-row table:style-name="ro1">
          <table:table-cell table:formula="of:=IF(ISBLANK([LIST.A2823]);&quot;&quot;;[LIST.A2823])">
            <text:p/>
          </table:table-cell>
          <table:table-cell table:formula="of:=IF(ISBLANK([LIST.A2824]);&quot;&quot;;[LIST.A2824])">
            <text:p/>
          </table:table-cell>
          <table:table-cell table:number-columns-repeated="1022"/>
        </table:table-row>
        <table:table-row table:style-name="ro1">
          <table:table-cell table:formula="of:=IF(ISBLANK([LIST.A2825]);&quot;&quot;;[LIST.A2825])">
            <text:p/>
          </table:table-cell>
          <table:table-cell table:formula="of:=IF(ISBLANK([LIST.A2826]);&quot;&quot;;[LIST.A2826])">
            <text:p/>
          </table:table-cell>
          <table:table-cell table:number-columns-repeated="1022"/>
        </table:table-row>
        <table:table-row table:style-name="ro1">
          <table:table-cell table:formula="of:=IF(ISBLANK([LIST.A2827]);&quot;&quot;;[LIST.A2828])">
            <text:p/>
          </table:table-cell>
          <table:table-cell table:formula="of:=IF(ISBLANK([LIST.A2828]);&quot;&quot;;[LIST.A2828])">
            <text:p/>
          </table:table-cell>
          <table:table-cell table:number-columns-repeated="1022"/>
        </table:table-row>
        <table:table-row table:style-name="ro1">
          <table:table-cell table:formula="of:=IF(ISBLANK([LIST.A2829]);&quot;&quot;;[LIST.A2829])">
            <text:p/>
          </table:table-cell>
          <table:table-cell table:formula="of:=IF(ISBLANK([LIST.A2830]);&quot;&quot;;[LIST.A2830])">
            <text:p/>
          </table:table-cell>
          <table:table-cell table:number-columns-repeated="1022"/>
        </table:table-row>
        <table:table-row table:style-name="ro1">
          <table:table-cell table:formula="of:=IF(ISBLANK([LIST.B2822]);&quot;&quot;;[LIST.B2822])">
            <text:p/>
          </table:table-cell>
          <table:table-cell table:formula="of:=IF(ISBLANK([LIST.B2821]);&quot;&quot;;[LIST.B2821])">
            <text:p/>
          </table:table-cell>
          <table:table-cell table:number-columns-repeated="1022"/>
        </table:table-row>
        <table:table-row table:style-name="ro1">
          <table:table-cell table:formula="of:=IF(ISBLANK([LIST.B2824]);&quot;&quot;;[LIST.B2824])">
            <text:p/>
          </table:table-cell>
          <table:table-cell table:formula="of:=IF(ISBLANK([LIST.B2823]);&quot;&quot;;[LIST.B2823])">
            <text:p/>
          </table:table-cell>
          <table:table-cell table:number-columns-repeated="1022"/>
        </table:table-row>
        <table:table-row table:style-name="ro1">
          <table:table-cell table:formula="of:=IF(ISBLANK([LIST.B2826]);&quot;&quot;;[LIST.B2826])">
            <text:p/>
          </table:table-cell>
          <table:table-cell table:formula="of:=IF(ISBLANK([LIST.B2825]);&quot;&quot;;[LIST.B2825])">
            <text:p/>
          </table:table-cell>
          <table:table-cell table:number-columns-repeated="1022"/>
        </table:table-row>
        <table:table-row table:style-name="ro1">
          <table:table-cell table:formula="of:=IF(ISBLANK([LIST.B2828]);&quot;&quot;;[LIST.B2828])">
            <text:p/>
          </table:table-cell>
          <table:table-cell table:formula="of:=IF(ISBLANK([LIST.B2827]);&quot;&quot;;[LIST.B2827])">
            <text:p/>
          </table:table-cell>
          <table:table-cell table:number-columns-repeated="1022"/>
        </table:table-row>
        <table:table-row table:style-name="ro1">
          <table:table-cell table:formula="of:=IF(ISBLANK([LIST.B2830]);&quot;&quot;;[LIST.B2830])">
            <text:p/>
          </table:table-cell>
          <table:table-cell table:formula="of:=IF(ISBLANK([LIST.B2829]);&quot;&quot;;[LIST.B2829])">
            <text:p/>
          </table:table-cell>
          <table:table-cell table:number-columns-repeated="1022"/>
        </table:table-row>
        <table:table-row table:style-name="ro1">
          <table:table-cell table:formula="of:=IF(ISBLANK([LIST.A2831]);&quot;&quot;;[LIST.A2831])">
            <text:p/>
          </table:table-cell>
          <table:table-cell table:formula="of:=IF(ISBLANK([LIST.A2832]);&quot;&quot;;[LIST.A2832])">
            <text:p/>
          </table:table-cell>
          <table:table-cell table:number-columns-repeated="1022"/>
        </table:table-row>
        <table:table-row table:style-name="ro1">
          <table:table-cell table:formula="of:=IF(ISBLANK([LIST.A2833]);&quot;&quot;;[LIST.A2833])">
            <text:p/>
          </table:table-cell>
          <table:table-cell table:formula="of:=IF(ISBLANK([LIST.A2834]);&quot;&quot;;[LIST.A2834])">
            <text:p/>
          </table:table-cell>
          <table:table-cell table:number-columns-repeated="1022"/>
        </table:table-row>
        <table:table-row table:style-name="ro1">
          <table:table-cell table:formula="of:=IF(ISBLANK([LIST.A2835]);&quot;&quot;;[LIST.A2835])">
            <text:p/>
          </table:table-cell>
          <table:table-cell table:formula="of:=IF(ISBLANK([LIST.A2836]);&quot;&quot;;[LIST.A2836])">
            <text:p/>
          </table:table-cell>
          <table:table-cell table:number-columns-repeated="1022"/>
        </table:table-row>
        <table:table-row table:style-name="ro1">
          <table:table-cell table:formula="of:=IF(ISBLANK([LIST.A2837]);&quot;&quot;;[LIST.A2838])">
            <text:p/>
          </table:table-cell>
          <table:table-cell table:formula="of:=IF(ISBLANK([LIST.A2838]);&quot;&quot;;[LIST.A2838])">
            <text:p/>
          </table:table-cell>
          <table:table-cell table:number-columns-repeated="1022"/>
        </table:table-row>
        <table:table-row table:style-name="ro1">
          <table:table-cell table:formula="of:=IF(ISBLANK([LIST.A2839]);&quot;&quot;;[LIST.A2839])">
            <text:p/>
          </table:table-cell>
          <table:table-cell table:formula="of:=IF(ISBLANK([LIST.A2840]);&quot;&quot;;[LIST.A2840])">
            <text:p/>
          </table:table-cell>
          <table:table-cell table:number-columns-repeated="1022"/>
        </table:table-row>
        <table:table-row table:style-name="ro1">
          <table:table-cell table:formula="of:=IF(ISBLANK([LIST.B2832]);&quot;&quot;;[LIST.B2832])">
            <text:p/>
          </table:table-cell>
          <table:table-cell table:formula="of:=IF(ISBLANK([LIST.B2831]);&quot;&quot;;[LIST.B2831])">
            <text:p/>
          </table:table-cell>
          <table:table-cell table:number-columns-repeated="1022"/>
        </table:table-row>
        <table:table-row table:style-name="ro1">
          <table:table-cell table:formula="of:=IF(ISBLANK([LIST.B2834]);&quot;&quot;;[LIST.B2834])">
            <text:p/>
          </table:table-cell>
          <table:table-cell table:formula="of:=IF(ISBLANK([LIST.B2833]);&quot;&quot;;[LIST.B2833])">
            <text:p/>
          </table:table-cell>
          <table:table-cell table:number-columns-repeated="1022"/>
        </table:table-row>
        <table:table-row table:style-name="ro1">
          <table:table-cell table:formula="of:=IF(ISBLANK([LIST.B2836]);&quot;&quot;;[LIST.B2836])">
            <text:p/>
          </table:table-cell>
          <table:table-cell table:formula="of:=IF(ISBLANK([LIST.B2835]);&quot;&quot;;[LIST.B2835])">
            <text:p/>
          </table:table-cell>
          <table:table-cell table:number-columns-repeated="1022"/>
        </table:table-row>
        <table:table-row table:style-name="ro1">
          <table:table-cell table:formula="of:=IF(ISBLANK([LIST.B2838]);&quot;&quot;;[LIST.B2838])">
            <text:p/>
          </table:table-cell>
          <table:table-cell table:formula="of:=IF(ISBLANK([LIST.B2837]);&quot;&quot;;[LIST.B2837])">
            <text:p/>
          </table:table-cell>
          <table:table-cell table:number-columns-repeated="1022"/>
        </table:table-row>
        <table:table-row table:style-name="ro1">
          <table:table-cell table:formula="of:=IF(ISBLANK([LIST.B2840]);&quot;&quot;;[LIST.B2840])">
            <text:p/>
          </table:table-cell>
          <table:table-cell table:formula="of:=IF(ISBLANK([LIST.B2839]);&quot;&quot;;[LIST.B2839])">
            <text:p/>
          </table:table-cell>
          <table:table-cell table:number-columns-repeated="1022"/>
        </table:table-row>
        <table:table-row table:style-name="ro1">
          <table:table-cell table:formula="of:=IF(ISBLANK([LIST.A2841]);&quot;&quot;;[LIST.A2841])">
            <text:p/>
          </table:table-cell>
          <table:table-cell table:formula="of:=IF(ISBLANK([LIST.A2842]);&quot;&quot;;[LIST.A2842])">
            <text:p/>
          </table:table-cell>
          <table:table-cell table:number-columns-repeated="1022"/>
        </table:table-row>
        <table:table-row table:style-name="ro1">
          <table:table-cell table:formula="of:=IF(ISBLANK([LIST.A2843]);&quot;&quot;;[LIST.A2843])">
            <text:p/>
          </table:table-cell>
          <table:table-cell table:formula="of:=IF(ISBLANK([LIST.A2844]);&quot;&quot;;[LIST.A2844])">
            <text:p/>
          </table:table-cell>
          <table:table-cell table:number-columns-repeated="1022"/>
        </table:table-row>
        <table:table-row table:style-name="ro1">
          <table:table-cell table:formula="of:=IF(ISBLANK([LIST.A2845]);&quot;&quot;;[LIST.A2845])">
            <text:p/>
          </table:table-cell>
          <table:table-cell table:formula="of:=IF(ISBLANK([LIST.A2846]);&quot;&quot;;[LIST.A2846])">
            <text:p/>
          </table:table-cell>
          <table:table-cell table:number-columns-repeated="1022"/>
        </table:table-row>
        <table:table-row table:style-name="ro1">
          <table:table-cell table:formula="of:=IF(ISBLANK([LIST.A2847]);&quot;&quot;;[LIST.A2848])">
            <text:p/>
          </table:table-cell>
          <table:table-cell table:formula="of:=IF(ISBLANK([LIST.A2848]);&quot;&quot;;[LIST.A2848])">
            <text:p/>
          </table:table-cell>
          <table:table-cell table:number-columns-repeated="1022"/>
        </table:table-row>
        <table:table-row table:style-name="ro1">
          <table:table-cell table:formula="of:=IF(ISBLANK([LIST.A2849]);&quot;&quot;;[LIST.A2849])">
            <text:p/>
          </table:table-cell>
          <table:table-cell table:formula="of:=IF(ISBLANK([LIST.A2850]);&quot;&quot;;[LIST.A2850])">
            <text:p/>
          </table:table-cell>
          <table:table-cell table:number-columns-repeated="1022"/>
        </table:table-row>
        <table:table-row table:style-name="ro1">
          <table:table-cell table:formula="of:=IF(ISBLANK([LIST.B2842]);&quot;&quot;;[LIST.B2842])">
            <text:p/>
          </table:table-cell>
          <table:table-cell table:formula="of:=IF(ISBLANK([LIST.B2841]);&quot;&quot;;[LIST.B2841])">
            <text:p/>
          </table:table-cell>
          <table:table-cell table:number-columns-repeated="1022"/>
        </table:table-row>
        <table:table-row table:style-name="ro1">
          <table:table-cell table:formula="of:=IF(ISBLANK([LIST.B2844]);&quot;&quot;;[LIST.B2844])">
            <text:p/>
          </table:table-cell>
          <table:table-cell table:formula="of:=IF(ISBLANK([LIST.B2843]);&quot;&quot;;[LIST.B2843])">
            <text:p/>
          </table:table-cell>
          <table:table-cell table:number-columns-repeated="1022"/>
        </table:table-row>
        <table:table-row table:style-name="ro1">
          <table:table-cell table:formula="of:=IF(ISBLANK([LIST.B2846]);&quot;&quot;;[LIST.B2846])">
            <text:p/>
          </table:table-cell>
          <table:table-cell table:formula="of:=IF(ISBLANK([LIST.B2845]);&quot;&quot;;[LIST.B2845])">
            <text:p/>
          </table:table-cell>
          <table:table-cell table:number-columns-repeated="1022"/>
        </table:table-row>
        <table:table-row table:style-name="ro1">
          <table:table-cell table:formula="of:=IF(ISBLANK([LIST.B2848]);&quot;&quot;;[LIST.B2848])">
            <text:p/>
          </table:table-cell>
          <table:table-cell table:formula="of:=IF(ISBLANK([LIST.B2847]);&quot;&quot;;[LIST.B2847])">
            <text:p/>
          </table:table-cell>
          <table:table-cell table:number-columns-repeated="1022"/>
        </table:table-row>
        <table:table-row table:style-name="ro1">
          <table:table-cell table:formula="of:=IF(ISBLANK([LIST.B2850]);&quot;&quot;;[LIST.B2850])">
            <text:p/>
          </table:table-cell>
          <table:table-cell table:formula="of:=IF(ISBLANK([LIST.B2849]);&quot;&quot;;[LIST.B2849])">
            <text:p/>
          </table:table-cell>
          <table:table-cell table:number-columns-repeated="1022"/>
        </table:table-row>
        <table:table-row table:style-name="ro1">
          <table:table-cell table:formula="of:=IF(ISBLANK([LIST.A2851]);&quot;&quot;;[LIST.A2851])">
            <text:p/>
          </table:table-cell>
          <table:table-cell table:formula="of:=IF(ISBLANK([LIST.A2852]);&quot;&quot;;[LIST.A2852])">
            <text:p/>
          </table:table-cell>
          <table:table-cell table:number-columns-repeated="1022"/>
        </table:table-row>
        <table:table-row table:style-name="ro1">
          <table:table-cell table:formula="of:=IF(ISBLANK([LIST.A2853]);&quot;&quot;;[LIST.A2853])">
            <text:p/>
          </table:table-cell>
          <table:table-cell table:formula="of:=IF(ISBLANK([LIST.A2854]);&quot;&quot;;[LIST.A2854])">
            <text:p/>
          </table:table-cell>
          <table:table-cell table:number-columns-repeated="1022"/>
        </table:table-row>
        <table:table-row table:style-name="ro1">
          <table:table-cell table:formula="of:=IF(ISBLANK([LIST.A2855]);&quot;&quot;;[LIST.A2855])">
            <text:p/>
          </table:table-cell>
          <table:table-cell table:formula="of:=IF(ISBLANK([LIST.A2856]);&quot;&quot;;[LIST.A2856])">
            <text:p/>
          </table:table-cell>
          <table:table-cell table:number-columns-repeated="1022"/>
        </table:table-row>
        <table:table-row table:style-name="ro1">
          <table:table-cell table:formula="of:=IF(ISBLANK([LIST.A2857]);&quot;&quot;;[LIST.A2858])">
            <text:p/>
          </table:table-cell>
          <table:table-cell table:formula="of:=IF(ISBLANK([LIST.A2858]);&quot;&quot;;[LIST.A2858])">
            <text:p/>
          </table:table-cell>
          <table:table-cell table:number-columns-repeated="1022"/>
        </table:table-row>
        <table:table-row table:style-name="ro1">
          <table:table-cell table:formula="of:=IF(ISBLANK([LIST.A2859]);&quot;&quot;;[LIST.A2859])">
            <text:p/>
          </table:table-cell>
          <table:table-cell table:formula="of:=IF(ISBLANK([LIST.A2860]);&quot;&quot;;[LIST.A2860])">
            <text:p/>
          </table:table-cell>
          <table:table-cell table:number-columns-repeated="1022"/>
        </table:table-row>
        <table:table-row table:style-name="ro1">
          <table:table-cell table:formula="of:=IF(ISBLANK([LIST.B2852]);&quot;&quot;;[LIST.B2852])">
            <text:p/>
          </table:table-cell>
          <table:table-cell table:formula="of:=IF(ISBLANK([LIST.B2851]);&quot;&quot;;[LIST.B2851])">
            <text:p/>
          </table:table-cell>
          <table:table-cell table:number-columns-repeated="1022"/>
        </table:table-row>
        <table:table-row table:style-name="ro1">
          <table:table-cell table:formula="of:=IF(ISBLANK([LIST.B2854]);&quot;&quot;;[LIST.B2854])">
            <text:p/>
          </table:table-cell>
          <table:table-cell table:formula="of:=IF(ISBLANK([LIST.B2853]);&quot;&quot;;[LIST.B2853])">
            <text:p/>
          </table:table-cell>
          <table:table-cell table:number-columns-repeated="1022"/>
        </table:table-row>
        <table:table-row table:style-name="ro1">
          <table:table-cell table:formula="of:=IF(ISBLANK([LIST.B2856]);&quot;&quot;;[LIST.B2856])">
            <text:p/>
          </table:table-cell>
          <table:table-cell table:formula="of:=IF(ISBLANK([LIST.B2855]);&quot;&quot;;[LIST.B2855])">
            <text:p/>
          </table:table-cell>
          <table:table-cell table:number-columns-repeated="1022"/>
        </table:table-row>
        <table:table-row table:style-name="ro1">
          <table:table-cell table:formula="of:=IF(ISBLANK([LIST.B2858]);&quot;&quot;;[LIST.B2858])">
            <text:p/>
          </table:table-cell>
          <table:table-cell table:formula="of:=IF(ISBLANK([LIST.B2857]);&quot;&quot;;[LIST.B2857])">
            <text:p/>
          </table:table-cell>
          <table:table-cell table:number-columns-repeated="1022"/>
        </table:table-row>
        <table:table-row table:style-name="ro1">
          <table:table-cell table:formula="of:=IF(ISBLANK([LIST.B2860]);&quot;&quot;;[LIST.B2860])">
            <text:p/>
          </table:table-cell>
          <table:table-cell table:formula="of:=IF(ISBLANK([LIST.B2859]);&quot;&quot;;[LIST.B2859])">
            <text:p/>
          </table:table-cell>
          <table:table-cell table:number-columns-repeated="1022"/>
        </table:table-row>
        <table:table-row table:style-name="ro1">
          <table:table-cell table:formula="of:=IF(ISBLANK([LIST.A2861]);&quot;&quot;;[LIST.A2861])">
            <text:p/>
          </table:table-cell>
          <table:table-cell table:formula="of:=IF(ISBLANK([LIST.A2862]);&quot;&quot;;[LIST.A2862])">
            <text:p/>
          </table:table-cell>
          <table:table-cell table:number-columns-repeated="1022"/>
        </table:table-row>
        <table:table-row table:style-name="ro1">
          <table:table-cell table:formula="of:=IF(ISBLANK([LIST.A2863]);&quot;&quot;;[LIST.A2863])">
            <text:p/>
          </table:table-cell>
          <table:table-cell table:formula="of:=IF(ISBLANK([LIST.A2864]);&quot;&quot;;[LIST.A2864])">
            <text:p/>
          </table:table-cell>
          <table:table-cell table:number-columns-repeated="1022"/>
        </table:table-row>
        <table:table-row table:style-name="ro1">
          <table:table-cell table:formula="of:=IF(ISBLANK([LIST.A2865]);&quot;&quot;;[LIST.A2865])">
            <text:p/>
          </table:table-cell>
          <table:table-cell table:formula="of:=IF(ISBLANK([LIST.A2866]);&quot;&quot;;[LIST.A2866])">
            <text:p/>
          </table:table-cell>
          <table:table-cell table:number-columns-repeated="1022"/>
        </table:table-row>
        <table:table-row table:style-name="ro1">
          <table:table-cell table:formula="of:=IF(ISBLANK([LIST.A2867]);&quot;&quot;;[LIST.A2868])">
            <text:p/>
          </table:table-cell>
          <table:table-cell table:formula="of:=IF(ISBLANK([LIST.A2868]);&quot;&quot;;[LIST.A2868])">
            <text:p/>
          </table:table-cell>
          <table:table-cell table:number-columns-repeated="1022"/>
        </table:table-row>
        <table:table-row table:style-name="ro1">
          <table:table-cell table:formula="of:=IF(ISBLANK([LIST.A2869]);&quot;&quot;;[LIST.A2869])">
            <text:p/>
          </table:table-cell>
          <table:table-cell table:formula="of:=IF(ISBLANK([LIST.A2870]);&quot;&quot;;[LIST.A2870])">
            <text:p/>
          </table:table-cell>
          <table:table-cell table:number-columns-repeated="1022"/>
        </table:table-row>
        <table:table-row table:style-name="ro1">
          <table:table-cell table:formula="of:=IF(ISBLANK([LIST.B2862]);&quot;&quot;;[LIST.B2862])">
            <text:p/>
          </table:table-cell>
          <table:table-cell table:formula="of:=IF(ISBLANK([LIST.B2861]);&quot;&quot;;[LIST.B2861])">
            <text:p/>
          </table:table-cell>
          <table:table-cell table:number-columns-repeated="1022"/>
        </table:table-row>
        <table:table-row table:style-name="ro1">
          <table:table-cell table:formula="of:=IF(ISBLANK([LIST.B2864]);&quot;&quot;;[LIST.B2864])">
            <text:p/>
          </table:table-cell>
          <table:table-cell table:formula="of:=IF(ISBLANK([LIST.B2863]);&quot;&quot;;[LIST.B2863])">
            <text:p/>
          </table:table-cell>
          <table:table-cell table:number-columns-repeated="1022"/>
        </table:table-row>
        <table:table-row table:style-name="ro1">
          <table:table-cell table:formula="of:=IF(ISBLANK([LIST.B2866]);&quot;&quot;;[LIST.B2866])">
            <text:p/>
          </table:table-cell>
          <table:table-cell table:formula="of:=IF(ISBLANK([LIST.B2865]);&quot;&quot;;[LIST.B2865])">
            <text:p/>
          </table:table-cell>
          <table:table-cell table:number-columns-repeated="1022"/>
        </table:table-row>
        <table:table-row table:style-name="ro1">
          <table:table-cell table:formula="of:=IF(ISBLANK([LIST.B2868]);&quot;&quot;;[LIST.B2868])">
            <text:p/>
          </table:table-cell>
          <table:table-cell table:formula="of:=IF(ISBLANK([LIST.B2867]);&quot;&quot;;[LIST.B2867])">
            <text:p/>
          </table:table-cell>
          <table:table-cell table:number-columns-repeated="1022"/>
        </table:table-row>
        <table:table-row table:style-name="ro1">
          <table:table-cell table:formula="of:=IF(ISBLANK([LIST.B2870]);&quot;&quot;;[LIST.B2870])">
            <text:p/>
          </table:table-cell>
          <table:table-cell table:formula="of:=IF(ISBLANK([LIST.B2869]);&quot;&quot;;[LIST.B2869])">
            <text:p/>
          </table:table-cell>
          <table:table-cell table:number-columns-repeated="1022"/>
        </table:table-row>
        <table:table-row table:style-name="ro1">
          <table:table-cell table:formula="of:=IF(ISBLANK([LIST.A2871]);&quot;&quot;;[LIST.A2871])">
            <text:p/>
          </table:table-cell>
          <table:table-cell table:formula="of:=IF(ISBLANK([LIST.A2872]);&quot;&quot;;[LIST.A2872])">
            <text:p/>
          </table:table-cell>
          <table:table-cell table:number-columns-repeated="1022"/>
        </table:table-row>
        <table:table-row table:style-name="ro1">
          <table:table-cell table:formula="of:=IF(ISBLANK([LIST.A2873]);&quot;&quot;;[LIST.A2873])">
            <text:p/>
          </table:table-cell>
          <table:table-cell table:formula="of:=IF(ISBLANK([LIST.A2874]);&quot;&quot;;[LIST.A2874])">
            <text:p/>
          </table:table-cell>
          <table:table-cell table:number-columns-repeated="1022"/>
        </table:table-row>
        <table:table-row table:style-name="ro1">
          <table:table-cell table:formula="of:=IF(ISBLANK([LIST.A2875]);&quot;&quot;;[LIST.A2875])">
            <text:p/>
          </table:table-cell>
          <table:table-cell table:formula="of:=IF(ISBLANK([LIST.A2876]);&quot;&quot;;[LIST.A2876])">
            <text:p/>
          </table:table-cell>
          <table:table-cell table:number-columns-repeated="1022"/>
        </table:table-row>
        <table:table-row table:style-name="ro1">
          <table:table-cell table:formula="of:=IF(ISBLANK([LIST.A2877]);&quot;&quot;;[LIST.A2878])">
            <text:p/>
          </table:table-cell>
          <table:table-cell table:formula="of:=IF(ISBLANK([LIST.A2878]);&quot;&quot;;[LIST.A2878])">
            <text:p/>
          </table:table-cell>
          <table:table-cell table:number-columns-repeated="1022"/>
        </table:table-row>
        <table:table-row table:style-name="ro1">
          <table:table-cell table:formula="of:=IF(ISBLANK([LIST.A2879]);&quot;&quot;;[LIST.A2879])">
            <text:p/>
          </table:table-cell>
          <table:table-cell table:formula="of:=IF(ISBLANK([LIST.A2880]);&quot;&quot;;[LIST.A2880])">
            <text:p/>
          </table:table-cell>
          <table:table-cell table:number-columns-repeated="1022"/>
        </table:table-row>
        <table:table-row table:style-name="ro1">
          <table:table-cell table:formula="of:=IF(ISBLANK([LIST.B2872]);&quot;&quot;;[LIST.B2872])">
            <text:p/>
          </table:table-cell>
          <table:table-cell table:formula="of:=IF(ISBLANK([LIST.B2871]);&quot;&quot;;[LIST.B2871])">
            <text:p/>
          </table:table-cell>
          <table:table-cell table:number-columns-repeated="1022"/>
        </table:table-row>
        <table:table-row table:style-name="ro1">
          <table:table-cell table:formula="of:=IF(ISBLANK([LIST.B2874]);&quot;&quot;;[LIST.B2874])">
            <text:p/>
          </table:table-cell>
          <table:table-cell table:formula="of:=IF(ISBLANK([LIST.B2873]);&quot;&quot;;[LIST.B2873])">
            <text:p/>
          </table:table-cell>
          <table:table-cell table:number-columns-repeated="1022"/>
        </table:table-row>
        <table:table-row table:style-name="ro1">
          <table:table-cell table:formula="of:=IF(ISBLANK([LIST.B2876]);&quot;&quot;;[LIST.B2876])">
            <text:p/>
          </table:table-cell>
          <table:table-cell table:formula="of:=IF(ISBLANK([LIST.B2875]);&quot;&quot;;[LIST.B2875])">
            <text:p/>
          </table:table-cell>
          <table:table-cell table:number-columns-repeated="1022"/>
        </table:table-row>
        <table:table-row table:style-name="ro1">
          <table:table-cell table:formula="of:=IF(ISBLANK([LIST.B2878]);&quot;&quot;;[LIST.B2878])">
            <text:p/>
          </table:table-cell>
          <table:table-cell table:formula="of:=IF(ISBLANK([LIST.B2877]);&quot;&quot;;[LIST.B2877])">
            <text:p/>
          </table:table-cell>
          <table:table-cell table:number-columns-repeated="1022"/>
        </table:table-row>
        <table:table-row table:style-name="ro1">
          <table:table-cell table:formula="of:=IF(ISBLANK([LIST.B2880]);&quot;&quot;;[LIST.B2880])">
            <text:p/>
          </table:table-cell>
          <table:table-cell table:formula="of:=IF(ISBLANK([LIST.B2879]);&quot;&quot;;[LIST.B2879])">
            <text:p/>
          </table:table-cell>
          <table:table-cell table:number-columns-repeated="1022"/>
        </table:table-row>
        <table:table-row table:style-name="ro1">
          <table:table-cell table:formula="of:=IF(ISBLANK([LIST.A2881]);&quot;&quot;;[LIST.A2881])">
            <text:p/>
          </table:table-cell>
          <table:table-cell table:formula="of:=IF(ISBLANK([LIST.A2882]);&quot;&quot;;[LIST.A2882])">
            <text:p/>
          </table:table-cell>
          <table:table-cell table:number-columns-repeated="1022"/>
        </table:table-row>
        <table:table-row table:style-name="ro1">
          <table:table-cell table:formula="of:=IF(ISBLANK([LIST.A2883]);&quot;&quot;;[LIST.A2883])">
            <text:p/>
          </table:table-cell>
          <table:table-cell table:formula="of:=IF(ISBLANK([LIST.A2884]);&quot;&quot;;[LIST.A2884])">
            <text:p/>
          </table:table-cell>
          <table:table-cell table:number-columns-repeated="1022"/>
        </table:table-row>
        <table:table-row table:style-name="ro1">
          <table:table-cell table:formula="of:=IF(ISBLANK([LIST.A2885]);&quot;&quot;;[LIST.A2885])">
            <text:p/>
          </table:table-cell>
          <table:table-cell table:formula="of:=IF(ISBLANK([LIST.A2886]);&quot;&quot;;[LIST.A2886])">
            <text:p/>
          </table:table-cell>
          <table:table-cell table:number-columns-repeated="1022"/>
        </table:table-row>
        <table:table-row table:style-name="ro1">
          <table:table-cell table:formula="of:=IF(ISBLANK([LIST.A2887]);&quot;&quot;;[LIST.A2888])">
            <text:p/>
          </table:table-cell>
          <table:table-cell table:formula="of:=IF(ISBLANK([LIST.A2888]);&quot;&quot;;[LIST.A2888])">
            <text:p/>
          </table:table-cell>
          <table:table-cell table:number-columns-repeated="1022"/>
        </table:table-row>
        <table:table-row table:style-name="ro1">
          <table:table-cell table:formula="of:=IF(ISBLANK([LIST.A2889]);&quot;&quot;;[LIST.A2889])">
            <text:p/>
          </table:table-cell>
          <table:table-cell table:formula="of:=IF(ISBLANK([LIST.A2890]);&quot;&quot;;[LIST.A2890])">
            <text:p/>
          </table:table-cell>
          <table:table-cell table:number-columns-repeated="1022"/>
        </table:table-row>
        <table:table-row table:style-name="ro1">
          <table:table-cell table:formula="of:=IF(ISBLANK([LIST.B2882]);&quot;&quot;;[LIST.B2882])">
            <text:p/>
          </table:table-cell>
          <table:table-cell table:formula="of:=IF(ISBLANK([LIST.B2881]);&quot;&quot;;[LIST.B2881])">
            <text:p/>
          </table:table-cell>
          <table:table-cell table:number-columns-repeated="1022"/>
        </table:table-row>
        <table:table-row table:style-name="ro1">
          <table:table-cell table:formula="of:=IF(ISBLANK([LIST.B2884]);&quot;&quot;;[LIST.B2884])">
            <text:p/>
          </table:table-cell>
          <table:table-cell table:formula="of:=IF(ISBLANK([LIST.B2883]);&quot;&quot;;[LIST.B2883])">
            <text:p/>
          </table:table-cell>
          <table:table-cell table:number-columns-repeated="1022"/>
        </table:table-row>
        <table:table-row table:style-name="ro1">
          <table:table-cell table:formula="of:=IF(ISBLANK([LIST.B2886]);&quot;&quot;;[LIST.B2886])">
            <text:p/>
          </table:table-cell>
          <table:table-cell table:formula="of:=IF(ISBLANK([LIST.B2885]);&quot;&quot;;[LIST.B2885])">
            <text:p/>
          </table:table-cell>
          <table:table-cell table:number-columns-repeated="1022"/>
        </table:table-row>
        <table:table-row table:style-name="ro1">
          <table:table-cell table:formula="of:=IF(ISBLANK([LIST.B2888]);&quot;&quot;;[LIST.B2888])">
            <text:p/>
          </table:table-cell>
          <table:table-cell table:formula="of:=IF(ISBLANK([LIST.B2887]);&quot;&quot;;[LIST.B2887])">
            <text:p/>
          </table:table-cell>
          <table:table-cell table:number-columns-repeated="1022"/>
        </table:table-row>
        <table:table-row table:style-name="ro1">
          <table:table-cell table:formula="of:=IF(ISBLANK([LIST.B2890]);&quot;&quot;;[LIST.B2890])">
            <text:p/>
          </table:table-cell>
          <table:table-cell table:formula="of:=IF(ISBLANK([LIST.B2889]);&quot;&quot;;[LIST.B2889])">
            <text:p/>
          </table:table-cell>
          <table:table-cell table:number-columns-repeated="1022"/>
        </table:table-row>
        <table:table-row table:style-name="ro1">
          <table:table-cell table:formula="of:=IF(ISBLANK([LIST.A2891]);&quot;&quot;;[LIST.A2891])">
            <text:p/>
          </table:table-cell>
          <table:table-cell table:formula="of:=IF(ISBLANK([LIST.A2892]);&quot;&quot;;[LIST.A2892])">
            <text:p/>
          </table:table-cell>
          <table:table-cell table:number-columns-repeated="1022"/>
        </table:table-row>
        <table:table-row table:style-name="ro1">
          <table:table-cell table:formula="of:=IF(ISBLANK([LIST.A2893]);&quot;&quot;;[LIST.A2893])">
            <text:p/>
          </table:table-cell>
          <table:table-cell table:formula="of:=IF(ISBLANK([LIST.A2894]);&quot;&quot;;[LIST.A2894])">
            <text:p/>
          </table:table-cell>
          <table:table-cell table:number-columns-repeated="1022"/>
        </table:table-row>
        <table:table-row table:style-name="ro1">
          <table:table-cell table:formula="of:=IF(ISBLANK([LIST.A2895]);&quot;&quot;;[LIST.A2895])">
            <text:p/>
          </table:table-cell>
          <table:table-cell table:formula="of:=IF(ISBLANK([LIST.A2896]);&quot;&quot;;[LIST.A2896])">
            <text:p/>
          </table:table-cell>
          <table:table-cell table:number-columns-repeated="1022"/>
        </table:table-row>
        <table:table-row table:style-name="ro1">
          <table:table-cell table:formula="of:=IF(ISBLANK([LIST.A2897]);&quot;&quot;;[LIST.A2898])">
            <text:p/>
          </table:table-cell>
          <table:table-cell table:formula="of:=IF(ISBLANK([LIST.A2898]);&quot;&quot;;[LIST.A2898])">
            <text:p/>
          </table:table-cell>
          <table:table-cell table:number-columns-repeated="1022"/>
        </table:table-row>
        <table:table-row table:style-name="ro1">
          <table:table-cell table:formula="of:=IF(ISBLANK([LIST.A2899]);&quot;&quot;;[LIST.A2899])">
            <text:p/>
          </table:table-cell>
          <table:table-cell table:formula="of:=IF(ISBLANK([LIST.A2900]);&quot;&quot;;[LIST.A2900])">
            <text:p/>
          </table:table-cell>
          <table:table-cell table:number-columns-repeated="1022"/>
        </table:table-row>
        <table:table-row table:style-name="ro1">
          <table:table-cell table:formula="of:=IF(ISBLANK([LIST.B2892]);&quot;&quot;;[LIST.B2892])">
            <text:p/>
          </table:table-cell>
          <table:table-cell table:formula="of:=IF(ISBLANK([LIST.B2891]);&quot;&quot;;[LIST.B2891])">
            <text:p/>
          </table:table-cell>
          <table:table-cell table:number-columns-repeated="1022"/>
        </table:table-row>
        <table:table-row table:style-name="ro1">
          <table:table-cell table:formula="of:=IF(ISBLANK([LIST.B2894]);&quot;&quot;;[LIST.B2894])">
            <text:p/>
          </table:table-cell>
          <table:table-cell table:formula="of:=IF(ISBLANK([LIST.B2893]);&quot;&quot;;[LIST.B2893])">
            <text:p/>
          </table:table-cell>
          <table:table-cell table:number-columns-repeated="1022"/>
        </table:table-row>
        <table:table-row table:style-name="ro1">
          <table:table-cell table:formula="of:=IF(ISBLANK([LIST.B2896]);&quot;&quot;;[LIST.B2896])">
            <text:p/>
          </table:table-cell>
          <table:table-cell table:formula="of:=IF(ISBLANK([LIST.B2895]);&quot;&quot;;[LIST.B2895])">
            <text:p/>
          </table:table-cell>
          <table:table-cell table:number-columns-repeated="1022"/>
        </table:table-row>
        <table:table-row table:style-name="ro1">
          <table:table-cell table:formula="of:=IF(ISBLANK([LIST.B2898]);&quot;&quot;;[LIST.B2898])">
            <text:p/>
          </table:table-cell>
          <table:table-cell table:formula="of:=IF(ISBLANK([LIST.B2897]);&quot;&quot;;[LIST.B2897])">
            <text:p/>
          </table:table-cell>
          <table:table-cell table:number-columns-repeated="1022"/>
        </table:table-row>
        <table:table-row table:style-name="ro1">
          <table:table-cell table:formula="of:=IF(ISBLANK([LIST.B2900]);&quot;&quot;;[LIST.B2900])">
            <text:p/>
          </table:table-cell>
          <table:table-cell table:formula="of:=IF(ISBLANK([LIST.B2899]);&quot;&quot;;[LIST.B2899])">
            <text:p/>
          </table:table-cell>
          <table:table-cell table:number-columns-repeated="1022"/>
        </table:table-row>
        <table:table-row table:style-name="ro1">
          <table:table-cell table:formula="of:=IF(ISBLANK([LIST.A2901]);&quot;&quot;;[LIST.A2901])">
            <text:p/>
          </table:table-cell>
          <table:table-cell table:formula="of:=IF(ISBLANK([LIST.A2902]);&quot;&quot;;[LIST.A2902])">
            <text:p/>
          </table:table-cell>
          <table:table-cell table:number-columns-repeated="1022"/>
        </table:table-row>
        <table:table-row table:style-name="ro1">
          <table:table-cell table:formula="of:=IF(ISBLANK([LIST.A2903]);&quot;&quot;;[LIST.A2903])">
            <text:p/>
          </table:table-cell>
          <table:table-cell table:formula="of:=IF(ISBLANK([LIST.A2904]);&quot;&quot;;[LIST.A2904])">
            <text:p/>
          </table:table-cell>
          <table:table-cell table:number-columns-repeated="1022"/>
        </table:table-row>
        <table:table-row table:style-name="ro1">
          <table:table-cell table:formula="of:=IF(ISBLANK([LIST.A2905]);&quot;&quot;;[LIST.A2905])">
            <text:p/>
          </table:table-cell>
          <table:table-cell table:formula="of:=IF(ISBLANK([LIST.A2906]);&quot;&quot;;[LIST.A2906])">
            <text:p/>
          </table:table-cell>
          <table:table-cell table:number-columns-repeated="1022"/>
        </table:table-row>
        <table:table-row table:style-name="ro1">
          <table:table-cell table:formula="of:=IF(ISBLANK([LIST.A2907]);&quot;&quot;;[LIST.A2908])">
            <text:p/>
          </table:table-cell>
          <table:table-cell table:formula="of:=IF(ISBLANK([LIST.A2908]);&quot;&quot;;[LIST.A2908])">
            <text:p/>
          </table:table-cell>
          <table:table-cell table:number-columns-repeated="1022"/>
        </table:table-row>
        <table:table-row table:style-name="ro1">
          <table:table-cell table:formula="of:=IF(ISBLANK([LIST.A2909]);&quot;&quot;;[LIST.A2909])">
            <text:p/>
          </table:table-cell>
          <table:table-cell table:formula="of:=IF(ISBLANK([LIST.A2910]);&quot;&quot;;[LIST.A2910])">
            <text:p/>
          </table:table-cell>
          <table:table-cell table:number-columns-repeated="1022"/>
        </table:table-row>
        <table:table-row table:style-name="ro1">
          <table:table-cell table:formula="of:=IF(ISBLANK([LIST.B2902]);&quot;&quot;;[LIST.B2902])">
            <text:p/>
          </table:table-cell>
          <table:table-cell table:formula="of:=IF(ISBLANK([LIST.B2901]);&quot;&quot;;[LIST.B2901])">
            <text:p/>
          </table:table-cell>
          <table:table-cell table:number-columns-repeated="1022"/>
        </table:table-row>
        <table:table-row table:style-name="ro1">
          <table:table-cell table:formula="of:=IF(ISBLANK([LIST.B2904]);&quot;&quot;;[LIST.B2904])">
            <text:p/>
          </table:table-cell>
          <table:table-cell table:formula="of:=IF(ISBLANK([LIST.B2903]);&quot;&quot;;[LIST.B2903])">
            <text:p/>
          </table:table-cell>
          <table:table-cell table:number-columns-repeated="1022"/>
        </table:table-row>
        <table:table-row table:style-name="ro1">
          <table:table-cell table:formula="of:=IF(ISBLANK([LIST.B2906]);&quot;&quot;;[LIST.B2906])">
            <text:p/>
          </table:table-cell>
          <table:table-cell table:formula="of:=IF(ISBLANK([LIST.B2905]);&quot;&quot;;[LIST.B2905])">
            <text:p/>
          </table:table-cell>
          <table:table-cell table:number-columns-repeated="1022"/>
        </table:table-row>
        <table:table-row table:style-name="ro1">
          <table:table-cell table:formula="of:=IF(ISBLANK([LIST.B2908]);&quot;&quot;;[LIST.B2908])">
            <text:p/>
          </table:table-cell>
          <table:table-cell table:formula="of:=IF(ISBLANK([LIST.B2907]);&quot;&quot;;[LIST.B2907])">
            <text:p/>
          </table:table-cell>
          <table:table-cell table:number-columns-repeated="1022"/>
        </table:table-row>
        <table:table-row table:style-name="ro1">
          <table:table-cell table:formula="of:=IF(ISBLANK([LIST.B2910]);&quot;&quot;;[LIST.B2910])">
            <text:p/>
          </table:table-cell>
          <table:table-cell table:formula="of:=IF(ISBLANK([LIST.B2909]);&quot;&quot;;[LIST.B2909])">
            <text:p/>
          </table:table-cell>
          <table:table-cell table:number-columns-repeated="1022"/>
        </table:table-row>
        <table:table-row table:style-name="ro1">
          <table:table-cell table:formula="of:=IF(ISBLANK([LIST.A2911]);&quot;&quot;;[LIST.A2911])">
            <text:p/>
          </table:table-cell>
          <table:table-cell table:formula="of:=IF(ISBLANK([LIST.A2912]);&quot;&quot;;[LIST.A2912])">
            <text:p/>
          </table:table-cell>
          <table:table-cell table:number-columns-repeated="1022"/>
        </table:table-row>
        <table:table-row table:style-name="ro1">
          <table:table-cell table:formula="of:=IF(ISBLANK([LIST.A2913]);&quot;&quot;;[LIST.A2913])">
            <text:p/>
          </table:table-cell>
          <table:table-cell table:formula="of:=IF(ISBLANK([LIST.A2914]);&quot;&quot;;[LIST.A2914])">
            <text:p/>
          </table:table-cell>
          <table:table-cell table:number-columns-repeated="1022"/>
        </table:table-row>
        <table:table-row table:style-name="ro1">
          <table:table-cell table:formula="of:=IF(ISBLANK([LIST.A2915]);&quot;&quot;;[LIST.A2915])">
            <text:p/>
          </table:table-cell>
          <table:table-cell table:formula="of:=IF(ISBLANK([LIST.A2916]);&quot;&quot;;[LIST.A2916])">
            <text:p/>
          </table:table-cell>
          <table:table-cell table:number-columns-repeated="1022"/>
        </table:table-row>
        <table:table-row table:style-name="ro1">
          <table:table-cell table:formula="of:=IF(ISBLANK([LIST.A2917]);&quot;&quot;;[LIST.A2918])">
            <text:p/>
          </table:table-cell>
          <table:table-cell table:formula="of:=IF(ISBLANK([LIST.A2918]);&quot;&quot;;[LIST.A2918])">
            <text:p/>
          </table:table-cell>
          <table:table-cell table:number-columns-repeated="1022"/>
        </table:table-row>
        <table:table-row table:style-name="ro1">
          <table:table-cell table:formula="of:=IF(ISBLANK([LIST.A2919]);&quot;&quot;;[LIST.A2919])">
            <text:p/>
          </table:table-cell>
          <table:table-cell table:formula="of:=IF(ISBLANK([LIST.A2920]);&quot;&quot;;[LIST.A2920])">
            <text:p/>
          </table:table-cell>
          <table:table-cell table:number-columns-repeated="1022"/>
        </table:table-row>
        <table:table-row table:style-name="ro1">
          <table:table-cell table:formula="of:=IF(ISBLANK([LIST.B2912]);&quot;&quot;;[LIST.B2912])">
            <text:p/>
          </table:table-cell>
          <table:table-cell table:formula="of:=IF(ISBLANK([LIST.B2911]);&quot;&quot;;[LIST.B2911])">
            <text:p/>
          </table:table-cell>
          <table:table-cell table:number-columns-repeated="1022"/>
        </table:table-row>
        <table:table-row table:style-name="ro1">
          <table:table-cell table:formula="of:=IF(ISBLANK([LIST.B2914]);&quot;&quot;;[LIST.B2914])">
            <text:p/>
          </table:table-cell>
          <table:table-cell table:formula="of:=IF(ISBLANK([LIST.B2913]);&quot;&quot;;[LIST.B2913])">
            <text:p/>
          </table:table-cell>
          <table:table-cell table:number-columns-repeated="1022"/>
        </table:table-row>
        <table:table-row table:style-name="ro1">
          <table:table-cell table:formula="of:=IF(ISBLANK([LIST.B2916]);&quot;&quot;;[LIST.B2916])">
            <text:p/>
          </table:table-cell>
          <table:table-cell table:formula="of:=IF(ISBLANK([LIST.B2915]);&quot;&quot;;[LIST.B2915])">
            <text:p/>
          </table:table-cell>
          <table:table-cell table:number-columns-repeated="1022"/>
        </table:table-row>
        <table:table-row table:style-name="ro1">
          <table:table-cell table:formula="of:=IF(ISBLANK([LIST.B2918]);&quot;&quot;;[LIST.B2918])">
            <text:p/>
          </table:table-cell>
          <table:table-cell table:formula="of:=IF(ISBLANK([LIST.B2917]);&quot;&quot;;[LIST.B2917])">
            <text:p/>
          </table:table-cell>
          <table:table-cell table:number-columns-repeated="1022"/>
        </table:table-row>
        <table:table-row table:style-name="ro1">
          <table:table-cell table:formula="of:=IF(ISBLANK([LIST.B2920]);&quot;&quot;;[LIST.B2920])">
            <text:p/>
          </table:table-cell>
          <table:table-cell table:formula="of:=IF(ISBLANK([LIST.B2919]);&quot;&quot;;[LIST.B2919])">
            <text:p/>
          </table:table-cell>
          <table:table-cell table:number-columns-repeated="1022"/>
        </table:table-row>
        <table:table-row table:style-name="ro1">
          <table:table-cell table:formula="of:=IF(ISBLANK([LIST.A2921]);&quot;&quot;;[LIST.A2921])">
            <text:p/>
          </table:table-cell>
          <table:table-cell table:formula="of:=IF(ISBLANK([LIST.A2922]);&quot;&quot;;[LIST.A2922])">
            <text:p/>
          </table:table-cell>
          <table:table-cell table:number-columns-repeated="1022"/>
        </table:table-row>
        <table:table-row table:style-name="ro1">
          <table:table-cell table:formula="of:=IF(ISBLANK([LIST.A2923]);&quot;&quot;;[LIST.A2923])">
            <text:p/>
          </table:table-cell>
          <table:table-cell table:formula="of:=IF(ISBLANK([LIST.A2924]);&quot;&quot;;[LIST.A2924])">
            <text:p/>
          </table:table-cell>
          <table:table-cell table:number-columns-repeated="1022"/>
        </table:table-row>
        <table:table-row table:style-name="ro1">
          <table:table-cell table:formula="of:=IF(ISBLANK([LIST.A2925]);&quot;&quot;;[LIST.A2925])">
            <text:p/>
          </table:table-cell>
          <table:table-cell table:formula="of:=IF(ISBLANK([LIST.A2926]);&quot;&quot;;[LIST.A2926])">
            <text:p/>
          </table:table-cell>
          <table:table-cell table:number-columns-repeated="1022"/>
        </table:table-row>
        <table:table-row table:style-name="ro1">
          <table:table-cell table:formula="of:=IF(ISBLANK([LIST.A2927]);&quot;&quot;;[LIST.A2928])">
            <text:p/>
          </table:table-cell>
          <table:table-cell table:formula="of:=IF(ISBLANK([LIST.A2928]);&quot;&quot;;[LIST.A2928])">
            <text:p/>
          </table:table-cell>
          <table:table-cell table:number-columns-repeated="1022"/>
        </table:table-row>
        <table:table-row table:style-name="ro1">
          <table:table-cell table:formula="of:=IF(ISBLANK([LIST.A2929]);&quot;&quot;;[LIST.A2929])">
            <text:p/>
          </table:table-cell>
          <table:table-cell table:formula="of:=IF(ISBLANK([LIST.A2930]);&quot;&quot;;[LIST.A2930])">
            <text:p/>
          </table:table-cell>
          <table:table-cell table:number-columns-repeated="1022"/>
        </table:table-row>
        <table:table-row table:style-name="ro1">
          <table:table-cell table:formula="of:=IF(ISBLANK([LIST.B2922]);&quot;&quot;;[LIST.B2922])">
            <text:p/>
          </table:table-cell>
          <table:table-cell table:formula="of:=IF(ISBLANK([LIST.B2921]);&quot;&quot;;[LIST.B2921])">
            <text:p/>
          </table:table-cell>
          <table:table-cell table:number-columns-repeated="1022"/>
        </table:table-row>
        <table:table-row table:style-name="ro1">
          <table:table-cell table:formula="of:=IF(ISBLANK([LIST.B2924]);&quot;&quot;;[LIST.B2924])">
            <text:p/>
          </table:table-cell>
          <table:table-cell table:formula="of:=IF(ISBLANK([LIST.B2923]);&quot;&quot;;[LIST.B2923])">
            <text:p/>
          </table:table-cell>
          <table:table-cell table:number-columns-repeated="1022"/>
        </table:table-row>
        <table:table-row table:style-name="ro1">
          <table:table-cell table:formula="of:=IF(ISBLANK([LIST.B2926]);&quot;&quot;;[LIST.B2926])">
            <text:p/>
          </table:table-cell>
          <table:table-cell table:formula="of:=IF(ISBLANK([LIST.B2925]);&quot;&quot;;[LIST.B2925])">
            <text:p/>
          </table:table-cell>
          <table:table-cell table:number-columns-repeated="1022"/>
        </table:table-row>
        <table:table-row table:style-name="ro1">
          <table:table-cell table:formula="of:=IF(ISBLANK([LIST.B2928]);&quot;&quot;;[LIST.B2928])">
            <text:p/>
          </table:table-cell>
          <table:table-cell table:formula="of:=IF(ISBLANK([LIST.B2927]);&quot;&quot;;[LIST.B2927])">
            <text:p/>
          </table:table-cell>
          <table:table-cell table:number-columns-repeated="1022"/>
        </table:table-row>
        <table:table-row table:style-name="ro1">
          <table:table-cell table:formula="of:=IF(ISBLANK([LIST.B2930]);&quot;&quot;;[LIST.B2930])">
            <text:p/>
          </table:table-cell>
          <table:table-cell table:formula="of:=IF(ISBLANK([LIST.B2929]);&quot;&quot;;[LIST.B2929])">
            <text:p/>
          </table:table-cell>
          <table:table-cell table:number-columns-repeated="1022"/>
        </table:table-row>
        <table:table-row table:style-name="ro1">
          <table:table-cell table:formula="of:=IF(ISBLANK([LIST.A2931]);&quot;&quot;;[LIST.A2931])">
            <text:p/>
          </table:table-cell>
          <table:table-cell table:formula="of:=IF(ISBLANK([LIST.A2932]);&quot;&quot;;[LIST.A2932])">
            <text:p/>
          </table:table-cell>
          <table:table-cell table:number-columns-repeated="1022"/>
        </table:table-row>
        <table:table-row table:style-name="ro1">
          <table:table-cell table:formula="of:=IF(ISBLANK([LIST.A2933]);&quot;&quot;;[LIST.A2933])">
            <text:p/>
          </table:table-cell>
          <table:table-cell table:formula="of:=IF(ISBLANK([LIST.A2934]);&quot;&quot;;[LIST.A2934])">
            <text:p/>
          </table:table-cell>
          <table:table-cell table:number-columns-repeated="1022"/>
        </table:table-row>
        <table:table-row table:style-name="ro1">
          <table:table-cell table:formula="of:=IF(ISBLANK([LIST.A2935]);&quot;&quot;;[LIST.A2935])">
            <text:p/>
          </table:table-cell>
          <table:table-cell table:formula="of:=IF(ISBLANK([LIST.A2936]);&quot;&quot;;[LIST.A2936])">
            <text:p/>
          </table:table-cell>
          <table:table-cell table:number-columns-repeated="1022"/>
        </table:table-row>
        <table:table-row table:style-name="ro1">
          <table:table-cell table:formula="of:=IF(ISBLANK([LIST.A2937]);&quot;&quot;;[LIST.A2938])">
            <text:p/>
          </table:table-cell>
          <table:table-cell table:formula="of:=IF(ISBLANK([LIST.A2938]);&quot;&quot;;[LIST.A2938])">
            <text:p/>
          </table:table-cell>
          <table:table-cell table:number-columns-repeated="1022"/>
        </table:table-row>
        <table:table-row table:style-name="ro1">
          <table:table-cell table:formula="of:=IF(ISBLANK([LIST.A2939]);&quot;&quot;;[LIST.A2939])">
            <text:p/>
          </table:table-cell>
          <table:table-cell table:formula="of:=IF(ISBLANK([LIST.A2940]);&quot;&quot;;[LIST.A2940])">
            <text:p/>
          </table:table-cell>
          <table:table-cell table:number-columns-repeated="1022"/>
        </table:table-row>
        <table:table-row table:style-name="ro1">
          <table:table-cell table:formula="of:=IF(ISBLANK([LIST.B2932]);&quot;&quot;;[LIST.B2932])">
            <text:p/>
          </table:table-cell>
          <table:table-cell table:formula="of:=IF(ISBLANK([LIST.B2931]);&quot;&quot;;[LIST.B2931])">
            <text:p/>
          </table:table-cell>
          <table:table-cell table:number-columns-repeated="1022"/>
        </table:table-row>
        <table:table-row table:style-name="ro1">
          <table:table-cell table:formula="of:=IF(ISBLANK([LIST.B2934]);&quot;&quot;;[LIST.B2934])">
            <text:p/>
          </table:table-cell>
          <table:table-cell table:formula="of:=IF(ISBLANK([LIST.B2933]);&quot;&quot;;[LIST.B2933])">
            <text:p/>
          </table:table-cell>
          <table:table-cell table:number-columns-repeated="1022"/>
        </table:table-row>
        <table:table-row table:style-name="ro1">
          <table:table-cell table:formula="of:=IF(ISBLANK([LIST.B2936]);&quot;&quot;;[LIST.B2936])">
            <text:p/>
          </table:table-cell>
          <table:table-cell table:formula="of:=IF(ISBLANK([LIST.B2935]);&quot;&quot;;[LIST.B2935])">
            <text:p/>
          </table:table-cell>
          <table:table-cell table:number-columns-repeated="1022"/>
        </table:table-row>
        <table:table-row table:style-name="ro1">
          <table:table-cell table:formula="of:=IF(ISBLANK([LIST.B2938]);&quot;&quot;;[LIST.B2938])">
            <text:p/>
          </table:table-cell>
          <table:table-cell table:formula="of:=IF(ISBLANK([LIST.B2937]);&quot;&quot;;[LIST.B2937])">
            <text:p/>
          </table:table-cell>
          <table:table-cell table:number-columns-repeated="1022"/>
        </table:table-row>
        <table:table-row table:style-name="ro1">
          <table:table-cell table:formula="of:=IF(ISBLANK([LIST.B2940]);&quot;&quot;;[LIST.B2940])">
            <text:p/>
          </table:table-cell>
          <table:table-cell table:formula="of:=IF(ISBLANK([LIST.B2939]);&quot;&quot;;[LIST.B2939])">
            <text:p/>
          </table:table-cell>
          <table:table-cell table:number-columns-repeated="1022"/>
        </table:table-row>
        <table:table-row table:style-name="ro1">
          <table:table-cell table:formula="of:=IF(ISBLANK([LIST.A2941]);&quot;&quot;;[LIST.A2941])">
            <text:p/>
          </table:table-cell>
          <table:table-cell table:formula="of:=IF(ISBLANK([LIST.A2942]);&quot;&quot;;[LIST.A2942])">
            <text:p/>
          </table:table-cell>
          <table:table-cell table:number-columns-repeated="1022"/>
        </table:table-row>
        <table:table-row table:style-name="ro1">
          <table:table-cell table:formula="of:=IF(ISBLANK([LIST.A2943]);&quot;&quot;;[LIST.A2943])">
            <text:p/>
          </table:table-cell>
          <table:table-cell table:formula="of:=IF(ISBLANK([LIST.A2944]);&quot;&quot;;[LIST.A2944])">
            <text:p/>
          </table:table-cell>
          <table:table-cell table:number-columns-repeated="1022"/>
        </table:table-row>
        <table:table-row table:style-name="ro1">
          <table:table-cell table:formula="of:=IF(ISBLANK([LIST.A2945]);&quot;&quot;;[LIST.A2945])">
            <text:p/>
          </table:table-cell>
          <table:table-cell table:formula="of:=IF(ISBLANK([LIST.A2946]);&quot;&quot;;[LIST.A2946])">
            <text:p/>
          </table:table-cell>
          <table:table-cell table:number-columns-repeated="1022"/>
        </table:table-row>
        <table:table-row table:style-name="ro1">
          <table:table-cell table:formula="of:=IF(ISBLANK([LIST.A2947]);&quot;&quot;;[LIST.A2948])">
            <text:p/>
          </table:table-cell>
          <table:table-cell table:formula="of:=IF(ISBLANK([LIST.A2948]);&quot;&quot;;[LIST.A2948])">
            <text:p/>
          </table:table-cell>
          <table:table-cell table:number-columns-repeated="1022"/>
        </table:table-row>
        <table:table-row table:style-name="ro1">
          <table:table-cell table:formula="of:=IF(ISBLANK([LIST.A2949]);&quot;&quot;;[LIST.A2949])">
            <text:p/>
          </table:table-cell>
          <table:table-cell table:formula="of:=IF(ISBLANK([LIST.A2950]);&quot;&quot;;[LIST.A2950])">
            <text:p/>
          </table:table-cell>
          <table:table-cell table:number-columns-repeated="1022"/>
        </table:table-row>
        <table:table-row table:style-name="ro1">
          <table:table-cell table:formula="of:=IF(ISBLANK([LIST.B2942]);&quot;&quot;;[LIST.B2942])">
            <text:p/>
          </table:table-cell>
          <table:table-cell table:formula="of:=IF(ISBLANK([LIST.B2941]);&quot;&quot;;[LIST.B2941])">
            <text:p/>
          </table:table-cell>
          <table:table-cell table:number-columns-repeated="1022"/>
        </table:table-row>
        <table:table-row table:style-name="ro1">
          <table:table-cell table:formula="of:=IF(ISBLANK([LIST.B2944]);&quot;&quot;;[LIST.B2944])">
            <text:p/>
          </table:table-cell>
          <table:table-cell table:formula="of:=IF(ISBLANK([LIST.B2943]);&quot;&quot;;[LIST.B2943])">
            <text:p/>
          </table:table-cell>
          <table:table-cell table:number-columns-repeated="1022"/>
        </table:table-row>
        <table:table-row table:style-name="ro1">
          <table:table-cell table:formula="of:=IF(ISBLANK([LIST.B2946]);&quot;&quot;;[LIST.B2946])">
            <text:p/>
          </table:table-cell>
          <table:table-cell table:formula="of:=IF(ISBLANK([LIST.B2945]);&quot;&quot;;[LIST.B2945])">
            <text:p/>
          </table:table-cell>
          <table:table-cell table:number-columns-repeated="1022"/>
        </table:table-row>
        <table:table-row table:style-name="ro1">
          <table:table-cell table:formula="of:=IF(ISBLANK([LIST.B2948]);&quot;&quot;;[LIST.B2948])">
            <text:p/>
          </table:table-cell>
          <table:table-cell table:formula="of:=IF(ISBLANK([LIST.B2947]);&quot;&quot;;[LIST.B2947])">
            <text:p/>
          </table:table-cell>
          <table:table-cell table:number-columns-repeated="1022"/>
        </table:table-row>
        <table:table-row table:style-name="ro1">
          <table:table-cell table:formula="of:=IF(ISBLANK([LIST.B2950]);&quot;&quot;;[LIST.B2950])">
            <text:p/>
          </table:table-cell>
          <table:table-cell table:formula="of:=IF(ISBLANK([LIST.B2949]);&quot;&quot;;[LIST.B2949])">
            <text:p/>
          </table:table-cell>
          <table:table-cell table:number-columns-repeated="1022"/>
        </table:table-row>
        <table:table-row table:style-name="ro1">
          <table:table-cell table:formula="of:=IF(ISBLANK([LIST.A2951]);&quot;&quot;;[LIST.A2951])">
            <text:p/>
          </table:table-cell>
          <table:table-cell table:formula="of:=IF(ISBLANK([LIST.A2952]);&quot;&quot;;[LIST.A2952])">
            <text:p/>
          </table:table-cell>
          <table:table-cell table:number-columns-repeated="1022"/>
        </table:table-row>
        <table:table-row table:style-name="ro1">
          <table:table-cell table:formula="of:=IF(ISBLANK([LIST.A2953]);&quot;&quot;;[LIST.A2953])">
            <text:p/>
          </table:table-cell>
          <table:table-cell table:formula="of:=IF(ISBLANK([LIST.A2954]);&quot;&quot;;[LIST.A2954])">
            <text:p/>
          </table:table-cell>
          <table:table-cell table:number-columns-repeated="1022"/>
        </table:table-row>
        <table:table-row table:style-name="ro1">
          <table:table-cell table:formula="of:=IF(ISBLANK([LIST.A2955]);&quot;&quot;;[LIST.A2955])">
            <text:p/>
          </table:table-cell>
          <table:table-cell table:formula="of:=IF(ISBLANK([LIST.A2956]);&quot;&quot;;[LIST.A2956])">
            <text:p/>
          </table:table-cell>
          <table:table-cell table:number-columns-repeated="1022"/>
        </table:table-row>
        <table:table-row table:style-name="ro1">
          <table:table-cell table:formula="of:=IF(ISBLANK([LIST.A2957]);&quot;&quot;;[LIST.A2958])">
            <text:p/>
          </table:table-cell>
          <table:table-cell table:formula="of:=IF(ISBLANK([LIST.A2958]);&quot;&quot;;[LIST.A2958])">
            <text:p/>
          </table:table-cell>
          <table:table-cell table:number-columns-repeated="1022"/>
        </table:table-row>
        <table:table-row table:style-name="ro1">
          <table:table-cell table:formula="of:=IF(ISBLANK([LIST.A2959]);&quot;&quot;;[LIST.A2959])">
            <text:p/>
          </table:table-cell>
          <table:table-cell table:formula="of:=IF(ISBLANK([LIST.A2960]);&quot;&quot;;[LIST.A2960])">
            <text:p/>
          </table:table-cell>
          <table:table-cell table:number-columns-repeated="1022"/>
        </table:table-row>
        <table:table-row table:style-name="ro1">
          <table:table-cell table:formula="of:=IF(ISBLANK([LIST.B2952]);&quot;&quot;;[LIST.B2952])">
            <text:p/>
          </table:table-cell>
          <table:table-cell table:formula="of:=IF(ISBLANK([LIST.B2951]);&quot;&quot;;[LIST.B2951])">
            <text:p/>
          </table:table-cell>
          <table:table-cell table:number-columns-repeated="1022"/>
        </table:table-row>
        <table:table-row table:style-name="ro1">
          <table:table-cell table:formula="of:=IF(ISBLANK([LIST.B2954]);&quot;&quot;;[LIST.B2954])">
            <text:p/>
          </table:table-cell>
          <table:table-cell table:formula="of:=IF(ISBLANK([LIST.B2953]);&quot;&quot;;[LIST.B2953])">
            <text:p/>
          </table:table-cell>
          <table:table-cell table:number-columns-repeated="1022"/>
        </table:table-row>
        <table:table-row table:style-name="ro1">
          <table:table-cell table:formula="of:=IF(ISBLANK([LIST.B2956]);&quot;&quot;;[LIST.B2956])">
            <text:p/>
          </table:table-cell>
          <table:table-cell table:formula="of:=IF(ISBLANK([LIST.B2955]);&quot;&quot;;[LIST.B2955])">
            <text:p/>
          </table:table-cell>
          <table:table-cell table:number-columns-repeated="1022"/>
        </table:table-row>
        <table:table-row table:style-name="ro1">
          <table:table-cell table:formula="of:=IF(ISBLANK([LIST.B2958]);&quot;&quot;;[LIST.B2958])">
            <text:p/>
          </table:table-cell>
          <table:table-cell table:formula="of:=IF(ISBLANK([LIST.B2957]);&quot;&quot;;[LIST.B2957])">
            <text:p/>
          </table:table-cell>
          <table:table-cell table:number-columns-repeated="1022"/>
        </table:table-row>
        <table:table-row table:style-name="ro1">
          <table:table-cell table:formula="of:=IF(ISBLANK([LIST.B2960]);&quot;&quot;;[LIST.B2960])">
            <text:p/>
          </table:table-cell>
          <table:table-cell table:formula="of:=IF(ISBLANK([LIST.B2959]);&quot;&quot;;[LIST.B2959])">
            <text:p/>
          </table:table-cell>
          <table:table-cell table:number-columns-repeated="1022"/>
        </table:table-row>
        <table:table-row table:style-name="ro1">
          <table:table-cell table:formula="of:=IF(ISBLANK([LIST.A2961]);&quot;&quot;;[LIST.A2961])">
            <text:p/>
          </table:table-cell>
          <table:table-cell table:formula="of:=IF(ISBLANK([LIST.A2962]);&quot;&quot;;[LIST.A2962])">
            <text:p/>
          </table:table-cell>
          <table:table-cell table:number-columns-repeated="1022"/>
        </table:table-row>
        <table:table-row table:style-name="ro1">
          <table:table-cell table:formula="of:=IF(ISBLANK([LIST.A2963]);&quot;&quot;;[LIST.A2963])">
            <text:p/>
          </table:table-cell>
          <table:table-cell table:formula="of:=IF(ISBLANK([LIST.A2964]);&quot;&quot;;[LIST.A2964])">
            <text:p/>
          </table:table-cell>
          <table:table-cell table:number-columns-repeated="1022"/>
        </table:table-row>
        <table:table-row table:style-name="ro1">
          <table:table-cell table:formula="of:=IF(ISBLANK([LIST.A2965]);&quot;&quot;;[LIST.A2965])">
            <text:p/>
          </table:table-cell>
          <table:table-cell table:formula="of:=IF(ISBLANK([LIST.A2966]);&quot;&quot;;[LIST.A2966])">
            <text:p/>
          </table:table-cell>
          <table:table-cell table:number-columns-repeated="1022"/>
        </table:table-row>
        <table:table-row table:style-name="ro1">
          <table:table-cell table:formula="of:=IF(ISBLANK([LIST.A2967]);&quot;&quot;;[LIST.A2968])">
            <text:p/>
          </table:table-cell>
          <table:table-cell table:formula="of:=IF(ISBLANK([LIST.A2968]);&quot;&quot;;[LIST.A2968])">
            <text:p/>
          </table:table-cell>
          <table:table-cell table:number-columns-repeated="1022"/>
        </table:table-row>
        <table:table-row table:style-name="ro1">
          <table:table-cell table:formula="of:=IF(ISBLANK([LIST.A2969]);&quot;&quot;;[LIST.A2969])">
            <text:p/>
          </table:table-cell>
          <table:table-cell table:formula="of:=IF(ISBLANK([LIST.A2970]);&quot;&quot;;[LIST.A2970])">
            <text:p/>
          </table:table-cell>
          <table:table-cell table:number-columns-repeated="1022"/>
        </table:table-row>
        <table:table-row table:style-name="ro1">
          <table:table-cell table:formula="of:=IF(ISBLANK([LIST.B2962]);&quot;&quot;;[LIST.B2962])">
            <text:p/>
          </table:table-cell>
          <table:table-cell table:formula="of:=IF(ISBLANK([LIST.B2961]);&quot;&quot;;[LIST.B2961])">
            <text:p/>
          </table:table-cell>
          <table:table-cell table:number-columns-repeated="1022"/>
        </table:table-row>
        <table:table-row table:style-name="ro1">
          <table:table-cell table:formula="of:=IF(ISBLANK([LIST.B2964]);&quot;&quot;;[LIST.B2964])">
            <text:p/>
          </table:table-cell>
          <table:table-cell table:formula="of:=IF(ISBLANK([LIST.B2963]);&quot;&quot;;[LIST.B2963])">
            <text:p/>
          </table:table-cell>
          <table:table-cell table:number-columns-repeated="1022"/>
        </table:table-row>
        <table:table-row table:style-name="ro1">
          <table:table-cell table:formula="of:=IF(ISBLANK([LIST.B2966]);&quot;&quot;;[LIST.B2966])">
            <text:p/>
          </table:table-cell>
          <table:table-cell table:formula="of:=IF(ISBLANK([LIST.B2965]);&quot;&quot;;[LIST.B2965])">
            <text:p/>
          </table:table-cell>
          <table:table-cell table:number-columns-repeated="1022"/>
        </table:table-row>
        <table:table-row table:style-name="ro1">
          <table:table-cell table:formula="of:=IF(ISBLANK([LIST.B2968]);&quot;&quot;;[LIST.B2968])">
            <text:p/>
          </table:table-cell>
          <table:table-cell table:formula="of:=IF(ISBLANK([LIST.B2967]);&quot;&quot;;[LIST.B2967])">
            <text:p/>
          </table:table-cell>
          <table:table-cell table:number-columns-repeated="1022"/>
        </table:table-row>
        <table:table-row table:style-name="ro1">
          <table:table-cell table:formula="of:=IF(ISBLANK([LIST.B2970]);&quot;&quot;;[LIST.B2970])">
            <text:p/>
          </table:table-cell>
          <table:table-cell table:formula="of:=IF(ISBLANK([LIST.B2969]);&quot;&quot;;[LIST.B2969])">
            <text:p/>
          </table:table-cell>
          <table:table-cell table:number-columns-repeated="1022"/>
        </table:table-row>
        <table:table-row table:style-name="ro1">
          <table:table-cell table:formula="of:=IF(ISBLANK([LIST.A2971]);&quot;&quot;;[LIST.A2971])">
            <text:p/>
          </table:table-cell>
          <table:table-cell table:formula="of:=IF(ISBLANK([LIST.A2972]);&quot;&quot;;[LIST.A2972])">
            <text:p/>
          </table:table-cell>
          <table:table-cell table:number-columns-repeated="1022"/>
        </table:table-row>
        <table:table-row table:style-name="ro1">
          <table:table-cell table:formula="of:=IF(ISBLANK([LIST.A2973]);&quot;&quot;;[LIST.A2973])">
            <text:p/>
          </table:table-cell>
          <table:table-cell table:formula="of:=IF(ISBLANK([LIST.A2974]);&quot;&quot;;[LIST.A2974])">
            <text:p/>
          </table:table-cell>
          <table:table-cell table:number-columns-repeated="1022"/>
        </table:table-row>
        <table:table-row table:style-name="ro1">
          <table:table-cell table:formula="of:=IF(ISBLANK([LIST.A2975]);&quot;&quot;;[LIST.A2975])">
            <text:p/>
          </table:table-cell>
          <table:table-cell table:formula="of:=IF(ISBLANK([LIST.A2976]);&quot;&quot;;[LIST.A2976])">
            <text:p/>
          </table:table-cell>
          <table:table-cell table:number-columns-repeated="1022"/>
        </table:table-row>
        <table:table-row table:style-name="ro1">
          <table:table-cell table:formula="of:=IF(ISBLANK([LIST.A2977]);&quot;&quot;;[LIST.A2978])">
            <text:p/>
          </table:table-cell>
          <table:table-cell table:formula="of:=IF(ISBLANK([LIST.A2978]);&quot;&quot;;[LIST.A2978])">
            <text:p/>
          </table:table-cell>
          <table:table-cell table:number-columns-repeated="1022"/>
        </table:table-row>
        <table:table-row table:style-name="ro1">
          <table:table-cell table:formula="of:=IF(ISBLANK([LIST.A2979]);&quot;&quot;;[LIST.A2979])">
            <text:p/>
          </table:table-cell>
          <table:table-cell table:formula="of:=IF(ISBLANK([LIST.A2980]);&quot;&quot;;[LIST.A2980])">
            <text:p/>
          </table:table-cell>
          <table:table-cell table:number-columns-repeated="1022"/>
        </table:table-row>
        <table:table-row table:style-name="ro1">
          <table:table-cell table:formula="of:=IF(ISBLANK([LIST.B2972]);&quot;&quot;;[LIST.B2972])">
            <text:p/>
          </table:table-cell>
          <table:table-cell table:formula="of:=IF(ISBLANK([LIST.B2971]);&quot;&quot;;[LIST.B2971])">
            <text:p/>
          </table:table-cell>
          <table:table-cell table:number-columns-repeated="1022"/>
        </table:table-row>
        <table:table-row table:style-name="ro1">
          <table:table-cell table:formula="of:=IF(ISBLANK([LIST.B2974]);&quot;&quot;;[LIST.B2974])">
            <text:p/>
          </table:table-cell>
          <table:table-cell table:formula="of:=IF(ISBLANK([LIST.B2973]);&quot;&quot;;[LIST.B2973])">
            <text:p/>
          </table:table-cell>
          <table:table-cell table:number-columns-repeated="1022"/>
        </table:table-row>
        <table:table-row table:style-name="ro1">
          <table:table-cell table:formula="of:=IF(ISBLANK([LIST.B2976]);&quot;&quot;;[LIST.B2976])">
            <text:p/>
          </table:table-cell>
          <table:table-cell table:formula="of:=IF(ISBLANK([LIST.B2975]);&quot;&quot;;[LIST.B2975])">
            <text:p/>
          </table:table-cell>
          <table:table-cell table:number-columns-repeated="1022"/>
        </table:table-row>
        <table:table-row table:style-name="ro1">
          <table:table-cell table:formula="of:=IF(ISBLANK([LIST.B2978]);&quot;&quot;;[LIST.B2978])">
            <text:p/>
          </table:table-cell>
          <table:table-cell table:formula="of:=IF(ISBLANK([LIST.B2977]);&quot;&quot;;[LIST.B2977])">
            <text:p/>
          </table:table-cell>
          <table:table-cell table:number-columns-repeated="1022"/>
        </table:table-row>
        <table:table-row table:style-name="ro1">
          <table:table-cell table:formula="of:=IF(ISBLANK([LIST.B2980]);&quot;&quot;;[LIST.B2980])">
            <text:p/>
          </table:table-cell>
          <table:table-cell table:formula="of:=IF(ISBLANK([LIST.B2979]);&quot;&quot;;[LIST.B2979])">
            <text:p/>
          </table:table-cell>
          <table:table-cell table:number-columns-repeated="1022"/>
        </table:table-row>
        <table:table-row table:style-name="ro1">
          <table:table-cell table:formula="of:=IF(ISBLANK([LIST.A2981]);&quot;&quot;;[LIST.A2981])">
            <text:p/>
          </table:table-cell>
          <table:table-cell table:formula="of:=IF(ISBLANK([LIST.A2982]);&quot;&quot;;[LIST.A2982])">
            <text:p/>
          </table:table-cell>
          <table:table-cell table:number-columns-repeated="1022"/>
        </table:table-row>
        <table:table-row table:style-name="ro1">
          <table:table-cell table:formula="of:=IF(ISBLANK([LIST.A2983]);&quot;&quot;;[LIST.A2983])">
            <text:p/>
          </table:table-cell>
          <table:table-cell table:formula="of:=IF(ISBLANK([LIST.A2984]);&quot;&quot;;[LIST.A2984])">
            <text:p/>
          </table:table-cell>
          <table:table-cell table:number-columns-repeated="1022"/>
        </table:table-row>
        <table:table-row table:style-name="ro1">
          <table:table-cell table:formula="of:=IF(ISBLANK([LIST.A2985]);&quot;&quot;;[LIST.A2985])">
            <text:p/>
          </table:table-cell>
          <table:table-cell table:formula="of:=IF(ISBLANK([LIST.A2986]);&quot;&quot;;[LIST.A2986])">
            <text:p/>
          </table:table-cell>
          <table:table-cell table:number-columns-repeated="1022"/>
        </table:table-row>
        <table:table-row table:style-name="ro1">
          <table:table-cell table:formula="of:=IF(ISBLANK([LIST.A2987]);&quot;&quot;;[LIST.A2988])">
            <text:p/>
          </table:table-cell>
          <table:table-cell table:formula="of:=IF(ISBLANK([LIST.A2988]);&quot;&quot;;[LIST.A2988])">
            <text:p/>
          </table:table-cell>
          <table:table-cell table:number-columns-repeated="1022"/>
        </table:table-row>
        <table:table-row table:style-name="ro1">
          <table:table-cell table:formula="of:=IF(ISBLANK([LIST.A2989]);&quot;&quot;;[LIST.A2989])">
            <text:p/>
          </table:table-cell>
          <table:table-cell table:formula="of:=IF(ISBLANK([LIST.A2990]);&quot;&quot;;[LIST.A2990])">
            <text:p/>
          </table:table-cell>
          <table:table-cell table:number-columns-repeated="1022"/>
        </table:table-row>
        <table:table-row table:style-name="ro1">
          <table:table-cell table:formula="of:=IF(ISBLANK([LIST.B2982]);&quot;&quot;;[LIST.B2982])">
            <text:p/>
          </table:table-cell>
          <table:table-cell table:formula="of:=IF(ISBLANK([LIST.B2981]);&quot;&quot;;[LIST.B2981])">
            <text:p/>
          </table:table-cell>
          <table:table-cell table:number-columns-repeated="1022"/>
        </table:table-row>
        <table:table-row table:style-name="ro1">
          <table:table-cell table:formula="of:=IF(ISBLANK([LIST.B2984]);&quot;&quot;;[LIST.B2984])">
            <text:p/>
          </table:table-cell>
          <table:table-cell table:formula="of:=IF(ISBLANK([LIST.B2983]);&quot;&quot;;[LIST.B2983])">
            <text:p/>
          </table:table-cell>
          <table:table-cell table:number-columns-repeated="1022"/>
        </table:table-row>
        <table:table-row table:style-name="ro1">
          <table:table-cell table:formula="of:=IF(ISBLANK([LIST.B2986]);&quot;&quot;;[LIST.B2986])">
            <text:p/>
          </table:table-cell>
          <table:table-cell table:formula="of:=IF(ISBLANK([LIST.B2985]);&quot;&quot;;[LIST.B2985])">
            <text:p/>
          </table:table-cell>
          <table:table-cell table:number-columns-repeated="1022"/>
        </table:table-row>
        <table:table-row table:style-name="ro1">
          <table:table-cell table:formula="of:=IF(ISBLANK([LIST.B2988]);&quot;&quot;;[LIST.B2988])">
            <text:p/>
          </table:table-cell>
          <table:table-cell table:formula="of:=IF(ISBLANK([LIST.B2987]);&quot;&quot;;[LIST.B2987])">
            <text:p/>
          </table:table-cell>
          <table:table-cell table:number-columns-repeated="1022"/>
        </table:table-row>
        <table:table-row table:style-name="ro1">
          <table:table-cell table:formula="of:=IF(ISBLANK([LIST.B2990]);&quot;&quot;;[LIST.B2990])">
            <text:p/>
          </table:table-cell>
          <table:table-cell table:formula="of:=IF(ISBLANK([LIST.B2989]);&quot;&quot;;[LIST.B2989])">
            <text:p/>
          </table:table-cell>
          <table:table-cell table:number-columns-repeated="1022"/>
        </table:table-row>
        <table:table-row table:style-name="ro1">
          <table:table-cell table:formula="of:=IF(ISBLANK([LIST.A2991]);&quot;&quot;;[LIST.A2991])">
            <text:p/>
          </table:table-cell>
          <table:table-cell table:formula="of:=IF(ISBLANK([LIST.A2992]);&quot;&quot;;[LIST.A2992])">
            <text:p/>
          </table:table-cell>
          <table:table-cell table:number-columns-repeated="1022"/>
        </table:table-row>
        <table:table-row table:style-name="ro1">
          <table:table-cell table:formula="of:=IF(ISBLANK([LIST.A2993]);&quot;&quot;;[LIST.A2993])">
            <text:p/>
          </table:table-cell>
          <table:table-cell table:formula="of:=IF(ISBLANK([LIST.A2994]);&quot;&quot;;[LIST.A2994])">
            <text:p/>
          </table:table-cell>
          <table:table-cell table:number-columns-repeated="1022"/>
        </table:table-row>
        <table:table-row table:style-name="ro1">
          <table:table-cell table:formula="of:=IF(ISBLANK([LIST.A2995]);&quot;&quot;;[LIST.A2995])">
            <text:p/>
          </table:table-cell>
          <table:table-cell table:formula="of:=IF(ISBLANK([LIST.A2996]);&quot;&quot;;[LIST.A2996])">
            <text:p/>
          </table:table-cell>
          <table:table-cell table:number-columns-repeated="1022"/>
        </table:table-row>
        <table:table-row table:style-name="ro1">
          <table:table-cell table:formula="of:=IF(ISBLANK([LIST.A2997]);&quot;&quot;;[LIST.A2998])">
            <text:p/>
          </table:table-cell>
          <table:table-cell table:formula="of:=IF(ISBLANK([LIST.A2998]);&quot;&quot;;[LIST.A2998])">
            <text:p/>
          </table:table-cell>
          <table:table-cell table:number-columns-repeated="1022"/>
        </table:table-row>
        <table:table-row table:style-name="ro1">
          <table:table-cell table:formula="of:=IF(ISBLANK([LIST.A2999]);&quot;&quot;;[LIST.A2999])">
            <text:p/>
          </table:table-cell>
          <table:table-cell table:formula="of:=IF(ISBLANK([LIST.A3000]);&quot;&quot;;[LIST.A3000])">
            <text:p/>
          </table:table-cell>
          <table:table-cell table:number-columns-repeated="1022"/>
        </table:table-row>
        <table:table-row table:style-name="ro1">
          <table:table-cell table:formula="of:=IF(ISBLANK([LIST.B2992]);&quot;&quot;;[LIST.B2992])">
            <text:p/>
          </table:table-cell>
          <table:table-cell table:formula="of:=IF(ISBLANK([LIST.B2991]);&quot;&quot;;[LIST.B2991])">
            <text:p/>
          </table:table-cell>
          <table:table-cell table:number-columns-repeated="1022"/>
        </table:table-row>
        <table:table-row table:style-name="ro1">
          <table:table-cell table:formula="of:=IF(ISBLANK([LIST.B2994]);&quot;&quot;;[LIST.B2994])">
            <text:p/>
          </table:table-cell>
          <table:table-cell table:formula="of:=IF(ISBLANK([LIST.B2993]);&quot;&quot;;[LIST.B2993])">
            <text:p/>
          </table:table-cell>
          <table:table-cell table:number-columns-repeated="1022"/>
        </table:table-row>
        <table:table-row table:style-name="ro1">
          <table:table-cell table:formula="of:=IF(ISBLANK([LIST.B2996]);&quot;&quot;;[LIST.B2996])">
            <text:p/>
          </table:table-cell>
          <table:table-cell table:formula="of:=IF(ISBLANK([LIST.B2995]);&quot;&quot;;[LIST.B2995])">
            <text:p/>
          </table:table-cell>
          <table:table-cell table:number-columns-repeated="1022"/>
        </table:table-row>
        <table:table-row table:style-name="ro1">
          <table:table-cell table:formula="of:=IF(ISBLANK([LIST.B2998]);&quot;&quot;;[LIST.B2998])">
            <text:p/>
          </table:table-cell>
          <table:table-cell table:formula="of:=IF(ISBLANK([LIST.B2997]);&quot;&quot;;[LIST.B2997])">
            <text:p/>
          </table:table-cell>
          <table:table-cell table:number-columns-repeated="1022"/>
        </table:table-row>
        <table:table-row table:style-name="ro1">
          <table:table-cell table:formula="of:=IF(ISBLANK([LIST.B3000]);&quot;&quot;;[LIST.B3000])">
            <text:p/>
          </table:table-cell>
          <table:table-cell table:formula="of:=IF(ISBLANK([LIST.B2999]);&quot;&quot;;[LIST.B2999])">
            <text:p/>
          </table:table-cell>
          <table:table-cell table:number-columns-repeated="1022"/>
        </table:table-row>
        <table:table-row table:style-name="ro1">
          <table:table-cell table:formula="of:=IF(ISBLANK([LIST.A3001]);&quot;&quot;;[LIST.A3001])">
            <text:p/>
          </table:table-cell>
          <table:table-cell table:formula="of:=IF(ISBLANK([LIST.A3002]);&quot;&quot;;[LIST.A3002])">
            <text:p/>
          </table:table-cell>
          <table:table-cell table:number-columns-repeated="1022"/>
        </table:table-row>
        <table:table-row table:style-name="ro1">
          <table:table-cell table:formula="of:=IF(ISBLANK([LIST.A3003]);&quot;&quot;;[LIST.A3003])">
            <text:p/>
          </table:table-cell>
          <table:table-cell table:formula="of:=IF(ISBLANK([LIST.A3004]);&quot;&quot;;[LIST.A3004])">
            <text:p/>
          </table:table-cell>
          <table:table-cell table:number-columns-repeated="1022"/>
        </table:table-row>
        <table:table-row table:style-name="ro1">
          <table:table-cell table:formula="of:=IF(ISBLANK([LIST.A3005]);&quot;&quot;;[LIST.A3005])">
            <text:p/>
          </table:table-cell>
          <table:table-cell table:formula="of:=IF(ISBLANK([LIST.A3006]);&quot;&quot;;[LIST.A3006])">
            <text:p/>
          </table:table-cell>
          <table:table-cell table:number-columns-repeated="1022"/>
        </table:table-row>
        <table:table-row table:style-name="ro1">
          <table:table-cell table:formula="of:=IF(ISBLANK([LIST.A3007]);&quot;&quot;;[LIST.A3008])">
            <text:p/>
          </table:table-cell>
          <table:table-cell table:formula="of:=IF(ISBLANK([LIST.A3008]);&quot;&quot;;[LIST.A3008])">
            <text:p/>
          </table:table-cell>
          <table:table-cell table:number-columns-repeated="1022"/>
        </table:table-row>
        <table:table-row table:style-name="ro1">
          <table:table-cell table:formula="of:=IF(ISBLANK([LIST.A3009]);&quot;&quot;;[LIST.A3009])">
            <text:p/>
          </table:table-cell>
          <table:table-cell table:formula="of:=IF(ISBLANK([LIST.A3010]);&quot;&quot;;[LIST.A3010])">
            <text:p/>
          </table:table-cell>
          <table:table-cell table:number-columns-repeated="1022"/>
        </table:table-row>
        <table:table-row table:style-name="ro1">
          <table:table-cell table:formula="of:=IF(ISBLANK([LIST.B3002]);&quot;&quot;;[LIST.B3002])">
            <text:p/>
          </table:table-cell>
          <table:table-cell table:formula="of:=IF(ISBLANK([LIST.B3001]);&quot;&quot;;[LIST.B3001])">
            <text:p/>
          </table:table-cell>
          <table:table-cell table:number-columns-repeated="1022"/>
        </table:table-row>
        <table:table-row table:style-name="ro1">
          <table:table-cell table:formula="of:=IF(ISBLANK([LIST.B3004]);&quot;&quot;;[LIST.B3004])">
            <text:p/>
          </table:table-cell>
          <table:table-cell table:formula="of:=IF(ISBLANK([LIST.B3003]);&quot;&quot;;[LIST.B3003])">
            <text:p/>
          </table:table-cell>
          <table:table-cell table:number-columns-repeated="1022"/>
        </table:table-row>
        <table:table-row table:style-name="ro1">
          <table:table-cell table:formula="of:=IF(ISBLANK([LIST.B3006]);&quot;&quot;;[LIST.B3006])">
            <text:p/>
          </table:table-cell>
          <table:table-cell table:formula="of:=IF(ISBLANK([LIST.B3005]);&quot;&quot;;[LIST.B3005])">
            <text:p/>
          </table:table-cell>
          <table:table-cell table:number-columns-repeated="1022"/>
        </table:table-row>
        <table:table-row table:style-name="ro1">
          <table:table-cell table:formula="of:=IF(ISBLANK([LIST.B3008]);&quot;&quot;;[LIST.B3008])">
            <text:p/>
          </table:table-cell>
          <table:table-cell table:formula="of:=IF(ISBLANK([LIST.B3007]);&quot;&quot;;[LIST.B3007])">
            <text:p/>
          </table:table-cell>
          <table:table-cell table:number-columns-repeated="1022"/>
        </table:table-row>
        <table:table-row table:style-name="ro1">
          <table:table-cell table:formula="of:=IF(ISBLANK([LIST.B3010]);&quot;&quot;;[LIST.B3010])">
            <text:p/>
          </table:table-cell>
          <table:table-cell table:formula="of:=IF(ISBLANK([LIST.B3009]);&quot;&quot;;[LIST.B3009])">
            <text:p/>
          </table:table-cell>
          <table:table-cell table:number-columns-repeated="1022"/>
        </table:table-row>
        <table:table-row table:style-name="ro1">
          <table:table-cell table:formula="of:=IF(ISBLANK([LIST.A3011]);&quot;&quot;;[LIST.A3011])">
            <text:p/>
          </table:table-cell>
          <table:table-cell table:formula="of:=IF(ISBLANK([LIST.A3012]);&quot;&quot;;[LIST.A3012])">
            <text:p/>
          </table:table-cell>
          <table:table-cell table:number-columns-repeated="1022"/>
        </table:table-row>
        <table:table-row table:style-name="ro1">
          <table:table-cell table:formula="of:=IF(ISBLANK([LIST.A3013]);&quot;&quot;;[LIST.A3013])">
            <text:p/>
          </table:table-cell>
          <table:table-cell table:formula="of:=IF(ISBLANK([LIST.A3014]);&quot;&quot;;[LIST.A3014])">
            <text:p/>
          </table:table-cell>
          <table:table-cell table:number-columns-repeated="1022"/>
        </table:table-row>
        <table:table-row table:style-name="ro1">
          <table:table-cell table:formula="of:=IF(ISBLANK([LIST.A3015]);&quot;&quot;;[LIST.A3015])">
            <text:p/>
          </table:table-cell>
          <table:table-cell table:formula="of:=IF(ISBLANK([LIST.A3016]);&quot;&quot;;[LIST.A3016])">
            <text:p/>
          </table:table-cell>
          <table:table-cell table:number-columns-repeated="1022"/>
        </table:table-row>
        <table:table-row table:style-name="ro1">
          <table:table-cell table:formula="of:=IF(ISBLANK([LIST.A3017]);&quot;&quot;;[LIST.A3018])">
            <text:p/>
          </table:table-cell>
          <table:table-cell table:formula="of:=IF(ISBLANK([LIST.A3018]);&quot;&quot;;[LIST.A3018])">
            <text:p/>
          </table:table-cell>
          <table:table-cell table:number-columns-repeated="1022"/>
        </table:table-row>
        <table:table-row table:style-name="ro1">
          <table:table-cell table:formula="of:=IF(ISBLANK([LIST.A3019]);&quot;&quot;;[LIST.A3019])">
            <text:p/>
          </table:table-cell>
          <table:table-cell table:formula="of:=IF(ISBLANK([LIST.A3020]);&quot;&quot;;[LIST.A3020])">
            <text:p/>
          </table:table-cell>
          <table:table-cell table:number-columns-repeated="1022"/>
        </table:table-row>
        <table:table-row table:style-name="ro1">
          <table:table-cell table:formula="of:=IF(ISBLANK([LIST.B3012]);&quot;&quot;;[LIST.B3012])">
            <text:p/>
          </table:table-cell>
          <table:table-cell table:formula="of:=IF(ISBLANK([LIST.B3011]);&quot;&quot;;[LIST.B3011])">
            <text:p/>
          </table:table-cell>
          <table:table-cell table:number-columns-repeated="1022"/>
        </table:table-row>
        <table:table-row table:style-name="ro1">
          <table:table-cell table:formula="of:=IF(ISBLANK([LIST.B3014]);&quot;&quot;;[LIST.B3014])">
            <text:p/>
          </table:table-cell>
          <table:table-cell table:formula="of:=IF(ISBLANK([LIST.B3013]);&quot;&quot;;[LIST.B3013])">
            <text:p/>
          </table:table-cell>
          <table:table-cell table:number-columns-repeated="1022"/>
        </table:table-row>
        <table:table-row table:style-name="ro1">
          <table:table-cell table:formula="of:=IF(ISBLANK([LIST.B3016]);&quot;&quot;;[LIST.B3016])">
            <text:p/>
          </table:table-cell>
          <table:table-cell table:formula="of:=IF(ISBLANK([LIST.B3015]);&quot;&quot;;[LIST.B3015])">
            <text:p/>
          </table:table-cell>
          <table:table-cell table:number-columns-repeated="1022"/>
        </table:table-row>
        <table:table-row table:style-name="ro1">
          <table:table-cell table:formula="of:=IF(ISBLANK([LIST.B3018]);&quot;&quot;;[LIST.B3018])">
            <text:p/>
          </table:table-cell>
          <table:table-cell table:formula="of:=IF(ISBLANK([LIST.B3017]);&quot;&quot;;[LIST.B3017])">
            <text:p/>
          </table:table-cell>
          <table:table-cell table:number-columns-repeated="1022"/>
        </table:table-row>
        <table:table-row table:style-name="ro1">
          <table:table-cell table:formula="of:=IF(ISBLANK([LIST.B3020]);&quot;&quot;;[LIST.B3020])">
            <text:p/>
          </table:table-cell>
          <table:table-cell table:formula="of:=IF(ISBLANK([LIST.B3019]);&quot;&quot;;[LIST.B3019])">
            <text:p/>
          </table:table-cell>
          <table:table-cell table:number-columns-repeated="1022"/>
        </table:table-row>
        <table:table-row table:style-name="ro1">
          <table:table-cell table:formula="of:=IF(ISBLANK([LIST.A3021]);&quot;&quot;;[LIST.A3021])">
            <text:p/>
          </table:table-cell>
          <table:table-cell table:formula="of:=IF(ISBLANK([LIST.A3022]);&quot;&quot;;[LIST.A3022])">
            <text:p/>
          </table:table-cell>
          <table:table-cell table:number-columns-repeated="1022"/>
        </table:table-row>
        <table:table-row table:style-name="ro1">
          <table:table-cell table:formula="of:=IF(ISBLANK([LIST.A3023]);&quot;&quot;;[LIST.A3023])">
            <text:p/>
          </table:table-cell>
          <table:table-cell table:formula="of:=IF(ISBLANK([LIST.A3024]);&quot;&quot;;[LIST.A3024])">
            <text:p/>
          </table:table-cell>
          <table:table-cell table:number-columns-repeated="1022"/>
        </table:table-row>
        <table:table-row table:style-name="ro1">
          <table:table-cell table:formula="of:=IF(ISBLANK([LIST.A3025]);&quot;&quot;;[LIST.A3025])">
            <text:p/>
          </table:table-cell>
          <table:table-cell table:formula="of:=IF(ISBLANK([LIST.A3026]);&quot;&quot;;[LIST.A3026])">
            <text:p/>
          </table:table-cell>
          <table:table-cell table:number-columns-repeated="1022"/>
        </table:table-row>
        <table:table-row table:style-name="ro1">
          <table:table-cell table:formula="of:=IF(ISBLANK([LIST.A3027]);&quot;&quot;;[LIST.A3028])">
            <text:p/>
          </table:table-cell>
          <table:table-cell table:formula="of:=IF(ISBLANK([LIST.A3028]);&quot;&quot;;[LIST.A3028])">
            <text:p/>
          </table:table-cell>
          <table:table-cell table:number-columns-repeated="1022"/>
        </table:table-row>
        <table:table-row table:style-name="ro1">
          <table:table-cell table:formula="of:=IF(ISBLANK([LIST.A3029]);&quot;&quot;;[LIST.A3029])">
            <text:p/>
          </table:table-cell>
          <table:table-cell table:formula="of:=IF(ISBLANK([LIST.A3030]);&quot;&quot;;[LIST.A3030])">
            <text:p/>
          </table:table-cell>
          <table:table-cell table:number-columns-repeated="1022"/>
        </table:table-row>
        <table:table-row table:style-name="ro1">
          <table:table-cell table:formula="of:=IF(ISBLANK([LIST.B3022]);&quot;&quot;;[LIST.B3022])">
            <text:p/>
          </table:table-cell>
          <table:table-cell table:formula="of:=IF(ISBLANK([LIST.B3021]);&quot;&quot;;[LIST.B3021])">
            <text:p/>
          </table:table-cell>
          <table:table-cell table:number-columns-repeated="1022"/>
        </table:table-row>
        <table:table-row table:style-name="ro1">
          <table:table-cell table:formula="of:=IF(ISBLANK([LIST.B3024]);&quot;&quot;;[LIST.B3024])">
            <text:p/>
          </table:table-cell>
          <table:table-cell table:formula="of:=IF(ISBLANK([LIST.B3023]);&quot;&quot;;[LIST.B3023])">
            <text:p/>
          </table:table-cell>
          <table:table-cell table:number-columns-repeated="1022"/>
        </table:table-row>
        <table:table-row table:style-name="ro1">
          <table:table-cell table:formula="of:=IF(ISBLANK([LIST.B3026]);&quot;&quot;;[LIST.B3026])">
            <text:p/>
          </table:table-cell>
          <table:table-cell table:formula="of:=IF(ISBLANK([LIST.B3025]);&quot;&quot;;[LIST.B3025])">
            <text:p/>
          </table:table-cell>
          <table:table-cell table:number-columns-repeated="1022"/>
        </table:table-row>
        <table:table-row table:style-name="ro1">
          <table:table-cell table:formula="of:=IF(ISBLANK([LIST.B3028]);&quot;&quot;;[LIST.B3028])">
            <text:p/>
          </table:table-cell>
          <table:table-cell table:formula="of:=IF(ISBLANK([LIST.B3027]);&quot;&quot;;[LIST.B3027])">
            <text:p/>
          </table:table-cell>
          <table:table-cell table:number-columns-repeated="1022"/>
        </table:table-row>
        <table:table-row table:style-name="ro1">
          <table:table-cell table:formula="of:=IF(ISBLANK([LIST.B3030]);&quot;&quot;;[LIST.B3030])">
            <text:p/>
          </table:table-cell>
          <table:table-cell table:formula="of:=IF(ISBLANK([LIST.B3029]);&quot;&quot;;[LIST.B3029])">
            <text:p/>
          </table:table-cell>
          <table:table-cell table:number-columns-repeated="1022"/>
        </table:table-row>
        <table:table-row table:style-name="ro1">
          <table:table-cell table:formula="of:=IF(ISBLANK([LIST.A3031]);&quot;&quot;;[LIST.A3031])">
            <text:p/>
          </table:table-cell>
          <table:table-cell table:formula="of:=IF(ISBLANK([LIST.A3032]);&quot;&quot;;[LIST.A3032])">
            <text:p/>
          </table:table-cell>
          <table:table-cell table:number-columns-repeated="1022"/>
        </table:table-row>
        <table:table-row table:style-name="ro1">
          <table:table-cell table:formula="of:=IF(ISBLANK([LIST.A3033]);&quot;&quot;;[LIST.A3033])">
            <text:p/>
          </table:table-cell>
          <table:table-cell table:formula="of:=IF(ISBLANK([LIST.A3034]);&quot;&quot;;[LIST.A3034])">
            <text:p/>
          </table:table-cell>
          <table:table-cell table:number-columns-repeated="1022"/>
        </table:table-row>
        <table:table-row table:style-name="ro1">
          <table:table-cell table:formula="of:=IF(ISBLANK([LIST.A3035]);&quot;&quot;;[LIST.A3035])">
            <text:p/>
          </table:table-cell>
          <table:table-cell table:formula="of:=IF(ISBLANK([LIST.A3036]);&quot;&quot;;[LIST.A3036])">
            <text:p/>
          </table:table-cell>
          <table:table-cell table:number-columns-repeated="1022"/>
        </table:table-row>
        <table:table-row table:style-name="ro1">
          <table:table-cell table:formula="of:=IF(ISBLANK([LIST.A3037]);&quot;&quot;;[LIST.A3038])">
            <text:p/>
          </table:table-cell>
          <table:table-cell table:formula="of:=IF(ISBLANK([LIST.A3038]);&quot;&quot;;[LIST.A3038])">
            <text:p/>
          </table:table-cell>
          <table:table-cell table:number-columns-repeated="1022"/>
        </table:table-row>
        <table:table-row table:style-name="ro1">
          <table:table-cell table:formula="of:=IF(ISBLANK([LIST.A3039]);&quot;&quot;;[LIST.A3039])">
            <text:p/>
          </table:table-cell>
          <table:table-cell table:formula="of:=IF(ISBLANK([LIST.A3040]);&quot;&quot;;[LIST.A3040])">
            <text:p/>
          </table:table-cell>
          <table:table-cell table:number-columns-repeated="1022"/>
        </table:table-row>
        <table:table-row table:style-name="ro1">
          <table:table-cell table:formula="of:=IF(ISBLANK([LIST.B3032]);&quot;&quot;;[LIST.B3032])">
            <text:p/>
          </table:table-cell>
          <table:table-cell table:formula="of:=IF(ISBLANK([LIST.B3031]);&quot;&quot;;[LIST.B3031])">
            <text:p/>
          </table:table-cell>
          <table:table-cell table:number-columns-repeated="1022"/>
        </table:table-row>
        <table:table-row table:style-name="ro1">
          <table:table-cell table:formula="of:=IF(ISBLANK([LIST.B3034]);&quot;&quot;;[LIST.B3034])">
            <text:p/>
          </table:table-cell>
          <table:table-cell table:formula="of:=IF(ISBLANK([LIST.B3033]);&quot;&quot;;[LIST.B3033])">
            <text:p/>
          </table:table-cell>
          <table:table-cell table:number-columns-repeated="1022"/>
        </table:table-row>
        <table:table-row table:style-name="ro1">
          <table:table-cell table:formula="of:=IF(ISBLANK([LIST.B3036]);&quot;&quot;;[LIST.B3036])">
            <text:p/>
          </table:table-cell>
          <table:table-cell table:formula="of:=IF(ISBLANK([LIST.B3035]);&quot;&quot;;[LIST.B3035])">
            <text:p/>
          </table:table-cell>
          <table:table-cell table:number-columns-repeated="1022"/>
        </table:table-row>
        <table:table-row table:style-name="ro1">
          <table:table-cell table:formula="of:=IF(ISBLANK([LIST.B3038]);&quot;&quot;;[LIST.B3038])">
            <text:p/>
          </table:table-cell>
          <table:table-cell table:formula="of:=IF(ISBLANK([LIST.B3037]);&quot;&quot;;[LIST.B3037])">
            <text:p/>
          </table:table-cell>
          <table:table-cell table:number-columns-repeated="1022"/>
        </table:table-row>
        <table:table-row table:style-name="ro1">
          <table:table-cell table:formula="of:=IF(ISBLANK([LIST.B3040]);&quot;&quot;;[LIST.B3040])">
            <text:p/>
          </table:table-cell>
          <table:table-cell table:formula="of:=IF(ISBLANK([LIST.B3039]);&quot;&quot;;[LIST.B3039])">
            <text:p/>
          </table:table-cell>
          <table:table-cell table:number-columns-repeated="1022"/>
        </table:table-row>
        <table:table-row table:style-name="ro1">
          <table:table-cell table:formula="of:=IF(ISBLANK([LIST.A3041]);&quot;&quot;;[LIST.A3041])">
            <text:p/>
          </table:table-cell>
          <table:table-cell table:formula="of:=IF(ISBLANK([LIST.A3042]);&quot;&quot;;[LIST.A3042])">
            <text:p/>
          </table:table-cell>
          <table:table-cell table:number-columns-repeated="1022"/>
        </table:table-row>
        <table:table-row table:style-name="ro1">
          <table:table-cell table:formula="of:=IF(ISBLANK([LIST.A3043]);&quot;&quot;;[LIST.A3043])">
            <text:p/>
          </table:table-cell>
          <table:table-cell table:formula="of:=IF(ISBLANK([LIST.A3044]);&quot;&quot;;[LIST.A3044])">
            <text:p/>
          </table:table-cell>
          <table:table-cell table:number-columns-repeated="1022"/>
        </table:table-row>
        <table:table-row table:style-name="ro1">
          <table:table-cell table:formula="of:=IF(ISBLANK([LIST.A3045]);&quot;&quot;;[LIST.A3045])">
            <text:p/>
          </table:table-cell>
          <table:table-cell table:formula="of:=IF(ISBLANK([LIST.A3046]);&quot;&quot;;[LIST.A3046])">
            <text:p/>
          </table:table-cell>
          <table:table-cell table:number-columns-repeated="1022"/>
        </table:table-row>
        <table:table-row table:style-name="ro1">
          <table:table-cell table:formula="of:=IF(ISBLANK([LIST.A3047]);&quot;&quot;;[LIST.A3048])">
            <text:p/>
          </table:table-cell>
          <table:table-cell table:formula="of:=IF(ISBLANK([LIST.A3048]);&quot;&quot;;[LIST.A3048])">
            <text:p/>
          </table:table-cell>
          <table:table-cell table:number-columns-repeated="1022"/>
        </table:table-row>
        <table:table-row table:style-name="ro1">
          <table:table-cell table:formula="of:=IF(ISBLANK([LIST.A3049]);&quot;&quot;;[LIST.A3049])">
            <text:p/>
          </table:table-cell>
          <table:table-cell table:formula="of:=IF(ISBLANK([LIST.A3050]);&quot;&quot;;[LIST.A3050])">
            <text:p/>
          </table:table-cell>
          <table:table-cell table:number-columns-repeated="1022"/>
        </table:table-row>
        <table:table-row table:style-name="ro1">
          <table:table-cell table:formula="of:=IF(ISBLANK([LIST.B3042]);&quot;&quot;;[LIST.B3042])">
            <text:p/>
          </table:table-cell>
          <table:table-cell table:formula="of:=IF(ISBLANK([LIST.B3041]);&quot;&quot;;[LIST.B3041])">
            <text:p/>
          </table:table-cell>
          <table:table-cell table:number-columns-repeated="1022"/>
        </table:table-row>
        <table:table-row table:style-name="ro1">
          <table:table-cell table:formula="of:=IF(ISBLANK([LIST.B3044]);&quot;&quot;;[LIST.B3044])">
            <text:p/>
          </table:table-cell>
          <table:table-cell table:formula="of:=IF(ISBLANK([LIST.B3043]);&quot;&quot;;[LIST.B3043])">
            <text:p/>
          </table:table-cell>
          <table:table-cell table:number-columns-repeated="1022"/>
        </table:table-row>
        <table:table-row table:style-name="ro1">
          <table:table-cell table:formula="of:=IF(ISBLANK([LIST.B3046]);&quot;&quot;;[LIST.B3046])">
            <text:p/>
          </table:table-cell>
          <table:table-cell table:formula="of:=IF(ISBLANK([LIST.B3045]);&quot;&quot;;[LIST.B3045])">
            <text:p/>
          </table:table-cell>
          <table:table-cell table:number-columns-repeated="1022"/>
        </table:table-row>
        <table:table-row table:style-name="ro1">
          <table:table-cell table:formula="of:=IF(ISBLANK([LIST.B3048]);&quot;&quot;;[LIST.B3048])">
            <text:p/>
          </table:table-cell>
          <table:table-cell table:formula="of:=IF(ISBLANK([LIST.B3047]);&quot;&quot;;[LIST.B3047])">
            <text:p/>
          </table:table-cell>
          <table:table-cell table:number-columns-repeated="1022"/>
        </table:table-row>
        <table:table-row table:style-name="ro1">
          <table:table-cell table:formula="of:=IF(ISBLANK([LIST.B3050]);&quot;&quot;;[LIST.B3050])">
            <text:p/>
          </table:table-cell>
          <table:table-cell table:formula="of:=IF(ISBLANK([LIST.B3049]);&quot;&quot;;[LIST.B3049])">
            <text:p/>
          </table:table-cell>
          <table:table-cell table:number-columns-repeated="1022"/>
        </table:table-row>
        <table:table-row table:style-name="ro1">
          <table:table-cell table:formula="of:=IF(ISBLANK([LIST.A3051]);&quot;&quot;;[LIST.A3051])">
            <text:p/>
          </table:table-cell>
          <table:table-cell table:formula="of:=IF(ISBLANK([LIST.A3052]);&quot;&quot;;[LIST.A3052])">
            <text:p/>
          </table:table-cell>
          <table:table-cell table:number-columns-repeated="1022"/>
        </table:table-row>
        <table:table-row table:style-name="ro1">
          <table:table-cell table:formula="of:=IF(ISBLANK([LIST.A3053]);&quot;&quot;;[LIST.A3053])">
            <text:p/>
          </table:table-cell>
          <table:table-cell table:formula="of:=IF(ISBLANK([LIST.A3054]);&quot;&quot;;[LIST.A3054])">
            <text:p/>
          </table:table-cell>
          <table:table-cell table:number-columns-repeated="1022"/>
        </table:table-row>
        <table:table-row table:style-name="ro1">
          <table:table-cell table:formula="of:=IF(ISBLANK([LIST.A3055]);&quot;&quot;;[LIST.A3055])">
            <text:p/>
          </table:table-cell>
          <table:table-cell table:formula="of:=IF(ISBLANK([LIST.A3056]);&quot;&quot;;[LIST.A3056])">
            <text:p/>
          </table:table-cell>
          <table:table-cell table:number-columns-repeated="1022"/>
        </table:table-row>
        <table:table-row table:style-name="ro1">
          <table:table-cell table:formula="of:=IF(ISBLANK([LIST.A3057]);&quot;&quot;;[LIST.A3058])">
            <text:p/>
          </table:table-cell>
          <table:table-cell table:formula="of:=IF(ISBLANK([LIST.A3058]);&quot;&quot;;[LIST.A3058])">
            <text:p/>
          </table:table-cell>
          <table:table-cell table:number-columns-repeated="1022"/>
        </table:table-row>
        <table:table-row table:style-name="ro1">
          <table:table-cell table:formula="of:=IF(ISBLANK([LIST.A3059]);&quot;&quot;;[LIST.A3059])">
            <text:p/>
          </table:table-cell>
          <table:table-cell table:formula="of:=IF(ISBLANK([LIST.A3060]);&quot;&quot;;[LIST.A3060])">
            <text:p/>
          </table:table-cell>
          <table:table-cell table:number-columns-repeated="1022"/>
        </table:table-row>
        <table:table-row table:style-name="ro1">
          <table:table-cell table:formula="of:=IF(ISBLANK([LIST.B3052]);&quot;&quot;;[LIST.B3052])">
            <text:p/>
          </table:table-cell>
          <table:table-cell table:formula="of:=IF(ISBLANK([LIST.B3051]);&quot;&quot;;[LIST.B3051])">
            <text:p/>
          </table:table-cell>
          <table:table-cell table:number-columns-repeated="1022"/>
        </table:table-row>
        <table:table-row table:style-name="ro1">
          <table:table-cell table:formula="of:=IF(ISBLANK([LIST.B3054]);&quot;&quot;;[LIST.B3054])">
            <text:p/>
          </table:table-cell>
          <table:table-cell table:formula="of:=IF(ISBLANK([LIST.B3053]);&quot;&quot;;[LIST.B3053])">
            <text:p/>
          </table:table-cell>
          <table:table-cell table:number-columns-repeated="1022"/>
        </table:table-row>
        <table:table-row table:style-name="ro1">
          <table:table-cell table:formula="of:=IF(ISBLANK([LIST.B3056]);&quot;&quot;;[LIST.B3056])">
            <text:p/>
          </table:table-cell>
          <table:table-cell table:formula="of:=IF(ISBLANK([LIST.B3055]);&quot;&quot;;[LIST.B3055])">
            <text:p/>
          </table:table-cell>
          <table:table-cell table:number-columns-repeated="1022"/>
        </table:table-row>
        <table:table-row table:style-name="ro1">
          <table:table-cell table:formula="of:=IF(ISBLANK([LIST.B3058]);&quot;&quot;;[LIST.B3058])">
            <text:p/>
          </table:table-cell>
          <table:table-cell table:formula="of:=IF(ISBLANK([LIST.B3057]);&quot;&quot;;[LIST.B3057])">
            <text:p/>
          </table:table-cell>
          <table:table-cell table:number-columns-repeated="1022"/>
        </table:table-row>
        <table:table-row table:style-name="ro1">
          <table:table-cell table:formula="of:=IF(ISBLANK([LIST.B3060]);&quot;&quot;;[LIST.B3060])">
            <text:p/>
          </table:table-cell>
          <table:table-cell table:formula="of:=IF(ISBLANK([LIST.B3059]);&quot;&quot;;[LIST.B3059])">
            <text:p/>
          </table:table-cell>
          <table:table-cell table:number-columns-repeated="1022"/>
        </table:table-row>
        <table:table-row table:style-name="ro1">
          <table:table-cell table:formula="of:=IF(ISBLANK([LIST.A3061]);&quot;&quot;;[LIST.A3061])">
            <text:p/>
          </table:table-cell>
          <table:table-cell table:formula="of:=IF(ISBLANK([LIST.A3062]);&quot;&quot;;[LIST.A3062])">
            <text:p/>
          </table:table-cell>
          <table:table-cell table:number-columns-repeated="1022"/>
        </table:table-row>
        <table:table-row table:style-name="ro1">
          <table:table-cell table:formula="of:=IF(ISBLANK([LIST.A3063]);&quot;&quot;;[LIST.A3063])">
            <text:p/>
          </table:table-cell>
          <table:table-cell table:formula="of:=IF(ISBLANK([LIST.A3064]);&quot;&quot;;[LIST.A3064])">
            <text:p/>
          </table:table-cell>
          <table:table-cell table:number-columns-repeated="1022"/>
        </table:table-row>
        <table:table-row table:style-name="ro1">
          <table:table-cell table:formula="of:=IF(ISBLANK([LIST.A3065]);&quot;&quot;;[LIST.A3065])">
            <text:p/>
          </table:table-cell>
          <table:table-cell table:formula="of:=IF(ISBLANK([LIST.A3066]);&quot;&quot;;[LIST.A3066])">
            <text:p/>
          </table:table-cell>
          <table:table-cell table:number-columns-repeated="1022"/>
        </table:table-row>
        <table:table-row table:style-name="ro1">
          <table:table-cell table:formula="of:=IF(ISBLANK([LIST.A3067]);&quot;&quot;;[LIST.A3068])">
            <text:p/>
          </table:table-cell>
          <table:table-cell table:formula="of:=IF(ISBLANK([LIST.A3068]);&quot;&quot;;[LIST.A3068])">
            <text:p/>
          </table:table-cell>
          <table:table-cell table:number-columns-repeated="1022"/>
        </table:table-row>
        <table:table-row table:style-name="ro1">
          <table:table-cell table:formula="of:=IF(ISBLANK([LIST.A3069]);&quot;&quot;;[LIST.A3069])">
            <text:p/>
          </table:table-cell>
          <table:table-cell table:formula="of:=IF(ISBLANK([LIST.A3070]);&quot;&quot;;[LIST.A3070])">
            <text:p/>
          </table:table-cell>
          <table:table-cell table:number-columns-repeated="1022"/>
        </table:table-row>
        <table:table-row table:style-name="ro1">
          <table:table-cell table:formula="of:=IF(ISBLANK([LIST.B3062]);&quot;&quot;;[LIST.B3062])">
            <text:p/>
          </table:table-cell>
          <table:table-cell table:formula="of:=IF(ISBLANK([LIST.B3061]);&quot;&quot;;[LIST.B3061])">
            <text:p/>
          </table:table-cell>
          <table:table-cell table:number-columns-repeated="1022"/>
        </table:table-row>
        <table:table-row table:style-name="ro1">
          <table:table-cell table:formula="of:=IF(ISBLANK([LIST.B3064]);&quot;&quot;;[LIST.B3064])">
            <text:p/>
          </table:table-cell>
          <table:table-cell table:formula="of:=IF(ISBLANK([LIST.B3063]);&quot;&quot;;[LIST.B3063])">
            <text:p/>
          </table:table-cell>
          <table:table-cell table:number-columns-repeated="1022"/>
        </table:table-row>
        <table:table-row table:style-name="ro1">
          <table:table-cell table:formula="of:=IF(ISBLANK([LIST.B3066]);&quot;&quot;;[LIST.B3066])">
            <text:p/>
          </table:table-cell>
          <table:table-cell table:formula="of:=IF(ISBLANK([LIST.B3065]);&quot;&quot;;[LIST.B3065])">
            <text:p/>
          </table:table-cell>
          <table:table-cell table:number-columns-repeated="1022"/>
        </table:table-row>
        <table:table-row table:style-name="ro1">
          <table:table-cell table:formula="of:=IF(ISBLANK([LIST.B3068]);&quot;&quot;;[LIST.B3068])">
            <text:p/>
          </table:table-cell>
          <table:table-cell table:formula="of:=IF(ISBLANK([LIST.B3067]);&quot;&quot;;[LIST.B3067])">
            <text:p/>
          </table:table-cell>
          <table:table-cell table:number-columns-repeated="1022"/>
        </table:table-row>
        <table:table-row table:style-name="ro1">
          <table:table-cell table:formula="of:=IF(ISBLANK([LIST.B3070]);&quot;&quot;;[LIST.B3070])">
            <text:p/>
          </table:table-cell>
          <table:table-cell table:formula="of:=IF(ISBLANK([LIST.B3069]);&quot;&quot;;[LIST.B3069])">
            <text:p/>
          </table:table-cell>
          <table:table-cell table:number-columns-repeated="1022"/>
        </table:table-row>
        <table:table-row table:style-name="ro1">
          <table:table-cell table:formula="of:=IF(ISBLANK([LIST.A3071]);&quot;&quot;;[LIST.A3071])">
            <text:p/>
          </table:table-cell>
          <table:table-cell table:formula="of:=IF(ISBLANK([LIST.A3072]);&quot;&quot;;[LIST.A3072])">
            <text:p/>
          </table:table-cell>
          <table:table-cell table:number-columns-repeated="1022"/>
        </table:table-row>
        <table:table-row table:style-name="ro1">
          <table:table-cell table:formula="of:=IF(ISBLANK([LIST.A3073]);&quot;&quot;;[LIST.A3073])">
            <text:p/>
          </table:table-cell>
          <table:table-cell table:formula="of:=IF(ISBLANK([LIST.A3074]);&quot;&quot;;[LIST.A3074])">
            <text:p/>
          </table:table-cell>
          <table:table-cell table:number-columns-repeated="1022"/>
        </table:table-row>
        <table:table-row table:style-name="ro1">
          <table:table-cell table:formula="of:=IF(ISBLANK([LIST.A3075]);&quot;&quot;;[LIST.A3075])">
            <text:p/>
          </table:table-cell>
          <table:table-cell table:formula="of:=IF(ISBLANK([LIST.A3076]);&quot;&quot;;[LIST.A3076])">
            <text:p/>
          </table:table-cell>
          <table:table-cell table:number-columns-repeated="1022"/>
        </table:table-row>
        <table:table-row table:style-name="ro1">
          <table:table-cell table:formula="of:=IF(ISBLANK([LIST.A3077]);&quot;&quot;;[LIST.A3078])">
            <text:p/>
          </table:table-cell>
          <table:table-cell table:formula="of:=IF(ISBLANK([LIST.A3078]);&quot;&quot;;[LIST.A3078])">
            <text:p/>
          </table:table-cell>
          <table:table-cell table:number-columns-repeated="1022"/>
        </table:table-row>
        <table:table-row table:style-name="ro1">
          <table:table-cell table:formula="of:=IF(ISBLANK([LIST.A3079]);&quot;&quot;;[LIST.A3079])">
            <text:p/>
          </table:table-cell>
          <table:table-cell table:formula="of:=IF(ISBLANK([LIST.A3080]);&quot;&quot;;[LIST.A3080])">
            <text:p/>
          </table:table-cell>
          <table:table-cell table:number-columns-repeated="1022"/>
        </table:table-row>
        <table:table-row table:style-name="ro1">
          <table:table-cell table:formula="of:=IF(ISBLANK([LIST.B3072]);&quot;&quot;;[LIST.B3072])">
            <text:p/>
          </table:table-cell>
          <table:table-cell table:formula="of:=IF(ISBLANK([LIST.B3071]);&quot;&quot;;[LIST.B3071])">
            <text:p/>
          </table:table-cell>
          <table:table-cell table:number-columns-repeated="1022"/>
        </table:table-row>
        <table:table-row table:style-name="ro1">
          <table:table-cell table:formula="of:=IF(ISBLANK([LIST.B3074]);&quot;&quot;;[LIST.B3074])">
            <text:p/>
          </table:table-cell>
          <table:table-cell table:formula="of:=IF(ISBLANK([LIST.B3073]);&quot;&quot;;[LIST.B3073])">
            <text:p/>
          </table:table-cell>
          <table:table-cell table:number-columns-repeated="1022"/>
        </table:table-row>
        <table:table-row table:style-name="ro1">
          <table:table-cell table:formula="of:=IF(ISBLANK([LIST.B3076]);&quot;&quot;;[LIST.B3076])">
            <text:p/>
          </table:table-cell>
          <table:table-cell table:formula="of:=IF(ISBLANK([LIST.B3075]);&quot;&quot;;[LIST.B3075])">
            <text:p/>
          </table:table-cell>
          <table:table-cell table:number-columns-repeated="1022"/>
        </table:table-row>
        <table:table-row table:style-name="ro1">
          <table:table-cell table:formula="of:=IF(ISBLANK([LIST.B3078]);&quot;&quot;;[LIST.B3078])">
            <text:p/>
          </table:table-cell>
          <table:table-cell table:formula="of:=IF(ISBLANK([LIST.B3077]);&quot;&quot;;[LIST.B3077])">
            <text:p/>
          </table:table-cell>
          <table:table-cell table:number-columns-repeated="1022"/>
        </table:table-row>
        <table:table-row table:style-name="ro1">
          <table:table-cell table:formula="of:=IF(ISBLANK([LIST.B3080]);&quot;&quot;;[LIST.B3080])">
            <text:p/>
          </table:table-cell>
          <table:table-cell table:formula="of:=IF(ISBLANK([LIST.B3079]);&quot;&quot;;[LIST.B3079])">
            <text:p/>
          </table:table-cell>
          <table:table-cell table:number-columns-repeated="1022"/>
        </table:table-row>
        <table:table-row table:style-name="ro1">
          <table:table-cell table:formula="of:=IF(ISBLANK([LIST.A3081]);&quot;&quot;;[LIST.A3081])">
            <text:p/>
          </table:table-cell>
          <table:table-cell table:formula="of:=IF(ISBLANK([LIST.A3082]);&quot;&quot;;[LIST.A3082])">
            <text:p/>
          </table:table-cell>
          <table:table-cell table:number-columns-repeated="1022"/>
        </table:table-row>
        <table:table-row table:style-name="ro1">
          <table:table-cell table:formula="of:=IF(ISBLANK([LIST.A3083]);&quot;&quot;;[LIST.A3083])">
            <text:p/>
          </table:table-cell>
          <table:table-cell table:formula="of:=IF(ISBLANK([LIST.A3084]);&quot;&quot;;[LIST.A3084])">
            <text:p/>
          </table:table-cell>
          <table:table-cell table:number-columns-repeated="1022"/>
        </table:table-row>
        <table:table-row table:style-name="ro1">
          <table:table-cell table:formula="of:=IF(ISBLANK([LIST.A3085]);&quot;&quot;;[LIST.A3085])">
            <text:p/>
          </table:table-cell>
          <table:table-cell table:formula="of:=IF(ISBLANK([LIST.A3086]);&quot;&quot;;[LIST.A3086])">
            <text:p/>
          </table:table-cell>
          <table:table-cell table:number-columns-repeated="1022"/>
        </table:table-row>
        <table:table-row table:style-name="ro1">
          <table:table-cell table:formula="of:=IF(ISBLANK([LIST.A3087]);&quot;&quot;;[LIST.A3088])">
            <text:p/>
          </table:table-cell>
          <table:table-cell table:formula="of:=IF(ISBLANK([LIST.A3088]);&quot;&quot;;[LIST.A3088])">
            <text:p/>
          </table:table-cell>
          <table:table-cell table:number-columns-repeated="1022"/>
        </table:table-row>
        <table:table-row table:style-name="ro1">
          <table:table-cell table:formula="of:=IF(ISBLANK([LIST.A3089]);&quot;&quot;;[LIST.A3089])">
            <text:p/>
          </table:table-cell>
          <table:table-cell table:formula="of:=IF(ISBLANK([LIST.A3090]);&quot;&quot;;[LIST.A3090])">
            <text:p/>
          </table:table-cell>
          <table:table-cell table:number-columns-repeated="1022"/>
        </table:table-row>
        <table:table-row table:style-name="ro1">
          <table:table-cell table:formula="of:=IF(ISBLANK([LIST.B3082]);&quot;&quot;;[LIST.B3082])">
            <text:p/>
          </table:table-cell>
          <table:table-cell table:formula="of:=IF(ISBLANK([LIST.B3081]);&quot;&quot;;[LIST.B3081])">
            <text:p/>
          </table:table-cell>
          <table:table-cell table:number-columns-repeated="1022"/>
        </table:table-row>
        <table:table-row table:style-name="ro1">
          <table:table-cell table:formula="of:=IF(ISBLANK([LIST.B3084]);&quot;&quot;;[LIST.B3084])">
            <text:p/>
          </table:table-cell>
          <table:table-cell table:formula="of:=IF(ISBLANK([LIST.B3083]);&quot;&quot;;[LIST.B3083])">
            <text:p/>
          </table:table-cell>
          <table:table-cell table:number-columns-repeated="1022"/>
        </table:table-row>
        <table:table-row table:style-name="ro1">
          <table:table-cell table:formula="of:=IF(ISBLANK([LIST.B3086]);&quot;&quot;;[LIST.B3086])">
            <text:p/>
          </table:table-cell>
          <table:table-cell table:formula="of:=IF(ISBLANK([LIST.B3085]);&quot;&quot;;[LIST.B3085])">
            <text:p/>
          </table:table-cell>
          <table:table-cell table:number-columns-repeated="1022"/>
        </table:table-row>
        <table:table-row table:style-name="ro1">
          <table:table-cell table:formula="of:=IF(ISBLANK([LIST.B3088]);&quot;&quot;;[LIST.B3088])">
            <text:p/>
          </table:table-cell>
          <table:table-cell table:formula="of:=IF(ISBLANK([LIST.B3087]);&quot;&quot;;[LIST.B3087])">
            <text:p/>
          </table:table-cell>
          <table:table-cell table:number-columns-repeated="1022"/>
        </table:table-row>
        <table:table-row table:style-name="ro1">
          <table:table-cell table:formula="of:=IF(ISBLANK([LIST.B3090]);&quot;&quot;;[LIST.B3090])">
            <text:p/>
          </table:table-cell>
          <table:table-cell table:formula="of:=IF(ISBLANK([LIST.B3089]);&quot;&quot;;[LIST.B3089])">
            <text:p/>
          </table:table-cell>
          <table:table-cell table:number-columns-repeated="1022"/>
        </table:table-row>
        <table:table-row table:style-name="ro1">
          <table:table-cell table:formula="of:=IF(ISBLANK([LIST.A3091]);&quot;&quot;;[LIST.A3091])">
            <text:p/>
          </table:table-cell>
          <table:table-cell table:formula="of:=IF(ISBLANK([LIST.A3092]);&quot;&quot;;[LIST.A3092])">
            <text:p/>
          </table:table-cell>
          <table:table-cell table:number-columns-repeated="1022"/>
        </table:table-row>
        <table:table-row table:style-name="ro1">
          <table:table-cell table:formula="of:=IF(ISBLANK([LIST.A3093]);&quot;&quot;;[LIST.A3093])">
            <text:p/>
          </table:table-cell>
          <table:table-cell table:formula="of:=IF(ISBLANK([LIST.A3094]);&quot;&quot;;[LIST.A3094])">
            <text:p/>
          </table:table-cell>
          <table:table-cell table:number-columns-repeated="1022"/>
        </table:table-row>
        <table:table-row table:style-name="ro1">
          <table:table-cell table:formula="of:=IF(ISBLANK([LIST.A3095]);&quot;&quot;;[LIST.A3095])">
            <text:p/>
          </table:table-cell>
          <table:table-cell table:formula="of:=IF(ISBLANK([LIST.A3096]);&quot;&quot;;[LIST.A3096])">
            <text:p/>
          </table:table-cell>
          <table:table-cell table:number-columns-repeated="1022"/>
        </table:table-row>
        <table:table-row table:style-name="ro1">
          <table:table-cell table:formula="of:=IF(ISBLANK([LIST.A3097]);&quot;&quot;;[LIST.A3098])">
            <text:p/>
          </table:table-cell>
          <table:table-cell table:formula="of:=IF(ISBLANK([LIST.A3098]);&quot;&quot;;[LIST.A3098])">
            <text:p/>
          </table:table-cell>
          <table:table-cell table:number-columns-repeated="1022"/>
        </table:table-row>
        <table:table-row table:style-name="ro1">
          <table:table-cell table:formula="of:=IF(ISBLANK([LIST.A3099]);&quot;&quot;;[LIST.A3099])">
            <text:p/>
          </table:table-cell>
          <table:table-cell table:formula="of:=IF(ISBLANK([LIST.A3100]);&quot;&quot;;[LIST.A3100])">
            <text:p/>
          </table:table-cell>
          <table:table-cell table:number-columns-repeated="1022"/>
        </table:table-row>
        <table:table-row table:style-name="ro1">
          <table:table-cell table:formula="of:=IF(ISBLANK([LIST.B3092]);&quot;&quot;;[LIST.B3092])">
            <text:p/>
          </table:table-cell>
          <table:table-cell table:formula="of:=IF(ISBLANK([LIST.B3091]);&quot;&quot;;[LIST.B3091])">
            <text:p/>
          </table:table-cell>
          <table:table-cell table:number-columns-repeated="1022"/>
        </table:table-row>
        <table:table-row table:style-name="ro1">
          <table:table-cell table:formula="of:=IF(ISBLANK([LIST.B3094]);&quot;&quot;;[LIST.B3094])">
            <text:p/>
          </table:table-cell>
          <table:table-cell table:formula="of:=IF(ISBLANK([LIST.B3093]);&quot;&quot;;[LIST.B3093])">
            <text:p/>
          </table:table-cell>
          <table:table-cell table:number-columns-repeated="1022"/>
        </table:table-row>
        <table:table-row table:style-name="ro1">
          <table:table-cell table:formula="of:=IF(ISBLANK([LIST.B3096]);&quot;&quot;;[LIST.B3096])">
            <text:p/>
          </table:table-cell>
          <table:table-cell table:formula="of:=IF(ISBLANK([LIST.B3095]);&quot;&quot;;[LIST.B3095])">
            <text:p/>
          </table:table-cell>
          <table:table-cell table:number-columns-repeated="1022"/>
        </table:table-row>
        <table:table-row table:style-name="ro1">
          <table:table-cell table:formula="of:=IF(ISBLANK([LIST.B3098]);&quot;&quot;;[LIST.B3098])">
            <text:p/>
          </table:table-cell>
          <table:table-cell table:formula="of:=IF(ISBLANK([LIST.B3097]);&quot;&quot;;[LIST.B3097])">
            <text:p/>
          </table:table-cell>
          <table:table-cell table:number-columns-repeated="1022"/>
        </table:table-row>
        <table:table-row table:style-name="ro1">
          <table:table-cell table:formula="of:=IF(ISBLANK([LIST.B3100]);&quot;&quot;;[LIST.B3100])">
            <text:p/>
          </table:table-cell>
          <table:table-cell table:formula="of:=IF(ISBLANK([LIST.B3099]);&quot;&quot;;[LIST.B3099])">
            <text:p/>
          </table:table-cell>
          <table:table-cell table:number-columns-repeated="1022"/>
        </table:table-row>
        <table:table-row table:style-name="ro1">
          <table:table-cell table:formula="of:=IF(ISBLANK([LIST.A3101]);&quot;&quot;;[LIST.A3101])">
            <text:p/>
          </table:table-cell>
          <table:table-cell table:formula="of:=IF(ISBLANK([LIST.A3102]);&quot;&quot;;[LIST.A3102])">
            <text:p/>
          </table:table-cell>
          <table:table-cell table:number-columns-repeated="1022"/>
        </table:table-row>
        <table:table-row table:style-name="ro1">
          <table:table-cell table:formula="of:=IF(ISBLANK([LIST.A3103]);&quot;&quot;;[LIST.A3103])">
            <text:p/>
          </table:table-cell>
          <table:table-cell table:formula="of:=IF(ISBLANK([LIST.A3104]);&quot;&quot;;[LIST.A3104])">
            <text:p/>
          </table:table-cell>
          <table:table-cell table:number-columns-repeated="1022"/>
        </table:table-row>
        <table:table-row table:style-name="ro1">
          <table:table-cell table:formula="of:=IF(ISBLANK([LIST.A3105]);&quot;&quot;;[LIST.A3105])">
            <text:p/>
          </table:table-cell>
          <table:table-cell table:formula="of:=IF(ISBLANK([LIST.A3106]);&quot;&quot;;[LIST.A3106])">
            <text:p/>
          </table:table-cell>
          <table:table-cell table:number-columns-repeated="1022"/>
        </table:table-row>
        <table:table-row table:style-name="ro1">
          <table:table-cell table:formula="of:=IF(ISBLANK([LIST.A3107]);&quot;&quot;;[LIST.A3108])">
            <text:p/>
          </table:table-cell>
          <table:table-cell table:formula="of:=IF(ISBLANK([LIST.A3108]);&quot;&quot;;[LIST.A3108])">
            <text:p/>
          </table:table-cell>
          <table:table-cell table:number-columns-repeated="1022"/>
        </table:table-row>
        <table:table-row table:style-name="ro1">
          <table:table-cell table:formula="of:=IF(ISBLANK([LIST.A3109]);&quot;&quot;;[LIST.A3109])">
            <text:p/>
          </table:table-cell>
          <table:table-cell table:formula="of:=IF(ISBLANK([LIST.A3110]);&quot;&quot;;[LIST.A3110])">
            <text:p/>
          </table:table-cell>
          <table:table-cell table:number-columns-repeated="1022"/>
        </table:table-row>
        <table:table-row table:style-name="ro1">
          <table:table-cell table:formula="of:=IF(ISBLANK([LIST.B3102]);&quot;&quot;;[LIST.B3102])">
            <text:p/>
          </table:table-cell>
          <table:table-cell table:formula="of:=IF(ISBLANK([LIST.B3101]);&quot;&quot;;[LIST.B3101])">
            <text:p/>
          </table:table-cell>
          <table:table-cell table:number-columns-repeated="1022"/>
        </table:table-row>
        <table:table-row table:style-name="ro1">
          <table:table-cell table:formula="of:=IF(ISBLANK([LIST.B3104]);&quot;&quot;;[LIST.B3104])">
            <text:p/>
          </table:table-cell>
          <table:table-cell table:formula="of:=IF(ISBLANK([LIST.B3103]);&quot;&quot;;[LIST.B3103])">
            <text:p/>
          </table:table-cell>
          <table:table-cell table:number-columns-repeated="1022"/>
        </table:table-row>
        <table:table-row table:style-name="ro1">
          <table:table-cell table:formula="of:=IF(ISBLANK([LIST.B3106]);&quot;&quot;;[LIST.B3106])">
            <text:p/>
          </table:table-cell>
          <table:table-cell table:formula="of:=IF(ISBLANK([LIST.B3105]);&quot;&quot;;[LIST.B3105])">
            <text:p/>
          </table:table-cell>
          <table:table-cell table:number-columns-repeated="1022"/>
        </table:table-row>
        <table:table-row table:style-name="ro1">
          <table:table-cell table:formula="of:=IF(ISBLANK([LIST.B3108]);&quot;&quot;;[LIST.B3108])">
            <text:p/>
          </table:table-cell>
          <table:table-cell table:formula="of:=IF(ISBLANK([LIST.B3107]);&quot;&quot;;[LIST.B3107])">
            <text:p/>
          </table:table-cell>
          <table:table-cell table:number-columns-repeated="1022"/>
        </table:table-row>
        <table:table-row table:style-name="ro1" table:number-rows-repeated="104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>
        <table:table-column table:style-name="co3" table:default-cell-style-name="ce18"/>
        <table:table-column table:style-name="co2" table:default-cell-style-name="ce28"/>
        <table:table-column table:style-name="co4" table:number-columns-repeated="207" table:default-cell-style-name="ce32"/>
        <table:table-column table:style-name="co4" table:number-columns-repeated="815" table:default-cell-style-name="Default"/>
        <table:table-row table:style-name="ro2">
          <table:table-cell office:value-type="string" calcext:value-type="string">
            <text:p>Nmap - What is the switch for a ACK Scan?</text:p>
          </table:table-cell>
          <table:table-cell office:value-type="string" calcext:value-type="string">
            <text:p>-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FIN Scan?</text:p>
          </table:table-cell>
          <table:table-cell office:value-type="string" calcext:value-type="string">
            <text:p>-s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IDLE Scan?</text:p>
          </table:table-cell>
          <table:table-cell office:value-type="string" calcext:value-type="string">
            <text:p>-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DNS/list Scan?</text:p>
          </table:table-cell>
          <table:table-cell office:value-type="string" calcext:value-type="string">
            <text:p>-s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NULL scan?</text:p>
          </table:table-cell>
          <table:table-cell office:value-type="string" calcext:value-type="string">
            <text:p>-s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Protocol Scan?</text:p>
          </table:table-cell>
          <table:table-cell office:value-type="string" calcext:value-type="string">
            <text:p>-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PING Scan?</text:p>
          </table:table-cell>
          <table:table-cell office:value-type="string" calcext:value-type="string">
            <text:p>-s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RPC scan?</text:p>
          </table:table-cell>
          <table:table-cell office:value-type="string" calcext:value-type="string">
            <text:p>-s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SYN Scan?</text:p>
          </table:table-cell>
          <table:table-cell office:value-type="string" calcext:value-type="string">
            <text:p>-s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TCP connect(Full open) Scan?</text:p>
          </table:table-cell>
          <table:table-cell office:value-type="string" calcext:value-type="string">
            <text:p>-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Windows Scan?</text:p>
          </table:table-cell>
          <table:table-cell office:value-type="string" calcext:value-type="string">
            <text:p>-s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XMAS scan?</text:p>
          </table:table-cell>
          <table:table-cell office:value-type="string" calcext:value-type="string">
            <text:p>-s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ICMP ping?</text:p>
          </table:table-cell>
          <table:table-cell office:value-type="string" calcext:value-type="string">
            <text:p>-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NO Ping?</text:p>
          </table:table-cell>
          <table:table-cell office:value-type="string" calcext:value-type="string">
            <text:p>-P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SYN Ping?</text:p>
          </table:table-cell>
          <table:table-cell office:value-type="string" calcext:value-type="string">
            <text:p>-P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TCP Ping?</text:p>
          </table:table-cell>
          <table:table-cell office:value-type="string" calcext:value-type="string">
            <text:p>-P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Normal Output?</text:p>
          </table:table-cell>
          <table:table-cell office:value-type="string" calcext:value-type="string">
            <text:p>-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 for a XML Output?</text:p>
          </table:table-cell>
          <table:table-cell office:value-type="string" calcext:value-type="string">
            <text:p>-o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ap - What is the switches for the speed?</text:p>
          </table:table-cell>
          <table:table-cell office:value-type="string" calcext:value-type="string">
            <text:p>-T0 -T1 -T2 -T3 -T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Ping3 – What is the switch for setting ICMP Mode?</text:p>
          </table:table-cell>
          <table:table-cell office:value-type="string" calcext:value-type="string">
            <text:p>Hping3 -1 &lt;IP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Ping3 – What is the switch for setting UDP mode?</text:p>
          </table:table-cell>
          <table:table-cell office:value-type="string" calcext:value-type="string">
            <text:p>Hping3 -2 &lt;IP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Ping3 – What is the switch for setting Scan mode? </text:p>
          </table:table-cell>
          <table:table-cell office:value-type="string" calcext:value-type="string">
            <text:p>Hping3 -8 &lt;Set ports to scan range (1-20)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Ping3 – What is the switch for setting listening Mode?</text:p>
          </table:table-cell>
          <table:table-cell office:value-type="string" calcext:value-type="string">
            <text:p>Hping3 -9 HTTP &lt;-I&gt; eth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Ping3 – What is the switch for flooding</text:p>
          </table:table-cell>
          <table:table-cell office:value-type="string" calcext:value-type="string">
            <text:p>Hping3 --flood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Ping3 – What is the switch for collecting sequence numbers?</text:p>
          </table:table-cell>
          <table:table-cell office:value-type="string" calcext:value-type="string">
            <text:p>Hping3 -Q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Ping3 – What are the flags?</text:p>
          </table:table-cell>
          <table:table-cell office:value-type="string" calcext:value-type="string">
            <text:p>-F Fin</text:p>
            <text:p>-S Syn</text:p>
            <text:p>-R RST</text:p>
            <text:p>-P PSH</text:p>
            <text:p>-A ACK</text:p>
            <text:p>-U URG</text:p>
            <text:p>-X XMAS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/>
          <table:table-cell table:style-name="ce2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20"/>
          <table:table-cell table:number-columns-repeated="1022"/>
        </table:table-row>
        <table:table-row table:style-name="ro2">
          <table:table-cell table:style-name="ce19"/>
          <table:table-cell table:style-name="ce20"/>
          <table:table-cell table:number-columns-repeated="1022"/>
        </table:table-row>
        <table:table-row table:style-name="ro2" table:number-rows-repeated="2">
          <table:table-cell table:style-name="ce20" table:number-columns-repeated="2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style-name="ce20"/>
          <table:table-cell table:style-name="ce30"/>
          <table:table-cell table:number-columns-repeated="1022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/>
          <table:table-cell table:style-name="ce31"/>
          <table:table-cell table:number-columns-repeated="1022"/>
        </table:table-row>
        <table:table-row table:style-name="ro2">
          <table:table-cell table:style-name="ce20" table:number-columns-repeated="2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table:number-columns-repeated="2"/>
          <table:table-cell table:number-columns-repeated="1022"/>
        </table:table-row>
        <table:table-row table:style-name="ro2">
          <table:table-cell table:style-name="ce20"/>
          <table:table-cell table:number-columns-repeated="1023"/>
        </table:table-row>
        <table:table-row table:style-name="ro2" table:number-rows-repeated="2">
          <table:table-cell table:style-name="ce20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fo:margin-top="14.4pt" fo:margin-bottom="14.4pt" fo:margin-left="15.85pt" fo:margin-right="15.8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06:11:09.783904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3:06:09.974677635</meta:creation-date>
    <dc:date>2020-01-23T06:11:26.769360444</dc:date>
    <meta:editing-duration>P1DT4H5M41S</meta:editing-duration>
    <meta:editing-cycles>75</meta:editing-cycles>
    <meta:generator>LibreOffice/6.0.7.3$Linux_X86_64 LibreOffice_project/00m0$Build-3</meta:generator>
    <meta:document-statistic meta:table-count="2" meta:cell-count="6270" meta:object-count="0"/>
  </office:meta>
</office:document-meta>
</file>